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Karpovychi, Tymonovychi,...</text:span>
</text:h>
      <text:p text:style-name="P4">
Authors: liveuamap (Language: en)</text:p>
      <text:p text:style-name="P4">
Time: 2023-05-23T-46:33:00</text:p>
      <text:p text:style-name="P4">
Location: Vovchansk (Latitude:51.77899 Longtitude:32.11012)</text:p>
      <text:p text:style-name="P4">
Videos: []</text:p>
      <text:p text:style-name="P4">
Images: []</text:p>
      <text:p text:style-name="P4">
Tags: ["Russia"]</text:p>
      <text:p text:style-name="P4">
ID: 22564859</text:p>
      <!--METADATA-->
      <text:p text:style-name="P4">
At Sivershchyna and Slobozhanschyna directions Russian army shelledKarpovychi, Tymonovychi, Halahanivka and Zarichchya of Chernihiv region;Starykove, Khodyne, Hirky, Budky, Katerynivka, Tymofiyivka, Oleksandrivka,Yunakivka, Myropillya, Popivka and Dmytrivka of Sumy region, also MorozovaDolyna, Shevchenka, Kozacha Lopan, Hoptivka, Lukyantsi, Zelene, Starytsya,Hatysche, Pletenivka, Vovchansk, Varvarivka, Nesterne, Budarky and Chuhunivkaof Kharkiv region. Russian aviation conducted airstrikes at Oleksiyivka andSosnivka of Chernihiv region, - General Staff of Armed Forces of Ukraine saysin the morning report</text:p>
      <text:p text:style-name="P4">
News Collection Link: <text:a xlink:type="simple" xlink:href="https://liveuamap.com/en/2023/23-may-at-sivershchyna-and-slobozhanschyna-directions-russian" text:style-name="Internet_20_link" text:visited-style-name="Visited_20_Internet_20_Link">
https://liveuamap.com/en/2023/23-may-at-sivershchyna-and-slobozhanschyna-directions-russian</text:a>
</text:p>
      <text:p text:style-name="P4">
Source: <text:a xlink:type="simple" xlink:href="https://t.me/lumsrc/4873" text:style-name="Internet_20_link" text:visited-style-name="Visited_20_Internet_20_Link">
https://t.me/lumsrc/4873</text:a>
</text:p>
      <!--NEWS-->
      <text:h text:style-name="P10" text:outline-level="1">
<text:span text:style-name="T4">
At Kupiansk direction Russian army shelled Kamyanka, Fyholivka, Novomlynsk, Dvorichna, Zapadn...</text:span>
</text:h>
      <text:p text:style-name="P4">
Authors: liveuamap (Language: en)</text:p>
      <text:p text:style-name="P4">
Time: 2023-05-23T-48:33:00</text:p>
      <text:p text:style-name="P4">
Location: Kharkiv, Kharkiv Oblast (Latitude:49.59403 Longtitude:37.88374)</text:p>
      <text:p text:style-name="P4">
Videos: []</text:p>
      <text:p text:style-name="P4">
Images: []</text:p>
      <text:p text:style-name="P4">
Tags: ["Russia"]</text:p>
      <text:p text:style-name="P4">
ID: 22564854</text:p>
      <!--METADATA-->
      <text:p text:style-name="P4">
At Kupiansk direction Russian army shelled Kamyanka, Fyholivka, Novomlynsk,Dvorichna, Zapadne, Kupyansk, Husynka, Tabayivka, Berestove of Kharkiv regionand Stelmakhivka of Luhansk region. Russian aviation conducted airstrikes atOrlyanske, Kyslivka and Tabayivka of Kharkiv region, - General Staff of ArmedForces of Ukraine says in the morning report</text:p>
      <text:p text:style-name="P4">
News Collection Link: <text:a xlink:type="simple" xlink:href="https://liveuamap.com/en/2023/23-may-at-kupiansk-direction-russian-army-shelled-kamyanka" text:style-name="Internet_20_link" text:visited-style-name="Visited_20_Internet_20_Link">
https://liveuamap.com/en/2023/23-may-at-kupiansk-direction-russian-army-shelled-kamyanka</text:a>
</text:p>
      <text:p text:style-name="P4">
Source: <text:a xlink:type="simple" xlink:href="https://t.me/lumsrc/4874" text:style-name="Internet_20_link" text:visited-style-name="Visited_20_Internet_20_Link">
https://t.me/lumsrc/4874</text:a>
</text:p>
      <!--NEWS-->
      <text:h text:style-name="P10" text:outline-level="1">
<text:span text:style-name="T4">
At Lyman direction Russian army shelled  Nevske and Bilohorivka of Luhansk region and Torske,...</text:span>
</text:h>
      <text:p text:style-name="P4">
Authors: liveuamap (Language: en)</text:p>
      <text:p text:style-name="P4">
Time: 2023-05-23T-50:33:00</text:p>
      <text:p text:style-name="P4">
Location: Sieversk (Latitude:48.85952 Longtitude:38.18213)</text:p>
      <text:p text:style-name="P4">
Videos: []</text:p>
      <text:p text:style-name="P4">
Images: []</text:p>
      <text:p text:style-name="P4">
Tags: ["Russia"]</text:p>
      <text:p text:style-name="P4">
ID: 22564850</text:p>
      <!--METADATA-->
      <text:p text:style-name="P4">
At Lyman direction Russian army shelled Nevske and Bilohorivka of Luhanskregion and Torske, Spirne and Vesele of Donetsk region. Russian aviationconducted airstrikes at Bilohorivka of Luhansk region and Verkhnokamyanske ofDonetsk region, - General Staff of Armed Forces of Ukraine says in the morningreport</text:p>
      <text:p text:style-name="P4">
News Collection Link: <text:a xlink:type="simple" xlink:href="https://liveuamap.com/en/2023/23-may-at-lyman-direction-russian-army-shelled--nevske-and" text:style-name="Internet_20_link" text:visited-style-name="Visited_20_Internet_20_Link">
https://liveuamap.com/en/2023/23-may-at-lyman-direction-russian-army-shelled--nevske-and</text:a>
</text:p>
      <text:p text:style-name="P4">
Source: <text:a xlink:type="simple" xlink:href="https://t.me/lumsrc/4875" text:style-name="Internet_20_link" text:visited-style-name="Visited_20_Internet_20_Link">
https://t.me/lumsrc/4875</text:a>
</text:p>
      <!--NEWS-->
      <text:h text:style-name="P10" text:outline-level="1">
<text:span text:style-name="T4">
At Bakhmut direction Russian army shelled Vasukivka, Orikhovo-Vasylivka, Markove, Hryhorivka,...</text:span>
</text:h>
      <text:p text:style-name="P4">
Authors: liveuamap (Language: en)</text:p>
      <text:p text:style-name="P4">
Time: 2023-05-23T-52:33:00</text:p>
      <text:p text:style-name="P4">
Location: Novhorods'ke, Donetsk Oblast (Latitude:48.33366 Longtitude:37.84018)</text:p>
      <text:p text:style-name="P4">
Videos: []</text:p>
      <text:p text:style-name="P4">
Images: []</text:p>
      <text:p text:style-name="P4">
Tags: ["Russia"]</text:p>
      <text:p text:style-name="P4">
ID: 22564849</text:p>
      <!--METADATA-->
      <text:p text:style-name="P4">
At Bakhmut direction Russian army shelled Vasukivka, Orikhovo-Vasylivka,Markove, Hryhorivka, Bakhmut, Ivanivske, Stupochky, Bila Hora, Toretsk,Pivnichne, Pivdene and New York of Donetsk region. Russian aviation conductedairstrikes at Bakhmut, Ivanivske and Bila Hora, - General Staff of ArmedForces of Ukraine says in the morning report</text:p>
      <text:p text:style-name="P4">
News Collection Link: <text:a xlink:type="simple" xlink:href="https://liveuamap.com/en/2023/23-may-at-bakhmut-direction-russian-army-shelled-vasukivka" text:style-name="Internet_20_link" text:visited-style-name="Visited_20_Internet_20_Link">
https://liveuamap.com/en/2023/23-may-at-bakhmut-direction-russian-army-shelled-vasukivka</text:a>
</text:p>
      <text:p text:style-name="P4">
Source: <text:a xlink:type="simple" xlink:href="https://t.me/lumsrc/4876" text:style-name="Internet_20_link" text:visited-style-name="Visited_20_Internet_20_Link">
https://t.me/lumsrc/4876</text:a>
</text:p>
      <!--NEWS-->
      <text:h text:style-name="P10" text:outline-level="1">
<text:span text:style-name="T4">
At Avdiyivka direction Russian army shelled Novokalynove, Berdychi, Avdiyivka, Vodyane, Pervo...</text:span>
</text:h>
      <text:p text:style-name="P4">
Authors: liveuamap (Language: en)</text:p>
      <text:p text:style-name="P4">
Time: 2023-05-23T-54:33:00</text:p>
      <text:p text:style-name="P4">
Location: Donetsk (Latitude:48.09413 Longtitude:37.58869)</text:p>
      <text:p text:style-name="P4">
Videos: []</text:p>
      <text:p text:style-name="P4">
Images: []</text:p>
      <text:p text:style-name="P4">
Tags: ["Russia"]</text:p>
      <text:p text:style-name="P4">
ID: 22564848</text:p>
      <!--METADATA-->
      <text:p text:style-name="P4">
At Avdiyivka direction Russian army shelled Novokalynove, Berdychi, Avdiyivka,Vodyane, Pervomayske and Karlivka of Donetsk region. Russian aviationconducted airstrikes at Avdiyivka and Pervomayske, - General Staff of ArmedForces of Ukraine says in the morning report</text:p>
      <text:p text:style-name="P4">
News Collection Link: <text:a xlink:type="simple" xlink:href="https://liveuamap.com/en/2023/23-may-at-avdiyivka-direction-russian-army-shelled-novokalynove" text:style-name="Internet_20_link" text:visited-style-name="Visited_20_Internet_20_Link">
https://liveuamap.com/en/2023/23-may-at-avdiyivka-direction-russian-army-shelled-novokalynove</text:a>
</text:p>
      <text:p text:style-name="P4">
Source: <text:a xlink:type="simple" xlink:href="https://t.me/lumsrc/4877" text:style-name="Internet_20_link" text:visited-style-name="Visited_20_Internet_20_Link">
https://t.me/lumsrc/4877</text:a>
</text:p>
      <!--NEWS-->
      <text:h text:style-name="P10" text:outline-level="1">
<text:span text:style-name="T4">
At Maryinka direction Russian army shelled Maryinka and Pobyeda, - General Staff of Armed For...</text:span>
</text:h>
      <text:p text:style-name="P4">
Authors: liveuamap (Language: en)</text:p>
      <text:p text:style-name="P4">
Time: 2023-05-23T-56:33:00</text:p>
      <text:p text:style-name="P4">
Location: Donetsk Oblast (Latitude:47.91623 Longtitude:37.45857)</text:p>
      <text:p text:style-name="P4">
Videos: []</text:p>
      <text:p text:style-name="P4">
Images: []</text:p>
      <text:p text:style-name="P4">
Tags: ["Russia"]</text:p>
      <text:p text:style-name="P4">
ID: 22564847</text:p>
      <!--METADATA-->
      <text:p text:style-name="P4">
At Maryinka direction Russian army shelled Maryinka and Pobyeda, - GeneralStaff of Armed Forces of Ukraine says in the morning report</text:p>
      <text:p text:style-name="P4">
News Collection Link: <text:a xlink:type="simple" xlink:href="https://liveuamap.com/en/2023/23-may-at-maryinka-direction-russian-army-shelled-maryinka" text:style-name="Internet_20_link" text:visited-style-name="Visited_20_Internet_20_Link">
https://liveuamap.com/en/2023/23-may-at-maryinka-direction-russian-army-shelled-maryinka</text:a>
</text:p>
      <text:p text:style-name="P4">
Source: <text:a xlink:type="simple" xlink:href="https://t.me/lumsrc/4878" text:style-name="Internet_20_link" text:visited-style-name="Visited_20_Internet_20_Link">
https://t.me/lumsrc/4878</text:a>
</text:p>
      <!--NEWS-->
      <text:h text:style-name="P10" text:outline-level="1">
<text:span text:style-name="T4">
At Shakhtarske direction Russian army shelled Vuhledar, Novoukrayinka and Prechystivka. Russi...</text:span>
</text:h>
      <text:p text:style-name="P4">
Authors: liveuamap (Language: en)</text:p>
      <text:p text:style-name="P4">
Time: 2023-05-23T-58:33:00</text:p>
      <text:p text:style-name="P4">
Location: Donetsk (Latitude:47.78986 Longtitude:36.98839)</text:p>
      <text:p text:style-name="P4">
Videos: []</text:p>
      <text:p text:style-name="P4">
Images: []</text:p>
      <text:p text:style-name="P4">
Tags: ["Russia"]</text:p>
      <text:p text:style-name="P4">
ID: 22564846</text:p>
      <!--METADATA-->
      <text:p text:style-name="P4">
At Shakhtarske direction Russian army shelled Vuhledar, Novoukrayinka andPrechystivka. Russian aviation conducted airstrikes at Vuhledar, Prechystivkaand Zolota Nyva, - General Staff of Armed Forces of Ukraine says in themorning report</text:p>
      <text:p text:style-name="P4">
News Collection Link: <text:a xlink:type="simple" xlink:href="https://liveuamap.com/en/2023/23-may-at-shakhtarske-direction-russian-army-shelled-vuhledar" text:style-name="Internet_20_link" text:visited-style-name="Visited_20_Internet_20_Link">
https://liveuamap.com/en/2023/23-may-at-shakhtarske-direction-russian-army-shelled-vuhledar</text:a>
</text:p>
      <text:p text:style-name="P4">
Source: <text:a xlink:type="simple" xlink:href="https://t.me/lumsrc/4879" text:style-name="Internet_20_link" text:visited-style-name="Visited_20_Internet_20_Link">
https://t.me/lumsrc/4879</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23T-60:33:00</text:p>
      <text:p text:style-name="P4">
Location: Kherson (Latitude:46.62536 Longtitude:32.60141)</text:p>
      <text:p text:style-name="P4">
Videos: []</text:p>
      <text:p text:style-name="P4">
Images: []</text:p>
      <text:p text:style-name="P4">
Tags: ["Russia"]</text:p>
      <text:p text:style-name="P4">
ID: 22564845</text:p>
      <!--METADATA-->
      <text:p text:style-name="P4">
At Zaporizhzhia and Kherson directions Russian army shelled Vremivka andNovopil of Donetsk region; Olhivske, Huliaipole, Bilohirya, Mala Tokmachka,Novodanylivka, Novoandriyivka, Mali Scherbaky of Zaporizhzhia region andZaporizhzhya city; Kachkarivka, Vesele, Kozatske, Antonivka, Stanislav ofKherson region and Kherson city. Russian aviation conducted airstrikes atMalynivka, Mala Tokmachka and Novodanylivka of Zaporizhzhia region , - GeneralStaff of Armed Forces of Ukraine says in the morning report</text:p>
      <text:p text:style-name="P4">
News Collection Link: <text:a xlink:type="simple" xlink:href="https://liveuamap.com/en/2023/23-may-at-zaporizhzhia-and-kherson-directions-russian-army" text:style-name="Internet_20_link" text:visited-style-name="Visited_20_Internet_20_Link">
https://liveuamap.com/en/2023/23-may-at-zaporizhzhia-and-kherson-directions-russian-army</text:a>
</text:p>
      <text:p text:style-name="P4">
Source: <text:a xlink:type="simple" xlink:href="https://t.me/lumsrc/4880" text:style-name="Internet_20_link" text:visited-style-name="Visited_20_Internet_20_Link">
https://t.me/lumsrc/4880</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3T-62:33:00</text:p>
      <text:p text:style-name="P4">
Location: Marinka, Donetsk Oblast (Latitude:47.9413 Longtitude:37.49874)</text:p>
      <text:p text:style-name="P4">
Videos: []</text:p>
      <text:p text:style-name="P4">
Images: []</text:p>
      <text:p text:style-name="P4">
Tags: ["Russia"]</text:p>
      <text:p text:style-name="P4">
ID: 22564844</text:p>
      <!--METADATA-->
      <text:p text:style-name="P4">
Russian forces conducting offensive actions at Lyman, Bakhmut, Avdiivka andMaryinka directions. Ukrainian military had over 30 combat engagements withRussian forces. Russian forces attempting to advance near Masutivka of Kharkivregion, Bilohorivka of Luhansk region, Bakhmut, Novokalynove, Syeverne,Vodyane and Pervomayske, Maryinka, - General Staff of Armed Forces of Ukrainesays in the morning report</text:p>
      <text:p text:style-name="P4">
News Collection Link: <text:a xlink:type="simple" xlink:href="https://liveuamap.com/en/2023/23-may-russian-forces-conducting-offensive-actions-at-lyman" text:style-name="Internet_20_link" text:visited-style-name="Visited_20_Internet_20_Link">
https://liveuamap.com/en/2023/23-may-russian-forces-conducting-offensive-actions-at-lyman</text:a>
</text:p>
      <text:p text:style-name="P4">
Source: <text:a xlink:type="simple" xlink:href="https://t.me/lumsrc/4881" text:style-name="Internet_20_link" text:visited-style-name="Visited_20_Internet_20_Link">
https://t.me/lumsrc/4881</text:a>
</text:p>
      <!--NEWS-->
      <text:h text:style-name="P10" text:outline-level="1">
<text:span text:style-name="T4">
Kharkiv, Kharkivska Oblast(15:15). Red Alert: aerial threat. Sirens sounding. Take cover now!</text:span>
</text:h>
      <text:p text:style-name="P4">
Authors: liveuamap (Language: en)</text:p>
      <text:p text:style-name="P4">
Time: 2023-05-23T09:16:00</text:p>
      <text:p text:style-name="P4">
Location: Kharkiv (Latitude:49.97956 Longtitude:36.2524)</text:p>
      <text:p text:style-name="P4">
Videos: []</text:p>
      <text:p text:style-name="P4">
Images: []</text:p>
      <text:p text:style-name="P4">
Tags: ["Europe", "Central and Eastern Europe"]</text:p>
      <text:p text:style-name="P4">
ID: 22564877</text:p>
      <!--METADATA-->
      <text:p text:style-name="P4">
Kharkiv, Kharkivska Oblast(15:15). Red Alert: aerial threat. Sirens sounding.Take cover now!</text:p>
      <text:p text:style-name="P4">
News Collection Link: <text:a xlink:type="simple" xlink:href="https://liveuamap.com/en/2023/23-may-kharkiv-kharkivska-oblast1515-red-alerg" text:style-name="Internet_20_link" text:visited-style-name="Visited_20_Internet_20_Link">
https://liveuamap.com/en/2023/23-may-kharkiv-kharkivska-oblast1515-red-alerg</text:a>
</text:p>
      <text:p text:style-name="P4">
Source: <text:a xlink:type="simple" xlink:href="https://t.me/air_alert_ua/46375" text:style-name="Internet_20_link" text:visited-style-name="Visited_20_Internet_20_Link">
https://t.me/air_alert_ua/46375</text:a>
</text:p>
      <!--NEWS-->
      <text:h text:style-name="P10" text:outline-level="1">
<text:span text:style-name="T4">
Donetsk Oblast(19:14). Red Alert: aerial threat. Sirens sounding. Take cover now!</text:span>
</text:h>
      <text:p text:style-name="P4">
Authors: liveuamap (Language: en)</text:p>
      <text:p text:style-name="P4">
Time: 2023-05-23T13:15:00</text:p>
      <text:p text:style-name="P4">
Location: Donetsk Oblast (Latitude:48.72668 Longtitude:37.57715)</text:p>
      <text:p text:style-name="P4">
Videos: []</text:p>
      <text:p text:style-name="P4">
Images: []</text:p>
      <text:p text:style-name="P4">
Tags: ["Europe", "Central and Eastern Europe"]</text:p>
      <text:p text:style-name="P4">
ID: 22564910</text:p>
      <!--METADATA-->
      <text:p text:style-name="P4">
Donetsk Oblast(19:14). Red Alert: aerial threat. Sirens sounding. Take covernow!</text:p>
      <text:p text:style-name="P4">
News Collection Link: <text:a xlink:type="simple" xlink:href="https://liveuamap.com/en/2023/23-may-donetsk-oblast1914-red-alert-aerial-thg" text:style-name="Internet_20_link" text:visited-style-name="Visited_20_Internet_20_Link">
https://liveuamap.com/en/2023/23-may-donetsk-oblast1914-red-alert-aerial-thg</text:a>
</text:p>
      <text:p text:style-name="P4">
Source: <text:a xlink:type="simple" xlink:href="https://t.me/air_alert_ua/46377" text:style-name="Internet_20_link" text:visited-style-name="Visited_20_Internet_20_Link">
https://t.me/air_alert_ua/46377</text:a>
</text:p>
      <!--NEWS-->
      <text:h text:style-name="P10" text:outline-level="1">
<text:span text:style-name="T4">
Kherson, Khersonska Oblast(19:15). Red Alert: aerial threat. Sirens sounding. Take cover now!</text:span>
</text:h>
      <text:p text:style-name="P4">
Authors: liveuamap (Language: en)</text:p>
      <text:p text:style-name="P4">
Time: 2023-05-23T13:17:00</text:p>
      <text:p text:style-name="P4">
Location: Kherson (Latitude:46.65575 Longtitude:32.61742)</text:p>
      <text:p text:style-name="P4">
Videos: []</text:p>
      <text:p text:style-name="P4">
Images: []</text:p>
      <text:p text:style-name="P4">
Tags: ["Europe", "Central and Eastern Europe"]</text:p>
      <text:p text:style-name="P4">
ID: 22564911</text:p>
      <!--METADATA-->
      <text:p text:style-name="P4">
Kherson, Khersonska Oblast(19:15). Red Alert: aerial threat. Sirens sounding.Take cover now!</text:p>
      <text:p text:style-name="P4">
News Collection Link: <text:a xlink:type="simple" xlink:href="https://liveuamap.com/en/2023/23-may-kherson-khersonska-oblast1915-red-alerg" text:style-name="Internet_20_link" text:visited-style-name="Visited_20_Internet_20_Link">
https://liveuamap.com/en/2023/23-may-kherson-khersonska-oblast1915-red-alerg</text:a>
</text:p>
      <text:p text:style-name="P4">
Source: <text:a xlink:type="simple" xlink:href="https://t.me/air_alert_ua/46378" text:style-name="Internet_20_link" text:visited-style-name="Visited_20_Internet_20_Link">
https://t.me/air_alert_ua/46378</text:a>
</text:p>
      <!--NEWS-->
      <text:h text:style-name="P10" text:outline-level="1">
<text:span text:style-name="T4">
Zaporizka Oblast(19:18). Red Alert: aerial threat. Sirens sounding. Take cover now!</text:span>
</text:h>
      <text:p text:style-name="P4">
Authors: liveuamap (Language: en)</text:p>
      <text:p text:style-name="P4">
Time: 2023-05-23T13:20:00</text:p>
      <text:p text:style-name="P4">
Location: Zaporizka Oblast (Latitude:47.610801 Longtitude:35.764211)</text:p>
      <text:p text:style-name="P4">
Videos: []</text:p>
      <text:p text:style-name="P4">
Images: []</text:p>
      <text:p text:style-name="P4">
Tags: ["Europe", "Central and Eastern Europe"]</text:p>
      <text:p text:style-name="P4">
ID: 22564912</text:p>
      <!--METADATA-->
      <text:p text:style-name="P4">
Zaporizka Oblast(19:18). Red Alert: aerial threat. Sirens sounding. Take covernow!</text:p>
      <text:p text:style-name="P4">
News Collection Link: <text:a xlink:type="simple" xlink:href="https://liveuamap.com/en/2023/23-may-zaporizka-oblast1918-red-alert-aerial-g" text:style-name="Internet_20_link" text:visited-style-name="Visited_20_Internet_20_Link">
https://liveuamap.com/en/2023/23-may-zaporizka-oblast1918-red-alert-aerial-g</text:a>
</text:p>
      <text:p text:style-name="P4">
Source: <text:a xlink:type="simple" xlink:href="https://t.me/air_alert_ua/46379" text:style-name="Internet_20_link" text:visited-style-name="Visited_20_Internet_20_Link">
https://t.me/air_alert_ua/46379</text:a>
</text:p>
      <!--NEWS-->
      <text:h text:style-name="P10" text:outline-level="1">
<text:span text:style-name="T4">
Chernihivska Oblast(22:42). Red Alert: aerial threat. Sirens sounding. Take cover now!</text:span>
</text:h>
      <text:p text:style-name="P4">
Authors: liveuamap (Language: en)</text:p>
      <text:p text:style-name="P4">
Time: 2023-05-23T16:43:00</text:p>
      <text:p text:style-name="P4">
Location: Chernihivska Oblast (Latitude:51.33333000 Longtitude:32.00000000)</text:p>
      <text:p text:style-name="P4">
Videos: []</text:p>
      <text:p text:style-name="P4">
Images: []</text:p>
      <text:p text:style-name="P4">
Tags: ["Europe", "Central and Eastern Europe"]</text:p>
      <text:p text:style-name="P4">
ID: 22564917</text:p>
      <!--METADATA-->
      <text:p text:style-name="P4">
Chernihivska Oblast(22:42). Red Alert: aerial threat. Sirens sounding. Takecover now!</text:p>
      <text:p text:style-name="P4">
News Collection Link: <text:a xlink:type="simple" xlink:href="https://liveuamap.com/en/2023/23-may-chernihivska-oblast2242-red-alert-aerig" text:style-name="Internet_20_link" text:visited-style-name="Visited_20_Internet_20_Link">
https://liveuamap.com/en/2023/23-may-chernihivska-oblast2242-red-alert-aerig</text:a>
</text:p>
      <text:p text:style-name="P4">
Source: <text:a xlink:type="simple" xlink:href="https://t.me/air_alert_ua/46384" text:style-name="Internet_20_link" text:visited-style-name="Visited_20_Internet_20_Link">
https://t.me/air_alert_ua/46384</text:a>
</text:p>
      <!--NEWS-->
      <text:h text:style-name="P10" text:outline-level="1">
<text:span text:style-name="T4">
Sumska Oblast(22:43). Red Alert: aerial threat. Sirens sounding. Take cover now!</text:span>
</text:h>
      <text:p text:style-name="P4">
Authors: liveuamap (Language: en)</text:p>
      <text:p text:style-name="P4">
Time: 2023-05-23T16:46:00</text:p>
      <text:p text:style-name="P4">
Location: Sumska Oblast (Latitude:51.00035 Longtitude:34.00084)</text:p>
      <text:p text:style-name="P4">
Videos: []</text:p>
      <text:p text:style-name="P4">
Images: []</text:p>
      <text:p text:style-name="P4">
Tags: ["Europe", "Central and Eastern Europe"]</text:p>
      <text:p text:style-name="P4">
ID: 22564918</text:p>
      <!--METADATA-->
      <text:p text:style-name="P4">
Sumska Oblast(22:43). Red Alert: aerial threat. Sirens sounding. Take covernow!</text:p>
      <text:p text:style-name="P4">
News Collection Link: <text:a xlink:type="simple" xlink:href="https://liveuamap.com/en/2023/23-may-sumska-oblast2243-red-alert-aerial-thrg" text:style-name="Internet_20_link" text:visited-style-name="Visited_20_Internet_20_Link">
https://liveuamap.com/en/2023/23-may-sumska-oblast2243-red-alert-aerial-thrg</text:a>
</text:p>
      <text:p text:style-name="P4">
Source: <text:a xlink:type="simple" xlink:href="https://t.me/air_alert_ua/46385" text:style-name="Internet_20_link" text:visited-style-name="Visited_20_Internet_20_Link">
https://t.me/air_alert_ua/46385</text:a>
</text:p>
      <!--NEWS-->
      <text:h text:style-name="P10" text:outline-level="1">
<text:span text:style-name="T4">
Poltavska Oblast(23:17). Red Alert: aerial threat. Sirens sounding. Take cover now!</text:span>
</text:h>
      <text:p text:style-name="P4">
Authors: liveuamap (Language: en)</text:p>
      <text:p text:style-name="P4">
Time: 2023-05-23T17:18:00</text:p>
      <text:p text:style-name="P4">
Location: Poltavska Oblast (Latitude:49.47705000 Longtitude:33.81866000)</text:p>
      <text:p text:style-name="P4">
Videos: []</text:p>
      <text:p text:style-name="P4">
Images: []</text:p>
      <text:p text:style-name="P4">
Tags: ["Europe", "Central and Eastern Europe"]</text:p>
      <text:p text:style-name="P4">
ID: 22564919</text:p>
      <!--METADATA-->
      <text:p text:style-name="P4">
Poltavska Oblast(23:17). Red Alert: aerial threat. Sirens sounding. Take covernow!</text:p>
      <text:p text:style-name="P4">
News Collection Link: <text:a xlink:type="simple" xlink:href="https://liveuamap.com/en/2023/23-may-poltavska-oblast2317-red-alert-aerial-g" text:style-name="Internet_20_link" text:visited-style-name="Visited_20_Internet_20_Link">
https://liveuamap.com/en/2023/23-may-poltavska-oblast2317-red-alert-aerial-g</text:a>
</text:p>
      <text:p text:style-name="P4">
Source: <text:a xlink:type="simple" xlink:href="https://t.me/air_alert_ua/46386" text:style-name="Internet_20_link" text:visited-style-name="Visited_20_Internet_20_Link">
https://t.me/air_alert_ua/46386</text:a>
</text:p>
      <!--NEWS-->
      <text:h text:style-name="P10" text:outline-level="1">
<text:span text:style-name="T4">
Dnipro, Dnipropetrovska Oblast(00:23). Red Alert: aerial threat. Sirens sounding. Take cover ...</text:span>
</text:h>
      <text:p text:style-name="P4">
Authors: liveuamap (Language: en)</text:p>
      <text:p text:style-name="P4">
Time: 2023-05-23T18:24:00</text:p>
      <text:p text:style-name="P4">
Location: Dnipro (Latitude:48.45930000 Longtitude:35.03865000)</text:p>
      <text:p text:style-name="P4">
Videos: []</text:p>
      <text:p text:style-name="P4">
Images: []</text:p>
      <text:p text:style-name="P4">
Tags: ["Europe", "Central and Eastern Europe"]</text:p>
      <text:p text:style-name="P4">
ID: 22564920</text:p>
      <!--METADATA-->
      <text:p text:style-name="P4">
Dnipro, Dnipropetrovska Oblast(00:23). Red Alert: aerial threat. Sirenssounding. Take cover now!</text:p>
      <text:p text:style-name="P4">
News Collection Link: <text:a xlink:type="simple" xlink:href="https://liveuamap.com/en/2023/23-may-dnipro-dnipropetrovska-oblast0023-red-g" text:style-name="Internet_20_link" text:visited-style-name="Visited_20_Internet_20_Link">
https://liveuamap.com/en/2023/23-may-dnipro-dnipropetrovska-oblast0023-red-g</text:a>
</text:p>
      <text:p text:style-name="P4">
Source: <text:a xlink:type="simple" xlink:href="https://t.me/air_alert_ua/46387" text:style-name="Internet_20_link" text:visited-style-name="Visited_20_Internet_20_Link">
https://t.me/air_alert_ua/46387</text:a>
</text:p>
      <!--NEWS-->
      <text:h text:style-name="P10" text:outline-level="1">
<text:span text:style-name="T4">
Kharkiv, Kharkivska Oblast(00:38). Red Alert: aerial threat. Sirens sounding. Take cover now!</text:span>
</text:h>
      <text:p text:style-name="P4">
Authors: liveuamap (Language: en)</text:p>
      <text:p text:style-name="P4">
Time: 2023-05-23T18:39:00</text:p>
      <text:p text:style-name="P4">
Location: Kharkiv (Latitude:49.98081000 Longtitude:36.25272000)</text:p>
      <text:p text:style-name="P4">
Videos: []</text:p>
      <text:p text:style-name="P4">
Images: []</text:p>
      <text:p text:style-name="P4">
Tags: ["Europe", "Central and Eastern Europe"]</text:p>
      <text:p text:style-name="P4">
ID: 22564921</text:p>
      <!--METADATA-->
      <text:p text:style-name="P4">
Kharkiv, Kharkivska Oblast(00:38). Red Alert: aerial threat. Sirens sounding.Take cover now!</text:p>
      <text:p text:style-name="P4">
News Collection Link: <text:a xlink:type="simple" xlink:href="https://liveuamap.com/en/2023/23-may-kharkiv-kharkivska-oblast0038-red-alerg" text:style-name="Internet_20_link" text:visited-style-name="Visited_20_Internet_20_Link">
https://liveuamap.com/en/2023/23-may-kharkiv-kharkivska-oblast0038-red-alerg</text:a>
</text:p>
      <text:p text:style-name="P4">
Source: <text:a xlink:type="simple" xlink:href="https://t.me/air_alert_ua/46388" text:style-name="Internet_20_link" text:visited-style-name="Visited_20_Internet_20_Link">
https://t.me/air_alert_ua/46388</text:a>
</text:p>
      <!--NEWS-->
      <text:h text:style-name="P10" text:outline-level="1">
<text:span text:style-name="T4">
Ворог потужно відчуває міць українських морських піхотинців — Володимир Зеленський</text:span>
</text:h>
      <text:p text:style-name="P4">
Author: ['АРМІЯINFORM']</text:p>
      <text:p text:style-name="P4">
Time: 2023-05-23T33:00:00-04:00</text:p>
      <text:p text:style-name="P4">
Description: День морської піхоти — професійне свято військовослужбовців морської піх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666e145-4f78-4cb1-a2e4-3abcf00703e7.jpg" text:style-name="Internet_20_link" text:visited-style-name="Visited_20_Internet_20_Link">
a666e145-4f78-4cb1-a2e4-3abcf00703e7.jpg</text:a>
', '<text:a xlink:type="simple" xlink:href="https://armyinform.com.ua/wp-content/uploads/2023/05/2370b99c-eab8-45cb-9dec-5837fce4a2db-150x150.jpg" text:style-name="Internet_20_link" text:visited-style-name="Visited_20_Internet_20_Link">
2370b99c-eab8-45cb-9dec-5837fce4a2db-150x150.jpg</text:a>
', '<text:a xlink:type="simple" xlink:href="https://armyinform.com.ua/wp-content/uploads/2023/05/3dce650e-5783-49d4-ac89-8e196e319ac2-150x150.jpg" text:style-name="Internet_20_link" text:visited-style-name="Visited_20_Internet_20_Link">
3dce650e-5783-49d4-ac89-8e196e319ac2-150x150.jpg</text:a>
', '<text:a xlink:type="simple" xlink:href="https://armyinform.com.ua/wp-content/uploads/2023/05/8ffb3c8e-bc6f-4583-857b-c032844aaf26-150x150.jpg" text:style-name="Internet_20_link" text:visited-style-name="Visited_20_Internet_20_Link">
8ffb3c8e-bc6f-4583-857b-c032844aaf26-150x150.jpg</text:a>
', '<text:a xlink:type="simple" xlink:href="https://armyinform.com.ua/wp-content/uploads/2023/05/96328c51-7ece-4003-a1ab-7de1ed3e9728-150x150.jpg" text:style-name="Internet_20_link" text:visited-style-name="Visited_20_Internet_20_Link">
96328c51-7ece-4003-a1ab-7de1ed3e9728-150x150.jpg</text:a>
', '<text:a xlink:type="simple" xlink:href="https://armyinform.com.ua/wp-content/uploads/2023/05/9a61d563-dee3-40b1-ae85-3ebc24a8210e-150x150.jpg" text:style-name="Internet_20_link" text:visited-style-name="Visited_20_Internet_20_Link">
9a61d563-dee3-40b1-ae85-3ebc24a8210e-150x150.jpg</text:a>
']</text:p>
      <text:p text:style-name="P4">
Tags: ['ВОЛОДИМИР ЗЕЛЕНСЬКИЙ', 'ДЕНЬ МОРСЬКОЇ ПІХОТИ УКРАЇНИ']</text:p>
      <text:p text:style-name="P4">
Category: News</text:p>
      <!--METADATA-->
      <text:p text:style-name="P4">
<draw:frame draw:style-name="fr1" draw:name="Image2" text:anchor-type="as-char" svg:width="6.9236in" svg:height="4.608521in" draw:z-index="0">
<draw:image xlink:href="../Images/AРМІЯINFORM/2023-05-23T33-00-00-04-00/a666e145-4f78-4cb1-a2e4-3abcf00703e7.jpg" xlink:type="simple" xlink:show="embed" xlink:actuate="onLoad" draw:mime-type="image/jpeg"/>
</draw:frame>
</text:p>
      <text:p text:style-name="P4">
День морської піхоти — професійне свято військовослужбовців морської піхотиВійськово-Морських Сил Збройних Сил України, яке відзначається щороку 23травня.</text:p>
      <text:p text:style-name="P4">
З нагоди свята Президент України Володимир Зеленський<text:a xlink:type="simple" xlink:href="https://t.me/V_Zelenskiy_official/6319" text:style-name="Internet_20_link" text:visited-style-name="Visited_20_Internet_20_Link">
зазначив</text:a>
:</text:p>
      <text:p text:style-name="P4">
«Підготовлені до дій на суші, з моря та з повітря українські морські піхотинціуспішно виконують складні завдання. Мотивовані, сильні, відважні. Ворогпотужно відчуває міць наших воїнів. Дякую, що бороните рідну землю!</text:p>
      <text:p text:style-name="P4">
Завжди пам'ятатимемо героїв, які віддали життя заради майбутнього нашоїдержави.</text:p>
      <text:p text:style-name="P4">
Слава морській піхоті України!»</text:p>
      <text:p text:style-name="P4">
Слава Україні!</text:p>
      <text:p text:style-name="P4">
<text:a xlink:type="simple" xlink:href="https://armyinform.com.ua/wp-content/uploads/2023/05/2370b99c-eab8-45cb-9dec-5837fce4a2db.jpg" text:style-name="Internet_20_link" text:visited-style-name="Visited_20_Internet_20_Link">
<draw:frame draw:style-name="fr1" draw:name="Image3" text:anchor-type="as-char" svg:width="6.9236in" svg:height="6.9236in" draw:z-index="0">
<draw:image xlink:href="../Images/AРМІЯINFORM/2023-05-23T33-00-00-04-00/2370b99c-eab8-45cb-9dec-5837fce4a2db-150x150.jpg" xlink:type="simple" xlink:show="embed" xlink:actuate="onLoad" draw:mime-type="image/jpeg"/>
</draw:frame>
</text:a>
</text:p>
      <text:p text:style-name="P4">
<text:a xlink:type="simple" xlink:href="https://armyinform.com.ua/wp-content/uploads/2023/05/3dce650e-5783-49d4-ac89-8e196e319ac2.jpg" text:style-name="Internet_20_link" text:visited-style-name="Visited_20_Internet_20_Link">
<draw:frame draw:style-name="fr1" draw:name="Image4" text:anchor-type="as-char" svg:width="6.9236in" svg:height="6.9236in" draw:z-index="0">
<draw:image xlink:href="../Images/AРМІЯINFORM/2023-05-23T33-00-00-04-00/3dce650e-5783-49d4-ac89-8e196e319ac2-150x150.jpg" xlink:type="simple" xlink:show="embed" xlink:actuate="onLoad" draw:mime-type="image/jpeg"/>
</draw:frame>
</text:a>
</text:p>
      <text:p text:style-name="P4">
<text:a xlink:type="simple" xlink:href="https://armyinform.com.ua/wp-content/uploads/2023/05/8ffb3c8e-bc6f-4583-857b-c032844aaf26.jpg" text:style-name="Internet_20_link" text:visited-style-name="Visited_20_Internet_20_Link">
<draw:frame draw:style-name="fr1" draw:name="Image5" text:anchor-type="as-char" svg:width="6.9236in" svg:height="6.9236in" draw:z-index="0">
<draw:image xlink:href="../Images/AРМІЯINFORM/2023-05-23T33-00-00-04-00/8ffb3c8e-bc6f-4583-857b-c032844aaf26-150x150.jpg" xlink:type="simple" xlink:show="embed" xlink:actuate="onLoad" draw:mime-type="image/jpeg"/>
</draw:frame>
</text:a>
</text:p>
      <text:p text:style-name="P4">
<text:a xlink:type="simple" xlink:href="https://armyinform.com.ua/wp-content/uploads/2023/05/96328c51-7ece-4003-a1ab-7de1ed3e9728.jpg" text:style-name="Internet_20_link" text:visited-style-name="Visited_20_Internet_20_Link">
<draw:frame draw:style-name="fr1" draw:name="Image6" text:anchor-type="as-char" svg:width="6.9236in" svg:height="6.9236in" draw:z-index="0">
<draw:image xlink:href="../Images/AРМІЯINFORM/2023-05-23T33-00-00-04-00/96328c51-7ece-4003-a1ab-7de1ed3e9728-150x150.jpg" xlink:type="simple" xlink:show="embed" xlink:actuate="onLoad" draw:mime-type="image/jpeg"/>
</draw:frame>
</text:a>
</text:p>
      <text:p text:style-name="P4">
<text:a xlink:type="simple" xlink:href="https://armyinform.com.ua/wp-content/uploads/2023/05/9a61d563-dee3-40b1-ae85-3ebc24a8210e.jpg" text:style-name="Internet_20_link" text:visited-style-name="Visited_20_Internet_20_Link">
<draw:frame draw:style-name="fr1" draw:name="Image7" text:anchor-type="as-char" svg:width="6.9236in" svg:height="6.9236in" draw:z-index="0">
<draw:image xlink:href="../Images/AРМІЯINFORM/2023-05-23T33-00-00-04-00/9a61d563-dee3-40b1-ae85-3ebc24a8210e-150x150.jpg" xlink:type="simple" xlink:show="embed" xlink:actuate="onLoad" draw:mime-type="image/jpeg"/>
</draw:frame>
</text:a>
</text:p>
      <text:p text:style-name="P4">
Source: <text:a xlink:type="simple" xlink:href="https://armyinform.com.ua/2023/05/23/vorog-potuzhno-vidchuvaye-micz-ukrayinskyh-morskyh-pihotyncziv-volodymyr-zelenskyj/" text:style-name="Internet_20_link" text:visited-style-name="Visited_20_Internet_20_Link">
https://armyinform.com.ua/2023/05/23/vorog-potuzhno-vidchuvaye-micz-ukrayinskyh-morskyh-pihotyncziv-volodymyr-zelenskyj/</text:a>
</text:p>
      <!--NEWS-->
      <text:h text:style-name="P10" text:outline-level="1">
<text:span text:style-name="T4">
Уряд затвердив порядок відбору та дослідження біологічного матеріалу військовополонених</text:span>
</text:h>
      <text:p text:style-name="P4">
Author: ['АРМІЯINFORM']</text:p>
      <text:p text:style-name="P4">
Time: 2023-05-23T34:00:00-04:00</text:p>
      <text:p text:style-name="P4">
Description: Кабінет Міністрів затвердив «Порядок відбору, направлення на молекулярно-генетич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uryad-1-e1638886488113.jpg" text:style-name="Internet_20_link" text:visited-style-name="Visited_20_Internet_20_Link">
uryad-1-e1638886488113.jpg</text:a>
']</text:p>
      <text:p text:style-name="P4">
Tags: ['STOPRUSSIA', 'АГРЕСІЯ РФ', 'ВТОРГНЕННЯ РФ', 'ГЕНОМНА ІНФОРМАЦІЯ', 'КАБІНЕТ МІНІСТРІВ УКРАЇНИ', 'РОСІЙСЬКІ ВІЙСЬКОВОПОЛОНЕНІ']</text:p>
      <text:p text:style-name="P4">
Category: News</text:p>
      <!--METADATA-->
      <text:p text:style-name="P4">
<draw:frame draw:style-name="fr1" draw:name="Image8" text:anchor-type="as-char" svg:width="6.9236in" svg:height="3.964969in" draw:z-index="0">
<draw:image xlink:href="../Images/AРМІЯINFORM/2023-05-23T34-00-00-04-00/uryad-1-e1638886488113.jpg" xlink:type="simple" xlink:show="embed" xlink:actuate="onLoad" draw:mime-type="image/jpeg"/>
</draw:frame>
</text:p>
      <text:p text:style-name="P4">
Кабінет Міністрів затвердив «Порядок відбору, направлення на молекулярно-генетичну експертизу (дослідження) біологічного матеріалу російськихвійськовополонених для встановлення геномної інформації та його зберігання».</text:p>
      <text:p text:style-name="P4">
Про це йдеться в Постанові уряду <text:a xlink:type="simple" xlink:href="https://www.kmu.gov.ua/npas/pro-zatverdzhennia-poriadku-vidboru-napravlennia-na-molekuliarno-henetychnu-ekspertyzu-s508-190523" text:style-name="Internet_20_link" text:visited-style-name="Visited_20_Internet_20_Link">
№ 508.</text:a>
</text:p>
      <text:p text:style-name="P4">
Як <text:a xlink:type="simple" xlink:href="https://minjust.gov.ua/news/ministry/zatverdjeno-poryadok-vidboru-ta-doslidjennya-biologichnogo-materialu-viyskovopolonenih" text:style-name="Internet_20_link" text:visited-style-name="Visited_20_Internet_20_Link">
зазначає</text:a>
 заступницяміністра юстиції України Олена Висоцька, «державна реєстрація геномноїінформації військовополонених сприятиме встановленню осіб, які вчиниликримінальні правопорушення, під час проведення оперативно-розшукових таслідчих дій у зв'язку з розслідуванням злочинів, пов'язаних з військовоюагресією російської федерації проти України».</text:p>
      <text:p text:style-name="P4">
Затверджений Порядок регулюватиме питання відбору біологічного матеріалувійськовополонених, направлення його на молекулярно-генетичне дослідження тазберігання.</text:p>
      <text:p text:style-name="P4">
Так, у Порядку врегульовуються питання відбору біологічного матеріалувійськовополонених для встановлення їхньої геномноï iнформацiï, визначаютьсясуб'єкти, якi здiйснюватимуть такий вiдбiр, строки проведення такої процедурита направлення відібраного матеріалу на молекулярно-генетичне дослідженнясуб'єктам, до компетенції яких вiдповiдно до законодавства України належитьпроведення молекулярно-генетичних досліджень. Також Порядок мiстить загальніположення щодо умов та строків зберігання біологічного матеріалувійськовополонених.</text:p>
      <text:p text:style-name="P4">
Зазначається, що для відбору біологічного матеріалу у військовополоненихможуть залучатися спеціалісти з науково-дослідних установ судових експертиз,судово-медичних установ, закладів охорони здоров'я, а також з медичних таекспертних служб Міноборони, МВС, СБУ, Держприкордонслужби, Нацполіції таНацгвардії.</text:p>
      <text:p text:style-name="P4">
Source: <text:a xlink:type="simple" xlink:href="https://armyinform.com.ua/2023/05/23/uryad-zatverdyv-poryadok-vidboru-ta-doslidzhennya-biologichnogo-materialu-vijskovopolonenyh/" text:style-name="Internet_20_link" text:visited-style-name="Visited_20_Internet_20_Link">
https://armyinform.com.ua/2023/05/23/uryad-zatverdyv-poryadok-vidboru-ta-doslidzhennya-biologichnogo-materialu-vijskovopolonenyh/</text:a>
</text:p>
      <!--NEWS-->
      <text:h text:style-name="P10" text:outline-level="1">
<text:span text:style-name="T4">
Уповноважений зі зниклих безвісти у Словʼянську провів виїзну нараду з пошуковцями</text:span>
</text:h>
      <text:p text:style-name="P4">
Author: ['АРМІЯINFORM']</text:p>
      <text:p text:style-name="P4">
Time: 2023-05-23T35:00:00-04:00</text:p>
      <text:p text:style-name="P4">
Description: Днями Уповноважений зі зниклих безвісти Олег Котенко провів виїзну нараду з пошуков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7c69535-0a25-4e74-a5ac-fdfd963f0f2d.jpg" text:style-name="Internet_20_link" text:visited-style-name="Visited_20_Internet_20_Link">
e7c69535-0a25-4e74-a5ac-fdfd963f0f2d.jpg</text:a>
']</text:p>
      <text:p text:style-name="P4">
Tags: ['МІНРЕІНТЕГРАЦІЇ', 'ОЛЕГ КОТЕНКО', 'ПОШУК ЗНИКЛИХ БЕЗВІСТИ', 'УПОВНОВАЖЕНИЙ ЗІ ЗНИКЛИХ БЕЗВІСТИ']</text:p>
      <text:p text:style-name="P4">
Category: News</text:p>
      <!--METADATA-->
      <text:p text:style-name="P4">
<draw:frame draw:style-name="fr1" draw:name="Image9" text:anchor-type="as-char" svg:width="6.9236in" svg:height="4.682085in" draw:z-index="0">
<draw:image xlink:href="../Images/AРМІЯINFORM/2023-05-23T35-00-00-04-00/e7c69535-0a25-4e74-a5ac-fdfd963f0f2d.jpg" xlink:type="simple" xlink:show="embed" xlink:actuate="onLoad" draw:mime-type="image/jpeg"/>
</draw:frame>
</text:p>
      <text:p text:style-name="P4">
Днями Уповноважений зі зниклих безвісти Олег Котенко провів виїзну нараду зпошуковими групами. Нарада відбулась у Словʼянську. У ній також взяв участьрегіональний представник у Донецькій області Костянтин Черніков.</text:p>
      <text:p text:style-name="P4">
Про це <text:a xlink:type="simple" xlink:href="https://t.me/minre_ua/3389" text:style-name="Internet_20_link" text:visited-style-name="Visited_20_Internet_20_Link">
повідомляє</text:a>
 Міністерство з питаньреінтеграції тимчасово окупованих територій України у Телеграм-каналі.</text:p>
      <text:p text:style-name="P4">
Наразі пошуковці відпрацьовують ймовірні місця поховань на звільненихтериторіях Донецької, Луганської та Харківської областей. Попередньо дані пролокації, де знаходяться тіла загиблих, було нанесено на інтерактивну мапу. Цесприяє більш ефективній роботі пошуковців.</text:p>
      <text:p text:style-name="P4">
Відразу після деокупації територій вони спільно з ДСНС і Нацполіцієювідпрацьовують попередньо відомі локації. Лише за останній місяць вдалося<text:a xlink:type="simple" xlink:href="https://armyinform.com.ua/2023/05/23/za-ostannij-misyacz-poshukovczyam-vdalosya-znajty-50-til-znyklyh-bezvisty-ukrayincziv-oleg-kotenko/" text:style-name="Internet_20_link" text:visited-style-name="Visited_20_Internet_20_Link">
підняти</text:a>
 тіла 50 загиблих.</text:p>
      <text:p text:style-name="P4">
Source: <text:a xlink:type="simple" xlink:href="https://armyinform.com.ua/2023/05/23/upovnovazhenyj-zi-znyklyh-bezvisty-u-slov%ca%bcyansku-proviv-vyyiznu-naradu-z-poshukovczyamy/" text:style-name="Internet_20_link" text:visited-style-name="Visited_20_Internet_20_Link">
https://armyinform.com.ua/2023/05/23/upovnovazhenyj-zi-znyklyh-bezvisty-u-slov%ca%bcyansku-proviv-vyyiznu-naradu-z-poshukovczyamy/</text:a>
</text:p>
      <!--NEWS-->
      <text:h text:style-name="P10" text:outline-level="1">
<text:span text:style-name="T4">
23 травня — День морської піхоти України!</text:span>
</text:h>
      <text:p text:style-name="P4">
Author: ['АРМІЯINFORM']</text:p>
      <text:p text:style-name="P4">
Time: 2023-05-23T36:00:00-04:00</text:p>
      <text:p text:style-name="P4">
Description: Морська піхота ВМС ЗСУ є потужною складовою нашого війська.  За  роки визвольної вій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n-morskoyi-pihoty-ukrayiny-ia-5.jpg" text:style-name="Internet_20_link" text:visited-style-name="Visited_20_Internet_20_Link">
den-morskoyi-pihoty-ukrayiny-ia-5.jpg</text:a>
']</text:p>
      <text:p text:style-name="P4">
Tags: ['МОРСЬКА ПІХОТА']</text:p>
      <text:p text:style-name="P4">
Category: News</text:p>
      <!--METADATA-->
      <text:p text:style-name="P4">
<draw:frame draw:style-name="fr1" draw:name="Image10" text:anchor-type="as-char" svg:width="6.9236in" svg:height="3.894525in" draw:z-index="0">
<draw:image xlink:href="../Images/AРМІЯINFORM/2023-05-23T36-00-00-04-00/den-morskoyi-pihoty-ukrayiny-ia-5.jpg" xlink:type="simple" xlink:show="embed" xlink:actuate="onLoad" draw:mime-type="image/jpeg"/>
</draw:frame>
</text:p>
      <text:p text:style-name="P4">
Морська піхота ВМС ЗСУ є потужною складовою нашого війська. За роки визвольноївійни проти рашистів морські піхотинці не раз демонстрували, що навіть занайскладніших ситуацій вмотивовані воїни здатні переламати хід подій і здобутиперемогу над ворогом. Навіть тоді, коли противник переважає числом.</text:p>
      <text:p text:style-name="P4">
У цій тривалій війні за нашу незалежність Морська піхота ВМС ЗСУ щоднядемонструє силу духу і вірність присязі.</text:p>
      <text:p text:style-name="P4">
Велика подяка і шана вам за віддану службу українському народові!</text:p>
      <text:p text:style-name="P4">
Слава Героям!</text:p>
      <text:p text:style-name="P4">
Source: <text:a xlink:type="simple" xlink:href="https://armyinform.com.ua/2023/05/23/23-travnya-den-morskoyi-pihoty-ukrayiny-2/" text:style-name="Internet_20_link" text:visited-style-name="Visited_20_Internet_20_Link">
https://armyinform.com.ua/2023/05/23/23-travnya-den-morskoyi-pihoty-ukrayiny-2/</text:a>
</text:p>
      <!--NEWS-->
      <text:h text:style-name="P10" text:outline-level="1">
<text:span text:style-name="T4">
Передача винищувачів F-16 Україні та підготовка українських пілотів є пріоритетом для США — Держдеп</text:span>
</text:h>
      <text:p text:style-name="P4">
Author: ['АРМІЯINFORM']</text:p>
      <text:p text:style-name="P4">
Time: 2023-05-23T37:00:00-04:00</text:p>
      <text:p text:style-name="P4">
Description: Передача Україні винищувачів F-16 наразі є пріоритетом для США.    Про це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jpg" text:style-name="Internet_20_link" text:visited-style-name="Visited_20_Internet_20_Link">
f-16.jpg</text:a>
']</text:p>
      <text:p text:style-name="P4">
Tags: ['F-16', 'ДЕРЖДЕП США', 'ДОПОМОГА ПАРТНЕРІВ', 'НАВЧАННЯ ВІЙСЬКОВИХ', 'СВІТ ПІДТРИМУЄ УКРАЇНУ']</text:p>
      <text:p text:style-name="P4">
Category: News</text:p>
      <!--METADATA-->
      <text:p text:style-name="P4">
<draw:frame draw:style-name="fr1" draw:name="Image11" text:anchor-type="as-char" svg:width="6.9236in" svg:height="3.894525in" draw:z-index="0">
<draw:image xlink:href="../Images/AРМІЯINFORM/2023-05-23T37-00-00-04-00/f-16.jpg" xlink:type="simple" xlink:show="embed" xlink:actuate="onLoad" draw:mime-type="image/jpeg"/>
</draw:frame>
</text:p>
      <text:p text:style-name="P4">
Передача Україні винищувачів F-16 наразі є пріоритетом для США.</text:p>
      <text:p text:style-name="P4">
Про це під час брифінгу <text:a xlink:type="simple" xlink:href="https://www.state.gov/briefings/department-press-briefing-may-22-2023/" text:style-name="Internet_20_link" text:visited-style-name="Visited_20_Internet_20_Link">
заявив</text:a>
 прессекретар Держдепу США Метью Міллер.</text:p>
      <text:p text:style-name="P4">
«Щодо надання Україні F-16, президент <text:span text:style-name="T5">
(США Джо Байден — ред.)</text:span>
 дуже чітко давзрозуміти, що ми почнемо навчати українських військових пілотувати F-16, і мибудемо працювати з нашими союзниками та партнерами над забезпеченням F-16Україні», — повідомив Метью Міллер.</text:p>
      <text:p text:style-name="P4">
Він також додав, що наразі немає жодних повідомлень про те, коли і яквідбудеться передача літаків, або з яких країн вони прибудуть. Однакреалізація цього проєкту розпочнеться «найближчими місяцями».</text:p>
      <text:p text:style-name="P4">
Нагадаємо, раніше президент США Джо Байден<text:a xlink:type="simple" xlink:href="https://armyinform.com.ua/2023/05/21/amerykanski-vijskovi-pochnut-trenuvaty-ukrayinskyh-pilotiv-dlya-f-16-dzho-bajden/" text:style-name="Internet_20_link" text:visited-style-name="Visited_20_Internet_20_Link">
заявив</text:a>
, що невдовзіамериканські військові почнуть тренувати українських пілотів для F-16.</text:p>
      <text:p text:style-name="P4">
Source: <text:a xlink:type="simple" xlink:href="https://armyinform.com.ua/2023/05/23/peredacha-vynyshhuvachiv-f-16-ukrayini-ta-pidgotovka-ukrayinskyh-pilotiv-ye-priorytetom-dlya-ssha-derzhdep/" text:style-name="Internet_20_link" text:visited-style-name="Visited_20_Internet_20_Link">
https://armyinform.com.ua/2023/05/23/peredacha-vynyshhuvachiv-f-16-ukrayini-ta-pidgotovka-ukrayinskyh-pilotiv-ye-priorytetom-dlya-ssha-derzhdep/</text:a>
</text:p>
      <!--NEWS-->
      <text:h text:style-name="P10" text:outline-level="1">
<text:span text:style-name="T4">
Брифінг щодо розмінування територій за участі представника Держспецтрансслужби МОУ</text:span>
</text:h>
      <text:p text:style-name="P4">
Author: ['АРМІЯINFORM']</text:p>
      <text:p text:style-name="P4">
Time: 2023-05-23T38:00:00-04:00</text:p>
      <text:p text:style-name="P4">
Description: https://www.youtube.com/watch?v=pO9kuI5mk5E    У Military Media Center проходить брифі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РИФІНГ', 'ДЕРЖСПЕЦТРАНССЛУЖБА', 'РОЗМІНУВАННЯ']</text:p>
      <text:p text:style-name="P4">
Category: News</text:p>
      <!--METADATA-->
      <text:p text:style-name="P4">
У Military Media Center проходить брифінг та тему <text:span text:style-name="T4">
«Розмінування територійпідрозділами Державної спеціальної служби транспорту Міноборони»</text:span>
 за участіпредставника Державної спеціальної служби транспорту Міністерства оборониУкраїни.</text:p>
      <text:p text:style-name="P4">
На брифінгу йдеться про:</text:p>
      <ol>
        <li>
Хід виконання завдань із розмінування територій підрозділами Держспецтрансслужби;  2. Підготовка саперів з урахуванням досвіду сучасних ризиків.</li>
      </ol>
      <text:p text:style-name="P4">
Source: <text:a xlink:type="simple" xlink:href="https://armyinform.com.ua/2023/05/23/bryfing-shhodo-rozminuvannya-terytorij-za-uchasti-predstavnyka-derzhspecztranssluzhby-mou/" text:style-name="Internet_20_link" text:visited-style-name="Visited_20_Internet_20_Link">
https://armyinform.com.ua/2023/05/23/bryfing-shhodo-rozminuvannya-terytorij-za-uchasti-predstavnyka-derzhspecztranssluzhby-mou/</text:a>
</text:p>
      <!--NEWS-->
      <text:h text:style-name="P10" text:outline-level="1">
<text:span text:style-name="T4">
Олексій Резніков привітав морських піхотинців з професійним святом</text:span>
</text:h>
      <text:p text:style-name="P4">
Author: ['АРМІЯINFORM']</text:p>
      <text:p text:style-name="P4">
Time: 2023-05-23T39:00:00-04:00</text:p>
      <text:p text:style-name="P4">
Description: Міністр оборони України Олексій Резніков привітав морських піхотинців з професій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_2023-05-23_10-12-26.png" text:style-name="Internet_20_link" text:visited-style-name="Visited_20_Internet_20_Link">
image_2023-05-23_10-12-26.png</text:a>
']</text:p>
      <text:p text:style-name="P4">
Tags: ['ДЕНЬ МОРСЬКОЇ ПІХОТИ УКРАЇНИ', 'ОЛЕКСІЙ РЕЗНІКОВ', 'ОФІЦІЙНО']</text:p>
      <text:p text:style-name="P4">
Category: News</text:p>
      <!--METADATA-->
      <text:p text:style-name="P4">
<draw:frame draw:style-name="fr1" draw:name="Image12" text:anchor-type="as-char" svg:width="6.9236in" svg:height="2.76367in" draw:z-index="0">
<draw:image xlink:href="../Images/AРМІЯINFORM/2023-05-23T39-00-00-04-00/image_2023-05-23_10-12-26.png" xlink:type="simple" xlink:show="embed" xlink:actuate="onLoad" draw:mime-type="image/png"/>
</draw:frame>
</text:p>
      <text:p text:style-name="P4">
Міністр оборони України Олексій Резніков привітав морських піхотинців зпрофесійним святом.</text:p>
      <text:p text:style-name="P4">
Привітання глава українського оборонного відомства<text:a xlink:type="simple" xlink:href="https://www.facebook.com/reznikovoleksii/posts/pfbid0w2wVWfq5NmN6SHgvfTcT8Perm9pb3Ltwg8YiqamRCiBBG457pzvGRHPTKQ18xDwXl" text:style-name="Internet_20_link" text:visited-style-name="Visited_20_Internet_20_Link">
розмістив</text:a>
в Facebook.</text:p>
      <text:p text:style-name="P4">
«Воїни трьох стихій — землі, води та неба сьогодні святкують свій день. Деньворожого нічного жахіття у беретах кольору штормової хвилі», — написав ОлексійРезніков.</text:p>
      <text:p text:style-name="P4">
Він нагадав, що за роки АТО/ООС українські морпіхи щоразу доводили: де всталина позиції вони — там окупантам буде непереливки.</text:p>
      <text:p text:style-name="P4">
«Початок широкомасштабної війни підрозділи зустріли на передовій, де показалититанічну мужність і нанесли ворогу втрат, які важко описати. І сьогодніпродовжують звільняти українську землю від загарбників. Ворогу ж слід дужесильно задуматись: навіть у такий непростий час ми формуємо нові підрозділиморської піхоти, які неминуче наблизять їх до концерту кобзона.</text:p>
      <text:p text:style-name="P4">
Гордий тим, що маю друзів серед українських морпіхів, гордий тим, що зразкизахідного озброєння надходять до них, гордий бути Українцем поруч із ними.</text:p>
      <text:p text:style-name="P4">
Зі святом, Штормові Берети! Semper Fi!» — сказав Олексій Резніков.</text:p>
      <text:p text:style-name="P4">
Source: <text:a xlink:type="simple" xlink:href="https://armyinform.com.ua/2023/05/23/oleksij-reznikov-pryvitav-morskyh-pihotyncziv-z-profesijnym-svyatom/" text:style-name="Internet_20_link" text:visited-style-name="Visited_20_Internet_20_Link">
https://armyinform.com.ua/2023/05/23/oleksij-reznikov-pryvitav-morskyh-pihotyncziv-z-profesijnym-svyatom/</text:a>
</text:p>
      <!--NEWS-->
      <text:h text:style-name="P10" text:outline-level="1">
<text:span text:style-name="T4">
День Героїв: історії звитяги українців різних часів</text:span>
</text:h>
      <text:p text:style-name="P4">
Author: ['Сергій Зятьєв']</text:p>
      <text:p text:style-name="P4">
Time: 2023-05-23T40:00:00-04:00</text:p>
      <text:p text:style-name="P4">
Description: День Героїв встановлено на честь українських вояків — борців за волю України, лиц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n-gero〓〓v.jpg" text:style-name="Internet_20_link" text:visited-style-name="Visited_20_Internet_20_Link">
en-gero〓〓v.jpg</text:a>
', '<text:a xlink:type="simple" xlink:href="https://armyinform.com.ua/wp-content/uploads/2023/05/general-horunzhyj-oleksa-almazov.jpg" text:style-name="Internet_20_link" text:visited-style-name="Visited_20_Internet_20_Link">
general-horunzhyj-oleksa-almazov.jpg</text:a>
', '<text:a xlink:type="simple" xlink:href="https://armyinform.com.ua/wp-content/uploads/2023/05/yevgen-konovalecz.jpg" text:style-name="Internet_20_link" text:visited-style-name="Visited_20_Internet_20_Link">
yevgen-konovalecz.jpg</text:a>
', '<text:a xlink:type="simple" xlink:href="https://armyinform.com.ua/wp-content/uploads/2023/05/roman-darmograj.jpg" text:style-name="Internet_20_link" text:visited-style-name="Visited_20_Internet_20_Link">
roman-darmograj.jpg</text:a>
', '<text:a xlink:type="simple" xlink:href="https://armyinform.com.ua/wp-content/uploads/2023/05/valerij-lyulka.jpg" text:style-name="Internet_20_link" text:visited-style-name="Visited_20_Internet_20_Link">
valerij-lyulka.jpg</text:a>
', '<text:a xlink:type="simple" xlink:href="https://armyinform.com.ua/wp-content/uploads/2023/05/rogovczeva.jpg" text:style-name="Internet_20_link" text:visited-style-name="Visited_20_Internet_20_Link">
rogovczeva.jpg</text:a>
']</text:p>
      <text:p text:style-name="P4">
Tags: ['ВТОРГНЕННЯ РФ', 'ДЕНЬ ГЕРОЇВ', 'УНР', 'УПА']</text:p>
      <text:p text:style-name="P4">
Category: News</text:p>
      <!--METADATA-->
      <text:p text:style-name="P4">
<draw:frame draw:style-name="fr1" draw:name="Image13" text:anchor-type="as-char" svg:width="6.9236in" svg:height="4.592655in" draw:z-index="0">
<draw:image xlink:href="../Images/AРМІЯINFORM/2023-05-23T40-00-00-04-00/en-gero〓〓v.jpg" xlink:type="simple" xlink:show="embed" xlink:actuate="onLoad" draw:mime-type="image/jpeg"/>
</draw:frame>
</text:p>
      <text:p text:style-name="P4">
<text:span text:style-name="T4">
День Героїв встановлено на честь українських вояків — борців за волюУкраїни, лицарів Київської Русі, козаків Гетьманської Доби, гайдамаків,січових стрільців, вояків УНР, УПА.</text:span>
 <text:span text:style-name="T4">
День Героїв запровадили</text:span>
 <text:span text:style-name="T4">
постановоюІІ Великого Збору ОУН, який відбувся у квітні 1941 року в Кракові. Зарадянських часів цей день відзначали здебільшого колишні вояки УПА, дисидентита інші «антирадянські елементи». Підпільно, звісно.</text:span>
</text:p>
      <text:p text:style-name="P4">
<text:span text:style-name="T4">
День Героїв набуває особливої ваги й нині, коли в Україні триває війна змосковитами … То хто ж вони — українські Герої різних часів?</text:span>
</text:p>
      <text:h text:style-name="P12" text:outline-level="3">
<text:span text:style-name="T4">
<text:span text:style-name="T4">
Генерал-хорунжий Олекса Алмазов удостоєний найвищої нагороди в АрміїУНР</text:span>
</text:span>
</text:h>
      <text:p text:style-name="P4">
Під час Першої світової війни полковник Олекса Алмазов командував Першимкінно-гірським дивізіоном. Він відзначився непересічною мужністю. У 1919-мубрав участь в успішному наступі Армії УНР із району Деражні на Вапнярку, вбоях за Кам’янець-Подільський, Вінницю та Київ. Воював проти більшовиків іпроти білогвардійців.</text:p>
      <text:p text:style-name="P4">
<draw:frame draw:style-name="fr1" draw:name="Image14" text:anchor-type="as-char" svg:width="6.9236in" svg:height="5.1927in" draw:z-index="0">
<draw:image xlink:href="../Images/AРМІЯINFORM/2023-05-23T40-00-00-04-00/general-horunzhyj-oleksa-almazov.jpg" xlink:type="simple" xlink:show="embed" xlink:actuate="onLoad" draw:mime-type="image/jpeg"/>
</draw:frame>
</text:p>
      <text:p text:style-name="P4">
У березні 1921 року його підвищили до звання генерала-хорунжого Армії УНР. Якучасника Першого Зимового походу 1919–1920 років його удостоїли найвищоїнагороди в Армії УНР — Залізного Хреста «За Зимовий похід і бої».</text:p>
      <text:p text:style-name="P4">
Згодом, коли українське військо мусило відступати за Збруч, Олекса Алмазовразом зі своїми вояками був інтернований та переміщений колишніми союзниками-поляками до табору у Владовицях, що у Польщі.</text:p>
      <text:p text:style-name="P4">
_</text:p>
      <text:p text:style-name="P4">
У 2018-му році 406-й окремій артилерійській бригаді берегової оборони ВМСУкраїни було присвоєно ім’я генерал-хорунжого Олексія Алмазова …</text:p>
      <text:p text:style-name="P4">
_</text:p>
      <text:p text:style-name="P4">
Олекса Алмазов помер 13 грудня 1936 року. У 2016 році у Києві, Херсоні таЛуцьку з’явилися вулиці, названі на його честь. А у 2018-му його ім’я булоприсвоєно артилерійській бригаді берегової оборони ВМС України…</text:p>
      <text:h text:style-name="P12" text:outline-level="3">
<text:span text:style-name="T4">
<text:span text:style-name="T4">
Полковник Євген Коновалець присвятив своє життя боротьбі з московитами</text:span>
</text:span>
</text:h>
      <text:p text:style-name="P4">
Євген Коновалець народився 14 червня 1891 року в учительській родині в селіЗашків, поблизу Львова. Після навчання у народній школі та в гімназії вінстудіював у Львівському університеті. У 1914 році його мобілізували доавстрійської армії, а у 1915-му він потрапив до російського полону.Звільнившись восени 1917 року, молодий офіцер подався до Києва, де брав участьу створенні Українських Збройних Сил: спочатку куреня Січових Стрільців, азгодом і Корпусу.</text:p>
      <text:p text:style-name="P4">
<draw:frame draw:style-name="fr1" draw:name="Image15" text:anchor-type="as-char" svg:width="6.9236in" svg:height="3.89773in" draw:z-index="0">
<draw:image xlink:href="../Images/AРМІЯINFORM/2023-05-23T40-00-00-04-00/yevgen-konovalecz.jpg" xlink:type="simple" xlink:show="embed" xlink:actuate="onLoad" draw:mime-type="image/jpeg"/>
</draw:frame>
</text:p>
      <text:p text:style-name="P4">
У 1920 році з’явилась Українська Військова Організація, яку в липні 1921-гоочолив полковник Євген Коновалець. Згодом постала необхідність збудуватиполітичну організацію. Нею стала створена на початку 1929 року за йогоініціативи та однодумців Організація Українських Націоналістів. Вістряборотьби ОУН було спрямоване проти головних ворогів української державності —московсько-більшовицьких сатрапів.</text:p>
      <text:p text:style-name="P4">
_</text:p>
      <text:p text:style-name="P4">
москва після знищення Симона Петлюри бачила в особі Євгена Коновальця свогоголовного противника</text:p>
      <text:p text:style-name="P4">
_</text:p>
      <text:p text:style-name="P4">
москва після знищення Симона Петлюри бачила в особі Євгена Коновальця свогоголовного противника. Тому підісланий московський терорист Павло Судоплатовпідклав полковникові в машину вибухівку. Життя Героя обірвалося 23 травня 1938року в Роттердамі…</text:p>
      <text:h text:style-name="P12" text:outline-level="3">
<text:span text:style-name="T4">
<text:span text:style-name="T4">
Роман Дармограй отримав звання Героя України за чотиригодинну обороннуоперацію</text:span>
</text:span>
</text:h>
      <text:p text:style-name="P4">
У свої 28 років молодий і талановитий командир Роман Дармограй увійшов дорейтингу «30 до 30: обличчя майбутнього» від Forbes«. Він закінчив Національнуакадемію сухопутних військ імені гетьмана Петра Сагайдачного і відтоді служитьу 72-й окремій механізованій бригаді.</text:p>
      <text:p text:style-name="P4">
<draw:frame draw:style-name="fr1" draw:name="Image16" text:anchor-type="as-char" svg:width="6.9236in" svg:height="5.976504in" draw:z-index="0">
<draw:image xlink:href="../Images/AРМІЯINFORM/2023-05-23T40-00-00-04-00/roman-darmograj.jpg" xlink:type="simple" xlink:show="embed" xlink:actuate="onLoad" draw:mime-type="image/jpeg"/>
</draw:frame>
</text:p>
      <text:p text:style-name="P4">
Боронив Авдіївку під час найзапекліших боїв і від початку великої війни,батальйон під його керівництвом зупиняв наступ на Київ з боку Броварів. Саметоді, під час російського вторгнення в Україну 2022 року, він спланував таорганізував оборону населених пунктів Пухівка, Рожівка та КалинівкаБроварського району Київської області, створивши ефективну систему вогнюпідрозділів механізованого батальйону бригади.</text:p>
      <text:p text:style-name="P4">
_</text:p>
      <text:p text:style-name="P4">
Після майже чотиригодинного бою 9 березня було знищено 17 танків, 3 БМП та до55 бійців противника</text:p>
      <text:p text:style-name="P4">
_</text:p>
      <text:p text:style-name="P4">
Після майже чотиригодинного бою 9 березня було знищено 17 танків, 3 БМП та до55 бійців противника. За цю оборонну організацію Роман отримав звання ГерояУкраїни.</text:p>
      <text:h text:style-name="P12" text:outline-level="3">
<text:span text:style-name="T4">
<text:span text:style-name="T4">
Валерій Люлька з позивним «Дід» загинув, допомагаючи пораненому бійцю</text:span>
</text:span>
</text:h>
      <text:p text:style-name="P4">
З перших днів широкомасштабного вторгнення 59-тирічний староста села ГлибочокНовогуйвинської громади, що на Житомирщині, Валерій Люлька був серед тих, хтостояв у чергах до територіальних центрів комплектування.</text:p>
      <text:p text:style-name="P4">
«Ви в паспорт свій коли востаннє заглядали? — відповідали йому. — Вам же закілька місяців „стукне“ шістдесят. Так що доглядайте онуків і займайтесьдомашнім господарством».</text:p>
      <text:p text:style-name="P4">
<draw:frame draw:style-name="fr1" draw:name="Image17" text:anchor-type="as-char" svg:width="6.9236in" svg:height="5.1927in" draw:z-index="0">
<draw:image xlink:href="../Images/AРМІЯINFORM/2023-05-23T40-00-00-04-00/valerij-lyulka.jpg" xlink:type="simple" xlink:show="embed" xlink:actuate="onLoad" draw:mime-type="image/jpeg"/>
</draw:frame>
</text:p>
      <text:p text:style-name="P4">
Та ветеран військової служби, старший прапорщик у відставці й колишнійспецпризначенець не здавався і врешті-решт у травні минулого року повернувсядодому щасливим від того, що йому знайшли посаду в окремій бригадіспеціального призначення імені Івана Богуна «Дике поле».</text:p>
      <text:p text:style-name="P4">
— Валерій був надзвичайно порядною людяною, — згадує вдова ВалентинаВолодимирівна. — Такої думки про чоловіка не лише я, а всі, хто його знав. Вінне любив гучних і пишномовних слів. Своє рішення піти на війну пояснив дужелаконічно: «Я — людина військова, бував у різних екстремальних ситуаціях імені є що порадити молодим бійцям, є досвід, яким я готовий поділитись з ними.Якщо всі ми, хто здатен тримати в руках автомат чи кулемет, відсиджуватимемосьпо домівках, то росіяни прийдуть і сюди, у Житомир. Як тоді я дивитимуся в очісину Олексію і доньці Тані, онукам — Тимофію, Єлизаветі та Софії? Скажу, щоваш батько і дід своє давно відслужили? Ні, такого не буде».</text:p>
      <text:p text:style-name="P4">
Після того, як батальйон сформувався, він відбув на Херсонщину, а потім рушивна оборону Харківщини. Спочатку проходив службу на відносно спокійній посаді,але домігся переведення до розвідувального підрозділу. Як згадують йогопобратими, Валерій Петрович був не лише надзвичайно мужньою людиною, а йвідмінно підготовленим бійцем. Коли поставало якесь відповідальне і ризикованезавдання, він вимагав, щоб відправили саме його, а не молодого бійця.</text:p>
      <text:p text:style-name="P4">
Коли я попросив побратимів Люльки розповісти про бойовий епізод з його життя,вони розвели руками, мовляв, «а вони у нас всі бойові».</text:p>
      <text:p text:style-name="P4">
_</text:p>
      <text:p text:style-name="P4">
«Дід» ще зранку був поранений у спину, але відмовився евакуюватись, не бажаючизалишати побратимів під час контрнаступу ворога</text:p>
      <text:p text:style-name="P4">
_</text:p>
      <text:p text:style-name="P4">
За час визволення одного з сіл наші хлопці захопили опорні пункти противника звеликим запасом зброї та боєприпасів. Валерій Петрович з позивним «Дід» щезранку був поранений у спину, але відмовився евакуюватись, не бажаючи залишатипобратимів, так як почався контрнаступ ворога великими силами. У підрозділібуло багато поранених і командир ухвалив рішення відступити з села достратегічної висоти. Цей відступ та евакуацію поранених прикривав ВалерійПетрович та сержант з позивним «Сем». Розвернувши ворожі кулемети назахопленому опорному пункті, вони кілька годин стримували ворога. Відходячинаприкінці дня та допомагаючи пораненому бійцеві, він був уражений осколкомворожої міни та загинув миттєво.</text:p>
      <text:p text:style-name="P4">
Командир підрозділу Андрій Малахов високо оцінив подвиг майстер-сержантаЛюльки Валерія Петровича і подав документи на нагородження Героя високоюдержавною нагородою. Про свого побратима він відгукується так: «Найвища честьдля воїна — загинути в бою. Це дійсно так. Але від цього розуміння не стаєлегше, біль втрати не стихає і сльози не висихають. Валерій Петрович у нашомупідрозділі був найстаршим за віком. Тож і позивний мав відповідний — „Дід“.Попри вік, він рвався, у буквальному розумінні цього слова, у бій. У тім боювін і дістав поранення, але не залишав позицію, забезпечуючи вогневе прикриттяевакуації поранених, яких було дуже багато. Ціною власного життя зберіг своїхпобратимів»…</text:p>
      <text:h text:style-name="P12" text:outline-level="3">
<text:span text:style-name="T4">
<text:span text:style-name="T4">
«Вони всі Герої. І нехай їх береже Бог …»</text:span>
</text:span>
</text:h>
      <text:p text:style-name="P4">
Народна артистка України, лауреат Національної премії імені Тараса Шевченка,Герой України Ада Роговцева неодноразово провідувала українських вояків, якізахищали Донецький аеропорт.</text:p>
      <text:p text:style-name="P4">
<draw:frame draw:style-name="fr1" draw:name="Image18" text:anchor-type="as-char" svg:width="6.9236in" svg:height="5.1927in" draw:z-index="0">
<draw:image xlink:href="../Images/AРМІЯINFORM/2023-05-23T40-00-00-04-00/rogovczeva.jpg" xlink:type="simple" xlink:show="embed" xlink:actuate="onLoad" draw:mime-type="image/jpeg"/>
</draw:frame>
</text:p>
      <text:p text:style-name="P4">
— Я завжди розповідаю одну історію, бо мені вона досі болить, — говорить паніАда. — Якось на День Незалежності ми приїхали з виставою в один ізбатальйонів. Солдатики вишикувалися у ряд, щоб нас привітати. І серед всіх япобачила одного високого хлопця, який стояв на рівні з усіма без однієї ноги,на милицях. Я тоді запитала у командира, чому він з таким пораненням не вдома?Мені відповіли, що «цей солдат — найкращий боєць тут». Після черговогообстрілу він залишився без ноги, трохи підлікувався в госпіталі і повернувсяна передову. Причому, він власну машину переобладнав під кулемет, іпродовжував захищати наш мир і спокій…</text:p>
      <text:p text:style-name="P4">
Саме через таких хлопців я і почала відвідувати наших вояків. Вони всі Герої.І нехай їх береже Бог. Ні за які гроші я не відмовлюся від своєї позиції. Япідтримую свою Батьківщину перед агресією колосального монстра, не хочу, щобмене і моїх дітей знову зробили рабами…</text:p>
      <text:p text:style-name="P4">
Source: <text:a xlink:type="simple" xlink:href="https://armyinform.com.ua/2023/05/23/den-geroyiv-istoriyi-zvytyagy-ukrayincziv-riznyh-chasiv/" text:style-name="Internet_20_link" text:visited-style-name="Visited_20_Internet_20_Link">
https://armyinform.com.ua/2023/05/23/den-geroyiv-istoriyi-zvytyagy-ukrayincziv-riznyh-chasiv/</text:a>
</text:p>
      <!--NEWS-->
      <text:h text:style-name="P10" text:outline-level="1">
<text:span text:style-name="T4">
Дякую за професійність, стійкість та витривалість: Головнокомандувач ЗСУ привітав морпіхів</text:span>
</text:h>
      <text:p text:style-name="P4">
Author: ['АРМІЯINFORM']</text:p>
      <text:p text:style-name="P4">
Time: 2023-05-23T41:00:00-04:00</text:p>
      <text:p text:style-name="P4">
Description: Головнокомандувач ЗСУ генерал Валерій Залужний у День морської піхоти України привіт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2730470-e1661171404394.jpg" text:style-name="Internet_20_link" text:visited-style-name="Visited_20_Internet_20_Link">
2730470-e1661171404394.jpg</text:a>
']</text:p>
      <text:p text:style-name="P4">
Tags: ['ГОЛОВНОКОМАНДУВАЧ ЗБРОЙНИХ СИЛ УКРАЇНИ', 'ДЕНЬ МОРСЬКОЇ ПІХОТИ УКРАЇНИ']</text:p>
      <text:p text:style-name="P4">
Category: News</text:p>
      <!--METADATA-->
      <text:p text:style-name="P4">
<draw:frame draw:style-name="fr1" draw:name="Image19" text:anchor-type="as-char" svg:width="6.9236in" svg:height="3.660754in" draw:z-index="0">
<draw:image xlink:href="../Images/AРМІЯINFORM/2023-05-23T41-00-00-04-00/2730470-e1661171404394.jpg" xlink:type="simple" xlink:show="embed" xlink:actuate="onLoad" draw:mime-type="image/jpeg"/>
</draw:frame>
</text:p>
      <text:p text:style-name="P4">
Головнокомандувач ЗСУ генерал Валерій Залужний у День морської піхоти Українипривітав військовослужбовців і подякував їм за професійність, стійкість тавитривалість.</text:p>
      <text:p text:style-name="P4">
Про це він <text:a xlink:type="simple" xlink:href="https://t.me/CinCAFU/502" text:style-name="Internet_20_link" text:visited-style-name="Visited_20_Internet_20_Link">
написав</text:a>
 у своєму Телеграм-каналі.</text:p>
      <text:p text:style-name="P4">
«Ви мужньо бороните нашу державу від російських окупантів, виконуючинайскладніші завдання на землі, на морі та у повітрі. «Вірні завжди!» З Днемморської піхоти України!» — написав він.</text:p>
      <text:p text:style-name="P4">
Як повідомлялося, 23 травня в Україні<text:a xlink:type="simple" xlink:href="https://armyinform.com.ua/2023/05/23/23-travnya-den-morskoyi-pihoty-ukrayiny-2/" text:style-name="Internet_20_link" text:visited-style-name="Visited_20_Internet_20_Link">
відзначається</text:a>
 День морської піхоти.</text:p>
      <text:p text:style-name="P4">
Source: <text:a xlink:type="simple" xlink:href="https://armyinform.com.ua/2023/05/23/dyakuyu-za-profesijnist-stijkist-ta-vytryvalist-golovnokomanduvach-zsu-pryvitav-morpihiv/" text:style-name="Internet_20_link" text:visited-style-name="Visited_20_Internet_20_Link">
https://armyinform.com.ua/2023/05/23/dyakuyu-za-profesijnist-stijkist-ta-vytryvalist-golovnokomanduvach-zsu-pryvitav-morpihiv/</text:a>
</text:p>
      <!--NEWS-->
      <text:h text:style-name="P10" text:outline-level="1">
<text:span text:style-name="T4">
По флангах на півночі і півдні від Бахмута у нас є незначне просування — Ганна Маляр</text:span>
</text:h>
      <text:p text:style-name="P4">
Author: ['АРМІЯINFORM']</text:p>
      <text:p text:style-name="P4">
Time: 2023-05-23T42:00:00-04:00</text:p>
      <text:p text:style-name="P4">
Description: У передмісті Бахмута тривають бої, ворог намагається зайняти вигідні позиці, але йому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9656707_19dcdcfc-0f77-4194-8e2f-212d6aebfaea.jpg" text:style-name="Internet_20_link" text:visited-style-name="Visited_20_Internet_20_Link">
129656707_19dcdcfc-0f77-4194-8e2f-212d6aebfaea.jpg</text:a>
']</text:p>
      <text:p text:style-name="P4">
Tags: ['АГРЕСІЯ РФ', 'БАХМУТСЬКИЙ НАПРЯМОК', 'ВТОРГНЕННЯ РФ', 'ГАННА МАЛЯР']</text:p>
      <text:p text:style-name="P4">
Category: News</text:p>
      <!--METADATA-->
      <text:p text:style-name="P4">
<draw:frame draw:style-name="fr1" draw:name="Image20" text:anchor-type="as-char" svg:width="6.9236in" svg:height="3.894525in" draw:z-index="0">
<draw:image xlink:href="../Images/AРМІЯINFORM/2023-05-23T42-00-00-04-00/129656707_19dcdcfc-0f77-4194-8e2f-212d6aebfaea.jpg" xlink:type="simple" xlink:show="embed" xlink:actuate="onLoad" draw:mime-type="image/jpeg"/>
</draw:frame>
</text:p>
      <text:p text:style-name="P4">
У передмісті Бахмута тривають бої, ворог намагається зайняти вигідні позиці,але йому це не вдається. На певних ділянках ворог в обороні. Несе великівтрати.</text:p>
      <text:p text:style-name="P4">
Про це <text:a xlink:type="simple" xlink:href="https://t.me/annamaliar/790" text:style-name="Internet_20_link" text:visited-style-name="Visited_20_Internet_20_Link">
повідомила</text:a>
 заступник Міністра оборониУкраїни Ганна Маляр, заявивши, що по флангах на півночі і півдні від Бахмута уСил оборони України є незначне просування.</text:p>
      <text:p text:style-name="P4">
«Цієї доби активність наступальних дій ворога на Бахмутському напрямку дещознизилась. Разом з тим, кількість обстрілів стабільно висока», — зазначилавона.</text:p>
      <text:p text:style-name="P4">
У місті Бахмут, за словами Ганни Маляр, бої зменшились, ворог продовжуєзачистку районів, взятих ним під контроль.</text:p>
      <text:p text:style-name="P4">
«Наші війська контролюють південно-західну околицю міста в районі «Літак», —додала заступник Міністра оборони України.</text:p>
      <text:p text:style-name="P4">
Source: <text:a xlink:type="simple" xlink:href="https://armyinform.com.ua/2023/05/23/po-flangah-na-pivnochi-i-pivdni-vid-bahmuta-u-nas-ye-neznachne-prosuvannya-ganna-malyar/" text:style-name="Internet_20_link" text:visited-style-name="Visited_20_Internet_20_Link">
https://armyinform.com.ua/2023/05/23/po-flangah-na-pivnochi-i-pivdni-vid-bahmuta-u-nas-ye-neznachne-prosuvannya-ganna-malyar/</text:a>
</text:p>
      <!--NEWS-->
      <text:h text:style-name="P10" text:outline-level="1">
<text:span text:style-name="T4">
росія втратила у боях за Бахмут понад 100 тисяч осіб — ГУР</text:span>
</text:h>
      <text:p text:style-name="P4">
Author: ['АРМІЯINFORM']</text:p>
      <text:p text:style-name="P4">
Time: 2023-05-23T43:00:00-04:00</text:p>
      <text:p text:style-name="P4">
Description: Втрати російських окупаційних військ під Бахмутом надзвичайно великі — понад 100 тисяч.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3-01.jpg" text:style-name="Internet_20_link" text:visited-style-name="Visited_20_Internet_20_Link">
20230523-01.jpg</text:a>
']</text:p>
      <text:p text:style-name="P4">
Tags: ['БОЇ ЗА БАХМУТ', 'ВТРАТИ ПРОТИВНИКА', 'ГУР МІНОБОРОНИ УКРАЇНИ', 'СХІД УКРАЇНИ']</text:p>
      <text:p text:style-name="P4">
Category: News</text:p>
      <!--METADATA-->
      <text:p text:style-name="P4">
<draw:frame draw:style-name="fr1" draw:name="Image21" text:anchor-type="as-char" svg:width="6.9236in" svg:height="4.370522in" draw:z-index="0">
<draw:image xlink:href="../Images/AРМІЯINFORM/2023-05-23T43-00-00-04-00/20230523-01.jpg" xlink:type="simple" xlink:show="embed" xlink:actuate="onLoad" draw:mime-type="image/jpeg"/>
</draw:frame>
</text:p>
      <text:p text:style-name="P4">
Втрати російських окупаційних військ під Бахмутом надзвичайно великі — понад100 тисяч.</text:p>
      <text:p text:style-name="P4">
Про це <text:a xlink:type="simple" xlink:href="https://gur.gov.ua/content/vtraty-rosiiski-pid-bakhmutom-kolosalni.html" text:style-name="Internet_20_link" text:visited-style-name="Visited_20_Internet_20_Link">
повідомив</text:a>
 представник Головного управління розвідки Міністерства оборониУкраїни Андрій Юсов.</text:p>
      <text:p text:style-name="P4">
«Втрати російські під Бахмутом справді колосальні. Вони абсолютно невідповідають ні поставленим цілям, ні отриманим результатам», — підсумувавпредставник воєнної розвідки України.</text:p>
      <text:p text:style-name="P4">
За попередньою інформацією, у Бахмуті ворог<text:a xlink:type="simple" xlink:href="https://armyinform.com.ua/2023/05/23/rashysty-prodovzhuyut-vesty-nastupalni-diyi-na-bahmut-boyi-za-misto-tryvayut/" text:style-name="Internet_20_link" text:visited-style-name="Visited_20_Internet_20_Link">
намагається</text:a>
 захопити південно-західну частину міста, Сили оборони України контратакують окупанта на флангах.</text:p>
      <text:p text:style-name="P4">
Source: <text:a xlink:type="simple" xlink:href="https://armyinform.com.ua/2023/05/23/rosiya-vtratyla-u-boyah-za-bahmut-ponad-100-tysyach-osib-gur/" text:style-name="Internet_20_link" text:visited-style-name="Visited_20_Internet_20_Link">
https://armyinform.com.ua/2023/05/23/rosiya-vtratyla-u-boyah-za-bahmut-ponad-100-tysyach-osib-gur/</text:a>
</text:p>
      <!--NEWS-->
      <text:h text:style-name="P10" text:outline-level="1">
<text:span text:style-name="T4">
У День морської піхоти Президент України відвідав передові позиції українських захисників на Донеччині</text:span>
</text:h>
      <text:p text:style-name="P4">
Author: ['АРМІЯINFORM']</text:p>
      <text:p text:style-name="P4">
Time: 2023-05-23T44:00:00-04:00</text:p>
      <text:p text:style-name="P4">
Description: Сьогодні, 23 травня, Президент Володимир Зеленський з нагоди Дня морської піхоти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3872055033514214_y.jpg" text:style-name="Internet_20_link" text:visited-style-name="Visited_20_Internet_20_Link">
photo_5433872055033514214_y.jpg</text:a>
', '<text:a xlink:type="simple" xlink:href="https://armyinform.com.ua/wp-content/uploads/2023/05/photo_5433872055033514223_y-150x150.jpg" text:style-name="Internet_20_link" text:visited-style-name="Visited_20_Internet_20_Link">
photo_5433872055033514223_y-150x150.jpg</text:a>
', '<text:a xlink:type="simple" xlink:href="https://armyinform.com.ua/wp-content/uploads/2023/05/photo_5433872055033514220_y-150x150.jpg" text:style-name="Internet_20_link" text:visited-style-name="Visited_20_Internet_20_Link">
photo_5433872055033514220_y-150x150.jpg</text:a>
', '<text:a xlink:type="simple" xlink:href="https://armyinform.com.ua/wp-content/uploads/2023/05/f252b43c-a422-49b5-b31d-5a7c9aff089b-e1684831037334.jpg" text:style-name="Internet_20_link" text:visited-style-name="Visited_20_Internet_20_Link">
f252b43c-a422-49b5-b31d-5a7c9aff089b-e1684831037334.jpg</text:a>
']</text:p>
      <text:p text:style-name="P4">
Tags: ['ВОЛОДИМИР ЗЕЛЕНСЬКИЙ', 'ДЕНЬ МОРСЬКОЇ ПІХОТИ']</text:p>
      <text:p text:style-name="P4">
Category: News</text:p>
      <!--METADATA-->
      <text:p text:style-name="P4">
<draw:frame draw:style-name="fr1" draw:name="Image22" text:anchor-type="as-char" svg:width="6.9236in" svg:height="4.61393in" draw:z-index="0">
<draw:image xlink:href="../Images/AРМІЯINFORM/2023-05-23T44-00-00-04-00/photo_5433872055033514214_y.jpg" xlink:type="simple" xlink:show="embed" xlink:actuate="onLoad" draw:mime-type="image/jpeg"/>
</draw:frame>
</text:p>
      <text:p text:style-name="P4">
Сьогодні, 23 травня, Президент Володимир Зеленський з нагоди Дня морськоїпіхоти відвідав передові позиції Збройних Сил України у смузі оборони Вугледар– Мар’їнка в Донецькій області.</text:p>
      <text:p text:style-name="P4">
Про це <text:a xlink:type="simple" xlink:href="https://www.president.gov.ua/news/u-den-morskoyi-pihoti-prezident-ukrayini-vidvidav-peredovi-p-83109" text:style-name="Internet_20_link" text:visited-style-name="Visited_20_Internet_20_Link">
повідомляє</text:a>
 Офіс Президента України.</text:p>
      <text:p text:style-name="P4">
Верховний Головнокомандувач заслухав доповідь командувача морської піхоти йОТУ «Донецьк» генерал-лейтенанта Юрія Содоля щодо поточної ситуації навизначеній ділянці фронту.</text:p>
      <text:p text:style-name="P4">
<text:a xlink:type="simple" xlink:href="https://armyinform.com.ua/wp-content/uploads/2023/05/photo_5433872055033514223_y.jpg" text:style-name="Internet_20_link" text:visited-style-name="Visited_20_Internet_20_Link">
<draw:frame draw:style-name="fr1" draw:name="Image23" text:anchor-type="as-char" svg:width="6.9236in" svg:height="6.9236in" draw:z-index="0">
<draw:image xlink:href="../Images/AРМІЯINFORM/2023-05-23T44-00-00-04-00/photo_5433872055033514223_y-150x150.jpg" xlink:type="simple" xlink:show="embed" xlink:actuate="onLoad" draw:mime-type="image/jpeg"/>
</draw:frame>
</text:a>
</text:p>
      <text:p text:style-name="P4">
<text:a xlink:type="simple" xlink:href="https://armyinform.com.ua/wp-content/uploads/2023/05/photo_5433872055033514220_y.jpg" text:style-name="Internet_20_link" text:visited-style-name="Visited_20_Internet_20_Link">
<draw:frame draw:style-name="fr1" draw:name="Image24" text:anchor-type="as-char" svg:width="6.9236in" svg:height="6.9236in" draw:z-index="0">
<draw:image xlink:href="../Images/AРМІЯINFORM/2023-05-23T44-00-00-04-00/photo_5433872055033514220_y-150x150.jpg" xlink:type="simple" xlink:show="embed" xlink:actuate="onLoad" draw:mime-type="image/jpeg"/>
</draw:frame>
</text:a>
</text:p>
      <text:p text:style-name="P4">
Володимир Зеленський наголосив, що морська піхота — це братерство сильних,витривалих, вірних своїм переконанням і покликанню бійців, які завждидемонструють швидкість, рішучість і результат.</text:p>
      <text:p text:style-name="P4">
За словами глави держави, з початку російської агресії військові частини йпідрозділи морської піхоти надійно тримають оборону на найбільш відповідальнихділянках фронту, професійно та впевнено знищуючи загарбників.</text:p>
      <text:p text:style-name="P4">
«Щодня на полі бою українська морська піхота доводить, що вона є потужноюсилою, яка знищує ворога, звільняє українські землі, виконує найскладнішізавдання у найскладніших умовах. І нам потрібно більше такої сили. Томувідсьогодні ми значно збільшуємо потенціал морської піхоти та створюємо корпусморської піхоти», — заявив Президент.</text:p>
      <text:p text:style-name="P4">
Як розповів Володимир Зеленський, буде сформовано нові бригади, забезпеченісучасною технікою та зброєю.</text:p>
      <text:p text:style-name="P4">
<draw:frame draw:style-name="fr1" draw:name="Image25" text:anchor-type="as-char" svg:width="6.9236in" svg:height="3.651117in" draw:z-index="0">
<draw:image xlink:href="../Images/AРМІЯINFORM/2023-05-23T44-00-00-04-00/f252b43c-a422-49b5-b31d-5a7c9aff089b-e1684831037334.jpg" xlink:type="simple" xlink:show="embed" xlink:actuate="onLoad" draw:mime-type="image/jpeg"/>
</draw:frame>
</text:p>
      <text:p text:style-name="P4">
Source: <text:a xlink:type="simple" xlink:href="https://armyinform.com.ua/2023/05/23/u-den-morskoyi-pihoty-prezydent-ukrayiny-vidvidav-peredovi-pozycziyi-ukrayinskyh-zahysnykiv-na-donechchyni/" text:style-name="Internet_20_link" text:visited-style-name="Visited_20_Internet_20_Link">
https://armyinform.com.ua/2023/05/23/u-den-morskoyi-pihoty-prezydent-ukrayiny-vidvidav-peredovi-pozycziyi-ukrayinskyh-zahysnykiv-na-donechchyni/</text:a>
</text:p>
      <!--NEWS-->
      <text:h text:style-name="P10" text:outline-level="1">
<text:span text:style-name="T4">
Для моніторингу стану мінної безпеки на деокупованих територіях створено єдиний Координаційний центр</text:span>
</text:h>
      <text:p text:style-name="P4">
Author: ['Андрій Задубінний']</text:p>
      <text:p text:style-name="P4">
Time: 2023-05-23T45:00:00-04:00</text:p>
      <text:p text:style-name="P4">
Description: З метою створення єдиної системи контролю розмінування території керівництво Мін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5.jpg" text:style-name="Internet_20_link" text:visited-style-name="Visited_20_Internet_20_Link">
konopelnyuk5.jpg</text:a>
']</text:p>
      <text:p text:style-name="P4">
Tags: ['MILITARY MEDIA CENTER', 'ВТОРГНЕННЯ РФ', 'КООРДИНАЦІЙНИЙ ЦЕНТР', 'МИХАЙЛО КОНОПЕЛЬНЮК', 'МІНИ', 'МІНОБОРОНИ']</text:p>
      <text:p text:style-name="P4">
Category: News</text:p>
      <!--METADATA-->
      <text:p text:style-name="P4">
<draw:frame draw:style-name="fr1" draw:name="Image26" text:anchor-type="as-char" svg:width="6.9236in" svg:height="4.615733in" draw:z-index="0">
<draw:image xlink:href="../Images/AРМІЯINFORM/2023-05-23T45-00-00-04-00/konopelnyuk5.jpg" xlink:type="simple" xlink:show="embed" xlink:actuate="onLoad" draw:mime-type="image/jpeg"/>
</draw:frame>
Михайло Конопельнюк</text:p>
      <text:p text:style-name="P4">
З метою створення єдиної системи контролю розмінування території керівництвоМіноборони України ухвалило рішення щодо створення Координаційного центру зпитань моніторингу стану мінної безпеки на деокупованих територіях України.Він забезпечує цілодобовий збір та узагальнення оперативної інформації відсертифікованих операторів протимінної діяльності, уповноважених підрозділіврозмінування Державної служби надзвичайних ситуації України, Державноїспеціальної служби транспорту МО України, Збройних Сил України про виконаннязаходів нетехнічного, технічного обстежень розмінування, очищення/розмінуваннязабруднених вибухонебезпечними предметами територій, кількість засобів та сил,залучених для виконання заходів та інше.</text:p>
      <text:p text:style-name="P4">
Про це повідомив старший офіцер відділу підтримки Адміністрації Державноїспеціальної служби транспорту МО України підполковник Михайло Конопельнюк підчас <text:a xlink:type="simple" xlink:href="https://armyinform.com.ua/2023/05/23/bryfing-shhodo-rozminuvannya-terytorij-za-uchasti-predstavnyka-derzhspecztranssluzhby-mou/" text:style-name="Internet_20_link" text:visited-style-name="Visited_20_Internet_20_Link">
брифінгу</text:a>
 вMilitary Media Center.</text:p>
      <text:p text:style-name="P4">
За словами підполковника Конопельнюка, узагальнення інформації допоможесистематизувати та пришвидшити процес розмінування в Україні. Ефективновикористовувати наявний ресурс фахівців з розмінування на найбільш забрудненихвибухонебезпечними предметами територіях.</text:p>
      <text:p text:style-name="P4">
Source: <text:a xlink:type="simple" xlink:href="https://armyinform.com.ua/2023/05/23/dlya-monitoryngu-stanu-minnoyi-bezpeky-na-deokupovanyh-terytoriyah-stvoreno-yedynyj-koordynaczijnyj-czentr/" text:style-name="Internet_20_link" text:visited-style-name="Visited_20_Internet_20_Link">
https://armyinform.com.ua/2023/05/23/dlya-monitoryngu-stanu-minnoyi-bezpeky-na-deokupovanyh-terytoriyah-stvoreno-yedynyj-koordynaczijnyj-czentr/</text:a>
</text:p>
      <!--NEWS-->
      <text:h text:style-name="P10" text:outline-level="1">
<text:span text:style-name="T4">
Україна найбільш забруднена вибухонебезпечними предметами країна світу</text:span>
</text:h>
      <text:p text:style-name="P4">
Author: ['Євген Проворний']</text:p>
      <text:p text:style-name="P4">
Time: 2023-05-23T46:00:00-04:00</text:p>
      <text:p text:style-name="P4">
Description: Через російську агресію територія України зазнала найбільшого забрудн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12.jpg" text:style-name="Internet_20_link" text:visited-style-name="Visited_20_Internet_20_Link">
konopelnyuk12.jpg</text:a>
']</text:p>
      <text:p text:style-name="P4">
Tags: ['MILITARY MEDIA CENTER', 'МИХАЙЛО КОНОПЕЛЬНЮК']</text:p>
      <text:p text:style-name="P4">
Category: News</text:p>
      <!--METADATA-->
      <text:p text:style-name="P4">
<draw:frame draw:style-name="fr1" draw:name="Image27" text:anchor-type="as-char" svg:width="6.9236in" svg:height="4.615733in" draw:z-index="0">
<draw:image xlink:href="../Images/AРМІЯINFORM/2023-05-23T46-00-00-04-00/konopelnyuk12.jpg" xlink:type="simple" xlink:show="embed" xlink:actuate="onLoad" draw:mime-type="image/jpeg"/>
</draw:frame>
</text:p>
      <text:p text:style-name="P4">
Через російську агресію територія України зазнала найбільшого забрудненнявибухонебезпечними предметами серед країн світу. Наразі обстеження потребуютьтериторії площею в понад 174 тис. кв. км, з яких 14 тис. — це морськіакваторії. Це близько третини нашої країни. Відновлення деокупованихтериторій, а втім, і відбудова житла, транспортної та критичної інфраструктуритощо, можливі тільки за умов проведення гуманітарного розмінування.</text:p>
      <text:p text:style-name="P4">
Про це повідомив старший офіцер відділу підтримки Адміністрації Державноїспеціальної служби транспорту МО України підполковник Михайло Конопельнюк підчас <text:a xlink:type="simple" xlink:href="https://armyinform.com.ua/2023/05/23/bryfing-shhodo-rozminuvannya-terytorij-za-uchasti-predstavnyka-derzhspecztranssluzhby-mou/" text:style-name="Internet_20_link" text:visited-style-name="Visited_20_Internet_20_Link">
брифінгу</text:a>
 вMilitary Media Center.</text:p>
      <text:p text:style-name="P4">
Source: <text:a xlink:type="simple" xlink:href="https://armyinform.com.ua/2023/05/23/ukrayiny-najbilsh-zabrudnena-vybuhonebezpechnymy-predmetamy-krayina-svitu/" text:style-name="Internet_20_link" text:visited-style-name="Visited_20_Internet_20_Link">
https://armyinform.com.ua/2023/05/23/ukrayiny-najbilsh-zabrudnena-vybuhonebezpechnymy-predmetamy-krayina-svitu/</text:a>
</text:p>
      <!--NEWS-->
      <text:h text:style-name="P10" text:outline-level="1">
<text:span text:style-name="T4">
Понад 30 саперних груп Держспецтрансслужби працюють над розмінуванням деокупованих територій</text:span>
</text:h>
      <text:p text:style-name="P4">
Author: ['Євген Проворний']</text:p>
      <text:p text:style-name="P4">
Time: 2023-05-23T47:00:00-04:00</text:p>
      <text:p text:style-name="P4">
Description: Наразі більше ніж 30 саперних груп (з них 3 групи підводного розмі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4.jpg" text:style-name="Internet_20_link" text:visited-style-name="Visited_20_Internet_20_Link">
konopelnyuk4.jpg</text:a>
']</text:p>
      <text:p text:style-name="P4">
Tags: ['MILITARY MEDIA CENTER', 'ВТОРГНЕННЯ РФ', 'ДЕРЖСПЕЦТРАНССЛУЖБА', 'МИХАЙЛО КОНОПЕЛЬНЮК', 'МІНИ', 'МІНОБОРОНИ', 'САПЕРИ', 'ЦЕНТР РОЗМІНУВАННЯ']</text:p>
      <text:p text:style-name="P4">
Category: News</text:p>
      <!--METADATA-->
      <text:p text:style-name="P4">
<draw:frame draw:style-name="fr1" draw:name="Image28" text:anchor-type="as-char" svg:width="6.9236in" svg:height="4.615733in" draw:z-index="0">
<draw:image xlink:href="../Images/AРМІЯINFORM/2023-05-23T47-00-00-04-00/konopelnyuk4.jpg" xlink:type="simple" xlink:show="embed" xlink:actuate="onLoad" draw:mime-type="image/jpeg"/>
</draw:frame>
Михайло Конопельнюк</text:p>
      <text:p text:style-name="P4">
Наразі більше ніж 30 саперних груп (з них 3 групи підводного розмінування)Держспецтрансслужби працюють у Харківській, Миколаївській, Херсонській,Чернігівській, Київській та інших областях, повідомив старший офіцер відділупідтримки Адміністрації Державної спеціальної служби транспорту МО Українипідполковник Михайло Конопельнюк під час<text:a xlink:type="simple" xlink:href="https://armyinform.com.ua/2023/05/23/bryfing-shhodo-rozminuvannya-terytorij-za-uchasti-predstavnyka-derzhspecztranssluzhby-mou/" text:style-name="Internet_20_link" text:visited-style-name="Visited_20_Internet_20_Link">
брифінгу</text:a>
 в MilitaryMedia Center.</text:p>
      <text:p text:style-name="P4">
За словами офіцера, на фондах Держспецтрансслужби МО України створено Центрпротимінної діяльності та Центр розмінування.</text:p>
      <text:p text:style-name="P4">
<text:span text:style-name="T4">
Центр протимінної діяльності</text:span>
 здійснює планування, практичну організацію такоординацію заходів протимінної діяльності, інформує населення про ризики,пов’язані з мінами та вибухонебезпечними залишками війни.</text:p>
      <text:p text:style-name="P4">
<text:span text:style-name="T4">
Центр розмінування</text:span>
 Держспецтрансслужби має чітке основне завдання — цеорганізація практичного гуманітарного розмінування. Наразі центр проводитьнавчання та набір фахівців саперної справи, які мають досвід розмінування таготові працювати.</text:p>
      <text:p text:style-name="P4">
— Повноцінна діяльність Центру розмінування дозволить проводити першочерговіроботи з розмінування земель, промислових та інфраструктурних об’єктів назвільнених від російського окупанта територіях, — зазначив підполковникМихайло Конопельнюк.</text:p>
      <text:p text:style-name="P4">
<text:span text:style-name="T5">
Фото Дмитра Юрченка</text:span>
</text:p>
      <text:p text:style-name="P4">
Source: <text:a xlink:type="simple" xlink:href="https://armyinform.com.ua/2023/05/23/ponad-30-sapernyh-grup-derzhspecztranssluzhby-praczyuyut-nad-rozminuvannyam-deokupovanyh-terytorij/" text:style-name="Internet_20_link" text:visited-style-name="Visited_20_Internet_20_Link">
https://armyinform.com.ua/2023/05/23/ponad-30-sapernyh-grup-derzhspecztranssluzhby-praczyuyut-nad-rozminuvannyam-deokupovanyh-terytorij/</text:a>
</text:p>
      <!--NEWS-->
      <text:h text:style-name="P10" text:outline-level="1">
<text:span text:style-name="T4">
рф терміново евакуйовує сховища ядерних боєприпасів «бєлгород-22» — Андрій Юсов</text:span>
</text:h>
      <text:p text:style-name="P4">
Author: ['АРМІЯINFORM']</text:p>
      <text:p text:style-name="P4">
Time: 2023-05-23T48:00:00-04:00</text:p>
      <text:p text:style-name="P4">
Description: Влада російської федерації  терміново проводить евакуацію сховища ядерних боєприпа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9.jpg" text:style-name="Internet_20_link" text:visited-style-name="Visited_20_Internet_20_Link">
2023-05-04-11.39.59.jpg</text:a>
']</text:p>
      <text:p text:style-name="P4">
Tags: ['АГРЕСІЯ РФ', 'ВІЙНА', 'ГУР МО УКРАЇНИ']</text:p>
      <text:p text:style-name="P4">
Category: News</text:p>
      <!--METADATA-->
      <text:p text:style-name="P4">
<draw:frame draw:style-name="fr1" draw:name="Image29" text:anchor-type="as-char" svg:width="6.9236in" svg:height="4.615733in" draw:z-index="0">
<draw:image xlink:href="../Images/AРМІЯINFORM/2023-05-23T48-00-00-04-00/2023-05-04-11.39.59.jpg" xlink:type="simple" xlink:show="embed" xlink:actuate="onLoad" draw:mime-type="image/jpeg"/>
</draw:frame>
 Андрій Юсов. Фото: ДмитроЮрченко / АрміяInform</text:p>
      <text:p text:style-name="P4">
Влада російської федерації терміново проводить евакуацію сховища ядернихбоєприпасів «бєлгород-22» у бєлгородській області.</text:p>
      <text:p text:style-name="P4">
Про це <text:a xlink:type="simple" xlink:href="https://t.me/DIUkraine/2339" text:style-name="Internet_20_link" text:visited-style-name="Visited_20_Internet_20_Link">
заявив</text:a>
 представник Головного управліннярозвідки Міністерства оборони України Андрій Юсов.</text:p>
      <text:p text:style-name="P4">
«Воно (сховище ядерних боєприпасів – <text:span text:style-name="T5">
ред</text:span>
.) неподалік грайворона, саме тамзберігалася частина боєприпасів для ядерного озброєння», — додав представникГУР МОУ.</text:p>
      <text:p text:style-name="P4">
За його словами, через ситуацію в бєлгородській області помітні «елементипаніки» у представників російського керівництва, про це, зокрема, свідчитьевакуація місцевого населення.</text:p>
      <text:p text:style-name="P4">
«Евакуація військового об’єкта «бєлгород-22» — це також реакція. Ми розуміємо,що для евакуації такого роду об’єктів потрібно мати план, залучати серйознутехніку, кількість особового складу», — зауважив представник ГУР МО України.</text:p>
      <text:p text:style-name="P4">
Source: <text:a xlink:type="simple" xlink:href="https://armyinform.com.ua/2023/05/23/rf-terminovo-evakuyuye-shovyshha-yadernyh-boyeprypasiv-byelgorod-22-andrij-yusov/" text:style-name="Internet_20_link" text:visited-style-name="Visited_20_Internet_20_Link">
https://armyinform.com.ua/2023/05/23/rf-terminovo-evakuyuye-shovyshha-yadernyh-boyeprypasiv-byelgorod-22-andrij-yusov/</text:a>
</text:p>
      <!--NEWS-->
      <text:h text:style-name="P10" text:outline-level="1">
<text:span text:style-name="T4">
З початку широкомасштабного вторгнення рф сапери Держспецтрансслужби знешкодили 35 653 вибухонебезпечні предмети</text:span>
</text:h>
      <text:p text:style-name="P4">
Author: ['Андрій Задубінний']</text:p>
      <text:p text:style-name="P4">
Time: 2023-05-23T49:00:00-04:00</text:p>
      <text:p text:style-name="P4">
Description: З початку широкомасштабного вторгнення росії сапери Держспецтрансслужби МО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3.jpg" text:style-name="Internet_20_link" text:visited-style-name="Visited_20_Internet_20_Link">
konopelnyuk3.jpg</text:a>
']</text:p>
      <text:p text:style-name="P4">
Tags: ['MILITARY MEDIA CENTER', 'ДССТ', 'МИХАЙЛО КОНОПЕЛЬНЮК']</text:p>
      <text:p text:style-name="P4">
Category: News</text:p>
      <!--METADATA-->
      <text:p text:style-name="P4">
<draw:frame draw:style-name="fr1" draw:name="Image30" text:anchor-type="as-char" svg:width="6.9236in" svg:height="4.615733in" draw:z-index="0">
<draw:image xlink:href="../Images/AРМІЯINFORM/2023-05-23T49-00-00-04-00/konopelnyuk3.jpg" xlink:type="simple" xlink:show="embed" xlink:actuate="onLoad" draw:mime-type="image/jpeg"/>
</draw:frame>
</text:p>
      <text:p text:style-name="P4">
З початку широкомасштабного вторгнення росії сапери Держспецтрансслужби МОУкраїни виявили та знешкодили 35 653 вибухонебезпечні предмети. Про цеповідомив старший офіцер відділу підтримки Адміністрації Державної спеціальноїслужби транспорту МО України підполковник Михайло Конопельнюк під час<text:a xlink:type="simple" xlink:href="https://armyinform.com.ua/2023/05/23/bryfing-shhodo-rozminuvannya-terytorij-za-uchasti-predstavnyka-derzhspecztranssluzhby-mou/" text:style-name="Internet_20_link" text:visited-style-name="Visited_20_Internet_20_Link">
брифінгу</text:a>
 в MilitaryMedia Center.</text:p>
      <text:p text:style-name="P4">
За словами офіцера, на наявність вибухонебезпечних предметів перевіреноблизько 7 тисяч гектарів місцевості та 16,34 гектара акваторії річок та озер.Також <text:span text:style-name="T4">
сапери ДССТ обстежили та убезпечили 2024 км залізничних та 553 кмавтомобільних доріг. Обстежено більше ніж 287 кілометрів ЛЕП та 33 кмгазогонів.</text:span>
</text:p>
      <text:p text:style-name="P4">
Завдяки героїчній праці фахівців Держспецтрансслужби з розмінування тисячімешканців на деокупованих територіях отримали можливість повернутися донормального життя.</text:p>
      <text:p text:style-name="P4">
— Станом на сьогодні існує поточний некомплект фахівців саперної справи. Зарішенням Міністра оборони України збільшуємо кількість підрозділіврозмінування Держспецтрансслужби до загальної чисельності майже 3000 осіб.Розмінування України не має стати викликом для наших дітей, а тим більшеонуків, — зазначив підполковник Михайло Конопельнюк.</text:p>
      <text:p text:style-name="P4">
<text:span text:style-name="T5">
Фото Дмитра Юрченка</text:span>
</text:p>
      <text:p text:style-name="P4">
Source: <text:a xlink:type="simple" xlink:href="https://armyinform.com.ua/2023/05/23/z-pochatku-shyrokomasshtabnogo-vtorgnennya-rf-sapery-derzhspecztranssluzhby-zneshkodyly-35-653-vybuhonebezpechni-predmety/" text:style-name="Internet_20_link" text:visited-style-name="Visited_20_Internet_20_Link">
https://armyinform.com.ua/2023/05/23/z-pochatku-shyrokomasshtabnogo-vtorgnennya-rf-sapery-derzhspecztranssluzhby-zneshkodyly-35-653-vybuhonebezpechni-predmety/</text:a>
</text:p>
      <!--NEWS-->
      <text:h text:style-name="P10" text:outline-level="1">
<text:span text:style-name="T4">
У Чорному морі росіяни наразі тримають 11 кораблів, серед них — ракетоносій з вісьмома «Калібрами»</text:span>
</text:h>
      <text:p text:style-name="P4">
Author: ['Дмитро Горбунов']</text:p>
      <text:p text:style-name="P4">
Time: 2023-05-23T50:00:00-04:00</text:p>
      <text:p text:style-name="P4">
Description: Про це в етері телемарафону «Єдині новини» повідомила начальниця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НАТАЛІЯ ГУМЕНЮК']</text:p>
      <text:p text:style-name="P4">
Category: News</text:p>
      <!--METADATA-->
      <text:p text:style-name="P4">
<draw:frame draw:style-name="fr1" draw:name="Image31" text:anchor-type="as-char" svg:width="6.9236in" svg:height="4.615733in" draw:z-index="0">
<draw:image xlink:href="../Images/AРМІЯINFORM/2023-05-23T50-00-00-04-00/raketa-kalibr-pusk-chorne-more.jpg" xlink:type="simple" xlink:show="embed" xlink:actuate="onLoad" draw:mime-type="image/jpeg"/>
</draw:frame>
 Ілюстративне фото</text:p>
      <text:p text:style-name="P4">
Про це в етері телемарафону <text:a xlink:type="simple" xlink:href="https://www.youtube.com/watch" text:style-name="Internet_20_link" text:visited-style-name="Visited_20_Internet_20_Link">
«Єдиніновини»</text:a>
 повідомила начальницяоб’єднаного координаційного пресцентру Сил оборони півдня України полковникпершого рангу Наталія Гуменюк.</text:p>
      <text:p text:style-name="P4">
За її словами, кількість морських ракетоносіїв росіяни наразі дещо зменшили.</text:p>
      <text:p text:style-name="P4">
— Вороже корабельне угруповання постійно маневрує, бо росіяни бояться бутиураженими. Вони тримаються на максимальній відстані від контрольованогоукраїнського берега. Це вже звична для них відстань у сто морських міль, або180–200 кілометрів. Тяжіють вони в бік новоросійська та суто російськихберегів. Наразі в Чорному морі лише один ракетоносій, який у корабельномуугрупованні з 11 одиниць несе на собі 8 «Калібрів», — додала начальницяоб’єднаного координаційного пресцентру Сил оборони Півдня України.</text:p>
      <text:p text:style-name="P4">
Source: <text:a xlink:type="simple" xlink:href="https://armyinform.com.ua/2023/05/23/u-chornomu-mori-rosiyany-narazi-trymayut-11-korabliv-sered-nyh-raketonosij-z-vismoma-kalibramy/" text:style-name="Internet_20_link" text:visited-style-name="Visited_20_Internet_20_Link">
https://armyinform.com.ua/2023/05/23/u-chornomu-mori-rosiyany-narazi-trymayut-11-korabliv-sered-nyh-raketonosij-z-vismoma-kalibramy/</text:a>
</text:p>
      <!--NEWS-->
      <text:h text:style-name="P10" text:outline-level="1">
<text:span text:style-name="T4">
Родичі полонених морпіхів зустрілися з представниками Координаційного штабу</text:span>
</text:h>
      <text:p text:style-name="P4">
Author: ['АРМІЯINFORM']</text:p>
      <text:p text:style-name="P4">
Time: 2023-05-23T51:00:00-04:00</text:p>
      <text:p text:style-name="P4">
Description: У Координаційному штабі відбулася зустріч з родинами військовослужбовців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7.jpg" text:style-name="Internet_20_link" text:visited-style-name="Visited_20_Internet_20_Link">
ksh3-7.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2" text:anchor-type="as-char" svg:width="6.9236in" svg:height="4.823441in" draw:z-index="0">
<draw:image xlink:href="../Images/AРМІЯINFORM/2023-05-23T51-00-00-04-00/ksh3-7.jpg" xlink:type="simple" xlink:show="embed" xlink:actuate="onLoad" draw:mime-type="image/jpeg"/>
</draw:frame>
</text:p>
      <text:p text:style-name="P4">
У Координаційному штабі відбулася зустріч з родинами військовослужбовцівокремої бригади морської піхоти імені контрадмірала Михайла Білинського. Зродичами полонених і зниклих безвісти морських піхотинців спілкувавсяпредставник Координаційного штабу.</text:p>
      <text:p text:style-name="P4">
Про це <text:a xlink:type="simple" xlink:href="https://t.me/Koord_shtab/1099" text:style-name="Internet_20_link" text:visited-style-name="Visited_20_Internet_20_Link">
повідомляє</text:a>
 Координаційний штаб зпитань поводження з військовополоненими.</text:p>
      <text:p text:style-name="P4">
Одне з питань, яке обговорили під час зустрічі, стосувалося інформаційноїбезпеки. Представник Штабу звернув увагу на те, що ворог дуже активний вінформаційному просторі і використовує будь-які доступні інструменти дляманіпуляцій і введення в оману українських громадян, зокрема, родичіввійськовополонених. Інформаційні майданчики, контрольовані державою-агресоркою, тиражують повідомлення, спрямовані на дестабілізацію українськогосуспільства.</text:p>
      <text:p text:style-name="P4">
Варто бути дуже пильними і критично ставитися до інформації, отриманої знеперевірених джерел. Даючи коментарі медіаресурсам чи проводячи публічнізаходи, варто враховувати всі можливі ризики і в жодному разі не розголошуватиінформацію, яка може зашкодити тим, хто досі перебуває в російській неволі.</text:p>
      <text:p text:style-name="P4">
Що стосується місцезнаходження полонених захисників і захисниць, представникШтабу зауважив, що офіційної інформації росія про це не надає. Проте відомостіпро ймовірні місця утримання надходять з інших джерел. Слід зазначити, щоінформація про місцезнаходження військовополоненого не має безпосередньоговпливу на процеси обміну. Також триває робота над тим, щоб повертати полоненихз різних місць утримання, які розташовані як у російській федерації, так і натимчасово окупованих українських територіях.</text:p>
      <text:p text:style-name="P4">
Source: <text:a xlink:type="simple" xlink:href="https://armyinform.com.ua/2023/05/23/rodychi-polonenyh-morpihiv-zustrilysya-z-predstavnykamy-koordynaczijnogo-shtabu-2/" text:style-name="Internet_20_link" text:visited-style-name="Visited_20_Internet_20_Link">
https://armyinform.com.ua/2023/05/23/rodychi-polonenyh-morpihiv-zustrilysya-z-predstavnykamy-koordynaczijnogo-shtabu-2/</text:a>
</text:p>
      <!--NEWS-->
      <text:h text:style-name="P10" text:outline-level="1">
<text:span text:style-name="T4">
Розмінування України: за добу піротехніки знешкодили вісім авіаційних бомб</text:span>
</text:h>
      <text:p text:style-name="P4">
Author: ['АРМІЯINFORM']</text:p>
      <text:p text:style-name="P4">
Time: 2023-05-23T52:00:00-04:00</text:p>
      <text:p text:style-name="P4">
Description: Протягом минулої доби, 22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edium.jpg" text:style-name="Internet_20_link" text:visited-style-name="Visited_20_Internet_20_Link">
medium.jpg</text:a>
']</text:p>
      <text:p text:style-name="P4">
Tags: ['ВІЙНА', 'ВТОРГНЕННЯ РФ', 'ДСНС УКРАЇНИ', 'РОЗМІНУВАННЯ']</text:p>
      <text:p text:style-name="P4">
Category: News</text:p>
      <!--METADATA-->
      <text:p text:style-name="P4">
<draw:frame draw:style-name="fr1" draw:name="Image33" text:anchor-type="as-char" svg:width="6.9236in" svg:height="3.89908in" draw:z-index="0">
<draw:image xlink:href="../Images/AРМІЯINFORM/2023-05-23T52-00-00-04-00/medium.jpg" xlink:type="simple" xlink:show="embed" xlink:actuate="onLoad" draw:mime-type="image/jpeg"/>
</draw:frame>
</text:p>
      <text:p text:style-name="P4">
<text:span text:style-name="T4">
Протягом минулої доби, 22 травня,</text:span>
 піротехнічні підрозділи Державної службиУкраїни з надзвичайних ситуацій <text:span text:style-name="T4">
151 раз</text:span>
 залучалися до виконання завдань зрозмінування.</text:p>
      <text:p text:style-name="P4">
Про це <text:a xlink:type="simple" xlink:href="https://www.kmu.gov.ua/news/operatyvna-5informatsiia-dsns-shchodo-naslidkiv-vedennia-boiovykh-dii-rosiiskoiu-federatsiieiu-ta-diialnosti-pirotekhnichnykh-pidrozdiliv-sluzhby" text:style-name="Internet_20_link" text:visited-style-name="Visited_20_Internet_20_Link">
<text:span text:style-name="T5">
повідомляє</text:span>
</text:a>
 Урядовий портал.</text:p>
      <text:p text:style-name="P4">
Піротехнічні підрозділи виявили, вилучили і знешкодили 5 609 од.вибухонебезпечних предметів, зокрема 8 одиниць авіаційних бомб. Обстежено(очищено) територію площею понад 349,37 гектарів.</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425рази</text:span>
 до виконання завдань з розмінування. Знешкоджено <text:span text:style-name="T4">
388 636вибухонебезпечних предметів</text:span>
 , зокрема <text:span text:style-name="T4">
2 249</text:span>
 <text:span text:style-name="T4">
авіаційних бомб</text:span>
.Обстежено (очищено) територію площею <text:span text:style-name="T4">
86 529 гектари</text:span>
.</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5/23/rozminuvannya-ukrayiny-za-dobu-pirotehniky-zneshkodyly-visim-aviaczijnyh-bomb/" text:style-name="Internet_20_link" text:visited-style-name="Visited_20_Internet_20_Link">
https://armyinform.com.ua/2023/05/23/rozminuvannya-ukrayiny-za-dobu-pirotehniky-zneshkodyly-visim-aviaczijnyh-bomb/</text:a>
</text:p>
      <!--NEWS-->
      <text:h text:style-name="P10" text:outline-level="1">
<text:span text:style-name="T4">
Затриманому в Черкасах російському агенту загрожує довічне ув’язнення</text:span>
</text:h>
      <text:p text:style-name="P4">
Author: ['АРМІЯINFORM']</text:p>
      <text:p text:style-name="P4">
Time: 2023-05-23T53:00:00-04:00</text:p>
      <text:p text:style-name="P4">
Description: На Черкащині викрито агента головного управління генерального штабу зс рф (більш відо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129456ff13f89e9b05b636caf0cb10.jpeg" text:style-name="Internet_20_link" text:visited-style-name="Visited_20_Internet_20_Link">
d9129456ff13f89e9b05b636caf0cb10.jpeg</text:a>
']</text:p>
      <text:p text:style-name="P4">
Tags: ['STOPRUSSIA', 'АГРЕСІЯ РФ', 'ВТОРГНЕННЯ РФ']</text:p>
      <text:p text:style-name="P4">
Category: News</text:p>
      <!--METADATA-->
      <text:p text:style-name="P4">
<draw:frame draw:style-name="fr1" draw:name="Image34" text:anchor-type="as-char" svg:width="6.9236in" svg:height="4.615733in" draw:z-index="0">
<draw:image xlink:href="../Images/AРМІЯINFORM/2023-05-23T53-00-00-04-00/d9129456ff13f89e9b05b636caf0cb10.jpeg" xlink:type="simple" xlink:show="embed" xlink:actuate="onLoad" draw:mime-type="image/jpeg"/>
</draw:frame>
</text:p>
      <text:p text:style-name="P4">
На Черкащині викрито агента головного управління генерального штабу зс рф(більш відомого як ГРУ), який збирав розвіддані про місця базування іпереміщення українських військових та систем протиповітряної оборони натериторії України.</text:p>
      <text:p text:style-name="P4">
Зловмисником виявився мешканець тимчасово окупованої частини Херсонщини, якийна початку широкомасштабного вторгнення підтримав загарбників і запропонувавїм свою допомогу у війні проти України.</text:p>
      <text:p text:style-name="P4">
Згодом через месенджер на нього вийшов кадровий співробітник російськоївоєнної розвідки з «пропозицією» негласної співпраці. За його вказівкою агентприбув на Черкащину для проведення розвідувально-підривної діяльності якпереселенець.</text:p>
      <text:p text:style-name="P4">
На території регіону зрадник збирав інформацію про місця розташування Силоборони та об’єктів критичної інфраструктури. Особливо його цікавили локаціїсистем ППО, українських військових шпиталів, а також заводів, мостів і дамб.</text:p>
      <text:p text:style-name="P4">
Отримані відомості російський агент передавав окупантам у вигляді електроннихгеолокацій з підтверджуючими фото. Зрадника затримали під час фотофіксаціїукраїнського об’єкта критичної інфраструктури і передачі відповідного «звіту»до російської воєнної розвідки.</text:p>
      <text:p text:style-name="P4">
На підставі зібраних доказів йому повідомили про підозру за державну зраду,вчинену в умовах воєнного стану. Зловмиснику загрожує довічне позбавленняволі.</text:p>
      <text:p text:style-name="P4">
<text:span text:style-name="T4">
Джерело:</text:span>
 <text:a xlink:type="simple" xlink:href="https://ssu.gov.ua/novyny/sbu-zatrymala-u-cherkasakh-rosiiskoho-ahenta-pid-chas-koryhuvannia-nym-vorozhoho-udaru-po-mistu" text:style-name="Internet_20_link" text:visited-style-name="Visited_20_Internet_20_Link">
<text:span text:style-name="T5">
СБУ</text:span>
</text:a>
</text:p>
      <text:p text:style-name="P4">
Source: <text:a xlink:type="simple" xlink:href="https://armyinform.com.ua/2023/05/23/zatrymanomu-u-cherkasah-rosijskomu-agentu-zagrozhuye-dovichne-uvyaznennya/" text:style-name="Internet_20_link" text:visited-style-name="Visited_20_Internet_20_Link">
https://armyinform.com.ua/2023/05/23/zatrymanomu-u-cherkasah-rosijskomu-agentu-zagrozhuye-dovichne-uvyaznennya/</text:a>
</text:p>
      <!--NEWS-->
      <text:h text:style-name="P10" text:outline-level="1">
<text:span text:style-name="T4">
У підрозділах Держспецтрансслужби вже 5 жінок виконують завдання з розмінування</text:span>
</text:h>
      <text:p text:style-name="P4">
Author: ['Андрій Задубінний']</text:p>
      <text:p text:style-name="P4">
Time: 2023-05-23T54:00:00-04:00</text:p>
      <text:p text:style-name="P4">
Description: Навчання фахівців — саперів для інженерно-саперних підрозділів Державної спец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7.jpg" text:style-name="Internet_20_link" text:visited-style-name="Visited_20_Internet_20_Link">
konopelnyuk7.jpg</text:a>
']</text:p>
      <text:p text:style-name="P4">
Tags: ['MILITARY MEDIA CENTER', 'ВТОРГНЕННЯ РФ', 'ДЕРЖСПЕЦТРАНССЛУЖБА', 'ДССТ', 'ЖІНКИ', 'МИХАЙЛО КОНОПЕЛЬНЮК', 'МІНОБОРОНИ', 'РОЗМІНУВАННЯ', 'САПЕРИ']</text:p>
      <text:p text:style-name="P4">
Category: News</text:p>
      <!--METADATA-->
      <text:p text:style-name="P4">
<draw:frame draw:style-name="fr1" draw:name="Image35" text:anchor-type="as-char" svg:width="6.9236in" svg:height="4.615733in" draw:z-index="0">
<draw:image xlink:href="../Images/AРМІЯINFORM/2023-05-23T54-00-00-04-00/konopelnyuk7.jpg" xlink:type="simple" xlink:show="embed" xlink:actuate="onLoad" draw:mime-type="image/jpeg"/>
</draw:frame>
Михайло Конопельнюк</text:p>
      <text:p text:style-name="P4">
Навчання фахівців — саперів для інженерно-саперних підрозділів Державноїспеціальної служби транспорту Міністерства оборони України, зокрема водолазів-саперів, — відбувається в навчальному центрі Держспецтрансслужби. Для цьогопідготовлена відповідна матеріально-технічна база, програма навчання тавикладацький склад. Також отримана державна ліцензія у Міністерства освіти напідготовку спеціалістів за професіями «сапер» та «водолаз». Після закінченнянавчання та здачі випускних іспитів особовий склад отримує свідоцтва держаногозразка. Про це повідомив старший офіцер відділу підтримки АдміністраціїДержавної спеціальної служби транспорту МО України підполковник МихайлоКонопельнюк під час <text:a xlink:type="simple" xlink:href="https://armyinform.com.ua/2023/05/23/bryfing-shhodo-rozminuvannya-terytorij-za-uchasti-predstavnyka-derzhspecztranssluzhby-mou/" text:style-name="Internet_20_link" text:visited-style-name="Visited_20_Internet_20_Link">
брифінгу</text:a>
 в Military Media Center.</text:p>
      <text:p text:style-name="P4">
За словами підполковника Конопельнюка, бути сапером — це насамперед свідомийвибір: людина має бути психологічно готова до важкої роботи, що пов’язана зризиком. Тому перший етап — це тестування на професійну придатність. Післяцього — навчання. Ті, хто успішно складе іспит після його завершення, станутьсаперами та будуть допущені до проведення розмінування.</text:p>
      <text:p text:style-name="P4">
Підполковник Михайло Конопельнюк наголосив, що в Україні дедалі більше жінокпрагнуть опанувати професію сапера. У підрозділах Держспецтрансслужби вже 5жінок-саперів виконують завдання з розмінування і ще одна наразі проходитькурс навчання.</text:p>
      <text:p text:style-name="P4">
Для підготовки саперів ДССТ МО України активно співпрацює з іншими державнимита міжнародними операторами протимінної діяльності (як-от: FSD Ukraine, TheHALO Trust, DRC, TetraTech тощо).</text:p>
      <text:p text:style-name="P4">
— Налагодження зв’язків та співпраці з іноземними партнерами пришвидшитьпроцес підготовки кваліфікованих фахівців з розмінування та допоможезабезпечити необхідним спорядженням саперів, — зазначив підполковникКонопельнюк.</text:p>
      <text:p text:style-name="P4">
Під час розмінування сапери завжди мають бути готові до того, що виявленийвибухонебезпечний предмет може бути із «сюрпризом». Як зазначив підполковникКонопельнюк, ворог застосовує різноманітні варіанти мінування, застосовуєміни-пастки та міни-сюрпризи, нестандартне встановлення інженернихбоєприпасів.</text:p>
      <text:p text:style-name="P4">
— Чим довше територія перебувала під окупацією, тим більше вона забрудненамінами, боєприпасами та іншими вибухонебезпечними предметами від веденнябойових дій, — повідомив офіцер.</text:p>
      <text:p text:style-name="P4">
Щодо забезпечення індивідуальними засобами розмінування та спорядження, офіцернаголосив, що однією з ключових потреб для саперів ДССТ наразі є сучасніроботизовані платформи та машини для механізованого розмінування.</text:p>
      <text:p text:style-name="P4">
— Новітні технології насамперед зберігають життя особового складу тазбільшують ефективність розмінування. Сьогодні налагоджена робота зіспонсорами, волонтерами, міжнародними організаціями щодо поставок сучасногообладнання. Ми відкриті і готові до співпраці з усіма, хто може запропонуватидопомогу, — наголосив підполковник Конопельнюк.</text:p>
      <text:p text:style-name="P4">
<text:span text:style-name="T5">
Фото Дмитра Юрченка</text:span>
</text:p>
      <text:p text:style-name="P4">
Source: <text:a xlink:type="simple" xlink:href="https://armyinform.com.ua/2023/05/23/u-pidrozdilah-derzhspecztranssluzhby-vzhe-5-zhinok-vykonuyut-zavdannya-z-rozminuvannya/" text:style-name="Internet_20_link" text:visited-style-name="Visited_20_Internet_20_Link">
https://armyinform.com.ua/2023/05/23/u-pidrozdilah-derzhspecztranssluzhby-vzhe-5-zhinok-vykonuyut-zavdannya-z-rozminuvannya/</text:a>
</text:p>
      <!--NEWS-->
      <text:h text:style-name="P10" text:outline-level="1">
<text:span text:style-name="T4">
У Польщі за участі МОУ відбулася зустріч експертів програми НАТО з удосконалення військової освіти</text:span>
</text:h>
      <text:p text:style-name="P4">
Author: ['АРМІЯINFORM']</text:p>
      <text:p text:style-name="P4">
Time: 2023-05-23T55:00:00-04:00</text:p>
      <text:p text:style-name="P4">
Description: Делегація оборонного відомства України на чолі з першим заступником Міністр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42295_571918564980959_3332919817850242818_n.jpg" text:style-name="Internet_20_link" text:visited-style-name="Visited_20_Internet_20_Link">
347142295_571918564980959_3332919817850242818_n.jpg</text:a>
', '<text:a xlink:type="simple" xlink:href="https://armyinform.com.ua/wp-content/uploads/2023/05/347226515_703233264901574_4412928855846871041_n.jpg" text:style-name="Internet_20_link" text:visited-style-name="Visited_20_Internet_20_Link">
347226515_703233264901574_4412928855846871041_n.jpg</text:a>
']</text:p>
      <text:p text:style-name="P4">
Tags: ['DEEP-UKRAINE', 'ВОЛОДИМИР МІРНЕНКО', 'ДЕПАРТАМЕНТ ВІЙСЬКОВОЇ ОСВІТИ І НАУКИ', 'ЛИТПОЛУКРБРИГ', 'ОЛЕКСАНДР ПАВЛЮК']</text:p>
      <text:p text:style-name="P4">
Category: News</text:p>
      <!--METADATA-->
      <text:p text:style-name="P4">
<draw:frame draw:style-name="fr1" draw:name="Image36" text:anchor-type="as-char" svg:width="6.9236in" svg:height="3.611811in" draw:z-index="0">
<draw:image xlink:href="../Images/AРМІЯINFORM/2023-05-23T55-00-00-04-00/347142295_571918564980959_3332919817850242818_n.jpg" xlink:type="simple" xlink:show="embed" xlink:actuate="onLoad" draw:mime-type="image/jpeg"/>
</draw:frame>
</text:p>
      <text:p text:style-name="P4">
Делегація оборонного відомства України на чолі з першим заступником Міністраоборони України генерал-лейтенантом Олександром Павлюком взяла участь узаключній сесії щорічної оцінювальної зустрічі експертів програми НАТО зудосконалення військової освіти DEEP-Ukraine з керівним складом вищихвійськових навчальних закладів та військових навчальних підрозділів закладіввищої освіти України, яка відбулась у м. Люблін (Республіка Польща) на базіЛитовсько-польсько-української бригади імені князя Костянтина Острозького(ЛитПолУкрбриг).</text:p>
      <text:p text:style-name="P4">
Про це<text:a xlink:type="simple" xlink:href="https://www.facebook.com/DepartmentMilitaryEducationScienceMOD.UA/posts/pfbid02SjWb47dAiHipBV7p5ADLMEsos4HDNxP7VvnXGxVABA2FNTw7x9MNLsJMcKgRJWACl" text:style-name="Internet_20_link" text:visited-style-name="Visited_20_Internet_20_Link">
повідомляє</text:a>
Департамент військової освіти і науки Міністерства оборони України.</text:p>
      <text:p text:style-name="P4">
«Всі бажають змін на краще. Тому ми не збавляємо темп впровадження якіснихзмін у системі військової освіти і підготовки. Реформа цієї стратегічноважливої сфери — запорука нашої перемоги на полі бою. Вдячний іноземнимрадникам та експертам за всебічну підтримку трансформаційних заходів,підготовку викладацького складу наших військових вишів, участь у розробленні ісинхронізації освітніх програм курсів професійної військової освіти в межахдесятирічної реалізації програми НАТО DEEP-Ukraine», — зауважив генерал-лейтенант Олександр Павлюк.</text:p>
      <text:p text:style-name="P4">
<draw:frame draw:style-name="fr1" draw:name="Image37" text:anchor-type="as-char" svg:width="6.9236in" svg:height="3.559884in" draw:z-index="0">
<draw:image xlink:href="../Images/AРМІЯINFORM/2023-05-23T55-00-00-04-00/347226515_703233264901574_4412928855846871041_n.jpg" xlink:type="simple" xlink:show="embed" xlink:actuate="onLoad" draw:mime-type="image/jpeg"/>
</draw:frame>
</text:p>
      <text:p text:style-name="P4">
Своєю чергою директор Департаменту військової освіти і науки Міністерстваоборони України Володимир Мірненко наголосив на важливості подальшої розбудовиекосистеми військової освіти, яка базується на гармонійному поєднанні тафункціонуванні всіх її складових, включно із започаткованою багаторівневоюсистемою професійної військової освіти, на основі національних таєвроатлантичних стандартів.</text:p>
      <text:p text:style-name="P4">
«Наразі ми активно працюємо над покращенням гнучкості системи військовоїосвіти, використанні змішаного формату навчання, зважаючи на воєнні виклики.Власне кажучи, акцент на тому, щоб навчати тому, що конче потрібно на війні.Інтенсивність та тривалість курсів професійної військової освіти мимаксимально підлаштовуємо під поточні потреби Збройних Сил України», —зазначив Володимир Мірненко.</text:p>
      <text:p text:style-name="P4">
На необхідності нарощування спроможностей програми НАТО DEEP-Ukraine наголосивїї директор Маріуш Соліс (Республіка Польща). Підсумовуючи напрацювання задесять років успішної роботи, він зазначив:</text:p>
      <text:p text:style-name="P4">
«Спільними зусиллями ми серйозно просунулися вперед у переформатуванні системивійськової освіти України за стандартами НАТО і прагнемо й надалі підтримуватиУкраїну на цьому шляху. Водночас, переконаний, що уроки війни — унікальнийбойовий досвід, який здобувається українським військом, слід накопичувати,систематизувати та вивчати в кожному військовому виші з огляду на видовуналежність і спеціалізацію».</text:p>
      <text:p text:style-name="P4">
Комплексні рекомендації стосовно майбутнього бачення розвитку системивійськової освіти висловив координатор програми НАТО DEEP-Ukraine АланСтолберг (США). На його думку, у найближчому майбутньому слід зосередитися назалученні до освітнього процесу інструкторів-практиків та забезпеченніналежного внутрішнього контролю якості підготовки військових фахівців. Вінтакож схвально оцінив проміжні результати експерименту з апробації новоїорганізаційно-штатної J-структури у Військовій академії (м. Одеса),ініційованого Міністерством оборони спільно з Генеральним штабом Збройних СилУкраїни.</text:p>
      <text:p text:style-name="P4">
Зі свого боку радник з питань професійної військової освіти ПредставництваНАТО в Україні Стасіс Палдунас (Литва) висловив сподівання на плідну співпрацюу наступному циклі програми НАТО DEEP-Ukraine під єдиним керівництвомДепартаменту військової освіти і науки Міністерства оборони України тавідзначив фаховий рівень її учасників, який з кожним роком тільки зростає.</text:p>
      <text:p text:style-name="P4">
Нагадаємо, що в межах заходу проведено окремі засідання з представниками вищихвійськових навчальних закладів та військових навчальних підрозділів закладіввищої освіти системи Міністерства оборони України, які беруть участь уреалізації програми НАТО DEEP-Ukraine, а також із посадовими особами,залученими до удосконалення підготовки професійного сержантського складуЗбройних Сил України.</text:p>
      <text:p text:style-name="P4">
Source: <text:a xlink:type="simple" xlink:href="https://armyinform.com.ua/2023/05/23/u-polshhi-za-uchasti-mou-vidbulasya-zustrich-ekspertiv-programy-nato-z-udoskonalennya-vijskovoyi-osvity/" text:style-name="Internet_20_link" text:visited-style-name="Visited_20_Internet_20_Link">
https://armyinform.com.ua/2023/05/23/u-polshhi-za-uchasti-mou-vidbulasya-zustrich-ekspertiv-programy-nato-z-udoskonalennya-vijskovoyi-osvity/</text:a>
</text:p>
      <!--NEWS-->
      <text:h text:style-name="P10" text:outline-level="1">
<text:span text:style-name="T4">
Верховний Головнокомандувач присвоїв звання Героя України двом офіцерам морської піхоти</text:span>
</text:h>
      <text:p text:style-name="P4">
Author: ['АРМІЯINFORM']</text:p>
      <text:p text:style-name="P4">
Time: 2023-05-23T56:00:00-04:00</text:p>
      <text:p text:style-name="P4">
Description: Під час відвідування передових позицій Збройних Сил України у смузі оборони Вугледа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be8f235-f07a-4fcc-b5b3-40d4b28c559b.jpg" text:style-name="Internet_20_link" text:visited-style-name="Visited_20_Internet_20_Link">
4be8f235-f07a-4fcc-b5b3-40d4b28c559b.jpg</text:a>
', '<text:a xlink:type="simple" xlink:href="https://armyinform.com.ua/wp-content/uploads/2023/05/05aa2f43-0241-44e5-9c55-603c6ec856fd-150x150.jpg" text:style-name="Internet_20_link" text:visited-style-name="Visited_20_Internet_20_Link">
05aa2f43-0241-44e5-9c55-603c6ec856fd-150x150.jpg</text:a>
', '<text:a xlink:type="simple" xlink:href="https://armyinform.com.ua/wp-content/uploads/2023/05/photo_5433872055033514215_y-150x150.jpg" text:style-name="Internet_20_link" text:visited-style-name="Visited_20_Internet_20_Link">
photo_5433872055033514215_y-150x150.jpg</text:a>
', '<text:a xlink:type="simple" xlink:href="https://armyinform.com.ua/wp-content/uploads/2023/05/photo_5433872055033514220_y-150x150.jpg" text:style-name="Internet_20_link" text:visited-style-name="Visited_20_Internet_20_Link">
photo_5433872055033514220_y-150x150.jpg</text:a>
']</text:p>
      <text:p text:style-name="P4">
Tags: ['ВОЛОДИМИР ЗЕЛЕНСЬКИЙ', 'ГЕРОЙ УКРАЇНИ', 'МОРСЬКА ПІХОТА', 'ПРЕЗИДЕНТ УКРАЇНИ']</text:p>
      <text:p text:style-name="P4">
Category: News</text:p>
      <!--METADATA-->
      <text:p text:style-name="P4">
<draw:frame draw:style-name="fr1" draw:name="Image38" text:anchor-type="as-char" svg:width="6.9236in" svg:height="4.61393in" draw:z-index="0">
<draw:image xlink:href="../Images/AРМІЯINFORM/2023-05-23T56-00-00-04-00/4be8f235-f07a-4fcc-b5b3-40d4b28c559b.jpg" xlink:type="simple" xlink:show="embed" xlink:actuate="onLoad" draw:mime-type="image/jpeg"/>
</draw:frame>
</text:p>
      <text:p text:style-name="P4">
Під час відвідування передових позицій Збройних Сил України у смузі оборониВугледар – Мар’їнка в Донецькій області Президент України Володимир Зеленськийз нагоди Дня морської піхоти вручив державні нагороди.</text:p>
      <text:p text:style-name="P4">
Про це <text:a xlink:type="simple" xlink:href="https://www.president.gov.ua/news/u-den-morskoyi-pihoti-prezident-ukrayini-vidvidav-peredovi-p-83109" text:style-name="Internet_20_link" text:visited-style-name="Visited_20_Internet_20_Link">
повідомляє</text:a>
 Офіс Президента України.</text:p>
      <text:p text:style-name="P4">
Так, за особисту мужність і героїзм, виявлені в захисті державногосуверенітету й територіальної цілісності України, самовіддане служінняукраїнському народові Глава держави присвоїв звання Героя України та вручивордени «Золота Зірка» <text:span text:style-name="T4">
полковнику Юрію Андрієнку</text:span>
 та <text:span text:style-name="T4">
полковнику МиколіПаласу</text:span>
.</text:p>
      <text:p text:style-name="P4">
За особисту мужність і самовіддані дії в захисті України Володимир Зеленськийнагородив морпіхів орденами Богдана Хмельницького І, ІІ та ІІІ ступенів, «Замужність» ІІ та ІІІ ступенів, княгині Ольги ІІІ ступеня та орденом ДанилаГалицького.</text:p>
      <text:p text:style-name="P4">
<text:a xlink:type="simple" xlink:href="https://armyinform.com.ua/wp-content/uploads/2023/05/05aa2f43-0241-44e5-9c55-603c6ec856fd.jpg" text:style-name="Internet_20_link" text:visited-style-name="Visited_20_Internet_20_Link">
<draw:frame draw:style-name="fr1" draw:name="Image39" text:anchor-type="as-char" svg:width="6.9236in" svg:height="6.9236in" draw:z-index="0">
<draw:image xlink:href="../Images/AРМІЯINFORM/2023-05-23T56-00-00-04-00/05aa2f43-0241-44e5-9c55-603c6ec856fd-150x150.jpg" xlink:type="simple" xlink:show="embed" xlink:actuate="onLoad" draw:mime-type="image/jpeg"/>
</draw:frame>
</text:a>
</text:p>
      <text:p text:style-name="P4">
<text:a xlink:type="simple" xlink:href="https://armyinform.com.ua/wp-content/uploads/2023/05/photo_5433872055033514215_y.jpg" text:style-name="Internet_20_link" text:visited-style-name="Visited_20_Internet_20_Link">
<draw:frame draw:style-name="fr1" draw:name="Image40" text:anchor-type="as-char" svg:width="6.9236in" svg:height="6.9236in" draw:z-index="0">
<draw:image xlink:href="../Images/AРМІЯINFORM/2023-05-23T56-00-00-04-00/photo_5433872055033514215_y-150x150.jpg" xlink:type="simple" xlink:show="embed" xlink:actuate="onLoad" draw:mime-type="image/jpeg"/>
</draw:frame>
</text:a>
</text:p>
      <text:p text:style-name="P4">
<text:a xlink:type="simple" xlink:href="https://armyinform.com.ua/wp-content/uploads/2023/05/photo_5433872055033514220_y.jpg" text:style-name="Internet_20_link" text:visited-style-name="Visited_20_Internet_20_Link">
<draw:frame draw:style-name="fr1" draw:name="Image41" text:anchor-type="as-char" svg:width="6.9236in" svg:height="6.9236in" draw:z-index="0">
<draw:image xlink:href="../Images/AРМІЯINFORM/2023-05-23T56-00-00-04-00/photo_5433872055033514220_y-150x150.jpg" xlink:type="simple" xlink:show="embed" xlink:actuate="onLoad" draw:mime-type="image/jpeg"/>
</draw:frame>
</text:a>
</text:p>
      <text:p text:style-name="P4">
Крім того, з метою відзначення високого професіоналізму, бойових заслуг,мужності та відваги особового складу військових частин Глава держави вручиввідзнаку Президента України «За мужність та відвагу» командуванню морськоїпіхоти Військово-Морських сил ЗСУ, 35-й окремій бригаді морської піхоти іменіконтр-адмірала Михайла Остроградського та її підрозділам: 18-му окремомубатальйону морської піхоти та 137-му окремому батальйону морської піхоти, атакож 406-й окремій артилерійській бригаді імені генерал-хорунжого ОлексіяАлмазова та 140-му окремому розвідувальному батальйону.</text:p>
      <text:p text:style-name="P4">
Володимир Зеленський також присвоїв військове звання бригадного генераланачальнику штабу – заступнику командувача морської піхоти ВМС ВСУ полковникуОлексію Андросову.</text:p>
      <text:p text:style-name="P4">
Source: <text:a xlink:type="simple" xlink:href="https://armyinform.com.ua/2023/05/23/verhovnyj-golovnokomanduvach-prysvoyiv-zvannya-geroya-ukrayiny-dvom-oficzeram-morskoyi-pihoty/" text:style-name="Internet_20_link" text:visited-style-name="Visited_20_Internet_20_Link">
https://armyinform.com.ua/2023/05/23/verhovnyj-golovnokomanduvach-prysvoyiv-zvannya-geroya-ukrayiny-dvom-oficzeram-morskoyi-pihoty/</text:a>
</text:p>
      <!--NEWS-->
      <text:h text:style-name="P10" text:outline-level="1">
<text:span text:style-name="T4">
У межах співпраці з міжнародними операторами протимінної діяльності підготовлено 30 саперів ДССТ</text:span>
</text:h>
      <text:p text:style-name="P4">
Author: ['В’ячеслав Ржеутський']</text:p>
      <text:p text:style-name="P4">
Time: 2023-05-23T57:00:00-04:00</text:p>
      <text:p text:style-name="P4">
Description: Під час брифінгу в Military Media Center старший офіцер відділу підтримки Адмініст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37873069_74855358-e1684831827380.jpg" text:style-name="Internet_20_link" text:visited-style-name="Visited_20_Internet_20_Link">
337873069_74855358-e1684831827380.jpg</text:a>
']</text:p>
      <text:p text:style-name="P4">
Tags: ['MILITARY MEDIA CENTER', 'ДССТ', 'МИХАЙЛО КОНОПЕЛЬНЮК', 'САПЕРИ']</text:p>
      <text:p text:style-name="P4">
Category: News</text:p>
      <!--METADATA-->
      <text:p text:style-name="P4">
<draw:frame draw:style-name="fr1" draw:name="Image42" text:anchor-type="as-char" svg:width="6.9236in" svg:height="4.738339in" draw:z-index="0">
<draw:image xlink:href="../Images/AРМІЯINFORM/2023-05-23T57-00-00-04-00/337873069_74855358-e1684831827380.jpg" xlink:type="simple" xlink:show="embed" xlink:actuate="onLoad" draw:mime-type="image/jpeg"/>
</draw:frame>
</text:p>
      <text:p text:style-name="P4">
Під час <text:a xlink:type="simple" xlink:href="https://armyinform.com.ua/2023/05/23/bryfing-shhodo-rozminuvannya-terytorij-za-uchasti-predstavnyka-derzhspecztranssluzhby-mou/" text:style-name="Internet_20_link" text:visited-style-name="Visited_20_Internet_20_Link">
брифінгу</text:a>
 вMilitary Media Center старший офіцер відділу підтримки Адміністрації Державноїспеціальної служби транспорту МО України підполковник Михайло Конопельнюкповідомив, що в межах співпраці з міжнародними операторами протимінноїдіяльності з початку широкомасштабного вторгнення підготовлено близько 30фахівців з гуманітарного розмінування Держспецтрансслужби МО України.</text:p>
      <text:p text:style-name="P4">
За словами офіцера, підготовка саперів служби здійснювалася за підтримкишвейцарського фонду протимінної діяльності FCD, британсько-американськогофонду HALO Trust, DRC тощо.</text:p>
      <text:p text:style-name="P4">
За підсумками навчання, яке відбувалося в Косові. військовослужбовці службиотримали відповідні сертифікати за стандартами рівнів EOD 2 і 3 (ExplosiveOrdnance Disposal).</text:p>
      <text:p text:style-name="P4">
Крім того, наразі триває підготовка ще 30 фахівців служби в межах спільногопроєкту з компанією TetraTech. Навчання відбувається на території Україні іззалученням інструкторів американської компанії.</text:p>
      <text:p text:style-name="P4">
<text:span text:style-name="T5">
Фото Дмитра Юрченка</text:span>
</text:p>
      <text:p text:style-name="P4">
Source: <text:a xlink:type="simple" xlink:href="https://armyinform.com.ua/2023/05/23/u-mezhah-spivpraczi-z-mizhnarodnymy-operatoramy-protyminnoyi-diyalnosti-pidgotovleno-30-saperiv-dsst/" text:style-name="Internet_20_link" text:visited-style-name="Visited_20_Internet_20_Link">
https://armyinform.com.ua/2023/05/23/u-mezhah-spivpraczi-z-mizhnarodnymy-operatoramy-protyminnoyi-diyalnosti-pidgotovleno-30-saperiv-dsst/</text:a>
</text:p>
      <!--NEWS-->
      <text:h text:style-name="P10" text:outline-level="1">
<text:span text:style-name="T4">
Ганна Маляр про ситуацію на Бєлгородщині: Це передбачувана внутрішня російська криза</text:span>
</text:h>
      <text:p text:style-name="P4">
Author: ['АРМІЯINFORM']</text:p>
      <text:p text:style-name="P4">
Time: 2023-05-23T58:00:00-04:00</text:p>
      <text:p text:style-name="P4">
Description: Ситуація в Бєлгородській області — це передбачувана внутрішня російська криза,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416.jpg" text:style-name="Internet_20_link" text:visited-style-name="Visited_20_Internet_20_Link">
5f6a5416.jpg</text:a>
']</text:p>
      <text:p text:style-name="P4">
Tags: ['БЄЛГОРОДСЬКА ОБЛАСТЬ', 'ВІЙНА', 'ГАННА МАЛЯР']</text:p>
      <text:p text:style-name="P4">
Category: News</text:p>
      <!--METADATA-->
      <text:p text:style-name="P4">
<draw:frame draw:style-name="fr1" draw:name="Image43" text:anchor-type="as-char" svg:width="6.9236in" svg:height="4.615733in" draw:z-index="0">
<draw:image xlink:href="../Images/AРМІЯINFORM/2023-05-23T58-00-00-04-00/5f6a5416.jpg" xlink:type="simple" xlink:show="embed" xlink:actuate="onLoad" draw:mime-type="image/jpeg"/>
</draw:frame>
 ГаннаМаляр. Фото: Дмитро Юрченко / АрміяInfom</text:p>
      <text:p text:style-name="P4">
Ситуація в Бєлгородській області — це передбачувана внутрішня російська криза,яка назрівала ще до широкомасштабного вторгнення рф в Україну.</text:p>
      <text:p text:style-name="P4">
Про це заступник Міністра оборони України Ганна Маляр<text:a xlink:type="simple" xlink:href="https://t.me/annamaliar/791" text:style-name="Internet_20_link" text:visited-style-name="Visited_20_Internet_20_Link">
написала</text:a>
 у Telegram.</text:p>
      <text:p text:style-name="P4">
«Це патріоти росії, наскільки ми розуміємо. Люди, які повстали фактично протипутінського режиму. Тому що те, що робить путін з російською федерацією тим,що він з нами веде війну, викликає невдоволення в усіх свідомих росіян. І те,що для них ганебно зараз діставати свій паспорт, що вони соромляться показатиу світі, що вони — громадяни росії, рано чи пізно повинно було призвести самедо того, що зараз відбувається на Бєлгородщині», — пояснила Ганна Маляр.</text:p>
      <text:p text:style-name="P4">
За її словами, громадяни росії вже розуміють, що цей режим треба змінювати.</text:p>
      <text:p text:style-name="P4">
«Ця критична маса просто назбиралася саме зараз. Це не те, що виникло раптом.Це невдоволення поступово накопичувалось. Тобто, це внутрішньоросійськітенденції, продиктовані бажанням громадян змінити політичний устрій країни таприпинити криваву війну, яку розв’язав кремль», — зазначила Ганна Маляр.</text:p>
      <text:p text:style-name="P4">
Source: <text:a xlink:type="simple" xlink:href="https://armyinform.com.ua/2023/05/23/ganna-malyar-pro-sytuacziyu-na-byelgorodshhyni-cze-peredbachuvana-vnutrishnya-rosijska-kryza/" text:style-name="Internet_20_link" text:visited-style-name="Visited_20_Internet_20_Link">
https://armyinform.com.ua/2023/05/23/ganna-malyar-pro-sytuacziyu-na-byelgorodshhyni-cze-peredbachuvana-vnutrishnya-rosijska-kryza/</text:a>
</text:p>
      <!--NEWS-->
      <text:h text:style-name="P10" text:outline-level="1">
<text:span text:style-name="T4">
Через обстріли рф у дев’ятьох областях двоє цивільних осіб загинуло, 11 поранено</text:span>
</text:h>
      <text:p text:style-name="P4">
Author: ['АРМІЯINFORM']</text:p>
      <text:p text:style-name="P4">
Time: 2023-05-23T59:00:00-04:00</text:p>
      <text:p text:style-name="P4">
Description: Протягом минулої доби російські війська обстріляли територію дев’яти областей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1527604185321161_y-1.jpg" text:style-name="Internet_20_link" text:visited-style-name="Visited_20_Internet_20_Link">
photo_5431527604185321161_y-1.jpg</text:a>
']</text:p>
      <text:p text:style-name="P4">
Tags: ['ВІЙНА', 'ОБСТРІЛИ РФ', 'ХАРКІВСЬКИЙ ТРИБУНАЛ']</text:p>
      <text:p text:style-name="P4">
Category: News</text:p>
      <!--METADATA-->
      <text:p text:style-name="P4">
<draw:frame draw:style-name="fr1" draw:name="Image44" text:anchor-type="as-char" svg:width="6.9236in" svg:height="4.537578in" draw:z-index="0">
<draw:image xlink:href="../Images/AРМІЯINFORM/2023-05-23T59-00-00-04-00/photo_5431527604185321161_y-1.jpg" xlink:type="simple" xlink:show="embed" xlink:actuate="onLoad" draw:mime-type="image/jpeg"/>
</draw:frame>
</text:p>
      <text:p text:style-name="P4">
Протягом минулої доби російські війська обстріляли територію дев’яти областейУкраїни.</text:p>
      <text:p text:style-name="P4">
Про це <text:a xlink:type="simple" xlink:href="https://t.me/militarymediacenter/2003" text:style-name="Internet_20_link" text:visited-style-name="Visited_20_Internet_20_Link">
повідомляє</text:a>
 Military MediaCenter.</text:p>
      <text:p text:style-name="P4">
«Загалом із різних видів озброєння (міномети, танки, артилерія, РСЗВ, ЗРК,БПЛА, тактична авіація) здійснено обстріли 121 населеного пункту та 49об’єктів інфраструктури», — йдеться у повідомленні.</text:p>
      <text:p text:style-name="P4">
За попередньою інформацією, у російських обстрілах двоє цивільних загинуло, 11поранено.</text:p>
      <text:p text:style-name="P4">
Source: <text:a xlink:type="simple" xlink:href="https://armyinform.com.ua/2023/05/23/cherez-obstrily-rf-u-devyatoh-oblastyah-dvoye-lyudej-zagynulo-11-poraneno/" text:style-name="Internet_20_link" text:visited-style-name="Visited_20_Internet_20_Link">
https://armyinform.com.ua/2023/05/23/cherez-obstrily-rf-u-devyatoh-oblastyah-dvoye-lyudej-zagynulo-11-poraneno/</text:a>
</text:p>
      <!--NEWS-->
      <text:h text:style-name="P10" text:outline-level="1">
<text:span text:style-name="T4">
На Київщині розпочалися триденні військові навчання: не повідомляйте про переміщення техніки</text:span>
</text:h>
      <text:p text:style-name="P4">
Author: ['АРМІЯINFORM']</text:p>
      <text:p text:style-name="P4">
Time: 2023-05-23T60:00:00-04:00</text:p>
      <text:p text:style-name="P4">
Description: У Києві та Київській області з 23 по 25 травня триватимуть військові навчання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6ed782-41bac08f-d096-453f-87f1-f0c9de2e5576.jpg" text:style-name="Internet_20_link" text:visited-style-name="Visited_20_Internet_20_Link">
86ed782-41bac08f-d096-453f-87f1-f0c9de2e5576.jpg</text:a>
']</text:p>
      <text:p text:style-name="P4">
Tags: ['ВІЙСЬКОВІ НАВЧАННЯ', 'КИЇВЩИНА']</text:p>
      <text:p text:style-name="P4">
Category: News</text:p>
      <!--METADATA-->
      <text:p text:style-name="P4">
<draw:frame draw:style-name="fr1" draw:name="Image45" text:anchor-type="as-char" svg:width="6.9236in" svg:height="3.883237in" draw:z-index="0">
<draw:image xlink:href="../Images/AРМІЯINFORM/2023-05-23T60-00-00-04-00/86ed782-41bac08f-d096-453f-87f1-f0c9de2e5576.jpg" xlink:type="simple" xlink:show="embed" xlink:actuate="onLoad" draw:mime-type="image/jpeg"/>
</draw:frame>
</text:p>
      <text:p text:style-name="P4">
У Києві та Київській області <text:span text:style-name="T4">
з</text:span>
 <text:span text:style-name="T4">
23 по 25 травня</text:span>
 триватимуть військовінавчання за участі підрозділів угруповання сил та засобів оборони Києва.</text:p>
      <text:p text:style-name="P4">
Про це<text:a xlink:type="simple" xlink:href="https://www.facebook.com/UALandForces/posts/pfbid0fAdHBZ3CAfMcKLCbeUbhj2EAxwqjsWGpvwUyPWi85yMxnZkzW6fiLDWrKSnjdX2xl" text:style-name="Internet_20_link" text:visited-style-name="Visited_20_Internet_20_Link">
повідомили</text:a>
в Командуванні Сухопутних військ ЗСУ.</text:p>
      <text:p text:style-name="P4">
Під час тренування відбудуться практичні дії із залученням особового складу,штатної військової техніки та озброєння.</text:p>
      <text:p text:style-name="P4">
Метою заходу є нарощування бойових (оперативних) спроможностей під часпідготовки і ведення оборонної операції.</text:p>
      <text:p text:style-name="P4">
<text:span text:style-name="T5">
<text:span text:style-name="T4">
У зв 'язку з проведенням навчань буде здійснюватися переміщення особовогоскладу та рух важкої техніки.</text:span>
</text:span>
</text:p>
      <text:p text:style-name="P4">
«Просимо громадян зберігати спокій та не повідомляти у соціальних мережах пропереміщення техніки та особового складу», — наголосили в КомандуванніСухопутних військ ЗСУ.</text:p>
      <text:p text:style-name="P4">
Source: <text:a xlink:type="simple" xlink:href="https://armyinform.com.ua/2023/05/23/na-kyyivshhyni-rozpochalysya-trydenni-vijskovi-navchannya-ne-povidomlyajte-pro-peremishhennya-tehniky/" text:style-name="Internet_20_link" text:visited-style-name="Visited_20_Internet_20_Link">
https://armyinform.com.ua/2023/05/23/na-kyyivshhyni-rozpochalysya-trydenni-vijskovi-navchannya-ne-povidomlyajte-pro-peremishhennya-tehniky/</text:a>
</text:p>
      <!--NEWS-->
      <text:h text:style-name="P10" text:outline-level="1">
<text:span text:style-name="T4">
В Україні створюють Корпус морської піхоти — Володимир Зеленський</text:span>
</text:h>
      <text:p text:style-name="P4">
Author: ['АРМІЯINFORM']</text:p>
      <text:p text:style-name="P4">
Time: 2023-05-23T61:00:00-04:00</text:p>
      <text:p text:style-name="P4">
Description: Таку заяву Президент України Володимир Зеленський зробив під час поїздки на перед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22f02cbb0ed965ddea1d3f0950a785a_1684828117_extra_large-1.jpeg" text:style-name="Internet_20_link" text:visited-style-name="Visited_20_Internet_20_Link">
b22f02cbb0ed965ddea1d3f0950a785a_1684828117_extra_large-1.jpeg</text:a>
']</text:p>
      <text:p text:style-name="P4">
Tags: ['ВОЛОДИМИР ЗЕЛЕНСЬКИЙ', 'ДЕНЬ МОРСЬКОЇ ПІХОТИ', 'КОРПУС МОРСЬКОЇ ПІХОТИ']</text:p>
      <text:p text:style-name="P4">
Category: News</text:p>
      <!--METADATA-->
      <text:p text:style-name="P4">
<draw:frame draw:style-name="fr1" draw:name="Image46" text:anchor-type="as-char" svg:width="6.9236in" svg:height="4.617948in" draw:z-index="0">
<draw:image xlink:href="../Images/AРМІЯINFORM/2023-05-23T61-00-00-04-00/b22f02cbb0ed965ddea1d3f0950a785a_1684828117_extra_large-1.jpeg" xlink:type="simple" xlink:show="embed" xlink:actuate="onLoad" draw:mime-type="image/jpeg"/>
</draw:frame>
</text:p>
      <text:p text:style-name="P4">
Таку заяву Президент України Володимир Зеленський зробив під час поїздки напередові позиції Збройних Сил України у смузі оборони Вугледар — Мар’їнка вДонецькій області.</text:p>
      <text:p text:style-name="P4">
Про це <text:a xlink:type="simple" xlink:href="https://t.me/V_Zelenskiy_official/6341" text:style-name="Internet_20_link" text:visited-style-name="Visited_20_Internet_20_Link">
повідомляє</text:a>
 глава держави.</text:p>
      <text:p text:style-name="P4">
«Сьогодні маю честь оголосити, що ухвалено рішення значно збільшити потенціалукраїнської морської піхоти — створити Корпус морської піхоти. Державаробитиме все для розвитку важливого, міцного роду військ. Для оснащення нашоїпіхоти сучасною зброєю, технікою та для створення нових бригад морської піхотиУкраїни», — заявив Президент.</text:p>
      <text:p text:style-name="P4">
Верховний Головнокомандувач також привітав морських піхотинців з їхнім святомта <text:a xlink:type="simple" xlink:href="https://armyinform.com.ua/2023/05/23/verhovnyj-golovnokomanduvach-prysvoyiv-zvannya-geroya-ukrayiny-dvom-oficzeram-morskoyi-pihoty/" text:style-name="Internet_20_link" text:visited-style-name="Visited_20_Internet_20_Link">
присвоїв</text:a>
 звання Героя України двом офіцерам морської піхоти. Глава державиудостоїв морпіхів орденами Богдана Хмельницького І, ІІ та ІІІ ступенів, «Замужність» ІІ та ІІІ ступенів, княгині Ольги ІІІ ступеня та орденом ДанилаГалицького.</text:p>
      <text:p text:style-name="P4">
Source: <text:a xlink:type="simple" xlink:href="https://armyinform.com.ua/2023/05/23/v-ukrayini-stvoryuyut-korpus-morskoyi-pihoty-volodymyr-zelenskyj/" text:style-name="Internet_20_link" text:visited-style-name="Visited_20_Internet_20_Link">
https://armyinform.com.ua/2023/05/23/v-ukrayini-stvoryuyut-korpus-morskoyi-pihoty-volodymyr-zelenskyj/</text:a>
</text:p>
      <!--NEWS-->
      <text:h text:style-name="P10" text:outline-level="1">
<text:span text:style-name="T4">
Норвезькі інструктори відпрацьовують з нашими воїнами засадні дії з використанням NLAW</text:span>
</text:h>
      <text:p text:style-name="P4">
Author: ['АРМІЯINFORM']</text:p>
      <text:p text:style-name="P4">
Time: 2023-05-23T62:00:00-04:00</text:p>
      <text:p text:style-name="P4">
Description: Інструктори Норвезької національної гвардії Heimevernet Forsvaret, відпрацьов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74520_1615419945613539_7538370471957158398_n.jpg" text:style-name="Internet_20_link" text:visited-style-name="Visited_20_Internet_20_Link">
348574520_1615419945613539_7538370471957158398_n.jpg</text:a>
', '<text:a xlink:type="simple" xlink:href="https://armyinform.com.ua/wp-content/uploads/2023/05/348557995_259272826588402_4169231660657390455_n-–-kopiya-150x150.jpg" text:style-name="Internet_20_link" text:visited-style-name="Visited_20_Internet_20_Link">
348557995_259272826588402_4169231660657390455_n-–-kopiya-150x150.jpg</text:a>
', '<text:a xlink:type="simple" xlink:href="https://armyinform.com.ua/wp-content/uploads/2023/05/348621041_585008213697138_5044517131084127584_n-–-kopiya-150x150.jpg" text:style-name="Internet_20_link" text:visited-style-name="Visited_20_Internet_20_Link">
348621041_585008213697138_5044517131084127584_n-–-kopiya-150x150.jpg</text:a>
', '<text:a xlink:type="simple" xlink:href="https://armyinform.com.ua/wp-content/uploads/2023/05/348820445_1579247339267701_7123790562918821101_n-–-kopiya-150x150.jpg" text:style-name="Internet_20_link" text:visited-style-name="Visited_20_Internet_20_Link">
348820445_1579247339267701_7123790562918821101_n-–-kopiya-150x150.jpg</text:a>
', '<text:a xlink:type="simple" xlink:href="https://armyinform.com.ua/wp-content/uploads/2023/05/348871680_240175198654341_5519556128731491202_n-–-kopiya-150x150.jpg" text:style-name="Internet_20_link" text:visited-style-name="Visited_20_Internet_20_Link">
348871680_240175198654341_5519556128731491202_n-–-kopiya-150x150.jpg</text:a>
', '<text:a xlink:type="simple" xlink:href="https://armyinform.com.ua/wp-content/uploads/2023/05/348896331_1288664138733792_6211850704269034450_n-–-kopiya-150x150.jpg" text:style-name="Internet_20_link" text:visited-style-name="Visited_20_Internet_20_Link">
348896331_1288664138733792_6211850704269034450_n-–-kopiya-150x150.jpg</text:a>
', '<text:a xlink:type="simple" xlink:href="https://armyinform.com.ua/wp-content/uploads/2023/05/348925130_1199259034084780_5839084625869553326_n-–-kopiya-150x150.jpg" text:style-name="Internet_20_link" text:visited-style-name="Visited_20_Internet_20_Link">
348925130_1199259034084780_5839084625869553326_n-–-kopiya-150x150.jpg</text:a>
']</text:p>
      <text:p text:style-name="P4">
Tags: ['NLAW', 'STOPRUSSIA', 'ВЕЛИКА БРИТАНІЯ', 'ВТОРГНЕННЯ РФ', 'НОРВЕГІЯ']</text:p>
      <text:p text:style-name="P4">
Category: News</text:p>
      <!--METADATA-->
      <text:p text:style-name="P4">
<draw:frame draw:style-name="fr1" draw:name="Image47" text:anchor-type="as-char" svg:width="6.9236in" svg:height="4.615733in" draw:z-index="0">
<draw:image xlink:href="../Images/AРМІЯINFORM/2023-05-23T62-00-00-04-00/348574520_1615419945613539_7538370471957158398_n.jpg" xlink:type="simple" xlink:show="embed" xlink:actuate="onLoad" draw:mime-type="image/jpeg"/>
</draw:frame>
</text:p>
      <text:p text:style-name="P4">
Інструктори Норвезької національної гвардії Heimevernet Forsvaret,відпрацьовують з українськими воїнами засадні дії на техніку противника звикористанням переносної протитанкової керованої ракети NLAW,<text:a xlink:type="simple" xlink:href="https://www.facebook.com/GeneralStaff.ua/posts/pfbid0mSqpGgig7p34CHrfUPoYHgEny4DftbkSLGc7UCmrsSGKqyrmtngqvrPF7rGcvdhKl" text:style-name="Internet_20_link" text:visited-style-name="Visited_20_Internet_20_Link">
інформує</text:a>
Генеральний штаб ЗС України.</text:p>
      <text:p text:style-name="P4">
«Інструктори Норвезької національної гвардії Heimevernet Forsvaret, в рамкахбагатонаціональної навчальної операції «ІНТЕРФЛЕКС» з базовоїзагальновійськової підготовки особового складу Збройних Сил України підкерівництвом Сполученого Королівства Великої Британії та Північної Ірландії,відпрацьовують з українськими воїнами заняття з ідентифікації озброєння тавійськової техніки механізованих і танкових підрозділів ворога, засадних дійна техніку противника, ведення вогню із використанням переносної протитанковоїкерованої ракети NLAW для успішного знищення бронетехніки ворога у ближньомубою», — йдеться в повідомленні.</text:p>
      <text:p text:style-name="P4">
<text:a xlink:type="simple" xlink:href="https://armyinform.com.ua/wp-content/uploads/2023/05/348557995_259272826588402_4169231660657390455_n-–-kopiya.jpg" text:style-name="Internet_20_link" text:visited-style-name="Visited_20_Internet_20_Link">
<draw:frame draw:style-name="fr1" draw:name="Image48" text:anchor-type="as-char" svg:width="6.9236in" svg:height="6.9236in" draw:z-index="0">
<draw:image xlink:href="../Images/AРМІЯINFORM/2023-05-23T62-00-00-04-00/348557995_259272826588402_4169231660657390455_n-–-kopiya-150x150.jpg" xlink:type="simple" xlink:show="embed" xlink:actuate="onLoad" draw:mime-type="image/jpeg"/>
</draw:frame>
</text:a>
</text:p>
      <text:p text:style-name="P4">
<text:a xlink:type="simple" xlink:href="https://armyinform.com.ua/wp-content/uploads/2023/05/348621041_585008213697138_5044517131084127584_n-–-kopiya.jpg" text:style-name="Internet_20_link" text:visited-style-name="Visited_20_Internet_20_Link">
<draw:frame draw:style-name="fr1" draw:name="Image49" text:anchor-type="as-char" svg:width="6.9236in" svg:height="6.9236in" draw:z-index="0">
<draw:image xlink:href="../Images/AРМІЯINFORM/2023-05-23T62-00-00-04-00/348621041_585008213697138_5044517131084127584_n-–-kopiya-150x150.jpg" xlink:type="simple" xlink:show="embed" xlink:actuate="onLoad" draw:mime-type="image/jpeg"/>
</draw:frame>
</text:a>
</text:p>
      <text:p text:style-name="P4">
<text:a xlink:type="simple" xlink:href="https://armyinform.com.ua/wp-content/uploads/2023/05/348820445_1579247339267701_7123790562918821101_n-–-kopiya.jpg" text:style-name="Internet_20_link" text:visited-style-name="Visited_20_Internet_20_Link">
<draw:frame draw:style-name="fr1" draw:name="Image50" text:anchor-type="as-char" svg:width="6.9236in" svg:height="6.9236in" draw:z-index="0">
<draw:image xlink:href="../Images/AРМІЯINFORM/2023-05-23T62-00-00-04-00/348820445_1579247339267701_7123790562918821101_n-–-kopiya-150x150.jpg" xlink:type="simple" xlink:show="embed" xlink:actuate="onLoad" draw:mime-type="image/jpeg"/>
</draw:frame>
</text:a>
</text:p>
      <text:p text:style-name="P4">
<text:a xlink:type="simple" xlink:href="https://armyinform.com.ua/wp-content/uploads/2023/05/348871680_240175198654341_5519556128731491202_n-–-kopiya.jpg" text:style-name="Internet_20_link" text:visited-style-name="Visited_20_Internet_20_Link">
<draw:frame draw:style-name="fr1" draw:name="Image51" text:anchor-type="as-char" svg:width="6.9236in" svg:height="6.9236in" draw:z-index="0">
<draw:image xlink:href="../Images/AРМІЯINFORM/2023-05-23T62-00-00-04-00/348871680_240175198654341_5519556128731491202_n-–-kopiya-150x150.jpg" xlink:type="simple" xlink:show="embed" xlink:actuate="onLoad" draw:mime-type="image/jpeg"/>
</draw:frame>
</text:a>
</text:p>
      <text:p text:style-name="P4">
<text:a xlink:type="simple" xlink:href="https://armyinform.com.ua/wp-content/uploads/2023/05/348896331_1288664138733792_6211850704269034450_n-–-kopiya.jpg" text:style-name="Internet_20_link" text:visited-style-name="Visited_20_Internet_20_Link">
<draw:frame draw:style-name="fr1" draw:name="Image52" text:anchor-type="as-char" svg:width="6.9236in" svg:height="6.9236in" draw:z-index="0">
<draw:image xlink:href="../Images/AРМІЯINFORM/2023-05-23T62-00-00-04-00/348896331_1288664138733792_6211850704269034450_n-–-kopiya-150x150.jpg" xlink:type="simple" xlink:show="embed" xlink:actuate="onLoad" draw:mime-type="image/jpeg"/>
</draw:frame>
</text:a>
</text:p>
      <text:p text:style-name="P4">
<text:a xlink:type="simple" xlink:href="https://armyinform.com.ua/wp-content/uploads/2023/05/348925130_1199259034084780_5839084625869553326_n-–-kopiya.jpg" text:style-name="Internet_20_link" text:visited-style-name="Visited_20_Internet_20_Link">
<draw:frame draw:style-name="fr1" draw:name="Image53" text:anchor-type="as-char" svg:width="6.9236in" svg:height="6.9236in" draw:z-index="0">
<draw:image xlink:href="../Images/AРМІЯINFORM/2023-05-23T62-00-00-04-00/348925130_1199259034084780_5839084625869553326_n-–-kopiya-150x150.jpg" xlink:type="simple" xlink:show="embed" xlink:actuate="onLoad" draw:mime-type="image/jpeg"/>
</draw:frame>
</text:a>
</text:p>
      <text:p text:style-name="P4">
Зазначається, що така підготовка дає змогу вдосконалити набуті бойові навичкидля підвищення особистої безпеки та безпеки підрозділу під час різнихсценаріїв дій Збройних Сил України, щоб військовослужбовці могли вправновикористовувати необхідні тактичні знання для захисту України.</text:p>
      <text:p text:style-name="P4">
Під експертним керівництвом інструкторів Збройних Сил Королівства Норвегіяновобранці Збройних Сил України стали підготовленими до бойових умов.</text:p>
      <text:p text:style-name="P4">
Також повідомляється, що Королівство Норвегія і Сполучене Королівство ВеликоїБританії та Північної Ірландії продовжують підтримувати народ України таневпинно співпрацюють з нашими міжнародними партнерами, щоб надавати постійнупідтримку Україні у відповідь на триваючі порушення росією міжнародного права.Це безцінно, оскільки народ України продовжує боротися за своє право жити всуверенній, незалежній і демократичній державі.</text:p>
      <text:p text:style-name="P4">
У ГШ ЗС України нагадали, що, прибувши до Сполученого Королівства 2022 року,контингент військовослужбовців та військовослужбовиць Збройних Сил КоролівстваНорвегія бере участь у програмі підготовки українських новобранців підкерівництвом Великої Британії разом з іншими країнами-партнерами.</text:p>
      <text:p text:style-name="P4">
Source: <text:a xlink:type="simple" xlink:href="https://armyinform.com.ua/2023/05/23/norvezki-instruktory-vidpraczovuyut-z-nashymy-voyinamy-zasadni-diyi-z-vykorystannyam-nlaw/" text:style-name="Internet_20_link" text:visited-style-name="Visited_20_Internet_20_Link">
https://armyinform.com.ua/2023/05/23/norvezki-instruktory-vidpraczovuyut-z-nashymy-voyinamy-zasadni-diyi-z-vykorystannyam-nlaw/</text:a>
</text:p>
      <!--NEWS-->
      <text:h text:style-name="P10" text:outline-level="1">
<text:span text:style-name="T4">
У 2023 році будуть збережені соціальні виплати для внутрішньо переміщених осіб</text:span>
</text:h>
      <text:p text:style-name="P4">
Author: ['АРМІЯINFORM']</text:p>
      <text:p text:style-name="P4">
Time: 2023-05-23T63:00:00-04:00</text:p>
      <text:p text:style-name="P4">
Description: Як передає Урядовий портал, на цьому наголосила Віцепрем’єр-міністр — Міністр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vereshhuk-4.jpg" text:style-name="Internet_20_link" text:visited-style-name="Visited_20_Internet_20_Link">
vereshhuk-4.jpg</text:a>
']</text:p>
      <text:p text:style-name="P4">
Tags: ['ВНУТРІШНЬО ПЕРЕМІЩЕНІ ОСОБИ', 'ІРИНА ВЕРЕЩУК', 'МІНРЕІНТЕГРАЦІЇ', 'СОЦІАЛЬНА ДОПОМОГА']</text:p>
      <text:p text:style-name="P4">
Category: News</text:p>
      <!--METADATA-->
      <text:p text:style-name="P4">
<draw:frame draw:style-name="fr1" draw:name="Image54" text:anchor-type="as-char" svg:width="6.9236in" svg:height="4.615733in" draw:z-index="0">
<draw:image xlink:href="../Images/AРМІЯINFORM/2023-05-23T63-00-00-04-00/vereshhuk-4.jpg" xlink:type="simple" xlink:show="embed" xlink:actuate="onLoad" draw:mime-type="image/jpeg"/>
</draw:frame>
</text:p>
      <text:p text:style-name="P4">
Як <text:a xlink:type="simple" xlink:href="https://www.kmu.gov.ua/news/u-2023-rotsi-budut-zberezheni-sotsialni-vyplaty-dlia-vnutrishno-peremishchenykh-osib" text:style-name="Internet_20_link" text:visited-style-name="Visited_20_Internet_20_Link">
передає</text:a>
 Урядовий портал, нацьому наголосила Віцепрем’єр-міністр — Міністр з питань реінтеграції тимчасовоокупованих територій Ірина Верещук в ефірі одного з телеканалів.</text:p>
      <text:p text:style-name="P4">
За її словами, наразі не можна стверджувати, що більшість ВПО вже отрималифінансову незалежність. Тож дуже важливо продовжувати виплачувати належні їмкошти й дати можливість стати на ноги.</text:p>
      <text:p text:style-name="P4">
— Моя позиція залишається незмінною — у поточному році ми маємо зберегти всівиплати ВПО, — зазначила Віцепрем’єр-міністр.</text:p>
      <text:p text:style-name="P4">
Міністерство з питань реінтеграції тимчасово окупованих територій Українитакож нагадує, що розроблена Міністерством та схвалена Урядом Стратегіядержавної політики щодо внутрішнього переміщення на період до 2025 року,зокрема, й передбачає забезпечення ВПО грошовою допомогою від держави.</text:p>
      <text:p text:style-name="P4">
Source: <text:a xlink:type="simple" xlink:href="https://armyinform.com.ua/2023/05/23/u-2023-roczi-budut-zberezheni-soczialni-vyplaty-dlya-vnutrishno-peremishhenyh-osib/" text:style-name="Internet_20_link" text:visited-style-name="Visited_20_Internet_20_Link">
https://armyinform.com.ua/2023/05/23/u-2023-roczi-budut-zberezheni-soczialni-vyplaty-dlya-vnutrishno-peremishhenyh-osib/</text:a>
</text:p>
      <!--NEWS-->
      <text:h text:style-name="P10" text:outline-level="1">
<text:span text:style-name="T4">
Понад 400 морпіхів отримали штормові берети в Миколаєві</text:span>
</text:h>
      <text:p text:style-name="P4">
Author: ['Дмитро Завтонов']</text:p>
      <text:p text:style-name="P4">
Time: 2023-05-23T64:00:00-04:00</text:p>
      <text:p text:style-name="P4">
Description: У військових частинах та підрозділах морської піхоти України сьогодні, 23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70.jpg" text:style-name="Internet_20_link" text:visited-style-name="Visited_20_Internet_20_Link">
golovna-70.jpg</text:a>
', '<text:a xlink:type="simple" xlink:href="https://armyinform.com.ua/wp-content/uploads/2023/05/1-95-150x150.jpg" text:style-name="Internet_20_link" text:visited-style-name="Visited_20_Internet_20_Link">
1-95-150x150.jpg</text:a>
', '<text:a xlink:type="simple" xlink:href="https://armyinform.com.ua/wp-content/uploads/2023/05/2-81-150x150.jpg" text:style-name="Internet_20_link" text:visited-style-name="Visited_20_Internet_20_Link">
2-81-150x150.jpg</text:a>
', '<text:a xlink:type="simple" xlink:href="https://armyinform.com.ua/wp-content/uploads/2023/05/3-81-150x150.jpg" text:style-name="Internet_20_link" text:visited-style-name="Visited_20_Internet_20_Link">
3-81-150x150.jpg</text:a>
', '<text:a xlink:type="simple" xlink:href="https://armyinform.com.ua/wp-content/uploads/2023/05/4-74-150x150.jpg" text:style-name="Internet_20_link" text:visited-style-name="Visited_20_Internet_20_Link">
4-74-150x150.jpg</text:a>
', '<text:a xlink:type="simple" xlink:href="https://armyinform.com.ua/wp-content/uploads/2023/05/5-57-150x150.jpg" text:style-name="Internet_20_link" text:visited-style-name="Visited_20_Internet_20_Link">
5-57-150x150.jpg</text:a>
', '<text:a xlink:type="simple" xlink:href="https://armyinform.com.ua/wp-content/uploads/2023/05/6-48-150x150.jpg" text:style-name="Internet_20_link" text:visited-style-name="Visited_20_Internet_20_Link">
6-48-150x150.jpg</text:a>
', '<text:a xlink:type="simple" xlink:href="https://armyinform.com.ua/wp-content/uploads/2023/05/7-42-150x150.jpg" text:style-name="Internet_20_link" text:visited-style-name="Visited_20_Internet_20_Link">
7-42-150x150.jpg</text:a>
', '<text:a xlink:type="simple" xlink:href="https://armyinform.com.ua/wp-content/uploads/2023/05/8-31-150x150.jpg" text:style-name="Internet_20_link" text:visited-style-name="Visited_20_Internet_20_Link">
8-31-150x150.jpg</text:a>
', '<text:a xlink:type="simple" xlink:href="https://armyinform.com.ua/wp-content/uploads/2023/05/9-31-150x150.jpg" text:style-name="Internet_20_link" text:visited-style-name="Visited_20_Internet_20_Link">
9-31-150x150.jpg</text:a>
', '<text:a xlink:type="simple" xlink:href="https://armyinform.com.ua/wp-content/uploads/2023/05/10-32-150x150.jpg" text:style-name="Internet_20_link" text:visited-style-name="Visited_20_Internet_20_Link">
10-32-150x150.jpg</text:a>
', '<text:a xlink:type="simple" xlink:href="https://armyinform.com.ua/wp-content/uploads/2023/05/11-27-150x150.jpg" text:style-name="Internet_20_link" text:visited-style-name="Visited_20_Internet_20_Link">
11-27-150x150.jpg</text:a>
', '<text:a xlink:type="simple" xlink:href="https://armyinform.com.ua/wp-content/uploads/2023/05/12-20-150x150.jpg" text:style-name="Internet_20_link" text:visited-style-name="Visited_20_Internet_20_Link">
12-20-150x150.jpg</text:a>
']</text:p>
      <text:p text:style-name="P4">
Tags: ['ВМС ЗС УКРАЇНИ', 'МОРСЬКА ПІХОТА']</text:p>
      <text:p text:style-name="P4">
Category: News</text:p>
      <!--METADATA-->
      <text:p text:style-name="P4">
<draw:frame draw:style-name="fr1" draw:name="Image55" text:anchor-type="as-char" svg:width="6.9236in" svg:height="4.615733in" draw:z-index="0">
<draw:image xlink:href="../Images/AРМІЯINFORM/2023-05-23T64-00-00-04-00/golovna-70.jpg" xlink:type="simple" xlink:show="embed" xlink:actuate="onLoad" draw:mime-type="image/jpeg"/>
</draw:frame>
</text:p>
      <text:p text:style-name="P4">
У військових частинах та підрозділах морської піхоти України сьогодні, 23травня, відбулися урочисті заходи з нагоди Дня морської піхоти України.</text:p>
      <text:p text:style-name="P4">
Право на носіння штормового берета морпіхи отримали після проходженняпсихологічної смуги перешкод та в результаті проявленої стійкості, мужності,професіоналізму та сміливості під час виконання бойових завдань щодозабезпечення відсічі та стримування повномасштабного вторгнення збройних силросійської федерації на територію України.</text:p>
      <text:p text:style-name="P4">
<text:a xlink:type="simple" xlink:href="https://armyinform.com.ua/wp-content/uploads/2023/05/1-95.jpg" text:style-name="Internet_20_link" text:visited-style-name="Visited_20_Internet_20_Link">
<draw:frame draw:style-name="fr1" draw:name="Image56" text:anchor-type="as-char" svg:width="6.9236in" svg:height="6.9236in" draw:z-index="0">
<draw:image xlink:href="../Images/AРМІЯINFORM/2023-05-23T64-00-00-04-00/1-95-150x150.jpg" xlink:type="simple" xlink:show="embed" xlink:actuate="onLoad" draw:mime-type="image/jpeg"/>
</draw:frame>
</text:a>
</text:p>
      <text:p text:style-name="P4">
<text:a xlink:type="simple" xlink:href="https://armyinform.com.ua/wp-content/uploads/2023/05/2-81.jpg" text:style-name="Internet_20_link" text:visited-style-name="Visited_20_Internet_20_Link">
<draw:frame draw:style-name="fr1" draw:name="Image57" text:anchor-type="as-char" svg:width="6.9236in" svg:height="6.9236in" draw:z-index="0">
<draw:image xlink:href="../Images/AРМІЯINFORM/2023-05-23T64-00-00-04-00/2-81-150x150.jpg" xlink:type="simple" xlink:show="embed" xlink:actuate="onLoad" draw:mime-type="image/jpeg"/>
</draw:frame>
</text:a>
</text:p>
      <text:p text:style-name="P4">
<text:a xlink:type="simple" xlink:href="https://armyinform.com.ua/wp-content/uploads/2023/05/3-81.jpg" text:style-name="Internet_20_link" text:visited-style-name="Visited_20_Internet_20_Link">
<draw:frame draw:style-name="fr1" draw:name="Image58" text:anchor-type="as-char" svg:width="6.9236in" svg:height="6.9236in" draw:z-index="0">
<draw:image xlink:href="../Images/AРМІЯINFORM/2023-05-23T64-00-00-04-00/3-81-150x150.jpg" xlink:type="simple" xlink:show="embed" xlink:actuate="onLoad" draw:mime-type="image/jpeg"/>
</draw:frame>
</text:a>
</text:p>
      <text:p text:style-name="P4">
<text:a xlink:type="simple" xlink:href="https://armyinform.com.ua/wp-content/uploads/2023/05/4-74.jpg" text:style-name="Internet_20_link" text:visited-style-name="Visited_20_Internet_20_Link">
<draw:frame draw:style-name="fr1" draw:name="Image59" text:anchor-type="as-char" svg:width="6.9236in" svg:height="6.9236in" draw:z-index="0">
<draw:image xlink:href="../Images/AРМІЯINFORM/2023-05-23T64-00-00-04-00/4-74-150x150.jpg" xlink:type="simple" xlink:show="embed" xlink:actuate="onLoad" draw:mime-type="image/jpeg"/>
</draw:frame>
</text:a>
</text:p>
      <text:p text:style-name="P4">
<text:a xlink:type="simple" xlink:href="https://armyinform.com.ua/wp-content/uploads/2023/05/5-57.jpg" text:style-name="Internet_20_link" text:visited-style-name="Visited_20_Internet_20_Link">
<draw:frame draw:style-name="fr1" draw:name="Image60" text:anchor-type="as-char" svg:width="6.9236in" svg:height="6.9236in" draw:z-index="0">
<draw:image xlink:href="../Images/AРМІЯINFORM/2023-05-23T64-00-00-04-00/5-57-150x150.jpg" xlink:type="simple" xlink:show="embed" xlink:actuate="onLoad" draw:mime-type="image/jpeg"/>
</draw:frame>
</text:a>
</text:p>
      <text:p text:style-name="P4">
<text:a xlink:type="simple" xlink:href="https://armyinform.com.ua/wp-content/uploads/2023/05/6-48.jpg" text:style-name="Internet_20_link" text:visited-style-name="Visited_20_Internet_20_Link">
<draw:frame draw:style-name="fr1" draw:name="Image61" text:anchor-type="as-char" svg:width="6.9236in" svg:height="6.9236in" draw:z-index="0">
<draw:image xlink:href="../Images/AРМІЯINFORM/2023-05-23T64-00-00-04-00/6-48-150x150.jpg" xlink:type="simple" xlink:show="embed" xlink:actuate="onLoad" draw:mime-type="image/jpeg"/>
</draw:frame>
</text:a>
</text:p>
      <text:p text:style-name="P4">
<text:a xlink:type="simple" xlink:href="https://armyinform.com.ua/wp-content/uploads/2023/05/7-42.jpg" text:style-name="Internet_20_link" text:visited-style-name="Visited_20_Internet_20_Link">
<draw:frame draw:style-name="fr1" draw:name="Image62" text:anchor-type="as-char" svg:width="6.9236in" svg:height="6.9236in" draw:z-index="0">
<draw:image xlink:href="../Images/AРМІЯINFORM/2023-05-23T64-00-00-04-00/7-42-150x150.jpg" xlink:type="simple" xlink:show="embed" xlink:actuate="onLoad" draw:mime-type="image/jpeg"/>
</draw:frame>
</text:a>
</text:p>
      <text:p text:style-name="P4">
<text:a xlink:type="simple" xlink:href="https://armyinform.com.ua/wp-content/uploads/2023/05/8-31.jpg" text:style-name="Internet_20_link" text:visited-style-name="Visited_20_Internet_20_Link">
<draw:frame draw:style-name="fr1" draw:name="Image63" text:anchor-type="as-char" svg:width="6.9236in" svg:height="6.9236in" draw:z-index="0">
<draw:image xlink:href="../Images/AРМІЯINFORM/2023-05-23T64-00-00-04-00/8-31-150x150.jpg" xlink:type="simple" xlink:show="embed" xlink:actuate="onLoad" draw:mime-type="image/jpeg"/>
</draw:frame>
</text:a>
</text:p>
      <text:p text:style-name="P4">
<text:a xlink:type="simple" xlink:href="https://armyinform.com.ua/wp-content/uploads/2023/05/9-31.jpg" text:style-name="Internet_20_link" text:visited-style-name="Visited_20_Internet_20_Link">
<draw:frame draw:style-name="fr1" draw:name="Image64" text:anchor-type="as-char" svg:width="6.9236in" svg:height="6.9236in" draw:z-index="0">
<draw:image xlink:href="../Images/AРМІЯINFORM/2023-05-23T64-00-00-04-00/9-31-150x150.jpg" xlink:type="simple" xlink:show="embed" xlink:actuate="onLoad" draw:mime-type="image/jpeg"/>
</draw:frame>
</text:a>
</text:p>
      <text:p text:style-name="P4">
<text:a xlink:type="simple" xlink:href="https://armyinform.com.ua/wp-content/uploads/2023/05/10-32.jpg" text:style-name="Internet_20_link" text:visited-style-name="Visited_20_Internet_20_Link">
<draw:frame draw:style-name="fr1" draw:name="Image65" text:anchor-type="as-char" svg:width="6.9236in" svg:height="6.9236in" draw:z-index="0">
<draw:image xlink:href="../Images/AРМІЯINFORM/2023-05-23T64-00-00-04-00/10-32-150x150.jpg" xlink:type="simple" xlink:show="embed" xlink:actuate="onLoad" draw:mime-type="image/jpeg"/>
</draw:frame>
</text:a>
</text:p>
      <text:p text:style-name="P4">
<text:a xlink:type="simple" xlink:href="https://armyinform.com.ua/wp-content/uploads/2023/05/11-27.jpg" text:style-name="Internet_20_link" text:visited-style-name="Visited_20_Internet_20_Link">
<draw:frame draw:style-name="fr1" draw:name="Image66" text:anchor-type="as-char" svg:width="6.9236in" svg:height="6.9236in" draw:z-index="0">
<draw:image xlink:href="../Images/AРМІЯINFORM/2023-05-23T64-00-00-04-00/11-27-150x150.jpg" xlink:type="simple" xlink:show="embed" xlink:actuate="onLoad" draw:mime-type="image/jpeg"/>
</draw:frame>
</text:a>
</text:p>
      <text:p text:style-name="P4">
<text:a xlink:type="simple" xlink:href="https://armyinform.com.ua/wp-content/uploads/2023/05/12-20.jpg" text:style-name="Internet_20_link" text:visited-style-name="Visited_20_Internet_20_Link">
<draw:frame draw:style-name="fr1" draw:name="Image67" text:anchor-type="as-char" svg:width="6.9236in" svg:height="6.9236in" draw:z-index="0">
<draw:image xlink:href="../Images/AРМІЯINFORM/2023-05-23T64-00-00-04-00/12-20-150x150.jpg" xlink:type="simple" xlink:show="embed" xlink:actuate="onLoad" draw:mime-type="image/jpeg"/>
</draw:frame>
</text:a>
</text:p>
      <text:p text:style-name="P4">
Розпочалися урочистості в місті з ушанування тих, хто поклав своє життя вборотьбі за свободу та цілісність України. Після чого командири підрозділіввручили штормові берети понад 400 морпіхам.</text:p>
      <text:p text:style-name="P4">
Також під час заходу найкращих військовослужбовців було заохочено державниминагородами, відомчими відзнаками, цінними подарунками та грамотами.</text:p>
      <text:p text:style-name="P4">
<text:span text:style-name="T5">
Фото і відео автора</text:span>
</text:p>
      <text:p text:style-name="P4">
Source: <text:a xlink:type="simple" xlink:href="https://armyinform.com.ua/2023/05/23/ponad-400-morpihiv-otrymaly-shtormovi-berety-v-mykolayevi/" text:style-name="Internet_20_link" text:visited-style-name="Visited_20_Internet_20_Link">
https://armyinform.com.ua/2023/05/23/ponad-400-morpihiv-otrymaly-shtormovi-berety-v-mykolayevi/</text:a>
</text:p>
      <!--NEWS-->
      <text:h text:style-name="P10" text:outline-level="1">
<text:span text:style-name="T4">
ЦПД опублікував прогноз щодо дезінформаційних кампаній рф</text:span>
</text:h>
      <text:p text:style-name="P4">
Author: ['АРМІЯINFORM']</text:p>
      <text:p text:style-name="P4">
Time: 2023-05-23T65:00:00-04:00</text:p>
      <text:p text:style-name="P4">
Description: Інформаційне протистояння між росією та Україною не вщухає ні на мить, щодня украї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4.jpg" text:style-name="Internet_20_link" text:visited-style-name="Visited_20_Internet_20_Link">
1-94.jpg</text:a>
', '<text:a xlink:type="simple" xlink:href="https://armyinform.com.ua/wp-content/uploads/2023/05/2-80-150x150.jpg" text:style-name="Internet_20_link" text:visited-style-name="Visited_20_Internet_20_Link">
2-80-150x150.jpg</text:a>
', '<text:a xlink:type="simple" xlink:href="https://armyinform.com.ua/wp-content/uploads/2023/05/3-80-150x150.jpg" text:style-name="Internet_20_link" text:visited-style-name="Visited_20_Internet_20_Link">
3-80-150x150.jpg</text:a>
', '<text:a xlink:type="simple" xlink:href="https://armyinform.com.ua/wp-content/uploads/2023/05/4-73-150x150.jpg" text:style-name="Internet_20_link" text:visited-style-name="Visited_20_Internet_20_Link">
4-73-150x150.jpg</text:a>
', '<text:a xlink:type="simple" xlink:href="https://armyinform.com.ua/wp-content/uploads/2023/05/5-56-150x150.jpg" text:style-name="Internet_20_link" text:visited-style-name="Visited_20_Internet_20_Link">
5-56-150x150.jpg</text:a>
', '<text:a xlink:type="simple" xlink:href="https://armyinform.com.ua/wp-content/uploads/2023/05/6-47-150x150.jpg" text:style-name="Internet_20_link" text:visited-style-name="Visited_20_Internet_20_Link">
6-47-150x150.jpg</text:a>
', '<text:a xlink:type="simple" xlink:href="https://armyinform.com.ua/wp-content/uploads/2023/05/7-41-150x150.jpg" text:style-name="Internet_20_link" text:visited-style-name="Visited_20_Internet_20_Link">
7-41-150x150.jpg</text:a>
']</text:p>
      <text:p text:style-name="P4">
Tags: ['РОСІЙСЬКА ПРОПАГАНДА', 'РОСІЙСЬКІ ФЕЙКИ', 'ЦПД РНБО']</text:p>
      <text:p text:style-name="P4">
Category: News</text:p>
      <!--METADATA-->
      <text:p text:style-name="P4">
<draw:frame draw:style-name="fr1" draw:name="Image68" text:anchor-type="as-char" svg:width="6.9236in" svg:height="3.894525in" draw:z-index="0">
<draw:image xlink:href="../Images/AРМІЯINFORM/2023-05-23T65-00-00-04-00/1-94.jpg" xlink:type="simple" xlink:show="embed" xlink:actuate="onLoad" draw:mime-type="image/jpeg"/>
</draw:frame>
</text:p>
      <text:p text:style-name="P4">
Інформаційне протистояння між росією та Україною не вщухає ні на мить, щодняукраїнці знаходяться під медіатиском фейк-федерації.</text:p>
      <text:p text:style-name="P4">
Про це<text:a xlink:type="simple" xlink:href="https://www.facebook.com/protydiyadezinformatsiyi.cpd/posts/pfbid0k5mqgiek9ANSsSty7bYorHKEp1sGki7bC36QWTgC3F9Kv1FTXWgQU9mocYTKnA7wl" text:style-name="Internet_20_link" text:visited-style-name="Visited_20_Internet_20_Link">
повідомляє</text:a>
Центр протидії дезінформації при РНБО України.</text:p>
      <text:p text:style-name="P4">
«Проаналізувавши основні інформаційно-психологічні спецоперації, а такождезінформаційні кампанії рф, аналітики Центру протидії дезінформаціїпрогнозують напрями розвитку роспропаганди, які ворог може використовувати вмайбутньому», — йдеться в повідомленні Центру.</text:p>
      <text:p text:style-name="P4">
<text:a xlink:type="simple" xlink:href="https://armyinform.com.ua/wp-content/uploads/2023/05/2-80.jpg" text:style-name="Internet_20_link" text:visited-style-name="Visited_20_Internet_20_Link">
<draw:frame draw:style-name="fr1" draw:name="Image69" text:anchor-type="as-char" svg:width="6.9236in" svg:height="6.9236in" draw:z-index="0">
<draw:image xlink:href="../Images/AРМІЯINFORM/2023-05-23T65-00-00-04-00/2-80-150x150.jpg" xlink:type="simple" xlink:show="embed" xlink:actuate="onLoad" draw:mime-type="image/jpeg"/>
</draw:frame>
</text:a>
</text:p>
      <text:p text:style-name="P4">
<text:a xlink:type="simple" xlink:href="https://armyinform.com.ua/wp-content/uploads/2023/05/3-80.jpg" text:style-name="Internet_20_link" text:visited-style-name="Visited_20_Internet_20_Link">
<draw:frame draw:style-name="fr1" draw:name="Image70" text:anchor-type="as-char" svg:width="6.9236in" svg:height="6.9236in" draw:z-index="0">
<draw:image xlink:href="../Images/AРМІЯINFORM/2023-05-23T65-00-00-04-00/3-80-150x150.jpg" xlink:type="simple" xlink:show="embed" xlink:actuate="onLoad" draw:mime-type="image/jpeg"/>
</draw:frame>
</text:a>
</text:p>
      <text:p text:style-name="P4">
<text:a xlink:type="simple" xlink:href="https://armyinform.com.ua/wp-content/uploads/2023/05/4-73.jpg" text:style-name="Internet_20_link" text:visited-style-name="Visited_20_Internet_20_Link">
<draw:frame draw:style-name="fr1" draw:name="Image71" text:anchor-type="as-char" svg:width="6.9236in" svg:height="6.9236in" draw:z-index="0">
<draw:image xlink:href="../Images/AРМІЯINFORM/2023-05-23T65-00-00-04-00/4-73-150x150.jpg" xlink:type="simple" xlink:show="embed" xlink:actuate="onLoad" draw:mime-type="image/jpeg"/>
</draw:frame>
</text:a>
</text:p>
      <text:p text:style-name="P4">
<text:a xlink:type="simple" xlink:href="https://armyinform.com.ua/wp-content/uploads/2023/05/5-56.jpg" text:style-name="Internet_20_link" text:visited-style-name="Visited_20_Internet_20_Link">
<draw:frame draw:style-name="fr1" draw:name="Image72" text:anchor-type="as-char" svg:width="6.9236in" svg:height="6.9236in" draw:z-index="0">
<draw:image xlink:href="../Images/AРМІЯINFORM/2023-05-23T65-00-00-04-00/5-56-150x150.jpg" xlink:type="simple" xlink:show="embed" xlink:actuate="onLoad" draw:mime-type="image/jpeg"/>
</draw:frame>
</text:a>
</text:p>
      <text:p text:style-name="P4">
<text:a xlink:type="simple" xlink:href="https://armyinform.com.ua/wp-content/uploads/2023/05/6-47.jpg" text:style-name="Internet_20_link" text:visited-style-name="Visited_20_Internet_20_Link">
<draw:frame draw:style-name="fr1" draw:name="Image73" text:anchor-type="as-char" svg:width="6.9236in" svg:height="6.9236in" draw:z-index="0">
<draw:image xlink:href="../Images/AРМІЯINFORM/2023-05-23T65-00-00-04-00/6-47-150x150.jpg" xlink:type="simple" xlink:show="embed" xlink:actuate="onLoad" draw:mime-type="image/jpeg"/>
</draw:frame>
</text:a>
</text:p>
      <text:p text:style-name="P4">
<text:a xlink:type="simple" xlink:href="https://armyinform.com.ua/wp-content/uploads/2023/05/7-41.jpg" text:style-name="Internet_20_link" text:visited-style-name="Visited_20_Internet_20_Link">
<draw:frame draw:style-name="fr1" draw:name="Image74" text:anchor-type="as-char" svg:width="6.9236in" svg:height="6.9236in" draw:z-index="0">
<draw:image xlink:href="../Images/AРМІЯINFORM/2023-05-23T65-00-00-04-00/7-41-150x150.jpg" xlink:type="simple" xlink:show="embed" xlink:actuate="onLoad" draw:mime-type="image/jpeg"/>
</draw:frame>
</text:a>
</text:p>
      <text:p text:style-name="P4">
Source: <text:a xlink:type="simple" xlink:href="https://armyinform.com.ua/2023/05/23/czpd-opublikuvav-prognoz-shhodo-dezinformaczijnyh-kampanij-rf/" text:style-name="Internet_20_link" text:visited-style-name="Visited_20_Internet_20_Link">
https://armyinform.com.ua/2023/05/23/czpd-opublikuvav-prognoz-shhodo-dezinformaczijnyh-kampanij-rf/</text:a>
</text:p>
      <!--NEWS-->
      <text:h text:style-name="P10" text:outline-level="1">
<text:span text:style-name="T4">
росіяни завдали авіаракетного удару по Авдіївці, є поранені</text:span>
</text:h>
      <text:p text:style-name="P4">
Author: ['АРМІЯINFORM']</text:p>
      <text:p text:style-name="P4">
Time: 2023-05-23T66:00:00-04:00</text:p>
      <text:p text:style-name="P4">
Description: Внаслідок авіаракетного удару зс рф по Авдіївці, щонайменше двоє людей отри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koop.jpg" text:style-name="Internet_20_link" text:visited-style-name="Visited_20_Internet_20_Link">
kkoop.jpg</text:a>
', '<text:a xlink:type="simple" xlink:href="https://armyinform.com.ua/wp-content/uploads/2023/05/345599155_261313073048008_1418522272360842694_n-150x150.jpg" text:style-name="Internet_20_link" text:visited-style-name="Visited_20_Internet_20_Link">
345599155_261313073048008_1418522272360842694_n-150x150.jpg</text:a>
', '<text:a xlink:type="simple" xlink:href="https://armyinform.com.ua/wp-content/uploads/2023/05/345642330_168121272871131_4858895058470257507_n-150x150.jpg" text:style-name="Internet_20_link" text:visited-style-name="Visited_20_Internet_20_Link">
345642330_168121272871131_4858895058470257507_n-150x150.jpg</text:a>
', '<text:a xlink:type="simple" xlink:href="https://armyinform.com.ua/wp-content/uploads/2023/05/346501277_235076469140544_2179700375271512136_n-150x150.jpg" text:style-name="Internet_20_link" text:visited-style-name="Visited_20_Internet_20_Link">
346501277_235076469140544_2179700375271512136_n-150x150.jpg</text:a>
', '<text:a xlink:type="simple" xlink:href="https://armyinform.com.ua/wp-content/uploads/2023/05/346654327_1291726928218397_5097083726230333704_n-150x150.jpg" text:style-name="Internet_20_link" text:visited-style-name="Visited_20_Internet_20_Link">
346654327_1291726928218397_5097083726230333704_n-150x150.jpg</text:a>
', '<text:a xlink:type="simple" xlink:href="https://armyinform.com.ua/wp-content/uploads/2023/05/347643818_1924602081230458_7723491690235333803_n-150x150.jpg" text:style-name="Internet_20_link" text:visited-style-name="Visited_20_Internet_20_Link">
347643818_1924602081230458_7723491690235333803_n-150x150.jpg</text:a>
']</text:p>
      <text:p text:style-name="P4">
Tags: ['STOPRUSSIA', 'АВДІЇВКА', 'ВОЄННІ ЗЛОЧИНИ ЗС РФ', 'ВТОРГНЕННЯ РФ']</text:p>
      <text:p text:style-name="P4">
Category: News</text:p>
      <!--METADATA-->
      <text:p text:style-name="P4">
<draw:frame draw:style-name="fr1" draw:name="Image75" text:anchor-type="as-char" svg:width="6.9236in" svg:height="5.771144in" draw:z-index="0">
<draw:image xlink:href="../Images/AРМІЯINFORM/2023-05-23T66-00-00-04-00/kkoop.jpg" xlink:type="simple" xlink:show="embed" xlink:actuate="onLoad" draw:mime-type="image/jpeg"/>
</draw:frame>
</text:p>
      <text:p text:style-name="P4">
Внаслідок авіаракетного удару зс рф по Авдіївці, щонайменше двоє людейотримали поранення.</text:p>
      <text:p text:style-name="P4">
Про це <text:a xlink:type="simple" xlink:href="https://t.me/pavlokyrylenko_donoda/8107" text:style-name="Internet_20_link" text:visited-style-name="Visited_20_Internet_20_Link">
повідомив г</text:a>
олова Донецькоїобласної військової адміністрації Павло Кириленко.</text:p>
      <text:p text:style-name="P4">
«Щонайменше двоє людей поранені внаслідок авіаракетного удару по Авдіївці.Його наслідки ви бачите на світлинах», — йдеться у повідомленні.</text:p>
      <text:p text:style-name="P4">
<text:a xlink:type="simple" xlink:href="https://armyinform.com.ua/wp-content/uploads/2023/05/345599155_261313073048008_1418522272360842694_n.jpg" text:style-name="Internet_20_link" text:visited-style-name="Visited_20_Internet_20_Link">
<draw:frame draw:style-name="fr1" draw:name="Image76" text:anchor-type="as-char" svg:width="6.9236in" svg:height="6.9236in" draw:z-index="0">
<draw:image xlink:href="../Images/AРМІЯINFORM/2023-05-23T66-00-00-04-00/345599155_261313073048008_1418522272360842694_n-150x150.jpg" xlink:type="simple" xlink:show="embed" xlink:actuate="onLoad" draw:mime-type="image/jpeg"/>
</draw:frame>
</text:a>
</text:p>
      <text:p text:style-name="P4">
<text:a xlink:type="simple" xlink:href="https://armyinform.com.ua/wp-content/uploads/2023/05/345642330_168121272871131_4858895058470257507_n.jpg" text:style-name="Internet_20_link" text:visited-style-name="Visited_20_Internet_20_Link">
<draw:frame draw:style-name="fr1" draw:name="Image77" text:anchor-type="as-char" svg:width="6.9236in" svg:height="6.9236in" draw:z-index="0">
<draw:image xlink:href="../Images/AРМІЯINFORM/2023-05-23T66-00-00-04-00/345642330_168121272871131_4858895058470257507_n-150x150.jpg" xlink:type="simple" xlink:show="embed" xlink:actuate="onLoad" draw:mime-type="image/jpeg"/>
</draw:frame>
</text:a>
</text:p>
      <text:p text:style-name="P4">
<text:a xlink:type="simple" xlink:href="https://armyinform.com.ua/wp-content/uploads/2023/05/346501277_235076469140544_2179700375271512136_n.jpg" text:style-name="Internet_20_link" text:visited-style-name="Visited_20_Internet_20_Link">
<draw:frame draw:style-name="fr1" draw:name="Image78" text:anchor-type="as-char" svg:width="6.9236in" svg:height="6.9236in" draw:z-index="0">
<draw:image xlink:href="../Images/AРМІЯINFORM/2023-05-23T66-00-00-04-00/346501277_235076469140544_2179700375271512136_n-150x150.jpg" xlink:type="simple" xlink:show="embed" xlink:actuate="onLoad" draw:mime-type="image/jpeg"/>
</draw:frame>
</text:a>
</text:p>
      <text:p text:style-name="P4">
<text:a xlink:type="simple" xlink:href="https://armyinform.com.ua/wp-content/uploads/2023/05/346654327_1291726928218397_5097083726230333704_n.jpg" text:style-name="Internet_20_link" text:visited-style-name="Visited_20_Internet_20_Link">
<draw:frame draw:style-name="fr1" draw:name="Image79" text:anchor-type="as-char" svg:width="6.9236in" svg:height="6.9236in" draw:z-index="0">
<draw:image xlink:href="../Images/AРМІЯINFORM/2023-05-23T66-00-00-04-00/346654327_1291726928218397_5097083726230333704_n-150x150.jpg" xlink:type="simple" xlink:show="embed" xlink:actuate="onLoad" draw:mime-type="image/jpeg"/>
</draw:frame>
</text:a>
</text:p>
      <text:p text:style-name="P4">
<text:a xlink:type="simple" xlink:href="https://armyinform.com.ua/wp-content/uploads/2023/05/347643818_1924602081230458_7723491690235333803_n.jpg" text:style-name="Internet_20_link" text:visited-style-name="Visited_20_Internet_20_Link">
<draw:frame draw:style-name="fr1" draw:name="Image80" text:anchor-type="as-char" svg:width="6.9236in" svg:height="6.9236in" draw:z-index="0">
<draw:image xlink:href="../Images/AРМІЯINFORM/2023-05-23T66-00-00-04-00/347643818_1924602081230458_7723491690235333803_n-150x150.jpg" xlink:type="simple" xlink:show="embed" xlink:actuate="onLoad" draw:mime-type="image/jpeg"/>
</draw:frame>
</text:a>
</text:p>
      <text:p text:style-name="P4">
Також зазначається, що російські окупаційно-терористичні війська продовжуютьсистемно і методично руйнувати місто.</text:p>
      <text:p text:style-name="P4">
«Авдіївка з 2014 року гідно й стійко витримує рашистську навалу. У своємупрагненні її підкорити рашисти вдаються до тактики випаленої землі. І люди,які там залишаються — а це понад 1700 осіб — щоденно наражають себе насмертельну небезпеку», — заявив Павло Кириленко і закликав цивільних покинутизону бойових дій. — Можливості й засоби для евакуації є. Усі цивільні маютьпокинути зону активних бойових дій. Життя — безцінне. Евакуюйтеся!».</text:p>
      <text:p text:style-name="P4">
Source: <text:a xlink:type="simple" xlink:href="https://armyinform.com.ua/2023/05/23/rosiyany-zavdaly-aviaraketnogo-udaru-po-avdiyivczi-ye-poraneni/" text:style-name="Internet_20_link" text:visited-style-name="Visited_20_Internet_20_Link">
https://armyinform.com.ua/2023/05/23/rosiyany-zavdaly-aviaraketnogo-udaru-po-avdiyivczi-ye-poraneni/</text:a>
</text:p>
      <!--NEWS-->
      <text:h text:style-name="P10" text:outline-level="1">
<text:span text:style-name="T4">
росіяни активно мінують лівий берег Дніпра та встановлюють загородження проти плавзасобів</text:span>
</text:h>
      <text:p text:style-name="P4">
Author: ['АРМІЯINFORM']</text:p>
      <text:p text:style-name="P4">
Time: 2023-05-23T67:00:00-04:00</text:p>
      <text:p text:style-name="P4">
Description: Про це в етері телемарафону «Єдині новини» розповів речник об’єднаного пресцентру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bedd4a4-30a3-4f3e-997a-3915b94cc789.jpg" text:style-name="Internet_20_link" text:visited-style-name="Visited_20_Internet_20_Link">
3bedd4a4-30a3-4f3e-997a-3915b94cc789.jpg</text:a>
']</text:p>
      <text:p text:style-name="P4">
Tags: ['STOPRUSSIA', 'ВТОРГНЕННЯ РФ', 'ТАВРІЙСЬКИЙ НАПРЯМОК']</text:p>
      <text:p text:style-name="P4">
Category: News</text:p>
      <!--METADATA-->
      <text:p text:style-name="P4">
<draw:frame draw:style-name="fr1" draw:name="Image81" text:anchor-type="as-char" svg:width="6.9236in" svg:height="4.615733in" draw:z-index="0">
<draw:image xlink:href="../Images/AРМІЯINFORM/2023-05-23T67-00-00-04-00/3bedd4a4-30a3-4f3e-997a-3915b94cc789.jpg" xlink:type="simple" xlink:show="embed" xlink:actuate="onLoad" draw:mime-type="image/jpeg"/>
</draw:frame>
</text:p>
      <text:p text:style-name="P4">
Про це в етері телемарафону <text:a xlink:type="simple" xlink:href="https://www.youtube.com/watch" text:style-name="Internet_20_link" text:visited-style-name="Visited_20_Internet_20_Link">
«Єдиніновини»</text:a>
 розповів речникоб’єднаного пресцентру Сил оборони Таврійського напрямку Валерій Шершень.</text:p>
      <text:p text:style-name="P4">
— На Запорізькому напрямку російські загарбники ведуть так звану активнуоборону на Новопавлівській та Оріхівській ділянці. Окрім активного мінуванняна лівому березі Дніпра, ми спостерігаємо встановлення загороджень протичовнів і плавзасобів, — повідомив Валерій Шершень.</text:p>
      <text:p text:style-name="P4">
Він додав, що в зоні його відповідальності основні зусилля ворог зосереджує наАвдіївському та Мар’їнському напрямках.</text:p>
      <text:p text:style-name="P4">
— Загалом на Таврійському напрямку ворог здійснив 410 обстрілів, 9 авіаударів,— підсумував Валерій Шершень.</text:p>
      <text:p text:style-name="P4">
Source: <text:a xlink:type="simple" xlink:href="https://armyinform.com.ua/2023/05/23/rosiyany-aktyvno-minuyut-livyj-bereg-dnipra-ta-vstanovlyuyut-zagorodzhennya-proty-plavzasobiv/" text:style-name="Internet_20_link" text:visited-style-name="Visited_20_Internet_20_Link">
https://armyinform.com.ua/2023/05/23/rosiyany-aktyvno-minuyut-livyj-bereg-dnipra-ta-vstanovlyuyut-zagorodzhennya-proty-plavzasobiv/</text:a>
</text:p>
      <!--NEWS-->
      <text:h text:style-name="P10" text:outline-level="1">
<text:span text:style-name="T4">
Опановуватимуть F-16 не лише льотчики, а й авіаційні інженери та офіцери бойових управлінь</text:span>
</text:h>
      <text:p text:style-name="P4">
Author: ['Дмитро Горбунов']</text:p>
      <text:p text:style-name="P4">
Time: 2023-05-23T68:00:00-04:00</text:p>
      <text:p text:style-name="P4">
Description: Про підготовку українських пілотів за кордоном розповів речник Командування 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F-16', 'ПС ЗС УКРАЇНИ', 'ЮРІЙ ІГНАТ']</text:p>
      <text:p text:style-name="P4">
Category: News</text:p>
      <!--METADATA-->
      <text:p text:style-name="P4">
<draw:frame draw:style-name="fr1" draw:name="Image82" text:anchor-type="as-char" svg:width="6.9236in" svg:height="4.361868in" draw:z-index="0">
<draw:image xlink:href="../Images/AРМІЯINFORM/2023-05-23T68-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Про підготовку українських пілотів за кордоном розповів речник КомандуванняПовітряних Сил полковник Юрій Ігнат в етері телемарафону <text:a xlink:type="simple" xlink:href="https://www.youtube.com/watch" text:style-name="Internet_20_link" text:visited-style-name="Visited_20_Internet_20_Link">
«Єдиніновини»</text:a>
.</text:p>
      <text:p text:style-name="P4">
— Авіаційна коаліція широка, українських пілотів навчатиме низка країн. Наразітриває процес підготовки людей до навчання на F-16. Створено передові групи,які виїхали до тих країн, що надали нам навчальні майданчики. Вивчається, яксаме відбуватиметься дана підготовка, кількість пілотів, часові терміни тощо.У відрядження направлятимуть не лише льотчиків, а й авіаційних інженерів таофіцерів бойових управлінь. Старт навчанню даний — і це головне, — зауваживармієць.</text:p>
      <text:p text:style-name="P4">
Він уточнив, що всіх військових пілотів одразу ж відправити не можна. Аджекомусь треба забезпечувати дії Сил оборони України. За час війни льотчикиздобули певних професійних висот. Тому поїдуть за кордон підготовленими.</text:p>
      <text:p text:style-name="P4">
— Кожен курсант Харківського національно університету Повітряних Сил післявипуску у своєму активі вже має по 200 годин нальоту. Далі в бойових бригадахвони вже опановують різні навички пілотування. Наразі ж іде мова про їхнєперенавчання на інший тип літака. Як порівняти з радянським МіГ-29,закордонний F-16 є більш автоматизованим. Але це не означає, що буде легко, —розповів речник Командування Повітряних Сил.</text:p>
      <text:p text:style-name="P4">
Говорячи про терміни підготовки на F-16, офіцер зауважив, що підготовкукожного льотчика варто розглядати індивідуально, враховуючи ті завдання, щовиконуватиме його авіаційна бригада.</text:p>
      <text:p text:style-name="P4">
Source: <text:a xlink:type="simple" xlink:href="https://armyinform.com.ua/2023/05/23/opanovuvatymut-f-16-ne-lyshe-lotchyky-a-j-aviaczijni-inzhenery-ta-oficzery-bojovyh-upravlin-2/" text:style-name="Internet_20_link" text:visited-style-name="Visited_20_Internet_20_Link">
https://armyinform.com.ua/2023/05/23/opanovuvatymut-f-16-ne-lyshe-lotchyky-a-j-aviaczijni-inzhenery-ta-oficzery-bojovyh-upravlin-2/</text:a>
</text:p>
      <!--NEWS-->
      <text:h text:style-name="P10" text:outline-level="1">
<text:span text:style-name="T4">
Олексій Резніков написав звернення до башкирського народу</text:span>
</text:h>
      <text:p text:style-name="P4">
Author: ['АРМІЯINFORM']</text:p>
      <text:p text:style-name="P4">
Time: 2023-05-23T69:00:00-04:00</text:p>
      <text:p text:style-name="P4">
Description: Міністр оборони України Олексій Резніков написав звернення до башкирського народу та й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Tags: ['БАШКИРІЯ', 'ЗВЕРНЕННЯ', 'МІНІСТР ОБОРОНИ', 'ОЛЕКСІЙ РЕЗНІКОВ', 'ОФІЦІЙНО']</text:p>
      <text:p text:style-name="P4">
Category: News</text:p>
      <!--METADATA-->
      <text:p text:style-name="P4">
<draw:frame draw:style-name="fr1" draw:name="Image83" text:anchor-type="as-char" svg:width="6.9236in" svg:height="4.808056in" draw:z-index="0">
<draw:image xlink:href="../Images/AРМІЯINFORM/2023-05-23T69-00-00-04-00/342766690_1074355996857011_2143908671959222673_n.jpg" xlink:type="simple" xlink:show="embed" xlink:actuate="onLoad" draw:mime-type="image/jpeg"/>
</draw:frame>
Олексій Резніков. Фото: Інтерфакс-Україна</text:p>
      <text:p text:style-name="P4">
Міністр оборони України Олексій Резніков<text:a xlink:type="simple" xlink:href="https://www.facebook.com/reznikovoleksii/posts/pfbid0yUobmwEKL1r5SnCVd11uQuhhCCjeaMQ1CdL7ACAyzbQEDmQthqUb99Gh5Bbiq2MGl" text:style-name="Internet_20_link" text:visited-style-name="Visited_20_Internet_20_Link">
написав</text:a>
звернення до башкирського народу та його справжніх лідерів. Далі — цитата:</text:p>
      <text:p text:style-name="P4">
«Коли я проходив службу в армії, одним з моїх найкращих товаришів був башкир.Нещодавно я переглядав дані щодо втрат російських окупаційних військ в Україніі побачив, що серед регіонів рф одним з лідерів за втратами є РеспублікаБашкортостан.</text:p>
      <text:p text:style-name="P4">
Тисячі чоловіків з Башкирії загинули чи сталі каліками.</text:p>
      <text:p text:style-name="P4">
Ситуація мене вразила своєю абсурдністю. І підштовхнула написати свого родузвернення до мого товариша, всього башкирського народу та його справжніхлідерів.</text:p>
      <text:p text:style-name="P4">
Сьогоднішня влада Уфи, дбаючи про особисту вигоду і працюючи в інтересахкремля, наввипередки відправляє своїх людей на смерть.</text:p>
      <text:p text:style-name="P4">
Башкири — це один з найбільших народів росії, який водночас перебуває унепростій ситуації.</text:p>
      <text:p text:style-name="P4">
У сучасній Башкирії є три співмірних за чисельністю національних групи —росіяни, башкири і татари. Республіка Башкортостан має величезні природніресурси і розвинуту промисловість. Там є все, щоб гарантувати високий рівеньдобробуту.</text:p>
      <text:p text:style-name="P4">
Головний інтерес башкир очевидний — забезпечити національний розвиток у себевдома, у тому числі — за рахунок реалізації права на самовизначення тасправедливого розподілу чималих ресурсів на користь регіону.</text:p>
      <text:p text:style-name="P4">
Для цього потрібно концентрувати усі зусилля всередині Башкирії та на захистівід москви.</text:p>
      <text:p text:style-name="P4">
Якщо перерахувати проблеми і загрози для башкирського народу — то причиноюжодної з них не є Україна чи українці. Корені усіх причин — у москві та в Уфі.</text:p>
      <text:p text:style-name="P4">
Натомість башкир відправляють вмирати за тисячу кілометрів невідомо за що.Діючи прямо всупереч інтересам народу і перетворюючи на злочинців, вбивць.</text:p>
      <text:p text:style-name="P4">
Ніхто, крім кремля та його лакеїв, у цьому не зацікавлений.</text:p>
      <text:p text:style-name="P4">
Це треба припинити якнайскоріше.</text:p>
      <text:p text:style-name="P4">
<text:span text:style-name="T5">
Украин халҡына башҡорттарҙың үҙ яҙмыштарын ҡорғаны һәм үҙ халҡы өсөн якшыраҡтормош төҙөргә тырышҡаны аңлашыла.</text:span>
</text:p>
      <text:p text:style-name="P4">
<text:span text:style-name="T5">
Әммә бының өсөн Украинала түгел, ә Рәсәйҙә көрәшергә кәрәк, Кремльға ҡаршы.</text:span>
</text:p>
      <text:p text:style-name="P4">
<text:span text:style-name="T5">
Был дөрөҫ. Ә кем дә кем быны аңламай икән - улар үҙ халҡына хыянат итә.</text:span>
</text:p>
      <text:p text:style-name="P4">
<text:span text:style-name="T5">
Үҙ кешеләрегеҙҙе Украинанан алып китегеҙ. Беҙгә хәрби енәйәтселәрҙетапшырығыҙ. Тик шунан һуң ғына беҙ үҙ халҡыбыҙ өсөн яҡшыраҡ киләсәгебеҙҙеҡороуҙа бергәләшә алабыҙ.</text:span>
</text:p>
      <text:p text:style-name="P4">
<text:span text:style-name="T5">
Кремль был һуғышта еңелде. Күмәкләшеп беҙ уның империялы ынтылыштарынан баштартыуын булдырасаҡбыҙ.</text:span>
</text:p>
      <text:p text:style-name="P4">
<text:span text:style-name="T5">
Иртәрәк был маҡсаттарға ирешһәк - күберәк ғүмерҙәрҙе һаҡлап ҡалырбыҙ. Һәм шулуҡ ваҡытта ғына тиҙерәк дөрөҫ юлға һәм ижад итеү юлына баҫырбыҙ.</text:span>
</text:p>
      <text:p text:style-name="P4">
Посилання на повний текст звернення —<text:a xlink:type="simple" xlink:href="https://interfax.com.ua/news/blog/911796.html" text:style-name="Internet_20_link" text:visited-style-name="Visited_20_Internet_20_Link">
тут</text:a>
.</text:p>
      <text:p text:style-name="P4">
Дякую башкирським друзям за допомогу.</text:p>
      <text:p text:style-name="P4">
Вірогідно, це перший текст Міністра оборони башкирською мовою».</text:p>
      <text:p text:style-name="P4">
Source: <text:a xlink:type="simple" xlink:href="https://armyinform.com.ua/2023/05/23/oleksij-reznikov-napysav-zvernennya-do-bashkyrskogo-narodu/" text:style-name="Internet_20_link" text:visited-style-name="Visited_20_Internet_20_Link">
https://armyinform.com.ua/2023/05/23/oleksij-reznikov-napysav-zvernennya-do-bashkyrskogo-narodu/</text:a>
</text:p>
      <!--NEWS-->
      <text:h text:style-name="P10" text:outline-level="1">
<text:span text:style-name="T4">
Окупанти Криму від страху перед контрнаступом ЗСУ створюють так звані ПВК — ГУР</text:span>
</text:h>
      <text:p text:style-name="P4">
Author: ['АРМІЯINFORM']</text:p>
      <text:p text:style-name="P4">
Time: 2023-05-23T70:00:00-04:00</text:p>
      <text:p text:style-name="P4">
Description: Поява низки так званих приватних військових компаній у тимчасово окупованому Кри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3-2.jpg" text:style-name="Internet_20_link" text:visited-style-name="Visited_20_Internet_20_Link">
20230523-2.jpg</text:a>
']</text:p>
      <text:p text:style-name="P4">
Tags: ['АНДРІЙ ЧЕРНЯК', 'ГУР МОУ', 'КРИМ', 'ПВК']</text:p>
      <text:p text:style-name="P4">
Category: News</text:p>
      <!--METADATA-->
      <text:p text:style-name="P4">
<draw:frame draw:style-name="fr1" draw:name="Image84" text:anchor-type="as-char" svg:width="6.9236in" svg:height="4.615733in" draw:z-index="0">
<draw:image xlink:href="../Images/AРМІЯINFORM/2023-05-23T70-00-00-04-00/20230523-2.jpg" xlink:type="simple" xlink:show="embed" xlink:actuate="onLoad" draw:mime-type="image/jpeg"/>
</draw:frame>
</text:p>
      <text:p text:style-name="P4">
Поява низки так званих приватних військових компаній у тимчасово окупованомуКриму передусім пов’язана зі зростанням страху серед російських окупантів таколаборантів перед контрнаступом Збройних Сил України.</text:p>
      <text:p text:style-name="P4">
Про це розповів представник Головного управління розвідки Міністерства оборониУкраїни Андрій Черняк, <text:a xlink:type="simple" xlink:href="https://gur.gov.ua/content/strakh-pered-kontrnastupom-zs-ukrainy.html" text:style-name="Internet_20_link" text:visited-style-name="Visited_20_Internet_20_Link">
повідомляє</text:a>
 ГУР МОУ.</text:p>
      <text:p text:style-name="P4">
«Окупанти чітко розуміють, що бойові дії на території Криму будуть, і вонизараз будують укріплення, оборонні лінії — не лише в Криму, а й на півдніХерсонщини», — пояснив Андрій Черняк.</text:p>
      <text:p text:style-name="P4">
Представник ГУР МО України додав, що ватажки окупаційної влади на півостровівельми тривожаться через розчарування російською армією: хтозна, чи буде воназдатною захистити їхні сім’ї та награбоване майно у Криму.</text:p>
      <text:p text:style-name="P4">
«Ці приватні армії створені для захисту окупаційних адміністрацій черезневпевненість у тому, що збройні сили росії зможуть їх захистити. І по-друге,вони не впевнені у цілісності російської федерації. Якщо росія почне„сипатися“, то от вони матимуть „ПВК“, які будуть захищати їхні статки,родини», — зазначив представник воєнної розвідки України.</text:p>
      <text:p text:style-name="P4">
За словами Андрія Черняка, фінансують так звані кримські ПВК з різних джерел:наприклад, ватажок окупаційної адміністрації Криму аксьонов збирав тамтешніхкомерсантів та змушував виділяти гроші для своєї приватної армії.</text:p>
      <text:p text:style-name="P4">
«З одного боку, кримські бізнесмени змушені це робити, але з іншого — вони тежхочуть захистити себе і свої статки. Окупанти гарантують їм, що в разі чого —їх евакуюють, і все буде добре», — розповів Андрій Черняк.</text:p>
      <text:p text:style-name="P4">
Представник ГУР МО України повідомив, що так звані бойовики-«аксьонівці»отримують від 200 до 250 тисяч рублів на місяць, тренуються переважно на базів Перевальному та на тимчасово окупованій Херсонщині, а інструкторами для нихвиступають професійно підготовлені російські військові з бойовим досвідом:вони отримують в кілька разів вищу зарплату — від 5 тисяч доларів і більше.</text:p>
      <text:p text:style-name="P4">
Новобранців до кримських «ПВК» рекрутують так, аби не конкурувати з пріґожинимта його «ваґнером»: «Набирають їх серед мобілізованих, створили подвійніконтракти з „ПВК“ та міноборони. Вони намагаються передусім залучати населенняКриму, але, окрім цього, проводять заходи по всій території росії», — розказавпредставник ГУР МО України.</text:p>
      <text:p text:style-name="P4">
Водночас Андрій Черняк наголосив, що кримські «ПВК» вважати «приватними» можнадуже умовно, оскільки російські спецслужби та армія не мають наміру втрачатиконтроль над ситуацією в окупованому Криму.</text:p>
      <text:p text:style-name="P4">
«У тоталітарній росії не може бути якихось воєнізованих формувань, які б небули підпорядковані силовим структурам», — підкреслив представник воєнноїрозвідки України.</text:p>
      <text:p text:style-name="P4">
Source: <text:a xlink:type="simple" xlink:href="https://armyinform.com.ua/2023/05/23/okupanty-krymu-vid-strahu-pered-kontrnastupom-zsu-stvoryuyut-tak-zvani-pvk-gur/" text:style-name="Internet_20_link" text:visited-style-name="Visited_20_Internet_20_Link">
https://armyinform.com.ua/2023/05/23/okupanty-krymu-vid-strahu-pered-kontrnastupom-zsu-stvoryuyut-tak-zvani-pvk-gur/</text:a>
</text:p>
      <!--NEWS-->
      <text:h text:style-name="P10" text:outline-level="1">
<text:span text:style-name="T4">
Україна отримала макрофінансову допомогу від ЄС у розмірі 1,5 млрд євро</text:span>
</text:h>
      <text:p text:style-name="P4">
Author: ['АРМІЯINFORM']</text:p>
      <text:p text:style-name="P4">
Time: 2023-05-23T71:00:00-04:00</text:p>
      <text:p text:style-name="P4">
Description: Україна отримала четвертий транш у розмірі 1,5 млрд євро в рамках масштаб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_main-v1668003600.jpg" text:style-name="Internet_20_link" text:visited-style-name="Visited_20_Internet_20_Link">
52_main-v1668003600.jpg</text:a>
']</text:p>
      <text:p text:style-name="P4">
Tags: ['ВІЙНА', 'ДОПОМОГА УКРАЇНІ', 'ЄВРОПЕЙСЬКИЙ СОЮЗ', 'МАКРОФІНАНСОВА ДОПОМОГА', 'ПІДТРИМКА УКРАЇНИ']</text:p>
      <text:p text:style-name="P4">
Category: News</text:p>
      <!--METADATA-->
      <text:p text:style-name="P4">
<draw:frame draw:style-name="fr1" draw:name="Image85" text:anchor-type="as-char" svg:width="6.9236in" svg:height="4.61903in" draw:z-index="0">
<draw:image xlink:href="../Images/AРМІЯINFORM/2023-05-23T71-00-00-04-00/52_main-v1668003600.jpg" xlink:type="simple" xlink:show="embed" xlink:actuate="onLoad" draw:mime-type="image/jpeg"/>
</draw:frame>
</text:p>
      <text:p text:style-name="P4">
Україна отримала четвертий транш у розмірі 1,5 млрд євро в рамках масштабноїмакрофінансової допомоги (МФД) від Євросоюзу на 2023 рік.</text:p>
      <text:p text:style-name="P4">
Про це <text:a xlink:type="simple" xlink:href="https://www.kmu.gov.ua/news/ukraina-otrymala-chetvertyi-transh-masshtabnoi-makrofinansovoi-dopomohy-vid-ies-u-rozmiri-15-mlrd-ievro" text:style-name="Internet_20_link" text:visited-style-name="Visited_20_Internet_20_Link">
повідомляє</text:a>
Урядовий портал.</text:p>
      <text:p text:style-name="P4">
Кошти надаються на пільгових умовах для України й спрямовуються нафінансування пріоритетних видатків держбюджету.</text:p>
      <text:p text:style-name="P4">
За словами міністра фінансів України Сергія Марченка, пільгові коштидозволяють вчасно та у повному обсязі здійснювати фінансування пріоритетнихвидатків, зокрема для підтримки українських громадян.</text:p>
      <text:p text:style-name="P4">
«Фінансова допомога ЄС є вагомим внеском на шляху до перемоги України надагресором. Вдячний Європейським колегам за розуміння фінансових потребдержави», — зазначив він.</text:p>
      <text:p text:style-name="P4">
Таким чином, у 2023 році до Державного бюджету України надійшло вже 7,5 млрдєвро пільгових коштів від ЄС.</text:p>
      <text:p text:style-name="P4">
Раніше глава Єврокомісії Урсула фон дер Ляєн заявляла, що Євросоюз<text:a xlink:type="simple" xlink:href="https://armyinform.com.ua/2022/10/22/yevrosoyuz-rozglyadaye-mozhlyvist-vydilyaty-ukrayini-po-15-milyardy-yevro-shhomisyaczya-ursula-fon-der-lyayen/" text:style-name="Internet_20_link" text:visited-style-name="Visited_20_Internet_20_Link">
розглядає</text:a>
 можливість виділяти Україні по 1,5 мільярда євро щомісяця.</text:p>
      <text:p text:style-name="P4">
Source: <text:a xlink:type="simple" xlink:href="https://armyinform.com.ua/2023/05/23/ukrayina-otrymala-makrofinansovu-dopomogy-vid-yes-u-rozmiri-15-mlrd-yevro/" text:style-name="Internet_20_link" text:visited-style-name="Visited_20_Internet_20_Link">
https://armyinform.com.ua/2023/05/23/ukrayina-otrymala-makrofinansovu-dopomogy-vid-yes-u-rozmiri-15-mlrd-yevro/</text:a>
</text:p>
      <!--NEWS-->
      <text:h text:style-name="P10" text:outline-level="1">
<text:span text:style-name="T4">
Олексій Неїжпапа: Морські піхотинці мають повернутися у пункт постійної дислокації — Крим</text:span>
</text:h>
      <text:p text:style-name="P4">
Author: ['АРМІЯINFORM']</text:p>
      <text:p text:style-name="P4">
Time: 2023-05-23T72:00:00-04:00</text:p>
      <text:p text:style-name="P4">
Description: Сьогодні, 23 травня, командувач Військово-Морських Сил України віцеадмірал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923335_257201823532125_8023094629692388360_n.jpg" text:style-name="Internet_20_link" text:visited-style-name="Visited_20_Internet_20_Link">
348923335_257201823532125_8023094629692388360_n.jpg</text:a>
', '<text:a xlink:type="simple" xlink:href="https://armyinform.com.ua/wp-content/uploads/2023/05/348588271_151674484438026_5234506770751100002_n-150x150.jpg" text:style-name="Internet_20_link" text:visited-style-name="Visited_20_Internet_20_Link">
348588271_151674484438026_5234506770751100002_n-150x150.jpg</text:a>
', '<text:a xlink:type="simple" xlink:href="https://armyinform.com.ua/wp-content/uploads/2023/05/349061151_6274504329309987_5021555534811452514_n-150x150.jpg" text:style-name="Internet_20_link" text:visited-style-name="Visited_20_Internet_20_Link">
349061151_6274504329309987_5021555534811452514_n-150x150.jpg</text:a>
', '<text:a xlink:type="simple" xlink:href="https://armyinform.com.ua/wp-content/uploads/2023/05/348682820_1405096680344829_661447084438283003_n-150x150.jpg" text:style-name="Internet_20_link" text:visited-style-name="Visited_20_Internet_20_Link">
348682820_1405096680344829_661447084438283003_n-150x150.jpg</text:a>
']</text:p>
      <text:p text:style-name="P4">
Tags: ['ДЕНЬ МОРСЬКОЇ ПІХОТИ УКРАЇНИ', 'ОЛЕКСІЙ НЕЇЖПАПА']</text:p>
      <text:p text:style-name="P4">
Category: News</text:p>
      <!--METADATA-->
      <text:p text:style-name="P4">
<draw:frame draw:style-name="fr1" draw:name="Image86" text:anchor-type="as-char" svg:width="6.9236in" svg:height="4.615733in" draw:z-index="0">
<draw:image xlink:href="../Images/AРМІЯINFORM/2023-05-23T72-00-00-04-00/348923335_257201823532125_8023094629692388360_n.jpg" xlink:type="simple" xlink:show="embed" xlink:actuate="onLoad" draw:mime-type="image/jpeg"/>
</draw:frame>
</text:p>
      <text:p text:style-name="P4">
Сьогодні, 23 травня, командувач Військово-Морських Сил України віцеадміралОлексій Неїжпапа на честь Дня морської піхоти нагородив особовий склад окремоїбригади морської піхоти імені контр-адмірала Михайла Остроградського інаголосив, що попереду у військових ще багато роботи — нам потрібно повністюзвільнити Донецьку, Луганську, Запорізьку, Херсонську області з-під окупації.А головне — морська піхота має повернутися і звільнити наше постійне місцедислокації — Крим.</text:p>
      <text:p text:style-name="P4">
Про це<text:a xlink:type="simple" xlink:href="https://www.facebook.com/navy.mil.gov.ua/posts/pfbid02GoknLtJSBsnWhdw86bVLaUiTgCARSTmW2DTNVwQf7YwpzprH2arJoG8A8dj7SqwAl" text:style-name="Internet_20_link" text:visited-style-name="Visited_20_Internet_20_Link">
повідомляє</text:a>
служба зв’язків з громадськістю Командування ВМС ЗСУ.</text:p>
      <text:p text:style-name="P4">
«Морську піхоту всі знають і поважають — вона вносить високу лепту в перемогуУкраїни над ворогом», — сказав віцеадмірал Олексій Неїжпапа.</text:p>
      <text:p text:style-name="P4">
<text:a xlink:type="simple" xlink:href="https://armyinform.com.ua/wp-content/uploads/2023/05/348588271_151674484438026_5234506770751100002_n.jpg" text:style-name="Internet_20_link" text:visited-style-name="Visited_20_Internet_20_Link">
<draw:frame draw:style-name="fr1" draw:name="Image87" text:anchor-type="as-char" svg:width="6.9236in" svg:height="6.9236in" draw:z-index="0">
<draw:image xlink:href="../Images/AРМІЯINFORM/2023-05-23T72-00-00-04-00/348588271_151674484438026_5234506770751100002_n-150x150.jpg" xlink:type="simple" xlink:show="embed" xlink:actuate="onLoad" draw:mime-type="image/jpeg"/>
</draw:frame>
</text:a>
</text:p>
      <text:p text:style-name="P4">
<text:a xlink:type="simple" xlink:href="https://armyinform.com.ua/wp-content/uploads/2023/05/349061151_6274504329309987_5021555534811452514_n.jpg" text:style-name="Internet_20_link" text:visited-style-name="Visited_20_Internet_20_Link">
<draw:frame draw:style-name="fr1" draw:name="Image88" text:anchor-type="as-char" svg:width="6.9236in" svg:height="6.9236in" draw:z-index="0">
<draw:image xlink:href="../Images/AРМІЯINFORM/2023-05-23T72-00-00-04-00/349061151_6274504329309987_5021555534811452514_n-150x150.jpg" xlink:type="simple" xlink:show="embed" xlink:actuate="onLoad" draw:mime-type="image/jpeg"/>
</draw:frame>
</text:a>
</text:p>
      <text:p text:style-name="P4">
<text:a xlink:type="simple" xlink:href="https://armyinform.com.ua/wp-content/uploads/2023/05/348682820_1405096680344829_661447084438283003_n.jpg" text:style-name="Internet_20_link" text:visited-style-name="Visited_20_Internet_20_Link">
<draw:frame draw:style-name="fr1" draw:name="Image89" text:anchor-type="as-char" svg:width="6.9236in" svg:height="6.9236in" draw:z-index="0">
<draw:image xlink:href="../Images/AРМІЯINFORM/2023-05-23T72-00-00-04-00/348682820_1405096680344829_661447084438283003_n-150x150.jpg" xlink:type="simple" xlink:show="embed" xlink:actuate="onLoad" draw:mime-type="image/jpeg"/>
</draw:frame>
</text:a>
</text:p>
      <text:p text:style-name="P4">
Нагадаємо, що сьогодні Президент України Володимир Зеленський<text:a xlink:type="simple" xlink:href="https://armyinform.com.ua/2023/05/23/verhovnyj-golovnokomanduvach-prysvoyiv-zvannya-geroya-ukrayiny-dvom-oficzeram-morskoyi-pihoty/" text:style-name="Internet_20_link" text:visited-style-name="Visited_20_Internet_20_Link">
присвоїв</text:a>
 званняГероя України та вручив ордени «Золота Зірка» командиру окремої бригадиморської піхоти імені контр-адмірала Михайла Остроградського полковнику ЮріюАндрієнку.</text:p>
      <text:p text:style-name="P4">
За старанність, високий професіоналізм, самовідданість і стійкість виявленіпід час проходження військової служби командувач ВМС нагородив морпіхівцінними подарунками.</text:p>
      <text:p text:style-name="P4">
Source: <text:a xlink:type="simple" xlink:href="https://armyinform.com.ua/2023/05/23/oleksij-neyizhpapa-morski-pihotynczi-mayut-povernutysya-u-punkt-postijnoyi-dyslokacziyi-krym/" text:style-name="Internet_20_link" text:visited-style-name="Visited_20_Internet_20_Link">
https://armyinform.com.ua/2023/05/23/oleksij-neyizhpapa-morski-pihotynczi-mayut-povernutysya-u-punkt-postijnoyi-dyslokacziyi-krym/</text:a>
</text:p>
      <!--NEWS-->
      <text:h text:style-name="P10" text:outline-level="1">
<text:span text:style-name="T4">
Дмитро Кулеба та голова ОБСЄ обговорили напрямки роботи на найближчі тижні</text:span>
</text:h>
      <text:p text:style-name="P4">
Author: ['АРМІЯINFORM']</text:p>
      <text:p text:style-name="P4">
Time: 2023-05-23T73:00:00-04:00</text:p>
      <text:p text:style-name="P4">
Description: Міністр закордонних справ України Дмитро Кулеба та голова ОБСЄ, міністр закордонних с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2-02-10-dmytro-kuleba-ta-diyuchyj-golova-obsye1.jpg" text:style-name="Internet_20_link" text:visited-style-name="Visited_20_Internet_20_Link">
2022-02-10-dmytro-kuleba-ta-diyuchyj-golova-obsye1.jpg</text:a>
']</text:p>
      <text:p text:style-name="P4">
Tags: ['ДМИТРО КУЛЕБА', 'ЗБІҐНЄВ РАУ', 'САМІТ НАТО']</text:p>
      <text:p text:style-name="P4">
Category: News</text:p>
      <!--METADATA-->
      <text:p text:style-name="P4">
<draw:frame draw:style-name="fr1" draw:name="Image90" text:anchor-type="as-char" svg:width="6.9236in" svg:height="4.60941in" draw:z-index="0">
<draw:image xlink:href="../Images/AРМІЯINFORM/2023-05-23T73-00-00-04-00/2022-02-10-dmytro-kuleba-ta-diyuchyj-golova-obsye1.jpg" xlink:type="simple" xlink:show="embed" xlink:actuate="onLoad" draw:mime-type="image/jpeg"/>
</draw:frame>
 Ілюстративне фото</text:p>
      <text:p text:style-name="P4">
Міністр закордонних справ України Дмитро Кулеба та голова ОБСЄ, міністрзакордонних справ Республіки Польща Збіґнєв Рау скоординували позиції та крокинапередодні саміту НАТО у Вільнюсі.</text:p>
      <text:p text:style-name="P4">
Про це глава української дипломатії<text:a xlink:type="simple" xlink:href="https://twitter.com/DmytroKuleba/status/1660976091538784257" text:style-name="Internet_20_link" text:visited-style-name="Visited_20_Internet_20_Link">
повідомив</text:a>
у своєму твіттері.</text:p>
      <text:p text:style-name="P4">
«Протягом наступних тижнів нам потрібно тісно співпрацювати над досягненнямсоюзницького консенсусу для прийняття твердих рішень за трьома напрямками:посиленням інституційних зв’язків між Україною та НАТО, кроками до членстваУкраїни, гарантіями безпеки», — написав він.</text:p>
      <text:p text:style-name="P4">
Як відомо, саміт НАТО у Вільнюсі (Литва)<text:a xlink:type="simple" xlink:href="https://armyinform.com.ua/2022/11/09/nastupnyj-samit-nato-vidbudetsya-vlitku-2023-roku-v-lytvi/" text:style-name="Internet_20_link" text:visited-style-name="Visited_20_Internet_20_Link">
відбудеться</text:a>
 11–12 липня і стане можливістю для главдержав і урядів Альянсу переглянути значне збільшення витрат на оборону, атакож продовжити підтримку України.</text:p>
      <text:p text:style-name="P4">
Source: <text:a xlink:type="simple" xlink:href="https://armyinform.com.ua/2023/05/23/dmytro-kuleba-ta-golova-obsye-obgovoryly-napryamky-roboty-na-najblyzhchi-tyzhni/" text:style-name="Internet_20_link" text:visited-style-name="Visited_20_Internet_20_Link">
https://armyinform.com.ua/2023/05/23/dmytro-kuleba-ta-golova-obsye-obgovoryly-napryamky-roboty-na-najblyzhchi-tyzhni/</text:a>
</text:p>
      <!--NEWS-->
      <text:h text:style-name="P10" text:outline-level="1">
<text:span text:style-name="T4">
Німеччина до кінця року планує підготувати до 9 тисяч українських військових</text:span>
</text:h>
      <text:p text:style-name="P4">
Author: ['АРМІЯINFORM']</text:p>
      <text:p text:style-name="P4">
Time: 2023-05-23T74:00:00-04:00</text:p>
      <text:p text:style-name="P4">
Description: Офіційний Берлін планує підготувати до кінця поточного року до 9 тисяч військових ЗС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undeswehr.jpg" text:style-name="Internet_20_link" text:visited-style-name="Visited_20_Internet_20_Link">
bundeswehr.jpg</text:a>
']</text:p>
      <text:p text:style-name="P4">
Tags: ['БОРИС ПІСТОРІУС', 'МІНОБОРОНИ НІМЕЧЧИНИ', 'НАВЧАННЯ ВІЙСЬКОВИХ', 'ФРН']</text:p>
      <text:p text:style-name="P4">
Category: News</text:p>
      <!--METADATA-->
      <text:p text:style-name="P4">
<draw:frame draw:style-name="fr1" draw:name="Image91" text:anchor-type="as-char" svg:width="6.9236in" svg:height="3.894525in" draw:z-index="0">
<draw:image xlink:href="../Images/AРМІЯINFORM/2023-05-23T74-00-00-04-00/bundeswehr.jpg" xlink:type="simple" xlink:show="embed" xlink:actuate="onLoad" draw:mime-type="image/jpeg"/>
</draw:frame>
</text:p>
      <text:p text:style-name="P4">
Офіційний Берлін планує підготувати до кінця поточного року до 9 тисячвійськових ЗСУ.</text:p>
      <text:p text:style-name="P4">
Про це перед початком зустрічі з очільниками оборонних відомств країн ЄС<text:a xlink:type="simple" xlink:href="https://newsroom.consilium.europa.eu/permalink/245445" text:style-name="Internet_20_link" text:visited-style-name="Visited_20_Internet_20_Link">
заявив</text:a>
 міністроборони ФРН Борис Пісторіус 23 квітня.</text:p>
      <text:p text:style-name="P4">
«До кінця року Німеччиніа, яка є провідною в ЄС щодо підготовки українськихвійськових, навчить до 9 тисяч військовослужбовців», — заявив Борис Пісторіус.</text:p>
      <text:p text:style-name="P4">
Крім того, глава Міноборони Німеччини пообіцяв надати зброю, яка допоможеУкраїні перемогти.</text:p>
      <text:p text:style-name="P4">
Source: <text:a xlink:type="simple" xlink:href="https://armyinform.com.ua/2023/05/23/nimechchyna-do-kinczya-roku-planuye-pidgotuvaty-do-9-tysyach-ukrayinskyh-vijskovyh/" text:style-name="Internet_20_link" text:visited-style-name="Visited_20_Internet_20_Link">
https://armyinform.com.ua/2023/05/23/nimechchyna-do-kinczya-roku-planuye-pidgotuvaty-do-9-tysyach-ukrayinskyh-vijskovyh/</text:a>
</text:p>
      <!--NEWS-->
      <text:h text:style-name="P10" text:outline-level="1">
<text:span text:style-name="T4">
Пріоритет обіймати посади у військових адміністраціях на деокупованих територіях нададуть ветеранам війни</text:span>
</text:h>
      <text:p text:style-name="P4">
Author: ['АРМІЯINFORM']</text:p>
      <text:p text:style-name="P4">
Time: 2023-05-23T75:00:00-04:00</text:p>
      <text:p text:style-name="P4">
Description: Кабмін підтримав постанову «Про реалізацію експериментального проєкту щодо ство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abmin.jpg" text:style-name="Internet_20_link" text:visited-style-name="Visited_20_Internet_20_Link">
kabmin.jpg</text:a>
']</text:p>
      <text:p text:style-name="P4">
Tags: ['ВІЙСЬКОВІ АДМІНІСТРАЦІЇ', 'ДЕОКУПАЦІЯ', 'ДОТ']</text:p>
      <text:p text:style-name="P4">
Category: News</text:p>
      <!--METADATA-->
      <text:p text:style-name="P4">
<draw:frame draw:style-name="fr1" draw:name="Image92" text:anchor-type="as-char" svg:width="6.9236in" svg:height="4.269553in" draw:z-index="0">
<draw:image xlink:href="../Images/AРМІЯINFORM/2023-05-23T75-00-00-04-00/kabmin.jpg" xlink:type="simple" xlink:show="embed" xlink:actuate="onLoad" draw:mime-type="image/jpeg"/>
</draw:frame>
</text:p>
      <text:p text:style-name="P4">
Кабмін підтримав постанову «Про реалізацію експериментального проєкту щодостворення резерву працівників державних органів для роботи на деокупованихтериторіях України». Це дасть змогу забезпечити кадрами військовіадміністрації та інші державні органи на деокупованих територіях.</text:p>
      <text:p text:style-name="P4">
Про це <text:a xlink:type="simple" xlink:href="https://minre.gov.ua/2023/05/23/uryad-shvalyv-mehanizm-formuvannya-rezervu-praczivnykiv-dlya-roboty-na-deokupovanyh-terytoriyah/" text:style-name="Internet_20_link" text:visited-style-name="Visited_20_Internet_20_Link">
повідомляє</text:a>
Міністерство з питань реінтеграції тимчасово окупованих територій України.</text:p>
      <text:p text:style-name="P4">
Особи, які бажають працювати на деокупованих територіях, будуть заповнюватиелектронну анкету. Далі НАДС розглядатиме заповнені анкети та перевірятимепрофесійну підготовку кандидатів.</text:p>
      <text:p text:style-name="P4">
Пріоритетне право на призначення на посади матимуть такі громадяни:</text:p>
      <ul>
        <li>
ветерани війни;  * внутрішньо переміщені особи;  * особи, які раніше займали ці посади;  * особи, які мають досвід роботи з питань реінтеграції тимчасово окупованих територій.</li>
      </ul>
      <text:p text:style-name="P4">
Крім того, буде проводитись професійне навчання осіб, зарахованих до резерву.</text:p>
      <text:p text:style-name="P4">
Такий принцип формування резерву відновлення дасть змогу у найкоротші строкипісля звільнення відновити роботу державних органів на деокупованих територіяхта забезпечити їх прискорену реінтеграцію.</text:p>
      <text:p text:style-name="P4">
Source: <text:a xlink:type="simple" xlink:href="https://armyinform.com.ua/2023/05/23/priorytet-obijmaty-posady-u-vijskovyh-administracziyah-na-deokupovanyh-terytoriyah-nadadut-veteranam-vijny/" text:style-name="Internet_20_link" text:visited-style-name="Visited_20_Internet_20_Link">
https://armyinform.com.ua/2023/05/23/priorytet-obijmaty-posady-u-vijskovyh-administracziyah-na-deokupovanyh-terytoriyah-nadadut-veteranam-vijny/</text:a>
</text:p>
      <!--NEWS-->
      <text:h text:style-name="P10" text:outline-level="1">
<text:span text:style-name="T4">
Генсек НАТО: Навчання українських пілотів на винищувачах F-16 не робить НАТО стороною конфлікту</text:span>
</text:h>
      <text:p text:style-name="P4">
Author: ['АРМІЯINFORM']</text:p>
      <text:p text:style-name="P4">
Time: 2023-05-23T76:00:00-04:00</text:p>
      <text:p text:style-name="P4">
Description: Навчання українських пілотів на винищувачах F-16 американського виробництва не роби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3.jpg" text:style-name="Internet_20_link" text:visited-style-name="Visited_20_Internet_20_Link">
f16-3.jpg</text:a>
']</text:p>
      <text:p text:style-name="P4">
Tags: ['F-16', 'ДЕРЖДЕП США', 'ЄНС СТОЛТЕНБЕРГ', 'НАТО']</text:p>
      <text:p text:style-name="P4">
Category: News</text:p>
      <!--METADATA-->
      <text:p text:style-name="P4">
<draw:frame draw:style-name="fr1" draw:name="Image93" text:anchor-type="as-char" svg:width="6.9236in" svg:height="3.894525in" draw:z-index="0">
<draw:image xlink:href="../Images/AРМІЯINFORM/2023-05-23T76-00-00-04-00/f16-3.jpg" xlink:type="simple" xlink:show="embed" xlink:actuate="onLoad" draw:mime-type="image/jpeg"/>
</draw:frame>
</text:p>
      <text:p text:style-name="P4">
Навчання українських пілотів на винищувачах F-16 американського виробництва неробить НАТО стороною конфлікту.</text:p>
      <text:p text:style-name="P4">
Про це перед початком зустрічі міністрів оборони країн Євросоюзу<text:a xlink:type="simple" xlink:href="https://newsroom.consilium.europa.eu/permalink/245473" text:style-name="Internet_20_link" text:visited-style-name="Visited_20_Internet_20_Link">
заявив</text:a>
 Генеральнийсекретар Північноатлантичного альянсу Єнс Столтенберг.</text:p>
      <text:p text:style-name="P4">
«Україна має право на самооборону. Ми допомагаємо Україні відстоювати цеправо. Це не робить НАТО та союзників по НАТО стороною конфлікту», — наголосивЄнс Столтенберг.</text:p>
      <text:p text:style-name="P4">
Нагадаємо, раніше у Держдепі США<text:a xlink:type="simple" xlink:href="https://armyinform.com.ua/2023/05/23/peredacha-vynyshhuvachiv-f-16-ukrayini-ta-pidgotovka-ukrayinskyh-pilotiv-ye-priorytetom-dlya-ssha-derzhdep/" text:style-name="Internet_20_link" text:visited-style-name="Visited_20_Internet_20_Link">
заявили</text:a>
 про високу пріоритетність передачі винищувачів F-16Україні та підготовку українських пілотів.</text:p>
      <text:p text:style-name="P4">
Source: <text:a xlink:type="simple" xlink:href="https://armyinform.com.ua/2023/05/23/gensek-nato-navchannya-ukrayinskyh-pilotiv-na-vynyshhuvachah-f-16-ne-robyt-nato-storonoyu-konfliktu/" text:style-name="Internet_20_link" text:visited-style-name="Visited_20_Internet_20_Link">
https://armyinform.com.ua/2023/05/23/gensek-nato-navchannya-ukrayinskyh-pilotiv-na-vynyshhuvachah-f-16-ne-robyt-nato-storonoyu-konfliktu/</text:a>
</text:p>
      <!--NEWS-->
      <text:h text:style-name="P10" text:outline-level="1">
<text:span text:style-name="T4">
Українська збірна з діючими військовими у складі виборола перше місце на чемпіонаті Європи з єдиноборств</text:span>
</text:h>
      <text:p text:style-name="P4">
Author: ['АРМІЯINFORM']</text:p>
      <text:p text:style-name="P4">
Time: 2023-05-23T77:00:00-04:00</text:p>
      <text:p text:style-name="P4">
Description: Збірна команда України з бойових мистецтв всеукраїнської спортивної асоціації «Комб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822174_763171711924081_8631446850496742321_n-e1684848729447.jpg" text:style-name="Internet_20_link" text:visited-style-name="Visited_20_Internet_20_Link">
348822174_763171711924081_8631446850496742321_n-e1684848729447.jpg</text:a>
']</text:p>
      <text:p text:style-name="P4">
Tags: ['ВІЙСЬКОВІ СПОРТСМЕНИ', 'КОМБАТ САМОЗАХИСТ ICO', 'ЧЕМПІОНАТ ЄВРОПИ З ЄДИНОБОРСТВ']</text:p>
      <text:p text:style-name="P4">
Category: News</text:p>
      <!--METADATA-->
      <text:p text:style-name="P4">
<draw:frame draw:style-name="fr1" draw:name="Image94" text:anchor-type="as-char" svg:width="6.9236in" svg:height="4.096463in" draw:z-index="0">
<draw:image xlink:href="../Images/AРМІЯINFORM/2023-05-23T77-00-00-04-00/348822174_763171711924081_8631446850496742321_n-e1684848729447.jpg" xlink:type="simple" xlink:show="embed" xlink:actuate="onLoad" draw:mime-type="image/jpeg"/>
</draw:frame>
</text:p>
      <text:p text:style-name="P4">
Збірна команда України з бойових мистецтв всеукраїнської спортивної асоціації«Комбат самозахист ICO» взяла участь у чемпіонаті Європи з єдиноборств Combatselfdefence International Combat Organisation, який пройшов в угорському містіНадьканіжа.</text:p>
      <text:p text:style-name="P4">
Про це<text:a xlink:type="simple" xlink:href="https://www.facebook.com/GeneralStaff.ua/posts/pfbid02kUbef68aaPhXwiLZCTMTjj7ou8Xdd5SHj4aBVrFqznvPin7PbJXFcnFxCuxUdjdal" text:style-name="Internet_20_link" text:visited-style-name="Visited_20_Internet_20_Link">
інформує</text:a>
Генеральний штаб ЗСУ.</text:p>
      <text:p text:style-name="P4">
За європейський чемпіонський титул у 14 видах змагались 464 спортсмени із 14країн.</text:p>
      <text:p text:style-name="P4">
Українська збірна була представлена 48 спортсменами, 25 з яких діти та юніори,і три спортсмени — діючі представники силових структур, зокрема Десантно-штурмових військ ЗСУ, Сили територіальної оборони ЗСУ та МВС України.</text:p>
      <text:p text:style-name="P4">
На чемпіонаті Європи 2023 українська збірна здобула перше командне місце,зібравши у загальному заліку 118 нагород різного ґатунку.</text:p>
      <text:p text:style-name="P4">
Особливо треба відзначити військовослужбовця ДШВ ЗСУ Командування Десантно-штурмових військ Збройних Сил України <text:span text:style-name="T4">
Іллю Вільмана</text:span>
 , який після контузіїі реабілітації зміг посісти призове місце на європейському чемпіонаті, тапредставників Міністерства внутрішніх справ України — курсантів Національноїакадемії внутрішніх справ, чемпіона Європи <text:span text:style-name="T4">
Василя Рубаняка</text:span>
 та дворазовогофіналіста чемпіонату <text:span text:style-name="T4">
Семена Максиміва</text:span>
.</text:p>
      <text:p text:style-name="P4">
Президент спортивної асоціації генерал-майор Зенцев Микола зазначив, що це неперший випадок з початку широкомасштабної російсько-української війни, колирішенням Головнокомандувача ЗС України в міжнародних змаганнях з єдиноборствбрали участь військовослужбовці з передової, виборюючи Україні перемогу і на«нулі», і в міжнародних спортивних змаганнях.</text:p>
      <text:p text:style-name="P4">
На жаль, низка спортсменів та тренерів української асоціації «Комбатсамозахист ІСО» загинули, захищаючи нашу країну від російського агресора. Своїперемоги на чемпіонаті Європи окремі українські спортсмени присвятили своїмзагиблим товаришам — чемпіонам з єдиноборств «Комбат самозахист ICO», майстрамспорту України Михайлу Павлушку, Володимиру Галайко, Сергію Грехову, БогдануБрюханову, Миколі Вовку… Вічна слава загиблим!</text:p>
      <text:p text:style-name="P4">
<text:span text:style-name="T5">
До речі, росію виключили з усіх видів міжнародних змагань по версії «Комбатсамозахист ICO» рішенням ради національних президентів спортивної асоціації.</text:span>
</text:p>
      <text:p text:style-name="P4">
Source: <text:a xlink:type="simple" xlink:href="https://armyinform.com.ua/2023/05/23/ukrayinska-zbirna-z-diyuchymy-vijskovymy-u-skladi-vyborola-pershe-miscze-na-chempionati-yevropy/" text:style-name="Internet_20_link" text:visited-style-name="Visited_20_Internet_20_Link">
https://armyinform.com.ua/2023/05/23/ukrayinska-zbirna-z-diyuchymy-vijskovymy-u-skladi-vyborola-pershe-miscze-na-chempionati-yevropy/</text:a>
</text:p>
      <!--NEWS-->
      <text:h text:style-name="P10" text:outline-level="1">
<text:span text:style-name="T4">
Оборона Бахмута: наразі про снарядний голод в окупантів не йдеться — за добу понад 400 артобстрілів</text:span>
</text:h>
      <text:p text:style-name="P4">
Author: ['Дмитро Горбунов']</text:p>
      <text:p text:style-name="P4">
Time: 2023-05-23T78:00:00-04:00</text:p>
      <text:p text:style-name="P4">
Description: Про це розповів речник Східного угруповання військ ЗСУ полковник Сергій Череватий в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4f44853-ff62-4e4d-86df-a0e53954e950.jpg" text:style-name="Internet_20_link" text:visited-style-name="Visited_20_Internet_20_Link">
f4f44853-ff62-4e4d-86df-a0e53954e950.jpg</text:a>
']</text:p>
      <text:p text:style-name="P4">
Tags: ['СЕРГІЙ ЧЕРЕВАТИЙ']</text:p>
      <text:p text:style-name="P4">
Category: News</text:p>
      <!--METADATA-->
      <text:p text:style-name="P4">
<draw:frame draw:style-name="fr1" draw:name="Image95" text:anchor-type="as-char" svg:width="6.9236in" svg:height="3.894525in" draw:z-index="0">
<draw:image xlink:href="../Images/AРМІЯINFORM/2023-05-23T78-00-00-04-00/f4f44853-ff62-4e4d-86df-a0e53954e950.jpg" xlink:type="simple" xlink:show="embed" xlink:actuate="onLoad" draw:mime-type="image/jpeg"/>
</draw:frame>
</text:p>
      <text:p text:style-name="P4">
Про це розповів речник Східного угруповання військ ЗСУ полковник СергійЧереватий в ефірі телемарафону <text:a xlink:type="simple" xlink:href="https://www.youtube.com/watch" text:style-name="Internet_20_link" text:visited-style-name="Visited_20_Internet_20_Link">
«Єдиніновини»</text:a>
.</text:p>
      <text:p text:style-name="P4">
— На Бахмутському напрямку протягом минулої доби було лише три бойовізіткнення. Щоправда, ворог був активний у плані артилерійських ударів — 404рази. Тож про снарядний голод у них не йдеться. У цих боях було знищено 79окупантів, дві самохідні артустановки «Гіацинт» та «Гвоздика», а також 9гармат типу «Мста», Д-20 і Д-30. Окрім цього, знищено 7 БПЛА різних типів, —повідомив офіцер.</text:p>
      <text:p text:style-name="P4">
Він уточнив, що «вагнерівці» щодня зазнають величезних втрат: до 100 осібвбитими та стільки ж — пораненими. Тому вони давно б відступили, але їхніватажки гонять їх на українські кулі, виставляють за ними «загороджувальнізагони» тощо. Тож усі гучні «заяви» євгена пригожина слід розглядати вконтексті гри на публіку.</text:p>
      <text:p text:style-name="P4">
— Усі ці місяці ми проводили ефективну оборонну операцію зі сточуванняможливостей ворога, знищували його бойовий потенціал. Не маючи переваги вособовому складі, ми успішно використовували слабкі місця ворога, нестандартнітактичні прийоми. В ході такої активної оборони за найменшої можливості миконтратакували противника. Іноді ми просувалися на 250–1000 метрів, але це бувреальний успіх, а не вигадана пропагандистська брехня, як в окупантів, —зауважив полковник Сергій Череватий.</text:p>
      <text:p text:style-name="P4">
Source: <text:a xlink:type="simple" xlink:href="https://armyinform.com.ua/2023/05/23/oborona-bahmuta-narazi-pro-snaryadnyj-golod-v-okupantiv-ne-jdetsya-za-dobu-ponad-400-artobstriliv/" text:style-name="Internet_20_link" text:visited-style-name="Visited_20_Internet_20_Link">
https://armyinform.com.ua/2023/05/23/oborona-bahmuta-narazi-pro-snaryadnyj-golod-v-okupantiv-ne-jdetsya-za-dobu-ponad-400-artobstriliv/</text:a>
</text:p>
      <!--NEWS-->
      <text:h text:style-name="P10" text:outline-level="1">
<text:span text:style-name="T4">
Оборонні закупівлі в Україні переходять на модель держав-членів НАТО — Олексій Резніков</text:span>
</text:h>
      <text:p text:style-name="P4">
Author: ['АРМІЯINFORM']</text:p>
      <text:p text:style-name="P4">
Time: 2023-05-23T90:00:00-04:00</text:p>
      <text:p text:style-name="P4">
Description: Закупівлі озброєння та військової техніки для Збройних Сил України проводитиме Аген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oleksij-reznikov-garantuye.jpg" text:style-name="Internet_20_link" text:visited-style-name="Visited_20_Internet_20_Link">
oleksij-reznikov-garantuye.jpg</text:a>
']</text:p>
      <text:p text:style-name="P4">
Tags: ['ЗАКУПІВЛІ', 'НАТО', 'ОЛЕКСІЙ РЕЗНІКОВ', 'ОФІЦІЙНО']</text:p>
      <text:p text:style-name="P4">
Category: News</text:p>
      <!--METADATA-->
      <text:p text:style-name="P4">
<draw:frame draw:style-name="fr1" draw:name="Image96" text:anchor-type="as-char" svg:width="6.9236in" svg:height="4.030323in" draw:z-index="0">
<draw:image xlink:href="../Images/AРМІЯINFORM/2023-05-23T90-00-00-04-00/oleksij-reznikov-garantuye.jpg" xlink:type="simple" xlink:show="embed" xlink:actuate="onLoad" draw:mime-type="image/jpeg"/>
</draw:frame>
</text:p>
      <text:p text:style-name="P4">
Закупівлі озброєння та військової техніки для Збройних Сил України проводитимеАгенція оборонних закупівель. Постанову, яка визначає Агенцію службоюдержавного замовника Міністерства оборони України, ухвалив Кабінет МіністрівУкраїни. Про це повідомив Міністр оборони України Олексій Резніков,<text:a xlink:type="simple" xlink:href="https://www.mil.gov.ua/news/2023/05/23/oboronni-zakupivli-v-ukraini-perehodyat-na-model-derzhav-chleniv-nato-oleksij-reznikov/" text:style-name="Internet_20_link" text:visited-style-name="Visited_20_Internet_20_Link">
інформує</text:a>
 пресслужбавідомства.</text:p>
      <text:p text:style-name="P4">
— Агенція, яку ми створили у 2022 році, відокремлена від апарату Міністерства,що дозволяє звести до мінімуму корупційні ризики. Це рішення робить оборонневідомство на крок ближче до імплементації стандартів та процедур НАТО,сприятиме ефективному використанню бюджетних коштів та скоротить термінипостачання товарів для потреб ЗСУ, — наголосив Олексій Резніков.</text:p>
      <text:p text:style-name="P4">
В свою чергу, заступник Міністра оборони України Денис Шарапов зазначив, щовідтепер централізовану закупівлю товарів, робіт та послуг, призначених длявиконання державних програм у сфері національної безпеки і оборонизабезпечуватиме єдина національна агенція.</text:p>
      <text:p text:style-name="P4">
За його словами, вона у межах передбачених коштів здійснюватиме закупівлі напідставі потреби, яку визначають Збройні Сили України.</text:p>
      <text:p text:style-name="P4">
Наразі Міністерство оборони України залучає партнерів із Великої Британії,Норвегії та Агенції НАТО з підтримки та постачання задля допомоги у розбудовімеханізмів роботи Агенції оборонних закупівель та проведення оцінювання навідповідність служби державного замовника стандартам НАТО.</text:p>
      <text:p text:style-name="P4">
Source: <text:a xlink:type="simple" xlink:href="https://armyinform.com.ua/2023/05/23/oboronni-zakupivli-v-ukrayini-perehodyat-na-model-derzhav-chleniv-nato-oleksij-reznikov/" text:style-name="Internet_20_link" text:visited-style-name="Visited_20_Internet_20_Link">
https://armyinform.com.ua/2023/05/23/oboronni-zakupivli-v-ukrayini-perehodyat-na-model-derzhav-chleniv-nato-oleksij-reznikov/</text:a>
</text:p>
      <!--NEWS-->
      <text:h text:style-name="P10" text:outline-level="1">
<text:span text:style-name="T4">
Окупанти планують викрадення дітей з окупованої Луганщини під приводом «медичних оглядів»</text:span>
</text:h>
      <text:p text:style-name="P4">
Author: ['АРМІЯINFORM']</text:p>
      <text:p text:style-name="P4">
Time: 2023-05-23T96:00:00-04:00</text:p>
      <text:p text:style-name="P4">
Description: Окупанти запланували проведення нових «медичних оглядів» для дітей ТОТ Луганщини, що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zentr-propagandystiv.jpg" text:style-name="Internet_20_link" text:visited-style-name="Visited_20_Internet_20_Link">
czentr-propagandystiv.jpg</text:a>
']</text:p>
      <text:p text:style-name="P4">
Tags: ['STOPRUSSIA', 'ВОЄННІ ЗЛОЧИНИ ЗС РФ', 'ВТОРГНЕННЯ РФ', 'ЛУГАНЩИНА']</text:p>
      <text:p text:style-name="P4">
Category: News</text:p>
      <!--METADATA-->
      <text:p text:style-name="P4">
<draw:frame draw:style-name="fr1" draw:name="Image97" text:anchor-type="as-char" svg:width="6.9236in" svg:height="4.615733in" draw:z-index="0">
<draw:image xlink:href="../Images/AРМІЯINFORM/2023-05-23T96-00-00-04-00/czentr-propagandystiv.jpg" xlink:type="simple" xlink:show="embed" xlink:actuate="onLoad" draw:mime-type="image/jpeg"/>
</draw:frame>
</text:p>
      <text:p text:style-name="P4">
Окупанти запланували проведення нових «медичних оглядів» для дітей ТОТЛуганщини, щоб підготувати їх до подальшого вивезення на територію рф,<text:a xlink:type="simple" xlink:href="https://sprotyv.mod.gov.ua/okupanty-vykradayut-ditej-z-tot-luganshhyny/" text:style-name="Internet_20_link" text:visited-style-name="Visited_20_Internet_20_Link">
повідомляє</text:a>
 Центр національного спротиву.</text:p>
      <text:p text:style-name="P4">
«Так звані медичні огляди на тимчасово окупованих територіях є лише фікцією,яку росіяни використовують як привід для подальшого вивезення дітей до рф.Жодних медичних оглядів реально не проводиться, але дітям ставлять вигаданідіагнози та використовують це, щоб вивезти їх „на лікування“ у медичнихзакладах російської федерації», — йдеться в повідомленні.</text:p>
      <text:p text:style-name="P4">
Зазначається. Що дана процедура є складовою державної політики рф, спрямованоїна геноцид українців. Так, уряд рф виділив більше 1.4 млн рублів на проведення«профілактичних медичних оглядів» в 2023 році. Керує даним процесомуповноважена путіним з прав дітей марія львова-бєлова. 17 березня 2023 рокуМіжнародним кримінальним судом у Гаазі було видано ордер на арешт львової-бєлової та путіна за незаконну депортацію українських дітей.</text:p>
      <text:p text:style-name="P4">
Центр Національного Спротиву закликає мешканців ТОТ в жодному разі не пускатисвоїх дітей на будь-які «медичні огляди», які проводять окупанти. Це призведелише до того, що дітей примусово вивезуть «на лікування» до рф, де вонизрештою потраплять до російських дитбудинків.</text:p>
      <text:p text:style-name="P4">
Source: <text:a xlink:type="simple" xlink:href="https://armyinform.com.ua/2023/05/23/okupanty-planuyut-vykradennya-ditej-z-okupovanoyi-luganshhyny-pid-vyglyadom-medychnyh-oglyadiv/" text:style-name="Internet_20_link" text:visited-style-name="Visited_20_Internet_20_Link">
https://armyinform.com.ua/2023/05/23/okupanty-planuyut-vykradennya-ditej-z-okupovanoyi-luganshhyny-pid-vyglyadom-medychnyh-oglyadiv/</text:a>
</text:p>
      <!--NEWS-->
      <text:h text:style-name="P10" text:outline-level="1">
<text:span text:style-name="T4">
Virgin Orbit припинить діяльність після продажу активів</text:span>
</text:h>
      <text:p text:style-name="P4">
Authors: Ukrinform (Person)</text:p>
      <text:p text:style-name="P4">
Publisher: Укринформ (Organization)</text:p>
      <text:p text:style-name="P4">
Published Time: 2023-05-24T-100:59:50+03:00</text:p>
      <text:p text:style-name="P4">
Modified Time: 2023-05-24T18:59:50+03:00</text:p>
      <text:p text:style-name="P4">
Description: Космічна компанія Virgin Orbit заявила у середу, що після аукціону, проведеного відповідно до Кодексу США про банкрутство, компанія продасть свої активи чотирьом переможцям торгів і припинить свою діяльність. — Укрінформ.</text:p>
      <text:p text:style-name="P4">
Images: ['<text:a xlink:type="simple" xlink:href="https://static.ukrinform.com/photos/2023_01/thumb_files/630_360_1673337753-316.jpg" text:style-name="Internet_20_link" text:visited-style-name="Visited_20_Internet_20_Link">
630_360_16733...</text:a>
']</text:p>
      <text:p text:style-name="P4">
Tags: ['США', 'Банкрутство', 'Virgin Orbit']</text:p>
      <text:p text:style-name="P4">
Type: Article</text:p>
      <!--METADATA-->
      <text:p text:style-name="P4">
<draw:frame draw:style-name="fr1" draw:name="Image98" text:anchor-type="as-char" svg:width="6.9236in" svg:height="3.956343in" draw:z-index="0">
<draw:image xlink:href="../Images/yкринформ/2023-05-24T-100-59-50-03-00/630_360_1673337753-316.jpg" xlink:type="simple" xlink:show="embed" xlink:actuate="onLoad" draw:mime-type="image/jpeg"/>
</draw:frame>
 Космічнакомпанія Virgin Orbit заявила у середу, що після аукціону, проведеноговідповідно до Кодексу США про банкрутство, компанія продасть свої активичотирьом переможцям торгів і припинить свою діяльність.</text:p>
      <text:p text:style-name="P4">
Як передає Укрінформ, про це повідомляється у <text:a xlink:type="simple" xlink:href="http://investors.virginorbit.com/news-events/press-releases/detail/74/statement-regarding-virgin-orbit" text:style-name="Internet_20_link" text:visited-style-name="Visited_20_Internet_20_Link">
</text:a>
 компанії.</text:p>
      <text:p text:style-name="P4">
«Спадщина Virgin Orbit у космічній галузі назавжди залишиться у пам’яті. Їїноваторські технології, невпинне прагнення до досконалості та непохитнепрагнення розширювати кордони повітряних запусків залишили незабутній слід угалузі», – йдеться у заяві компанії.</text:p>
      <text:p text:style-name="P4">
Транзакції підлягають схваленню судом і певним іншим звичайним умовамзакриття. Слухання для отримання схвалення судом заплановано на 24 лютого 2023року, незабаром після цього угоди будуть закриті.</text:p>
      <text:p text:style-name="P4">
<text:span text:style-name="T4">
Читайте також:</text:span>
 <text:a xlink:type="simple" xlink:href="https://www.ukrinform.ua/rubric-technology/3640983-mask-kaze-so-twitter-narazi-ne-zagrozue-bankrutstvo.html" text:style-name="Internet_20_link" text:visited-style-name="Visited_20_Internet_20_Link">
 <text:span text:style-name="T4">
банкрутство</text:span>
 </text:a>
</text:p>
      <text:p text:style-name="P4">
Як повідомляв Укрінформ, 4 квітня цього року аерокосмічна компанія VirginOrbit мільярдера Річарда Бренсона подала до суду заяву про банкрутство.</text:p>
      <text:p text:style-name="P4">
Зазначається, що компанія подала заяву про банкрутство до суду <text:a xlink:type="simple" xlink:href="https://www.ukrinform.ua/tag-ssa" text:style-name="Internet_20_link" text:visited-style-name="Visited_20_Internet_20_Link">
</text:a>
 округу Делавер згідно з главою 11 КодексуСША про банкрутство з метою продажу бізнесу, після того, як не змоглазабезпечити довгострокове фінансування, необхідне для відновлення післяневдалого запуску ракети в січні.</text:p>
      <text:p text:style-name="P4">
<text:span text:style-name="T4">
Читайте також:</text:span>
 <text:a xlink:type="simple" xlink:href="https://www.ukrinform.ua/rubric-economy/3703337-u-ssa-oficijno-zbankrutuvav-bank-kremnievoi-dolini-aktivi-vikupovue-jpmorgan.html" text:style-name="Internet_20_link" text:visited-style-name="Visited_20_Internet_20_Link">
 </text:a>
</text:p>
      <text:p text:style-name="P4">
Ринкова вартість Virgin Orbit становила 65 млн дол. станом на 3 квітня. Двароки тому компанія оцінювалася у 3 млрд дол.</text:p>
      <text:p text:style-name="P4">
Source: <text:a xlink:type="simple" xlink:href="https://www.ukrinform.ua/rubric-technology/3713679-virgin-orbit-pripinit-dialnist-pisla-prodazu-aktiviv.html" text:style-name="Internet_20_link" text:visited-style-name="Visited_20_Internet_20_Link">
https://www.ukrinform.ua/rubric-technology/3713679-virgin-orbit-pripinit-dialnist-pisla-prodazu-aktiviv.html</text:a>
</text:p>
      <!--NEWS-->
      <text:h text:style-name="P10" text:outline-level="1">
<text:span text:style-name="T4">
У підозрюваної в ДТП депутатки Київради на два місяці вилучили права</text:span>
</text:h>
      <text:p text:style-name="P4">
Authors: Ukrinform (Person)</text:p>
      <text:p text:style-name="P4">
Publisher: Укринформ (Organization)</text:p>
      <text:p text:style-name="P4">
Published Time: 2023-05-24T-102:59:00+03:00</text:p>
      <text:p text:style-name="P4">
Modified Time: 2023-05-24T18:59:00+03:00</text:p>
      <text:p text:style-name="P4">
Description: У депутатки Київської міської ради, яку підозрюють у вчиненні дорожньо-транспортної пригоди у стані наркотичного сп’яніння з тяжкими наслідками, на 2 місяці вилучили посвідчення водія.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Депутат', 'ДТП', 'Водійські права', 'Київрада']</text:p>
      <text:p text:style-name="P4">
Type: Article</text:p>
      <!--METADATA-->
      <text:p text:style-name="P4">
<draw:frame draw:style-name="fr1" draw:name="Image99" text:anchor-type="as-char" svg:width="6.9236in" svg:height="3.956343in" draw:z-index="0">
<draw:image xlink:href="../Images/yкринформ/2023-05-24T-102-59-00-03-00/630_360_1514464397-1884.jpg" xlink:type="simple" xlink:show="embed" xlink:actuate="onLoad" draw:mime-type="image/jpeg"/>
</draw:frame>
 Удепутатки Київської міської ради, яку підозрюють у вчиненні дорожньо-транспортної пригоди у стані наркотичного сп’яніння з тяжкими наслідками, на 2місяці вилучили посвідчення водія.</text:p>
      <text:p text:style-name="P4">
Як передає Укрінформ, про це Київська міська прокуратура повідомляє у <text:a xlink:type="simple" xlink:href="https://t.me/kyiv_pro_office/1982" text:style-name="Internet_20_link" text:visited-style-name="Visited_20_Internet_20_Link">
</text:a>
 .</text:p>
      <text:p text:style-name="P4">
«За клопотанням Київської міської прокуратури суд на 2 місяці обмежив правокерування транспортним засобом підозрювану у вчиненні <text:a xlink:type="simple" xlink:href="https://www.ukrinform.ua/tag-dtp" text:style-name="Internet_20_link" text:visited-style-name="Visited_20_Internet_20_Link">
</text:a>
 у стані наркотичного сп’яніння з тяжкиминаслідками депутатку Київради», - ідеться в повідомленні.</text:p>
      <text:p text:style-name="P4">
Рішення виніс Шевченківський районний суд Києва у середу, 24 травня.</text:p>
      <text:p text:style-name="P4">
Суд також постановив вилучити у підозрюваної посвідчення водія та здати назберігання слідчому на час тимчасового обмеження.</text:p>
      <text:p text:style-name="P4">
Як повідомляв Укрінформ, дорожня пригода сталася 27 листопада 2022 року уКиєві.</text:p>
      <text:p text:style-name="P4">
Підозрювана, керуючи автомобілем марки Volkswagen Polo в стані наркотичногосп’яніння, рухалася по проспекту Бандери у напрямку вулиці Богатирської.</text:p>
      <text:p text:style-name="P4">
<text:span text:style-name="T4">
Читайте також:</text:span>
 <text:a xlink:type="simple" xlink:href="https://www.ukrinform.ua/rubric-regions/3709200-na-kiivsini-zatrimali-vodiavtikaca-akij-zbiv-4ricnu-ditinu.html" text:style-name="Internet_20_link" text:visited-style-name="Visited_20_Internet_20_Link">
 </text:a>
</text:p>
      <text:p text:style-name="P4">
Наблизившись до нерегульованого пішохідного переходу, жінка, усвідомлюючи, щостан, у якому вона перебуває, впливає на її увагу і реакцію, не змогла оцінитизміну дорожньої обстановки та здійснила наїзд на жінку-пішохода, заподіявши їйтяжкі тілесні ушкодження.</text:p>
      <text:p text:style-name="P4">
23 травня <text:a xlink:type="simple" xlink:href="https://www.ukrinform.ua/rubric-kyiv/3713287-dtp-u-stani-narkoticnogo-spaninna-prokuratura-oskarzit-domasnij-arest-deputatci-kiivradi.html" text:style-name="Internet_20_link" text:visited-style-name="Visited_20_Internet_20_Link">
 </text:a>
 у вигляді домашнього арешту у період часу з 20:00 до 06:00строком на 2 місяці. Прокуратура буде його оскаржувати.</text:p>
      <text:p text:style-name="P4">
Source: <text:a xlink:type="simple" xlink:href="https://www.ukrinform.ua/rubric-kyiv/3713678-u-pidozruvanoi-v-dtp-deputatki-kiivradi-na-dva-misaci-vilucili-prava.html" text:style-name="Internet_20_link" text:visited-style-name="Visited_20_Internet_20_Link">
https://www.ukrinform.ua/rubric-kyiv/3713678-u-pidozruvanoi-v-dtp-deputatki-kiivradi-na-dva-misaci-vilucili-prava.html</text:a>
</text:p>
      <!--NEWS-->
      <text:h text:style-name="P10" text:outline-level="1">
<text:span text:style-name="T4">
Шмигаль назвав п'ять пріоритетів у підготовці до нового навчального року</text:span>
</text:h>
      <text:p text:style-name="P4">
Authors: Ukrinform (Person)</text:p>
      <text:p text:style-name="P4">
Publisher: Укринформ (Organization)</text:p>
      <text:p text:style-name="P4">
Published Time: 2023-05-24T-104:52:06+03:00</text:p>
      <text:p text:style-name="P4">
Modified Time: 2023-05-24T18:52:06+03:00</text:p>
      <text:p text:style-name="P4">
Description: Під головуванням Прем’єр-міністра Дениса Шмигаля відбулася нарада щодо завершення 2022/23 навчального року та підготовки закладів освіти до 2023/24 навчального року. — Укрінформ.</text:p>
      <text:p text:style-name="P4">
Images: ['<text:a xlink:type="simple" xlink:href="https://static.ukrinform.com/photos/2023_05/thumb_files/630_360_1684943347-177.jpg" text:style-name="Internet_20_link" text:visited-style-name="Visited_20_Internet_20_Link">
630_360_16849...</text:a>
', '<text:a xlink:type="simple" xlink:href="https://static.ukrinform.com/photos/2023_05/1684943348-598.jpg" text:style-name="Internet_20_link" text:visited-style-name="Visited_20_Internet_20_Link">
1684943348-59...</text:a>
', '<text:a xlink:type="simple" xlink:href="https://static.ukrinform.com/photos/2023_05/1684943348-155.jpg" text:style-name="Internet_20_link" text:visited-style-name="Visited_20_Internet_20_Link">
1684943348-15...</text:a>
', '<text:a xlink:type="simple" xlink:href="https://static.ukrinform.com/photos/2023_05/1684943348-707.jpg" text:style-name="Internet_20_link" text:visited-style-name="Visited_20_Internet_20_Link">
1684943348-70...</text:a>
', '<text:a xlink:type="simple" xlink:href="https://static.ukrinform.com/photos/2023_05/1684943348-415.jpg" text:style-name="Internet_20_link" text:visited-style-name="Visited_20_Internet_20_Link">
1684943348-41...</text:a>
']</text:p>
      <text:p text:style-name="P4">
Tags: ['Освіта', 'Уряд', 'Шмигаль']</text:p>
      <text:p text:style-name="P4">
Type: Article</text:p>
      <!--METADATA-->
      <text:p text:style-name="P4">
<draw:frame draw:style-name="fr1" draw:name="Image100" text:anchor-type="as-char" svg:width="6.9236in" svg:height="3.956343in" draw:z-index="0">
<draw:image xlink:href="../Images/yкринформ/2023-05-24T-104-52-06-03-00/630_360_1684943347-177.jpg" xlink:type="simple" xlink:show="embed" xlink:actuate="onLoad" draw:mime-type="image/jpeg"/>
</draw:frame>
 Підголовуванням Прем’єр-міністра Дениса Шмигаля відбулася нарада щодо завершення2022/23 навчального року та підготовки закладів освіти до 2023/24 навчальногороку.</text:p>
      <text:p text:style-name="P4">
Про це повідомляє <text:a xlink:type="simple" xlink:href="https://www.kmu.gov.ua/news/premier-ministr-nazvav-piat-priorytetnykh-napriamkiv-u-pidhotovtsi-do-nastupnoho-navchalnoho-roku" text:style-name="Internet_20_link" text:visited-style-name="Visited_20_Internet_20_Link">
 </text:a>
 ,передає Укрінформ.</text:p>
      <text:p text:style-name="P4">
«Ми зіштовхнулися з небаченими викликами: руйнування освітньої інфраструктури,масове переміщення дітей всередині країни та за кордон, термінова потреба вукриттях, знищення росіянами української освіти на тимчасово окупованихтериторіях та багато іншого. Мусимо реагувати щодня в режимі 24/7. Бо йдетьсяпро майбутнє України. Про її людський капітал, про здатність відновитися тарозвиватися далі», — підкреслив Шмигаль.</text:p>
      <text:p text:style-name="P4">
Глава уряду наголосив, що при підготовці до наступного навчального рокуміністерства й ОВА мають зосередитися на п’яти пріоритетних напрямках:безпека, максимум очного навчання там, де це можливо, доступність, відбудовазруйнованого, продовження реформи Нової української школи.</text:p>
      <text:p text:style-name="P4">
<draw:frame draw:style-name="fr1" draw:name="Image101" text:anchor-type="as-char" svg:width="6.9236in" svg:height="4.610104in" draw:z-index="0">
<draw:image xlink:href="../Images/yкринформ/2023-05-24T-104-52-06-03-00/1684943348-598.jpg" xlink:type="simple" xlink:show="embed" xlink:actuate="onLoad" draw:mime-type="image/jpeg"/>
</draw:frame>
</text:p>
      <text:p text:style-name="P4">
Прем'єр заслухав інформацію міністра внутрішніх справ Ігоря Клименка щодостворення безпекового середовища в закладах освіти. За словами міністра, МВСспільно з МОН підготували зміни до постанови щодо включення закладів освітивсіх форм власності до системи охорони поліції, зокрема, обладнання камерамиспостереження, пультами охорони тощо. Крім того, паспорт безпеки, як зазначивІгор Клименко, буде поширено на всі освітні заклади в Україні.</text:p>
      <text:p text:style-name="P4">
<draw:frame draw:style-name="fr1" draw:name="Image102" text:anchor-type="as-char" svg:width="6.9236in" svg:height="4.610104in" draw:z-index="0">
<draw:image xlink:href="../Images/yкринформ/2023-05-24T-104-52-06-03-00/1684943348-155.jpg" xlink:type="simple" xlink:show="embed" xlink:actuate="onLoad" draw:mime-type="image/jpeg"/>
</draw:frame>
</text:p>
      <text:p text:style-name="P4">
Міністр освіти і науки Оксен Лісовий зі свого боку поінформував про завершеннянавчального року та старт вступної кампанії. Майже 75% шкіл, за його словами,забезпечені укриттями. Наразі в очному форматі працює 36% шкіл, 29% — у режиміонлайн та 35% — у змішаному форматі.</text:p>
      <text:p text:style-name="P4">
<draw:frame draw:style-name="fr1" draw:name="Image103" text:anchor-type="as-char" svg:width="6.9236in" svg:height="4.610104in" draw:z-index="0">
<draw:image xlink:href="../Images/yкринформ/2023-05-24T-104-52-06-03-00/1684943348-707.jpg" xlink:type="simple" xlink:show="embed" xlink:actuate="onLoad" draw:mime-type="image/jpeg"/>
</draw:frame>
</text:p>
      <text:p text:style-name="P4">
Як зазначив Прем'єр-міністр, уряд уже спрямував до місцевих бюджетів субвенціюв 1,5 млрд грн на облаштування безпечних умов у школах.</text:p>
      <text:p text:style-name="P4">
Наявність споруд цивільного захисту дозволить відновити очне навчання тадосягнути кращої якості освітнього процесу.</text:p>
      <text:p text:style-name="P4">
<text:span text:style-name="T4">
Читайте також:</text:span>
 <text:a xlink:type="simple" xlink:href="https://www.ukrinform.ua/rubric-society/3698060-cerez-vijnu-ponad-770-tisac-ukrainskih-skolariv-perejsli-na-distancijnu-formu-navcanna.html" text:style-name="Internet_20_link" text:visited-style-name="Visited_20_Internet_20_Link">
 </text:a>
</text:p>
      <text:p text:style-name="P4">
Водночас очільник уряду наголосив на необхідності створення надійних спорудцивільного захисту безпосередньо при кожному закладі освіти та не покладатисяна наявність укриттів поблизу.</text:p>
      <text:p text:style-name="P4">
При цьому курс на цифровізацію освіти залишається, дистанційна форма навчаннябуде збережена там, де є загроза життю та здоров'ю дітей.</text:p>
      <text:p text:style-name="P4">
<draw:frame draw:style-name="fr1" draw:name="Image104" text:anchor-type="as-char" svg:width="6.9236in" svg:height="4.863407in" draw:z-index="0">
<draw:image xlink:href="../Images/yкринформ/2023-05-24T-104-52-06-03-00/1684943348-415.jpg" xlink:type="simple" xlink:show="embed" xlink:actuate="onLoad" draw:mime-type="image/jpeg"/>
</draw:frame>
</text:p>
      <text:p text:style-name="P4">
Також учасники наради порушили питання відновлення пошкоджених і зруйнованихзакладів освіти, забезпечення усіх закладів підручниками, технікою таавтобусами.</text:p>
      <text:p text:style-name="P4">
За підсумками наради Прем’єр-міністр дав завдання МОН, Мінінфраструктури таАгентству з питань відновлення розробити й затвердити єдині параметри щодооблаштування сховищ у всіх закладах освіти та провести ревізію наявнихукриттів.</text:p>
      <text:p text:style-name="P4">
Крім того, <text:a xlink:type="simple" xlink:href="https://www.ukrinform.ua/tag-minosviti" text:style-name="Internet_20_link" text:visited-style-name="Visited_20_Internet_20_Link">
 </text:a>
 й обласним військовимадміністраціям доручено вжити заходів щодо удосконалення наявної мережізакладів освіти та визначення закладів, які в умовах воєнного часу можутьздійснювати навчальний процес за очною формою. МОН та ОВА також мають надалінарощувати фонд захисних споруд та покращити стан під’їзних шляхів до закладівосвіти.</text:p>
      <text:p text:style-name="P4">
Як повідомляв Укрінформ, міністр освіти та науки Оксен Лісовий <text:a xlink:type="simple" xlink:href="https://www.ukrinform.ua/rubric-society/3712999-lisovij-anonsuvav-zmini-vimog-do-disertacij-i-rozpoviv-comu-stav-kandidatom-nauk.html" text:style-name="Internet_20_link" text:visited-style-name="Visited_20_Internet_20_Link">
</text:a>
 .</text:p>
      <text:p text:style-name="P4">
<text:span text:style-name="T5">
Фото: Урядовий портал</text:span>
</text:p>
      <text:p text:style-name="P4">
Source: <text:a xlink:type="simple" xlink:href="https://www.ukrinform.ua/rubric-society/3713675-smigal-nazvav-pat-prioritetiv-u-pidgotovci-do-novogo-navcalnogo-roku.html" text:style-name="Internet_20_link" text:visited-style-name="Visited_20_Internet_20_Link">
https://www.ukrinform.ua/rubric-society/3713675-smigal-nazvav-pat-prioritetiv-u-pidgotovci-do-novogo-navcalnogo-roku.html</text:a>
</text:p>
      <!--NEWS-->
      <text:h text:style-name="P10" text:outline-level="1">
<text:span text:style-name="T4">
At Kupiansk direction Russian army shelled Kamyanka, Topoli, Krasne Pershe, Novomlynsk, Dvori...</text:span>
</text:h>
      <text:p text:style-name="P4">
Authors: liveuamap (Language: en)</text:p>
      <text:p text:style-name="P4">
Time: 2023-05-24T-11:31:00</text:p>
      <text:p text:style-name="P4">
Location: Kupiansk (Latitude:49.63006 Longtitude:37.90661)</text:p>
      <text:p text:style-name="P4">
Videos: []</text:p>
      <text:p text:style-name="P4">
Images: []</text:p>
      <text:p text:style-name="P4">
Tags: ["Russia"]</text:p>
      <text:p text:style-name="P4">
ID: 22565031</text:p>
      <!--METADATA-->
      <text:p text:style-name="P4">
At Kupiansk direction Russian army shelled Kamyanka, Topoli, Krasne Pershe,Novomlynsk, Dvorichna, Masutivka, Mala Shapkivka, Kindrashivka, Kupyansk,Tabayivka and Berestove of Kharkiv region and Stelmakhivka of Luhansk region.Russian aviation conducted airstrikes at Kyslivka and Kotlyarivka, - GeneralStaff of Armed Forces of Ukraine says in the morning report</text:p>
      <text:p text:style-name="P4">
News Collection Link: <text:a xlink:type="simple" xlink:href="https://liveuamap.com/en/2023/24-may-at-kupiansk-direction-russian-army-shelled-kamyanka" text:style-name="Internet_20_link" text:visited-style-name="Visited_20_Internet_20_Link">
https://liveuamap.com/en/2023/24-may-at-kupiansk-direction-russian-army-shelled-kamyanka</text:a>
</text:p>
      <text:p text:style-name="P4">
Source: <text:a xlink:type="simple" xlink:href="https://t.me/lumsrc/4884" text:style-name="Internet_20_link" text:visited-style-name="Visited_20_Internet_20_Link">
https://t.me/lumsrc/4884</text:a>
</text:p>
      <!--NEWS-->
      <text:h text:style-name="P10" text:outline-level="1">
<text:span text:style-name="T4">
At Bakhmut direction Russian army shelled Kramatorsk, Vasukivka, Orikhovo-Vasylivka, Hryhoriv...</text:span>
</text:h>
      <text:p text:style-name="P4">
Authors: liveuamap (Language: en)</text:p>
      <text:p text:style-name="P4">
Time: 2023-05-24T-13:31:00</text:p>
      <text:p text:style-name="P4">
Location: Kurdiumivka (Latitude:48.45311 Longtitude:37.94798)</text:p>
      <text:p text:style-name="P4">
Videos: []</text:p>
      <text:p text:style-name="P4">
Images: []</text:p>
      <text:p text:style-name="P4">
Tags: ["Russia"]</text:p>
      <text:p text:style-name="P4">
ID: 22565028</text:p>
      <!--METADATA-->
      <text:p text:style-name="P4">
At Bakhmut direction Russian army shelled Kramatorsk, Vasukivka, Orikhovo-Vasylivka, Hryhorivka, Bakhmut, Ivanivske, Stupochky, Kostyantynivka, BilaHora, Toretsk, Pivnichne, Pivdene and New York of Donetsk region. Russianaviation conducted airstrikes at Bakhmut, Ivanivske, Bila Hora, Ozaryanivkaand Toretsk, - General Staff of Armed Forces of Ukraine says in the morningreport</text:p>
      <text:p text:style-name="P4">
News Collection Link: <text:a xlink:type="simple" xlink:href="https://liveuamap.com/en/2023/24-may-at-bakhmut-direction-russian-army-shelled-kramatorsk" text:style-name="Internet_20_link" text:visited-style-name="Visited_20_Internet_20_Link">
https://liveuamap.com/en/2023/24-may-at-bakhmut-direction-russian-army-shelled-kramatorsk</text:a>
</text:p>
      <text:p text:style-name="P4">
Source: <text:a xlink:type="simple" xlink:href="https://t.me/lumsrc/4886" text:style-name="Internet_20_link" text:visited-style-name="Visited_20_Internet_20_Link">
https://t.me/lumsrc/4886</text:a>
</text:p>
      <!--NEWS-->
      <text:h text:style-name="P10" text:outline-level="1">
<text:span text:style-name="T4">
«Інтер» захистив титул, обігравши «Фіорентину» у фіналі Кубка Італії</text:span>
</text:h>
      <text:p text:style-name="P4">
Authors: Ukrinform (Person)</text:p>
      <text:p text:style-name="P4">
Publisher: Укринформ (Organization)</text:p>
      <text:p text:style-name="P4">
Published Time: 2023-05-24T-14:54:00+03:00</text:p>
      <text:p text:style-name="P4">
Modified Time: 2023-05-24T23:54:00+03:00</text:p>
      <text:p text:style-name="P4">
Description: Кубок Італії з футболу вдруге поспіль дістався міланському «Інтеру». — Укрінформ.</text:p>
      <text:p text:style-name="P4">
Images: ['<text:a xlink:type="simple" xlink:href="https://static.ukrinform.com/photos/2023_05/thumb_files/630_360_1684963210-795.jpg" text:style-name="Internet_20_link" text:visited-style-name="Visited_20_Internet_20_Link">
630_360_16849...</text:a>
']</text:p>
      <text:p text:style-name="P4">
Tags: ['Футбол', 'Інтер Мілан']</text:p>
      <text:p text:style-name="P4">
Type: Article</text:p>
      <!--METADATA-->
      <text:p text:style-name="P4">
<draw:frame draw:style-name="fr1" draw:name="Image105" text:anchor-type="as-char" svg:width="6.9236in" svg:height="3.956343in" draw:z-index="0">
<draw:image xlink:href="../Images/yкринформ/2023-05-24T-14-54-00-03-00/630_360_1684963210-795.jpg" xlink:type="simple" xlink:show="embed" xlink:actuate="onLoad" draw:mime-type="image/jpeg"/>
</draw:frame>
 КубокІталії з футболу вдруге поспіль дістався міланському «Інтеру».</text:p>
      <text:p text:style-name="P4">
У вирішальному матчі на «Стадіо Олімпіко» у Римі «Інтер» здобув вольовуперемогу над «Фіорентиною» - 2:1, передає Укрінформ.</text:p>
      <text:p text:style-name="P4">
На гол форварда «фіолетових» Ніколаса Гонсалеса на 3-й хвилині зустрічі«чорно-сині» відповіли дублем нападника Лаутаро Мартінеса (29, 37).</text:p>
      <text:p text:style-name="P4">
<text:span text:style-name="T4">
Читайте також:</text:span>
 <text:a xlink:type="simple" xlink:href="https://www.ukrinform.ua/rubric-sports/3710206-inter-vijsov-u-final-ligi-cempioniv-uefa-obigravsi-milan.html" text:style-name="Internet_20_link" text:visited-style-name="Visited_20_Internet_20_Link">
 <text:span text:style-name="T4">
Мілан</text:span>
 </text:a>
</text:p>
      <text:p text:style-name="P4">
«Інтер» виграв Кубок Італії удев'яте, зрівнявшись за цим показником з «Ромою».Найбільше трофеїв назбирав туринський «Ювентус» (14).</text:p>
      <text:p text:style-name="P4">
Фото: Getty Images/Global Images Ukraine.</text:p>
      <text:p text:style-name="P4">
Source: <text:a xlink:type="simple" xlink:href="https://www.ukrinform.ua/rubric-sports/3713777-inter-zahistiv-titul-obigravsi-fiorentinu-u-finali-kubka-italii.html" text:style-name="Internet_20_link" text:visited-style-name="Visited_20_Internet_20_Link">
https://www.ukrinform.ua/rubric-sports/3713777-inter-zahistiv-titul-obigravsi-fiorentinu-u-finali-kubka-italii.html</text:a>
</text:p>
      <!--NEWS-->
      <text:h text:style-name="P10" text:outline-level="1">
<text:span text:style-name="T4">
At Avdiyivka direction Russian army shelled Keramik, Ocheretyne, Lastochkyne, Avdiyivka, Syev...</text:span>
</text:h>
      <text:p text:style-name="P4">
Authors: liveuamap (Language: en)</text:p>
      <text:p text:style-name="P4">
Time: 2023-05-24T-16:31:00</text:p>
      <text:p text:style-name="P4">
Location: Donetsk Oblast (Latitude:48.12325 Longtitude:37.771)</text:p>
      <text:p text:style-name="P4">
Videos: []</text:p>
      <text:p text:style-name="P4">
Images: []</text:p>
      <text:p text:style-name="P4">
Tags: ["Russia"]</text:p>
      <text:p text:style-name="P4">
ID: 22565026</text:p>
      <!--METADATA-->
      <text:p text:style-name="P4">
At Avdiyivka direction Russian army shelled Keramik, Ocheretyne, Lastochkyne,Avdiyivka, Syeverne, Vodyane, Pervomayske, Netaylove, Karlivka and Nevelske ofDonetsk region. Russian aviation conducted airstrikes at Novokalynove andAvdiyivka, - General Staff of Armed Forces of Ukraine says in the morningreport</text:p>
      <text:p text:style-name="P4">
News Collection Link: <text:a xlink:type="simple" xlink:href="https://liveuamap.com/en/2023/24-may-at-avdiyivka-direction-russian-army-shelled-keramik" text:style-name="Internet_20_link" text:visited-style-name="Visited_20_Internet_20_Link">
https://liveuamap.com/en/2023/24-may-at-avdiyivka-direction-russian-army-shelled-keramik</text:a>
</text:p>
      <text:p text:style-name="P4">
Source: <text:a xlink:type="simple" xlink:href="https://t.me/lumsrc/4887" text:style-name="Internet_20_link" text:visited-style-name="Visited_20_Internet_20_Link">
https://t.me/lumsrc/4887</text:a>
</text:p>
      <!--NEWS-->
      <text:h text:style-name="P10" text:outline-level="1">
<text:span text:style-name="T4">
Тема України стане одним із топ-питань на зустрічі Байдена й Моді - Держдеп</text:span>
</text:h>
      <text:p text:style-name="P4">
Authors: Ukrinform (Person)</text:p>
      <text:p text:style-name="P4">
Publisher: Укринформ (Organization)</text:p>
      <text:p text:style-name="P4">
Published Time: 2023-05-24T-16:42:00+03:00</text:p>
      <text:p text:style-name="P4">
Modified Time: 2023-05-24T23:42:00+03:00</text:p>
      <text:p text:style-name="P4">
Description: Президент США Джо Байден має намір обговорити питання війни в Україні під час зустрічі з прем’єром Індії Нарендрою Моді наступного місяця в Вашингтоні. — Укрінформ.</text:p>
      <text:p text:style-name="P4">
Images: ['<text:a xlink:type="simple" xlink:href="https://static.ukrinform.com/photos/2023_05/thumb_files/630_360_1684960314-113.jpg" text:style-name="Internet_20_link" text:visited-style-name="Visited_20_Internet_20_Link">
630_360_16849...</text:a>
']</text:p>
      <text:p text:style-name="P4">
Tags: ['Байден', 'Індія', 'США', 'Україна', 'Агресія РФ', 'Держдеп']</text:p>
      <text:p text:style-name="P4">
Type: Article</text:p>
      <!--METADATA-->
      <text:p text:style-name="P4">
<draw:frame draw:style-name="fr1" draw:name="Image106" text:anchor-type="as-char" svg:width="6.9236in" svg:height="3.956343in" draw:z-index="0">
<draw:image xlink:href="../Images/yкринформ/2023-05-24T-16-42-00-03-00/630_360_1684960314-113.jpg" xlink:type="simple" xlink:show="embed" xlink:actuate="onLoad" draw:mime-type="image/jpeg"/>
</draw:frame>
 ПрезидентСША Джо Байден має намір обговорити питання війни в Україні під час зустрічі зпрем’єром Індії Нарендрою Моді наступного місяця в Вашингтоні.</text:p>
      <text:p text:style-name="P4">
Це підтвердив у середу речник Державного департаменту США Метью Міллер,передає власний кореспондент Укрінформу.</text:p>
      <text:p text:style-name="P4">
«Безумовно, війна в Україні буде однією із тем, яка обговорюватиметься»,-прокоментував представник Держдепартаменту США запланований візит прем’єр-міністра <text:a xlink:type="simple" xlink:href="https://www.ukrinform.ua/tag-india" text:style-name="Internet_20_link" text:visited-style-name="Visited_20_Internet_20_Link">
 </text:a>
 до Вашингтона та йогозустрічей з державним керівництвом США.</text:p>
      <text:p text:style-name="P4">
Він зазначив, що більш детально про це буде оголошено ближче до дати візиту.</text:p>
      <text:p text:style-name="P4">
Водночас Міллер нагадав, що українська тематика порушувалася американськоюстороною з прем’єром Моді й іншими світовими лідерами також під час попередніхзустрічей.</text:p>
      <text:p text:style-name="P4">
<text:span text:style-name="T4">
Читайте також:</text:span>
 <text:a xlink:type="simple" xlink:href="https://www.ukrinform.ua/rubric-world/3713133-moskva-tisne-na-indiu-ta-insi-kraini-sob-ii-ne-vnesli-do-cornogo-spisku-fatf-bloomberg.html" text:style-name="Internet_20_link" text:visited-style-name="Visited_20_Internet_20_Link">
 </text:a>
</text:p>
      <text:p text:style-name="P4">
Як повідомлялося, прем’єр-міністр Індії Нарендра Моді планує здійснитидержавний візит до Сполучених Штатів 22 червня 2023 року. Заплановані,зокрема, його зустріч з президентом Джо Байденом. Раніше цього тижня Моді <text:a xlink:type="simple" xlink:href="https://www.ukrinform.ua/rubric-world/3712511-premer-indii-ta-derzsekretar-ssa-zustrilisa-z-liderami-tihookeanskih-ostroviv-u-papuanovij-gvinei.html" text:style-name="Internet_20_link" text:visited-style-name="Visited_20_Internet_20_Link">
</text:a>
 СШАЕнтоні Блінкеним у Папуа-Новій Гвінеї.</text:p>
      <text:p text:style-name="P4">
<text:span text:style-name="T5">
Фото з сайту ukrainian.voanews.com</text:span>
</text:p>
      <text:p text:style-name="P4">
Source: <text:a xlink:type="simple" xlink:href="https://www.ukrinform.ua/rubric-world/3713774-tema-ukraini-stane-odnim-iz-toppitan-na-zustrici-bajdena-j-modi-derzdep.html" text:style-name="Internet_20_link" text:visited-style-name="Visited_20_Internet_20_Link">
https://www.ukrinform.ua/rubric-world/3713774-tema-ukraini-stane-odnim-iz-toppitan-na-zustrici-bajdena-j-modi-derzdep.html</text:a>
</text:p>
      <!--NEWS-->
      <text:h text:style-name="P10" text:outline-level="1">
<text:span text:style-name="T4">
At Maryinka direction Russian army shelled Krasnohorivka, Heorhiyivka, Maksymilyanivka, Kurak...</text:span>
</text:h>
      <text:p text:style-name="P4">
Authors: liveuamap (Language: en)</text:p>
      <text:p text:style-name="P4">
Time: 2023-05-24T-18:31:00</text:p>
      <text:p text:style-name="P4">
Location: Marinka, Donetsk Oblast (Latitude:47.96579 Longtitude:37.43025)</text:p>
      <text:p text:style-name="P4">
Videos: []</text:p>
      <text:p text:style-name="P4">
Images: []</text:p>
      <text:p text:style-name="P4">
Tags: ["Russia"]</text:p>
      <text:p text:style-name="P4">
ID: 22565025</text:p>
      <!--METADATA-->
      <text:p text:style-name="P4">
At Maryinka direction Russian army shelled Krasnohorivka, Heorhiyivka,Maksymilyanivka, Kurakhove and Pobyeda of Donetsk region, - General Staff ofArmed Forces of Ukraine says in the morning report</text:p>
      <text:p text:style-name="P4">
News Collection Link: <text:a xlink:type="simple" xlink:href="https://liveuamap.com/en/2023/24-may-at-maryinka-direction-russian-army-shelled-krasnohorivka" text:style-name="Internet_20_link" text:visited-style-name="Visited_20_Internet_20_Link">
https://liveuamap.com/en/2023/24-may-at-maryinka-direction-russian-army-shelled-krasnohorivka</text:a>
</text:p>
      <text:p text:style-name="P4">
Source: <text:a xlink:type="simple" xlink:href="https://t.me/lumsrc/4888" text:style-name="Internet_20_link" text:visited-style-name="Visited_20_Internet_20_Link">
https://t.me/lumsrc/4888</text:a>
</text:p>
      <!--NEWS-->
      <text:h text:style-name="P10" text:outline-level="1">
<text:span text:style-name="T4">
Японські дослідники першими у світі повністю секвенували геном гриба</text:span>
</text:h>
      <text:p text:style-name="P4">
Authors: Ukrinform (Person)</text:p>
      <text:p text:style-name="P4">
Publisher: Укринформ (Organization)</text:p>
      <text:p text:style-name="P4">
Published Time: 2023-05-24T-18:32:00+03:00</text:p>
      <text:p text:style-name="P4">
Modified Time: 2023-05-24T23:32:00+03:00</text:p>
      <text:p text:style-name="P4">
Description: Група вчених під керівництвом професора Сірасава Кента з Інституту досліджень ДНК Кадзуса в префектурі Тіба заявили, що вони повністю секвенували геном гриба мацутаке. — Укрінформ.</text:p>
      <text:p text:style-name="P4">
Images: ['<text:a xlink:type="simple" xlink:href="https://static.ukrinform.com/photos/2023_05/thumb_files/630_360_1684931248-298.jpg" text:style-name="Internet_20_link" text:visited-style-name="Visited_20_Internet_20_Link">
630_360_16849...</text:a>
']</text:p>
      <text:p text:style-name="P4">
Tags: ['Японія', 'вчені', 'Генетика']</text:p>
      <text:p text:style-name="P4">
Type: Article</text:p>
      <!--METADATA-->
      <text:p text:style-name="P4">
<draw:frame draw:style-name="fr1" draw:name="Image107" text:anchor-type="as-char" svg:width="6.9236in" svg:height="3.956343in" draw:z-index="0">
<draw:image xlink:href="../Images/yкринформ/2023-05-24T-18-32-00-03-00/630_360_1684931248-298.jpg" xlink:type="simple" xlink:show="embed" xlink:actuate="onLoad" draw:mime-type="image/jpeg"/>
</draw:frame>
 Групавчених під керівництвом професора Сірасава Кента з Інституту досліджень ДНККадзуса в префектурі Тіба заявили, що вони повністю секвенували геном грибамацутаке.</text:p>
      <text:p text:style-name="P4">
Як передає Укрінформ, про це повідомляє <text:a xlink:type="simple" xlink:href="https://www3.nhk.or.jp/nhkworld/ru/news/427486/" text:style-name="Internet_20_link" text:visited-style-name="Visited_20_Internet_20_Link">
</text:a>
 .</text:p>
      <text:p text:style-name="P4">
Міжнародний союз охорони природи вніс гриби мацутаке до свого списку видів, щоперебувають під загрозою. Ці гриби вважаються цінним делікатесом у Японії.</text:p>
      <text:p text:style-name="P4">
За словами вчених, вони скористалися новою технологією для аналізу довгоїгеномної послідовності, щоб отримати генетичну інформацію грибів мацутаке.</text:p>
      <text:p text:style-name="P4">
Вони з'ясували, що гриби мають 13 хромосом і близько 160 млн пар нуклеотидів,а також близько 22 тис. генів, які визначають їх форму, смак і аромат.</text:p>
      <text:p text:style-name="P4">
<text:span text:style-name="T4">
Читайте також:</text:span>
 <text:a xlink:type="simple" xlink:href="https://www.ukrinform.ua/rubric-regions/3686733-u-lvovi-vidkrili-laboratoriu-geneticnih-doslidzen.html" text:style-name="Internet_20_link" text:visited-style-name="Visited_20_Internet_20_Link">
 </text:a>
</text:p>
      <text:p text:style-name="P4">
Вчені також заявили, що геномні дані допоможуть визначити речовини, необхіднідля росту грибів, а також гени, які відповідають за їх специфічний смак тааромат.</text:p>
      <text:p text:style-name="P4">
Сірасава зазначив, що повне секвенування геному будь-яких грибів виконаневперше у світі. За його словами, виконана його групою робота допоможе укультивуванні мацутаке у майбутньому.</text:p>
      <text:p text:style-name="P4">
Як повідомляв Укрінформ, група вчених із Академії наук Китаю <text:a xlink:type="simple" xlink:href="https://www.ukrinform.ua/rubric-technology/3529583-u-kitai-sekvenuvali-genom-ludini-aka-zila-14-tisac-rokiv-tomu.html" text:style-name="Internet_20_link" text:visited-style-name="Visited_20_Internet_20_Link">
</text:a>
 з південно-західного регіонукраїни.</text:p>
      <text:p text:style-name="P4">
Source: <text:a xlink:type="simple" xlink:href="https://www.ukrinform.ua/rubric-technology/3713572-aponski-doslidniki-persimi-u-sviti-povnistu-sekvenuvali-genom-griba.html" text:style-name="Internet_20_link" text:visited-style-name="Visited_20_Internet_20_Link">
https://www.ukrinform.ua/rubric-technology/3713572-aponski-doslidniki-persimi-u-sviti-povnistu-sekvenuvali-genom-griba.html</text:a>
</text:p>
      <!--NEWS-->
      <text:h text:style-name="P10" text:outline-level="1">
<text:span text:style-name="T4">
Держдеп стурбований зустріччю представниці Генсека ООН зі Львовою-Бєловою</text:span>
</text:h>
      <text:p text:style-name="P4">
Authors: Ukrinform (Person)</text:p>
      <text:p text:style-name="P4">
Publisher: Укринформ (Organization)</text:p>
      <text:p text:style-name="P4">
Published Time: 2023-05-24T-20:14:00+03:00</text:p>
      <text:p text:style-name="P4">
Modified Time: 2023-05-24T23:14:00+03:00</text:p>
      <text:p text:style-name="P4">
Description: Офіційний Вашингтон висловив занепокоєння у зв’язку із проведенням офіційної зустрічі спеціальної представниці Генсека ООН з російською дитячою «омбудсвумен» Марією Львовою-Беловою, яку розшукує Міжнародний кримінальний суд (МКС). — Укрінформ.</text:p>
      <text:p text:style-name="P4">
Images: ['<text:a xlink:type="simple" xlink:href="https://static.ukrinform.com/photos/2023_05/thumb_files/630_360_1684954769-443.jpg" text:style-name="Internet_20_link" text:visited-style-name="Visited_20_Internet_20_Link">
630_360_16849...</text:a>
']</text:p>
      <text:p text:style-name="P4">
Tags: ['Гутерреш', 'ООН', 'Путін', 'США', 'Держдеп', 'Росія', 'Міжнародний кримінальний суд']</text:p>
      <text:p text:style-name="P4">
Type: Article</text:p>
      <!--METADATA-->
      <text:p text:style-name="P4">
<draw:frame draw:style-name="fr1" draw:name="Image108" text:anchor-type="as-char" svg:width="6.9236in" svg:height="3.956343in" draw:z-index="0">
<draw:image xlink:href="../Images/yкринформ/2023-05-24T-20-14-00-03-00/630_360_1684954769-443.jpg" xlink:type="simple" xlink:show="embed" xlink:actuate="onLoad" draw:mime-type="image/jpeg"/>
</draw:frame>
 ОфіційнийВашингтон висловив занепокоєння у зв’язку із проведенням офіційної зустрічіспеціальної представниці Генсека ООН з російською дитячою «омбудсвумен» МарієюЛьвовою-Беловою, яку розшукує Міжнародний кримінальний суд (МКС).</text:p>
      <text:p text:style-name="P4">
Про це заявив у середу речник Держдепартаменту США Метью Міллер, передаєвласний кореспондент Укрінформу.</text:p>
      <text:p text:style-name="P4">
«Ми глибоко стурбовані тим, що високопоставлений дипломат <text:a xlink:type="simple" xlink:href="https://www.ukrinform.ua/tag-oon" text:style-name="Internet_20_link" text:visited-style-name="Visited_20_Internet_20_Link">
</text:a>
 зустрілася з особою, яка приховується відправосуддя й проти якої МКС видав ордер на арешт за вчинення воєнних злочинівпроти дітей»,- зауважив представник зовнішньополітичного відомства США.</text:p>
      <text:p text:style-name="P4">
Він підкреслив, що це підриває спільне зобов’язання щодо захисту дітей у зонахконфліктів.</text:p>
      <text:p text:style-name="P4">
Міллер нагадав, що російська влада свідомо проводить примусову депортаціюдітей з України, відмовляє батькам у доступі до них та намагається змінитиїхню ідентичність шляхом видачі російських паспортів.</text:p>
      <text:p text:style-name="P4">
<text:span text:style-name="T4">
Читайте також:</text:span>
 <text:a xlink:type="simple" xlink:href="https://www.ukrinform.ua/rubric-polytics/3712825-v-ofisi-genprokurora-zasudili-vidacu-rosieu-orderu-na-arest-prokurora-mks.html" text:style-name="Internet_20_link" text:visited-style-name="Visited_20_Internet_20_Link">
 <text:span text:style-name="T4">
МКС</text:span>
 </text:a>
</text:p>
      <text:p text:style-name="P4">
«Діти належать до найбільш уразливих груп, і їх необхідно захищати, особливопід час війни. Тож, ми продовжуємо закликати до відповідальності за воєннізлочини»,- наголосив представник Держдепу.</text:p>
      <text:p text:style-name="P4">
Як повідомлялося, минулого тижня уповноважена РФ з прав дитини Марія Львова-Бєлова провела офіційну зустріч зі спецпредставником Генсека ООН з питаньдітей та збройних конфліктів Вірджинією Гамбою. 17 березня цього рокуМіжнародний кримінальний суд у Гаазі видав ордери на арешт Марії Львови-Бєлової і Володимира Путіна у зв’язку із воєнними злочинами, а самедепортацією та незаконним переміщенням населення, зокрема дітей, з окупованоїтериторії України.</text:p>
      <text:p text:style-name="P4">
Source: <text:a xlink:type="simple" xlink:href="https://www.ukrinform.ua/rubric-world/3713770-derzdep-sturbovanij-zustriccu-predstavnici-genseka-oon-zi-lvovoubelovou.html" text:style-name="Internet_20_link" text:visited-style-name="Visited_20_Internet_20_Link">
https://www.ukrinform.ua/rubric-world/3713770-derzdep-sturbovanij-zustriccu-predstavnici-genseka-oon-zi-lvovoubelovou.html</text:a>
</text:p>
      <!--NEWS-->
      <text:h text:style-name="P10" text:outline-level="1">
<text:span text:style-name="T4">
At Shakhtarske direction Russian army shelled Paraskoviyivka, Novomykhaylivka, Vuhledar, Boho...</text:span>
</text:h>
      <text:p text:style-name="P4">
Authors: liveuamap (Language: en)</text:p>
      <text:p text:style-name="P4">
Time: 2023-05-24T-20:31:00</text:p>
      <text:p text:style-name="P4">
Location: Zaporizhzhia (Latitude:47.77856 Longtitude:37.06324)</text:p>
      <text:p text:style-name="P4">
Videos: []</text:p>
      <text:p text:style-name="P4">
Images: []</text:p>
      <text:p text:style-name="P4">
Tags: ["Russia"]</text:p>
      <text:p text:style-name="P4">
ID: 22565023</text:p>
      <!--METADATA-->
      <text:p text:style-name="P4">
At Shakhtarske direction Russian army shelled Paraskoviyivka, Novomykhaylivka,Vuhledar, Bohoyavlenka, Zolota Nyva and Velyka Novosilka. Russian aviationconducted airstrikes at Prechystivka, - General Staff of Armed Forces ofUkraine says in the morning report</text:p>
      <text:p text:style-name="P4">
News Collection Link: <text:a xlink:type="simple" xlink:href="https://liveuamap.com/en/2023/24-may-at-shakhtarske-direction-russian-army-shelled-paraskoviyivka" text:style-name="Internet_20_link" text:visited-style-name="Visited_20_Internet_20_Link">
https://liveuamap.com/en/2023/24-may-at-shakhtarske-direction-russian-army-shelled-paraskoviyivka</text:a>
</text:p>
      <text:p text:style-name="P4">
Source: <text:a xlink:type="simple" xlink:href="https://t.me/lumsrc/4889" text:style-name="Internet_20_link" text:visited-style-name="Visited_20_Internet_20_Link">
https://t.me/lumsrc/4889</text:a>
</text:p>
      <!--NEWS-->
      <text:h text:style-name="P10" text:outline-level="1">
<text:span text:style-name="T4">
НАТО очікує від Грузії дотримання міжнародних санкцій проти Росії – Столтенберг</text:span>
</text:h>
      <text:p text:style-name="P4">
Authors: Ukrinform (Person)</text:p>
      <text:p text:style-name="P4">
Publisher: Укринформ (Organization)</text:p>
      <text:p text:style-name="P4">
Published Time: 2023-05-24T-22:05:00+03:00</text:p>
      <text:p text:style-name="P4">
Modified Time: 2023-05-24T23:05:00+03:00</text:p>
      <text:p text:style-name="P4">
Description: НАТО очікує від Грузії, як і від інших країн-партнерів, поваги до демократичних цінностей та імплементації міжнародних санкцій, що обмежують спроможність Росії вести загарбницьку війну проти України. — Укрінформ.</text:p>
      <text:p text:style-name="P4">
Images: ['<text:a xlink:type="simple" xlink:href="https://static.ukrinform.com/photos/2023_04/thumb_files/630_360_1682000894-466.jpeg" text:style-name="Internet_20_link" text:visited-style-name="Visited_20_Internet_20_Link">
630_360_16820...</text:a>
']</text:p>
      <text:p text:style-name="P4">
Tags: ['Антиросійські санкції', 'Грузія', 'НАТО', 'Війна з Росією']</text:p>
      <text:p text:style-name="P4">
Type: Article</text:p>
      <!--METADATA-->
      <text:p text:style-name="P4">
<draw:frame draw:style-name="fr1" draw:name="Image109" text:anchor-type="as-char" svg:width="6.9236in" svg:height="3.956343in" draw:z-index="0">
<draw:image xlink:href="../Images/yкринформ/2023-05-24T-22-05-00-03-00/630_360_1682000894-466.jpeg" xlink:type="simple" xlink:show="embed" xlink:actuate="onLoad" draw:mime-type="image/jpeg"/>
</draw:frame>
 НАТОочікує від Грузії, як і від інших країн-партнерів, поваги до демократичнихцінностей та імплементації міжнародних санкцій, що обмежують спроможністьРосії вести загарбницьку війну проти України.</text:p>
      <text:p text:style-name="P4">
Про це сьогодні в ході дискусії в рамках щорічного Брюссельського форумузаявив Генеральний секретар НАТО Єнс Столтенберг, повідомляє кореспондентУкрінформу.</text:p>
      <text:p text:style-name="P4">
«Важливо, щоб <text:a xlink:type="simple" xlink:href="https://www.ukrinform.ua/tag-gruzia" text:style-name="Internet_20_link" text:visited-style-name="Visited_20_Internet_20_Link">
 </text:a>
 керуваласядемократичними цінностями, в які ми всі віримо. Ми очікуємо від країн, що не єчленами НАТО, дотримання санкцій, які ускладнюють для Росії фінансування таорганізацію її загарбницької війни проти України», - сказав керівник Альянсу,відповідаючи на запитання представників Грузії щодо євроатлантичних перспективцієї країни.</text:p>
      <text:p text:style-name="P4">
Генеральний секретар НАТО нагадав, що Альянс підтримує партнерство з Грузієювже багато років, допомагає у впровадженні реформ та здійснює заходиполітичного та практичного співробітництва. При цьому Грузія є найбільшвразливою серед країн, що опинилися «проміж» шкідливим впливом росії тадемократичним світом. Саме у Грузії ще у 2008 році проявилася тенденціяросійської агресивної поведінки проти сусідів, коли росія здійснила вторгненняв цю країну та захопила частину її територій.</text:p>
      <text:p text:style-name="P4">
«Такі країни (як Грузія – ред.). намагаються чинити спротив російськійагресії. Саме тому на Мадридському саміті ми вирішили наростити допомогу дляцих країн, і Грузія є найбільш показовим прикладом», - зауважив ЄнсСтолтенберг.</text:p>
      <text:p text:style-name="P4">
<text:span text:style-name="T4">
Читайте також:</text:span>
 <text:a xlink:type="simple" xlink:href="https://www.ukrinform.ua/rubric-polytics/3712077-ukraina-pidtrimue-gruziu-i-podilitsa-z-neu-dosvidom-borotbi-iz-rosieu-danilov.html" text:style-name="Internet_20_link" text:visited-style-name="Visited_20_Internet_20_Link">
 <text:span text:style-name="T4">
Грузію</text:span>
 </text:a>
</text:p>
      <text:p text:style-name="P4">
За його словами, ситуація навколо Грузії є одним зі свідчень, чого саме Кремльнамагається досягти своїми ворожими діями: поновити «сфери впливу»,контролювати та позбавити незалежності сусідів Росії та країни колишньогоВаршавського договору.</text:p>
      <text:p text:style-name="P4">
«Це не той світ, в якому ми хотіли б жити», - наголосив керівник НАТО.</text:p>
      <text:p text:style-name="P4">
Як вже повідомлялося, прем'єр-міністр Грузії Іраклій Гарібашвілі нещодавно щераз заявив, що <text:a xlink:type="simple" xlink:href="https://www.ukrinform.ua/rubric-world/3412591-gruzia-ne-priednaetsa-do-sankcij-proti-rosii-premer-garibasvili.html" text:style-name="Internet_20_link" text:visited-style-name="Visited_20_Internet_20_Link">
 </text:a>
 , оскільки втакому випадку «економіка країни впаде». Водночас, у порушення міжнароднихсанкцій проти країни-агресора, Грузія поновила авіаційне сполучення з Росією.Такі дії чинної грузинської влади викликали протести у самій Грузії, населенняякої неодноразово висловлювало намір просуватися шляхом європейської таєвроатлантичної інтеграції, а також продовжує виявляти солідарність з народомУкраїни у боротьбі проти російського вторгнення.</text:p>
      <text:p text:style-name="P4">
<text:span text:style-name="T5">
Фото: ОП</text:span>
</text:p>
      <text:p text:style-name="P4">
Source: <text:a xlink:type="simple" xlink:href="https://www.ukrinform.ua/rubric-world/3713767-nato-ocikue-vid-gruzii-dotrimanna-miznarodnih-sankcij-proti-rosii-stoltenberg.html" text:style-name="Internet_20_link" text:visited-style-name="Visited_20_Internet_20_Link">
https://www.ukrinform.ua/rubric-world/3713767-nato-ocikue-vid-gruzii-dotrimanna-miznarodnih-sankcij-proti-rosii-stoltenberg.html</text:a>
</text:p>
      <!--NEWS-->
      <text:h text:style-name="P10" text:outline-level="1">
<text:span text:style-name="T4">
At Zaporizhzhia and Kherson directions Russian army shelled Vremivka, Burlatske, Novosilka, Z...</text:span>
</text:h>
      <text:p text:style-name="P4">
Authors: liveuamap (Language: en)</text:p>
      <text:p text:style-name="P4">
Time: 2023-05-24T-22:31:00</text:p>
      <text:p text:style-name="P4">
Location: Zaporizhzhia (Latitude:47.54085 Longtitude:35.46061)</text:p>
      <text:p text:style-name="P4">
Videos: []</text:p>
      <text:p text:style-name="P4">
Images: []</text:p>
      <text:p text:style-name="P4">
Tags: ["Russia"]</text:p>
      <text:p text:style-name="P4">
ID: 22565021</text:p>
      <!--METADATA-->
      <text:p text:style-name="P4">
At Zaporizhzhia and Kherson directions Russian army shelled Vremivka,Burlatske, Novosilka, Zelene Pole of Donetsk region; Olhivske, Huliaipole,Zaliznychne, Bilohirya, Mala Tokmachka, Mali Scherbaky and Kamyanske ofZaporizhzhia region, Zolota Balka, Vesele, Kozatske, Lvove, Antonivka,Kizomys, Stanislav of Kherson region and Kherson city. Russian aviationconducted airstrikes at Huliaipole, Mala Tokmachka and Stepove of Zaporizhzhiaregion, - General Staff of Armed Forces of Ukraine says in the morning report</text:p>
      <text:p text:style-name="P4">
News Collection Link: <text:a xlink:type="simple" xlink:href="https://liveuamap.com/en/2023/24-may-at-zaporizhzhia-and-kherson-directions-russian-army" text:style-name="Internet_20_link" text:visited-style-name="Visited_20_Internet_20_Link">
https://liveuamap.com/en/2023/24-may-at-zaporizhzhia-and-kherson-directions-russian-army</text:a>
</text:p>
      <text:p text:style-name="P4">
Source: <text:a xlink:type="simple" xlink:href="https://t.me/lumsrc/4890" text:style-name="Internet_20_link" text:visited-style-name="Visited_20_Internet_20_Link">
https://t.me/lumsrc/4890</text:a>
</text:p>
      <!--NEWS-->
      <text:h text:style-name="P10" text:outline-level="1">
<text:span text:style-name="T4">
АЕК став володарем Кубка Греції з футболу, обігравши ПАОК</text:span>
</text:h>
      <text:p text:style-name="P4">
Authors: Ukrinform (Person)</text:p>
      <text:p text:style-name="P4">
Publisher: Укринформ (Organization)</text:p>
      <text:p text:style-name="P4">
Published Time: 2023-05-24T-25:56:11+03:00</text:p>
      <text:p text:style-name="P4">
Modified Time: 2023-05-24T22:56:11+03:00</text:p>
      <text:p text:style-name="P4">
Description: Футболісти АЕКа виграли 16-й у своїй історії Кубок Греції. — Укрінформ.</text:p>
      <text:p text:style-name="P4">
Images: ['<text:a xlink:type="simple" xlink:href="https://static.ukrinform.com/photos/2023_05/thumb_files/630_360_1684957977-336.jpg" text:style-name="Internet_20_link" text:visited-style-name="Visited_20_Internet_20_Link">
630_360_16849...</text:a>
']</text:p>
      <text:p text:style-name="P4">
Tags: ['Футбол', 'Греція']</text:p>
      <text:p text:style-name="P4">
Type: Article</text:p>
      <!--METADATA-->
      <text:p text:style-name="P4">
<draw:frame draw:style-name="fr1" draw:name="Image110" text:anchor-type="as-char" svg:width="6.9236in" svg:height="3.956343in" draw:z-index="0">
<draw:image xlink:href="../Images/yкринформ/2023-05-24T-25-56-11-03-00/630_360_1684957977-336.jpg" xlink:type="simple" xlink:show="embed" xlink:actuate="onLoad" draw:mime-type="image/jpeg"/>
</draw:frame>
Футболісти АЕКа виграли 16-й у своїй історії Кубок Греції.</text:p>
      <text:p text:style-name="P4">
У фіналі сезону 2022/23 на стадіоні «Пантессаліко» у місті Волос АЕК уменшості завдав поразки ПАОКу - 2:0, передає Укрінформ.</text:p>
      <text:p text:style-name="P4">
Успіх переможцям принесли голи камерунського захисника Арольда Мукуді (26-тахвилина) та іспанського форварда Пауло Фернандеса (90+2).</text:p>
      <text:p text:style-name="P4">
АЕК майже всю зустріч грав у меншості після вилучення Лазароса Рота на 6-йхвилині.</text:p>
      <text:p text:style-name="P4">
<text:span text:style-name="T4">
Читайте також:</text:span>
 <text:a xlink:type="simple" xlink:href="https://www.ukrinform.ua/rubric-sports/3704740-kacaraba-zi-slavieu-vigrav-kubok-cehii.html" text:style-name="Internet_20_link" text:visited-style-name="Visited_20_Internet_20_Link">
 <text:span text:style-name="T4">
Кубок</text:span>
 </text:a>
</text:p>
      <text:p text:style-name="P4">
Торік Кубок Греції виграв «Панатінаїкос», який у нинішньому розіграшіпоступився в 1/4 фіналу ПАОКу (0:2, 1:1).</text:p>
      <text:p text:style-name="P4">
Фото: aekfc.gr.</text:p>
      <text:p text:style-name="P4">
Source: <text:a xlink:type="simple" xlink:href="https://www.ukrinform.ua/rubric-sports/3713766-aek-stav-volodarem-kubka-grecii-z-futbolu-obigravsi-paok.html" text:style-name="Internet_20_link" text:visited-style-name="Visited_20_Internet_20_Link">
https://www.ukrinform.ua/rubric-sports/3713766-aek-stav-volodarem-kubka-grecii-z-futbolu-obigravsi-paok.html</text:a>
</text:p>
      <!--NEWS-->
      <text:h text:style-name="P10" text:outline-level="1">
<text:span text:style-name="T4">
Губернатор Флориди Десантіс офіційно оголосив про участь у президентських виборах</text:span>
</text:h>
      <text:p text:style-name="P4">
Authors: Ukrinform (Person)</text:p>
      <text:p text:style-name="P4">
Publisher: Укринформ (Organization)</text:p>
      <text:p text:style-name="P4">
Published Time: 2023-05-24T-27:48:00+03:00</text:p>
      <text:p text:style-name="P4">
Modified Time: 2023-05-24T22:48:00+03:00</text:p>
      <text:p text:style-name="P4">
Description: Губернатор Флориди Рон Десантіс офіційно оголосив про участь у праймеріз від Республіканської партії з висунення кандидатом на посаду президенти США. — Укрінформ.</text:p>
      <text:p text:style-name="P4">
Images: ['<text:a xlink:type="simple" xlink:href="https://static.ukrinform.com/photos/2022_11/thumb_files/630_360_1669076951-634.jpg" text:style-name="Internet_20_link" text:visited-style-name="Visited_20_Internet_20_Link">
630_360_16690...</text:a>
']</text:p>
      <text:p text:style-name="P4">
Tags: ['Президент', 'Трамп', 'Вибори у США']</text:p>
      <text:p text:style-name="P4">
Type: Article</text:p>
      <!--METADATA-->
      <text:p text:style-name="P4">
<draw:frame draw:style-name="fr1" draw:name="Image111" text:anchor-type="as-char" svg:width="6.9236in" svg:height="3.956343in" draw:z-index="0">
<draw:image xlink:href="../Images/yкринформ/2023-05-24T-27-48-00-03-00/630_360_1669076951-634.jpg" xlink:type="simple" xlink:show="embed" xlink:actuate="onLoad" draw:mime-type="image/jpeg"/>
</draw:frame>
Губернатор Флориди Рон Десантіс офіційно оголосив про участь у праймеріз відРеспубліканської партії з висунення кандидатом на посаду президенти США.</text:p>
      <text:p text:style-name="P4">
Як передає Укрінформ, про це повідомляє <text:a xlink:type="simple" xlink:href="https://apnews.com/article/ron-desantis-2024-presidential-election-live-updates-0495d567326db1e760179d01f1f7c45e" text:style-name="Internet_20_link" text:visited-style-name="Visited_20_Internet_20_Link">
 </text:a>
 .</text:p>
      <text:p text:style-name="P4">
44-річний республіканець повідомив про своє рішення в заяві до Федеральноївиборчої комісії, оприлюдненій у середу.</text:p>
      <text:p text:style-name="P4">
Десантіс вважається найсильнішим суперником експрезидента Дональда Трампа відРеспубліканської партії на президентських <text:a xlink:type="simple" xlink:href="https://www.ukrinform.ua/tag-vibori-v-ssa" text:style-name="Internet_20_link" text:visited-style-name="Visited_20_Internet_20_Link">
 </text:a>
 2024 року.</text:p>
      <text:p text:style-name="P4">
<text:span text:style-name="T4">
Читайте також:</text:span>
 <text:a xlink:type="simple" xlink:href="https://www.ukrinform.ua/rubric-world/3710449-vibori-u-ssa-bajden-viperedzae-trampa-u-gipoteticnomu-drugomu-turi-na-6.html" text:style-name="Internet_20_link" text:visited-style-name="Visited_20_Internet_20_Link">
 <text:span text:style-name="T4">
Трамп</text:span>
 </text:a>
</text:p>
      <text:p text:style-name="P4">
Раніше про участь у кампанії від республіканців заявили Трамп, колишній посолСША при ООН Ніккі Гейлі, сенатор від Південної Кароліни Тім Скотт, колишнійгубернатор Арканзасу Аса Гатчінсон і підприємець у галузі біотехнологій ВівекРамасвемі. Колишній віцепрезидент Майк Пенс також вважається ймовірнимкандидатом у президенти, але ще не оголосив про свою участь у виборах.</text:p>
      <text:p text:style-name="P4">
<text:span text:style-name="T5">
Фото: EPA-EFE/DAN ANDERSON</text:span>
</text:p>
      <text:p text:style-name="P4">
Source: <text:a xlink:type="simple" xlink:href="https://www.ukrinform.ua/rubric-world/3713764-gubernator-floridi-desantis-oficijno-ogolosiv-pro-ucast-u-prezidentskih-viborah.html" text:style-name="Internet_20_link" text:visited-style-name="Visited_20_Internet_20_Link">
https://www.ukrinform.ua/rubric-world/3713764-gubernator-floridi-desantis-oficijno-ogolosiv-pro-ucast-u-prezidentskih-viborah.html</text:a>
</text:p>
      <!--NEWS-->
      <text:h text:style-name="P10" text:outline-level="1">
<text:span text:style-name="T4">
Зеленський звернувся до народу Ірану: Ви маєте бути на іншому боці історії – не зі злом</text:span>
</text:h>
      <text:p text:style-name="P4">
Authors: Ukrinform (Person)</text:p>
      <text:p text:style-name="P4">
Publisher: Укринформ (Organization)</text:p>
      <text:p text:style-name="P4">
Published Time: 2023-05-24T-29:40:00+03:00</text:p>
      <text:p text:style-name="P4">
Modified Time: 2023-05-24T22:40:00+03:00</text:p>
      <text:p text:style-name="P4">
Description: Президент Володимир Зеленський звернувся до народу Ірану, країни, яка постачає росії озброєння, яке вбиває мирних українців. Він закликав народ Ірану вплинути на рішення у своїй країні. — Укрінформ.</text:p>
      <text:p text:style-name="P4">
Images: ['<text:a xlink:type="simple" xlink:href="https://static.ukrinform.com/photos/2023_01/thumb_files/630_360_1674870594-635.jpeg" text:style-name="Internet_20_link" text:visited-style-name="Visited_20_Internet_20_Link">
630_360_16748...</text:a>
']</text:p>
      <text:p text:style-name="P4">
Tags: ['Іран', 'Україна', 'Зеленський', 'Війна з Росією']</text:p>
      <text:p text:style-name="P4">
Type: Article</text:p>
      <!--METADATA-->
      <text:p text:style-name="P4">
<draw:frame draw:style-name="fr1" draw:name="Image112" text:anchor-type="as-char" svg:width="6.9236in" svg:height="3.956343in" draw:z-index="0">
<draw:image xlink:href="../Images/yкринформ/2023-05-24T-29-40-00-03-00/630_360_1674870594-635.jpeg" xlink:type="simple" xlink:show="embed" xlink:actuate="onLoad" draw:mime-type="image/jpeg"/>
</draw:frame>
Президент Володимир Зеленський звернувся до народу Ірану, країни, яка постачаєросії озброєння, яке вбиває мирних українців. Він закликав народ Іранувплинути на рішення у своїй країні.</text:p>
      <text:p text:style-name="P4">
Про Володимир Зеленський сказав у <text:a xlink:type="simple" xlink:href="https://t.me/V_Zelenskiy_official/6355" text:style-name="Internet_20_link" text:visited-style-name="Visited_20_Internet_20_Link">
 </text:a>
, передає Укрінформ.</text:p>
      <text:p text:style-name="P4">
"Сьогодні, зважаючи на те, що такі удари (дронами "Шахед", - ред.) триваютьпостійно, хотів би звернутися безпосередньо до народу <text:a xlink:type="simple" xlink:href="https://www.ukrinform.ua/tag-iran" text:style-name="Internet_20_link" text:visited-style-name="Visited_20_Internet_20_Link">
</text:a>
 . До всіх – до суспільства, до іранськихулемів, до кожної іранської родини, до тих людей, які здатні впливати надержавні рішення в Ірані. Просте запитання: а для чого вам бути співучасникамиросійського терору? Чому ви на боці держави-зла? Світ же бачить, щовідбувається, і ви всі в Ірані бачите. Підтримку зла неможливо заперечувати",- сказав Зеленський.</text:p>
      <text:p text:style-name="P4">
_Відео:<text:a xlink:type="simple" xlink:href="https://t.me/OP_UA/9572" text:style-name="Internet_20_link" text:visited-style-name="Visited_20_Internet_20_Link">
 </text:a>
 _</text:p>
      <text:p text:style-name="P4">
Президент зауважив, що попри те, що українські захисники збивають більшість іззапущених росією "Шахедів", є і влучання. В домівки мирних людей, школи,лікарні, молитовні будинки, церкви, електростанції, ринки, навіть пунктивидачі гуманітарної допомоги та автобусні зупинки.</text:p>
      <text:p text:style-name="P4">
"Коли іранський дрон убиває вагітну українську дівчину разом з її чоловіком уних удома, то для чого це вам, матері й батьки в Ірані? Коли ваш «Шахед» б’єпо гуртожитку з нашими студентами, люди гинуть, починається пожежа, на місцеприбувають рятувальники, і за кілька хвилин б’є другий «Шахед», забираючижиття уже тих, хто рятував життя інших… Для чого такі цинічні вбивства Ірану?Руками Росії, але вашою, вашою зброєю. Що від цього отримуєте ви, люди вТегерані, або в Ширазі, або Саккезі, або в будь-якому іншому місті вашоїкраїни? На жаль, іще більшу ізоляцію від світу, іще більші проблеми", - сказавПрезидент України.</text:p>
      <text:p text:style-name="P4">
<text:span text:style-name="T4">
Читайте також:</text:span>
 <text:a xlink:type="simple" xlink:href="https://www.ukrinform.ua/rubric-polytics/3711148-ukraina-namagaetsa-donesti-do-arabskih-krain-svou-formulu-miru-ermak.html" text:style-name="Internet_20_link" text:visited-style-name="Visited_20_Internet_20_Link">
 </text:a>
</text:p>
      <text:p text:style-name="P4">
Володимир Зеленський наголосив, що Росія почала війну проти України зарадипоневолення. Та зауважив, що народ Ірану міг би жити зовсім інакше, якби йогоне ставили на один бік із таким злом, як російська агресія.</text:p>
      <text:p text:style-name="P4">
<text:span text:style-name="T5">
Фото: ОП</text:span>
</text:p>
      <text:p text:style-name="P4">
Source: <text:a xlink:type="simple" xlink:href="https://www.ukrinform.ua/rubric-polytics/3713762-zelenskij-zvernuvsa-do-narodu-iranu-vi-maete-buti-na-insomu-boci-istorii-ne-zi-zlom.html" text:style-name="Internet_20_link" text:visited-style-name="Visited_20_Internet_20_Link">
https://www.ukrinform.ua/rubric-polytics/3713762-zelenskij-zvernuvsa-do-narodu-iranu-vi-maete-buti-na-insomu-boci-istorii-ne-zi-zlom.html</text:a>
</text:p>
      <!--NEWS-->
      <text:h text:style-name="P10" text:outline-level="1">
<text:span text:style-name="T4">
Тюремні строки отримали ще три інтернет-агенти РФ</text:span>
</text:h>
      <text:p text:style-name="P4">
Authors: Ukrinform (Person)</text:p>
      <text:p text:style-name="P4">
Publisher: Укринформ (Organization)</text:p>
      <text:p text:style-name="P4">
Published Time: 2023-05-24T-31:38:00+03:00</text:p>
      <text:p text:style-name="P4">
Modified Time: 2023-05-24T22:38:00+03:00</text:p>
      <text:p text:style-name="P4">
Description: За матеріалами СБУ до п'яти с половиною та п'яти років позбавлення волі засудили трьох прокремлівських інтернет-агентів, які проводили інформаційно-підривну діяльність проти України. — Укрінформ.</text:p>
      <text:p text:style-name="P4">
Images: ['<text:a xlink:type="simple" xlink:href="https://static.ukrinform.com/photos/2023_05/thumb_files/630_360_1684946503-353.jpg" text:style-name="Internet_20_link" text:visited-style-name="Visited_20_Internet_20_Link">
630_360_16849...</text:a>
', '<text:a xlink:type="simple" xlink:href="https://static.ukrinform.com/photos/2023_05/1684946257-320.jpeg" text:style-name="Internet_20_link" text:visited-style-name="Visited_20_Internet_20_Link">
1684946257-32...</text:a>
', '<text:a xlink:type="simple" xlink:href="https://static.ukrinform.com/photos/2023_05/1684946264-524.jpeg" text:style-name="Internet_20_link" text:visited-style-name="Visited_20_Internet_20_Link">
1684946264-52...</text:a>
']</text:p>
      <text:p text:style-name="P4">
Tags: ['Інтернет', 'СБУ', 'Вирок', 'Агітація', 'Війна з Росією']</text:p>
      <text:p text:style-name="P4">
Type: Article</text:p>
      <!--METADATA-->
      <text:p text:style-name="P4">
<draw:frame draw:style-name="fr1" draw:name="Image113" text:anchor-type="as-char" svg:width="6.9236in" svg:height="3.956343in" draw:z-index="0">
<draw:image xlink:href="../Images/yкринформ/2023-05-24T-31-38-00-03-00/630_360_1684946503-353.jpg" xlink:type="simple" xlink:show="embed" xlink:actuate="onLoad" draw:mime-type="image/jpeg"/>
</draw:frame>
 Заматеріалами СБУ до п'яти с половиною та п'яти років позбавлення волі засудилитрьох прокремлівських інтернет-агентів, які проводили інформаційно-підривнудіяльність проти України.</text:p>
      <text:p text:style-name="P4">
Як передає Укрінформ, про це СБУ повідомляє у <text:a xlink:type="simple" xlink:href="https://t.me/SBUkr/8420" text:style-name="Internet_20_link" text:visited-style-name="Visited_20_Internet_20_Link">
 </text:a>
</text:p>
      <text:p text:style-name="P4">
У заборонених соцмережах вони публічно виправдовували воєнні злочиниросійських загарбників і ставили під сумнів існування Української державності.</text:p>
      <text:p text:style-name="P4">
За матеріалами СБУ, суд призначив їм до пʼяти з половиною років ув’язнення.</text:p>
      <text:p text:style-name="P4">
Так, у Черкаській області засуджено рецидивіста, який після початкуповномасштабного вторгнення Росії в Україну вже притягувався до кримінальноївідповідальності за поширення ворожої пропаганди.</text:p>
      <text:p text:style-name="P4">
Цього разу зловмисник розміщував у російській <text:a xlink:type="simple" xlink:href="https://www.ukrinform.ua/tag-socmerezi" text:style-name="Internet_20_link" text:visited-style-name="Visited_20_Internet_20_Link">
</text:a>
 «Мой мир» дописи на підтримку ворогаі захоплення частини території на сході та півдні України.</text:p>
      <text:p text:style-name="P4">
В Івано-Франківську тюремний строк отримала місцева жителька, яка публічногероїзувала російських загарбників та поширювала фейки про дії Сил оборони нафронті.</text:p>
      <text:p text:style-name="P4">
Більшу частину деструктивного контенту брала із сторінок «медійних»пропагандистів Кремля, серед яких Юрій Котенок і Тетяна Монтян.</text:p>
      <text:p text:style-name="P4">
У Вінниці засуджено ще одного ворожого агітатора. Ним виявився жительобласного центру, який на власній сторінці в забороненій соцмережі«Одноклассники» схвалював збройну агресію РФ і закликав до наступальних дійпроти українських захисників.</text:p>
      <text:p text:style-name="P4">
<text:span text:style-name="T4">
Читайте також:</text:span>
 <text:a xlink:type="simple" xlink:href="https://www.ukrinform.ua/rubric-regions/3713415-sbu-zatrimala-rosijskogo-agenta-akij-zlivav-pozicii-zsu-pid-bahmutom-i-avdiivkou.html" text:style-name="Internet_20_link" text:visited-style-name="Visited_20_Internet_20_Link">
 </text:a>
</text:p>
      <text:p text:style-name="P4">
На підставі зібраних доказів усіх трьох зловмисників суд визнав винними за ст.436-2 Кримінального кодексу України (виправдовування, визнання правомірною,заперечення збройної агресії РФ проти України, глорифікація її учасників).</text:p>
      <text:p text:style-name="P4">
За <text:a xlink:type="simple" xlink:href="https://www.gp.gov.ua/ua/posts/do-5-z-polovinoyu-ta-5-rokiv-tyurmi-zasudzeno-ziteliv-cerkashhini-ta-vinnici-yaki-vipravdovuvali-zbroinu-agresiyu-rf" text:style-name="Internet_20_link" text:visited-style-name="Visited_20_Internet_20_Link">
 </text:a>
 , суд призначив жителю Черкаської області до п'яти с половиною роківув'язнення, з Вінниці до п'яти років ув'язнення.</text:p>
      <text:p text:style-name="P4">
<draw:frame draw:style-name="fr1" draw:name="Image114" text:anchor-type="as-char" svg:width="6.9236in" svg:height="9.231467in" draw:z-index="0">
<draw:image xlink:href="../Images/yкринформ/2023-05-24T-31-38-00-03-00/1684946257-320.jpeg" xlink:type="simple" xlink:show="embed" xlink:actuate="onLoad" draw:mime-type="image/jpeg"/>
</draw:frame>
<draw:frame draw:style-name="fr1" draw:name="Image115" text:anchor-type="as-char" svg:width="6.9236in" svg:height="9.231467in" draw:z-index="0">
<draw:image xlink:href="../Images/yкринформ/2023-05-24T-31-38-00-03-00/1684946264-524.jpeg" xlink:type="simple" xlink:show="embed" xlink:actuate="onLoad" draw:mime-type="image/jpeg"/>
</draw:frame>
</text:p>
      <text:p text:style-name="P4">
За <text:a xlink:type="simple" xlink:href="https://www.facebook.com/ssu.ivanofrankivsk/posts/pfbid02Cw13y2hMSa8qUdh3xsnnNshikQP5hohTVjQRUpzeQ8rA9tEPDKZ9zBm69q5dfxsql" text:style-name="Internet_20_link" text:visited-style-name="Visited_20_Internet_20_Link">
</text:a>
в Івано-Франківській області агітаторка з Івано-Франківська отримала до п'ятироків ув'язнення.</text:p>
      <text:p text:style-name="P4">
Розслідування проводили співробітники СБУ у Вінницькій, Івано-Франківській таЧеркаській областях за процесуального керівництва органів прокуратури.</text:p>
      <text:p text:style-name="P4">
Як повідомляв Укрінформ, <text:a xlink:type="simple" xlink:href="https://www.ukrinform.ua/rubric-society/3713468-sbu-zatrimala-odnogo-z-organizatoriv-prokremlivskih-provokacij-u-kievopecerskij-lavri.html" text:style-name="Internet_20_link" text:visited-style-name="Visited_20_Internet_20_Link">
 </text:a>
 у Києві підривну діяльністьантиукраїнського релігійного блогера, який поширював наративи Кремля іорганізовував замовні «акції протесту».</text:p>
      <text:p text:style-name="P4">
Source: <text:a xlink:type="simple" xlink:href="https://www.ukrinform.ua/rubric-society/3713699-turemni-stroki-otrimali-se-tri-internetagenti-rf.html" text:style-name="Internet_20_link" text:visited-style-name="Visited_20_Internet_20_Link">
https://www.ukrinform.ua/rubric-society/3713699-turemni-stroki-otrimali-se-tri-internetagenti-rf.html</text:a>
</text:p>
      <!--NEWS-->
      <text:h text:style-name="P10" text:outline-level="1">
<text:span text:style-name="T4">
Президент: Наш захист удосконалюється швидше, ніж Росія встигає змінювати тактику</text:span>
</text:h>
      <text:p text:style-name="P4">
Authors: Ukrinform (Person)</text:p>
      <text:p text:style-name="P4">
Publisher: Укринформ (Organization)</text:p>
      <text:p text:style-name="P4">
Published Time: 2023-05-24T-33:37:00+03:00</text:p>
      <text:p text:style-name="P4">
Modified Time: 2023-05-24T22:37:00+03:00</text:p>
      <text:p text:style-name="P4">
Description: Українські захисники збили 900 "Шахедів" із запущених по Україні 1 160. Ми вдосконалюємо свій захист швидше, ніж Росія встигає змінювати тактику терору.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броя', 'ЗСУ', 'Зеленський', 'Війна з Росією', '#stoprussia', 'ППО', 'Дрон-камікадзе']</text:p>
      <text:p text:style-name="P4">
Type: Article</text:p>
      <!--METADATA-->
      <text:p text:style-name="P4">
<draw:frame draw:style-name="fr1" draw:name="Image116" text:anchor-type="as-char" svg:width="6.9236in" svg:height="3.956343in" draw:z-index="0">
<draw:image xlink:href="../Images/yкринформ/2023-05-24T-33-37-00-03-00/630_360_1682451261-591.jpeg" xlink:type="simple" xlink:show="embed" xlink:actuate="onLoad" draw:mime-type="image/jpeg"/>
</draw:frame>
Українські захисники збили 900 "Шахедів" із запущених по Україні 1 160. Мивдосконалюємо свій захист швидше, ніж Росія встигає змінювати тактику терору.</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 _</text:p>
      <text:p text:style-name="P4">
_<text:span text:style-name="T4">
Відео</text:span>
 : <text:a xlink:type="simple" xlink:href="https://t.me/OP_UA/9572" text:style-name="Internet_20_link" text:visited-style-name="Visited_20_Internet_20_Link">
 </text:a>
 _</text:p>
      <text:p text:style-name="P4">
"Зараз Росія дедалі частіше вдається до так званих комбінованих ударів – різнітипи ракет, різні типи дронів. Дякую нашим Повітряним силам, усім нашимзахисникам неба, нашій розвідці – за те, що наш захист удосконалюється швидше,ніж Росія встигає змінювати свою тактику терору. Якщо взяти, до прикладу, лишеодне знаряддя російського терору – іранські «шахеди», то на сьогодні нарахунку наших воїнів майже 900 цих збитих дронів. Загалом же проти Українибуло застосовано близько 1160 <text:a xlink:type="simple" xlink:href="https://www.ukrinform.ua/tag-dronkamikadze" text:style-name="Internet_20_link" text:visited-style-name="Visited_20_Internet_20_Link">
 </text:a>
. Більшість – збиваємо", - наголосив Зеленський.</text:p>
      <text:p text:style-name="P4">
<text:span text:style-name="T4">
Читайте також:</text:span>
 <text:a xlink:type="simple" xlink:href="https://www.ukrinform.ua/rubric-ato/3713334-na-12-ramstajni-obgovorat-peredacu-ukraini-f16.html" text:style-name="Internet_20_link" text:visited-style-name="Visited_20_Internet_20_Link">
 </text:a>
</text:p>
      <text:p text:style-name="P4">
Президент повідомив, що на Ставці, які відбулася 24 травня, заслухав звітикомандувачів, Головкома, керівника ГУР щодо поточної ситуації на фронті, втому числі і ракетної загрози та постійного терору дронами-камікадзе.</text:p>
      <text:p text:style-name="P4">
"Постійно шукаємо інструменти, щоб зробити кількість збиття іранських дронівповною", - сказав Президент.</text:p>
      <text:p text:style-name="P4">
Source: <text:a xlink:type="simple" xlink:href="https://www.ukrinform.ua/rubric-ato/3713761-prezident-nas-zahist-udoskonaluetsa-svidse-niz-rosia-vstigae-zminuvati-taktiku.html" text:style-name="Internet_20_link" text:visited-style-name="Visited_20_Internet_20_Link">
https://www.ukrinform.ua/rubric-ato/3713761-prezident-nas-zahist-udoskonaluetsa-svidse-niz-rosia-vstigae-zminuvati-taktiku.html</text:a>
</text:p>
      <!--NEWS-->
      <text:h text:style-name="P10" text:outline-level="1">
<text:span text:style-name="T4">
Під Бахмутом загинув чемпіон України з боксу Олександр Онищенко</text:span>
</text:h>
      <text:p text:style-name="P4">
Authors: Ukrinform (Person)</text:p>
      <text:p text:style-name="P4">
Publisher: Укринформ (Organization)</text:p>
      <text:p text:style-name="P4">
Published Time: 2023-05-24T-35:36:30+03:00</text:p>
      <text:p text:style-name="P4">
Modified Time: 2023-05-24T22:36:30+03:00</text:p>
      <text:p text:style-name="P4">
Description: Майстер спорту України з боксу Олександр Онищенко загинув в боях під Бахмутом. — Укрінформ.</text:p>
      <text:p text:style-name="P4">
Images: ['<text:a xlink:type="simple" xlink:href="https://static.ukrinform.com/photos/2023_05/thumb_files/630_360_1684956820-106.jpg" text:style-name="Internet_20_link" text:visited-style-name="Visited_20_Internet_20_Link">
630_360_16849...</text:a>
']</text:p>
      <text:p text:style-name="P4">
Tags: ['Війна з Росією']</text:p>
      <text:p text:style-name="P4">
Type: Article</text:p>
      <!--METADATA-->
      <text:p text:style-name="P4">
<draw:frame draw:style-name="fr1" draw:name="Image117" text:anchor-type="as-char" svg:width="6.9236in" svg:height="3.956343in" draw:z-index="0">
<draw:image xlink:href="../Images/yкринформ/2023-05-24T-35-36-30-03-00/630_360_1684956820-106.jpg" xlink:type="simple" xlink:show="embed" xlink:actuate="onLoad" draw:mime-type="image/jpeg"/>
</draw:frame>
 Майстерспорту України з боксу Олександр Онищенко загинув в боях під Бахмутом.</text:p>
      <text:p text:style-name="P4">
Про це повідомили на сторінці Федерації боксу України у <text:a xlink:type="simple" xlink:href="https://www.facebook.com/BoxingFederationOfUkraine/posts/pfbid0WbcSugX4qQ5LmYtmgmnbJjEwVfNMFWJocEknqAwpqJZcEQLaWU71tBPwJR1MPD9il" text:style-name="Internet_20_link" text:visited-style-name="Visited_20_Internet_20_Link">
</text:a>
, передає Укрінформ.</text:p>
      <text:p text:style-name="P4">
Олександр Онищенко був майстом спорту України з боксу, чемпіоном України середюнаків та юніорів, членом збірної команди України.</text:p>
      <text:p text:style-name="P4">
Він представляв федерацію боксу Сумської області та тренувався підкерівництвом тренера Дмитра Дуброва.</text:p>
      <text:p text:style-name="P4">
Олександр пішов з життя 15 травня, стримуючи наступ росіян під Бахмутом.</text:p>
      <text:p text:style-name="P4">
<text:span text:style-name="T4">
Читайте також:</text:span>
 <text:a xlink:type="simple" xlink:href="https://www.ukrinform.ua/rubric-ato/3711552-pamati-soldata-sturmovoi-brigadi-suhoputnih-vijsk-oleksandra-stankova-pozivnij-perun.html" text:style-name="Internet_20_link" text:visited-style-name="Visited_20_Internet_20_Link">
 </text:a>
</text:p>
      <text:p text:style-name="P4">
Як повідомлялося, за даними Міністра молоді та спорту Вадима Гутцайта,протягом російсько-української війни загинули 293 спортсмени, тренери тапрацівники фізичної культури.</text:p>
      <text:p text:style-name="P4">
Фото: ФБУ</text:p>
      <text:p text:style-name="P4">
Source: <text:a xlink:type="simple" xlink:href="https://www.ukrinform.ua/rubric-sports/3713760-pid-bahmutom-zaginuv-cempion-ukraini-z-boksu-oleksandr-onisenko.html" text:style-name="Internet_20_link" text:visited-style-name="Visited_20_Internet_20_Link">
https://www.ukrinform.ua/rubric-sports/3713760-pid-bahmutom-zaginuv-cempion-ukraini-z-boksu-oleksandr-onisenko.html</text:a>
</text:p>
      <!--NEWS-->
      <text:h text:style-name="P10" text:outline-level="1">
<text:span text:style-name="T4">
Легіон «Свобода Росії» під час операції в Бєлгородській області втратив двох бійців</text:span>
</text:h>
      <text:p text:style-name="P4">
Authors: Ukrinform (Person)</text:p>
      <text:p text:style-name="P4">
Publisher: Укринформ (Organization)</text:p>
      <text:p text:style-name="P4">
Published Time: 2023-05-24T-37:31:00+03:00</text:p>
      <text:p text:style-name="P4">
Modified Time: 2023-05-24T22:31:00+03:00</text:p>
      <text:p text:style-name="P4">
Description: Легіон "Свобода Росії" під час операції в Бєлгородській області цього тижня втратив двох бійців. — Укрінформ.</text:p>
      <text:p text:style-name="P4">
Images: ['<text:a xlink:type="simple" xlink:href="https://static.ukrinform.com/photos/2023_05/thumb_files/630_360_1684956523-355.jpg" text:style-name="Internet_20_link" text:visited-style-name="Visited_20_Internet_20_Link">
630_360_16849...</text:a>
']</text:p>
      <text:p text:style-name="P4">
Tags: ['Загибель', 'Війна з Росією', 'Бєлгород', 'Легіон «Свобода Росії» ']</text:p>
      <text:p text:style-name="P4">
Type: Article</text:p>
      <!--METADATA-->
      <text:p text:style-name="P4">
<draw:frame draw:style-name="fr1" draw:name="Image118" text:anchor-type="as-char" svg:width="6.9236in" svg:height="3.956343in" draw:z-index="0">
<draw:image xlink:href="../Images/yкринформ/2023-05-24T-37-31-00-03-00/630_360_1684956523-355.jpg" xlink:type="simple" xlink:show="embed" xlink:actuate="onLoad" draw:mime-type="image/jpeg"/>
</draw:frame>
 Легіон"Свобода Росії" під час операції в Бєлгородській області цього тижня втративдвох бійців.</text:p>
      <text:p text:style-name="P4">
Про це легіон "Свобода Росії" повідомив у <text:a xlink:type="simple" xlink:href="https://t.me/legionoffreedom/811" text:style-name="Internet_20_link" text:visited-style-name="Visited_20_Internet_20_Link">
</text:a>
 , передає Укрінформ.</text:p>
      <text:p text:style-name="P4">
"Загальні втрати за операцію склали 2 особи <text:a xlink:type="simple" xlink:href="https://www.ukrinform.ua/tag-zagibel" text:style-name="Internet_20_link" text:visited-style-name="Visited_20_Internet_20_Link">
 </text:a>
 та 10 пораненими. На противагу лицемірним заявам пропагандистів, якіне можуть перемогти і тому малюють нам величезні втрати", - йдеться уповідомленні.</text:p>
      <text:p text:style-name="P4">
Зазначається, що російські добровольці у Бєлгородській області "стали свідкамибезпринципності та жорстокості путінських військ".</text:p>
      <text:p text:style-name="P4">
"Поки легіонери проходили населені пункти, не чіпаючи місцевих жителів,ствольна артилерія та авіація ЗС РФ працювала у мирних містах. Це та саматурбота про громадян, про яку говорять у Кремлі? Ми довели, що путінськівійська виявилися зовсім не готові до організованого опору росіян і готовістерти з землі свої ж землі, щоб не показати слабкості", - зазначили улегіоні.</text:p>
      <text:p text:style-name="P4">
<text:span text:style-name="T4">
Читайте також:</text:span>
 <text:a xlink:type="simple" xlink:href="https://www.ukrinform.ua/rubric-ato/3713639-rdk-ta-legion-svoboda-rosii-zajsli-u-belgorodsku-oblast-bils-ak-na-40-kilometriv-uglib.html" text:style-name="Internet_20_link" text:visited-style-name="Visited_20_Internet_20_Link">
 <text:span text:style-name="T4">
легіон</text:span>
 </text:a>
</text:p>
      <text:p text:style-name="P4">
Як повідомлялося, командир "Російського добровольчого корпусу" сьогодніспростував представникам українських і закордонних ЗМІ заяви РФ про нібитознищення їхнього формування. За його словами, корпус за час операції має двохпоранених.</text:p>
      <text:p text:style-name="P4">
Source: <text:a xlink:type="simple" xlink:href="https://www.ukrinform.ua/rubric-ato/3713759-legion-svoboda-rosii-pid-cas-operacii-v-belgorodskij-oblasti-vtrativ-dvoh-bijciv.html" text:style-name="Internet_20_link" text:visited-style-name="Visited_20_Internet_20_Link">
https://www.ukrinform.ua/rubric-ato/3713759-legion-svoboda-rosii-pid-cas-operacii-v-belgorodskij-oblasti-vtrativ-dvoh-bijciv.html</text:a>
</text:p>
      <!--NEWS-->
      <text:h text:style-name="P10" text:outline-level="1">
<text:span text:style-name="T4">
«Реал» переміг «Райо Вальєкано» у матчі іспанської Ла Ліги</text:span>
</text:h>
      <text:p text:style-name="P4">
Authors: Ukrinform (Person)</text:p>
      <text:p text:style-name="P4">
Publisher: Укринформ (Organization)</text:p>
      <text:p text:style-name="P4">
Published Time: 2023-05-24T-39:26:51+03:00</text:p>
      <text:p text:style-name="P4">
Modified Time: 2023-05-24T22:26:51+03:00</text:p>
      <text:p text:style-name="P4">
Description: Мадридський «Реал» здобув чергову перемогу у чемпіонаті Іспанії з футболу сезону-2022/23. — Укрінформ.</text:p>
      <text:p text:style-name="P4">
Images: ['<text:a xlink:type="simple" xlink:href="https://static.ukrinform.com/photos/2023_05/thumb_files/630_360_1684956220-822.jpg" text:style-name="Internet_20_link" text:visited-style-name="Visited_20_Internet_20_Link">
630_360_16849...</text:a>
']</text:p>
      <text:p text:style-name="P4">
Tags: ['Футбол', 'Реал Мадрид']</text:p>
      <text:p text:style-name="P4">
Type: Article</text:p>
      <!--METADATA-->
      <text:p text:style-name="P4">
<draw:frame draw:style-name="fr1" draw:name="Image119" text:anchor-type="as-char" svg:width="6.9236in" svg:height="3.956343in" draw:z-index="0">
<draw:image xlink:href="../Images/yкринформ/2023-05-24T-39-26-51-03-00/630_360_1684956220-822.jpg" xlink:type="simple" xlink:show="embed" xlink:actuate="onLoad" draw:mime-type="image/jpeg"/>
</draw:frame>
Мадридський «Реал» здобув чергову перемогу у чемпіонаті Іспанії з футболусезону-2022/23.</text:p>
      <text:p text:style-name="P4">
У матчі 36-го туру на «Сантьяго Бернабеу» у Мадриді «вершкові» обіграли «РайоВальєкано» - 2:1, передає Укрінформ.</text:p>
      <text:p text:style-name="P4">
Рахунок відкрив Карім Бензема, якому на 31-й хвилині асистував ФедерікоВальверде. Після перерви паритет відновив форвард гостей Рауль Де Томас (84),проте мадридців виручив Родріго, який забив вирішальний м'яч на 89-й хвилині.</text:p>
      <text:p text:style-name="P4">
<text:span text:style-name="T4">
Читайте також:</text:span>
 <text:a xlink:type="simple" xlink:href="https://www.ukrinform.ua/rubric-sports/3711922-la-liga-zirona-z-cigankovim-postupilasa-vilarrealu.html" text:style-name="Internet_20_link" text:visited-style-name="Visited_20_Internet_20_Link">
 </text:a>
</text:p>
      <text:p text:style-name="P4">
У турнірній таблиці Ла Ліги лідирує «Барселона», в активі якої 85 очок. «Реал»(74) йде другим, на третьому місці - «Атлетико» (72), який сьогодні грає вБарселоні з «Еспаньйолом».</text:p>
      <text:p text:style-name="P4">
Фото: AFP.</text:p>
      <text:p text:style-name="P4">
Source: <text:a xlink:type="simple" xlink:href="https://www.ukrinform.ua/rubric-sports/3713756-real-peremig-rajo-valekano-u-matci-ispanskoi-la-ligi.html" text:style-name="Internet_20_link" text:visited-style-name="Visited_20_Internet_20_Link">
https://www.ukrinform.ua/rubric-sports/3713756-real-peremig-rajo-valekano-u-matci-ispanskoi-la-ligi.html</text:a>
</text:p>
      <!--NEWS-->
      <text:h text:style-name="P10" text:outline-level="1">
<text:span text:style-name="T4">
Lenovo скоротила 5% від загальної кількості робочих місць</text:span>
</text:h>
      <text:p text:style-name="P4">
Authors: Ukrinform (Person)</text:p>
      <text:p text:style-name="P4">
Publisher: Укринформ (Organization)</text:p>
      <text:p text:style-name="P4">
Published Time: 2023-05-24T-41:22:00+03:00</text:p>
      <text:p text:style-name="P4">
Modified Time: 2023-05-24T22:22:00+03:00</text:p>
      <text:p text:style-name="P4">
Description: Lenovo Group, найбільший виробник комп’ютерів у світі за обсягом виробництва, повідомив у середу про скорочення приблизно 5% від загальної кількості персоналу протягом січня-березня. — Укрінформ.</text:p>
      <text:p text:style-name="P4">
Images: ['<text:a xlink:type="simple" xlink:href="https://static.ukrinform.com/photos/2023_05/thumb_files/630_360_1684956048-911.jpg" text:style-name="Internet_20_link" text:visited-style-name="Visited_20_Internet_20_Link">
630_360_16849...</text:a>
']</text:p>
      <text:p text:style-name="P4">
Tags: ["Комп'ютер", 'Скорочення', 'Звільнення', 'Lenovo']</text:p>
      <text:p text:style-name="P4">
Type: Article</text:p>
      <!--METADATA-->
      <text:p text:style-name="P4">
<draw:frame draw:style-name="fr1" draw:name="Image120" text:anchor-type="as-char" svg:width="6.9236in" svg:height="3.956343in" draw:z-index="0">
<draw:image xlink:href="../Images/yкринформ/2023-05-24T-41-22-00-03-00/630_360_1684956048-911.jpg" xlink:type="simple" xlink:show="embed" xlink:actuate="onLoad" draw:mime-type="image/jpeg"/>
</draw:frame>
 LenovoGroup, найбільший виробник комп’ютерів у світі за обсягом виробництва,повідомив у середу про скорочення приблизно 5% від загальної кількостіперсоналу протягом січня-березня.</text:p>
      <text:p text:style-name="P4">
Як передає Укрінформ, про це повідомляє <text:a xlink:type="simple" xlink:href="https://asia.nikkei.com/Location" text:style-name="Internet_20_link" text:visited-style-name="Visited_20_Internet_20_Link">
 </text:a>
.</text:p>
      <text:p text:style-name="P4">
Значні скорочення робочих місць упродовж останнього кварталу фінансового року,який завершився в березні, відбулися на тлі тривалого спаду в комп’ютерномубізнесі, коли китайська компанія зафіксувала 249 мільйонів доларів витрат нареструктуризацію.</text:p>
      <text:p text:style-name="P4">
Масштаб <text:a xlink:type="simple" xlink:href="https://www.ukrinform.ua/tag-zvilnenna" text:style-name="Internet_20_link" text:visited-style-name="Visited_20_Internet_20_Link">
 </text:a>
 персоналу в Lenovo,оприлюднений під час пресконференції про річні прибутки, склав менш як 5%,сказав голова та виконавчий директор компанії Ян Юаньцін.</text:p>
      <text:p text:style-name="P4">
Однак перед його промовою виконавчий віцепрезидент і головний фінансовийдиректор Вонг Вай Мін повідомив, що ця цифра становить 8-9%.</text:p>
      <text:p text:style-name="P4">
Обидва представники компанії відмовилися називати точні цифри проведенихскорочень.</text:p>
      <text:p text:style-name="P4">
«У проміжному звіті Lenovo, опублікованому в листопаді, говориться, що станомна кінець вересня кількість співробітників групи становила близько 82 000 осібу всьому світі. Виходячи з цієї цифри, скорочення на 5% означатиме 4100звільнень, тоді як скорочення на 8-9% означатиме від 6560 до 7380 звільнень»,– йдеться у повідомленні.</text:p>
      <text:p text:style-name="P4">
<text:span text:style-name="T4">
Читайте також:</text:span>
 <text:a xlink:type="simple" xlink:href="https://www.ukrinform.ua/rubric-technology/3704879-volvo-zvilnit-1300-spivrobitnikiv-dla-skorocenna-vitrat.html" text:style-name="Internet_20_link" text:visited-style-name="Visited_20_Internet_20_Link">
 <text:span text:style-name="T4">
звільнить</text:span>
 </text:a>
</text:p>
      <text:p text:style-name="P4">
Виконавчий директор компанії підкреслив, що це одноразовий захід, додавши, щореструктуризація в компанії вже проведена. Він зазначив, що реструктуризаціяскоротить річні витрати на 850 мільйонів доларів на основі поточних оцінок, зпочатку цього фінансового року.</text:p>
      <text:p text:style-name="P4">
Як повідомляв Укрінформ, компанія <text:a xlink:type="simple" xlink:href="https://www.ukrinform.ua/rubric-technology/3713740-meta-provela-ostannij-etap-zvilnen-u-kompanii.html" text:style-name="Internet_20_link" text:visited-style-name="Visited_20_Internet_20_Link">
 </text:a>
 .</text:p>
      <text:p text:style-name="P4">
Source: <text:a xlink:type="simple" xlink:href="https://www.ukrinform.ua/rubric-technology/3713753-lenovo-skorotila-5-vid-zagalnoi-kilkosti-robocih-misc.html" text:style-name="Internet_20_link" text:visited-style-name="Visited_20_Internet_20_Link">
https://www.ukrinform.ua/rubric-technology/3713753-lenovo-skorotila-5-vid-zagalnoi-kilkosti-robocih-misc.html</text:a>
</text:p>
      <!--NEWS-->
      <text:h text:style-name="P10" text:outline-level="1">
<text:span text:style-name="T4">
Померла «королева рок-н-ролу» Тіна Тернер</text:span>
</text:h>
      <text:p text:style-name="P4">
Authors: Ukrinform (Person)</text:p>
      <text:p text:style-name="P4">
Publisher: Укринформ (Organization)</text:p>
      <text:p text:style-name="P4">
Published Time: 2023-05-24T-43:21:00+03:00</text:p>
      <text:p text:style-name="P4">
Modified Time: 2023-05-24T22:21:00+03:00</text:p>
      <text:p text:style-name="P4">
Description: У віці 83 років 24 травня померла співачка американського походження Тіна Тернер. — Укрінформ.</text:p>
      <text:p text:style-name="P4">
Images: ['<text:a xlink:type="simple" xlink:href="https://static.ukrinform.com/photos/2017_11/thumb_files/630_360_1511541505-7481.jpg" text:style-name="Internet_20_link" text:visited-style-name="Visited_20_Internet_20_Link">
630_360_15115...</text:a>
']</text:p>
      <text:p text:style-name="P4">
Tags: ['Музика', 'Смерть', 'Тіна Тернер']</text:p>
      <text:p text:style-name="P4">
Type: Article</text:p>
      <!--METADATA-->
      <text:p text:style-name="P4">
<draw:frame draw:style-name="fr1" draw:name="Image121" text:anchor-type="as-char" svg:width="6.9236in" svg:height="3.956343in" draw:z-index="0">
<draw:image xlink:href="../Images/yкринформ/2023-05-24T-43-21-00-03-00/630_360_1511541505-7481.jpg" xlink:type="simple" xlink:show="embed" xlink:actuate="onLoad" draw:mime-type="image/jpeg"/>
</draw:frame>
 У віці83 років 24 травня померла співачка американського походження Тіна Тернер.</text:p>
      <text:p text:style-name="P4">
Як передає Укрінформ, про це повідомляє <text:a xlink:type="simple" xlink:href="https://www.reuters.com/world/singer-tina-turner-dies-aged-83-2023-05-24/" text:style-name="Internet_20_link" text:visited-style-name="Visited_20_Internet_20_Link">
</text:a>
 .</text:p>
      <text:p text:style-name="P4">
Співачка померла після тривалої хвороби у своєму будинку в Кюснахті поблизуЦюриха, Швейцарія, повідомив її представник.</text:p>
      <text:p text:style-name="P4">
Тернер (Анна Мей Баллок) народилася 26 листопада 1939 року в селищі Натбуш уштаті Теннессі.</text:p>
      <text:p text:style-name="P4">
Розпочала свою кар'єру в 1950-х роках, на зорі рок-н-ролу, згодом здобулавсесвітню славу як «королева <text:a xlink:type="simple" xlink:href="https://www.ukrinform.ua/tag-muzika" text:style-name="Internet_20_link" text:visited-style-name="Visited_20_Internet_20_Link">
 </text:a>
 ».</text:p>
      <text:p text:style-name="P4">
У 1980-х роках співачка отримала шість премій "Греммі".</text:p>
      <text:p text:style-name="P4">
Source: <text:a xlink:type="simple" xlink:href="https://www.ukrinform.ua/rubric-culture/3713758-pomerla-koroleva-roknrolu-tina-terner.html" text:style-name="Internet_20_link" text:visited-style-name="Visited_20_Internet_20_Link">
https://www.ukrinform.ua/rubric-culture/3713758-pomerla-koroleva-roknrolu-tina-terner.html</text:a>
</text:p>
      <!--NEWS-->
      <text:h text:style-name="P10" text:outline-level="1">
<text:span text:style-name="T4">
Український F-16 стане сигналом від світу, що Росія лише втрачатиме - Зеленський</text:span>
</text:h>
      <text:p text:style-name="P4">
Authors: Ukrinform (Person)</text:p>
      <text:p text:style-name="P4">
Publisher: Укринформ (Organization)</text:p>
      <text:p text:style-name="P4">
Published Time: 2023-05-24T-45:12:00+03:00</text:p>
      <text:p text:style-name="P4">
Modified Time: 2023-05-24T22:12:00+03:00</text:p>
      <text:p text:style-name="P4">
Description: Перший же український F-16 стане одним із найсильніших сигналів від світу, що Росія через її ж агресію лише втрачатиме – буде слабшою, ставатиме ще більш ізольованою.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Авіація', 'ЗСУ', 'Винищувач', 'Зеленський', 'Війна з Росією', '#stoprussia', 'F-16']</text:p>
      <text:p text:style-name="P4">
Type: Article</text:p>
      <!--METADATA-->
      <text:p text:style-name="P4">
<draw:frame draw:style-name="fr1" draw:name="Image122" text:anchor-type="as-char" svg:width="6.9236in" svg:height="3.956343in" draw:z-index="0">
<draw:image xlink:href="../Images/yкринформ/2023-05-24T-45-12-00-03-00/630_360_1682862659-378.jpeg" xlink:type="simple" xlink:show="embed" xlink:actuate="onLoad" draw:mime-type="image/jpeg"/>
</draw:frame>
 Першийже український F-16 стане одним із найсильніших сигналів від світу, що Росіячерез її ж агресію лише втрачатиме – буде слабшою, ставатиме ще більшізольованою.</text:p>
      <text:p text:style-name="P4">
На цьому наголосив 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_Відео:<text:a xlink:type="simple" xlink:href="https://t.me/OP_UA/9572" text:style-name="Internet_20_link" text:visited-style-name="Visited_20_Internet_20_Link">
 </text:a>
 _</text:p>
      <text:p text:style-name="P4">
<text:span text:style-name="T4">
<text:span text:style-name="T5">
Бажаю здоровʼя, шановні українці!</text:span>
 </text:span>
</text:p>
      <text:p text:style-name="P4">
Провів сьогодні перше засідання Ставки після усіх важливих візитів, зустрічейі рішень – оборонних рішень, над якими ми працювали доволі довго й осьотримуємо їх у взаємодії з партнерами.</text:p>
      <text:p text:style-name="P4">
Передусім це стосується авіаційної коаліції – коаліції сучасних винищувачівдля України.</text:p>
      <text:p text:style-name="P4">
Ми робимо все, щоб скоротити час до результату, до появи в українському небінових і потужних літаків з українськими пілотами.</text:p>
      <text:p text:style-name="P4">
Зрозуміло, що цей глобальний крок дасть змогу розширити наші оборонніможливості. Бо лише з потужними <text:a xlink:type="simple" xlink:href="https://www.ukrinform.ua/tag-vinisuvac" text:style-name="Internet_20_link" text:visited-style-name="Visited_20_Internet_20_Link">
 </text:a>
система протиповітряної оборони стає повноцінною.</text:p>
      <text:p text:style-name="P4">
А з іншого боку, перший же український F-16 стане одним із найсильнішихсигналів від світу, що Росія через її ж агресію лише втрачатиме – будеслабшою, ставатиме ще більш ізольованою.</text:p>
      <text:p text:style-name="P4">
Це буде сигнал, що російський терор програв, а наш світ, який заснований наповазі до незалежних націй і до права народів самим обирати свій шлях,вистояв.</text:p>
      <text:p text:style-name="P4">
Ми підготуємо всю необхідну базу, щоб такий наш авіаційний перехід відбувсямаксимально швидко й ефективно.</text:p>
      <text:p text:style-name="P4">
Наші воїни вже довели, що можуть опанувати сучасну зброю так результативно, яквід нас навіть не очікували. З літаками, я впевнений, буде так само успішно.</text:p>
      <text:p text:style-name="P4">
Головне – швидкість тренування і постачання, тобто час, який мине міжрішеннями й реальним захистом нашого неба.</text:p>
      <text:p text:style-name="P4">
Сьогодні на Ставці, як і завжди, заслухав звіти командувачів, Головкома,керівника ГУР щодо поточної ситуації на фронті, нашої протидії окупанту й тихможливостей, які Росія збирається використати проти нас.</text:p>
      <text:p text:style-name="P4">
Знаємо, чим відповідати. Зокрема, це стосується ракетної загрози та постійноготерору дронами-камікадзе.</text:p>
      <text:p text:style-name="P4">
Зараз Росія дедалі частіше вдається до так званих комбінованих ударів – різнітипи ракет, різні типи дронів.</text:p>
      <text:p text:style-name="P4">
Дякую нашим Повітряним силам, усім нашим захисникам неба, нашій розвідці – зате, що наш захист удосконалюється швидше, ніж Росія встигає змінювати своютактику терору.</text:p>
      <text:p text:style-name="P4">
Якщо взяти, до прикладу, лише одне знаряддя російського терору – іранські«Шахеди», то на сьогодні на рахунку наших воїнів майже 900 цих збитих дронів.Загалом же проти України було застосовано близько 1160 «Шахедів». Більшість –збиваємо.</text:p>
      <text:p text:style-name="P4">
І постійно шукаємо інструменти, щоб зробити кількість збиття іранських дронівповною.</text:p>
      <text:p text:style-name="P4">
Але сьогодні, зважаючи на те, що такі удари тривають постійно, хотів бизвернутися безпосередньо до народу Ірану. До всіх – до суспільства, доіранських улемів, до кожної іранської родини, до тих людей, які здатнівпливати на державні рішення в Ірані. Просте запитання: а для чого вам бутиспівучасниками російського терору? Чому ви на боці держави-зла?</text:p>
      <text:p text:style-name="P4">
Світ же бачить, що відбувається, і ви всі в Ірані бачите. Підтримку зланеможливо заперечувати.</text:p>
      <text:p text:style-name="P4">
Хоч ми й навчилися збивати більшість ваших дронів-камікадзе, які ви передаєтеРосії, але все ж таки є й влучання.</text:p>
      <text:p text:style-name="P4">
Коли іранський дрон убиває вагітну українську дівчину разом з її чоловіком уних удома, то для чого це вам, матері й батьки в Ірані? Коли ваш «Шахед» б’єпо гуртожитку з нашими студентами, люди гинуть, починається пожежа, на місцеприбувають рятувальники, і за кілька хвилин б’є другий «Шахед», забираючижиття уже тих, хто рятував життя інших… Для чого такі цинічні вбивства Ірану?Руками Росії, але вашою, вашою зброєю.</text:p>
      <text:p text:style-name="P4">
Що від цього отримуєте ви, люди в Тегерані, або в Ширазі, або Саккезі, або вбудь-якому іншому місті вашої країни?</text:p>
      <text:p text:style-name="P4">
На жаль, іще більшу ізоляцію від світу, іще більші проблеми.</text:p>
      <text:p text:style-name="P4">
Для Росії мішень – абсолютно все. Житло, школи, лікарні, молитовні будинки,церкви, електростанції, ринки, навіть пункти видачі гуманітарної допомоги таавтобусні зупинки… Вже є тисячі таких прикладів. Люди Ірану! Росія б’є повсьому, не розбираючи. Артилерією й мінометами, ракетами й дронами – тим, що внеї є, і тим, що від вашого імені Росії дають.</text:p>
      <text:p text:style-name="P4">
Я впевнений, ви маєте бути на іншому боці історії – не зі злом.</text:p>
      <text:p text:style-name="P4">
Росія почала цю війну заради поневолення. Це війна колонізатора протисусідньої нації. Росія навіть краде людей – наших дітей! Тисячі й тисячі… Лишеабсолютне зло може красти дітей іншого народу. І, йдучи проти українців,російські окупанти знищують усі інші національні спільноти, які століттямиживуть на землі України. Тому підтвердження – спалені росіянами села греків-християн і системні репресії Росії проти кримськотатарського народу – нашоїукраїнської мусульманської спільноти.</text:p>
      <text:p text:style-name="P4">
Люди Ірану могли б жити зовсім інакше, якби вас не ставили на один бік ізтаким злом, як російська агресія.</text:p>
      <text:p text:style-name="P4">
Ваші «Шахеди», які щоночі тероризують Україну, означають лише те, що людейІрану штовхають ще глибше й глибше на темний бік історії.</text:p>
      <text:p text:style-name="P4">
Слава всім, хто захищає життя!</text:p>
      <text:p text:style-name="P4">
Дякую всім у світі, хто допомагає посилювати нашу ППО, нашу авіацію й рятуватинаших людей від російського терору!</text:p>
      <text:p text:style-name="P4">
Будемо сильними – будемо жити!</text:p>
      <text:p text:style-name="P4">
<text:span text:style-name="T4">
<text:span text:style-name="T5">
Слава Україні!</text:span>
 </text:span>
</text:p>
      <text:p text:style-name="P4">
Source: <text:a xlink:type="simple" xlink:href="https://www.ukrinform.ua/rubric-ato/3713752-ukrainskij-f16-stane-signalom-vid-svitu-so-rosia-lise-vtracatime-zelenskij.html" text:style-name="Internet_20_link" text:visited-style-name="Visited_20_Internet_20_Link">
https://www.ukrinform.ua/rubric-ato/3713752-ukrainskij-f16-stane-signalom-vid-svitu-so-rosia-lise-vtracatime-zelenskij.html</text:a>
</text:p>
      <!--NEWS-->
      <text:h text:style-name="P10" text:outline-level="1">
<text:span text:style-name="T4">
Шольц обіцяє підтримку муніципалітетам, які приймають українських біженців</text:span>
</text:h>
      <text:p text:style-name="P4">
Authors: Ukrinform (Person)</text:p>
      <text:p text:style-name="P4">
Publisher: Укринформ (Organization)</text:p>
      <text:p text:style-name="P4">
Published Time: 2023-05-24T-47:08:00+03:00</text:p>
      <text:p text:style-name="P4">
Modified Time: 2023-05-24T22:08:00+03:00</text:p>
      <text:p text:style-name="P4">
Description: Німеччина надала прихисток понад мільйону біженців війни з України, на їх підтримку було виділено рекордні суми. — Укрінформ.</text:p>
      <text:p text:style-name="P4">
Images: ['<text:a xlink:type="simple" xlink:href="https://static.ukrinform.com/photos/2018_03/thumb_files/630_360_1520865366-1846.jpg" text:style-name="Internet_20_link" text:visited-style-name="Visited_20_Internet_20_Link">
630_360_15208...</text:a>
']</text:p>
      <text:p text:style-name="P4">
Tags: ['Німеччина', 'Біженці', 'допомога', 'Шольц']</text:p>
      <text:p text:style-name="P4">
Type: Article</text:p>
      <!--METADATA-->
      <text:p text:style-name="P4">
<draw:frame draw:style-name="fr1" draw:name="Image123" text:anchor-type="as-char" svg:width="6.9236in" svg:height="3.956343in" draw:z-index="0">
<draw:image xlink:href="../Images/yкринформ/2023-05-24T-47-08-00-03-00/630_360_1520865366-1846.jpg" xlink:type="simple" xlink:show="embed" xlink:actuate="onLoad" draw:mime-type="image/jpeg"/>
</draw:frame>
Німеччина надала прихисток понад мільйону біженців війни з України, на їхпідтримку було виділено рекордні суми.</text:p>
      <text:p text:style-name="P4">
Про це заявив канцлер ФРН Олаф Шольц на генеральній асамблеї Німецькоїасоціації міст у середу, повідомляє кореспондент Укрінформу.</text:p>
      <text:p text:style-name="P4">
«Кожен, хто бере участь, хто долучився, заслуговує нашої найбільшої поваги тапідтримки», — сказав Шольц. Тільки цього року федеральний уряд, за словамийого очільника, виділив федеральним землям і муніципалітетам на питання,пов’язані з біженцями, понад 15 мільярдів євро, що значно більше, ніж у 2015та 2016 роках, коли фіксувалися «хвилі» біженців.</text:p>
      <text:p text:style-name="P4">
Але, зауважив канцлер, не треба зводити всі питання з міграцією і біженцями дофінансових питань. Він наголосив на необхідності упорядкування міграції,зокрема, цифровізації імміграційних органів у федеральних землях імуніципалітетах, а також забезпечення депортації тих, хто не має шансівотримати легальних прав залишитися у <text:a xlink:type="simple" xlink:href="https://www.ukrinform.ua/tag-nimeccina" text:style-name="Internet_20_link" text:visited-style-name="Visited_20_Internet_20_Link">
 </text:a>
 .</text:p>
      <text:p text:style-name="P4">
«Кожен, хто не має права залишатися тут, повинен покинути Німеччину», -підкреслив політик.</text:p>
      <text:p text:style-name="P4">
Водночас легальних мігрантів у Німеччині вітають, адже країна потребує робочихрук.</text:p>
      <text:p text:style-name="P4">
«Ми країна, що розвивається, і хочемо більше інновацій, більше відновлюваноїенергії та більше інфраструктури», — сказав Шольц. Для досягнення цих цілей,зауважив він, необхідна імміграція кваліфікованих працівників.</text:p>
      <text:p text:style-name="P4">
«Із законом про кваліфіковану імміграцію ми створюємо одну з найпрогресивнішихнорм у світі та залучити талановитих, мотивованих і кваліфікованих жінок ічоловіків», – упевнений федеральний канцлер.</text:p>
      <text:p text:style-name="P4">
<text:span text:style-name="T4">
Читайте також:</text:span>
 <text:a xlink:type="simple" xlink:href="https://www.ukrinform.ua/rubric-polytics/3713121-solc-vpevnenij-so-ukraina-peremoze-ta-stane-clenom-es.html" text:style-name="Internet_20_link" text:visited-style-name="Visited_20_Internet_20_Link">
 <text:span text:style-name="T4">
Шольц</text:span>
 </text:a>
</text:p>
      <text:p text:style-name="P4">
Він зупинився у своєму виступі на різноманітних викликах, які стоять передкраїною, серед яких одним з найбільших є наслідки загарбницької війни Росіїпроти України.</text:p>
      <text:p text:style-name="P4">
У Німеччині налічується 12 тисяч міст і громад. Німецька асоціація міст, в якувходять 3200 міст і муніципалітетів, збирається кожні два роки.</text:p>
      <text:p text:style-name="P4">
Source: <text:a xlink:type="simple" xlink:href="https://www.ukrinform.ua/rubric-society/3713750-solc-obicae-pidtrimku-municipalitetam-aki-prijmaut-ukrainskih-bizenciv.html" text:style-name="Internet_20_link" text:visited-style-name="Visited_20_Internet_20_Link">
https://www.ukrinform.ua/rubric-society/3713750-solc-obicae-pidtrimku-municipalitetam-aki-prijmaut-ukrainskih-bizenciv.html</text:a>
</text:p>
      <!--NEWS-->
      <text:h text:style-name="P10" text:outline-level="1">
<text:span text:style-name="T4">
В Україні щороку понад 400 тисяч осіб помирають від серцево-судинних захворювань</text:span>
</text:h>
      <text:p text:style-name="P4">
Authors: Ukrinform (Person)</text:p>
      <text:p text:style-name="P4">
Publisher: Укринформ (Organization)</text:p>
      <text:p text:style-name="P4">
Published Time: 2023-05-24T-50:57:23+03:00</text:p>
      <text:p text:style-name="P4">
Modified Time: 2023-05-24T21:57:23+03:00</text:p>
      <text:p text:style-name="P4">
Description: В Україні кожного року від серцево-судинних захворювань помирають близько 400 тисяч осіб. — Укрінформ.</text:p>
      <text:p text:style-name="P4">
Images: ['<text:a xlink:type="simple" xlink:href="https://static.ukrinform.com/photos/2019_10/thumb_files/630_360_1572416895-344.jpg" text:style-name="Internet_20_link" text:visited-style-name="Visited_20_Internet_20_Link">
630_360_15724...</text:a>
']</text:p>
      <text:p text:style-name="P4">
Tags: ['Медицина', 'Україна', 'Інфаркт', 'Інсульт', 'Смертність']</text:p>
      <text:p text:style-name="P4">
Type: Article</text:p>
      <!--METADATA-->
      <text:p text:style-name="P4">
<draw:frame draw:style-name="fr1" draw:name="Image124" text:anchor-type="as-char" svg:width="6.9236in" svg:height="3.956343in" draw:z-index="0">
<draw:image xlink:href="../Images/yкринформ/2023-05-24T-50-57-23-03-00/630_360_1572416895-344.jpg" xlink:type="simple" xlink:show="embed" xlink:actuate="onLoad" draw:mime-type="image/jpeg"/>
</draw:frame>
 В Українікожного року від серцево-судинних захворювань помирають близько 400 тисячосіб.</text:p>
      <text:p text:style-name="P4">
Про це повідомила на брифінгу завідувачка відділу профілактики неінфекційнихзахворювань (НІЗ), керівниця Центру знань із НІЗ ЦГЗ Ірина Сорока, передаєУкрінформ.</text:p>
      <text:p text:style-name="P4">
"У нас кожен рік більше 400 тисяч осіб помирають від серцево-судиннихзахворювань, а це 60% смертей", - зазначила вона, додавши, до перелікузахворювань, що призводять до найбільшої смертності, і діабет.</text:p>
      <text:p text:style-name="P4">
Вона акцентувала, що найбільше помирають від інсультів та інфарктів міокарда,а це саме ті захворювання, яким можна і треба запобігти.</text:p>
      <text:p text:style-name="P4">
<text:span text:style-name="T4">
Читайте також:</text:span>
 <text:a xlink:type="simple" xlink:href="https://www.ukrinform.ua/rubric-society/3707071-nszu-viplatila-medzakladam-za-likuvanna-insultiv-majze-500-miljoniv.html" text:style-name="Internet_20_link" text:visited-style-name="Visited_20_Internet_20_Link">
 <text:span text:style-name="T4">
НСЗУ</text:span>
 <text:span text:style-name="T4">
виплатила</text:span>
 <text:span text:style-name="T4">
медзакладам</text:span>
 <text:span text:style-name="T4">
лікування</text:span>
<text:span text:style-name="T4">
інсультів</text:span>
 <text:span text:style-name="T4">
майже</text:span>
 <text:span text:style-name="T4">
500</text:span>
 <text:span text:style-name="T4">
мільйонів</text:span>
</text:a>
</text:p>
      <text:p text:style-name="P4">
За словами фахівця, те, чи виникнуть ці захворювання, на 50% залежить відповедінки людини - нашої фізичної активності, харчування тощо.</text:p>
      <text:p text:style-name="P4">
"Як показують дослідження, у нас понад 50% населення є споживачами <text:a xlink:type="simple" xlink:href="https://www.ukrinform.ua/tag-alkogol" text:style-name="Internet_20_link" text:visited-style-name="Visited_20_Internet_20_Link">
</text:a>
 , більше 60% харчуються неправильно. Аце все - ті фактори ризику, які призводять до захворювань серцево-судинноїсистеми і в подальшому - до смертності", - сказала Сорока.</text:p>
      <text:p text:style-name="P4">
Вона додала, що виміряти тиск людина може і в домашніх умовах, а якщо не вміє,то може звернутися до лікаря.</text:p>
      <text:p text:style-name="P4">
"Визначення рівня глюкози у крові - це перший крок до діагностики цукровогодіабету. Це також можна пройти абсолютно безоплатно за направленням сімейноголікаря", - зазначила вона.</text:p>
      <text:p text:style-name="P4">
Також фахівець закликала населення не займатися самолікуванням.</text:p>
      <text:p text:style-name="P4">
Як повідомляв Укрінформ, понад 20% переміщених у зв’язку з російською війноюлюдей <text:a xlink:type="simple" xlink:href="https://www.ukrinform.ua/rubric-society/3670784-kozen-patij-ukrainskij-bizenec-strazdae-na-sercevosudinni-zahvoruvanna.html" text:style-name="Internet_20_link" text:visited-style-name="Visited_20_Internet_20_Link">
 </text:a>
 , а кожендвадцятий – на цукровий діабет.</text:p>
      <text:p text:style-name="P4">
Source: <text:a xlink:type="simple" xlink:href="https://www.ukrinform.ua/rubric-society/3713749-v-ukraini-soroku-ponad-400-tisac-osib-pomiraut-vid-sercevosudinnih-zahvoruvan.html" text:style-name="Internet_20_link" text:visited-style-name="Visited_20_Internet_20_Link">
https://www.ukrinform.ua/rubric-society/3713749-v-ukraini-soroku-ponad-400-tisac-osib-pomiraut-vid-sercevosudinnih-zahvoruvan.html</text:a>
</text:p>
      <!--NEWS-->
      <text:h text:style-name="P10" text:outline-level="1">
<text:span text:style-name="T4">
Використання допомоги США має відповідати американським законам та вимогам - Держдеп</text:span>
</text:h>
      <text:p text:style-name="P4">
Authors: Ukrinform (Person)</text:p>
      <text:p text:style-name="P4">
Publisher: Укринформ (Organization)</text:p>
      <text:p text:style-name="P4">
Published Time: 2023-05-24T-52:57:02+03:00</text:p>
      <text:p text:style-name="P4">
Modified Time: 2023-05-24T21:57:02+03:00</text:p>
      <text:p text:style-name="P4">
Description: Офіційний Вашингтон наполягає на використанні американської допомоги відповідно до чинних законів і вимог США та продовжить послідовно доносити українській стороні, що не заохочує атак по російській території.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США', 'Зброя', 'Держдеп', 'Війна з Росією', 'Бєлгородська область']</text:p>
      <text:p text:style-name="P4">
Type: Article</text:p>
      <!--METADATA-->
      <text:p text:style-name="P4">
<draw:frame draw:style-name="fr1" draw:name="Image125" text:anchor-type="as-char" svg:width="6.9236in" svg:height="3.956343in" draw:z-index="0">
<draw:image xlink:href="../Images/yкринформ/2023-05-24T-52-57-02-03-00/630_360_1517552325-3537.jpg" xlink:type="simple" xlink:show="embed" xlink:actuate="onLoad" draw:mime-type="image/jpeg"/>
</draw:frame>
Офіційний Вашингтон наполягає на використанні американської допомогивідповідно до чинних законів і вимог США та продовжить послідовно доноситиукраїнській стороні, що не заохочує атак по російській території.</text:p>
      <text:p text:style-name="P4">
Про це заявив у середу під час брифінгу в Вашингтоні речник Держдепу США МетьюМіллер, передає власний кореспондент Укрінформу.</text:p>
      <text:p text:style-name="P4">
«Ми надалі працюватимемо над тим, щоби допомога, яку ми надаємо їм (Україні –ред.), відповідала всім законам США та іншим чинним вимогам. І ми продовжимодоносити до українців нашу дуже чітку політику, яка полягає в тому, що ми незаохочуємо та не надаємо можливостей для атак за межами України», - зауваживпредставник Держдепу.</text:p>
      <text:p text:style-name="P4">
Він також зазначив, що уряд України демонстрував серйозне ставлення довідповідальності за збереження наданої зброї. «Це було предметом діалогу між <text:a xlink:type="simple" xlink:href="https://www.ukrinform.ua/tag-ssa" text:style-name="Internet_20_link" text:visited-style-name="Visited_20_Internet_20_Link">
</text:a>
 й Україною ще до конфлікту, і ми почалинадавати їм допомогу, необхідну для захисту», - зауважив Міллер.</text:p>
      <text:p text:style-name="P4">
<text:span text:style-name="T4">
Читайте також:</text:span>
 <text:a xlink:type="simple" xlink:href="https://www.ukrinform.ua/rubric-world/3713317-ssa-skepticno-stavlatsa-do-pravdivosti-zobrazen-iz-nacebto-zahidnou-zbroeu-v-belgorodi.html" text:style-name="Internet_20_link" text:visited-style-name="Visited_20_Internet_20_Link">
 </text:a>
</text:p>
      <text:p text:style-name="P4">
Як повідомляв Укрінформ, у середу представник Білого дому Джон Кірбі заявив,що <text:a xlink:type="simple" xlink:href="https://www.ukrinform.ua/rubric-ato/3713730-bilij-dim-vivcae-povidomlenna-pro-mozlive-vikoristanna-ozbroen-ssa-na-teritorii-rosii.html" text:style-name="Internet_20_link" text:visited-style-name="Visited_20_Internet_20_Link">
 </text:a>
 тазображення, які вказують на можливе залучення американського озброєння йтехніки на території Росії.</text:p>
      <text:p text:style-name="P4">
Source: <text:a xlink:type="simple" xlink:href="https://www.ukrinform.ua/rubric-ato/3713748-vikoristanna-dopomogi-ssa-mae-vidpovidati-amerikanskim-zakonam-ta-vimogam-derzdep.html" text:style-name="Internet_20_link" text:visited-style-name="Visited_20_Internet_20_Link">
https://www.ukrinform.ua/rubric-ato/3713748-vikoristanna-dopomogi-ssa-mae-vidpovidati-amerikanskim-zakonam-ta-vimogam-derzdep.html</text:a>
</text:p>
      <!--NEWS-->
      <text:h text:style-name="P10" text:outline-level="1">
<text:span text:style-name="T4">
Норвегія допоможе навчати українських пілотів керувати F-16</text:span>
</text:h>
      <text:p text:style-name="P4">
Authors: Ukrinform (Person)</text:p>
      <text:p text:style-name="P4">
Publisher: Укринформ (Organization)</text:p>
      <text:p text:style-name="P4">
Published Time: 2023-05-24T-54:43:00+03:00</text:p>
      <text:p text:style-name="P4">
Modified Time: 2023-05-24T21:43:00+03:00</text:p>
      <text:p text:style-name="P4">
Description: Норвегія підтримає програми підготовки українських пілотів до керування винищувачами F-16, заявив у середу міністр оборони Норвегії Бйорн Арільд Грам. — Укрінформ.</text:p>
      <text:p text:style-name="P4">
Images: ['<text:a xlink:type="simple" xlink:href="https://static.ukrinform.com/photos/2023_05/thumb_files/630_360_1684923545-673.jpg" text:style-name="Internet_20_link" text:visited-style-name="Visited_20_Internet_20_Link">
630_360_16849...</text:a>
']</text:p>
      <text:p text:style-name="P4">
Tags: ['Норвегія', 'Україна', 'Винищувач', 'Падготовка пілотів', 'F-16']</text:p>
      <text:p text:style-name="P4">
Type: Article</text:p>
      <!--METADATA-->
      <text:p text:style-name="P4">
<draw:frame draw:style-name="fr1" draw:name="Image126" text:anchor-type="as-char" svg:width="6.9236in" svg:height="3.956343in" draw:z-index="0">
<draw:image xlink:href="../Images/yкринформ/2023-05-24T-54-43-00-03-00/630_360_1684923545-673.jpg" xlink:type="simple" xlink:show="embed" xlink:actuate="onLoad" draw:mime-type="image/jpeg"/>
</draw:frame>
 Норвегіяпідтримає програми підготовки українських пілотів до керування винищувачамиF-16, заявив у середу міністр оборони Норвегії Бйорн Арільд Грам.</text:p>
      <text:p text:style-name="P4">
Як передає Укрінформ, про це повідомляє <text:a xlink:type="simple" xlink:href="https://www.reuters.com/world/europe/norway-says-it-will-help-train-ukrainian-pilots-f-16-jets-2023-05-24/" text:style-name="Internet_20_link" text:visited-style-name="Visited_20_Internet_20_Link">
</text:a>
 із посиланням на NRK.</text:p>
      <text:p text:style-name="P4">
«Уряд підтримує цю ініціативу (навчання пілотів з України – ред.) тарозглядає, як Норвегія може зробити внесок разом із союзниками та партнерами»,– заявив Грам.</text:p>
      <text:p text:style-name="P4">
Однак уряд Норвегії ще не вирішив, чи передасть будь-який зі своїх літаківF-16 Україні, повідомив норвезький міністр громадському мовнику NRK.</text:p>
      <text:p text:style-name="P4">
<text:span text:style-name="T4">
Читайте також:</text:span>
 <text:a xlink:type="simple" xlink:href="https://www.ukrinform.ua/rubric-ato/3713733-ermak-pro-pocatok-trenuvanna-ukrainskih-pilotiv-na-f16-jdetsa-pro-dni-maksimum-tizni.html" text:style-name="Internet_20_link" text:visited-style-name="Visited_20_Internet_20_Link">
 <text:span text:style-name="T4">
Єрмак</text:span>
 </text:a>
</text:p>
      <text:p text:style-name="P4">
Як повідомляв Укрінформ, <text:a xlink:type="simple" xlink:href="https://www.ukrinform.ua/rubric-ato/3713040-portugalia-proponue-navcanna-ukrainskih-pilotiv-na-vinisuvacah-f16.html" text:style-name="Internet_20_link" text:visited-style-name="Visited_20_Internet_20_Link">
 </text:a>
 використовувати винищувачі F-16, але наразі не моженадіслати свої літаки, заявив у вівторок міністр закордонних справ Жоау ГомещКравіньо. Данія також висловила готовність навчати українських пілотівкерувати винищувачами F-16.</text:p>
      <text:p text:style-name="P4">
<text:span text:style-name="T4">
Читайте також:</text:span>
 <text:a xlink:type="simple" xlink:href="https://www.ukrinform.ua/rubric-ato/3713701-trenuvanna-ukrainskih-pilotiv-vidkrivae-slah-dla-postacanna-ukraini-f16-stoltenberg.html" text:style-name="Internet_20_link" text:visited-style-name="Visited_20_Internet_20_Link">
 <text:span text:style-name="T4">
Столтенберг</text:span>
 </text:a>
</text:p>
      <text:p text:style-name="P4">
Італія наразі розглядає спільно із союзниками можливість навчання українськихпілотів на військових <text:a xlink:type="simple" xlink:href="https://www.ukrinform.ua/tag-litak" text:style-name="Internet_20_link" text:visited-style-name="Visited_20_Internet_20_Link">
 </text:a>
 західнихзразків.</text:p>
      <text:p text:style-name="P4">
<text:span text:style-name="T5">
Фото: Getty Images</text:span>
</text:p>
      <text:p text:style-name="P4">
Source: <text:a xlink:type="simple" xlink:href="https://www.ukrinform.ua/rubric-ato/3713746-norvegia-dopomoze-navcati-ukrainskih-pilotiv-keruvati-f16.html" text:style-name="Internet_20_link" text:visited-style-name="Visited_20_Internet_20_Link">
https://www.ukrinform.ua/rubric-ato/3713746-norvegia-dopomoze-navcati-ukrainskih-pilotiv-keruvati-f16.html</text:a>
</text:p>
      <!--NEWS-->
      <text:h text:style-name="P10" text:outline-level="1">
<text:span text:style-name="T4">
Справу про розкрадання коштів на кіностудії Довженка скерували до суду</text:span>
</text:h>
      <text:p text:style-name="P4">
Authors: Ukrinform (Person)</text:p>
      <text:p text:style-name="P4">
Publisher: Укринформ (Organization)</text:p>
      <text:p text:style-name="P4">
Published Time: 2023-05-24T-56:39:24+03:00</text:p>
      <text:p text:style-name="P4">
Modified Time: 2023-05-24T21:39:24+03:00</text:p>
      <text:p text:style-name="P4">
Description: Правоохоронці скерували до суду справу про розкрадання понад 4,4 млн гривень, виділених на закупівлю обладнання для Національної кіностудії художніх фільмів імені Олександра Довженка. — Укрінформ.</text:p>
      <text:p text:style-name="P4">
Images: ['<text:a xlink:type="simple" xlink:href="https://static.ukrinform.com/photos/2022_10/thumb_files/630_360_1664791948-678.jpg" text:style-name="Internet_20_link" text:visited-style-name="Visited_20_Internet_20_Link">
630_360_16647...</text:a>
']</text:p>
      <text:p text:style-name="P4">
Tags: ['НАБУ', 'Суд', 'Корупція', 'Кіностудія Довженка']</text:p>
      <text:p text:style-name="P4">
Type: Article</text:p>
      <!--METADATA-->
      <text:p text:style-name="P4">
<draw:frame draw:style-name="fr1" draw:name="Image127" text:anchor-type="as-char" svg:width="6.9236in" svg:height="3.956343in" draw:z-index="0">
<draw:image xlink:href="../Images/yкринформ/2023-05-24T-56-39-24-03-00/630_360_1664791948-678.jpg" xlink:type="simple" xlink:show="embed" xlink:actuate="onLoad" draw:mime-type="image/jpeg"/>
</draw:frame>
Правоохоронці скерували до суду справу про розкрадання понад 4,4 млн гривень,виділених на закупівлю обладнання для Національної кіностудії художніх фільмівімені Олександра Довженка.</text:p>
      <text:p text:style-name="P4">
Про це повідомило <text:a xlink:type="simple" xlink:href="https://nabu.gov.ua/news/spravu-shchodo-makh-natc-i-pri-zakup-vl-obladnannia-dlia-k-nostud-dovzhenka-skerovano-do-sudu/" text:style-name="Internet_20_link" text:visited-style-name="Visited_20_Internet_20_Link">
 </text:a>
 , передаєУкрінформ.</text:p>
      <text:p text:style-name="P4">
Обвинуваченими у справі є колишній головний інженер кіностудії та генеральнийдиректор приватної компанії.</text:p>
      <text:p text:style-name="P4">
Дії обох осіб кваліфіковані за ч. 5 ст. 191 (привласнення, розтрата майна абозаволодіння ним шляхом зловживання службовим становищем) Кримінального кодексуУкраїни. Ексдиректору товариства додатково інкримінується ч. 1 ст. 209(легалізація (відмивання) майна, одержаного злочинним шляхом) ККУ.</text:p>
      <text:p text:style-name="P4">
Як встановило слідство, у листопаді 2018 року кіностудія оголосила відкритіторги на закупівлю телевізійного й аудіо-візуального обладнання.</text:p>
      <text:p text:style-name="P4">
За попередньою домовленістю перемогу в торгах здобула компанія фігуранта. Знею був укладений договір, що не передбачав <text:a xlink:type="simple" xlink:href="https://www.ukrinform.ua/tag-sankcii" text:style-name="Internet_20_link" text:visited-style-name="Visited_20_Internet_20_Link">
 </text:a>
 за порушення термінів постачання обладнання.</text:p>
      <text:p text:style-name="P4">
Згідно з умовами торгів, обладнання кіностудії мали поставити до кінця 2018року, чого так і не відбулося. Натомість колишній головний інженер доповівкерівництву про інше, унаслідок чого держпідприємство сплатило приватнійкомпанії за обладнання, яке не одержало.</text:p>
      <text:p text:style-name="P4">
<text:span text:style-name="T4">
Читайте також:</text:span>
 <text:a xlink:type="simple" xlink:href="https://www.ukrinform.ua/rubric-kyiv/3667259-rozkradanna-na-budivnictvi-podilskogo-mostu-slidstvu-vdalosa-povernuti-15-miljona.html" text:style-name="Internet_20_link" text:visited-style-name="Visited_20_Internet_20_Link">
 </text:a>
</text:p>
      <text:p text:style-name="P4">
Фактичне постачання відбулося лише у квітні 2019 року, однак не в повномуобсязі. Вартість непоставленого й оплаченого обладнання становить понад 4,4млн гривень. Заволодіння цими коштами інкримінують обвинуваченим.</text:p>
      <text:p text:style-name="P4">
Як повідомляв Укрінформ, підозри у справі про махінації на закупівлях длякіностудії Довженка були оголошені восени 2022 року. У березні-2023правоохоронці заявили про <text:a xlink:type="simple" xlink:href="https://www.ukrinform.ua/rubric-culture/3682805-nabu-i-sap-zaversili-rozsliduvanna-sodo-rozkradanna-44-miljona-dla-kinostudii-dovzenka.html" text:style-name="Internet_20_link" text:visited-style-name="Visited_20_Internet_20_Link">
 </text:a>
 .</text:p>
      <text:p text:style-name="P4">
Source: <text:a xlink:type="simple" xlink:href="https://www.ukrinform.ua/rubric-culture/3713745-spravu-pro-rozkradanna-kostiv-na-kinostudii-dovzenka-skeruvali-do-sudu.html" text:style-name="Internet_20_link" text:visited-style-name="Visited_20_Internet_20_Link">
https://www.ukrinform.ua/rubric-culture/3713745-spravu-pro-rozkradanna-kostiv-na-kinostudii-dovzenka-skeruvali-do-sudu.html</text:a>
</text:p>
      <!--NEWS-->
      <text:h text:style-name="P10" text:outline-level="1">
<text:span text:style-name="T4">
Українці достроково завершили виступ на ЧС-2023 з настільного тенісу</text:span>
</text:h>
      <text:p text:style-name="P4">
Authors: Ukrinform (Person)</text:p>
      <text:p text:style-name="P4">
Publisher: Укринформ (Organization)</text:p>
      <text:p text:style-name="P4">
Published Time: 2023-05-24T-58:31:56+03:00</text:p>
      <text:p text:style-name="P4">
Modified Time: 2023-05-24T21:31:56+03:00</text:p>
      <text:p text:style-name="P4">
Description: У Дурбані (ПАР) триває чемпіонат світу з настільного тенісу. — Укрінформ.</text:p>
      <text:p text:style-name="P4">
Images: ['<text:a xlink:type="simple" xlink:href="https://static.ukrinform.com/photos/2023_05/thumb_files/630_360_1684953031-855.jpg" text:style-name="Internet_20_link" text:visited-style-name="Visited_20_Internet_20_Link">
630_360_16849...</text:a>
']</text:p>
      <text:p text:style-name="P4">
Tags: ['Чемпіонат світу', 'настільний теніс']</text:p>
      <text:p text:style-name="P4">
Type: Article</text:p>
      <!--METADATA-->
      <text:p text:style-name="P4">
<draw:frame draw:style-name="fr1" draw:name="Image128" text:anchor-type="as-char" svg:width="6.9236in" svg:height="3.956343in" draw:z-index="0">
<draw:image xlink:href="../Images/yкринформ/2023-05-24T-58-31-56-03-00/630_360_1684953031-855.jpg" xlink:type="simple" xlink:show="embed" xlink:actuate="onLoad" draw:mime-type="image/jpeg"/>
</draw:frame>
 У Дурбані(ПАР) триває чемпіонат світу з настільного тенісу.</text:p>
      <text:p text:style-name="P4">
Українські спортсмени достроково завершили виступ, передає Укрінформ.</text:p>
      <text:p text:style-name="P4">
Кращий результат показала Ганна Гапонова, яка дійшла до 1/16 фіналу. СоломіяБратейко та Маргарита Песоцька припинили боротьбу в 1/32 фіналу.</text:p>
      <text:p text:style-name="P4">
Ярослав Жмуденко та Євген Прищепа, а також Антон Лимонов та Соломія Братейко узмішаному розряду зачохлили ракетки після першого кола змагань.</text:p>
      <text:p text:style-name="P4">
<text:span text:style-name="T4">
Читайте також:</text:span>
 <text:a xlink:type="simple" xlink:href="https://www.ukrinform.ua/rubric-sports/3713457-cetvero-ukrainok-potrapili-do-zaavki-osnovnoi-sitki-vimbldonskogo-turniru.html" text:style-name="Internet_20_link" text:visited-style-name="Visited_20_Internet_20_Link">
 </text:a>
</text:p>
      <text:p text:style-name="P4">
ЧС-2023 з настільного тенісу завершиться 28 травня.</text:p>
      <text:p text:style-name="P4">
На фото: Ганна Гапонова (Getty Images/Global Images Ukraine).</text:p>
      <text:p text:style-name="P4">
Source: <text:a xlink:type="simple" xlink:href="https://www.ukrinform.ua/rubric-sports/3713743-ukrainci-dostrokovo-zaversili-vistup-na-cs2023-z-nastilnogo-tenisu.html" text:style-name="Internet_20_link" text:visited-style-name="Visited_20_Internet_20_Link">
https://www.ukrinform.ua/rubric-sports/3713743-ukrainci-dostrokovo-zaversili-vistup-na-cs2023-z-nastilnogo-tenisu.html</text:a>
</text:p>
      <!--NEWS-->
      <text:h text:style-name="P10" text:outline-level="1">
<text:span text:style-name="T4">
АРМА планує цьогоріч перерахувати до бюджету 1,4 мільярда</text:span>
</text:h>
      <text:p text:style-name="P4">
Authors: Ukrinform (Person)</text:p>
      <text:p text:style-name="P4">
Publisher: Укринформ (Organization)</text:p>
      <text:p text:style-name="P4">
Published Time: 2023-05-24T-60:30:53+03:00</text:p>
      <text:p text:style-name="P4">
Modified Time: 2023-05-24T21:30:53+03:00</text:p>
      <text:p text:style-name="P4">
Description: Національне агентство з питань виявлення, розшуку та управління активами (АРМА) прогнозує, що за підсумками 2023 року до державного бюджету буде перераховано 1,4 млрд грн. — Укрінформ.</text:p>
      <text:p text:style-name="P4">
Images: ['<text:a xlink:type="simple" xlink:href="https://static.ukrinform.com/photos/2022_08/thumb_files/630_360_1660553796-610.jpg" text:style-name="Internet_20_link" text:visited-style-name="Visited_20_Internet_20_Link">
630_360_16605...</text:a>
']</text:p>
      <text:p text:style-name="P4">
Tags: ['Бюджет', 'Гроші', 'АРМА']</text:p>
      <text:p text:style-name="P4">
Type: Article</text:p>
      <!--METADATA-->
      <text:p text:style-name="P4">
<draw:frame draw:style-name="fr1" draw:name="Image129" text:anchor-type="as-char" svg:width="6.9236in" svg:height="3.956343in" draw:z-index="0">
<draw:image xlink:href="../Images/yкринформ/2023-05-24T-60-30-53-03-00/630_360_1660553796-610.jpg" xlink:type="simple" xlink:show="embed" xlink:actuate="onLoad" draw:mime-type="image/jpeg"/>
</draw:frame>
Національне агентство з питань виявлення, розшуку та управління активами(АРМА) прогнозує, що за підсумками 2023 року до державного бюджету будеперераховано 1,4 млрд грн.</text:p>
      <text:p text:style-name="P4">
Про це під час пресбрифінгу "Управління арештованими активами під час війни:аналітика, прогнози, новації" розповів т. в. о. голови Агентства з розшуку таменеджменту активів (АРМА) Дмитро Жоравович, повідомляє кореспондентУкрінформу.</text:p>
      <text:p text:style-name="P4">
"Ми знаходимо управителів та укладаємо договори управління, при цьому йдетьсяй про галузеутворюючі підприємства та компанії національного масштабу. У разіуспішного використання арештованих активів у своїй господарській діяльностіобрані управителі сплачують значні суми надходжень до державного <text:a xlink:type="simple" xlink:href="https://www.ukrinform.ua/tag-budzet" text:style-name="Internet_20_link" text:visited-style-name="Visited_20_Internet_20_Link">
</text:a>
 ", - сказав Жоравович.</text:p>
      <text:p text:style-name="P4">
За його словами, відповідно до наданих управителями програм, сукупніпрогнозовані доходи бюджету становлять 117 млн грн на місяць.</text:p>
      <text:p text:style-name="P4">
<text:span text:style-name="T4">
Читайте також:</text:span>
 <text:a xlink:type="simple" xlink:href="https://www.ukrinform.ua/rubric-economy/3710537-arma-pererahuvala-derzavi-majze-90-miljoniv-aki-nalezali-rosijskomu-oligarhu.html" text:style-name="Internet_20_link" text:visited-style-name="Visited_20_Internet_20_Link">
 <text:span text:style-name="T4">
АРМА</text:span>
 </text:a>
</text:p>
      <text:p text:style-name="P4">
"Відповідно, у річному вимірі, маємо очікуваний дохід на рівні 1,4 млрд грн",- додав очільник АРМА.</text:p>
      <text:p text:style-name="P4">
Він уточнив, що таку суму вдасться перерахувати за умов стабільності арештівактивів, сприятливої ситуації на ринку та за відсутності додаткових ризиків інегативних чинників.</text:p>
      <text:p text:style-name="P4">
Як повідомляв Укрінформ, АРМА у 2022 році перерахувала до держбюджету 1,2 млрдгрн.</text:p>
      <text:p text:style-name="P4">
<text:span text:style-name="T5">
Фото: 24TV.UA</text:span>
</text:p>
      <text:p text:style-name="P4">
Source: <text:a xlink:type="simple" xlink:href="https://www.ukrinform.ua/rubric-economy/3713742-arma-planue-cogoric-pererahuvati-do-budzetu-14-milarda.html" text:style-name="Internet_20_link" text:visited-style-name="Visited_20_Internet_20_Link">
https://www.ukrinform.ua/rubric-economy/3713742-arma-planue-cogoric-pererahuvati-do-budzetu-14-milarda.html</text:a>
</text:p>
      <!--NEWS-->
      <text:h text:style-name="P10" text:outline-level="1">
<text:span text:style-name="T4">
Meta провела останній етап звільнень у компанії</text:span>
</text:h>
      <text:p text:style-name="P4">
Authors: Ukrinform (Person)</text:p>
      <text:p text:style-name="P4">
Publisher: Укринформ (Organization)</text:p>
      <text:p text:style-name="P4">
Published Time: 2023-05-24T-62:24:00+03:00</text:p>
      <text:p text:style-name="P4">
Modified Time: 2023-05-24T21:24:00+03:00</text:p>
      <text:p text:style-name="P4">
Description: Компанія Meta у середу здійснила останній із трьох етапів скорочення співробітників. — Укрінформ.</text:p>
      <text:p text:style-name="P4">
Images: ['<text:a xlink:type="simple" xlink:href="https://static.ukrinform.com/photos/2021_10/thumb_files/630_360_1635502952-351.jpg" text:style-name="Internet_20_link" text:visited-style-name="Visited_20_Internet_20_Link">
630_360_16355...</text:a>
']</text:p>
      <text:p text:style-name="P4">
Tags: ['Скорочення', 'Звільнення', 'Соцмережі', 'Meta']</text:p>
      <text:p text:style-name="P4">
Type: Article</text:p>
      <!--METADATA-->
      <text:p text:style-name="P4">
<draw:frame draw:style-name="fr1" draw:name="Image130" text:anchor-type="as-char" svg:width="6.9236in" svg:height="3.956343in" draw:z-index="0">
<draw:image xlink:href="../Images/yкринформ/2023-05-24T-62-24-00-03-00/630_360_1635502952-351.jpg" xlink:type="simple" xlink:show="embed" xlink:actuate="onLoad" draw:mime-type="image/jpeg"/>
</draw:frame>
 КомпаніяMeta у середу здійснила останній із трьох етапів скорочення співробітників.</text:p>
      <text:p text:style-name="P4">
Як передає Укрінформ, про це повідомляє <text:a xlink:type="simple" xlink:href="https://www.reuters.com/technology/facebook-owner-meta-starts-final-round-layoffs-2023-05-24/" text:style-name="Internet_20_link" text:visited-style-name="Visited_20_Internet_20_Link">
</text:a>
 .</text:p>
      <text:p text:style-name="P4">
На початку цього року Meta стала першою великою технологічною компанією, якаоголосила про другий раунд масових <text:a xlink:type="simple" xlink:href="https://www.ukrinform.ua/tag-zvilnenna" text:style-name="Internet_20_link" text:visited-style-name="Visited_20_Internet_20_Link">
 </text:a>
.</text:p>
      <text:p text:style-name="P4">
«Кілька співробітників, які працюють у таких командах як маркетинг, рекрутинг,інженерія та корпоративні комунікації, звернулися до LinkedIn (платформа дляпошуку роботи – ред.) у середу, щоб оголосити про своє звільнення», – йдетьсяу повідомленні.</text:p>
      <text:p text:style-name="P4">
Виконавчий директор компанії Марк Цукерберг у березні заявив, що основнакількість звільнень у компанії у другому раунді проходитиме у три етапипротягом кількох місяців, і має завершитись здебільшого у травні. Він додав,що після цього ще можуть тривати деякі менші етапи скорочень.</text:p>
      <text:p text:style-name="P4">
Загалом скорочення стосувалися переважно неінженерних посад, зміцнюючи позиціїтих, хто працює над написанням кодів у Meta.</text:p>
      <text:p text:style-name="P4">
Під час квітневих скорочень у компанії звільнили близько 4000 співробітників,повідомив Цукерберг.</text:p>
      <text:p text:style-name="P4">
<text:span text:style-name="T4">
Читайте також:</text:span>
 <text:a xlink:type="simple" xlink:href="https://www.ukrinform.ua/rubric-technology/3712598-regulator-es-ostrafuvav-meta-na-rekordni-12-milarda.html" text:style-name="Internet_20_link" text:visited-style-name="Visited_20_Internet_20_Link">
 <text:span text:style-name="T4">
Meta</text:span>
 </text:a>
</text:p>
      <text:p text:style-name="P4">
У Meta в середу повідомили, що останні скорочення, ймовірно, вплинуть наблизько 490 співробітників у міжнародній штаб-квартирі в Дубліні, що становитьмайже 20% робочої сили компанії в Ірландії.</text:p>
      <text:p text:style-name="P4">
Як повідомляв <text:a xlink:type="simple" xlink:href="https://www.ukrinform.ua/rubric-technology/3610755-meta-zvilnae-ponad-11-tisac-pracivnikiv-cukerberg.html" text:style-name="Internet_20_link" text:visited-style-name="Visited_20_Internet_20_Link">
 </text:a>
 , у жовтні 2022 рокукомпанія Meta звільнила понад 11 тисяч працівників в рамках масових скорочень.</text:p>
      <text:p text:style-name="P4">
Source: <text:a xlink:type="simple" xlink:href="https://www.ukrinform.ua/rubric-technology/3713740-meta-provela-ostannij-etap-zvilnen-u-kompanii.html" text:style-name="Internet_20_link" text:visited-style-name="Visited_20_Internet_20_Link">
https://www.ukrinform.ua/rubric-technology/3713740-meta-provela-ostannij-etap-zvilnen-u-kompanii.html</text:a>
</text:p>
      <!--NEWS-->
      <text:h text:style-name="P10" text:outline-level="1">
<text:span text:style-name="T4">
Donetsk Oblast(08:11). Red Alert: aerial threat. Sirens sounding. Take cover now!</text:span>
</text:h>
      <text:p text:style-name="P4">
Authors: liveuamap (Language: en)</text:p>
      <text:p text:style-name="P4">
Time: 2023-05-24T02:11:00</text:p>
      <text:p text:style-name="P4">
Location: Donetsk Oblast (Latitude:48.72866 Longtitude:37.57807)</text:p>
      <text:p text:style-name="P4">
Videos: []</text:p>
      <text:p text:style-name="P4">
Images: []</text:p>
      <text:p text:style-name="P4">
Tags: ["Europe", "Central and Eastern Europe"]</text:p>
      <text:p text:style-name="P4">
ID: 22564928</text:p>
      <!--METADATA-->
      <text:p text:style-name="P4">
Donetsk Oblast(08:11). Red Alert: aerial threat. Sirens sounding. Take covernow!</text:p>
      <text:p text:style-name="P4">
News Collection Link: <text:a xlink:type="simple" xlink:href="https://liveuamap.com/en/2023/24-may-donetsk-oblast0811-red-alert-aerial-thg" text:style-name="Internet_20_link" text:visited-style-name="Visited_20_Internet_20_Link">
https://liveuamap.com/en/2023/24-may-donetsk-oblast0811-red-alert-aerial-thg</text:a>
</text:p>
      <text:p text:style-name="P4">
Source: <text:a xlink:type="simple" xlink:href="https://t.me/air_alert_ua/46397" text:style-name="Internet_20_link" text:visited-style-name="Visited_20_Internet_20_Link">
https://t.me/air_alert_ua/46397</text:a>
</text:p>
      <!--NEWS-->
      <text:h text:style-name="P10" text:outline-level="1">
<text:span text:style-name="T4">
2 person wounded as result of Russian shelling in Kharkiv region yesterday</text:span>
</text:h>
      <text:p text:style-name="P4">
Authors: liveuamap (Language: en)</text:p>
      <text:p text:style-name="P4">
Time: 2023-05-24T02:41:00</text:p>
      <text:p text:style-name="P4">
Location: Kupyansk, Kharkiv (Latitude:49.71113 Longtitude:37.61358)</text:p>
      <text:p text:style-name="P4">
Videos: []</text:p>
      <text:p text:style-name="P4">
Images: ["<text:a xlink:type="simple" xlink:href="https://liveuamap.com/pics/2023/05/24/22564985_0.jpg" text:style-name="Internet_20_link" text:visited-style-name="Visited_20_Internet_20_Link">
22564985_0.jpg</text:a>
", "<text:a xlink:type="simple" xlink:href="https://liveuamap.com/pics/2023/05/24/22564985_1.jpg" text:style-name="Internet_20_link" text:visited-style-name="Visited_20_Internet_20_Link">
22564985_1.jpg</text:a>
", "<text:a xlink:type="simple" xlink:href="https://liveuamap.com/pics/2023/05/24/22564985_2.jpg" text:style-name="Internet_20_link" text:visited-style-name="Visited_20_Internet_20_Link">
22564985_2.jpg</text:a>
"]</text:p>
      <text:p text:style-name="P4">
Tags: ["Russia"]</text:p>
      <text:p text:style-name="P4">
ID: 22564985</text:p>
      <!--METADATA-->
      <text:p text:style-name="P4">
2 person wounded as result of Russian shelling in Kharkiv region yesterday</text:p>
      <text:p text:style-name="P4">
<draw:frame draw:style-name="fr1" draw:name="Image131" text:anchor-type="as-char" svg:width="4.5125in" svg:height="10.0in" draw:z-index="0">
<draw:image xlink:href="../Images/liveuamap/2023-05-24T02-41-00/22564985_0.jpg" xlink:type="simple" xlink:show="embed" xlink:actuate="onLoad" draw:mime-type="image/jpeg"/>
</draw:frame>
<draw:frame draw:style-name="fr1" draw:name="Image132" text:anchor-type="as-char" svg:width="6.9236in" svg:height="3.124275in" draw:z-index="0">
<draw:image xlink:href="../Images/liveuamap/2023-05-24T02-41-00/22564985_1.jpg" xlink:type="simple" xlink:show="embed" xlink:actuate="onLoad" draw:mime-type="image/jpeg"/>
</draw:frame>
<draw:frame draw:style-name="fr1" draw:name="Image133" text:anchor-type="as-char" svg:width="6.9236in" svg:height="5.1927in" draw:z-index="0">
<draw:image xlink:href="../Images/liveuamap/2023-05-24T02-41-00/22564985_2.jpg" xlink:type="simple" xlink:show="embed" xlink:actuate="onLoad" draw:mime-type="image/jpeg"/>
</draw:frame>
</text:p>
      <text:p text:style-name="P4">
News Collection Link: <text:a xlink:type="simple" xlink:href="https://liveuamap.com/en/2023/24-may-2-person-wounded-as-result-of-russian-shelling-in" text:style-name="Internet_20_link" text:visited-style-name="Visited_20_Internet_20_Link">
https://liveuamap.com/en/2023/24-may-2-person-wounded-as-result-of-russian-shelling-in</text:a>
</text:p>
      <text:p text:style-name="P4">
Source: <text:a xlink:type="simple" xlink:href="https://t.me/synegubov/6273" text:style-name="Internet_20_link" text:visited-style-name="Visited_20_Internet_20_Link">
https://t.me/synegubov/6273</text:a>
</text:p>
      <!--NEWS-->
      <text:h text:style-name="P10" text:outline-level="1">
<text:span text:style-name="T4">
Kharkiv, Kharkivska Oblast(08:50). Red Alert: aerial threat. Sirens sounding. Take cover now!</text:span>
</text:h>
      <text:p text:style-name="P4">
Authors: liveuamap (Language: en)</text:p>
      <text:p text:style-name="P4">
Time: 2023-05-24T02:51:00</text:p>
      <text:p text:style-name="P4">
Location: Kharkiv (Latitude:49.98124 Longtitude:36.25178)</text:p>
      <text:p text:style-name="P4">
Videos: []</text:p>
      <text:p text:style-name="P4">
Images: []</text:p>
      <text:p text:style-name="P4">
Tags: ["Europe", "Central and Eastern Europe"]</text:p>
      <text:p text:style-name="P4">
ID: 22564984</text:p>
      <!--METADATA-->
      <text:p text:style-name="P4">
Kharkiv, Kharkivska Oblast(08:50). Red Alert: aerial threat. Sirens sounding.Take cover now!</text:p>
      <text:p text:style-name="P4">
News Collection Link: <text:a xlink:type="simple" xlink:href="https://liveuamap.com/en/2023/24-may-kharkiv-kharkivska-oblast0850-red-alerg" text:style-name="Internet_20_link" text:visited-style-name="Visited_20_Internet_20_Link">
https://liveuamap.com/en/2023/24-may-kharkiv-kharkivska-oblast0850-red-alerg</text:a>
</text:p>
      <text:p text:style-name="P4">
Source: <text:a xlink:type="simple" xlink:href="https://t.me/suspilnekharkiv/25148" text:style-name="Internet_20_link" text:visited-style-name="Visited_20_Internet_20_Link">
https://t.me/suspilnekharkiv/25148</text:a>
</text:p>
      <!--NEWS-->
      <text:h text:style-name="P10" text:outline-level="1">
<text:span text:style-name="T4">
Sumska Oblast(09:07). Red Alert: aerial threat. Sirens sounding. Take cover now!</text:span>
</text:h>
      <text:p text:style-name="P4">
Authors: liveuamap (Language: en)</text:p>
      <text:p text:style-name="P4">
Time: 2023-05-24T03:08:00</text:p>
      <text:p text:style-name="P4">
Location: Sumska Oblast (Latitude:51.00000000 Longtitude:34.00000000)</text:p>
      <text:p text:style-name="P4">
Videos: []</text:p>
      <text:p text:style-name="P4">
Images: []</text:p>
      <text:p text:style-name="P4">
Tags: ["Europe", "Central and Eastern Europe"]</text:p>
      <text:p text:style-name="P4">
ID: 22564996</text:p>
      <!--METADATA-->
      <text:p text:style-name="P4">
Sumska Oblast(09:07). Red Alert: aerial threat. Sirens sounding. Take covernow!</text:p>
      <text:p text:style-name="P4">
News Collection Link: <text:a xlink:type="simple" xlink:href="https://liveuamap.com/en/2023/24-may-sumska-oblast0907-red-alert-aerial-thrg" text:style-name="Internet_20_link" text:visited-style-name="Visited_20_Internet_20_Link">
https://liveuamap.com/en/2023/24-may-sumska-oblast0907-red-alert-aerial-thrg</text:a>
</text:p>
      <text:p text:style-name="P4">
Source: <text:a xlink:type="simple" xlink:href="https://t.me/air_alert_ua/46400" text:style-name="Internet_20_link" text:visited-style-name="Visited_20_Internet_20_Link">
https://t.me/air_alert_ua/46400</text:a>
</text:p>
      <!--NEWS-->
      <text:h text:style-name="P10" text:outline-level="1">
<text:span text:style-name="T4">
Lavrov: We warn that Western participation in the conflict with Ukraine leads to the risk of ...</text:span>
</text:h>
      <text:p text:style-name="P4">
Authors: liveuamap (Language: en)</text:p>
      <text:p text:style-name="P4">
Time: 2023-05-24T03:39:59</text:p>
      <text:p text:style-name="P4">
Location: Moskva, Moscow (Latitude:55.74422 Longtitude:37.58577)</text:p>
      <text:p text:style-name="P4">
Videos: []</text:p>
      <text:p text:style-name="P4">
Images: []</text:p>
      <text:p text:style-name="P4">
Tags: ["Russia", "Central and Eastern Europe"]</text:p>
      <text:p text:style-name="P4">
ID: 22565002</text:p>
      <!--METADATA-->
      <text:p text:style-name="P4">
Lavrov: We warn that Western participation in the conflict with Ukraine leadsto the risk of nuclear war</text:p>
      <text:p text:style-name="P4">
News Collection Link: <text:a xlink:type="simple" xlink:href="https://liveuamap.com/en/2023/24-may-lavrov-we-warn-that-western-participation-in-the-conflict" text:style-name="Internet_20_link" text:visited-style-name="Visited_20_Internet_20_Link">
https://liveuamap.com/en/2023/24-may-lavrov-we-warn-that-western-participation-in-the-conflict</text:a>
</text:p>
      <text:p text:style-name="P4">
Source: <text:a xlink:type="simple" xlink:href="https://twitter.com/AJABreaking/status/1661275296648110081" text:style-name="Internet_20_link" text:visited-style-name="Visited_20_Internet_20_Link">
https://twitter.com/AJABreaking/status/1661275296648110081</text:a>
</text:p>
      <!--NEWS-->
      <text:h text:style-name="P10" text:outline-level="1">
<text:span text:style-name="T4">
Kerch bridge was closed for traffic for a drill</text:span>
</text:h>
      <text:p text:style-name="P4">
Authors: liveuamap (Language: en)</text:p>
      <text:p text:style-name="P4">
Time: 2023-05-24T04:11:25</text:p>
      <text:p text:style-name="P4">
Location: Kerch Strait (Latitude:45.2802 Longtitude:36.53641)</text:p>
      <text:p text:style-name="P4">
Videos: []</text:p>
      <text:p text:style-name="P4">
Images: []</text:p>
      <text:p text:style-name="P4">
Tags: ["Central and Eastern Europe"]</text:p>
      <text:p text:style-name="P4">
ID: 22565005</text:p>
      <!--METADATA-->
      <text:p text:style-name="P4">
Kerch bridge was closed for traffic for a drill</text:p>
      <text:p text:style-name="P4">
News Collection Link: <text:a xlink:type="simple" xlink:href="https://liveuamap.com/en/2023/24-may-kerch-bridge-was-closed-for-traffic-for-a-drill" text:style-name="Internet_20_link" text:visited-style-name="Visited_20_Internet_20_Link">
https://liveuamap.com/en/2023/24-may-kerch-bridge-was-closed-for-traffic-for-a-drill</text:a>
</text:p>
      <text:p text:style-name="P4">
Source: <text:a xlink:type="simple" xlink:href="https://t.me/rian_ru/203550" text:style-name="Internet_20_link" text:visited-style-name="Visited_20_Internet_20_Link">
https://t.me/rian_ru/203550</text:a>
</text:p>
      <!--NEWS-->
      <text:h text:style-name="P10" text:outline-level="1">
<text:span text:style-name="T4">
Sumska Oblast(10:14). Red Alert: aerial threat. Sirens sounding. Take cover now!</text:span>
</text:h>
      <text:p text:style-name="P4">
Authors: liveuamap (Language: en)</text:p>
      <text:p text:style-name="P4">
Time: 2023-05-24T04:16:00</text:p>
      <text:p text:style-name="P4">
Location: Sumska Oblast (Latitude:50.99886 Longtitude:33.99905)</text:p>
      <text:p text:style-name="P4">
Videos: []</text:p>
      <text:p text:style-name="P4">
Images: []</text:p>
      <text:p text:style-name="P4">
Tags: ["Europe", "Central and Eastern Europe"]</text:p>
      <text:p text:style-name="P4">
ID: 22565006</text:p>
      <!--METADATA-->
      <text:p text:style-name="P4">
Sumska Oblast(10:14). Red Alert: aerial threat. Sirens sounding. Take covernow!</text:p>
      <text:p text:style-name="P4">
News Collection Link: <text:a xlink:type="simple" xlink:href="https://liveuamap.com/en/2023/24-may-sumska-oblast1014-red-alert-aerial-thrg" text:style-name="Internet_20_link" text:visited-style-name="Visited_20_Internet_20_Link">
https://liveuamap.com/en/2023/24-may-sumska-oblast1014-red-alert-aerial-thrg</text:a>
</text:p>
      <text:p text:style-name="P4">
Source: <text:a xlink:type="simple" xlink:href="https://t.me/air_alert_ua/46404" text:style-name="Internet_20_link" text:visited-style-name="Visited_20_Internet_20_Link">
https://t.me/air_alert_ua/46404</text:a>
</text:p>
      <!--NEWS-->
      <text:h text:style-name="P10" text:outline-level="1">
<text:span text:style-name="T4">
At Sivershchyna and Slobozhanschyna directions Russian army shelled Khrinivka, Yeline and Hre...</text:span>
</text:h>
      <text:p text:style-name="P4">
Authors: liveuamap (Language: en)</text:p>
      <text:p text:style-name="P4">
Time: 2023-05-24T04:31:00</text:p>
      <text:p text:style-name="P4">
Location: Vovchansk (Latitude:50.1813 Longtitude:37.45857)</text:p>
      <text:p text:style-name="P4">
Videos: []</text:p>
      <text:p text:style-name="P4">
Images: []</text:p>
      <text:p text:style-name="P4">
Tags: ["Russia"]</text:p>
      <text:p text:style-name="P4">
ID: 22565034</text:p>
      <!--METADATA-->
      <text:p text:style-name="P4">
At Sivershchyna and Slobozhanschyna directions Russian army shelled Khrinivka,Yeline and Hremyach of Chernihiv region and Hudove, Vovkivka, Bunyakyne,Stukalivka, Volfyne, Novomykolayivka, Ryasne and Velyka Pysarivka of Sumyregion, also Stohniyi, Udy, Strilecha, Hlyboke, Morokhovets, Lyptsi,Neskuchne, Ohirtseve, Hatysche, Pletenivka, Vovchansk, Varvarivka, Nesterne,Budarky and Zemlyanky of Kharkiv region. Russian aviation conducted airstrikeat Dovzhanka, - General Staff of Armed Forces of Ukraine says in the morningreport</text:p>
      <text:p text:style-name="P4">
News Collection Link: <text:a xlink:type="simple" xlink:href="https://liveuamap.com/en/2023/24-may-at-sivershchyna-and-slobozhanschyna-directions-russian" text:style-name="Internet_20_link" text:visited-style-name="Visited_20_Internet_20_Link">
https://liveuamap.com/en/2023/24-may-at-sivershchyna-and-slobozhanschyna-directions-russian</text:a>
</text:p>
      <text:p text:style-name="P4">
Source: <text:a xlink:type="simple" xlink:href="https://t.me/lumsrc/4883" text:style-name="Internet_20_link" text:visited-style-name="Visited_20_Internet_20_Link">
https://t.me/lumsrc/4883</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4T04:53:01</text:p>
      <text:p text:style-name="P4">
Location: Marinka, Donetsk Oblast (Latitude:47.94337 Longtitude:37.5032)</text:p>
      <text:p text:style-name="P4">
Videos: []</text:p>
      <text:p text:style-name="P4">
Images: []</text:p>
      <text:p text:style-name="P4">
Tags: ["Russia"]</text:p>
      <text:p text:style-name="P4">
ID: 22565020</text:p>
      <!--METADATA-->
      <text:p text:style-name="P4">
Russian forces conducting offensive actions at Lyman, Bakhmut, Avdiivka andMaryinka directions. Ukrainian military had 26 combat engagements with Russianforces. Russian forces attempting to advance near Masutivka, Bilohorivka,Khromove, Pervomayske, Maryinka, - General Staff of Armed Forces of Ukrainesays in the morning report</text:p>
      <text:p text:style-name="P4">
News Collection Link: <text:a xlink:type="simple" xlink:href="https://liveuamap.com/en/2023/24-may-russian-forces-conducting-offensive-actions-at-lyman" text:style-name="Internet_20_link" text:visited-style-name="Visited_20_Internet_20_Link">
https://liveuamap.com/en/2023/24-may-russian-forces-conducting-offensive-actions-at-lyman</text:a>
</text:p>
      <text:p text:style-name="P4">
Source: <text:a xlink:type="simple" xlink:href="https://t.me/lumsrc/4891" text:style-name="Internet_20_link" text:visited-style-name="Visited_20_Internet_20_Link">
https://t.me/lumsrc/4891</text:a>
</text:p>
      <!--NEWS-->
      <text:h text:style-name="P10" text:outline-level="1">
<text:span text:style-name="T4">
Secretary of State for Defence of the United Kingdom Ben Wallace has arrived in Ukraine</text:span>
</text:h>
      <text:p text:style-name="P4">
Authors: liveuamap (Language: en)</text:p>
      <text:p text:style-name="P4">
Time: 2023-05-24T05:05:13</text:p>
      <text:p text:style-name="P4">
Location: Kyiv, Kyiv city (Latitude:50.45073 Longtitude:30.51985)</text:p>
      <text:p text:style-name="P4">
Videos: []</text:p>
      <text:p text:style-name="P4">
Images: ["<text:a xlink:type="simple" xlink:href="https://liveuamap.com/pics/2023/05/24/22565027_0.jpg" text:style-name="Internet_20_link" text:visited-style-name="Visited_20_Internet_20_Link">
22565027_0.jpg</text:a>
"]</text:p>
      <text:p text:style-name="P4">
Tags: ["Europe"]</text:p>
      <text:p text:style-name="P4">
ID: 22565027</text:p>
      <!--METADATA-->
      <text:p text:style-name="P4">
Secretary of State for Defence of the United Kingdom Ben Wallace has arrivedin Ukraine</text:p>
      <text:p text:style-name="P4">
<draw:frame draw:style-name="fr1" draw:name="Image134" text:anchor-type="as-char" svg:width="6.9236in" svg:height="4.612849in" draw:z-index="0">
<draw:image xlink:href="../Images/liveuamap/2023-05-24T05-05-13/22565027_0.jpg" xlink:type="simple" xlink:show="embed" xlink:actuate="onLoad" draw:mime-type="image/jpeg"/>
</draw:frame>
</text:p>
      <text:p text:style-name="P4">
News Collection Link: <text:a xlink:type="simple" xlink:href="https://liveuamap.com/en/2023/24-may-secretary-of-state-for-defence-of-the-united-kingdom" text:style-name="Internet_20_link" text:visited-style-name="Visited_20_Internet_20_Link">
https://liveuamap.com/en/2023/24-may-secretary-of-state-for-defence-of-the-united-kingdom</text:a>
</text:p>
      <text:p text:style-name="P4">
Source: <text:a xlink:type="simple" xlink:href="https://t.me/UkraineNow/33508" text:style-name="Internet_20_link" text:visited-style-name="Visited_20_Internet_20_Link">
https://t.me/UkraineNow/33508</text:a>
</text:p>
      <!--NEWS-->
      <text:h text:style-name="P10" text:outline-level="1">
<text:span text:style-name="T4">
Donetsk Oblast(11:16). Red Alert: aerial threat. Sirens sounding. Take cover now!</text:span>
</text:h>
      <text:p text:style-name="P4">
Authors: liveuamap (Language: en)</text:p>
      <text:p text:style-name="P4">
Time: 2023-05-24T05:18:00</text:p>
      <text:p text:style-name="P4">
Location: Donetsk Oblast (Latitude:48.72744 Longtitude:37.5781)</text:p>
      <text:p text:style-name="P4">
Videos: []</text:p>
      <text:p text:style-name="P4">
Images: []</text:p>
      <text:p text:style-name="P4">
Tags: ["Europe", "Central and Eastern Europe"]</text:p>
      <text:p text:style-name="P4">
ID: 22565032</text:p>
      <!--METADATA-->
      <text:p text:style-name="P4">
Donetsk Oblast(11:16). Red Alert: aerial threat. Sirens sounding. Take covernow!</text:p>
      <text:p text:style-name="P4">
News Collection Link: <text:a xlink:type="simple" xlink:href="https://liveuamap.com/en/2023/24-may-donetsk-oblast1116-red-alert-aerial-thg" text:style-name="Internet_20_link" text:visited-style-name="Visited_20_Internet_20_Link">
https://liveuamap.com/en/2023/24-may-donetsk-oblast1116-red-alert-aerial-thg</text:a>
</text:p>
      <text:p text:style-name="P4">
Source: <text:a xlink:type="simple" xlink:href="https://t.me/air_alert_ua/46407" text:style-name="Internet_20_link" text:visited-style-name="Visited_20_Internet_20_Link">
https://t.me/air_alert_ua/46407</text:a>
</text:p>
      <!--NEWS-->
      <text:h text:style-name="P10" text:outline-level="1">
<text:span text:style-name="T4">
Zaporizka Oblast, Kherson, Khersonska Oblast, Dnipro, Dnipropetrovska Oblast(11:18). Red Aler...</text:span>
</text:h>
      <text:p text:style-name="P4">
Authors: liveuamap (Language: en)</text:p>
      <text:p text:style-name="P4">
Time: 2023-05-24T05:19:00</text:p>
      <text:p text:style-name="P4">
Location: Zaporizka Oblast (Latitude:47.611821 Longtitude:35.765871)</text:p>
      <text:p text:style-name="P4">
Videos: []</text:p>
      <text:p text:style-name="P4">
Images: []</text:p>
      <text:p text:style-name="P4">
Tags: ["Europe", "Central and Eastern Europe"]</text:p>
      <text:p text:style-name="P4">
ID: 22565033</text:p>
      <!--METADATA-->
      <text:p text:style-name="P4">
Zaporizka Oblast, Kherson, Khersonska Oblast, Dnipro, DnipropetrovskaOblast(11:18). Red Alert: aerial threat. Sirens sounding. Take cover now!</text:p>
      <text:p text:style-name="P4">
News Collection Link: <text:a xlink:type="simple" xlink:href="https://liveuamap.com/en/2023/24-may-zaporizka-oblast-kherson-khersonska-obg" text:style-name="Internet_20_link" text:visited-style-name="Visited_20_Internet_20_Link">
https://liveuamap.com/en/2023/24-may-zaporizka-oblast-kherson-khersonska-obg</text:a>
</text:p>
      <text:p text:style-name="P4">
Source: <text:a xlink:type="simple" xlink:href="https://t.me/air_alert_ua/46410" text:style-name="Internet_20_link" text:visited-style-name="Visited_20_Internet_20_Link">
https://t.me/air_alert_ua/46410</text:a>
</text:p>
      <!--NEWS-->
      <text:h text:style-name="P10" text:outline-level="1">
<text:span text:style-name="T4">
Kirovohradska Oblast(11:27). Red Alert: aerial threat. Sirens sounding. Take cover now!</text:span>
</text:h>
      <text:p text:style-name="P4">
Authors: liveuamap (Language: en)</text:p>
      <text:p text:style-name="P4">
Time: 2023-05-24T05:28:00</text:p>
      <text:p text:style-name="P4">
Location: Kirovohradska Oblast (Latitude:48.50000000 Longtitude:32.00000000)</text:p>
      <text:p text:style-name="P4">
Videos: []</text:p>
      <text:p text:style-name="P4">
Images: []</text:p>
      <text:p text:style-name="P4">
Tags: ["Europe", "Central and Eastern Europe"]</text:p>
      <text:p text:style-name="P4">
ID: 22565038</text:p>
      <!--METADATA-->
      <text:p text:style-name="P4">
Kirovohradska Oblast(11:27). Red Alert: aerial threat. Sirens sounding. Takecover now!</text:p>
      <text:p text:style-name="P4">
News Collection Link: <text:a xlink:type="simple" xlink:href="https://liveuamap.com/en/2023/24-may-kirovohradska-oblast1127-red-alert-aerg" text:style-name="Internet_20_link" text:visited-style-name="Visited_20_Internet_20_Link">
https://liveuamap.com/en/2023/24-may-kirovohradska-oblast1127-red-alert-aerg</text:a>
</text:p>
      <text:p text:style-name="P4">
Source: <text:a xlink:type="simple" xlink:href="https://t.me/air_alert_ua/46411" text:style-name="Internet_20_link" text:visited-style-name="Visited_20_Internet_20_Link">
https://t.me/air_alert_ua/46411</text:a>
</text:p>
      <!--NEWS-->
      <text:h text:style-name="P10" text:outline-level="1">
<text:span text:style-name="T4">
Mykolaiv, Mykolayivska Oblast(11:31). Red Alert: aerial threat. Sirens sounding. Take cover now!</text:span>
</text:h>
      <text:p text:style-name="P4">
Authors: liveuamap (Language: en)</text:p>
      <text:p text:style-name="P4">
Time: 2023-05-24T05:33:00</text:p>
      <text:p text:style-name="P4">
Location: Mykolaiv (Latitude:46.94866 Longtitude:32.00639)</text:p>
      <text:p text:style-name="P4">
Videos: []</text:p>
      <text:p text:style-name="P4">
Images: []</text:p>
      <text:p text:style-name="P4">
Tags: ["Europe", "Central and Eastern Europe"]</text:p>
      <text:p text:style-name="P4">
ID: 22565039</text:p>
      <!--METADATA-->
      <text:p text:style-name="P4">
Mykolaiv, Mykolayivska Oblast(11:31). Red Alert: aerial threat. Sirenssounding. Take cover now!</text:p>
      <text:p text:style-name="P4">
News Collection Link: <text:a xlink:type="simple" xlink:href="https://liveuamap.com/en/2023/24-may-mykolaiv-mykolayivska-oblast1131-red-ag" text:style-name="Internet_20_link" text:visited-style-name="Visited_20_Internet_20_Link">
https://liveuamap.com/en/2023/24-may-mykolaiv-mykolayivska-oblast1131-red-ag</text:a>
</text:p>
      <text:p text:style-name="P4">
Source: <text:a xlink:type="simple" xlink:href="https://t.me/air_alert_ua/46412" text:style-name="Internet_20_link" text:visited-style-name="Visited_20_Internet_20_Link">
https://t.me/air_alert_ua/46412</text:a>
</text:p>
      <!--NEWS-->
      <text:h text:style-name="P10" text:outline-level="1">
<text:span text:style-name="T4">
Cherkaska Oblast(11:33). Red Alert: aerial threat. Sirens sounding. Take cover now!</text:span>
</text:h>
      <text:p text:style-name="P4">
Authors: liveuamap (Language: en)</text:p>
      <text:p text:style-name="P4">
Time: 2023-05-24T05:35:00</text:p>
      <text:p text:style-name="P4">
Location: Cherkaska Oblast (Latitude:49.25000000 Longtitude:31.33333000)</text:p>
      <text:p text:style-name="P4">
Videos: []</text:p>
      <text:p text:style-name="P4">
Images: []</text:p>
      <text:p text:style-name="P4">
Tags: ["Europe", "Central and Eastern Europe"]</text:p>
      <text:p text:style-name="P4">
ID: 22565040</text:p>
      <!--METADATA-->
      <text:p text:style-name="P4">
Cherkaska Oblast(11:33). Red Alert: aerial threat. Sirens sounding. Take covernow!</text:p>
      <text:p text:style-name="P4">
News Collection Link: <text:a xlink:type="simple" xlink:href="https://liveuamap.com/en/2023/24-may-cherkaska-oblast1133-red-alert-aerial-g" text:style-name="Internet_20_link" text:visited-style-name="Visited_20_Internet_20_Link">
https://liveuamap.com/en/2023/24-may-cherkaska-oblast1133-red-alert-aerial-g</text:a>
</text:p>
      <text:p text:style-name="P4">
Source: <text:a xlink:type="simple" xlink:href="https://t.me/air_alert_ua/46413" text:style-name="Internet_20_link" text:visited-style-name="Visited_20_Internet_20_Link">
https://t.me/air_alert_ua/46413</text:a>
</text:p>
      <!--NEWS-->
      <text:h text:style-name="P10" text:outline-level="1">
<text:span text:style-name="T4">
Vinnytska Oblast(11:35). Red Alert: aerial threat. Sirens sounding. Take cover now!</text:span>
</text:h>
      <text:p text:style-name="P4">
Authors: liveuamap (Language: en)</text:p>
      <text:p text:style-name="P4">
Time: 2023-05-24T05:37:00</text:p>
      <text:p text:style-name="P4">
Location: Vinnytska Oblast (Latitude:48.91667000 Longtitude:28.66667000)</text:p>
      <text:p text:style-name="P4">
Videos: []</text:p>
      <text:p text:style-name="P4">
Images: []</text:p>
      <text:p text:style-name="P4">
Tags: ["Europe", "Central and Eastern Europe"]</text:p>
      <text:p text:style-name="P4">
ID: 22565041</text:p>
      <!--METADATA-->
      <text:p text:style-name="P4">
Vinnytska Oblast(11:35). Red Alert: aerial threat. Sirens sounding. Take covernow!</text:p>
      <text:p text:style-name="P4">
News Collection Link: <text:a xlink:type="simple" xlink:href="https://liveuamap.com/en/2023/24-may-vinnytska-oblast1135-red-alert-aerial-g" text:style-name="Internet_20_link" text:visited-style-name="Visited_20_Internet_20_Link">
https://liveuamap.com/en/2023/24-may-vinnytska-oblast1135-red-alert-aerial-g</text:a>
</text:p>
      <text:p text:style-name="P4">
Source: <text:a xlink:type="simple" xlink:href="https://t.me/air_alert_ua/46414" text:style-name="Internet_20_link" text:visited-style-name="Visited_20_Internet_20_Link">
https://t.me/air_alert_ua/46414</text:a>
</text:p>
      <!--NEWS-->
      <text:h text:style-name="P10" text:outline-level="1">
<text:span text:style-name="T4">
Khmelnytska Oblast, Zhytomyr, Zhytomyrska Oblast, Kyiv, Kyiv Oblast(12:00). Red Alert: aerial...</text:span>
</text:h>
      <text:p text:style-name="P4">
Authors: liveuamap (Language: en)</text:p>
      <text:p text:style-name="P4">
Time: 2023-05-24T06:01:00</text:p>
      <text:p text:style-name="P4">
Location: Khmelnytska Oblast (Latitude:49.50000000 Longtitude:27.00000000)</text:p>
      <text:p text:style-name="P4">
Videos: []</text:p>
      <text:p text:style-name="P4">
Images: []</text:p>
      <text:p text:style-name="P4">
Tags: ["Europe", "Central and Eastern Europe"]</text:p>
      <text:p text:style-name="P4">
ID: 22565042</text:p>
      <!--METADATA-->
      <text:p text:style-name="P4">
Khmelnytska Oblast, Zhytomyr, Zhytomyrska Oblast, Kyiv, Kyiv Oblast(12:00).Red Alert: aerial threat. Sirens sounding. Take cover now!</text:p>
      <text:p text:style-name="P4">
News Collection Link: <text:a xlink:type="simple" xlink:href="https://liveuamap.com/en/2023/24-may-khmelnytska-oblast-zhytomyr-zhytomyrskg" text:style-name="Internet_20_link" text:visited-style-name="Visited_20_Internet_20_Link">
https://liveuamap.com/en/2023/24-may-khmelnytska-oblast-zhytomyr-zhytomyrskg</text:a>
</text:p>
      <text:p text:style-name="P4">
Source: <text:a xlink:type="simple" xlink:href="https://t.me/air_alert_ua/46417" text:style-name="Internet_20_link" text:visited-style-name="Visited_20_Internet_20_Link">
https://t.me/air_alert_ua/46417</text:a>
</text:p>
      <!--NEWS-->
      <text:h text:style-name="P10" text:outline-level="1">
<text:span text:style-name="T4">
Sumska Oblast, Chernihivska Oblast(13:34). Red Alert: aerial threat. Sirens sounding. Take co...</text:span>
</text:h>
      <text:p text:style-name="P4">
Authors: liveuamap (Language: en)</text:p>
      <text:p text:style-name="P4">
Time: 2023-05-24T07:35:00</text:p>
      <text:p text:style-name="P4">
Location: Sumska Oblast (Latitude:51.00075 Longtitude:33.99983)</text:p>
      <text:p text:style-name="P4">
Videos: []</text:p>
      <text:p text:style-name="P4">
Images: []</text:p>
      <text:p text:style-name="P4">
Tags: ["Europe", "Central and Eastern Europe"]</text:p>
      <text:p text:style-name="P4">
ID: 22565051</text:p>
      <!--METADATA-->
      <text:p text:style-name="P4">
Sumska Oblast, Chernihivska Oblast(13:34). Red Alert: aerial threat. Sirenssounding. Take cover now!</text:p>
      <text:p text:style-name="P4">
News Collection Link: <text:a xlink:type="simple" xlink:href="https://liveuamap.com/en/2023/24-may-sumska-oblast-chernihivska-oblast1334-g" text:style-name="Internet_20_link" text:visited-style-name="Visited_20_Internet_20_Link">
https://liveuamap.com/en/2023/24-may-sumska-oblast-chernihivska-oblast1334-g</text:a>
</text:p>
      <text:p text:style-name="P4">
Source: <text:a xlink:type="simple" xlink:href="https://t.me/air_alert_ua/46430" text:style-name="Internet_20_link" text:visited-style-name="Visited_20_Internet_20_Link">
https://t.me/air_alert_ua/46430</text:a>
</text:p>
      <!--NEWS-->
      <text:h text:style-name="P10" text:outline-level="1">
<text:span text:style-name="T4">
Kharkiv, Kharkivska Oblast(13:37). Red Alert: aerial threat. Sirens sounding. Take cover now!</text:span>
</text:h>
      <text:p text:style-name="P4">
Authors: liveuamap (Language: en)</text:p>
      <text:p text:style-name="P4">
Time: 2023-05-24T07:38:00</text:p>
      <text:p text:style-name="P4">
Location: Kharkiv (Latitude:49.97994 Longtitude:36.25257)</text:p>
      <text:p text:style-name="P4">
Videos: []</text:p>
      <text:p text:style-name="P4">
Images: []</text:p>
      <text:p text:style-name="P4">
Tags: ["Europe", "Central and Eastern Europe"]</text:p>
      <text:p text:style-name="P4">
ID: 22565052</text:p>
      <!--METADATA-->
      <text:p text:style-name="P4">
Kharkiv, Kharkivska Oblast(13:37). Red Alert: aerial threat. Sirens sounding.Take cover now!</text:p>
      <text:p text:style-name="P4">
News Collection Link: <text:a xlink:type="simple" xlink:href="https://liveuamap.com/en/2023/24-may-kharkiv-kharkivska-oblast1337-red-alerg" text:style-name="Internet_20_link" text:visited-style-name="Visited_20_Internet_20_Link">
https://liveuamap.com/en/2023/24-may-kharkiv-kharkivska-oblast1337-red-alerg</text:a>
</text:p>
      <text:p text:style-name="P4">
Source: <text:a xlink:type="simple" xlink:href="https://t.me/suspilnekharkiv/25160" text:style-name="Internet_20_link" text:visited-style-name="Visited_20_Internet_20_Link">
https://t.me/suspilnekharkiv/25160</text:a>
</text:p>
      <!--NEWS-->
      <text:h text:style-name="P10" text:outline-level="1">
<text:span text:style-name="T4">
Kharkiv, Kharkivska Oblast(15:03). Red Alert: aerial threat. Sirens sounding. Take cover now!</text:span>
</text:h>
      <text:p text:style-name="P4">
Authors: liveuamap (Language: en)</text:p>
      <text:p text:style-name="P4">
Time: 2023-05-24T09:03:00</text:p>
      <text:p text:style-name="P4">
Location: Kharkiv (Latitude:49.98141 Longtitude:36.25273)</text:p>
      <text:p text:style-name="P4">
Videos: []</text:p>
      <text:p text:style-name="P4">
Images: []</text:p>
      <text:p text:style-name="P4">
Tags: ["Europe", "Central and Eastern Europe"]</text:p>
      <text:p text:style-name="P4">
ID: 22565057</text:p>
      <!--METADATA-->
      <text:p text:style-name="P4">
Kharkiv, Kharkivska Oblast(15:03). Red Alert: aerial threat. Sirens sounding.Take cover now!</text:p>
      <text:p text:style-name="P4">
News Collection Link: <text:a xlink:type="simple" xlink:href="https://liveuamap.com/en/2023/24-may-kharkiv-kharkivska-oblast1503-red-alerg" text:style-name="Internet_20_link" text:visited-style-name="Visited_20_Internet_20_Link">
https://liveuamap.com/en/2023/24-may-kharkiv-kharkivska-oblast1503-red-alerg</text:a>
</text:p>
      <text:p text:style-name="P4">
Source: <text:a xlink:type="simple" xlink:href="https://t.me/suspilnekharkiv/25164" text:style-name="Internet_20_link" text:visited-style-name="Visited_20_Internet_20_Link">
https://t.me/suspilnekharkiv/25164</text:a>
</text:p>
      <!--NEWS-->
      <text:h text:style-name="P10" text:outline-level="1">
<text:span text:style-name="T4">
Russian Ministry of Defense claimed Russian ship project 18280 Ivan Khurs of Black Sea Fleet ...</text:span>
</text:h>
      <text:p text:style-name="P4">
Authors: liveuamap (Language: en)</text:p>
      <text:p text:style-name="P4">
Time: 2023-05-24T10:47:37</text:p>
      <text:p text:style-name="P4">
Location: Black Sea (Latitude:41.52092 Longtitude:29.24011)</text:p>
      <text:p text:style-name="P4">
Videos: []</text:p>
      <text:p text:style-name="P4">
Images: []</text:p>
      <text:p text:style-name="P4">
Tags: ["Russia"]</text:p>
      <text:p text:style-name="P4">
ID: 22565059</text:p>
      <!--METADATA-->
      <text:p text:style-name="P4">
Russian Ministry of Defense claimed Russian ship project 18280 Ivan Khurs ofBlack Sea Fleet was attacked by 3 Ukrainian naval drones near BosphorusStrait. Drones were destroyed</text:p>
      <text:p text:style-name="P4">
News Collection Link: <text:a xlink:type="simple" xlink:href="https://liveuamap.com/en/2023/24-may-russian-ministry-of-defense-claimed-russian-ship-project" text:style-name="Internet_20_link" text:visited-style-name="Visited_20_Internet_20_Link">
https://liveuamap.com/en/2023/24-may-russian-ministry-of-defense-claimed-russian-ship-project</text:a>
</text:p>
      <text:p text:style-name="P4">
Source: <text:a xlink:type="simple" xlink:href="https://t.me/rusbrief/119952" text:style-name="Internet_20_link" text:visited-style-name="Visited_20_Internet_20_Link">
https://t.me/rusbrief/119952</text:a>
</text:p>
      <!--NEWS-->
      <text:h text:style-name="P10" text:outline-level="1">
<text:span text:style-name="T4">
Kherson, Khersonska Oblast(17:36). Red Alert: aerial threat. Sirens sounding. Take cover now!</text:span>
</text:h>
      <text:p text:style-name="P4">
Authors: liveuamap (Language: en)</text:p>
      <text:p text:style-name="P4">
Time: 2023-05-24T11:38:00</text:p>
      <text:p text:style-name="P4">
Location: Kherson (Latitude:46.65581000 Longtitude:32.61780000)</text:p>
      <text:p text:style-name="P4">
Videos: []</text:p>
      <text:p text:style-name="P4">
Images: []</text:p>
      <text:p text:style-name="P4">
Tags: ["Europe", "Central and Eastern Europe"]</text:p>
      <text:p text:style-name="P4">
ID: 22565062</text:p>
      <!--METADATA-->
      <text:p text:style-name="P4">
Kherson, Khersonska Oblast(17:36). Red Alert: aerial threat. Sirens sounding.Take cover now!</text:p>
      <text:p text:style-name="P4">
News Collection Link: <text:a xlink:type="simple" xlink:href="https://liveuamap.com/en/2023/24-may-kherson-khersonska-oblast1736-red-alerg" text:style-name="Internet_20_link" text:visited-style-name="Visited_20_Internet_20_Link">
https://liveuamap.com/en/2023/24-may-kherson-khersonska-oblast1736-red-alerg</text:a>
</text:p>
      <text:p text:style-name="P4">
Source: <text:a xlink:type="simple" xlink:href="https://t.me/air_alert_ua/46437" text:style-name="Internet_20_link" text:visited-style-name="Visited_20_Internet_20_Link">
https://t.me/air_alert_ua/46437</text:a>
</text:p>
      <!--NEWS-->
      <text:h text:style-name="P10" text:outline-level="1">
<text:span text:style-name="T4">
Explosions reported in Beryslav after Russian aviation bombardment with guided bombs</text:span>
</text:h>
      <text:p text:style-name="P4">
Authors: liveuamap (Language: en)</text:p>
      <text:p text:style-name="P4">
Time: 2023-05-24T12:45:00</text:p>
      <text:p text:style-name="P4">
Location: Kherson (Latitude:46.84056 Longtitude:33.41732)</text:p>
      <text:p text:style-name="P4">
Videos: []</text:p>
      <text:p text:style-name="P4">
Images: []</text:p>
      <text:p text:style-name="P4">
Tags: ["Europe", "Central and Eastern Europe"]</text:p>
      <text:p text:style-name="P4">
ID: 22565069</text:p>
      <!--METADATA-->
      <text:p text:style-name="P4">
Explosions reported in Beryslav after Russian aviation bombardment with guidedbombs</text:p>
      <text:p text:style-name="P4">
News Collection Link: <text:a xlink:type="simple" xlink:href="https://liveuamap.com/en/2023/24-may-explosions-reported-in-beryslav-after-russian-aviation" text:style-name="Internet_20_link" text:visited-style-name="Visited_20_Internet_20_Link">
https://liveuamap.com/en/2023/24-may-explosions-reported-in-beryslav-after-russian-aviation</text:a>
</text:p>
      <text:p text:style-name="P4">
Source: <text:a xlink:type="simple" xlink:href="https://t.me/suspilnekherson/26682" text:style-name="Internet_20_link" text:visited-style-name="Visited_20_Internet_20_Link">
https://t.me/suspilnekherson/26682</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5-24T14: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ankcziyi-sumnyj-putin.jpg" text:style-name="Internet_20_link" text:visited-style-name="Visited_20_Internet_20_Link">
sankcziyi-sumnyj-putin.jpg</text:a>
']</text:p>
      <text:p text:style-name="P4">
Tags: ['STOPRUSSIA', 'АГРЕСІЯ РФ', 'АНТИРОСІЙСЬКІ САНКЦІЇ', 'СЛУЖБА ЗОВНІШНЬОЇ РОЗВІДКИ УКРАЇНИ']</text:p>
      <text:p text:style-name="P4">
Category: News</text:p>
      <!--METADATA-->
      <text:p text:style-name="P4">
<draw:frame draw:style-name="fr1" draw:name="Image135" text:anchor-type="as-char" svg:width="6.9236in" svg:height="4.32725in" draw:z-index="0">
<draw:image xlink:href="../Images/AРМІЯINFORM/2023-05-24T14-00-00-04-00/sankcziyi-sumnyj-putin.jpg" xlink:type="simple" xlink:show="embed" xlink:actuate="onLoad" draw:mime-type="image/jpeg"/>
</draw:frame>
 Антиросійські санкції. Колаж АрміяInform</text:p>
      <text:p text:style-name="P4">
Служба зовнішньої розвідки України<text:a xlink:type="simple" xlink:href="https://www.facebook.com/SZRUkraine/posts/pfbid0w49Aiu8bb8DMaNpKLYgaQHotrEWjvuaryQ2sfYZEgRzXMPdAepMNMFkTWwkYekGfl" text:style-name="Internet_20_link" text:visited-style-name="Visited_20_Internet_20_Link">
продовжує</text:a>
розповідати про санкції та інші дії міжнародної спільноти, спрямовані протикраїни-терориста.</text:p>
      <text:p text:style-name="P4">
<text:span text:style-name="T4">
Ситуація станом на 23 травня 2023 року</text:span>
</text:p>
      <text:p text:style-name="P4">
Парламентська Асамблея НАТО визнала злочини росії проти України геноцидом.</text:p>
      <text:p text:style-name="P4">
«Навчання пілотів уже почалися, і я сподіваюся, що незабаром ми зможемо надатиУкраїні цю зброю (винищувачі F-16)», — наголосив Високий представникЄвропейського Союзу з питань закордонних справ і політики безпеки ЖозепБоррель.</text:p>
      <text:p text:style-name="P4">
«На цьому етапі я хотів би закликати, щоб ми не відмовлялися від нашихспільних зусиль, спрямованих на перемогу над росією в Україні, і щоб мивідкинули порушення правил міжнародного порядку, яке відбувається на нашихочах», — заявив президент Чехії Петр Павел.</text:p>
      <text:p text:style-name="P4">
Глава Литви МЗС Габрієлюс Ландсбергіс на зустрічі міністрів закордонних справзаявив, що Україна потребує більшого озброєння, ніж вона отримує, і підтримкаУкраїни має бути безперервною.</text:p>
      <text:p text:style-name="P4">
Європейська комісія планує зобов’язати неурядові організації та інші установив країнах ЄС розкривати інформацію про будь-яке фінансування, отримане нимиз-за меж спільноти. Єврокомісар з питань політики збереження європейськихцінностей та транспарентності Вера Юрова вважає, що грошові потоки з країн, щоне входять до ЄС, які мають на меті вплинути на громадську думку, мають бутирозкриті.</text:p>
      <text:p text:style-name="P4">
В Естонії 3 859 українських біженців закінчили вивчення естонської мови нарівень А1, ще 4 195 осіб продовжують курс навчання.</text:p>
      <text:p text:style-name="P4">
Новий пакет санкцій ЄС проти рф буде погоджений до початку саміту Євросоюзу учервні, — повідомила міністерка закордонних справ Франції Катрін Колонна.</text:p>
      <text:p text:style-name="P4">
Уряд Латвії планує припинити охорону будівлі резиденції посла рф у Юрмалі.</text:p>
      <text:p text:style-name="P4">
<text:span text:style-name="T4">
рф</text:span>
</text:p>
      <text:p text:style-name="P4">
Фінський державний оптовий постачальник газу Gasum заявив про розірванняконтракту на купівлю природного газу у компанії «газпром експорт»трубопроводами з росії.</text:p>
      <text:p text:style-name="P4">
Google Play видалив російську програму картографічного сервісу 2гіс.</text:p>
      <text:p text:style-name="P4">
Німецький виробник автомобільних шин Continental завершив продаж свого бізнесуна рф.</text:p>
      <text:p text:style-name="P4">
російські міненерго, мінтранс та мінпромторг відмовились від участі в розробцідержпрограми підвищення енергоефективності під егідою мінекономіки, вартістьякої до 2035 року може становити 20 трлн руб. міненерго взагалі пропонуєпереглянути всі підходи до майбутнього розвитку рф, враховуючи міжнароднісанкції та «зміни пріоритетів у бік енергобезпеки».</text:p>
      <text:p text:style-name="P4">
Кількість російських компаній, які виробляють телеком-обладнання таелектроніку, скоротилась мінімум на 10 %: вендори перенесли збирання до Китаю,В’єтнаму та Туреччини. Основна причина — у міжнародному санкційному тиску таретельних перевірках компонентів, що поставляються на рф.</text:p>
      <text:p text:style-name="P4">
Вартість перевезених морськими та залізничними контейнерами товарів з Китаю нарф впала з початку року на 30-35 %. Російські експерти заявляють, що в Китаїзараз недостатньо товарів для постачання на рф, причина тому — економічнаситуація всередині країни, зниження купівельної спроможності людей як у КНР,так і в інших державах. За прогнозом, ставки на контейнерні залізничніперевезення як мінімум знизяться на 5-10 % до кінця серпня.</text:p>
      <text:p text:style-name="P4">
Через знецінення рубля російські страховики збираються збільшити тарифи змедичного страхування для осіб, які виїжджають за кордон, на 20-40 %.</text:p>
      <text:p text:style-name="P4">
Останнє дослідження показало, що з 264 основних федеральних послуг, щонадаються 62 російськими відомствами, 10 % отримали оцінки Б+ («добре»), 44 %— Б («задовільно»), 23 % — В («погано»), 23 % — Г («у критичному стані»).Жодна з послуг не удостоїлася позначки «чудово» та «відмінно» (А+ та А).</text:p>
      <text:p text:style-name="P4">
російське мінвостокразвітія, заявило, що преференційний режим підтриманнянадходження інвестицій на дальній восток рф ускладнили міжнародні санкції —інвестори зазнають проблеми як у логістиці, так і з обмеженнями на постачанняобладнання. Нереалізовані та відтерміновані до 2024-2025 років інвестиції векономіку регіону становлять 150 млрд руб.</text:p>
      <text:p text:style-name="P4">
мінфін рф запропонував у 2024-2026 роках скоротити оцінку федеральнихнадходжень, необхідних соціальному фонду для виплати материнського капіталу.Сукупне зниження може становити 356 млрд руб, або 17 % щодо чинного закону пробюджет на 2024-2025 роки та бюджетного прогнозу на 2026 рік. За пропозицієюмінфіну прогнозні асигнування на надання коштів скоротяться: у 2024 році — до516,3 млрд руб (−109,7 млрд руб), 2025 року — до 561,5 млрд руб (−132,7 млрдруб), 2026 року — до 608,3 млрд руб (−113,7 млрд руб щодо бюджетногопрогнозу).</text:p>
      <text:p text:style-name="P4">
асоціація підприємців з розвитку «бізнес-патріотизму» «аванті» запропонувалазапровадити для росіян шестиденний робочий тиждень.</text:p>
      <text:p text:style-name="P4">
Глава МЗС Литви Габріелюс Ландсбергіс повідомив, що продовжить наполягати назапровадженні нового пакета санкцій проти білорусі.</text:p>
      <text:p text:style-name="P4">
За перший квартал 2023 року імпорт із Казахстану до білорусі просів майже у 16разів порівняно з таким самим періодом минулого року. При цьому перелікказахських товарів, завезених до білорусі, суттєво змінився. У ньому з’явилисянові позиції: легкові машини, автонавантажувачі, рідинні насоси, кулькові тароликові підшипники. У 286 разів зріс імпорт смартфонів і телефонів (ввезено152 тисячі). У 20 разів виросло ввезення комп’ютерів і ноутбуків, майже в 100разів хлібобулочних виробів. Днями Мінторг США заборонив експорт до білорусіта росії телефонів, диктофонів і побутової техніки, а також промисловихвиробів — всього понад 1 220 позицій.</text:p>
      <text:p text:style-name="P4">
У білорусі не вдається відновити темпи будівництва нового житла, показникякого перебуває у помітному мінусі. За інформацією бєлстату, за січень-квітеньорганізації всіх форм власності звели на 25,5 % менше квартир, ніж зааналогічний період минулого року.</text:p>
      <text:p text:style-name="P4">
Директор Департаменту міграції Литви Евеліна Гудзінскайте заявила, що у 2023році 309 громадянам білорусі та 38 громадянам росії було відмовлено у видачіпосвідки на проживання у Литві виключно через загрозу державній безпеці.</text:p>
      <text:p text:style-name="P4">
Source: <text:a xlink:type="simple" xlink:href="https://armyinform.com.ua/2023/05/24/ukrayina-i-svit-proty-rosijskoyi-agresiyi-sankcziyi-v-diyi-13/" text:style-name="Internet_20_link" text:visited-style-name="Visited_20_Internet_20_Link">
https://armyinform.com.ua/2023/05/24/ukrayina-i-svit-proty-rosijskoyi-agresiyi-sankcziyi-v-diyi-13/</text:a>
</text:p>
      <!--NEWS-->
      <text:h text:style-name="P10" text:outline-level="1">
<text:span text:style-name="T4">
Коротко. Війна. День 454. Відеодайджест</text:span>
</text:h>
      <text:p text:style-name="P4">
Author: ['АРМІЯINFORM']</text:p>
      <text:p text:style-name="P4">
Time: 2023-05-24T15:00:00-04:00</text:p>
      <text:p text:style-name="P4">
Description: Джерело: ГШ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ІДЕОДАЙДЖЕСТ', 'ВТОРГНЕННЯ РФ', 'ГШ ЗС УКРАЇНИ']</text:p>
      <text:p text:style-name="P4">
Category: News</text:p>
      <!--METADATA-->
      <text:p text:style-name="P4">
Джерело: <text:a xlink:type="simple" xlink:href="https://www.facebook.com/GeneralStaff.ua/videos/1326820131548586/" text:style-name="Internet_20_link" text:visited-style-name="Visited_20_Internet_20_Link">
ГШ ЗСУкраїни</text:a>
</text:p>
      <text:p text:style-name="P4">
Source: <text:a xlink:type="simple" xlink:href="https://armyinform.com.ua/2023/05/24/korotko-vijna-den-454-videodajdzhest/" text:style-name="Internet_20_link" text:visited-style-name="Visited_20_Internet_20_Link">
https://armyinform.com.ua/2023/05/24/korotko-vijna-den-454-videodajdzhest/</text:a>
</text:p>
      <!--NEWS-->
      <text:h text:style-name="P10" text:outline-level="1">
<text:span text:style-name="T4">
«Люксембург, Люксембург» зібрав понад 32 мільйони в українському прокаті</text:span>
</text:h>
      <text:p text:style-name="P4">
Authors: Ukrinform (Person)</text:p>
      <text:p text:style-name="P4">
Publisher: Укринформ (Organization)</text:p>
      <text:p text:style-name="P4">
Published Time: 2023-05-24T15:41:00+03:00</text:p>
      <text:p text:style-name="P4">
Modified Time: 2023-05-24T15:41:00+03:00</text:p>
      <text:p text:style-name="P4">
Description: Фільм «Люксембург, Люксембург» режисера Антоніо Лукіча за шість тижнів прокату вже побачили 220 481 глядача, а касові збори склали 32 788 798 гривень. — Укрінформ.</text:p>
      <text:p text:style-name="P4">
Images: ['<text:a xlink:type="simple" xlink:href="https://static.ukrinform.com/photos/2023_05/thumb_files/630_360_1684931929-159.jpg" text:style-name="Internet_20_link" text:visited-style-name="Visited_20_Internet_20_Link">
630_360_16849...</text:a>
', '<text:a xlink:type="simple" xlink:href="https://static.ukrinform.com/photos/2023_05/1684931969-453.jpg" text:style-name="Internet_20_link" text:visited-style-name="Visited_20_Internet_20_Link">
1684931969-45...</text:a>
']</text:p>
      <text:p text:style-name="P4">
Tags: ['Кіно', 'Люксембург', 'Україна', 'Кінотеатр']</text:p>
      <text:p text:style-name="P4">
Type: Article</text:p>
      <!--METADATA-->
      <text:p text:style-name="P4">
<draw:frame draw:style-name="fr1" draw:name="Image136" text:anchor-type="as-char" svg:width="6.9236in" svg:height="3.956343in" draw:z-index="0">
<draw:image xlink:href="../Images/yкринформ/2023-05-24T15-41-00-03-00/630_360_1684931929-159.jpg" xlink:type="simple" xlink:show="embed" xlink:actuate="onLoad" draw:mime-type="image/jpeg"/>
</draw:frame>
 Фільм«Люксембург, Люксембург» режисера Антоніо Лукіча за шість тижнів прокату вжепобачили 220 481 глядача, а касові збори склали 32 788 798 гривень.</text:p>
      <text:p text:style-name="P4">
Як передає Укрінформ, про це повідомляє <text:a xlink:type="simple" xlink:href="https://usfa.gov.ua/press-center/film-lyuksemburg-lyuksemburg-pislya-shostogo-vikendu-zibrav-32-788-798-gryven-i12975" text:style-name="Internet_20_link" text:visited-style-name="Visited_20_Internet_20_Link">
 </text:a>
 .</text:p>
      <text:p text:style-name="P4">
У <text:a xlink:type="simple" xlink:href="https://www.ukrinform.ua/tag-kino" text:style-name="Internet_20_link" text:visited-style-name="Visited_20_Internet_20_Link">
 </text:a>
 ідеться про братів-близнюків, якідізнаються, що їхній давно зниклий батько захворів у Люксембургу. Вонивирушають у подорож, аби побачити його востаннє.</text:p>
      <text:p text:style-name="P4">
<draw:frame draw:style-name="fr1" draw:name="Image137" text:anchor-type="as-char" svg:width="6.9236in" svg:height="6.9236in" draw:z-index="0">
<draw:image xlink:href="../Images/yкринформ/2023-05-24T15-41-00-03-00/1684931969-453.jpg" xlink:type="simple" xlink:show="embed" xlink:actuate="onLoad" draw:mime-type="image/jpeg"/>
</draw:frame>
</text:p>
      <text:p text:style-name="P4">
Стрічку створено кінопродакшеном ForeFilms, продюсерів Володимира Яценка таАнни Яценко за підтримки Держкіно.</text:p>
      <text:p text:style-name="P4">
У травні 2022 року фільм став одним з п'яти учасників програми підтримкиміжнародної промоції українських фільмів «proMOTION», започаткованоїУкраїнським інститутом. Міжнародна промопідтримка в рамках програмиздійснюється за допомоги Göteborg Film Fund.</text:p>
      <text:p text:style-name="P4">
<text:span text:style-name="T4">
Читайте також:</text:span>
 <text:a xlink:type="simple" xlink:href="https://www.ukrinform.ua/rubric-culture/3713547-kino-vistavi-ta-literatura-u-vidni-startuvav-ukrainskij-festival-ustream.html" text:style-name="Internet_20_link" text:visited-style-name="Visited_20_Internet_20_Link">
 </text:a>
</text:p>
      <text:p text:style-name="P4">
Як повідомляв <text:a xlink:type="simple" xlink:href="https://www.ukrinform.ua/rubric-culture/3706865-film-luksemburg-luksemburg-otrimav-nagorodi-na-dvoh-miznarodnih-festivalah.html" text:style-name="Internet_20_link" text:visited-style-name="Visited_20_Internet_20_Link">
 </text:a>
 ,у квітні стрічка «Люксембург, Люксембург» отримала нагороди на Міжнародномуфестивалі в Монте-Карло та Приштинському міжнародному кінофестивалі PriFest.</text:p>
      <text:p text:style-name="P4">
Source: <text:a xlink:type="simple" xlink:href="https://www.ukrinform.ua/rubric-culture/3713584-luksemburg-luksemburg-zibrav-ponad-32-miljoni-v-ukrainskomu-prokati.html" text:style-name="Internet_20_link" text:visited-style-name="Visited_20_Internet_20_Link">
https://www.ukrinform.ua/rubric-culture/3713584-luksemburg-luksemburg-zibrav-ponad-32-miljoni-v-ukrainskomu-prokati.html</text:a>
</text:p>
      <!--NEWS-->
      <text:h text:style-name="P10" text:outline-level="1">
<text:span text:style-name="T4">
У Криму загарбники «націоналізували» 57 об'єктів</text:span>
</text:h>
      <text:p text:style-name="P4">
Authors: Ukrinform (Person)</text:p>
      <text:p text:style-name="P4">
Publisher: Укринформ (Organization)</text:p>
      <text:p text:style-name="P4">
Published Time: 2023-05-24T15:46:37+03:00</text:p>
      <text:p text:style-name="P4">
Modified Time: 2023-05-24T15:46:37+03:00</text:p>
      <text:p text:style-name="P4">
Description: Російські загарбники в Криму «націоналізували» 57 об'єктів нерухомості, які належать українцям та Меджлісу. Серед них - будівлю Меджлісу кримськотатарського народу в Сімферополі. — Укрінформ.</text:p>
      <text:p text:style-name="P4">
Images: ['<text:a xlink:type="simple" xlink:href="https://static.ukrinform.com/photos/2023_05/thumb_files/630_360_1684932280-461.jpg" text:style-name="Internet_20_link" text:visited-style-name="Visited_20_Internet_20_Link">
630_360_16849...</text:a>
']</text:p>
      <text:p text:style-name="P4">
Tags: ['Меджліс', 'Націоналізація', 'Окупація Криму', 'Росія']</text:p>
      <text:p text:style-name="P4">
Type: Article</text:p>
      <!--METADATA-->
      <text:p text:style-name="P4">
<draw:frame draw:style-name="fr1" draw:name="Image138" text:anchor-type="as-char" svg:width="6.9236in" svg:height="3.956343in" draw:z-index="0">
<draw:image xlink:href="../Images/yкринформ/2023-05-24T15-46-37-03-00/630_360_1684932280-461.jpg" xlink:type="simple" xlink:show="embed" xlink:actuate="onLoad" draw:mime-type="image/jpeg"/>
</draw:frame>
 Російськізагарбники в Криму «націоналізували» 57 об'єктів нерухомості, які належатьукраїнцям та Меджлісу. Серед них - будівлю Меджлісу кримськотатарського народув Сімферополі.</text:p>
      <text:p text:style-name="P4">
Про це оголосив «голова парламенту» Володимир Константінов, передає Укрінформз посиланням на <text:a xlink:type="simple" xlink:href="https://www.interfax.ru/russia/902970" text:style-name="Internet_20_link" text:visited-style-name="Visited_20_Internet_20_Link">
 </text:a>
 .</text:p>
      <text:p text:style-name="P4">
«Перелік майна іноземних громадян і держав, які здійснюють щодо Росії недружнідії, що підлягає націоналізації, доповнено та уточнено 57 пунктами», - сказаввін.</text:p>
      <text:p text:style-name="P4">
Серед об'єктів, що націоналізуються, Константінов перерахував будівлю <text:a xlink:type="simple" xlink:href="https://www.ukrinform.ua/tag-medzlis" text:style-name="Internet_20_link" text:visited-style-name="Visited_20_Internet_20_Link">
</text:a>
 кримськотатарського народу на вулиціШмідта в Сімферополі та, як стверджують російські медіа, квартиру ПрезидентаУкраїни Володимира Зеленського.</text:p>
      <text:p text:style-name="P4">
Серед інших націоналізованих об'єктів – виноробне виробництво "Алеф-Віналь-Крим", який належить Вадиму Єрмолаєву, торговельні площі "Скай плаза" в Ялті,бенефіціаром яких російські ЗМІ називають Арсенія Яценюка,сільгосппідприємство "Семисотка і компанія", яке, нібито, пов’язане зоточенням ексглави МВС Арсена Авакова та ін.</text:p>
      <text:p text:style-name="P4">
Голова Меджлісу Рефат Чубаров <text:a xlink:type="simple" xlink:href="https://www.facebook.com/dogrujol/posts/pfbid035aeL2bK3ezoN7s3qthN5uDGKVw3k9Hwy7hEREmeyPPU826tULuHT3RD3mo8GpBSSl" text:style-name="Internet_20_link" text:visited-style-name="Visited_20_Internet_20_Link">
</text:a>
, що будівля Меджлісу кримськотатарського народу була незаконно захопленаросійськими каральними органами у вересні 2014 року. З цього часу будинок бувзаарештований та недоступний для його власника, внаслідок чого поступоворуйнувався без належного нагляду.</text:p>
      <text:p text:style-name="P4">
«Російських окупантів не зупинило і те, що в даний час позов Благодійноїорганізації Фонд «Крим» про незаконний арешт будівлі, що належить йому, і проперешкоди з її використання власником, комуніційований Європейським судом зправ людини і чекає свого розгляду по суті», - заявив Чубаров.</text:p>
      <text:p text:style-name="P4">
<text:span text:style-name="T4">
Читайте також:</text:span>
 <text:a xlink:type="simple" xlink:href="https://www.ukrinform.ua/rubric-crimea/3695306-sud-u-gaazi-zobovazav-rosiu-splatiti-5-milardiv-kompensacii-za-zbitki-naftogazu-v-krimu.html" text:style-name="Internet_20_link" text:visited-style-name="Visited_20_Internet_20_Link">
 <text:span text:style-name="T4">
Суд</text:span>
 <text:span text:style-name="T4">
Гаазі</text:span>
 <text:span text:style-name="T4">
зобов</text:span>
 <text:span text:style-name="T4">
язав</text:span>
 <text:span text:style-name="T4">
росію</text:span>
<text:span text:style-name="T4">
сплатити</text:span>
 <text:span text:style-name="T4">
мільярдів</text:span>
 <text:span text:style-name="T4">
компенсації</text:span>
 <text:span text:style-name="T4">
збитки</text:span>
 <text:span text:style-name="T4">
Нафтогазу</text:span>
 <text:span text:style-name="T4">
Криму</text:span>
</text:a>
</text:p>
      <text:p text:style-name="P4">
Зазначається, що на «націоналізованих» підприємствах введено «тимчасовеуправління».</text:p>
      <text:p text:style-name="P4">
У двоповерховій будівлі по вул. Шмідта, 2 у Сімферополі до російськоговторгнення на територію півострова розміщувалися офіс Меджлісукримськотатарського народу, дирекція Фонду «Крим» та редакціякримськотатарської газети «Авдет». Цю будівлю загарбники незаконно захопили увересні 2014 року.</text:p>
      <text:p text:style-name="P4">
Як повідомлялося, "парламент" тимчасово окупованого Криму у лютому 2023 року <text:a xlink:type="simple" xlink:href="https://www.ukrinform.ua/rubric-crimea/3664682-okupacijnij-parlament-krimu-pidtrimav-nacionalizaciu-majna-ukrainskih-biznesmeniv.html" text:style-name="Internet_20_link" text:visited-style-name="Visited_20_Internet_20_Link">
</text:a>
 .</text:p>
      <text:p text:style-name="P4">
<text:span text:style-name="T5">
Фото: Рефат Чубаров, Фейсбук</text:span>
</text:p>
      <text:p text:style-name="P4">
Source: <text:a xlink:type="simple" xlink:href="https://www.ukrinform.ua/rubric-crimea/3713586-u-krimu-zagarbniki-nacionalizuvali-57-obektiv.html" text:style-name="Internet_20_link" text:visited-style-name="Visited_20_Internet_20_Link">
https://www.ukrinform.ua/rubric-crimea/3713586-u-krimu-zagarbniki-nacionalizuvali-57-obektiv.html</text:a>
</text:p>
      <!--NEWS-->
      <text:h text:style-name="P10" text:outline-level="1">
<text:span text:style-name="T4">
У КМВА запевнили, що закритих для киян укриттів під час тривоги не буде</text:span>
</text:h>
      <text:p text:style-name="P4">
Authors: Ukrinform (Person)</text:p>
      <text:p text:style-name="P4">
Publisher: Укринформ (Organization)</text:p>
      <text:p text:style-name="P4">
Published Time: 2023-05-24T15:46:38+03:00</text:p>
      <text:p text:style-name="P4">
Modified Time: 2023-05-24T15:46:38+03:00</text:p>
      <text:p text:style-name="P4">
Description: У КМВА запевнили, що всі закриті під час повітряних тривог укриття будуть своєчасно виявлятися і до них забезпечуватиметься безперешкодний доступ. — Укрінформ.</text:p>
      <text:p text:style-name="P4">
Images: ['<text:a xlink:type="simple" xlink:href="https://static.ukrinform.com/photos/2018_12/thumb_files/630_360_1543929001-282.jpg" text:style-name="Internet_20_link" text:visited-style-name="Visited_20_Internet_20_Link">
630_360_15439...</text:a>
']</text:p>
      <text:p text:style-name="P4">
Tags: ['Київ', 'Укриття', 'Повітряна тривога']</text:p>
      <text:p text:style-name="P4">
Type: Article</text:p>
      <!--METADATA-->
      <text:p text:style-name="P4">
<draw:frame draw:style-name="fr1" draw:name="Image139" text:anchor-type="as-char" svg:width="6.9236in" svg:height="3.956343in" draw:z-index="0">
<draw:image xlink:href="../Images/yкринформ/2023-05-24T15-46-38-03-00/630_360_1543929001-282.jpg" xlink:type="simple" xlink:show="embed" xlink:actuate="onLoad" draw:mime-type="image/jpeg"/>
</draw:frame>
 У КМВАзапевнили, що всі закриті під час повітряних тривог укриття будуть своєчасновиявлятися і до них забезпечуватиметься безперешкодний доступ.</text:p>
      <text:p text:style-name="P4">
Про це під час пресбрифінгу щодо перевірок столичних укриттів, на якіскаржилися місцеві мешканці, заявив заступник начальника КМВА генерал-майорВолодимир Кидонь, передає кореспондент Укрінформу.</text:p>
      <text:p text:style-name="P4">
“На останній нараді засідання Ради оборони Києва начальник КМВА Сергій Попкопоставив питання щодо укриттів на особливий контроль. Безпека та життя людей -є найважливішим сьогодні. Будь-які сигнали, які надходять на гарячу лініюКиївської військової адміністрації, будуть моментально вирішуватись”, - сказавКидонь.</text:p>
      <text:p text:style-name="P4">
Він зазначив, що під час останніх таких атак було виявлено, що не всі укриттявідкриті для киян.</text:p>
      <text:p text:style-name="P4">
<text:span text:style-name="T4">
Читайте також:</text:span>
 <text:a xlink:type="simple" xlink:href="https://www.ukrinform.ua/rubric-kyiv/3711478-za-tizden-do-stolicnoi-vladi-nadijslo-ponad-20-skarg-na-zacineni-ukritta.html" text:style-name="Internet_20_link" text:visited-style-name="Visited_20_Internet_20_Link">
 <text:span text:style-name="T4">
укритт</text:span>
 </text:a>
</text:p>
      <text:p text:style-name="P4">
“Національна поліція вже здійснила перевірку 34-х проблемних укриттів –виявила чотири нефункціонуючих; п'ять об’єктів, що не обліковуються якукриття, та два таких, що по факту відсутні; решта – функціонують у штатномурежимі”, - підкреслив заступник начальника КМВА.</text:p>
      <text:p text:style-name="P4">
Він наголосив, що це не системна проблема Києва, а точкові питання, на якіреагує влада і вирішує проблеми на місцях.</text:p>
      <text:p text:style-name="P4">
За словами спікера, згідно із завданням, ведеться системна робота –безпосередні виїзди на проблемні об’єкти, разом із районними державнимиадміністраціями проводиться робота з балансоутримувачами укриттів. Такожперевірка споруд цивільного захисту відбувається у рамках військових навчаньза участю підрозділів угруповання сил та засобів оборони Києва, які проходятьз 23 по 25 травня 2023 року.</text:p>
      <text:p text:style-name="P4">
<text:span text:style-name="T4">
Читайте також:</text:span>
 <text:a xlink:type="simple" xlink:href="https://www.ukrinform.ua/rubric-kyiv/3710378-u-stolici-obicaut-pereviriti-ta-vidkriti-vsi-ukritta-pisla-skarg-kian.html" text:style-name="Internet_20_link" text:visited-style-name="Visited_20_Internet_20_Link">
 <text:span text:style-name="T4">
укриття</text:span>
 </text:a>
</text:p>
      <text:p text:style-name="P4">
Крім того, Кидонь нагадав алгоритм у випадку, якщо під час тривоги укриттязакрите.</text:p>
      <text:p text:style-name="P4">
“Ви можете зателефонувати до 101 або ж 1551, тоді рятувальники приїжджатимутьта відкривають укриття власноруч. Немає головнішої задачі ніж життя і безпекалюдей. І Київська міська військова адміністрація робить і робитиме всенеобхідне, аби кожен киянин почував себе захищеним!» , - запевнив він.</text:p>
      <text:p text:style-name="P4">
Як повідомляв Укрінформ, у <text:a xlink:type="simple" xlink:href="https://www.ukrinform.ua/tag-kiiv" text:style-name="Internet_20_link" text:visited-style-name="Visited_20_Internet_20_Link">
 </text:a>
 на сьогодні<text:a xlink:type="simple" xlink:href="https://www.ukrinform.ua/rubric-kyiv/3711618-u-kievi-na-sogodni-e-ponad-4-tisaci-ukrittiv-civilnogo-zahistu.html" text:style-name="Internet_20_link" text:visited-style-name="Visited_20_Internet_20_Link">
 </text:a>
 , серед яких - 3 393 цокольнихта підвальних приміщень.</text:p>
      <text:p text:style-name="P4">
Source: <text:a xlink:type="simple" xlink:href="https://www.ukrinform.ua/rubric-kyiv/3713587-u-kmva-zapevnili-so-zakritih-dla-kian-ukrittiv-pid-cas-trivogi-ne-bude.html" text:style-name="Internet_20_link" text:visited-style-name="Visited_20_Internet_20_Link">
https://www.ukrinform.ua/rubric-kyiv/3713587-u-kmva-zapevnili-so-zakritih-dla-kian-ukrittiv-pid-cas-trivogi-ne-bude.html</text:a>
</text:p>
      <!--NEWS-->
      <text:h text:style-name="P10" text:outline-level="1">
<text:span text:style-name="T4">
Японія передала 100 авто і 30 тисяч пайків для ЗСУ</text:span>
</text:h>
      <text:p text:style-name="P4">
Authors: Ukrinform (Person)</text:p>
      <text:p text:style-name="P4">
Publisher: Укринформ (Organization)</text:p>
      <text:p text:style-name="P4">
Published Time: 2023-05-24T15:53:00+03:00</text:p>
      <text:p text:style-name="P4">
Modified Time: 2023-05-24T15:53:00+03:00</text:p>
      <text:p text:style-name="P4">
Description: Міністерство оборони Японії передало Україні 100 автомобілів і 30 000 готових харчових пайків для потреб Збройних сил. — Укрінформ.</text:p>
      <text:p text:style-name="P4">
Images: ['<text:a xlink:type="simple" xlink:href="https://static.ukrinform.com/photos/2023_05/thumb_files/630_360_1684932627-459.jpg" text:style-name="Internet_20_link" text:visited-style-name="Visited_20_Internet_20_Link">
630_360_16849...</text:a>
']</text:p>
      <text:p text:style-name="P4">
Tags: ['Японія', 'Автомобіль', 'ЗСУ']</text:p>
      <text:p text:style-name="P4">
Type: Article</text:p>
      <!--METADATA-->
      <text:p text:style-name="P4">
<draw:frame draw:style-name="fr1" draw:name="Image140" text:anchor-type="as-char" svg:width="6.9236in" svg:height="3.956343in" draw:z-index="0">
<draw:image xlink:href="../Images/yкринформ/2023-05-24T15-53-00-03-00/630_360_1684932627-459.jpg" xlink:type="simple" xlink:show="embed" xlink:actuate="onLoad" draw:mime-type="image/jpeg"/>
</draw:frame>
Міністерство оборони Японії передало Україні 100 автомобілів і 30 000 готовиххарчових пайків для потреб Збройних сил.</text:p>
      <text:p text:style-name="P4">
Як повідомляє Укрінформ, про це заявив посол України в Японії СергійКорсунський у <text:a xlink:type="simple" xlink:href="https://www.facebook.com/s.v.korsunsky/posts/pfbid0vbbz8tNTqLunFkYnXgCThZBAgvbH7rniKb3yc1tVEdcnvbT4qeSX5AXBA8Evt6Gfl" text:style-name="Internet_20_link" text:visited-style-name="Visited_20_Internet_20_Link">
</text:a>
.</text:p>
      <text:p text:style-name="P4">
«Сьогодні у Міністерстві оборони <text:a xlink:type="simple" xlink:href="https://www.ukrinform.ua/tag-aponia" text:style-name="Internet_20_link" text:visited-style-name="Visited_20_Internet_20_Link">
 </text:a>
відбулася церемонія передачі України 100 автомобілів і 30 000 готових харчовихпайків для потреб ЗСУ. Перші два автомобілі вже по дорозі в Україну, іншінаправлятимуться після проходження техогляду і необхідної підготовки. Вперше упіслявоєнній історії Японії Сили самооборони передають військову технікувоюючій країні. Далі буде», - зазначив дипломат.</text:p>
      <text:p text:style-name="P4">
<text:span text:style-name="T4">
Читайте також:</text:span>
 <text:a xlink:type="simple" xlink:href="https://www.ukrinform.ua/rubric-society/3710621-aponia-prijme-na-likuvanna-poranenih-ukrainskih-vijskovih-kyodo.html" text:style-name="Internet_20_link" text:visited-style-name="Visited_20_Internet_20_Link">
 <text:span text:style-name="T4">
Японія</text:span>
 </text:a>
</text:p>
      <text:p text:style-name="P4">
Як повідомлялося, Президент Володимир Зеленський нещодавно перебував у Японіїдля участі в 48-му саміті «Групи семи». Його учасники розглядали шляхизабезпечення стійкості глобальної економіки, в тому числі за наслідкамипандемії коронавірусу та російської агресії проти України.</text:p>
      <text:p text:style-name="P4">
<text:span text:style-name="T5">
Фото: Сергій Корсунський / Фейсбук</text:span>
</text:p>
      <text:p text:style-name="P4">
Source: <text:a xlink:type="simple" xlink:href="https://www.ukrinform.ua/rubric-ato/3713592-aponia-peredala-100-avto-i-30-tisac-pajkiv-dla-zsu.html" text:style-name="Internet_20_link" text:visited-style-name="Visited_20_Internet_20_Link">
https://www.ukrinform.ua/rubric-ato/3713592-aponia-peredala-100-avto-i-30-tisac-pajkiv-dla-zsu.html</text:a>
</text:p>
      <!--NEWS-->
      <text:h text:style-name="P10" text:outline-level="1">
<text:span text:style-name="T4">
На Запорізькому напрямку збільшилася кількість російських військових - мер Мелітополя</text:span>
</text:h>
      <text:p text:style-name="P4">
Authors: Ukrinform (Person)</text:p>
      <text:p text:style-name="P4">
Publisher: Укринформ (Organization)</text:p>
      <text:p text:style-name="P4">
Published Time: 2023-05-24T15:54:44+03:00</text:p>
      <text:p text:style-name="P4">
Modified Time: 2023-05-24T15:54:44+03:00</text:p>
      <text:p text:style-name="P4">
Description: На Запорізькому напрямку, зокрема в районі Василівки, Токмака та Молочанська, збільшилося військових рф. — Укрінформ.</text:p>
      <text:p text:style-name="P4">
Images: ['<text:a xlink:type="simple" xlink:href="https://static.ukrinform.com/photos/2023_05/thumb_files/630_360_1684932580-531.jpg" text:style-name="Internet_20_link" text:visited-style-name="Visited_20_Internet_20_Link">
630_360_16849...</text:a>
']</text:p>
      <text:p text:style-name="P4">
Tags: ['Російські військові', 'Федоров', 'Запоріжжя', 'Війна з Росією']</text:p>
      <text:p text:style-name="P4">
Type: Article</text:p>
      <!--METADATA-->
      <text:p text:style-name="P4">
<draw:frame draw:style-name="fr1" draw:name="Image141" text:anchor-type="as-char" svg:width="6.9236in" svg:height="3.956343in" draw:z-index="0">
<draw:image xlink:href="../Images/yкринформ/2023-05-24T15-54-44-03-00/630_360_1684932580-531.jpg" xlink:type="simple" xlink:show="embed" xlink:actuate="onLoad" draw:mime-type="image/jpeg"/>
</draw:frame>
 НаЗапорізькому напрямку, зокрема в районі Василівки, Токмака та Молочанська,збільшилося військових рф.</text:p>
      <text:p text:style-name="P4">
Про це під час брифінгу в Медіацентрі Україна - Укрінформ сказав міськийголова Мелітополя Іван Федоров.</text:p>
      <text:p text:style-name="P4">
"Ми бачимо тенденцію, що в селищах, з яких ворог робив примусову <text:a xlink:type="simple" xlink:href="https://www.ukrinform.ua/tag-evakuacia" text:style-name="Internet_20_link" text:visited-style-name="Visited_20_Internet_20_Link">
</text:a>
 , російські військові заїжджають допорожніх будинків. Якщо ми говоримо про переміщення військ ворога, то це в бікЗапорізького фронту", - сказав він.</text:p>
      <text:p text:style-name="P4">
<text:span text:style-name="T4">
Читайте також:</text:span>
 <text:a xlink:type="simple" xlink:href="https://www.ukrinform.ua/rubric-ato/3713180-zagarbniki-minuut-livij-bereg-dnipra-na-zaporizkomu-napramku.html" text:style-name="Internet_20_link" text:visited-style-name="Visited_20_Internet_20_Link">
 <text:span text:style-name="T4">
Запорізькому</text:span>
 <text:span text:style-name="T4">
напрямку</text:span>
</text:a>
</text:p>
      <text:p text:style-name="P4">
Крім того, Федоров зазначив, що поблизу селища Білозерка, неподалікМелітополя, знищено вороже угруповання. Відомо про щонайменше десятки вбитихта поранених, які доставлялися в лікарню, що надає послуги цивільномунаселенню, а також до захопленого дитячого санаторію, в якому наразі ворогрозташував свій військовий шпиталь.</text:p>
      <text:p text:style-name="P4">
За інформацією мера, повністю знищено військове угруповання поблизу Токмака іПологів. Звідти вбитих вивозили просто в братську могилу.</text:p>
      <text:p text:style-name="P4">
<text:span text:style-name="T4">
Читайте також:</text:span>
 <text:a xlink:type="simple" xlink:href="https://www.ukrinform.ua/rubric-regions/3711841-rosiani-obstriluut-tokmak-ta-molocansk-abi-primusiti-ludej-evakuuvatisa-fedorov.html" text:style-name="Internet_20_link" text:visited-style-name="Visited_20_Internet_20_Link">
 <text:span text:style-name="T4">
Федоров</text:span>
 </text:a>
</text:p>
      <text:p text:style-name="P4">
Як повідомлялося, за даними Генштабу, зафіксовано ворожі авіаудари понаселених пунктах Гуляйполе, Мала Токмачка та Степове Запорізької області.</text:p>
      <text:p text:style-name="P4">
Source: <text:a xlink:type="simple" xlink:href="https://www.ukrinform.ua/rubric-ato/3713593-na-zaporizkomu-napramku-zbilsilasa-kilkist-rosijskih-vijskovih-mer-melitopola.html" text:style-name="Internet_20_link" text:visited-style-name="Visited_20_Internet_20_Link">
https://www.ukrinform.ua/rubric-ato/3713593-na-zaporizkomu-napramku-zbilsilasa-kilkist-rosijskih-vijskovih-mer-melitopola.html</text:a>
</text:p>
      <!--NEWS-->
      <text:h text:style-name="P10" text:outline-level="1">
<text:span text:style-name="T4">
Німеччина надсилає свій контингент у Місію партнерства в Молдові</text:span>
</text:h>
      <text:p text:style-name="P4">
Authors: Ukrinform (Person)</text:p>
      <text:p text:style-name="P4">
Publisher: Укринформ (Organization)</text:p>
      <text:p text:style-name="P4">
Published Time: 2023-05-24T15:55:00+03:00</text:p>
      <text:p text:style-name="P4">
Modified Time: 2023-05-24T15:55:00+03:00</text:p>
      <text:p text:style-name="P4">
Description: Німеччина надсилає свій контингент у Місію партнерства Європейського Союзу в Молдові (EUPM Moldova). — Укрінформ.</text:p>
      <text:p text:style-name="P4">
Images: ['<text:a xlink:type="simple" xlink:href="https://static.ukrinform.com/photos/2023_05/thumb_files/630_360_1684932813-884.jpg" text:style-name="Internet_20_link" text:visited-style-name="Visited_20_Internet_20_Link">
630_360_16849...</text:a>
']</text:p>
      <text:p text:style-name="P4">
Tags: ['Євросоюз', 'Молдова', 'Німеччина']</text:p>
      <text:p text:style-name="P4">
Type: Article</text:p>
      <!--METADATA-->
      <text:p text:style-name="P4">
<draw:frame draw:style-name="fr1" draw:name="Image142" text:anchor-type="as-char" svg:width="6.9236in" svg:height="3.956343in" draw:z-index="0">
<draw:image xlink:href="../Images/yкринформ/2023-05-24T15-55-00-03-00/630_360_1684932813-884.jpg" xlink:type="simple" xlink:show="embed" xlink:actuate="onLoad" draw:mime-type="image/jpeg"/>
</draw:frame>
 Німеччинанадсилає свій контингент у Місію партнерства Європейського Союзу в Молдові(EUPM Moldova).</text:p>
      <text:p text:style-name="P4">
Таке рішення було затверджено на засіданні федерального уряду 24 травня,повідомив на брифінгу речник уряду Штеффен Гебештрайт, передає кореспондентУкрінформу.</text:p>
      <text:p text:style-name="P4">
«Німецький контингент становитиме максимально 15 осіб», - сказав Гебештрайт.</text:p>
      <text:p text:style-name="P4">
Їх завданням є підтримка забезпечення національної безпеки. Мандат передбачаєстратегічні поради, при необхідності – заходи навчання та надання обладнаннядля посилання спроможностей <text:a xlink:type="simple" xlink:href="https://www.ukrinform.ua/tag-moldova" text:style-name="Internet_20_link" text:visited-style-name="Visited_20_Internet_20_Link">
 </text:a>
 в такихгалузях як кризовий менеджмент, кібербезпека та аналіз гібридних загроз,поінформував речник.</text:p>
      <text:p text:style-name="P4">
«На Республіку Молдова серйозно впливає незаконна агресивна війна Росії протиУкраїни, до того ж тривають російські спроби дестабілізувати ситуацію в країн.Ці спроби дестабілізації спрямовані на саботаж курсу на реформи та європейськуінтеграцію», - зауважив Гебештрайт.</text:p>
      <text:p text:style-name="P4">
Речниця МЗС ФРН Андреа Зассе своєю чергою додала: «Ми бачимо продовженняпотужних зусиль з дестабілізації, кампанії з дезінформації, використанняенергії як зброї, а також кібератаки. Ситуація в країні є дуже важкою».</text:p>
      <text:p text:style-name="P4">
Партнери намагаються підтримати Молдову заради завершення багаторічногоконфлікту на засадах територіальної цілісності та суверенітету.</text:p>
      <text:p text:style-name="P4">
«Ми, зрозуміло, визнаємо Придністров’я невід’ємною частиною Молдови», -підкреслила дипломатка.</text:p>
      <text:p text:style-name="P4">
Вона також уточнила, що до цього часу затверджено три кандидатури для місії:поліцейський і два експерти.</text:p>
      <text:p text:style-name="P4">
Зассе також нагадала, що минулого року Німеччиною, Францією і Румунією буластворена платформа з метою мобілізувати допомогу Молдові, яка прийняла багатоукраїнських біженців. У 2022 році було проведено три донорські конференції, наяких лише Німеччина надала допомогу в обсязі 120 млн євро. Робота будепродовжена цього року, пообіцяла речниця МЗС ФРН.</text:p>
      <text:p text:style-name="P4">
<text:span text:style-name="T4">
Читайте також:</text:span>
 <text:a xlink:type="simple" xlink:href="https://www.ukrinform.ua/rubric-world/3713055-putina-zaarestuut-akso-vin-priide-do-moldovi-sandu.html" text:style-name="Internet_20_link" text:visited-style-name="Visited_20_Internet_20_Link">
 <text:span text:style-name="T4">
Молдови</text:span>
 </text:a>
</text:p>
      <text:p text:style-name="P4">
Як повідомлялось, Рада Європейського союзу 22 травня <text:a xlink:type="simple" xlink:href="https://www.ukrinform.ua/rubric-world/3700005-es-stvoriv-civilnu-misiu-u-moldovi-dla-protidii-gibridnim-zagrozam.html" text:style-name="Internet_20_link" text:visited-style-name="Visited_20_Internet_20_Link">
</text:a>
 задля посилення стійкостісектору безпеки країни, зміцнення структур кризового управління та підвищенняїї стійкості до гібридних загроз, у тому числі з точки зору кібербезпеки тапротидії іноземному інформаційному маніпулюванню та втручанню. Місія, якуочолює румунський дипломат Космін Дінеску, передбачає загалом участь до сорокаофіційних осіб. Вони працюватимуть на молдовській території протягом двохроків. Мандат, ухвалений ЄС у квітні, спочатку діє до травня 2025 року.</text:p>
      <text:p text:style-name="P4">
Фото: moldpres.md</text:p>
      <text:p text:style-name="P4">
Source: <text:a xlink:type="simple" xlink:href="https://www.ukrinform.ua/rubric-world/3713595-nimeccina-nadsilae-svij-kontingent-u-moldovu.html" text:style-name="Internet_20_link" text:visited-style-name="Visited_20_Internet_20_Link">
https://www.ukrinform.ua/rubric-world/3713595-nimeccina-nadsilae-svij-kontingent-u-moldovu.html</text:a>
</text:p>
      <!--NEWS-->
      <text:h text:style-name="P10" text:outline-level="1">
<text:span text:style-name="T4">
«Загалом не дуже хороші новини. Навіть бліндажів немає» — перехоплення ГУР МОУ</text:span>
</text:h>
      <text:p text:style-name="P4">
Author: ['АРМІЯINFORM']</text:p>
      <text:p text:style-name="P4">
Time: 2023-05-24T16:00:00-04:00</text:p>
      <text:p text:style-name="P4">
Description: https://youtu.be/NsxgXp0_uX0    Головне управління розвідки МО України опублікува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УР ПЕРЕХОПЛЕННЯ']</text:p>
      <text:p text:style-name="P4">
Category: News</text:p>
      <!--METADATA-->
      <text:p text:style-name="P4">
Головне управління розвідки МО України опублікувало чергове перехопленнятелефонної розмови окупантів, в якій військовослужбовець рф розповідає провідмову висуватися на передову навіть під страхом отримати статтю: «У п*здорізнас відправляють реальний! Наші, вибач мені, три снаряди, а у них…».</text:p>
      <text:p text:style-name="P4">
Source: <text:a xlink:type="simple" xlink:href="https://armyinform.com.ua/2023/05/24/zagalom-ne-duzhe-horoshi-novyny-navit-blindazhiv-nemaye-perehoplennya-gur-mou/" text:style-name="Internet_20_link" text:visited-style-name="Visited_20_Internet_20_Link">
https://armyinform.com.ua/2023/05/24/zagalom-ne-duzhe-horoshi-novyny-navit-blindazhiv-nemaye-perehoplennya-gur-mou/</text:a>
</text:p>
      <!--NEWS-->
      <text:h text:style-name="P10" text:outline-level="1">
<text:span text:style-name="T4">
Саміт НАТО має принести зближення України з Альянсом - маршалок Сенату РП</text:span>
</text:h>
      <text:p text:style-name="P4">
Authors: Ukrinform (Person)</text:p>
      <text:p text:style-name="P4">
Publisher: Укринформ (Organization)</text:p>
      <text:p text:style-name="P4">
Published Time: 2023-05-24T16:00:42+03:00</text:p>
      <text:p text:style-name="P4">
Modified Time: 2023-05-24T16:00:42+03:00</text:p>
      <text:p text:style-name="P4">
Description: Липневий саміт НАТО має принести зближення України з Альянсом. — Укрінформ.</text:p>
      <text:p text:style-name="P4">
Images: ['<text:a xlink:type="simple" xlink:href="https://static.ukrinform.com/photos/2023_05/thumb_files/630_360_1684926862-334.jpg" text:style-name="Internet_20_link" text:visited-style-name="Visited_20_Internet_20_Link">
630_360_16849...</text:a>
']</text:p>
      <text:p text:style-name="P4">
Tags: ['Польща', 'Україна', 'Сенат']</text:p>
      <text:p text:style-name="P4">
Type: Article</text:p>
      <!--METADATA-->
      <text:p text:style-name="P4">
<draw:frame draw:style-name="fr1" draw:name="Image143" text:anchor-type="as-char" svg:width="6.9236in" svg:height="3.956343in" draw:z-index="0">
<draw:image xlink:href="../Images/yкринформ/2023-05-24T16-00-42-03-00/630_360_1684926862-334.jpg" xlink:type="simple" xlink:show="embed" xlink:actuate="onLoad" draw:mime-type="image/jpeg"/>
</draw:frame>
 Липневийсаміт НАТО має принести зближення України з Альянсом.</text:p>
      <text:p text:style-name="P4">
Про це під час спільного брифінгу для ЗМІ в середу у Варшаві з головоюВерховної Ради України Русланом Стефанчуком заявив маршалок Сенату РП ТомашГродзький, який на зустріч вдягнув українську вишиванку, передає власнийкореспондент Укрінформу.</text:p>
      <text:p text:style-name="P4">
Як зазначив спікер верхньої палати польського парламенту, Сенат, як і весьпольський народ, незмінно підтримують Україну у світлі варварської агресіїРосії.</text:p>
      <text:p text:style-name="P4">
“Ми робимо усе, щоб перемога України у цьому зіткненні з варварами сталосяякомога швидше і завершилася повним відновленням територіальної цілісностіУкраїни”, - підкреслив Гродзький.</text:p>
      <text:p text:style-name="P4">
За його словами, Сенат РП спрямовує значні зусилля на підтримку України,зокрема ухвалюючи останнім часом чотири резолюції на підтримку України: усправі європейських та євроатлантичних прагнень України, про визнаннякерівництва <text:a xlink:type="simple" xlink:href="https://www.ukrinform.ua/tag-rosia" text:style-name="Internet_20_link" text:visited-style-name="Visited_20_Internet_20_Link">
 </text:a>
 терористичним режимом, прозасудження депортації українських дітей углиб Росії і спроб їх русифікації.</text:p>
      <text:p text:style-name="P4">
Польський політик висловив сподівання, що під час липневого саміту НАТО уВільнюсі “буде зроблено наступний крок, аби Україна якомога швидше увійшла доструктур НАТО.”</text:p>
      <text:p text:style-name="P4">
За його словами, пріоритетами Польщі в європейській політиці є якомога швидшаінтеграція і чергові кроки щодо членства України в ЄС.</text:p>
      <text:p text:style-name="P4">
“Ми перебуваємо під величезним враженням, що попри війну і варварські атакиРосії проти цивільного населення, Україна одна за одною виконує умовичленства, тож сподіваюся, що цей процес швидко завершиться вступом України вЄС”, - підкреслив маршалок Сенату РП.</text:p>
      <text:p text:style-name="P4">
Він також подякував Україні за те, що в умовах війни вона виконує своїзобов’язання щодо постачання продовольства країнам Азії та Африки.</text:p>
      <text:p text:style-name="P4">
“І це не провина України, що транзит продовольства через Польщу незрозумілимчином було порушено. Потрібно вивезти українське зерно і відкрити елеваторидля наступних врожаїв, аби світ не потерпав від голоду через війну, адже саметакими були наміри Путіна: викликати антиукраїнські настрої у країнах, якіімпортували збіжжя”, - наголосив маршалок польського Сенату.</text:p>
      <text:p text:style-name="P4">
Він також підкреслив, що треба зробити все можливе, щоб зупинити злочинвивезення українських дітей в Росію і щоб вони якомога швидше повернулисядодому.</text:p>
      <text:p text:style-name="P4">
Гродзький наголосив, що Польща і Сенат країни однозначно підтримуютьнеобхідність покарання російських злочинців у Міжнародному кримінальному суді,який вже переслідує окремих росіян, а також створення спецтрибуналу щодозлочинів агресії Росії проти України.</text:p>
      <text:p text:style-name="P4">
<text:span text:style-name="T4">
Читайте також:</text:span>
 <text:a xlink:type="simple" xlink:href="https://www.ukrinform.ua/rubric-polytics/3713533-vidbudova-i-majbutnij-samit-nato-stefancuk-u-polsi-zustrivsa-iz-marsalkom-sejmu.html" text:style-name="Internet_20_link" text:visited-style-name="Visited_20_Internet_20_Link">
 <text:span text:style-name="T4">
Стефанчук</text:span>
 </text:a>
</text:p>
      <text:p text:style-name="P4">
Як повідомляв Укрінформ, у четвер Стефанчук виступить перед польськимизаконодавцями в Сеймі.</text:p>
      <text:p text:style-name="P4">
Source: <text:a xlink:type="simple" xlink:href="https://www.ukrinform.ua/rubric-polytics/3713596-samit-nato-mae-prinesti-zblizenna-ukraini-z-alansom-marsalok-senatu-rp.html" text:style-name="Internet_20_link" text:visited-style-name="Visited_20_Internet_20_Link">
https://www.ukrinform.ua/rubric-polytics/3713596-samit-nato-mae-prinesti-zblizenna-ukraini-z-alansom-marsalok-senatu-rp.html</text:a>
</text:p>
      <!--NEWS-->
      <text:h text:style-name="P10" text:outline-level="1">
<text:span text:style-name="T4">
Збірна України з баскетболу проведе п’ять матчів у рамках підготовки до Олімпійської пре-кваліфікації</text:span>
</text:h>
      <text:p text:style-name="P4">
Authors: Ukrinform (Person)</text:p>
      <text:p text:style-name="P4">
Publisher: Укринформ (Organization)</text:p>
      <text:p text:style-name="P4">
Published Time: 2023-05-24T16:07:00+03:00</text:p>
      <text:p text:style-name="P4">
Modified Time: 2023-05-24T16:07:00+03:00</text:p>
      <text:p text:style-name="P4">
Description: 15 липня команда розпочне тренувальний збір у Ризі. — Укрінформ.</text:p>
      <text:p text:style-name="P4">
Images: ['<text:a xlink:type="simple" xlink:href="https://static.ukrinform.com/photos/2023_05/thumb_files/630_360_1684933490-476.jpeg" text:style-name="Internet_20_link" text:visited-style-name="Visited_20_Internet_20_Link">
630_360_16849...</text:a>
']</text:p>
      <text:p text:style-name="P4">
Tags: ['Баскетбол']</text:p>
      <text:p text:style-name="P4">
Type: Article</text:p>
      <!--METADATA-->
      <text:p text:style-name="P4">
<draw:frame draw:style-name="fr1" draw:name="Image144" text:anchor-type="as-char" svg:width="6.9236in" svg:height="3.956343in" draw:z-index="0">
<draw:image xlink:href="../Images/yкринформ/2023-05-24T16-07-00-03-00/630_360_1684933490-476.jpeg" xlink:type="simple" xlink:show="embed" xlink:actuate="onLoad" draw:mime-type="image/jpeg"/>
</draw:frame>
 15 липнякоманда розпочне тренувальний збір у Ризі.</text:p>
      <text:p text:style-name="P4">
Чоловіча збірна України з баскетболу в рамках підготовки до Олімпійської пре-кваліфікації влітку проведе низку контрольних матчів, <text:a xlink:type="simple" xlink:href="https://fbu.ua/news/vtaly-stepanovskiy--pro-plan-pdgotovki-zbrno-ukrani-do-pre-kvalfkac-olmpadi" text:style-name="Internet_20_link" text:visited-style-name="Visited_20_Internet_20_Link">
</text:a>
 пресслужба ФБУ, передає Укрінформ.</text:p>
      <text:p text:style-name="P4">
_<text:span text:style-name="T4">
Наразі розклад контрольних матчів виглядає таким чином:</text:span>
 _</text:p>
      <text:p text:style-name="P4">
Суперник визначається (26 липня. Рига, Латвія);</text:p>
      <text:p text:style-name="P4">
Литва — Україна (29 липня. Паневежис, Литва);</text:p>
      <text:p text:style-name="P4">
Суперник визначається (1 серпня. Рига, Латвія);</text:p>
      <text:p text:style-name="P4">
Україна — Ізраїль (5 серпня. Рига, Латвія);</text:p>
      <text:p text:style-name="P4">
Україна — Нідерланди (7 серпня. Рига, Латвія).</text:p>
      <text:p text:style-name="P4">
Збірна України у групі пре-кваліфікації олімпійського турніру зіграє зТуреччиною, Болгарією та Ісландією. Для виходу до основного кваліфікаційноготурніру Україні потрібно стати однією з двох найкращих на груповому етапі, апотім виграти плей-офф, який стартує з півфіналу.</text:p>
      <text:p text:style-name="P4">
<text:span text:style-name="T4">
Читайте також:</text:span>
 <text:a xlink:type="simple" xlink:href="https://www.ukrinform.ua/rubric-sports/3702448-basketbol-prekvalifikacijnij-turnir-olimpiadi-ukraina-zigrae-u-tureccini.html" text:style-name="Internet_20_link" text:visited-style-name="Visited_20_Internet_20_Link">
 <text:span text:style-name="T4">
Баскетбол</text:span>
 </text:a>
</text:p>
      <text:p text:style-name="P4">
Як повідомляв Укрінформ, усі матчі пре-кваліфікації олімпійського турнірувідбудуться у Стамбулі з 12 по 20 серпня 2023 року.</text:p>
      <text:p text:style-name="P4">
Фото: fbu.ua</text:p>
      <text:p text:style-name="P4">
Source: <text:a xlink:type="simple" xlink:href="https://www.ukrinform.ua/rubric-sports/3713598-zbirna-ukraini-z-basketbolu-provede-5-matciv-u-ramkah-pidgotovki-do-olimpijskoi-prekvalifikacii.html" text:style-name="Internet_20_link" text:visited-style-name="Visited_20_Internet_20_Link">
https://www.ukrinform.ua/rubric-sports/3713598-zbirna-ukraini-z-basketbolu-provede-5-matciv-u-ramkah-pidgotovki-do-olimpijskoi-prekvalifikacii.html</text:a>
</text:p>
      <!--NEWS-->
      <text:h text:style-name="P10" text:outline-level="1">
<text:span text:style-name="T4">
У Києві зареєструвалися майже 400 тисяч переселенців – яку допомогу отримують</text:span>
</text:h>
      <text:p text:style-name="P4">
Authors: Ukrinform (Person)</text:p>
      <text:p text:style-name="P4">
Publisher: Укринформ (Organization)</text:p>
      <text:p text:style-name="P4">
Published Time: 2023-05-24T16:11:00+03:00</text:p>
      <text:p text:style-name="P4">
Modified Time: 2023-05-24T16:11:00+03:00</text:p>
      <text:p text:style-name="P4">
Description: </text:p>
      <text:p text:style-name="P4">
У Києві зареєстровані майже 400 тисяч внутрішньо переміщених осіб, понад 66 тисяч з них – діти, майже 14 тисяч – люди з інвалідністю. — Укрінформ.</text:p>
      <text:p text:style-name="P4">
Images: ['<text:a xlink:type="simple" xlink:href="https://static.ukrinform.com/photos/2023_05/thumb_files/630_360_1684933805-350.jpg" text:style-name="Internet_20_link" text:visited-style-name="Visited_20_Internet_20_Link">
630_360_16849...</text:a>
']</text:p>
      <text:p text:style-name="P4">
Tags: ['Переселенці', 'Київ', 'допомога']</text:p>
      <text:p text:style-name="P4">
Type: Article</text:p>
      <!--METADATA-->
      <text:p text:style-name="P4">
<draw:frame draw:style-name="fr1" draw:name="Image145" text:anchor-type="as-char" svg:width="6.9236in" svg:height="3.956343in" draw:z-index="0">
<draw:image xlink:href="../Images/yкринформ/2023-05-24T16-11-00-03-00/630_360_1684933805-350.jpg" xlink:type="simple" xlink:show="embed" xlink:actuate="onLoad" draw:mime-type="image/jpeg"/>
</draw:frame>
 У Києвізареєстровані майже 400 тисяч внутрішньо переміщених осіб, понад 66 тисяч зних – діти, майже 14 тисяч – люди з інвалідністю.</text:p>
      <text:p text:style-name="P4">
Як передає Укрінформ, про це Київська міська державна адміністрація повідомилау <text:a xlink:type="simple" xlink:href="https://www.facebook.com/kyivcity.gov.ua/posts/pfbid02UzTKuaq9WFdscWiYequJnpup2M6RayfusApWE372VrfQQSY4FixEia1qDcToiDHEl" text:style-name="Internet_20_link" text:visited-style-name="Visited_20_Internet_20_Link">
</text:a>
.</text:p>
      <text:p text:style-name="P4">
"Близько 250 тисяч переїхали до Києва з територій, на яких ведуться бойовідії. Тобто це люди, які лишилися практично без нічого", – зазначили в КМДА.</text:p>
      <text:p text:style-name="P4">
Наголошується, що переселенці, які зареєстрували місцем свого тимчасовогопроживання Київ, отримують усі пільги та допомоги, передбачені для відповіднихкатегорій киян. Для цього у столиці діє міська цільова програма "Турбота.Назустріч киянам", фінансування якої збільшене до 4 791 901,400 гривень.</text:p>
      <text:p text:style-name="P4">
<text:span text:style-name="T4">
Читайте також:</text:span>
 <text:a xlink:type="simple" xlink:href="https://www.ukrinform.ua/rubric-economy/3713528-miznarodni-donori-nadadut-ukraini-17-miljoniv-na-zitlo-dla-pereselenciv.html" text:style-name="Internet_20_link" text:visited-style-name="Visited_20_Internet_20_Link">
 <text:span text:style-name="T4">
переселенців</text:span>
 </text:a>
</text:p>
      <text:p text:style-name="P4">
<text:span text:style-name="T4">
Переселенці мають право отримати:</text:span>
</text:p>
      <ul>
        <li>
одноразову адресну матеріальну допомогу малозабезпеченим, які опинилися в складних життєвих обставинах (від 2 до 10 тисяч грн);   * одноразову адресну соціальну матеріальну допомогу з нагоди відзначення державних свят і визначних дат (від 300 до 1 тис. грн);   * допомогу на поховання деяких категорій осіб виконавцю волевиявлення померлого або особі, яка зобов’язалася поховати померлого (від 2 тис. грн);   * щомісячну адресну соціальну матеріальну допомогу дітям-сиротам й окремим категоріям осіб з інвалідністю (від 1,2 до 2,5 тис. грн);   * грошове забезпечення за утримання <text:a xlink:type="simple" xlink:href="https://www.ukrinform.ua/tag-diti" text:style-name="Internet_20_link" text:visited-style-name="Visited_20_Internet_20_Link">
 </text:a>
 в сім’ї патронатного вихователя в Києві (5 мінімальних зарплат, які дорівнюють одноразово 35 тис. грн);   * одноразову матеріальну допомогу багатодітним сім’ям, які виховують троє та більше дітей, і є отримувачами державної соціальної допомоги (5 тис. грн);   * матеріальну допомогу жінкам, які народили трійню та більше дітей (одноразово 20 тис. грн);   * адресну матеріальну допомогу студентам з інвалідністю, сиротам, позбавленим батьківського піклування, із сімей Героїв Небесної Сотні та з малозабезпечених родин на часткову оплату навчання у вищих навчальних закладах за їхнім вибором (до 19 тис. грн).</li>
      </ul>
      <text:p text:style-name="P4">
<text:span text:style-name="T4">
Читайте також:</text:span>
 <text:a xlink:type="simple" xlink:href="https://www.ukrinform.ua/rubric-society/3713339-u-minreintegracii-ne-prognozuut-kratnogo-zbilsenna-kilkosti-vpo.html" text:style-name="Internet_20_link" text:visited-style-name="Visited_20_Internet_20_Link">
 <text:span text:style-name="T4">
переселенців</text:span>
 </text:a>
</text:p>
      <text:p text:style-name="P4">
Як повідомляв Укрінформ, Київська міська рада затвердила <text:a xlink:type="simple" xlink:href="https://www.ukrinform.ua/rubric-kyiv/3710945-kiivrada-zatverdila-perelik-zitla-dla-rozmisenna-pereselenciv.html" text:style-name="Internet_20_link" text:visited-style-name="Visited_20_Internet_20_Link">
</text:a>
 , призначеного для тимчасовогопроживання внутрішньо переміщених осіб.</text:p>
      <text:p text:style-name="P4">
<text:span text:style-name="T5">
Фото: kyivcity.gov.ua</text:span>
</text:p>
      <text:p text:style-name="P4">
Source: <text:a xlink:type="simple" xlink:href="https://www.ukrinform.ua/rubric-kyiv/3713599-u-kievi-zareestruvalisa-majze-400-tisac-pereselenciv-aku-dopomogu-otrimuut.html" text:style-name="Internet_20_link" text:visited-style-name="Visited_20_Internet_20_Link">
https://www.ukrinform.ua/rubric-kyiv/3713599-u-kievi-zareestruvalisa-majze-400-tisac-pereselenciv-aku-dopomogu-otrimuut.html</text:a>
</text:p>
      <!--NEWS-->
      <text:h text:style-name="P10" text:outline-level="1">
<text:span text:style-name="T4">
Пекін сподівається на позитивні зміни у відносинах зі США, куди прибув новий посол Китаю</text:span>
</text:h>
      <text:p text:style-name="P4">
Authors: Ukrinform (Person)</text:p>
      <text:p text:style-name="P4">
Publisher: Укринформ (Organization)</text:p>
      <text:p text:style-name="P4">
Published Time: 2023-05-24T16:14:00+03:00</text:p>
      <text:p text:style-name="P4">
Modified Time: 2023-05-24T16:14:00+03:00</text:p>
      <text:p text:style-name="P4">
Description: У Міністерстві закордонних справ КНР сподіваються, що Сполучені Штати працюватимуть із Китаєм, аби врегулювати розбіжності та покращити діалог. — Укрінформ.</text:p>
      <text:p text:style-name="P4">
Images: ['<text:a xlink:type="simple" xlink:href="https://static.ukrinform.com/photos/2023_05/thumb_files/630_360_1684934281-582.jpg" text:style-name="Internet_20_link" text:visited-style-name="Visited_20_Internet_20_Link">
630_360_16849...</text:a>
']</text:p>
      <text:p text:style-name="P4">
Tags: ['Китай', 'Посол', 'США']</text:p>
      <text:p text:style-name="P4">
Type: Article</text:p>
      <!--METADATA-->
      <text:p text:style-name="P4">
<draw:frame draw:style-name="fr1" draw:name="Image146" text:anchor-type="as-char" svg:width="6.9236in" svg:height="3.956343in" draw:z-index="0">
<draw:image xlink:href="../Images/yкринформ/2023-05-24T16-14-00-03-00/630_360_1684934281-582.jpg" xlink:type="simple" xlink:show="embed" xlink:actuate="onLoad" draw:mime-type="image/jpeg"/>
</draw:frame>
 УМіністерстві закордонних справ КНР сподіваються, що Сполучені Штатипрацюватимуть із Китаєм, аби врегулювати розбіжності та покращити діалог.</text:p>
      <text:p text:style-name="P4">
Про це під час брифінгу заявила речниця МЗС КНР Мао Нін, коментуючи прибуттянового посла Пекіна до Вашингтона, передає власний кореспондент Укрінформу.</text:p>
      <text:p text:style-name="P4">
«Ми сподіваємося, що Сполучені Штати враховуватимуть спільні інтереси людей удвох країнах і в усьому світі та працюватимуть із Китаєм, аби покращитидіалог, врегулювати розбіжності й посилити співпрацю, а також повернутикитайсько-американські відносини на правильний шлях здорового і стабільногозростання», - сказала Мао.</text:p>
      <text:p text:style-name="P4">
За її словами, китайсько-американські відносини «життєво важливі для обохкраїн та світу» і <text:a xlink:type="simple" xlink:href="https://www.ukrinform.ua/tag-kitaj" text:style-name="Internet_20_link" text:visited-style-name="Visited_20_Internet_20_Link">
 </text:a>
 розвиває їхвідповідно до принципів взаємної поваги, мирного співіснування тавзаємовигідної співпраці.</text:p>
      <text:p text:style-name="P4">
<text:span text:style-name="T4">
Читайте також:</text:span>
 <text:a xlink:type="simple" xlink:href="https://www.ukrinform.ua/rubric-ato/3692146-eksposol-ssa-poasniv-comu-kitaj-ne-navazivsa-vidpraviti-rosii-zbrou.html" text:style-name="Internet_20_link" text:visited-style-name="Visited_20_Internet_20_Link">
 </text:a>
</text:p>
      <text:p text:style-name="P4">
Водночас, підкреслила дипломат, Китай «залишається відданим захисту свогосуверенітету, безпеки та інтересів розвитку».</text:p>
      <text:p text:style-name="P4">
Речниця також висловила сподівання, що американська сторона надасть підтримкута сприятиме послу Се Фену, який прибув до Вашингтона напередодні, у виконанніним своїх обов’язків.</text:p>
      <text:p text:style-name="P4">
<text:span text:style-name="T4">
Читайте також:</text:span>
 <text:a xlink:type="simple" xlink:href="https://www.ukrinform.ua/rubric-world/3644985-blinken-obgovoriv-vidnosini-vasingtona-z-pekinom-iz-novim-glavou-mzs-kitau.html" text:style-name="Internet_20_link" text:visited-style-name="Visited_20_Internet_20_Link">
 </text:a>
</text:p>
      <text:p text:style-name="P4">
Як повідомляв Укрінформ, країни «Групи семи» на саміті в Хіросімі погодили <text:a xlink:type="simple" xlink:href="https://www.ukrinform.ua/rubric-world/3712246-bajden-pro-pidhid-g7-do-vidnosin-iz-kitau-mi-hocemo-zmensiti-riziki-a-ne-vidednatisa.html" text:style-name="Internet_20_link" text:visited-style-name="Visited_20_Internet_20_Link">
</text:a>
 , якийполягає не у від’єднанні їхніх економік від китайської, а в зменшенні ризиківі диверсифікації задля уникнення критичної залежності.</text:p>
      <text:p text:style-name="P4">
Source: <text:a xlink:type="simple" xlink:href="https://www.ukrinform.ua/rubric-world/3713600-pekin-spodivaetsa-na-pozitivni-zmini-u-vidnosinah-zi-ssa-kudi-pribuv-novij-posol-kitau.html" text:style-name="Internet_20_link" text:visited-style-name="Visited_20_Internet_20_Link">
https://www.ukrinform.ua/rubric-world/3713600-pekin-spodivaetsa-na-pozitivni-zmini-u-vidnosinah-zi-ssa-kudi-pribuv-novij-posol-kitau.html</text:a>
</text:p>
      <!--NEWS-->
      <text:h text:style-name="P10" text:outline-level="1">
<text:span text:style-name="T4">
Вийшла друга частина кіноальманаху «МА!» - новела «Дихай зі мною»</text:span>
</text:h>
      <text:p text:style-name="P4">
Authors: Ukrinform (Person)</text:p>
      <text:p text:style-name="P4">
Publisher: Укринформ (Organization)</text:p>
      <text:p text:style-name="P4">
Published Time: 2023-05-24T16:19:00+03:00</text:p>
      <text:p text:style-name="P4">
Modified Time: 2023-05-24T16:19:00+03:00</text:p>
      <text:p text:style-name="P4">
Description: Автори короткометражного фільму про російсько-українську війну «МА!» презентували другу частину кіноальманаху – новелу під назвою «Дихай зі мною». — Укрінформ.</text:p>
      <text:p text:style-name="P4">
Images: ['<text:a xlink:type="simple" xlink:href="https://static.ukrinform.com/photos/2023_05/thumb_files/630_360_1684934035-182.jpg" text:style-name="Internet_20_link" text:visited-style-name="Visited_20_Internet_20_Link">
630_360_16849...</text:a>
', '<text:a xlink:type="simple" xlink:href="https://static.ukrinform.com/photos/2023_05/1684934036-420.jpg" text:style-name="Internet_20_link" text:visited-style-name="Visited_20_Internet_20_Link">
1684934036-42...</text:a>
', '<text:a xlink:type="simple" xlink:href="https://static.ukrinform.com/photos/2023_05/1684933867-414.jpg" text:style-name="Internet_20_link" text:visited-style-name="Visited_20_Internet_20_Link">
1684933867-41...</text:a>
', '<text:a xlink:type="simple" xlink:href="https://static.ukrinform.com/photos/2023_05/1684933943-518.jpg" text:style-name="Internet_20_link" text:visited-style-name="Visited_20_Internet_20_Link">
1684933943-51...</text:a>
', '<text:a xlink:type="simple" xlink:href="https://static.ukrinform.com/photos/2023_05/1684934008-994.jpg" text:style-name="Internet_20_link" text:visited-style-name="Visited_20_Internet_20_Link">
1684934008-99...</text:a>
']</text:p>
      <text:p text:style-name="P4">
Tags: ['Короткометражне кіно', 'Війна з Росією', 'Медіацентр Україна - Укрінформ']</text:p>
      <text:p text:style-name="P4">
Type: Article</text:p>
      <!--METADATA-->
      <text:p text:style-name="P4">
<draw:frame draw:style-name="fr1" draw:name="Image147" text:anchor-type="as-char" svg:width="6.9236in" svg:height="3.956343in" draw:z-index="0">
<draw:image xlink:href="../Images/yкринформ/2023-05-24T16-19-00-03-00/630_360_1684934035-182.jpg" xlink:type="simple" xlink:show="embed" xlink:actuate="onLoad" draw:mime-type="image/jpeg"/>
</draw:frame>
 Авторикороткометражного фільму про російсько-українську війну «МА!» презентувалидругу частину кіноальманаху – новелу під назвою «Дихай зі мною».</text:p>
      <text:p text:style-name="P4">
Презентація відбулась у <text:a xlink:type="simple" xlink:href="http://www.youtube.com/live/rSTMTBENO9Y" text:style-name="Internet_20_link" text:visited-style-name="Visited_20_Internet_20_Link">
</text:a>
 , повідомляєкореспондент агентства.</text:p>
      <text:p text:style-name="P4">
В основі сюжету – історія української родини, в якій чоловік боронить державуна фронті.</text:p>
      <text:p text:style-name="P4">
<draw:frame draw:style-name="fr1" draw:name="Image148" text:anchor-type="as-char" svg:width="6.9236in" svg:height="4.615733in" draw:z-index="0">
<draw:image xlink:href="../Images/yкринформ/2023-05-24T16-19-00-03-00/1684934036-420.jpg" xlink:type="simple" xlink:show="embed" xlink:actuate="onLoad" draw:mime-type="image/jpeg"/>
</draw:frame>
</text:p>
      <text:p text:style-name="P4">
«Цей фільм — це невеличка новела з кіноальманаху «МА!», який ми будемопросувати, знімати інші частини і колись ця картина вся буде зібрана, і ми по-справжньому зможемо оцінити масштаби цієї жахливої війни», - зазначив режисерфільму Богдан Железняк.</text:p>
      <text:p text:style-name="P4">
<draw:frame draw:style-name="fr1" draw:name="Image149" text:anchor-type="as-char" svg:width="6.9236in" svg:height="4.615733in" draw:z-index="0">
<draw:image xlink:href="../Images/yкринформ/2023-05-24T16-19-00-03-00/1684933867-414.jpg" xlink:type="simple" xlink:show="embed" xlink:actuate="onLoad" draw:mime-type="image/jpeg"/>
</draw:frame>
</text:p>
      <text:p text:style-name="P4">
Він розповів, що мета кінострічки — нагадати людям у світові про те, щоросійсько-українська війна триває, а також «пояснити усім і нашим друзям, інашим ворогам, чому ми продовжуємо боротися, чому ми ніколи не здамося, чомуми ніколи не підемо на поступки».</text:p>
      <text:p text:style-name="P4">
«Я сподіваюсь, що цей фільм сповна відповість на питання, за що бореться нашнарод», - додав Железняк.</text:p>
      <text:p text:style-name="P4">
На переконання режисера «Дихай зі мною», ні в кого немає виникати сумніву,чому знімається патріотичний контент, про війну, адже нині потрібно знімати«або про це, або ні про що інше».</text:p>
      <text:p text:style-name="P4">
Режисер кінострічки акцентував: «Цей фільм ми присвячуємо незламаним. Це нетільки про наших військових, це про всіх нас, про всіх, хто не здався, провсіх, хто лишився в країні, про лікарів, про робітників, які працюють іпідіймають економіку держави, про військових, які нас захищають, про матерів,які народжують, про всіх людей, які не здалися».</text:p>
      <text:p text:style-name="P4">
Своєю чергою актори фільму розповіли про свій досвід та враження від роботинад кінострічкою.</text:p>
      <text:p text:style-name="P4">
«Я хочу сказати, що цей короткометражний фільм, мабуть, за всі фільми,серіали, які були за мій досвід, це, мабуть, був найбільш відповідальнийматеріал», - зазначив Ілля Пономаренко.</text:p>
      <text:p text:style-name="P4">
<draw:frame draw:style-name="fr1" draw:name="Image150" text:anchor-type="as-char" svg:width="6.9236in" svg:height="4.615733in" draw:z-index="0">
<draw:image xlink:href="../Images/yкринформ/2023-05-24T16-19-00-03-00/1684933943-518.jpg" xlink:type="simple" xlink:show="embed" xlink:actuate="onLoad" draw:mime-type="image/jpeg"/>
</draw:frame>
</text:p>
      <text:p text:style-name="P4">
Актор також розповів про те, що зйомки відбувались у справжньому окопі, а накадрах чутно вибухи та постріли від тренувань військових.</text:p>
      <text:p text:style-name="P4">
«Дуже відповідально грати військового, коли ти ніколи з тим не зіштовхувався вжитті. Так само мені було дуже відповідально грати жінку, яка народжує, бо яще цього не робила. Але мені було так важливо, щоб в фільмі воно було дужеправдиво», - розповіла Катерина Чікіна.</text:p>
      <text:p text:style-name="P4">
<draw:frame draw:style-name="fr1" draw:name="Image151" text:anchor-type="as-char" svg:width="6.9236in" svg:height="4.615733in" draw:z-index="0">
<draw:image xlink:href="../Images/yкринформ/2023-05-24T16-19-00-03-00/1684934008-994.jpg" xlink:type="simple" xlink:show="embed" xlink:actuate="onLoad" draw:mime-type="image/jpeg"/>
</draw:frame>
</text:p>
      <text:p text:style-name="P4">
Акторка наголосила, що хотіла передати жіночу силу, але при цьому біль, злістьна ворога, нереальне хвилювання за чоловіка, який на фронті.</text:p>
      <text:p text:style-name="P4">
«Це були найскладніші зйомки в моєму житті, але це неймовірний досвід», -додала вона.</text:p>
      <text:p text:style-name="P4">
Команда короткометражного фільму «Дихай зі мною» подякувала військовим, якіборонять Українську державу та всім, хто не здається.</text:p>
      <text:p text:style-name="P4">
Прем’єра другої частини кіноальманаху «МА!» – новели під назвою «Дихай зімною» відбулася 24 травня на <text:a xlink:type="simple" xlink:href="http://www.youtube.com/watch" text:style-name="Internet_20_link" text:visited-style-name="Visited_20_Internet_20_Link">
 </text:a>
 .</text:p>
      <text:p text:style-name="P4">
<text:span text:style-name="T4">
Читайте також:</text:span>
 <text:a xlink:type="simple" xlink:href="https://www.ukrinform.ua/rubric-culture/3712705-son-penn-zigrae-v-ukrainskomu-kinoalmanahu-vijna-ocima-tvarin.html" text:style-name="Internet_20_link" text:visited-style-name="Visited_20_Internet_20_Link">
 <text:span text:style-name="T4">
кіноальманах</text:span>
 </text:a>
</text:p>
      <text:p text:style-name="P4">
Як повідомляв <text:a xlink:type="simple" xlink:href="https://www.ukrinform.ua/rubric-culture/3553831-vijsov-korotkometraznij-film-pro-vijnu-z-rosieu-ma.html" text:style-name="Internet_20_link" text:visited-style-name="Visited_20_Internet_20_Link">
 </text:a>
 , 19 серпня 2022 року,відбулась презентація короткометражного фільму про російсько-українську війну“МА!”. Головна ідея фільму — відповідь на питання, чому між українським іросійським народами така величезна прірва.</text:p>
      <text:p text:style-name="P4">
Source: <text:a xlink:type="simple" xlink:href="https://www.ukrinform.ua/rubric-culture/3713602-u-kievi-prezentuvali-drugu-castinu-kinoalmanahu-ma-novelu-dihaj-zi-mnou.html" text:style-name="Internet_20_link" text:visited-style-name="Visited_20_Internet_20_Link">
https://www.ukrinform.ua/rubric-culture/3713602-u-kievi-prezentuvali-drugu-castinu-kinoalmanahu-ma-novelu-dihaj-zi-mnou.html</text:a>
</text:p>
      <!--NEWS-->
      <text:h text:style-name="P10" text:outline-level="1">
<text:span text:style-name="T4">
У трьох областях України залишаються підтопленими понад 6,3 тисячі гектарів сільгоспугідь</text:span>
</text:h>
      <text:p text:style-name="P4">
Authors: Ukrinform (Person)</text:p>
      <text:p text:style-name="P4">
Publisher: Укринформ (Organization)</text:p>
      <text:p text:style-name="P4">
Published Time: 2023-05-24T16:19:08+03:00</text:p>
      <text:p text:style-name="P4">
Modified Time: 2023-05-24T16:19:08+03:00</text:p>
      <text:p text:style-name="P4">
Description: У Волинській, Черкаській та Рівненській областях наразі підтоплено 6 373 гектарів сільськогосподарських угідь. — Укрінформ.</text:p>
      <text:p text:style-name="P4">
Images: ['<text:a xlink:type="simple" xlink:href="https://static.ukrinform.com/photos/2023_04/thumb_files/630_360_1681800661-769.jpg" text:style-name="Internet_20_link" text:visited-style-name="Visited_20_Internet_20_Link">
630_360_16818...</text:a>
']</text:p>
      <text:p text:style-name="P4">
Tags: ['ДСНС', 'Вода', 'Регіони', 'Водопілля']</text:p>
      <text:p text:style-name="P4">
Type: Article</text:p>
      <!--METADATA-->
      <text:p text:style-name="P4">
<draw:frame draw:style-name="fr1" draw:name="Image152" text:anchor-type="as-char" svg:width="6.9236in" svg:height="3.956343in" draw:z-index="0">
<draw:image xlink:href="../Images/yкринформ/2023-05-24T16-19-08-03-00/630_360_1681800661-769.jpg" xlink:type="simple" xlink:show="embed" xlink:actuate="onLoad" draw:mime-type="image/jpeg"/>
</draw:frame>
 УВолинській, Черкаській та Рівненській областях наразі підтоплено 6 373гектарів сільськогосподарських угідь.</text:p>
      <text:p text:style-name="P4">
Про це поінформувала <text:a xlink:type="simple" xlink:href="http://dsns.gov.ua/uk/news/nadzvicaini-podiyi/operativna-informaciia-shhodo-likvidaciyi-naslidkiv-castkovix-pidtoplen-na-teritoriyi-ukrayini-1" text:style-name="Internet_20_link" text:visited-style-name="Visited_20_Internet_20_Link">
 </text:a>
 , передає Укрінформ.</text:p>
      <text:p text:style-name="P4">
“Спостерігається спад рівнів весняного водопілля по всіх областях. Залишаютьсяпідтопленими 41 будинок (Дніпропетровська – 33 та Черкаська – 8) та 304дворогосподарства (Запорізька – 250, Дніпропетровська – 46 та Черкаська – 8).У Волинській, Черкаській та Рівненській областях підтоплено 6 тис. 373 гасільськогосподарських угідь”, - повідомили у <text:a xlink:type="simple" xlink:href="https://www.ukrinform.ua/tag-dsns" text:style-name="Internet_20_link" text:visited-style-name="Visited_20_Internet_20_Link">
 </text:a>
 .</text:p>
      <text:p text:style-name="P4">
Рятувальники до проведення робіт не залучалися, (з початку робіт всього булозалучено – 1 тис. 905 осіб та 957 од. техніки).</text:p>
      <text:p text:style-name="P4">
<text:span text:style-name="T4">
Читайте також:</text:span>
 <text:a xlink:type="simple" xlink:href="https://www.ukrinform.ua/rubric-kyiv/3713396-vodopilla-dla-kieva-vze-minulo-kmva.html" text:style-name="Internet_20_link" text:visited-style-name="Visited_20_Internet_20_Link">
 <text:span text:style-name="T4">
Водопілля</text:span>
 </text:a>
</text:p>
      <text:p text:style-name="P4">
Як повідомлялося, станом на 22 травня у Волинській, Рівненській та Черкаськійобластях було підтоплено 8 тис. 638 га сільськогосподарських угідь.</text:p>
      <text:p text:style-name="P4">
Source: <text:a xlink:type="simple" xlink:href="https://www.ukrinform.ua/rubric-regions/3713601-u-troh-oblastah-ukraini-zalisautsa-pidtoplenimi-ponad-63-tisaci-gektariv-silgospugid.html" text:style-name="Internet_20_link" text:visited-style-name="Visited_20_Internet_20_Link">
https://www.ukrinform.ua/rubric-regions/3713601-u-troh-oblastah-ukraini-zalisautsa-pidtoplenimi-ponad-63-tisaci-gektariv-silgospugid.html</text:a>
</text:p>
      <!--NEWS-->
      <text:h text:style-name="P10" text:outline-level="1">
<text:span text:style-name="T4">
Одещина отримала чотири спецавтомобілі від США</text:span>
</text:h>
      <text:p text:style-name="P4">
Authors: Ukrinform (Person)</text:p>
      <text:p text:style-name="P4">
Publisher: Укринформ (Organization)</text:p>
      <text:p text:style-name="P4">
Published Time: 2023-05-24T16:24:00+03:00</text:p>
      <text:p text:style-name="P4">
Modified Time: 2023-05-24T16:24:00+03:00</text:p>
      <text:p text:style-name="P4">
Description: Американські благодійники передали Одеській області три автомобілі швидкої допомоги та одну пожежну машину. — Укрінформ.</text:p>
      <text:p text:style-name="P4">
Images: ['<text:a xlink:type="simple" xlink:href="https://static.ukrinform.com/photos/2023_05/thumb_files/630_360_1684934618-354.jpg" text:style-name="Internet_20_link" text:visited-style-name="Visited_20_Internet_20_Link">
630_360_16849...</text:a>
']</text:p>
      <text:p text:style-name="P4">
Tags: ['Автомобіль', 'Одещина', 'США', 'Швидка']</text:p>
      <text:p text:style-name="P4">
Type: Article</text:p>
      <!--METADATA-->
      <text:p text:style-name="P4">
<draw:frame draw:style-name="fr1" draw:name="Image153" text:anchor-type="as-char" svg:width="6.9236in" svg:height="3.956343in" draw:z-index="0">
<draw:image xlink:href="../Images/yкринформ/2023-05-24T16-24-00-03-00/630_360_1684934618-354.jpg" xlink:type="simple" xlink:show="embed" xlink:actuate="onLoad" draw:mime-type="image/jpeg"/>
</draw:frame>
Американські благодійники передали Одеській області три автомобілі швидкоїдопомоги та одну пожежну машину.</text:p>
      <text:p text:style-name="P4">
Про це у <text:a xlink:type="simple" xlink:href="https://www.facebook.com/oblrada.didenko/posts/pfbid025Y2NJx6cocsLZdCvUEFCuEkWJCwnaAk27UwCLbi6oyqGtaWDH8dmRypkCSHWghH2l" text:style-name="Internet_20_link" text:visited-style-name="Visited_20_Internet_20_Link">
</text:a>
повідомив голова Одеської облради Григорій Діденко, передає Укрінформ.</text:p>
      <text:p text:style-name="P4">
«Великий друг Одещини Кріс Менсон, віцепрезидент OSF HeaithCare, в черговийраз привіз з США <text:a xlink:type="simple" xlink:href="https://www.ukrinform.ua/tag-avtomobil" text:style-name="Internet_20_link" text:visited-style-name="Visited_20_Internet_20_Link">
 </text:a>
 швидкої допомогита пожежний автомобіль», - написав Діденко.</text:p>
      <text:p text:style-name="P4">
Він додав, що три автівки відправляються для військових підрозділів тацивільних шпиталів. Пожежний автомобіль — для добровольчої пожежної бригадипри ДСНС в Одеській області.</text:p>
      <text:p text:style-name="P4">
<text:span text:style-name="T4">
Читайте також:</text:span>
 <text:a xlink:type="simple" xlink:href="https://www.ukrinform.ua/rubric-society/3713490-dania-peredala-ukraini-15-inkluzivnih-avtomobiliv.html" text:style-name="Internet_20_link" text:visited-style-name="Visited_20_Internet_20_Link">
 <text:span text:style-name="T4">
інклюзивн</text:span>
 </text:a>
</text:p>
      <text:p text:style-name="P4">
Як повідомлялося, <text:a xlink:type="simple" xlink:href="https://www.ukrinform.ua/rubric-regions/3704304-norvegia-peredala-specavtomobili-odeskim-ta-hersonskim-ratuvalnikam.html" text:style-name="Internet_20_link" text:visited-style-name="Visited_20_Internet_20_Link">
 </text:a>
 .</text:p>
      <text:p text:style-name="P4">
<text:span text:style-name="T5">
Фото: Григорій Діденко / Фейсбук</text:span>
</text:p>
      <text:p text:style-name="P4">
Source: <text:a xlink:type="simple" xlink:href="https://www.ukrinform.ua/rubric-regions/3713603-odesina-otrimala-cotiri-specavtomobili-vid-ssa.html" text:style-name="Internet_20_link" text:visited-style-name="Visited_20_Internet_20_Link">
https://www.ukrinform.ua/rubric-regions/3713603-odesina-otrimala-cotiri-specavtomobili-vid-ssa.html</text:a>
</text:p>
      <!--NEWS-->
      <text:h text:style-name="P10" text:outline-level="1">
<text:span text:style-name="T4">
Пляжі Чорноморська закриті для купання</text:span>
</text:h>
      <text:p text:style-name="P4">
Authors: Ukrinform (Person)</text:p>
      <text:p text:style-name="P4">
Publisher: Укринформ (Organization)</text:p>
      <text:p text:style-name="P4">
Published Time: 2023-05-24T16:28:53+03:00</text:p>
      <text:p text:style-name="P4">
Modified Time: 2023-05-24T16:28:53+03:00</text:p>
      <text:p text:style-name="P4">
Description: Цьогоріч пляжі міста Чорноморськ будуть знову закритими для купання. — Укрінформ.</text:p>
      <text:p text:style-name="P4">
Images: ['<text:a xlink:type="simple" xlink:href="https://static.ukrinform.com/photos/2023_05/thumb_files/630_360_1684934802-976.png" text:style-name="Internet_20_link" text:visited-style-name="Visited_20_Internet_20_Link">
630_360_16849...</text:a>
']</text:p>
      <text:p text:style-name="P4">
Tags: ['Одещина', 'Пляжний сезон', 'Війна з Росією']</text:p>
      <text:p text:style-name="P4">
Type: Article</text:p>
      <!--METADATA-->
      <text:p text:style-name="P4">
<draw:frame draw:style-name="fr1" draw:name="Image154" text:anchor-type="as-char" svg:width="6.9236in" svg:height="3.956343in" draw:z-index="0">
<draw:image xlink:href="../Images/yкринформ/2023-05-24T16-28-53-03-00/630_360_1684934802-976.png" xlink:type="simple" xlink:show="embed" xlink:actuate="onLoad" draw:mime-type="image/png"/>
</draw:frame>
 Цьогорічпляжі міста Чорноморськ будуть знову закритими для купання.</text:p>
      <text:p text:style-name="P4">
Про це у <text:a xlink:type="simple" xlink:href="http://www.facebook.com/vasilgulyaev/posts/pfbid0SvDSufmSoUjzPPTFZkCnyQa2dpsB9aKPVmaVypfcsVWAfenjJ3Sko9vybeR9FwRbl" text:style-name="Internet_20_link" text:visited-style-name="Visited_20_Internet_20_Link">
</text:a>
повідомив мер міста Василь Гуляєв, передає Укрінформ.</text:p>
      <text:p text:style-name="P4">
«На превеликий жаль, заборона на купання у морі в Чорноморську діє», - сказавмер.</text:p>
      <text:p text:style-name="P4">
Гуляєв наголосив, що заборона накладена військовими через те, що на пляжахЧорноморська немає хвилерізів.Тому, за словами Гуляєва, в місті розглядаєтьсяпитання відкриття пляжів для купання, але остаточного рішення ще немає.</text:p>
      <text:p text:style-name="P4">
«Може у будь-який час пригнати міну – треба ставити сітки. Немає хвилерізів -неможливо поставити сітки», - пояснив Гуляєв.</text:p>
      <text:p text:style-name="P4">
Зазначимо, що в <text:a xlink:type="simple" xlink:href="https://www.ukrinform.ua/tag-odesa" text:style-name="Internet_20_link" text:visited-style-name="Visited_20_Internet_20_Link">
 </text:a>
 такі сітки натягнулиміж траверсами на пляжі між 13 та 14 станціями Великого Фонтану. На вході напляж розміщено інформаційний стенд із правилами поведінками на узбережжі. Напляжі забороняється знаходитися під час повітряної тривоги та з 21:00 до 7.00щоденно. Купатися можна лише у спеціально облаштованій зоні – межа позначенабуями.</text:p>
      <text:p text:style-name="P4">
<text:span text:style-name="T4">
Читайте також:</text:span>
 <text:a xlink:type="simple" xlink:href="https://www.ukrinform.ua/rubric-kyiv/3710998-u-kievi-ne-planuut-vidkrivati-plaznij-sezon.html" text:style-name="Internet_20_link" text:visited-style-name="Visited_20_Internet_20_Link">
 <text:span text:style-name="T4">
пляжний</text:span>
 <text:span text:style-name="T4">
сезон</text:span>
 </text:a>
</text:p>
      <text:p text:style-name="P4">
Військове командування <text:a xlink:type="simple" xlink:href="https://www.ukrinform.ua/rubric-regions/3697451-vijskovi-poperedili-vladu-odesini-pro-nedocilnist-kurortnogo-sezonu.html" text:style-name="Internet_20_link" text:visited-style-name="Visited_20_Internet_20_Link">
 </text:a>
 , що вважає недоцільним відкриття курортного сезону в Одеськійобласті. Своєю чергою, голова Громадської ради при Одеській ОВА Сергій Братчук<text:a xlink:type="simple" xlink:href="https://www.ukrinform.ua/rubric-regions/3703587-odeske-uzberezza-bude-zakritim-dla-vidpocivalnikiv-ova.html" text:style-name="Internet_20_link" text:visited-style-name="Visited_20_Internet_20_Link">
 </text:a>
 , що військові очікують від одеськогомуніципалітету відповідних пропозицій щодо облаштування зон відпочинку напевних локаціях.</text:p>
      <text:p text:style-name="P4">
Укрінформ звернувся по коментар щодо відкриття таких локацій до одеськоїмерії. Там нам повідомили, що наразі інформації в муніципалітеті немає, і непрокоментували підготовчі роботи на пляжі між 13 й 14 станціями Фонтану.</text:p>
      <text:p text:style-name="P4">
Source: <text:a xlink:type="simple" xlink:href="https://www.ukrinform.ua/rubric-regions/3713606-plazi-cornomorska-zakriti-dla-kupanna.html" text:style-name="Internet_20_link" text:visited-style-name="Visited_20_Internet_20_Link">
https://www.ukrinform.ua/rubric-regions/3713606-plazi-cornomorska-zakriti-dla-kupanna.html</text:a>
</text:p>
      <!--NEWS-->
      <text:h text:style-name="P10" text:outline-level="1">
<text:span text:style-name="T4">
Новий календар: перехідний період убезпечить ПЦУ від внутрішнього розколу - Єленський</text:span>
</text:h>
      <text:p text:style-name="P4">
Authors: Ukrinform (Person)</text:p>
      <text:p text:style-name="P4">
Publisher: Укринформ (Organization)</text:p>
      <text:p text:style-name="P4">
Published Time: 2023-05-24T16:30:00+03:00</text:p>
      <text:p text:style-name="P4">
Modified Time: 2023-05-24T16:30:00+03:00</text:p>
      <text:p text:style-name="P4">
Description: Перехідний період під час впровадження новоюліанського календаря убезпечить Православну церкву України від внутрішнього розколу. — Укрінформ.</text:p>
      <text:p text:style-name="P4">
Images: ['<text:a xlink:type="simple" xlink:href="https://static.ukrinform.com/photos/2023_03/thumb_files/630_360_1678702752-153.jpg" text:style-name="Internet_20_link" text:visited-style-name="Visited_20_Internet_20_Link">
630_360_16787...</text:a>
']</text:p>
      <text:p text:style-name="P4">
Tags: ['Календар', 'Православна церква України', 'Єленський']</text:p>
      <text:p text:style-name="P4">
Type: Article</text:p>
      <!--METADATA-->
      <text:p text:style-name="P4">
<draw:frame draw:style-name="fr1" draw:name="Image155" text:anchor-type="as-char" svg:width="6.9236in" svg:height="3.956343in" draw:z-index="0">
<draw:image xlink:href="../Images/yкринформ/2023-05-24T16-30-00-03-00/630_360_1678702752-153.jpg" xlink:type="simple" xlink:show="embed" xlink:actuate="onLoad" draw:mime-type="image/jpeg"/>
</draw:frame>
 Перехіднийперіод під час впровадження новоюліанського календаря убезпечить Православнуцеркву України від внутрішнього розколу.</text:p>
      <text:p text:style-name="P4">
На цьому наголосив голова Державної служби з етнополітики та свободи совістіВіктор Єленський у коментарі кореспонденту Укрінформу.</text:p>
      <text:p text:style-name="P4">
"Важливою складовою цього рішення (переходу <text:a xlink:type="simple" xlink:href="https://www.ukrinform.ua/tag-pravoslavna-cerkva-ukraini" text:style-name="Internet_20_link" text:visited-style-name="Visited_20_Internet_20_Link">
 </text:a>
 на новоюліанський календар з 1 вересня 2023 року -ред.), є те, що парафіяни, які вирішать користуватися старим календарем,матимуть змогу це зробити. Ця обставина дуже важлива, бо всі переходи на новийкалендар в православних церквах супроводжувалися розколом (наприклад, у Греціїі в низці країн є старокалендарники). Таким чином, ПЦУ уникнула цього, як іУГКЦ", - сказав він.</text:p>
      <text:p text:style-name="P4">
На його думку, ухвалене рішення ПЦУ є більш коректним підходом до реалізаціїмісії християнина в світі.</text:p>
      <text:p text:style-name="P4">
"На мою думку, важливо, щоб календар церкви та календар, за яким ми живемопоза храмовими стінами, були суголосними. Хоча це дискутивна проблема: хтосьвважає, що плин часу у храмі має бути інакшим, аніж у світі, а хтось думає, щочас у церкві та поза нею має бути одним, мовляв, ми не можемо святкувати Новийрік під час посту. Тому рішення ПЦУ, мені здається, є більш адекватнимпідходом до реалізації місії християнина в світі", - зауважив Єленський.</text:p>
      <text:p text:style-name="P4">
Він також додав, що розмова про перехід на новий церковний календар існуваладавно, але повномасштабне вторгнення стало каталізатором: "релігійні спільнотиУкраїни відокремлюються від усього, пов'язаного з Росією".</text:p>
      <text:p text:style-name="P4">
<text:span text:style-name="T4">
Читайте також:</text:span>
 <text:a xlink:type="simple" xlink:href="https://www.ukrinform.ua/rubric-society/3692201-zakonoproekt-sodo-dialnosti-religijnih-organizacij-ubezpecit-ukrainu-elenskij.html" text:style-name="Internet_20_link" text:visited-style-name="Visited_20_Internet_20_Link">
 <text:span text:style-name="T4">
Єленський</text:span>
 </text:a>
</text:p>
      <text:p text:style-name="P4">
Як повідомляв Укрінформ, Православна Церква України (ПЦУ) офіційно повідомилапро рішення <text:a xlink:type="simple" xlink:href="https://www.ukrinform.ua/rubric-society/3713534-pcu-oficijno-povidomila-pro-perehid-na-novij-kalendar.html" text:style-name="Internet_20_link" text:visited-style-name="Visited_20_Internet_20_Link">
 </text:a>
 .</text:p>
      <text:p text:style-name="P4">
24 травня відбулося засідання Архієрейського Собору Православної ЦерквиУкраїни, під час якого розглядалося питання переходу на новий календар.</text:p>
      <text:p text:style-name="P4">
Source: <text:a xlink:type="simple" xlink:href="https://www.ukrinform.ua/rubric-society/3713608-novij-kalendar-perehidnij-period-ubezpecit-pcu-vid-vnutrisnogo-rozkolu-elenskij.html" text:style-name="Internet_20_link" text:visited-style-name="Visited_20_Internet_20_Link">
https://www.ukrinform.ua/rubric-society/3713608-novij-kalendar-perehidnij-period-ubezpecit-pcu-vid-vnutrisnogo-rozkolu-elenskij.html</text:a>
</text:p>
      <!--NEWS-->
      <text:h text:style-name="P10" text:outline-level="1">
<text:span text:style-name="T4">
У Німеччині поліція проводить обшуки в екоактивістів</text:span>
</text:h>
      <text:p text:style-name="P4">
Authors: Ukrinform (Person)</text:p>
      <text:p text:style-name="P4">
Publisher: Укринформ (Organization)</text:p>
      <text:p text:style-name="P4">
Published Time: 2023-05-24T16:36:00+03:00</text:p>
      <text:p text:style-name="P4">
Modified Time: 2023-05-24T16:36:00+03:00</text:p>
      <text:p text:style-name="P4">
Description: Державне управління кримінальної поліції Баварії веде розслідування щодо сімох осіб з екологічного руху «Останнє покоління» через підозру в створенні та підтримці злочинної організації. — Укрінформ.</text:p>
      <text:p text:style-name="P4">
Images: ['<text:a xlink:type="simple" xlink:href="https://static.ukrinform.com/photos/2017_06/thumb_files/630_360_1496609143-2898.jpg" text:style-name="Internet_20_link" text:visited-style-name="Visited_20_Internet_20_Link">
630_360_14966...</text:a>
']</text:p>
      <text:p text:style-name="P4">
Tags: ['Екологія', 'Поліція', 'активісти']</text:p>
      <text:p text:style-name="P4">
Type: Article</text:p>
      <!--METADATA-->
      <text:p text:style-name="P4">
<draw:frame draw:style-name="fr1" draw:name="Image156" text:anchor-type="as-char" svg:width="6.9236in" svg:height="3.956343in" draw:z-index="0">
<draw:image xlink:href="../Images/yкринформ/2023-05-24T16-36-00-03-00/630_360_1496609143-2898.jpg" xlink:type="simple" xlink:show="embed" xlink:actuate="onLoad" draw:mime-type="image/jpeg"/>
</draw:frame>
 Державнеуправління кримінальної поліції Баварії веде розслідування щодо сімох осіб зекологічного руху «Останнє покоління» через підозру в створенні та підтримцізлочинної організації.</text:p>
      <text:p text:style-name="P4">
Про це повідомляє Укрінформ із посиланням на пресреліз правоохоронців.</text:p>
      <text:p text:style-name="P4">
«Прокуратура Мюнхена, Центральне управління по боротьбі з екстремізмом ітероризмом Баварії проводять розслідування через підозру у вчиненні злочиннихактів представниками так званого «Останнього покоління». У рамках цієїпроцедури представники Мюнхенської прокуратури, Державного управліннякримінальної поліції Баварії та інших федеральних земель наразі обшукують 15об’єктів по всій Німеччині (у семи федеральних землях – ред). Водночасвиконуються дві постанови про конфіскацію рахунків та арешт майна», -поінформували поліцейські.</text:p>
      <text:p text:style-name="P4">
Прокуратура Мюнхена порушила розслідування проти семи підозрюваних віком від22 до 38 років за звинуваченням у створенні або підтримці злочинноїорганізації. Їм закидають організацію кампанії зі збору коштів дляфінансування «подальших злочинів». Зазначається, що активістам вдалося зібратищонайменше 1,4 мільйона євро пожертв.</text:p>
      <text:p text:style-name="P4">
«За наявною інформацією, ці гроші в основному використовувалися для вчиненнязлочинів», - зазначається у пресрелізі.</text:p>
      <text:p text:style-name="P4">
Окрім того, двох членів руху підозрюють і в спробі диверсії на нафтопроводіТрієст-Інгольштадт (критична інфраструктура в Баварії) у квітні 2022 року.</text:p>
      <text:p text:style-name="P4">
За вказівкою прокурора було закрито сайт організації, повідомив речникполіції.</text:p>
      <text:p text:style-name="P4">
Про затриманих не повідомляється.</text:p>
      <text:p text:style-name="P4">
<text:span text:style-name="T4">
Читайте також:</text:span>
 <text:a xlink:type="simple" xlink:href="https://www.ukrinform.ua/rubric-world/3713201-u-svejcarii-zatrimali-80-ekoaktivistiv.html" text:style-name="Internet_20_link" text:visited-style-name="Visited_20_Internet_20_Link">
 <text:span text:style-name="T4">
екоактивіст</text:span>
 </text:a>
</text:p>
      <text:p text:style-name="P4">
Федеральний міністр внутрішніх справ Ненсі Фезер підтримала масштабний рейд.«Сьогоднішні заходи показують, що верховенство права неможливо обдурити.Поліція та судові органи не визнають злочинів, а діють у відповідності зісвоїми обов’язками… Якщо червону лінію буде перетнуто, то поліція повиннадіяти», – заявила міністр.</text:p>
      <text:p text:style-name="P4">
Активісти тим часом суворо засудили рейд і закликали до маршів протесту.</text:p>
      <text:p text:style-name="P4">
Останнім часом екоактивісти викликають дедалі більше роздратування не лише увлади, але й у громадян. Молоді здебільшого люди за допомогою клею фіксуютьсебе нерухомо на автотрасах, в аеропортах і на інших важливих об’єктах, щопризводить до порушення руху транспорту або функціонування об’єктів. <text:a xlink:type="simple" xlink:href="https://www.ukrinform.ua/tag-policia" text:style-name="Internet_20_link" text:visited-style-name="Visited_20_Internet_20_Link">
</text:a>
 доводиться за допомогою хімічнихзасобів відклеювати активістів.</text:p>
      <text:p text:style-name="P4">
У своєму «Плані на 2023 рік» рух оголосив, що з серпня перенесе фокус своїхпротестних акцій на Баварію.</text:p>
      <text:p text:style-name="P4">
<text:span text:style-name="T4">
Читайте також:</text:span>
 <text:a xlink:type="simple" xlink:href="https://www.ukrinform.ua/rubric-world/3645387-ekoaktivisti-v-nimeccini-vlastuvali-suticki-z-policieu.html" text:style-name="Internet_20_link" text:visited-style-name="Visited_20_Internet_20_Link">
 <text:span text:style-name="T4">
Екоактивісти</text:span>
 </text:a>
</text:p>
      <text:p text:style-name="P4">
Повідомлялось, що американський Climate Emergency Fund виплатив понад 3,5мільйона доларів США різним кліматичним групам лише у 2022 році. Одним ізосновних отримувачів було німецьке «Останнє покоління». Гроші використовуютьсядля оплати учасникам акції, оренди для них житла на час проведення акцій тощо.</text:p>
      <text:p text:style-name="P4">
Source: <text:a xlink:type="simple" xlink:href="https://www.ukrinform.ua/rubric-world/3713611-u-nimeccini-policia-provodit-obsuki-v-ekoaktivistiv.html" text:style-name="Internet_20_link" text:visited-style-name="Visited_20_Internet_20_Link">
https://www.ukrinform.ua/rubric-world/3713611-u-nimeccini-policia-provodit-obsuki-v-ekoaktivistiv.html</text:a>
</text:p>
      <!--NEWS-->
      <text:h text:style-name="P10" text:outline-level="1">
<text:span text:style-name="T4">
Хмельницька міськрада передала три земельні ділянки у користування ПЦУ</text:span>
</text:h>
      <text:p text:style-name="P4">
Authors: Ukrinform (Person)</text:p>
      <text:p text:style-name="P4">
Publisher: Укринформ (Organization)</text:p>
      <text:p text:style-name="P4">
Published Time: 2023-05-24T16:41:22+03:00</text:p>
      <text:p text:style-name="P4">
Modified Time: 2023-05-24T16:41:22+03:00</text:p>
      <text:p text:style-name="P4">
Description: Хмельницька міська рада передала три земельні ділянки у користування релігійним громадам, які перейшли до Православної церкви України. — Укрінформ.</text:p>
      <text:p text:style-name="P4">
Images: ['<text:a xlink:type="simple" xlink:href="https://static.ukrinform.com/photos/2021_04/thumb_files/630_360_1618502733-352.jpg" text:style-name="Internet_20_link" text:visited-style-name="Visited_20_Internet_20_Link">
630_360_16185...</text:a>
']</text:p>
      <text:p text:style-name="P4">
Tags: ['Земля', 'Хмельницький', 'Православна церква України']</text:p>
      <text:p text:style-name="P4">
Type: Article</text:p>
      <!--METADATA-->
      <text:p text:style-name="P4">
<draw:frame draw:style-name="fr1" draw:name="Image157" text:anchor-type="as-char" svg:width="6.9236in" svg:height="3.956343in" draw:z-index="0">
<draw:image xlink:href="../Images/yкринформ/2023-05-24T16-41-22-03-00/630_360_1618502733-352.jpg" xlink:type="simple" xlink:show="embed" xlink:actuate="onLoad" draw:mime-type="image/jpeg"/>
</draw:frame>
Хмельницька міська рада передала три земельні ділянки у користуваннярелігійним громадам, які перейшли до Православної церкви України.</text:p>
      <text:p text:style-name="P4">
Як передає Укрінформ, про це в <text:a xlink:type="simple" xlink:href="https://t.me/symchyshyn_oleksandr/5544" text:style-name="Internet_20_link" text:visited-style-name="Visited_20_Internet_20_Link">
 </text:a>
повідомив міський голова Хмельницького Олександр Симчишин.</text:p>
      <text:p text:style-name="P4">
«Провів позачергову сесію міської ради. Передали у постійне користування абонадали дозвіл на розробку землевпорядної документації на ділянки релігійнимгромадам, які перейшли до <text:a xlink:type="simple" xlink:href="https://www.ukrinform.ua/tag-pravoslavna-cerkva-ukraini" text:style-name="Internet_20_link" text:visited-style-name="Visited_20_Internet_20_Link">
 </text:a>
 , офіційно зареєструвалися, змінили статут і мають всі відповіднідокументи. Це стосується ділянок по вул. Профспілкова, 41 та вул. Вайсера, 15,Шухевича, 11/2», - написав Симчишин.</text:p>
      <text:p text:style-name="P4">
<text:span text:style-name="T4">
Читайте також:</text:span>
 <text:a xlink:type="simple" xlink:href="https://www.ukrinform.ua/rubric-regions/3712642-na-hmelniccini-se-devat-parafij-perejsli-do-pcu.html" text:style-name="Internet_20_link" text:visited-style-name="Visited_20_Internet_20_Link">
 <text:span text:style-name="T4">
ПЦУ</text:span>
 </text:a>
</text:p>
      <text:p text:style-name="P4">
Окрім того, депутати підтримали поділ ділянки по вул. Володимирській, 113, якупередадуть релігійній громаді.</text:p>
      <text:p text:style-name="P4">
Як повідомляв Укрінформ, Хмельницька міська рада ухвалила рішення проприпинення права користування тринадцятьма земельними ділянками для церков УПЦмосковського патріархату.</text:p>
      <text:p text:style-name="P4">
Source: <text:a xlink:type="simple" xlink:href="https://www.ukrinform.ua/rubric-regions/3713612-hmelnicka-miskrada-peredala-tri-zemelni-dilanki-u-koristuvanna-pcu.html" text:style-name="Internet_20_link" text:visited-style-name="Visited_20_Internet_20_Link">
https://www.ukrinform.ua/rubric-regions/3713612-hmelnicka-miskrada-peredala-tri-zemelni-dilanki-u-koristuvanna-pcu.html</text:a>
</text:p>
      <!--NEWS-->
      <text:h text:style-name="P10" text:outline-level="1">
<text:span text:style-name="T4">
Латвія виділить €2 мільйони на відновлення Чернігова</text:span>
</text:h>
      <text:p text:style-name="P4">
Authors: Ukrinform (Person)</text:p>
      <text:p text:style-name="P4">
Publisher: Укринформ (Organization)</text:p>
      <text:p text:style-name="P4">
Published Time: 2023-05-24T16:44:00+03:00</text:p>
      <text:p text:style-name="P4">
Modified Time: 2023-05-24T16:44:00+03:00</text:p>
      <text:p text:style-name="P4">
Description: Латвія виділить 2 млн євро на відновлення Чернігова. — Укрінформ.</text:p>
      <text:p text:style-name="P4">
Images: ['<text:a xlink:type="simple" xlink:href="https://static.ukrinform.com/photos/2023_05/thumb_files/630_360_1684935565-597.jpg" text:style-name="Internet_20_link" text:visited-style-name="Visited_20_Internet_20_Link">
630_360_16849...</text:a>
', '<text:a xlink:type="simple" xlink:href="https://static.ukrinform.com/photos/2023_05/1684935564-366.jpg" text:style-name="Internet_20_link" text:visited-style-name="Visited_20_Internet_20_Link">
1684935564-36...</text:a>
', '<text:a xlink:type="simple" xlink:href="https://static.ukrinform.com/photos/2023_05/1684935565-177.jpg" text:style-name="Internet_20_link" text:visited-style-name="Visited_20_Internet_20_Link">
1684935565-17...</text:a>
']</text:p>
      <text:p text:style-name="P4">
Tags: ['Латвія', 'Чернігів', 'Відбудова']</text:p>
      <text:p text:style-name="P4">
Type: Article</text:p>
      <!--METADATA-->
      <text:p text:style-name="P4">
<draw:frame draw:style-name="fr1" draw:name="Image158" text:anchor-type="as-char" svg:width="6.9236in" svg:height="3.956343in" draw:z-index="0">
<draw:image xlink:href="../Images/yкринформ/2023-05-24T16-44-00-03-00/630_360_1684935565-597.jpg" xlink:type="simple" xlink:show="embed" xlink:actuate="onLoad" draw:mime-type="image/jpeg"/>
</draw:frame>
 Латвіявиділить 2 млн євро на відновлення Чернігова.</text:p>
      <text:p text:style-name="P4">
Як передає Укрінформ, про це повідомила <text:a xlink:type="simple" xlink:href="https://chernigiv-rada.gov.ua/news/id-156007/" text:style-name="Internet_20_link" text:visited-style-name="Visited_20_Internet_20_Link">
 </text:a>
 за результатами зустрічі в.о. міського головиЧернігова Олександра Ломака з міністром економіки Латвії Ілзою Індріксоне тапослом Латвійської Республіки в Україні Ілгварсом Клявою.</text:p>
      <text:p text:style-name="P4">
“Під час зустрічі було досягнуто домовленостей про виділення 2 млн євро цієїкраїною для відновлення нашого <text:a xlink:type="simple" xlink:href="https://www.ukrinform.ua/tag-cernigiv" text:style-name="Internet_20_link" text:visited-style-name="Visited_20_Internet_20_Link">
 </text:a>
 ”, -йдеться в повідомленні.</text:p>
      <text:p text:style-name="P4">
<draw:frame draw:style-name="fr1" draw:name="Image159" text:anchor-type="as-char" svg:width="6.9236in" svg:height="4.615733in" draw:z-index="0">
<draw:image xlink:href="../Images/yкринформ/2023-05-24T16-44-00-03-00/1684935564-366.jpg" xlink:type="simple" xlink:show="embed" xlink:actuate="onLoad" draw:mime-type="image/jpeg"/>
</draw:frame>
</text:p>
      <text:p text:style-name="P4">
Зазначається, що вже визначені напрямки, за якими спрямують це фінансування —обладнання для закладів освіти та відновлення потужностей КП"Чернігівводоканал".</text:p>
      <text:p text:style-name="P4">
<draw:frame draw:style-name="fr1" draw:name="Image160" text:anchor-type="as-char" svg:width="6.9236in" svg:height="4.615733in" draw:z-index="0">
<draw:image xlink:href="../Images/yкринформ/2023-05-24T16-44-00-03-00/1684935565-177.jpg" xlink:type="simple" xlink:show="embed" xlink:actuate="onLoad" draw:mime-type="image/jpeg"/>
</draw:frame>
</text:p>
      <text:p text:style-name="P4">
Олександр Ломако під час зустрічі розповів про наслідки активних бойових дій ізазначив, що у міста немає можливості все відновити самостійно, тому воноактивно співпрацює з міжнародними донорами, організаціями із залучення їхдопомоги для відновлення Чернігова.</text:p>
      <text:p text:style-name="P4">
<text:span text:style-name="T4">
Читайте також:</text:span>
 <text:a xlink:type="simple" xlink:href="https://www.ukrinform.ua/rubric-vidbudova/3713405-vidnovlena-infrastruktura-v-ukraini-vze-do-2024-roku-mae-stati-bezbarernou-kubrakov.html" text:style-name="Internet_20_link" text:visited-style-name="Visited_20_Internet_20_Link">
 </text:a>
</text:p>
      <text:p text:style-name="P4">
Крім того, він повідомив про першочергові для міста напрямки: сферагромадського транспорту, техніка для прибирання міста, налагодження зв'язківна рівні бізнесу.</text:p>
      <text:p text:style-name="P4">
Як повідомляв <text:a xlink:type="simple" xlink:href="https://www.ukrinform.ua/rubric-regions/3711536-cernigivsina-otrimala-gumanitarnu-dopomogu-vid-danskoi-kompanii.html" text:style-name="Internet_20_link" text:visited-style-name="Visited_20_Internet_20_Link">
 </text:a>
 , жителі Чернігівщини та заклади критичної інфраструктуриотримали гуманітарну допомогу від данської компанії Rockwool.</text:p>
      <text:p text:style-name="P4">
<text:span text:style-name="T5">
Фото: chernigiv-rada.gov.ua</text:span>
</text:p>
      <text:p text:style-name="P4">
Source: <text:a xlink:type="simple" xlink:href="https://www.ukrinform.ua/rubric-vidbudova/3713614-latvia-vidilit-2-miljoni-na-vidnovlenna-cernigova.html" text:style-name="Internet_20_link" text:visited-style-name="Visited_20_Internet_20_Link">
https://www.ukrinform.ua/rubric-vidbudova/3713614-latvia-vidilit-2-miljoni-na-vidnovlenna-cernigova.html</text:a>
</text:p>
      <!--NEWS-->
      <text:h text:style-name="P10" text:outline-level="1">
<text:span text:style-name="T4">
Українські пілоти вже успішно застосовують ракети Storm Shadow - Резніков</text:span>
</text:h>
      <text:p text:style-name="P4">
Authors: Ukrinform (Person)</text:p>
      <text:p text:style-name="P4">
Publisher: Укринформ (Organization)</text:p>
      <text:p text:style-name="P4">
Published Time: 2023-05-24T16:45:00+03:00</text:p>
      <text:p text:style-name="P4">
Modified Time: 2023-05-24T16:45:00+03:00</text:p>
      <text:p text:style-name="P4">
Description: Міністр оборони України Олексій Резніков обговорив із британським колегою Беном Воллесом, який перебуває з робочим візитом в Україні, питання продовження підготовки українських військових у Великій Британії. — Укрінформ.</text:p>
      <text:p text:style-name="P4">
Images: ['<text:a xlink:type="simple" xlink:href="https://static.ukrinform.com/photos/2023_05/thumb_files/630_360_1684935932-167.jpg" text:style-name="Internet_20_link" text:visited-style-name="Visited_20_Internet_20_Link">
630_360_16849...</text:a>
']</text:p>
      <text:p text:style-name="P4">
Tags: ['Британія', 'Війна', 'Резніков', 'Storm Shadow', 'Пілот']</text:p>
      <text:p text:style-name="P4">
Type: Article</text:p>
      <!--METADATA-->
      <text:p text:style-name="P4">
<draw:frame draw:style-name="fr1" draw:name="Image161" text:anchor-type="as-char" svg:width="6.9236in" svg:height="3.956343in" draw:z-index="0">
<draw:image xlink:href="../Images/yкринформ/2023-05-24T16-45-00-03-00/630_360_1684935932-167.jpg" xlink:type="simple" xlink:show="embed" xlink:actuate="onLoad" draw:mime-type="image/jpeg"/>
</draw:frame>
 Міністроборони України Олексій Резніков обговорив із британським колегою БеномВоллесом, який перебуває з робочим візитом в Україні, питання продовженняпідготовки українських військових у Великій Британії.</text:p>
      <text:p text:style-name="P4">
Про це йшлось на <text:a xlink:type="simple" xlink:href="http://www.youtube.com/watch" text:style-name="Internet_20_link" text:visited-style-name="Visited_20_Internet_20_Link">
 </text:a>
 двохміністрів, передає Укрінформ</text:p>
      <text:p text:style-name="P4">
"Ми поговорили про продовження підготовки наших військовослужбовців наБританській території, про пріоритети та акценти стосовно цих тренувань. У насбула нагода потиснути руки пілотам, які навчалися у Великій Британії й ужеуспішно застосовують зброю під назвою Storm Shadow", — розповів Резніков.</text:p>
      <text:p text:style-name="P4">
<text:span text:style-name="T4">
Читайте також:</text:span>
 <text:a xlink:type="simple" xlink:href="https://www.ukrinform.ua/rubric-ato/3713431-reznikov-obgovoriv-z-vollesom-perspektivi-vstupu-ukraini-v-nato.html" text:style-name="Internet_20_link" text:visited-style-name="Visited_20_Internet_20_Link">
 <text:span text:style-name="T4">
Воллесом</text:span>
 </text:a>
</text:p>
      <text:p text:style-name="P4">
Своєю чергою міністр оборони Великої Британії висловив свою прихильністьстосовно візитів до України та спілкування з військовими. "Я завжди отримуюзадоволення від візитів до столиці, від спілкування не лише зі своїм візаві, ай з військовими, обговорюючи їхні плани та амбіції й те, яким чином я можубільше залучатися до допомоги щодо реалізації цих планів", — сказав БенВоллес.</text:p>
      <text:p text:style-name="P4">
<text:span text:style-name="T4">
Читайте також:</text:span>
 <text:a xlink:type="simple" xlink:href="https://www.ukrinform.ua/rubric-ato/3699403-reznikov-obgovoriv-z-vollesom-podalse-navcanna-ukrainskih-vijskovih.html" text:style-name="Internet_20_link" text:visited-style-name="Visited_20_Internet_20_Link">
 <text:span text:style-name="T4">
Воллесом</text:span>
 </text:a>
</text:p>
      <text:p text:style-name="P4">
Як повідомляв Укрінформ, у <text:a xlink:type="simple" xlink:href="https://www.ukrinform.ua/tag-britania" text:style-name="Internet_20_link" text:visited-style-name="Visited_20_Internet_20_Link">
 </text:a>
українські військові під керівництвом норвезьких інструкторів відпрацьовуютьведення вогню з використанням переносної протитанкової керованої ракети NLAWдля успішного знищення бронетехніки ворога у ближньому бою.</text:p>
      <text:p text:style-name="P4">
Source: <text:a xlink:type="simple" xlink:href="https://www.ukrinform.ua/rubric-ato/3713615-ukrainski-piloti-vze-uspisno-zastosovuut-raketi-storm-shadow-reznikov.html" text:style-name="Internet_20_link" text:visited-style-name="Visited_20_Internet_20_Link">
https://www.ukrinform.ua/rubric-ato/3713615-ukrainski-piloti-vze-uspisno-zastosovuut-raketi-storm-shadow-reznikov.html</text:a>
</text:p>
      <!--NEWS-->
      <text:h text:style-name="P10" text:outline-level="1">
<text:span text:style-name="T4">
У Копенгагені за підтримки Міноборони проходять благодійні Українські вечори</text:span>
</text:h>
      <text:p text:style-name="P4">
Authors: Ukrinform (Person)</text:p>
      <text:p text:style-name="P4">
Publisher: Укринформ (Organization)</text:p>
      <text:p text:style-name="P4">
Published Time: 2023-05-24T16:50:17+03:00</text:p>
      <text:p text:style-name="P4">
Modified Time: 2023-05-24T16:50:17+03:00</text:p>
      <text:p text:style-name="P4">
Description: Впродовж двох днів 23 та 24 травня на сцені Королівського театру Копенгагена, за ініціативи та організації Посольства України в Данії з фундацією першої леді України Олени Зеленської за підтримки Міністерства оборони України, проходять благодійні Українські вечори. — Укрінформ.</text:p>
      <text:p text:style-name="P4">
Images: ['<text:a xlink:type="simple" xlink:href="https://static.ukrinform.com/photos/2023_05/thumb_files/630_360_1684935822-388.jpeg" text:style-name="Internet_20_link" text:visited-style-name="Visited_20_Internet_20_Link">
630_360_16849...</text:a>
']</text:p>
      <text:p text:style-name="P4">
Tags: ['Данія', 'Концерт', 'Україна', 'Війна з Росією']</text:p>
      <text:p text:style-name="P4">
Type: Article</text:p>
      <!--METADATA-->
      <text:p text:style-name="P4">
<draw:frame draw:style-name="fr1" draw:name="Image162" text:anchor-type="as-char" svg:width="6.9236in" svg:height="3.956343in" draw:z-index="0">
<draw:image xlink:href="../Images/yкринформ/2023-05-24T16-50-17-03-00/630_360_1684935822-388.jpeg" xlink:type="simple" xlink:show="embed" xlink:actuate="onLoad" draw:mime-type="image/jpeg"/>
</draw:frame>
 Впродовждвох днів 23 та 24 травня на сцені Королівського театру Копенгагена, заініціативи та організації Посольства України в Данії з фундацією першої ледіУкраїни Олени Зеленської за підтримки Міністерства оборони України, проходятьблагодійні Українські вечори.</text:p>
      <text:p text:style-name="P4">
Про це йдеться на сайті <text:a xlink:type="simple" xlink:href="http://www.mil.gov.ua/news/2023/05/24/zaradi-peremogi-u-kopengageni-za-pidtrimki-minoboroni-prohodyat-blagodijni-ukrainski-vechori/" text:style-name="Internet_20_link" text:visited-style-name="Visited_20_Internet_20_Link">
 </text:a>
 , передає Укрінформ.</text:p>
      <text:p text:style-name="P4">
Концерти Національного президентського оркестру на чолі з маестропідполковником Максимом Гусаком відвідали почесні гості, зокрема представникиКабінету міністрів Данії. Своїм візитом 23 травня велику честь усім учасникамконцерту надала Королева Данії Маргрете ІІ.</text:p>
      <text:p text:style-name="P4">
З оркестром виступають провідні українські зірки оперної сцени - народнийартист України Сергій Магера (бас), унікальний контратенор Юрій Миненко, ОленаБєлкіна (мецо-сопрано), а також дитяча хореографічна студія ансамблю іменіПавла Вірського.</text:p>
      <text:p text:style-name="P4">
Колектив мав честь бути представленим Її Величності Королеві Маргрете ІІ івручити презентаційні подарунки від України на знак вдячності за підтримку ісолідарність у боротьбі з російським агресором.</text:p>
      <text:p text:style-name="P4">
<text:span text:style-name="T4">
Читайте також:</text:span>
 <text:a xlink:type="simple" xlink:href="https://www.ukrinform.ua/rubric-sports/3713179-celsi-gotue-blagodijnij-matc-na-pidtrimku-ukraini.html" text:style-name="Internet_20_link" text:visited-style-name="Visited_20_Internet_20_Link">
 <text:span text:style-name="T4">
благодійний</text:span>
 </text:a>
</text:p>
      <text:p text:style-name="P4">
Не лише музичний талант і самобутня культурна спадщина, але й благодійна метаперебували у центрі уваги цього заходу. Усі зібрані кошти від продажу квитківнаправляються безпосередньо до гуманітарного фонду першої леді ОлениЗеленської, який підтримує дітей-сиріт та сприяє відбудові України, повідомилив <text:a xlink:type="simple" xlink:href="https://www.ukrinform.ua/tag-minoboroni" text:style-name="Internet_20_link" text:visited-style-name="Visited_20_Internet_20_Link">
 </text:a>
 .</text:p>
      <text:p text:style-name="P4">
«У зловісній тіні війни часто легко не помітити силу мистецтва. Приходьте іборіться, приходьте і подивіться, задля збереження чого українці жертвуютьсвоїми життями», - йдеться в афіші Королівського театру Копенгагена.</text:p>
      <text:p text:style-name="P4">
<text:span text:style-name="T5">
Фото: Міноборони</text:span>
</text:p>
      <text:p text:style-name="P4">
Source: <text:a xlink:type="simple" xlink:href="https://www.ukrinform.ua/rubric-culture/3713617-u-kopengageni-za-pidtrimki-minoboroni-prohodat-blagodijni-ukrainski-vecori.html" text:style-name="Internet_20_link" text:visited-style-name="Visited_20_Internet_20_Link">
https://www.ukrinform.ua/rubric-culture/3713617-u-kopengageni-za-pidtrimki-minoboroni-prohodat-blagodijni-ukrainski-vecori.html</text:a>
</text:p>
      <!--NEWS-->
      <text:h text:style-name="P10" text:outline-level="1">
<text:span text:style-name="T4">
Поблизу Мелітополя росіяни вирили окопи та стягують важку техніку</text:span>
</text:h>
      <text:p text:style-name="P4">
Authors: Ukrinform (Person)</text:p>
      <text:p text:style-name="P4">
Publisher: Укринформ (Organization)</text:p>
      <text:p text:style-name="P4">
Published Time: 2023-05-24T16:55:00+03:00</text:p>
      <text:p text:style-name="P4">
Modified Time: 2023-05-24T16:55:00+03:00</text:p>
      <text:p text:style-name="P4">
Description: Поблизу села Семенівка, що у Мелітопольському районі, окупанти вирили окопи і стягують важку техніку. — Укрінформ.</text:p>
      <text:p text:style-name="P4">
Images: ['<text:a xlink:type="simple" xlink:href="https://static.ukrinform.com/photos/2023_05/thumb_files/630_360_1684936385-409.png" text:style-name="Internet_20_link" text:visited-style-name="Visited_20_Internet_20_Link">
630_360_16849...</text:a>
']</text:p>
      <text:p text:style-name="P4">
Tags: ['Мелітополь', 'Військова техніка', 'Війна з Росією']</text:p>
      <text:p text:style-name="P4">
Type: Article</text:p>
      <!--METADATA-->
      <text:p text:style-name="P4">
<draw:frame draw:style-name="fr1" draw:name="Image163" text:anchor-type="as-char" svg:width="6.9236in" svg:height="3.956343in" draw:z-index="0">
<draw:image xlink:href="../Images/yкринформ/2023-05-24T16-55-00-03-00/630_360_1684936385-409.png" xlink:type="simple" xlink:show="embed" xlink:actuate="onLoad" draw:mime-type="image/png"/>
</draw:frame>
 Поблизусела Семенівка, що у Мелітопольському районі, окупанти вирили окопи і стягуютьважку техніку.</text:p>
      <text:p text:style-name="P4">
Про це в <text:a xlink:type="simple" xlink:href="http://t.me/ivan_fedorov_melitopol/2081" text:style-name="Internet_20_link" text:visited-style-name="Visited_20_Internet_20_Link">
 </text:a>
 повідомляє міськийголова Мелітополя Іван Федоров, передає Укрінформ.</text:p>
      <text:p text:style-name="P4">
"Рашисти активізувалися поблизу поки що окупованого села СеменівкаМелітопольського району - вздовж лінії оборони Вотан часів Другої світовоївійни", - йдеться в дописі.</text:p>
      <text:p text:style-name="P4">
Він додав, що декілька тижнів тому росіяни нарили там окопи, а декількаостанніх годин стягують важку артилерію, включаючи самохідну гармату«Гіацинт».</text:p>
      <text:p text:style-name="P4">
<text:span text:style-name="T4">
Читайте також:</text:span>
 <text:a xlink:type="simple" xlink:href="https://www.ukrinform.ua/rubric-crimea/3713439-okupanti-perekrili-krimskij-mist-nad-perepravou-zdijmaetsa-dim.html" text:style-name="Internet_20_link" text:visited-style-name="Visited_20_Internet_20_Link">
 <text:span text:style-name="T4">
Окупанти</text:span>
 </text:a>
</text:p>
      <text:p text:style-name="P4">
Раніше повідомлялось, що на Запорізькому напрямку ворог збільшив кількістьсвоїх військових.</text:p>
      <text:p text:style-name="P4">
<text:span text:style-name="T5">
Фото ілюстративне</text:span>
</text:p>
      <text:p text:style-name="P4">
Source: <text:a xlink:type="simple" xlink:href="https://www.ukrinform.ua/rubric-ato/3713620-poblizu-melitopola-rosiani-virili-okopi-ta-staguut-vazku-tehniku.html" text:style-name="Internet_20_link" text:visited-style-name="Visited_20_Internet_20_Link">
https://www.ukrinform.ua/rubric-ato/3713620-poblizu-melitopola-rosiani-virili-okopi-ta-staguut-vazku-tehniku.html</text:a>
</text:p>
      <!--NEWS-->
      <text:h text:style-name="P10" text:outline-level="1">
<text:span text:style-name="T4">
УПЛ: «Верес» та «Олександрія» зіграли внічию</text:span>
</text:h>
      <text:p text:style-name="P4">
Authors: Ukrinform (Person)</text:p>
      <text:p text:style-name="P4">
Publisher: Укринформ (Organization)</text:p>
      <text:p text:style-name="P4">
Published Time: 2023-05-24T16:55:03+03:00</text:p>
      <text:p text:style-name="P4">
Modified Time: 2023-05-24T16:55:03+03:00</text:p>
      <text:p text:style-name="P4">
Description: «Верес» здійснив камбек. — Укрінформ.</text:p>
      <text:p text:style-name="P4">
Images: ['<text:a xlink:type="simple" xlink:href="https://static.ukrinform.com/photos/2023_05/thumb_files/630_360_1684935835-191.jpg" text:style-name="Internet_20_link" text:visited-style-name="Visited_20_Internet_20_Link">
630_360_16849...</text:a>
']</text:p>
      <text:p text:style-name="P4">
Tags: ['Футбол', 'Верес', 'Олександрія']</text:p>
      <text:p text:style-name="P4">
Type: Article</text:p>
      <!--METADATA-->
      <text:p text:style-name="P4">
<draw:frame draw:style-name="fr1" draw:name="Image164" text:anchor-type="as-char" svg:width="6.9236in" svg:height="3.956343in" draw:z-index="0">
<draw:image xlink:href="../Images/yкринформ/2023-05-24T16-55-03-03-00/630_360_1684935835-191.jpg" xlink:type="simple" xlink:show="embed" xlink:actuate="onLoad" draw:mime-type="image/jpeg"/>
</draw:frame>
 «Верес»здійснив камбек.</text:p>
      <text:p text:style-name="P4">
«Верес» та «Олександрія» поділили очки (2:2) у поєдинку 28-го туру УкраїнськоїПрем'єр-ліги, передає Укрінформ.</text:p>
      <text:p text:style-name="P4">
Рахунок у матчі відкрили вже на 10-ій хвилині зустрічі, відзначився Ковалець.За сім хвилин «Олександрія» подвоїла свою перевагу – гол на рахункуМихайленка.</text:p>
      <text:p text:style-name="P4">
«Верес» дав лік своїм голам на 26-ій хвилині матчу, забив Кльоц. Вже у другомутаймі Вовченко зрівняв рахунок у поєдинку.</text:p>
      <text:p text:style-name="P4">
Відтак, 2:2, команди поділили очки. «Олександрія» йде на п’ятій позиції в УПЛ,у них 43 очки, «Верес» - дванадцятий, маючи в своєму активі 28 пунктів.</text:p>
      <text:p text:style-name="P4">
<text:span text:style-name="T4">
Читайте також:</text:span>
 <text:a xlink:type="simple" xlink:href="https://www.ukrinform.ua/rubric-sports/3713557-dnipro1-prograv-vorskli-u-startovomu-matci-28go-turu-upl.html" text:style-name="Internet_20_link" text:visited-style-name="Visited_20_Internet_20_Link">
 <text:span text:style-name="T4">
УПЛ</text:span>
 </text:a>
</text:p>
      <text:p text:style-name="P4">
Як повідомляв Укрінформ, закриє ігровий день поєдинок «Зоря» - «Шахтар», стартзустрічі о 17:00.</text:p>
      <text:p text:style-name="P4">
Фото: upl.ua</text:p>
      <text:p text:style-name="P4">
Source: <text:a xlink:type="simple" xlink:href="https://www.ukrinform.ua/rubric-sports/3713619-upl-veres-ta-oleksandria-zigrali-vniciu.html" text:style-name="Internet_20_link" text:visited-style-name="Visited_20_Internet_20_Link">
https://www.ukrinform.ua/rubric-sports/3713619-upl-veres-ta-oleksandria-zigrali-vniciu.html</text:a>
</text:p>
      <!--NEWS-->
      <text:h text:style-name="P10" text:outline-level="1">
<text:span text:style-name="T4">
У Дніпрі з'явилась вулиця Героїв УПА та Вартових Неба</text:span>
</text:h>
      <text:p text:style-name="P4">
Authors: Ukrinform (Person)</text:p>
      <text:p text:style-name="P4">
Publisher: Укринформ (Organization)</text:p>
      <text:p text:style-name="P4">
Published Time: 2023-05-24T16:58:00+03:00</text:p>
      <text:p text:style-name="P4">
Modified Time: 2023-05-24T16:58:00+03:00</text:p>
      <text:p text:style-name="P4">
Description: У Дніпрі на сесії міської ради перейменували близько десяти вулиць, пов'язаних із Росією. — Укрінформ.</text:p>
      <text:p text:style-name="P4">
Images: ['<text:a xlink:type="simple" xlink:href="https://static.ukrinform.com/photos/2023_05/thumb_files/630_360_1684936570-735.jpg" text:style-name="Internet_20_link" text:visited-style-name="Visited_20_Internet_20_Link">
630_360_16849...</text:a>
']</text:p>
      <text:p text:style-name="P4">
Tags: ['Дніпро', 'УПА', 'Перейменування', '#stoprussia']</text:p>
      <text:p text:style-name="P4">
Type: Article</text:p>
      <!--METADATA-->
      <text:p text:style-name="P4">
<draw:frame draw:style-name="fr1" draw:name="Image165" text:anchor-type="as-char" svg:width="6.9236in" svg:height="3.956343in" draw:z-index="0">
<draw:image xlink:href="../Images/yкринформ/2023-05-24T16-58-00-03-00/630_360_1684936570-735.jpg" xlink:type="simple" xlink:show="embed" xlink:actuate="onLoad" draw:mime-type="image/jpeg"/>
</draw:frame>
 У Дніпріна сесії міської ради перейменували близько десяти вулиць, пов'язаних ізРосією.</text:p>
      <text:p text:style-name="P4">
Про це в <text:a xlink:type="simple" xlink:href="https://t.me/borys_filatovv/1012" text:style-name="Internet_20_link" text:visited-style-name="Visited_20_Internet_20_Link">
 </text:a>
 повідомляє міський головаДніпра Борис Філатов, передає Укрінформ.</text:p>
      <text:p text:style-name="P4">
"Сьогодні на сесії перейменували ще майже десяток вулиць – щоб позбавити їхвідгомону російського ярма. Так само, як ми це зробили із понад сотнею іншихнаших топонімів. Але це не просто зміна назв. Це ще й чудова можливістьподякувати нашим неймовірним героям сил ППО. Бо тепер замість Бородинської у <text:a xlink:type="simple" xlink:href="https://www.ukrinform.ua/tag-dnipro" text:style-name="Internet_20_link" text:visited-style-name="Visited_20_Internet_20_Link">
</text:a>
 є вулиця Вартових Неба. А вулицяКамчатська віднині носить назву Героїв УПА", - йдеться у дописі.</text:p>
      <text:p text:style-name="P4">
Крім того, на заміну Леваневського прийшла вулиця Львівська.</text:p>
      <text:p text:style-name="P4">
Філатов додав, що два роки тому в Дніпрі таке, мабуть, було б навіть складноуявити.</text:p>
      <text:p text:style-name="P4">
<text:span text:style-name="T4">
Читайте також:</text:span>
 <text:a xlink:type="simple" xlink:href="https://www.ukrinform.ua/rubric-kyiv/3711099-u-kievi-bude-metro-plosa-ukrainskih-geroiv-i-vulica-cercilla-perejmenuvali-26-obektiv.html" text:style-name="Internet_20_link" text:visited-style-name="Visited_20_Internet_20_Link">
 <text:span text:style-name="T4">
перейменували</text:span>
 </text:a>
</text:p>
      <text:p text:style-name="P4">
Раніше повідомлялось, що минулого року в Дніпрі перейменували понад 150вулиць, ще близько 300 є в плані.</text:p>
      <text:p text:style-name="P4">
Source: <text:a xlink:type="simple" xlink:href="https://www.ukrinform.ua/rubric-regions/3713623-u-dnipri-zavilas-vulica-geroiv-upa-ta-vartovih-neba.html" text:style-name="Internet_20_link" text:visited-style-name="Visited_20_Internet_20_Link">
https://www.ukrinform.ua/rubric-regions/3713623-u-dnipri-zavilas-vulica-geroiv-upa-ta-vartovih-neba.html</text:a>
</text:p>
      <!--NEWS-->
      <text:h text:style-name="P10" text:outline-level="1">
<text:span text:style-name="T4">
Швейцарія продасть Німеччині 25 танків Leopard 2 - Україна зможе отримати більше зброї</text:span>
</text:h>
      <text:p text:style-name="P4">
Authors: Ukrinform (Person)</text:p>
      <text:p text:style-name="P4">
Publisher: Укринформ (Organization)</text:p>
      <text:p text:style-name="P4">
Published Time: 2023-05-24T17:00:00+03:00</text:p>
      <text:p text:style-name="P4">
Modified Time: 2023-05-24T17:00:00+03:00</text:p>
      <text:p text:style-name="P4">
Description: Уряд Швейцарії в середу підтримав виведення з експлуатації 25 передових бойових танків Leopard 2 з метою їхнього продажу Німеччині, що може дозволити західним країнам надіслати більше військової допомоги Україні. — Укрінформ.</text:p>
      <text:p text:style-name="P4">
Images: ['<text:a xlink:type="simple" xlink:href="https://static.ukrinform.com/photos/2023_02/thumb_files/630_360_1677073795-317.jpg" text:style-name="Internet_20_link" text:visited-style-name="Visited_20_Internet_20_Link">
630_360_16770...</text:a>
']</text:p>
      <text:p text:style-name="P4">
Tags: ['Німеччина', 'Швейцарія', 'Україна', 'Війна з Росією', ' танк Leopard']</text:p>
      <text:p text:style-name="P4">
Type: Article</text:p>
      <!--METADATA-->
      <text:p text:style-name="P4">
<draw:frame draw:style-name="fr1" draw:name="Image166" text:anchor-type="as-char" svg:width="6.9236in" svg:height="3.956343in" draw:z-index="0">
<draw:image xlink:href="../Images/yкринформ/2023-05-24T17-00-00-03-00/630_360_1677073795-317.jpg" xlink:type="simple" xlink:show="embed" xlink:actuate="onLoad" draw:mime-type="image/jpeg"/>
</draw:frame>
 УрядШвейцарії в середу підтримав виведення з експлуатації 25 передових бойовихтанків Leopard 2 з метою їхнього продажу Німеччині, що може дозволити західнимкраїнам надіслати більше військової допомоги Україні.</text:p>
      <text:p text:style-name="P4">
Про це повідомляє <text:a xlink:type="simple" xlink:href="https://www.reuters.com/business/aerospace-defense/switzerland-takes-step-towards-sale-25-leopard-2-tanks-back-germany-2023-05-24/" text:style-name="Internet_20_link" text:visited-style-name="Visited_20_Internet_20_Link">
 </text:a>
 , передає Укрінформ.</text:p>
      <text:p text:style-name="P4">
Як зазначається, це питання є чутливим для швейцарської влади, оскількивідповідно до законів про нейтралітет і окремого ембарго на поставки зброї,Швейцарії заборонено відправляти зброю безпосередньо в Україну.</text:p>
      <text:p text:style-name="P4">
Наразі швейцарські військові мають 134 танки Leopard 2 на озброєнні та ще 96на зберіганні.</text:p>
      <text:p text:style-name="P4">
<text:span text:style-name="T4">
Читайте також:</text:span>
 <text:a xlink:type="simple" xlink:href="https://www.ukrinform.ua/rubric-economy/3713159-bank-u-svejcarii-pocav-zamorozuvati-investicijni-rahunki-rosian-i-bilorusiv-roszmi.html" text:style-name="Internet_20_link" text:visited-style-name="Visited_20_Internet_20_Link">
 </text:a>
</text:p>
      <text:p text:style-name="P4">
У заяві уряду йдеться про те, що власні військові потреби <text:a xlink:type="simple" xlink:href="https://www.ukrinform.ua/tag-svejcaria" text:style-name="Internet_20_link" text:visited-style-name="Visited_20_Internet_20_Link">
</text:a>
 залишаться покритими. Уряднаголосив, що тепер швейцарський парламент має ухвалити рішення з цьогопитання.</text:p>
      <text:p text:style-name="P4">
У лютому Німеччина попросила Швейцарію продати частину танків назад виробникуRheinmetall, що дозволило б компанії заповнити прогалини в озброєннях країн-членів Європейського Союзу та НАТО.</text:p>
      <text:p text:style-name="P4">
Німеччина, Польща, Португалія, Фінляндія та Швеція є серед країн, якінадсилають танки Leopard, щоб допомогти Україні захиститися від нападу Росії,створюючи прогалини у своїх власних арсеналах.</text:p>
      <text:p text:style-name="P4">
Раніше Берн заблокував запити Німеччини, Іспанії та Данії на дозвіл реекспортув Україну боєприпасів швейцарського виробництва, які вони раніше закупили.</text:p>
      <text:p text:style-name="P4">
<text:span text:style-name="T4">
Читайте також:</text:span>
 <text:a xlink:type="simple" xlink:href="https://www.ukrinform.ua/rubric-ato/3713575-posol-ukraini-v-nimeccini-anonsuvav-peredacu-110-tankiv-leopard.html" text:style-name="Internet_20_link" text:visited-style-name="Visited_20_Internet_20_Link">
 <text:span text:style-name="T4">
Leopard</text:span>
 </text:a>
</text:p>
      <text:p text:style-name="P4">
Однак, як пише агентство, це питання стає все більш суперечливим у Швейцарії,оскільки проукраїнські зміни в громадських і політичних настроях чинять тискна уряд, щоб скасувати заборону на експорт швейцарської зброї в зони бойовихдій.</text:p>
      <text:p text:style-name="P4">
Як повідомляв Укрінформ, Німецька промислова група Renk, яка виробляєкомпоненти для танків Leopard 2 та Leclerc, нарощує потужності і збільшуєкількість працівників.</text:p>
      <text:p text:style-name="P4">
<text:span text:style-name="T5">
Фото: kmweg.com</text:span>
</text:p>
      <text:p text:style-name="P4">
Source: <text:a xlink:type="simple" xlink:href="https://www.ukrinform.ua/rubric-ato/3713625-svejcaria-prodast-nimeccini-25-tankiv-leopard-2-ukraina-zmoze-otrimati-bilse-zbroi.html" text:style-name="Internet_20_link" text:visited-style-name="Visited_20_Internet_20_Link">
https://www.ukrinform.ua/rubric-ato/3713625-svejcaria-prodast-nimeccini-25-tankiv-leopard-2-ukraina-zmoze-otrimati-bilse-zbroi.html</text:a>
</text:p>
      <!--NEWS-->
      <text:h text:style-name="P10" text:outline-level="1">
<text:span text:style-name="T4">
Через забруднені вибухівкою території в зоні ризику перебувають 6,1 млн людей — Мінекономіки</text:span>
</text:h>
      <text:p text:style-name="P4">
Author: ['АРМІЯINFORM']</text:p>
      <text:p text:style-name="P4">
Time: 2023-05-24T17:00:00-04:00</text:p>
      <text:p text:style-name="P4">
Description: Через забруднення території України вибухонебезпечними предметами в зоні ризику перебув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edium.jpg" text:style-name="Internet_20_link" text:visited-style-name="Visited_20_Internet_20_Link">
medium.jpg</text:a>
']</text:p>
      <text:p text:style-name="P4">
Tags: ['ГУМАНІТАРНЕ РОЗМІНУВАННЯ', 'МІНИ', 'ЮЛІЯ СВИРИДЕНКО']</text:p>
      <text:p text:style-name="P4">
Category: News</text:p>
      <!--METADATA-->
      <text:p text:style-name="P4">
<draw:frame draw:style-name="fr1" draw:name="Image167" text:anchor-type="as-char" svg:width="6.9236in" svg:height="3.89908in" draw:z-index="0">
<draw:image xlink:href="../Images/AРМІЯINFORM/2023-05-24T17-00-00-04-00/medium.jpg" xlink:type="simple" xlink:show="embed" xlink:actuate="onLoad" draw:mime-type="image/jpeg"/>
</draw:frame>
</text:p>
      <text:p text:style-name="P4">
Через забруднення території України вибухонебезпечними предметами в зоніризику перебуває 6,1 млн людей.</text:p>
      <text:p text:style-name="P4">
Про це<text:a xlink:type="simple" xlink:href="https://www.me.gov.ua/News/Detail" text:style-name="Internet_20_link" text:visited-style-name="Visited_20_Internet_20_Link">
 повідомила</text:a>
перший віцепрем’єр-міністр України — міністр економіки України ЮліяСвириденко.</text:p>
      <text:p text:style-name="P4">
«Технічного обстеження потребують 175 тис. км кв. територій України, зокрема,в зоні ризику перебувають 6,1 млн людей. Ми звернулися до наших міжнароднихпартнерів із проханням долучитися до процесу гуманітарного розмінування.Україна має лише 12 машин для розмінування — цього критично замало. Тому Урядшукає можливість створення „Коаліції з розмінування“ з країнами, якідопоможуть нам вийти на глобальний ринок розмінувальної техніки», — сказалачиновниця.</text:p>
      <text:p text:style-name="P4">
Вона зазначила, що Міноборони має лише 2 тис. саперів, нам потрібно навчитибільше спеціалістів та залучити саперів з інших країн.</text:p>
      <text:p text:style-name="P4">
В Україні вже створено Центр гуманітарного розмінування, який координуватимеусіх учасників процесу, залучатиме фінансування і визначатиме пріоритетирозмінування. Також в Україні розроблено План з гуманітарного розмінуваннясільгоспземель, пріоритетними серед яких є Дніпропетровська, Запорізька,Київська, Миколаївська, Сумська, Харківська, Херсонська, Чернігівська таЧеркаська області.</text:p>
      <text:p text:style-name="P4">
«В контексті відбудови України гуманітарне розмінування займає пріоритетнемісце. Насамперед йдеться про об’єкти критичної інфраструктури, соціальнуінфраструктуру та житлові будинки, сільськогосподарські угіддя. У червні вЛондоні відбудеться важлива для України конференція з питань відновлення.Одним із елементів програми буде сесія, присвячена прискоренню гуманітарногорозмінування», — додала Юлія Свириденко.</text:p>
      <text:p text:style-name="P4">
Source: <text:a xlink:type="simple" xlink:href="https://armyinform.com.ua/2023/05/24/cherez-zabrudneni-vybuhivkoyu-terytoriyi-v-zoni-ryzyku-perebuvayut-61-mln-lyudej-minekonomiky/" text:style-name="Internet_20_link" text:visited-style-name="Visited_20_Internet_20_Link">
https://armyinform.com.ua/2023/05/24/cherez-zabrudneni-vybuhivkoyu-terytoriyi-v-zoni-ryzyku-perebuvayut-61-mln-lyudej-minekonomiky/</text:a>
</text:p>
      <!--NEWS-->
      <text:h text:style-name="P10" text:outline-level="1">
<text:span text:style-name="T4">
Надаль не зіграє на «Вімблдоні-2023»</text:span>
</text:h>
      <text:p text:style-name="P4">
Authors: Ukrinform (Person)</text:p>
      <text:p text:style-name="P4">
Publisher: Укринформ (Organization)</text:p>
      <text:p text:style-name="P4">
Published Time: 2023-05-24T17:03:53+03:00</text:p>
      <text:p text:style-name="P4">
Modified Time: 2023-05-24T17:03:53+03:00</text:p>
      <text:p text:style-name="P4">
Description: Все через травму стегна. — Укрінформ.</text:p>
      <text:p text:style-name="P4">
Images: ['<text:a xlink:type="simple" xlink:href="https://static.ukrinform.com/photos/2023_05/thumb_files/630_360_1684936977-571.jpg" text:style-name="Internet_20_link" text:visited-style-name="Visited_20_Internet_20_Link">
630_360_16849...</text:a>
']</text:p>
      <text:p text:style-name="P4">
Tags: ['Теніс', 'Надаль', 'Вімблдон']</text:p>
      <text:p text:style-name="P4">
Type: Article</text:p>
      <!--METADATA-->
      <text:p text:style-name="P4">
<draw:frame draw:style-name="fr1" draw:name="Image168" text:anchor-type="as-char" svg:width="6.9236in" svg:height="3.956343in" draw:z-index="0">
<draw:image xlink:href="../Images/yкринформ/2023-05-24T17-03-53-03-00/630_360_1684936977-571.jpg" xlink:type="simple" xlink:show="embed" xlink:actuate="onLoad" draw:mime-type="image/jpeg"/>
</draw:frame>
 Все черезтравму стегна.</text:p>
      <text:p text:style-name="P4">
22-разовий чемпіон Гренд Слемів Рафаель Надаль знявся із «Вімблдону-2023», <text:a xlink:type="simple" xlink:href="https://twitter.com/EntryLists/status/1661027361708703749" text:style-name="Internet_20_link" text:visited-style-name="Visited_20_Internet_20_Link">
</text:a>
 Entry Lists уТвіттері, передає Укрінформ.</text:p>
      <text:p text:style-name="P4">
Надаль двічі вигравав «Вімблдон» (2008, 2010), цьогорічний турнір пройде з 3по 16 липня.</text:p>
      <text:p text:style-name="P4">
Іспанець не виходив на корт після «Australian Open» через травму стегна. Употочному сезоні на його рахунку всього 4 зіграні матчі й одна перемога.</text:p>
      <text:p text:style-name="P4">
Також Надаль вперше з 2004 року не виступить на «Ролан Гаррос». Він розглядаєможливість завершити кар’єру після сезону-2024.</text:p>
      <text:p text:style-name="P4">
<text:span text:style-name="T4">
Читайте також:</text:span>
 <text:a xlink:type="simple" xlink:href="https://www.ukrinform.ua/rubric-sports/3711034-nadal-uperse-z-2004-roku-propustit-rolan-garros.html" text:style-name="Internet_20_link" text:visited-style-name="Visited_20_Internet_20_Link">
 <text:span text:style-name="T4">
Надаль</text:span>
 </text:a>
</text:p>
      <text:p text:style-name="P4">
Як повідомляв Укрінформ, у 2021 році Надаль травмувався на «Ролан Гаррос» і докінця сезону зіграв лише два матчі, але у 2022-му році повернувся на корт,провів 47 поєдинків, вигравши «Australian Open» і «Ролан Гаррос».</text:p>
      <text:p text:style-name="P4">
Фото: Getty Images</text:p>
      <text:p text:style-name="P4">
Source: <text:a xlink:type="simple" xlink:href="https://www.ukrinform.ua/rubric-sports/3713626-nadal-ne-zigrae-na-vimbldoni2023.html" text:style-name="Internet_20_link" text:visited-style-name="Visited_20_Internet_20_Link">
https://www.ukrinform.ua/rubric-sports/3713626-nadal-ne-zigrae-na-vimbldoni2023.html</text:a>
</text:p>
      <!--NEWS-->
      <text:h text:style-name="P10" text:outline-level="1">
<text:span text:style-name="T4">
В Абу-Дабі відбувся масштабний культурний захід, присвячений українській вишивці</text:span>
</text:h>
      <text:p text:style-name="P4">
Authors: Ukrinform (Person)</text:p>
      <text:p text:style-name="P4">
Publisher: Укринформ (Organization)</text:p>
      <text:p text:style-name="P4">
Published Time: 2023-05-24T17:05:00+03:00</text:p>
      <text:p text:style-name="P4">
Modified Time: 2023-05-24T17:05:00+03:00</text:p>
      <text:p text:style-name="P4">
Description: Українська жіноча ініціатива в ОАЕ (УЖІ) провела в Абу-Дабі культурну подію «Українська вишиванка: через віки до сьогодення». — Укрінформ.</text:p>
      <text:p text:style-name="P4">
Images: ['<text:a xlink:type="simple" xlink:href="https://static.ukrinform.com/photos/2023_05/thumb_files/630_360_1684928762-421.jpg" text:style-name="Internet_20_link" text:visited-style-name="Visited_20_Internet_20_Link">
630_360_16849...</text:a>
', '<text:a xlink:type="simple" xlink:href="https://static.ukrinform.com/photos/2023_05/1684928810-648.jpg" text:style-name="Internet_20_link" text:visited-style-name="Visited_20_Internet_20_Link">
1684928810-64...</text:a>
', '<text:a xlink:type="simple" xlink:href="https://static.ukrinform.com/photos/2023_05/1684928861-765.jpg" text:style-name="Internet_20_link" text:visited-style-name="Visited_20_Internet_20_Link">
1684928861-76...</text:a>
', '<text:a xlink:type="simple" xlink:href="https://static.ukrinform.com/photos/2023_05/1684928922-685.jpg" text:style-name="Internet_20_link" text:visited-style-name="Visited_20_Internet_20_Link">
1684928922-68...</text:a>
', '<text:a xlink:type="simple" xlink:href="https://static.ukrinform.com/photos/2023_05/1684929133-744.jpg" text:style-name="Internet_20_link" text:visited-style-name="Visited_20_Internet_20_Link">
1684929133-74...</text:a>
', '<text:a xlink:type="simple" xlink:href="https://static.ukrinform.com/photos/2023_05/1684929197-175.jpg" text:style-name="Internet_20_link" text:visited-style-name="Visited_20_Internet_20_Link">
1684929197-17...</text:a>
', '<text:a xlink:type="simple" xlink:href="https://static.ukrinform.com/photos/2023_05/1684929235-401.jpg" text:style-name="Internet_20_link" text:visited-style-name="Visited_20_Internet_20_Link">
1684929235-40...</text:a>
', '<text:a xlink:type="simple" xlink:href="https://static.ukrinform.com/photos/2023_05/1684929262-269.jpg" text:style-name="Internet_20_link" text:visited-style-name="Visited_20_Internet_20_Link">
1684929262-26...</text:a>
', '<text:a xlink:type="simple" xlink:href="https://static.ukrinform.com/photos/2023_05/1684929275-558.jpg" text:style-name="Internet_20_link" text:visited-style-name="Visited_20_Internet_20_Link">
1684929275-55...</text:a>
', '<text:a xlink:type="simple" xlink:href="https://static.ukrinform.com/photos/2023_05/1684929293-734.jpg" text:style-name="Internet_20_link" text:visited-style-name="Visited_20_Internet_20_Link">
1684929293-73...</text:a>
', '<text:a xlink:type="simple" xlink:href="https://static.ukrinform.com/photos/2023_05/1684929309-342.jpg" text:style-name="Internet_20_link" text:visited-style-name="Visited_20_Internet_20_Link">
1684929309-34...</text:a>
', '<text:a xlink:type="simple" xlink:href="https://static.ukrinform.com/photos/2023_05/1684929420-800.jpg" text:style-name="Internet_20_link" text:visited-style-name="Visited_20_Internet_20_Link">
1684929420-80...</text:a>
']</text:p>
      <text:p text:style-name="P4">
Tags: ['Діаспора', 'Культура', 'ОАЕ', 'Вишиванка', 'День вишиванки']</text:p>
      <text:p text:style-name="P4">
Type: Article</text:p>
      <!--METADATA-->
      <text:p text:style-name="P4">
<draw:frame draw:style-name="fr1" draw:name="Image169" text:anchor-type="as-char" svg:width="6.9236in" svg:height="3.956343in" draw:z-index="0">
<draw:image xlink:href="../Images/yкринформ/2023-05-24T17-05-00-03-00/630_360_1684928762-421.jpg" xlink:type="simple" xlink:show="embed" xlink:actuate="onLoad" draw:mime-type="image/jpeg"/>
</draw:frame>
 Українськажіноча ініціатива в ОАЕ (УЖІ) провела в Абу-Дабі культурну подію «Українськавишиванка: через віки до сьогодення».</text:p>
      <text:p text:style-name="P4">
Про це Укрінформу повідомила організаторка заходу – співзасновниця такоординаторка громадського проєкту УЖІ Маріана Євсюкова.</text:p>
      <text:p text:style-name="P4">
<draw:frame draw:style-name="fr1" draw:name="Image170" text:anchor-type="as-char" svg:width="6.9236in" svg:height="4.615733in" draw:z-index="0">
<draw:image xlink:href="../Images/yкринформ/2023-05-24T17-05-00-03-00/1684928810-648.jpg" xlink:type="simple" xlink:show="embed" xlink:actuate="onLoad" draw:mime-type="image/jpeg"/>
</draw:frame>
 Фото: АльонаКьоніг</text:p>
      <text:p text:style-name="P4">
Захід відбувся 21 травня у приміщенні Creative hub (Youth hub) з нагодиВсесвітнього дня вишиванки. Програма включала виставку вишитих сорочок,майстер-класи, лекції, виступи за участі дитячих та дорослих музичних тахореографічних колективів та окремих виконавців, фольклорні вистави, через яківідвідувачі мали змогу дізнатися більше про українську вишиванку та вишивку, атакож українську культуру й традиції.</text:p>
      <text:p text:style-name="P4">
<draw:frame draw:style-name="fr1" draw:name="Image171" text:anchor-type="as-char" svg:width="6.9236in" svg:height="4.615733in" draw:z-index="0">
<draw:image xlink:href="../Images/yкринформ/2023-05-24T17-05-00-03-00/1684928861-765.jpg" xlink:type="simple" xlink:show="embed" xlink:actuate="onLoad" draw:mime-type="image/jpeg"/>
</draw:frame>
 Фото: АльонаКьоніг</text:p>
      <text:p text:style-name="P4">
«Ідея проведення такої культурної події виникла у нас деякий час назад. В Абу-Дабі та Дубаї у попередні роки відбулися різні заходи до Дня вишиванки, і цебуло чудово. Однак вони були спрямовані здебільшого на українську громаду. УЖІвирішила зробити фокус на іноземців, аби активніше поширити серед нихінформацію про багату й давню українську культурну спадщину. ОАЕ дужепідходять для таких подій, адже тут мешкають представники більш як 200національностей, а експати складають 85% населення ОАЕ», – зазначила МаріанаЄвсюкова.</text:p>
      <text:p text:style-name="P4">
<draw:frame draw:style-name="fr1" draw:name="Image172" text:anchor-type="as-char" svg:width="6.9236in" svg:height="4.615733in" draw:z-index="0">
<draw:image xlink:href="../Images/yкринформ/2023-05-24T17-05-00-03-00/1684928922-685.jpg" xlink:type="simple" xlink:show="embed" xlink:actuate="onLoad" draw:mime-type="image/jpeg"/>
</draw:frame>
 Фото: ВладаЄрохіна</text:p>
      <text:p text:style-name="P4">
Урочисте відкриття події відбулося за участі Надзвичайного й ПовноважногоПосла України в ОАЕ Дмитра Сеніка, його дружини Євгенії і поважних еміратськихгостей.</text:p>
      <text:p text:style-name="P4">
<draw:frame draw:style-name="fr1" draw:name="Image173" text:anchor-type="as-char" svg:width="6.9236in" svg:height="4.615733in" draw:z-index="0">
<draw:image xlink:href="../Images/yкринформ/2023-05-24T17-05-00-03-00/1684929133-744.jpg" xlink:type="simple" xlink:show="embed" xlink:actuate="onLoad" draw:mime-type="image/jpeg"/>
</draw:frame>
 Фото: АльонаКьоніг</text:p>
      <text:p text:style-name="P4">
Про походження та глибоку історію української вишивки й вишитого одягу,символіку орнаментів та значення кольорів, різноманітні техніки вишивки тазначення вишиванки для українців розповідалося в лекції на тему: «Вишиванка –українська культурна спадщина», а також на окремих інформаційних стендах.</text:p>
      <text:p text:style-name="P4">
<draw:frame draw:style-name="fr1" draw:name="Image174" text:anchor-type="as-char" svg:width="6.9236in" svg:height="4.615733in" draw:z-index="0">
<draw:image xlink:href="../Images/yкринформ/2023-05-24T17-05-00-03-00/1684929197-175.jpg" xlink:type="simple" xlink:show="embed" xlink:actuate="onLoad" draw:mime-type="image/jpeg"/>
</draw:frame>
 Фото: АльонаКьоніг</text:p>
      <text:p text:style-name="P4">
Насолодитися красою національного вишитого одягу на власні очі відвідувачісвята змогли на виставці вишиванок. Дитячі й дорослі, вони презентували різністилі та техніки вишивки з різних регіонів України. Перлиною експозиції сталитри унікальні вишиті жіночі сорочки більш як 100-річної давнини, а такожвишиті вручну сорочки більш пізнього періоду з приватних колекцій українок вАбу-Дабі.</text:p>
      <text:p text:style-name="P4">
<draw:frame draw:style-name="fr1" draw:name="Image175" text:anchor-type="as-char" svg:width="6.9236in" svg:height="4.615733in" draw:z-index="0">
<draw:image xlink:href="../Images/yкринформ/2023-05-24T17-05-00-03-00/1684929235-401.jpg" xlink:type="simple" xlink:show="embed" xlink:actuate="onLoad" draw:mime-type="image/jpeg"/>
</draw:frame>
 Фото: ВладаЄрохіна</text:p>
      <text:p text:style-name="P4">
Крім того, українці вдягнули на захід свої вишиванки – як із сімейнихколекцій, так і від відомих українських дизайнерів. Багатство національнихорнаментів також продемонстрували учні шкіл «Дивосвіт» і «Софія» та доросліпід час дефіле у вишиванках. Тож Creative hub у цей день рясно квітуваввишиванками.</text:p>
      <text:p text:style-name="P4">
<draw:frame draw:style-name="fr1" draw:name="Image176" text:anchor-type="as-char" svg:width="6.664062in" svg:height="10.0in" draw:z-index="0">
<draw:image xlink:href="../Images/yкринформ/2023-05-24T17-05-00-03-00/1684929262-269.jpg" xlink:type="simple" xlink:show="embed" xlink:actuate="onLoad" draw:mime-type="image/jpeg"/>
</draw:frame>
 Фото: ВладаЄрохіна</text:p>
      <text:p text:style-name="P4">
Тема вишивки була присутня й у музичній частині програми. Зокрема, ансамбльукраїнської пісні й танцю в ОАЕ «Червона калина» розпочав свій виступ піснями«Вишиванка» і «Два кольори». А викладачки хореографії в українській школівихідного дня «Дивосвіт» презентували танок на пісню «Вишиванка». Крім того,українська музика лунала на заході у виконанні юних виконавців і професійнихмузикантів (Катерини Бушан, Євгенії Ащеулової та Валерії Загоняєвої) на різнихмузичних інструментах та під час танцювальних номерів і виступів учнівукраїнських суботніх шкіл в ОАЕ та музичної школи Grazioso Music Institute.</text:p>
      <text:p text:style-name="P4">
<draw:frame draw:style-name="fr1" draw:name="Image177" text:anchor-type="as-char" svg:width="6.9236in" svg:height="4.615733in" draw:z-index="0">
<draw:image xlink:href="../Images/yкринформ/2023-05-24T17-05-00-03-00/1684929275-558.jpg" xlink:type="simple" xlink:show="embed" xlink:actuate="onLoad" draw:mime-type="image/jpeg"/>
</draw:frame>
 Фото: ВладаЄрохіна</text:p>
      <text:p text:style-name="P4">
Гості заходу також із захопленням спробували себе в опануванні традиційноїукраїнської вишивки. Учасники відповідного майстер-класу за допомогою ниток іхрестиків перекладали свої імена на полотно, користуючись роздрукованимисхемами. Українськими вишитими візерунками також прикрашали одяг для ляльок-мотанок, яких створювали на наступному майстер-класі.</text:p>
      <text:p text:style-name="P4">
<draw:frame draw:style-name="fr1" draw:name="Image178" text:anchor-type="as-char" svg:width="6.9236in" svg:height="4.615733in" draw:z-index="0">
<draw:image xlink:href="../Images/yкринформ/2023-05-24T17-05-00-03-00/1684929293-734.jpg" xlink:type="simple" xlink:show="embed" xlink:actuate="onLoad" draw:mime-type="image/jpeg"/>
</draw:frame>
 Фото: ВладаЄрохіна</text:p>
      <text:p text:style-name="P4">
«Відгуки, які ми отримали від наших гостей, а їх було понад 120 осіб з більшяк 14 країн, показали: був обраний правильний формат заходу. Його відвідали йеміратці, й іноземці, й наші співгромадяни. Українці приїхали на цю подіюмайже з усіх еміратів і перетворили захід на справжнє свято українськоїкультури. Ми продемонстрували силу українського духу, любов до Батьківщини,єдність та вміння шанувати свої цінності навіть у важкі часи. На день нашогозаходу Creative hub став осередком України в ОАЕ, де іноземці змогли здійснитиподорож до нашої країни, поринути в її багату й неповторну культуру, аукраїнці – відпочити душею», – зауважила Маріана Євсюкова.</text:p>
      <text:p text:style-name="P4">
<draw:frame draw:style-name="fr1" draw:name="Image179" text:anchor-type="as-char" svg:width="6.9236in" svg:height="4.615733in" draw:z-index="0">
<draw:image xlink:href="../Images/yкринформ/2023-05-24T17-05-00-03-00/1684929309-342.jpg" xlink:type="simple" xlink:show="embed" xlink:actuate="onLoad" draw:mime-type="image/jpeg"/>
</draw:frame>
 Фото: ВладаЄрохіна</text:p>
      <text:p text:style-name="P4">
Крім культурного заходу від УЖІ, до Дня вишиванки в Абу-Дабі й Дубаї відбулисямайстер-класи з вишивки, тематичні уроки в українських суботніх школах,флешмоби, квести.</text:p>
      <text:p text:style-name="P4">
<draw:frame draw:style-name="fr1" draw:name="Image180" text:anchor-type="as-char" svg:width="6.9236in" svg:height="4.615733in" draw:z-index="0">
<draw:image xlink:href="../Images/yкринформ/2023-05-24T17-05-00-03-00/1684929420-800.jpg" xlink:type="simple" xlink:show="embed" xlink:actuate="onLoad" draw:mime-type="image/jpeg"/>
</draw:frame>
 Фото: АльонаКьоніг</text:p>
      <text:p text:style-name="P4">
Як повідомляв Укрінформ, в Абу-Дабі та Дубаї українські школи <text:a xlink:type="simple" xlink:href="https://www.ukrinform.ua/rubric-diaspora/3698054-v-abudabi-ta-dubai-ukrainski-skoli-proveli-majsterklasi-pisankarstva.html" text:style-name="Internet_20_link" text:visited-style-name="Visited_20_Internet_20_Link">
</text:a>
 майстер-класиписанкарства.</text:p>
      <text:p text:style-name="P4">
<text:span text:style-name="T5">
Фото: Влада Єрохіна, Альона Кьоніг</text:span>
</text:p>
      <text:p text:style-name="P4">
Source: <text:a xlink:type="simple" xlink:href="https://www.ukrinform.ua/rubric-diaspora/3713550-v-abudabi-vidbuvsa-masstabnij-kulturnij-zahid-prisvacenij-ukrainskij-visivci.html" text:style-name="Internet_20_link" text:visited-style-name="Visited_20_Internet_20_Link">
https://www.ukrinform.ua/rubric-diaspora/3713550-v-abudabi-vidbuvsa-masstabnij-kulturnij-zahid-prisvacenij-ukrainskij-visivci.html</text:a>
</text:p>
      <!--NEWS-->
      <text:h text:style-name="P10" text:outline-level="1">
<text:span text:style-name="T4">
Миколаївський глиноземний завод готується відновити роботу - Кім</text:span>
</text:h>
      <text:p text:style-name="P4">
Authors: Ukrinform (Person)</text:p>
      <text:p text:style-name="P4">
Publisher: Укринформ (Organization)</text:p>
      <text:p text:style-name="P4">
Published Time: 2023-05-24T17:08:00+03:00</text:p>
      <text:p text:style-name="P4">
Modified Time: 2023-05-24T17:08:00+03:00</text:p>
      <text:p text:style-name="P4">
Description: Миколаївський глиноземний завод готується відновити роботу. — Укрінформ.</text:p>
      <text:p text:style-name="P4">
Images: ['<text:a xlink:type="simple" xlink:href="https://static.ukrinform.com/photos/2022_05/thumb_files/630_360_1651666581-310.jpg" text:style-name="Internet_20_link" text:visited-style-name="Visited_20_Internet_20_Link">
630_360_16516...</text:a>
']</text:p>
      <text:p text:style-name="P4">
Tags: ['Економіка', 'Миколаїв', 'Завод', 'Віталій Кім']</text:p>
      <text:p text:style-name="P4">
Type: Article</text:p>
      <!--METADATA-->
      <text:p text:style-name="P4">
<draw:frame draw:style-name="fr1" draw:name="Image181" text:anchor-type="as-char" svg:width="6.9236in" svg:height="3.956343in" draw:z-index="0">
<draw:image xlink:href="../Images/yкринформ/2023-05-24T17-08-00-03-00/630_360_1651666581-310.jpg" xlink:type="simple" xlink:show="embed" xlink:actuate="onLoad" draw:mime-type="image/jpeg"/>
</draw:frame>
Миколаївський глиноземний завод готується відновити роботу.</text:p>
      <text:p text:style-name="P4">
Про це, відповідаючи на запитання кореспондента Укрінформу, сказав головаМиколаївської обласної військової адміністрації Віталій Кім на брифінгу в ОДА24 травня.</text:p>
      <text:p text:style-name="P4">
«По МГЗ є гарні новини, але про це трохи згодом. Наразі стоїть завдання провідновлення його роботи, люди там мають працювати й отримувати зарплату. Покищо триває розгляд апеляційної скарги власника, потім на підприємство зайдеменеджмент, і через певний час воно має запрацювати. Само собою, там не маєбути нічого російського», - сказав Кім.</text:p>
      <text:p text:style-name="P4">
За його словами, сьогодні на <text:a xlink:type="simple" xlink:href="https://www.ukrinform.ua/tag-zavod" text:style-name="Internet_20_link" text:visited-style-name="Visited_20_Internet_20_Link">
 </text:a>
 працюєблизько 300 людей з 6 000, які були до війни. Вони, в основному, зайнятіохороною та обслуговуванням шламових полів.</text:p>
      <text:p text:style-name="P4">
Кім також зауважив, що під час переходу заводу з державної власності уприватну можуть виникати певні проблеми зі шламовими полями, безпечнаексплуатація яких потребує серйозних фінансових затрат. Адже не виключено, щопід час спекотної вітряної погоди з них знову можуть бути викиди пилу (як цебуло вже не раз іще до війни, коли навколишні села були вкриті червоним пилом– авт.). Проте це питання влада тримає на контролі.</text:p>
      <text:p text:style-name="P4">
<text:span text:style-name="T4">
Читайте також:</text:span>
 <text:a xlink:type="simple" xlink:href="https://www.ukrinform.ua/rubric-vidbudova/3712647-na-deokupovanij-snigurivsini-ponovlue-robotu-zavod-kompanii-agrofusion.html" text:style-name="Internet_20_link" text:visited-style-name="Visited_20_Internet_20_Link">
 <text:span text:style-name="T4">
Agro</text:span>
 </text:a>
</text:p>
      <text:p text:style-name="P4">
Також, за словами голови ОВА, обговорюється питання щодо завантаженостіроботою ще одного великого підприємства Миколаєва - ДП НВКГ «Зоря-Машпроєкт».</text:p>
      <text:p text:style-name="P4">
Як повідомлялося, Вищий антикорупційний суд задовольнив позов Мін’юсту щодопередачі у державну власність України підприємств, які належали російськомуолігарху Олегу Дерипасці, серед них і Миколаївський глиноземний завод. Це однез найбільших у Європі підприємств кольорової металургії.</text:p>
      <text:p text:style-name="P4">
Source: <text:a xlink:type="simple" xlink:href="https://www.ukrinform.ua/rubric-economy/3713627-mikolaivskij-glinozemnij-zavod-gotuetsa-vidnoviti-robotu-kim.html" text:style-name="Internet_20_link" text:visited-style-name="Visited_20_Internet_20_Link">
https://www.ukrinform.ua/rubric-economy/3713627-mikolaivskij-glinozemnij-zavod-gotuetsa-vidnoviti-robotu-kim.html</text:a>
</text:p>
      <!--NEWS-->
      <text:h text:style-name="P10" text:outline-level="1">
<text:span text:style-name="T4">
«Націоналізація» українського майна у Криму не має юридичної сили – Представництво Президента в АРК</text:span>
</text:h>
      <text:p text:style-name="P4">
Authors: Ukrinform (Person)</text:p>
      <text:p text:style-name="P4">
Publisher: Укринформ (Organization)</text:p>
      <text:p text:style-name="P4">
Published Time: 2023-05-24T17:14:00+03:00</text:p>
      <text:p text:style-name="P4">
Modified Time: 2023-05-24T17:14:00+03:00</text:p>
      <text:p text:style-name="P4">
Description: Так звана націоналізація українського майна в тимчасово окупованому Криму не має жодної юридичної сили, права власників майна будуть відновлені. — Укрінформ.</text:p>
      <text:p text:style-name="P4">
Images: ['<text:a xlink:type="simple" xlink:href="https://static.ukrinform.com/photos/2019_11/thumb_files/630_360_1574934374-733.jpg" text:style-name="Internet_20_link" text:visited-style-name="Visited_20_Internet_20_Link">
630_360_15749...</text:a>
', '<text:a xlink:type="simple" xlink:href="https://static.ukrinform.com/photos/2023_05/1684937491-891.jpg" text:style-name="Internet_20_link" text:visited-style-name="Visited_20_Internet_20_Link">
1684937491-89...</text:a>
']</text:p>
      <text:p text:style-name="P4">
Tags: ['Націоналізація', 'Окупація Криму', 'Майно', 'Війна з Росією']</text:p>
      <text:p text:style-name="P4">
Type: Article</text:p>
      <!--METADATA-->
      <text:p text:style-name="P4">
<draw:frame draw:style-name="fr1" draw:name="Image182" text:anchor-type="as-char" svg:width="6.9236in" svg:height="3.956343in" draw:z-index="0">
<draw:image xlink:href="../Images/yкринформ/2023-05-24T17-14-00-03-00/630_360_1574934374-733.jpg" xlink:type="simple" xlink:show="embed" xlink:actuate="onLoad" draw:mime-type="image/jpeg"/>
</draw:frame>
 Так звананаціоналізація українського майна в тимчасово окупованому Криму не має жодноїюридичної сили, права власників майна будуть відновлені.</text:p>
      <text:p text:style-name="P4">
Про це поінформувало у <text:a xlink:type="simple" xlink:href="https://www.facebook.com/ppu.gov.ua/posts/pfbid02QrjmDVYjtvBaRNu88WNgWd8r7L35q6UnuTi5ke1D9fq1P9zqHyC48bHsX34DCQNbl" text:style-name="Internet_20_link" text:visited-style-name="Visited_20_Internet_20_Link">
</text:a>
Представництво Президента України в АР Крим, передає Укрінформ.</text:p>
      <text:p text:style-name="P4">
"Вчинені внаслідок таких незаконних дій правочини з " <text:a xlink:type="simple" xlink:href="https://www.ukrinform.ua/tag-nacionalizacia" text:style-name="Internet_20_link" text:visited-style-name="Visited_20_Internet_20_Link">
</text:a>
 " майна держави, українськогобізнесу та громадян України або вилучення майна у законних власників не маютьюридичної сили та не будуть верифіковані після деокупації. Так само, не будутьвизнані правочини, де стороною є громадяни Російської Федерації, окупаційніадміністрації чи російський бізнес», - йдеться в дописі.</text:p>
      <text:p text:style-name="P4">
<draw:frame draw:style-name="fr1" draw:name="Image183" text:anchor-type="as-char" svg:width="6.9236in" svg:height="6.9236in" draw:z-index="0">
<draw:image xlink:href="../Images/yкринформ/2023-05-24T17-14-00-03-00/1684937491-891.jpg" xlink:type="simple" xlink:show="embed" xlink:actuate="onLoad" draw:mime-type="image/jpeg"/>
</draw:frame>
</text:p>
      <text:p text:style-name="P4">
У Представництві наголосили, що подібні “рішення” окупаційних адміністраційУкраїна не визнає.</text:p>
      <text:p text:style-name="P4">
«Права потерпілих власників майна будуть відновлені шляхом повернення такогомайна або через компенсацію від держави-агресора, зокрема у вигляді репарацій,які муситиме виплачувати РФ», - зазначили у відомстві.</text:p>
      <text:p text:style-name="P4">
<text:span text:style-name="T4">
Читайте також:</text:span>
 <text:a xlink:type="simple" xlink:href="https://www.ukrinform.ua/rubric-crimea/3712722-okupanti-vivozat-iz-krimu-dokumenti-so-pidtverdzuut-ihnu-nezakonnu-dialnist-gumenuk.html" text:style-name="Internet_20_link" text:visited-style-name="Visited_20_Internet_20_Link">
 <text:span text:style-name="T4">
Криму</text:span>
 </text:a>
</text:p>
      <text:p text:style-name="P4">
Як <text:a xlink:type="simple" xlink:href="https://www.ukrinform.ua/rubric-crimea/3713586-u-krimu-zagarbniki-nacionalizuvali-57-obektiv.html" text:style-name="Internet_20_link" text:visited-style-name="Visited_20_Internet_20_Link">
 </text:a>
 , російські загарбники в Криму«націоналізували» 57 об'єктів нерухомості, які належать українцям та Меджлісу.</text:p>
      <text:p text:style-name="P4">
Source: <text:a xlink:type="simple" xlink:href="https://www.ukrinform.ua/rubric-crimea/3713629-nacionalizacia-ukrainskogo-majna-u-krimu-ne-mae-uridicnoi-sili-predstavnictvo-prezidenta-v-ark.html" text:style-name="Internet_20_link" text:visited-style-name="Visited_20_Internet_20_Link">
https://www.ukrinform.ua/rubric-crimea/3713629-nacionalizacia-ukrainskogo-majna-u-krimu-ne-mae-uridicnoi-sili-predstavnictvo-prezidenta-v-ark.html</text:a>
</text:p>
      <!--NEWS-->
      <text:h text:style-name="P10" text:outline-level="1">
<text:span text:style-name="T4">
Фейкова смерть Залужного: Данілов розповів про засідання Ставки та «підморгнув» хейтерам</text:span>
</text:h>
      <text:p text:style-name="P4">
Authors: Ukrinform (Person)</text:p>
      <text:p text:style-name="P4">
Publisher: Укринформ (Organization)</text:p>
      <text:p text:style-name="P4">
Published Time: 2023-05-24T17:14:12+03:00</text:p>
      <text:p text:style-name="P4">
Modified Time: 2023-05-24T17:14:12+03:00</text:p>
      <text:p text:style-name="P4">
Description: Секретар Ради національної безпеки і оборони Олексій Данілов повідомив, що на ранковому засіданні Ставки Верховного головнокомандувача Володимир Зеленський заслухав Головнокомандувача ЗСУ Валерія Залужного. — Укрінформ.</text:p>
      <text:p text:style-name="P4">
Images: ['<text:a xlink:type="simple" xlink:href="https://static.ukrinform.com/photos/2023_03/thumb_files/630_360_1677948274-404.jpg" text:style-name="Internet_20_link" text:visited-style-name="Visited_20_Internet_20_Link">
630_360_16779...</text:a>
', '<text:a xlink:type="simple" xlink:href="https://static.ukrinform.com/photos/2023_05/1684937380-608.png" text:style-name="Internet_20_link" text:visited-style-name="Visited_20_Internet_20_Link">
1684937380-60...</text:a>
']</text:p>
      <text:p text:style-name="P4">
Tags: ['Данілов', 'Валерій Залужний', 'Війна з Росією', 'Ставка Верховного головнокомандувача']</text:p>
      <text:p text:style-name="P4">
Type: Article</text:p>
      <!--METADATA-->
      <text:p text:style-name="P4">
<draw:frame draw:style-name="fr1" draw:name="Image184" text:anchor-type="as-char" svg:width="6.9236in" svg:height="3.956343in" draw:z-index="0">
<draw:image xlink:href="../Images/yкринформ/2023-05-24T17-14-12-03-00/630_360_1677948274-404.jpg" xlink:type="simple" xlink:show="embed" xlink:actuate="onLoad" draw:mime-type="image/jpeg"/>
</draw:frame>
 СекретарРади національної безпеки і оборони Олексій Данілов повідомив, що на ранковомузасіданні Ставки Верховного головнокомандувача Володимир Зеленський заслухавГоловнокомандувача ЗСУ Валерія Залужного.</text:p>
      <text:p text:style-name="P4">
Як передає Укрінформ, про це ідеться в його дописі у <text:a xlink:type="simple" xlink:href="http://twitter.com/OleksiyDanilov/status/1661362834503004160" text:style-name="Internet_20_link" text:visited-style-name="Visited_20_Internet_20_Link">
</text:a>
</text:p>
      <text:p text:style-name="P4">
"Президент України, Верховний Головнокомандувач ЗСУ Володимир Зеленський24.05.2023 о 10.00 заслухав на Ставці доповіді Головнокомандувача ЗСУ ВалеріяЗалужного та інших членів Ставки", – зазначив Данілов.</text:p>
      <text:p text:style-name="P4">
У його дописі біля прізвища Залужного стоїть підморгуючий смайлик.</text:p>
      <text:p text:style-name="P4">
<draw:frame draw:style-name="fr1" draw:name="Image185" text:anchor-type="as-char" svg:width="6.9236in" svg:height="2.42326in" draw:z-index="0">
<draw:image xlink:href="../Images/yкринформ/2023-05-24T17-14-12-03-00/1684937380-608.png" xlink:type="simple" xlink:show="embed" xlink:actuate="onLoad" draw:mime-type="image/png"/>
</draw:frame>
</text:p>
      <text:p text:style-name="P4">
<text:span text:style-name="T4">
Читайте також:</text:span>
 <text:a xlink:type="simple" xlink:href="https://www.ukrinform.ua/rubric-ato/3712001-rosijskij-fejk-pro-zniknenna-zaluznogo-povazanij-iz-pikom-naprugi-v-bahmuti-malar.html" text:style-name="Internet_20_link" text:visited-style-name="Visited_20_Internet_20_Link">
 <text:span text:style-name="T4">
Залужного</text:span>
 </text:a>
</text:p>
      <text:p text:style-name="P4">
Як повідомлялося, низка пропагандистських російських ЗМІ повідомили проначебто загибель (інші – про важке поранення) Головнокомандувача ЗСУЗалужного.</text:p>
      <text:p text:style-name="P4">
24 травня <text:a xlink:type="simple" xlink:href="https://www.ukrinform.ua/tag-zelenskij" text:style-name="Internet_20_link" text:visited-style-name="Visited_20_Internet_20_Link">
 </text:a>
 провів чергове засіданняСтавки Верховного головнокомандувача щодо оперативної воєнної ситуації,забезпечення боєприпасами й роботи над концепцією розвитку авіації.</text:p>
      <text:p text:style-name="P4">
<text:span text:style-name="T5">
Фото: ОП</text:span>
</text:p>
      <text:p text:style-name="P4">
Source: <text:a xlink:type="simple" xlink:href="https://www.ukrinform.ua/rubric-ato/3713628-fejkova-smert-zaluznogo-danilov-rozpoviv-pro-zasidanna-stavki-ta-pidmorgnuv-hejteram.html" text:style-name="Internet_20_link" text:visited-style-name="Visited_20_Internet_20_Link">
https://www.ukrinform.ua/rubric-ato/3713628-fejkova-smert-zaluznogo-danilov-rozpoviv-pro-zasidanna-stavki-ta-pidmorgnuv-hejteram.html</text:a>
</text:p>
      <!--NEWS-->
      <text:h text:style-name="P10" text:outline-level="1">
<text:span text:style-name="T4">
Російська авіабомба зруйнувала дитячий садок на Сумщині</text:span>
</text:h>
      <text:p text:style-name="P4">
Authors: Ukrinform (Person)</text:p>
      <text:p text:style-name="P4">
Publisher: Укринформ (Organization)</text:p>
      <text:p text:style-name="P4">
Published Time: 2023-05-24T17:22:28+03:00</text:p>
      <text:p text:style-name="P4">
Modified Time: 2023-05-24T17:22:28+03:00</text:p>
      <text:p text:style-name="P4">
Description: Ворог завдав ракетного удару по громаді на Сумщині, в іншій громаді після вогневого ураження КАБ зруйнований дитсадок. — Укрінформ.</text:p>
      <text:p text:style-name="P4">
Images: ['<text:a xlink:type="simple" xlink:href="https://static.ukrinform.com/photos/2023_05/thumb_files/630_360_1684938027-855.jpg" text:style-name="Internet_20_link" text:visited-style-name="Visited_20_Internet_20_Link">
630_360_16849...</text:a>
']</text:p>
      <text:p text:style-name="P4">
Tags: ['Обстріл', 'Сумщина', 'Війна з Росією']</text:p>
      <text:p text:style-name="P4">
Type: Article</text:p>
      <!--METADATA-->
      <text:p text:style-name="P4">
<draw:frame draw:style-name="fr1" draw:name="Image186" text:anchor-type="as-char" svg:width="6.9236in" svg:height="3.956343in" draw:z-index="0">
<draw:image xlink:href="../Images/yкринформ/2023-05-24T17-22-28-03-00/630_360_1684938027-855.jpg" xlink:type="simple" xlink:show="embed" xlink:actuate="onLoad" draw:mime-type="image/jpeg"/>
</draw:frame>
 Ворогзавдав ракетного удару по громаді на Сумщині, в іншій громаді після вогневогоураження КАБ зруйнований дитсадок.</text:p>
      <text:p text:style-name="P4">
Про це повідомляє в <text:a xlink:type="simple" xlink:href="http://t.me/Sumy_news_ODA/16380" text:style-name="Internet_20_link" text:visited-style-name="Visited_20_Internet_20_Link">
 </text:a>
 Сумська ОВА, передаєУкрінформ.</text:p>
      <text:p text:style-name="P4">
"Сьогодні по території Великописарівської громади ворог здійснив авіаудар – 1ракетний вибух. Попередньо – без людських втрат та руйнувань цивільноїінфраструктури."- йдеться в повідомленні.</text:p>
      <text:p text:style-name="P4">
Також повідомляється, що росіяни завдали вогневе ураження орієнтовно КАБ (1вибух) по дитячому садочку в Юнаківській громаді.</text:p>
      <text:p text:style-name="P4">
Деталі обстрілу з’ясовуються.</text:p>
      <text:p text:style-name="P4">
<text:span text:style-name="T4">
Читайте також:</text:span>
 <text:a xlink:type="simple" xlink:href="https://www.ukrinform.ua/rubric-ato/3713593-na-zaporizkomu-napramku-zbilsilasa-kilkist-rosijskih-vijskovih-mer-melitopola.html" text:style-name="Internet_20_link" text:visited-style-name="Visited_20_Internet_20_Link">
 </text:a>
</text:p>
      <text:p text:style-name="P4">
Як повідомлялося, зранку ворог обстріляв прикордонну громаду на <text:a xlink:type="simple" xlink:href="https://www.ukrinform.ua/tag-sumsina" text:style-name="Internet_20_link" text:visited-style-name="Visited_20_Internet_20_Link">
</text:a>
 із мінометів.</text:p>
      <text:p text:style-name="P4">
Source: <text:a xlink:type="simple" xlink:href="https://www.ukrinform.ua/rubric-ato/3713630-rosijska-aviabomba-zrujnuvala-ditacij-sadok-na-sumsini.html" text:style-name="Internet_20_link" text:visited-style-name="Visited_20_Internet_20_Link">
https://www.ukrinform.ua/rubric-ato/3713630-rosijska-aviabomba-zrujnuvala-ditacij-sadok-na-sumsini.html</text:a>
</text:p>
      <!--NEWS-->
      <text:h text:style-name="P10" text:outline-level="1">
<text:span text:style-name="T4">
Дмитро Кулеба зустрівся з керівництвом Африканського Союзу</text:span>
</text:h>
      <text:p text:style-name="P4">
Authors: Ukrinform (Person)</text:p>
      <text:p text:style-name="P4">
Publisher: Укринформ (Organization)</text:p>
      <text:p text:style-name="P4">
Published Time: 2023-05-24T17:26:05+03:00</text:p>
      <text:p text:style-name="P4">
Modified Time: 2023-05-24T17:26:05+03:00</text:p>
      <text:p text:style-name="P4">
Description: Активізація відносин з країнами Африки були в центрі уваги під час зустрічей глави МЗС Дмитра Кулеби з головою Африканського Союзу, президентом Союзу Коморських островів Азалі Ассумані та головою Комісії Африканського Союзу Мусою Факі Махаматом у Аддис-Абебі, Ефіопія. — Укрінформ.</text:p>
      <text:p text:style-name="P4">
Images: ['<text:a xlink:type="simple" xlink:href="https://static.ukrinform.com/photos/2023_05/thumb_files/630_360_1684938075-982.jpeg" text:style-name="Internet_20_link" text:visited-style-name="Visited_20_Internet_20_Link">
630_360_16849...</text:a>
', '<text:a xlink:type="simple" xlink:href="https://static.ukrinform.com/photos/2023_05/1684938075-525.jpeg" text:style-name="Internet_20_link" text:visited-style-name="Visited_20_Internet_20_Link">
1684938075-52...</text:a>
', '<text:a xlink:type="simple" xlink:href="https://static.ukrinform.com/photos/2023_05/1684938093-558.jpeg" text:style-name="Internet_20_link" text:visited-style-name="Visited_20_Internet_20_Link">
1684938093-55...</text:a>
', '<text:a xlink:type="simple" xlink:href="https://static.ukrinform.com/photos/2023_05/1684938075-943.jpeg" text:style-name="Internet_20_link" text:visited-style-name="Visited_20_Internet_20_Link">
1684938075-94...</text:a>
']</text:p>
      <text:p text:style-name="P4">
Tags: ['Африка', 'Дмитро Кулеба', 'МЗС', 'Україна']</text:p>
      <text:p text:style-name="P4">
Type: Article</text:p>
      <!--METADATA-->
      <text:p text:style-name="P4">
<draw:frame draw:style-name="fr1" draw:name="Image187" text:anchor-type="as-char" svg:width="6.9236in" svg:height="3.956343in" draw:z-index="0">
<draw:image xlink:href="../Images/yкринформ/2023-05-24T17-26-05-03-00/630_360_1684938075-982.jpeg" xlink:type="simple" xlink:show="embed" xlink:actuate="onLoad" draw:mime-type="image/jpeg"/>
</draw:frame>
Активізація відносин з країнами Африки були в центрі уваги під час зустрічейглави МЗС Дмитра Кулеби з головою Африканського Союзу, президентом СоюзуКоморських островів Азалі Ассумані та головою Комісії Африканського СоюзуМусою Факі Махаматом у Аддис-Абебі, Ефіопія.</text:p>
      <text:p text:style-name="P4">
Про це йдеться у повідомленні <text:a xlink:type="simple" xlink:href="https://mfa.gov.ua/news/dmitro-kuleba-ukrayina-zapochatkovuye-sistemnu-spivpracyu-iz-afrikanskim-soyuzom" text:style-name="Internet_20_link" text:visited-style-name="Visited_20_Internet_20_Link">
 </text:a>
 , передаєУкрінформ.</text:p>
      <text:p text:style-name="P4">
Як зазначається, зустрічі відбулися напередодні Дня Африки, який відзначається25 травня, під час візиту міністра до Ефіопії.</text:p>
      <text:p text:style-name="P4">
Кулеба розповів Азалі Ассумані та Мусі Факі Махамату про курс України наактивізацію відносин із країнами Африки, який дозволить створити новівзаємовигідні можливості для наших держав, бізнесу та громадян, зауважили увідомстві.</text:p>
      <text:p text:style-name="P4">
<draw:frame draw:style-name="fr1" draw:name="Image188" text:anchor-type="as-char" svg:width="6.9236in" svg:height="4.60941in" draw:z-index="0">
<draw:image xlink:href="../Images/yкринформ/2023-05-24T17-26-05-03-00/1684938075-525.jpeg" xlink:type="simple" xlink:show="embed" xlink:actuate="onLoad" draw:mime-type="image/jpeg"/>
</draw:frame>
</text:p>
      <text:p text:style-name="P4">
«Активний діалог Президента Зеленського із африканськими лідерами та моє першев історії турне Африканським континентом восени минулого року дали стартренесансу українсько-африканських відносин”, - зауважив він.</text:p>
      <text:p text:style-name="P4">
<draw:frame draw:style-name="fr1" draw:name="Image189" text:anchor-type="as-char" svg:width="6.9236in" svg:height="5.548364in" draw:z-index="0">
<draw:image xlink:href="../Images/yкринформ/2023-05-24T17-26-05-03-00/1684938093-558.jpeg" xlink:type="simple" xlink:show="embed" xlink:actuate="onLoad" draw:mime-type="image/jpeg"/>
</draw:frame>
</text:p>
      <text:p text:style-name="P4">
Міністр підкреслив, що Україна вже суттєво активізувала взаємодію з країнамиАфрики в міжнародних організаціях, нарощує співпрацю в сфері продовольчоїбезпеки, активно ділиться досвідом української воєнної дипломатії та протидіїінформаційним загрозам.</text:p>
      <text:p text:style-name="P4">
«Мій візит до штаб-квартири Африканського Союзу напередодні Дня Африки має наметі по-новому відкрити Україну для Африки, а Африку — для України. Мипрагнемо зробити наш діалог більш системним та регулярним, аби Україна такраїни Африки іще краще розуміли один одного», — сказав Дмитро Кулеба.</text:p>
      <text:p text:style-name="P4">
<draw:frame draw:style-name="fr1" draw:name="Image190" text:anchor-type="as-char" svg:width="6.9236in" svg:height="4.618895in" draw:z-index="0">
<draw:image xlink:href="../Images/yкринформ/2023-05-24T17-26-05-03-00/1684938075-943.jpeg" xlink:type="simple" xlink:show="embed" xlink:actuate="onLoad" draw:mime-type="image/jpeg"/>
</draw:frame>
</text:p>
      <text:p text:style-name="P4">
У зв'язку з цим сторони домовилися перевести на системну основу контакти таконсультації на всіх рівнях між урядом України та Комісією Африканськогосоюзу.</text:p>
      <text:p text:style-name="P4">
Глава української дипломатії привернув увагу до негативних наслідків агресіїРосії проти України на ситуацію в Африці: підвищення цін на продуктихарчування, активізації діяльності ПВК «Вагнер», падіння соціально-економічнихпоказників.</text:p>
      <text:p text:style-name="P4">
«Війна Росії проти України відчувається по всьому світі, зокрема наАфриканському континенті. Критично важливо об‘єднати зусилля, аби покластикрай російській агресії на основі принципів Статуту ООН та української Формулимиру», — підкреслив міністр.</text:p>
      <text:p text:style-name="P4">
<text:span text:style-name="T4">
Читайте також:</text:span>
 <text:a xlink:type="simple" xlink:href="https://www.ukrinform.ua/rubric-polytics/3712806-ukraina-i-marokko-provedut-peregovori-pro-sprosenna-torgivli-ta-vizovogo-rezimu-mzs.html" text:style-name="Internet_20_link" text:visited-style-name="Visited_20_Internet_20_Link">
 </text:a>
</text:p>
      <text:p text:style-name="P4">
Кулеба наголосив, що будь-які мирні ініціативи мають відповідати логіціФормули миру Президента Зеленського, яка була, зокрема, відображена вположеннях відповідної резолюції Генеральної Асамблеї ООН.</text:p>
      <text:p text:style-name="P4">
Окремою темою зустрічей стала продовольча безпека в Африці. Українськийміністр зазначив, що в рамках гуманітарної програми Президента України «Grainfrom Ukraine» впродовж грудня 2022 року – березня 2023 року український урядвідправив 6 кораблів із вантажем 170 тис. тонн пшениці до Сомалі, Кенії,Ефіопії та Ємену. Ефіопія отримала 90 тис. тонн, Кенія – 25 тис. тонн, Сомалі– 25 тис. тонн, Ємен – 30 тис. тонн. За його словами, найближчим часомпланується відправлення суден із агропродукцією і до інших країн, якіпотребують допомоги.</text:p>
      <text:p text:style-name="P4">
Очільник МЗС наголосив, що завдяки функціонуванню Чорноморської зерновоїініціативи, станом на початок травня до країн Африки було експортовано 123судна із 3,3 млн. тонн сільгосппродукції. Це зокрема дозволило стабілізуватиситуацію із продовольством в низці африканських країн.</text:p>
      <text:p text:style-name="P4">
<text:span text:style-name="T4">
Читайте також:</text:span>
 <text:a xlink:type="simple" xlink:href="https://www.ukrinform.ua/rubric-polytics/3712782-mirotvorca-misia-afrikanskih-lideriv-kuleba-vkazav-na-vazlivu-detal.html" text:style-name="Internet_20_link" text:visited-style-name="Visited_20_Internet_20_Link">
 <text:span text:style-name="T4">
африка</text:span>
 </text:a>
</text:p>
      <text:p text:style-name="P4">
У цьому контексті міністр закликав Африканський Союз вимагати від Росії, абивона припинила перешкоджати роботі зернового коридору в Чорному морі тазрештою припинила блокаду українських портів.</text:p>
      <text:p text:style-name="P4">
«Росія не має використовувати продовольство як зброю. Безперешкодний експортукраїнських зернових допомагатиме африканським країнам отримуватисільськогосподарську продукцію, яку вони потребують. Закликаємо АфриканськийСоюз чітко заявити Росії про неприйнятність її деструктивної політики», —підсумував Кулеба.</text:p>
      <text:p text:style-name="P4">
Як повідомлялося, міністр закордонних справ України відвідує країни <text:a xlink:type="simple" xlink:href="https://www.ukrinform.ua/tag-afrika" text:style-name="Internet_20_link" text:visited-style-name="Visited_20_Internet_20_Link">
</text:a>
 для просування Формули миру ПрезидентаВолодимира Зеленського та відкриття нових перспектив для країни.</text:p>
      <text:p text:style-name="P4">
<text:span text:style-name="T5">
Фото: МЗС</text:span>
</text:p>
      <text:p text:style-name="P4">
Source: <text:a xlink:type="simple" xlink:href="https://www.ukrinform.ua/rubric-polytics/3713632-dmitro-kuleba-zustrivsa-z-kerivnictvom-afrikanskogo-souzu.html" text:style-name="Internet_20_link" text:visited-style-name="Visited_20_Internet_20_Link">
https://www.ukrinform.ua/rubric-polytics/3713632-dmitro-kuleba-zustrivsa-z-kerivnictvom-afrikanskogo-souzu.html</text:a>
</text:p>
      <!--NEWS-->
      <text:h text:style-name="P10" text:outline-level="1">
<text:span text:style-name="T4">
У добровольчих формувань, які зайшли у Бєлгородську область, втрат немає - командир РДК</text:span>
</text:h>
      <text:p text:style-name="P4">
Authors: Ukrinform (Person)</text:p>
      <text:p text:style-name="P4">
Publisher: Укринформ (Organization)</text:p>
      <text:p text:style-name="P4">
Published Time: 2023-05-24T17:29:00+03:00</text:p>
      <text:p text:style-name="P4">
Modified Time: 2023-05-24T17:29:00+03:00</text:p>
      <text:p text:style-name="P4">
Description: У добровольчих формувань, які зайшли цього тижня до Бєлгородської області, втрат у ході бойових зіткнень немає. — Укрінформ.</text:p>
      <text:p text:style-name="P4">
Images: ['<text:a xlink:type="simple" xlink:href="https://static.ukrinform.com/photos/2023_05/thumb_files/630_360_1684938632-354.jpg" text:style-name="Internet_20_link" text:visited-style-name="Visited_20_Internet_20_Link">
630_360_16849...</text:a>
', '<text:a xlink:type="simple" xlink:href="https://static.ukrinform.com/photos/2023_05/1684939076-3799.jpeg" text:style-name="Internet_20_link" text:visited-style-name="Visited_20_Internet_20_Link">
1684939076-37...</text:a>
', '<text:a xlink:type="simple" xlink:href="https://static.ukrinform.com/photos/2023_05/1684938868-910.jpg" text:style-name="Internet_20_link" text:visited-style-name="Visited_20_Internet_20_Link">
1684938868-91...</text:a>
', '<text:a xlink:type="simple" xlink:href="https://static.ukrinform.com/photos/2023_05/1684939078-4756.jpeg" text:style-name="Internet_20_link" text:visited-style-name="Visited_20_Internet_20_Link">
1684939078-47...</text:a>
']</text:p>
      <text:p text:style-name="P4">
Tags: ['Війна з Росією', 'Бєлгород', 'РДК']</text:p>
      <text:p text:style-name="P4">
Type: Article</text:p>
      <!--METADATA-->
      <text:p text:style-name="P4">
<draw:frame draw:style-name="fr1" draw:name="Image191" text:anchor-type="as-char" svg:width="6.9236in" svg:height="3.956343in" draw:z-index="0">
<draw:image xlink:href="../Images/yкринформ/2023-05-24T17-29-00-03-00/630_360_1684938632-354.jpg" xlink:type="simple" xlink:show="embed" xlink:actuate="onLoad" draw:mime-type="image/jpeg"/>
</draw:frame>
 Удобровольчих формувань, які зайшли цього тижня до Бєлгородської області, втрату ході бойових зіткнень немає.</text:p>
      <text:p text:style-name="P4">
Про це на брифінгу, який пройшов неподалік від кордону на півночі України,повідомив командир РДК Денис White Rex, передає кореспондент Укрінформу.</text:p>
      <text:p text:style-name="P4">
<draw:frame draw:style-name="fr1" draw:name="Image192" text:anchor-type="as-char" svg:width="6.9236in" svg:height="4.615733in" draw:z-index="0">
<draw:image xlink:href="../Images/yкринформ/2023-05-24T17-29-00-03-00/1684939076-3799.jpeg" xlink:type="simple" xlink:show="embed" xlink:actuate="onLoad" draw:mime-type="image/jpeg"/>
</draw:frame>
</text:p>
      <text:p text:style-name="P4">
"У нас є двоє 300-их лише", - зазначив Денис.</text:p>
      <text:p text:style-name="P4">
<draw:frame draw:style-name="fr1" draw:name="Image193" text:anchor-type="as-char" svg:width="6.9236in" svg:height="4.615733in" draw:z-index="0">
<draw:image xlink:href="../Images/yкринформ/2023-05-24T17-29-00-03-00/1684938868-910.jpg" xlink:type="simple" xlink:show="embed" xlink:actuate="onLoad" draw:mime-type="image/jpeg"/>
</draw:frame>
</text:p>
      <text:p text:style-name="P4">
Як повідомлялося, цього тижня у російському Бєлгороді пролунали вибухи. Заінформацією російських Телеграм-каналів, зокрема, було пошкоджено будівлю <text:a xlink:type="simple" xlink:href="https://www.ukrinform.ua/tag-fsb-rf" text:style-name="Internet_20_link" text:visited-style-name="Visited_20_Internet_20_Link">
</text:a>
 . Згодом у соціальних мережах з'явилисязаяви "Російського добровольчого корпусу" і легіону "Свобода Росії" провизволення деяких населених пунктів і захід їхніх сил у містечко Грайворон уБєлгородській області.</text:p>
      <text:p text:style-name="P4">
<text:span text:style-name="T4">
Читайте також:</text:span>
 <text:a xlink:type="simple" xlink:href="https://www.ukrinform.ua/rubric-ato/3713568-ukrainska-rozvidka-povnistu-volodie-informacieu-pro-podii-v-belgorodskij-oblasti-rf-usov.html" text:style-name="Internet_20_link" text:visited-style-name="Visited_20_Internet_20_Link">
 </text:a>
</text:p>
      <text:p text:style-name="P4">
Радник керівника Офісу Президента Михайло Подоляк заявив, що Україна непричетна до подій у Бєлгородській області.</text:p>
      <text:p text:style-name="P4">
<draw:frame draw:style-name="fr1" draw:name="Image194" text:anchor-type="as-char" svg:width="6.9236in" svg:height="4.615733in" draw:z-index="0">
<draw:image xlink:href="../Images/yкринформ/2023-05-24T17-29-00-03-00/1684939078-4756.jpeg" xlink:type="simple" xlink:show="embed" xlink:actuate="onLoad" draw:mime-type="image/jpeg"/>
</draw:frame>
</text:p>
      <text:p text:style-name="P4">
У Головному управлінні розвідки Міністерства оборони України зазначили, щолегіон "Свобода Росії" та "РДК" розпочали операцію зі звільнення Росії відрежиму Путіна з метою створення певної смуги безпеки для захисту українськогоцивільного населення.</text:p>
      <text:p text:style-name="P4">
<text:span text:style-name="T4">
Читайте також:</text:span>
 <text:a xlink:type="simple" xlink:href="https://www.ukrinform.ua/rubric-ato/3713567-vivezeni-aderni-boepripasi-z-belgorod-22-ne-povernuli-na-misce-zberiganna-rozvidka.html" text:style-name="Internet_20_link" text:visited-style-name="Visited_20_Internet_20_Link">
 </text:a>
</text:p>
      <text:p text:style-name="P4">
Українська розвідка також дізналася, що РФ терміново проводить евакуаціюсховища ядерних боєприпасів “Бєлгород-22”, що розташоване у Бєлгородськійобласті.</text:p>
      <text:p text:style-name="P4">
Source: <text:a xlink:type="simple" xlink:href="https://www.ukrinform.ua/rubric-ato/3713635-u-dobrovolcih-formuvan-aki-zajsli-dnami-do-belgorodskoi-oblasti-vtrat-nemae-komandir-rdk.html" text:style-name="Internet_20_link" text:visited-style-name="Visited_20_Internet_20_Link">
https://www.ukrinform.ua/rubric-ato/3713635-u-dobrovolcih-formuvan-aki-zajsli-dnami-do-belgorodskoi-oblasti-vtrat-nemae-komandir-rdk.html</text:a>
</text:p>
      <!--NEWS-->
      <text:h text:style-name="P10" text:outline-level="1">
<text:span text:style-name="T4">
Сі Цзіньпін пообіцяв Росії підтримку Китаю в питаннях, що стосуються її основних інтересів</text:span>
</text:h>
      <text:p text:style-name="P4">
Authors: Ukrinform (Person)</text:p>
      <text:p text:style-name="P4">
Publisher: Укринформ (Organization)</text:p>
      <text:p text:style-name="P4">
Published Time: 2023-05-24T17:35:00+03:00</text:p>
      <text:p text:style-name="P4">
Modified Time: 2023-05-24T17:35:00+03:00</text:p>
      <text:p text:style-name="P4">
Description: Китайський лідер Сі Цзіньпін під час зустрічі в Пекіні з очільником російського уряду Михайлом Мішустіним заявив, що Китай готовий співпрацювати з Росією в наданні підтримки один одному в питаннях, що стосуються їхніх основних інтересів. — Укрінформ.</text:p>
      <text:p text:style-name="P4">
Images: ['<text:a xlink:type="simple" xlink:href="https://static.ukrinform.com/photos/2023_05/thumb_files/630_360_1684938902-690.jpg" text:style-name="Internet_20_link" text:visited-style-name="Visited_20_Internet_20_Link">
630_360_16849...</text:a>
', '<text:a xlink:type="simple" xlink:href="https://static.ukrinform.com/photos/2023_05/1684938902-582.jpg" text:style-name="Internet_20_link" text:visited-style-name="Visited_20_Internet_20_Link">
1684938902-58...</text:a>
']</text:p>
      <text:p text:style-name="P4">
Tags: ['Китай', 'Сі Цзіньпін', 'Росія']</text:p>
      <text:p text:style-name="P4">
Type: Article</text:p>
      <!--METADATA-->
      <text:p text:style-name="P4">
<draw:frame draw:style-name="fr1" draw:name="Image195" text:anchor-type="as-char" svg:width="6.9236in" svg:height="3.946452in" draw:z-index="0">
<draw:image xlink:href="../Images/yкринформ/2023-05-24T17-35-00-03-00/630_360_1684938902-690.jpg" xlink:type="simple" xlink:show="embed" xlink:actuate="onLoad" draw:mime-type="image/jpeg"/>
</draw:frame>
 Китайськийлідер Сі Цзіньпін під час зустрічі в Пекіні з очільником російського урядуМихайлом Мішустіним заявив, що Китай готовий співпрацювати з Росією в наданніпідтримки один одному в питаннях, що стосуються їхніх основних інтересів.</text:p>
      <text:p text:style-name="P4">
Про це повідомили в МЗС КНР, передає власний кореспондент Укрінформу.</text:p>
      <text:p text:style-name="P4">
« <text:a xlink:type="simple" xlink:href="https://www.ukrinform.ua/tag-kitaj" text:style-name="Internet_20_link" text:visited-style-name="Visited_20_Internet_20_Link">
 </text:a>
 готовий співпрацювати з Росією внаданні сильної підтримки один одному в питаннях, що стосуються їхніх основнихінтересів, і зміцнювати співпрацю на багатосторонніх майданчиках, таких якООН, Шанхайська організація співробітництва, БРІКС і G20», - сказав Сі,додавши, що зміцнення і розвиток китайсько-російських зв’язків «є волеюнародів і трендом часу».</text:p>
      <text:p text:style-name="P4">
<draw:frame draw:style-name="fr1" draw:name="Image196" text:anchor-type="as-char" svg:width="6.9236in" svg:height="4.67343in" draw:z-index="0">
<draw:image xlink:href="../Images/yкринформ/2023-05-24T17-35-00-03-00/1684938902-582.jpg" xlink:type="simple" xlink:show="embed" xlink:actuate="onLoad" draw:mime-type="image/jpeg"/>
</draw:frame>
</text:p>
      <text:p text:style-name="P4">
Лідер Китаю відзначив наявність широкого простору і яскравих перспектив длядвосторонньої співпраці та закликав обидві сторони «скористатися перевагами йпідняти всебічне співробітництво на вищий рівень», проте, не уточнив, якіпереваги має на увазі.</text:p>
      <text:p text:style-name="P4">
Він заявив, що обидві сторони повинні й надалі підвищувати рівеньекономічного, торговельного та інвестиційного співробітництва та консолідуватий розширювати співпрацю в енергетиці і зв’язку.</text:p>
      <text:p text:style-name="P4">
«Китай готовий співпрацювати з російською стороною та країнами Євразійськогоекономічного союзу… для формування більш відкритого регіонального ринку тазабезпечення стабільності й безперебійності глобальних ланцюжків поставок іпромислових ланцюжків», - зазначив Сі.</text:p>
      <text:p text:style-name="P4">
До візиту Мішустіна до Китаю 23-24 травня прапори РФ були розміщені наголовній площі Пекіна Тяньаньмень. Проте центральні китайські ЗМІ практично непомітили присутності високого гостя з РФ, приділивши за два дні пов’язаним ізним подіям лише кілька коротких новин, тоді як у російських пропагандистів цейвізит став топовою новиною. Лише про переговори прем’єра РФ із Сі китайськімедіа випустили розлогий матеріал із цитатами свого лідера.</text:p>
      <text:p text:style-name="P4">
<text:span text:style-name="T4">
Читайте також:</text:span>
 <text:a xlink:type="simple" xlink:href="https://www.ukrinform.ua/rubric-world/3711252-kitaj-iniciue-masstabnu-programu-rozsirenna-spivpraci-z-patma-krainami-centralnoi-azii.html" text:style-name="Internet_20_link" text:visited-style-name="Visited_20_Internet_20_Link">
 </text:a>
</text:p>
      <text:p text:style-name="P4">
Про результати перебування Мішустіна в КНР, тобто укладені угоди, місцевімедіа також не повідомляють. Причиною цього може бути більш ніж скромнийперелік із п’яти підписаних документів, про які з гордістю розповідаєросійська пропаганда. Серед них: меморандум про взаєморозуміння міжМінекономіки РФ та Мінторгівлі Китаю про інвестиції у сфері торгівліпослугами; протокол про фітосанітарні вимоги до російського пшона, щопродається до Китаю; угода про фітосанітарні вимоги до лікарської рослинноїсировини для китайської медицини, що експортується з Росії; меморандум продружбу та співпрацю між Мінспорту РФ та Головним держуправлінням з фізичноїкультури та спорту Китаю і спільна заява про плани продовжити пілотну програму«Прискорене патентне діловодство» між Роспатентом та Держуправлінням КНР зпитань інтелектуальної власності.</text:p>
      <text:p text:style-name="P4">
Як повідомляв <text:a xlink:type="simple" xlink:href="https://www.ukrinform.ua/rubric-polytics/3713282-glava-mzs-niderlandiv-rosijska-agresia-v-ukraini-mae-buti-pripinena.html" text:style-name="Internet_20_link" text:visited-style-name="Visited_20_Internet_20_Link">
 </text:a>
 , міністрзакордонних справ Нідерландів Вопке Гукстра, який перебуває з візитом в Китаї,наголосив, що російська агресія в Україні має бути припинена.</text:p>
      <text:p text:style-name="P4">
<text:span text:style-name="T5">
Фото: www.mfa.gov.cn</text:span>
</text:p>
      <text:p text:style-name="P4">
Source: <text:a xlink:type="simple" xlink:href="https://www.ukrinform.ua/rubric-world/3713640-si-czinpin-poobicav-rosii-pidtrimku-kitau-v-pitannah-so-stosuutsa-ii-osnovnih-interesiv.html" text:style-name="Internet_20_link" text:visited-style-name="Visited_20_Internet_20_Link">
https://www.ukrinform.ua/rubric-world/3713640-si-czinpin-poobicav-rosii-pidtrimku-kitau-v-pitannah-so-stosuutsa-ii-osnovnih-interesiv.html</text:a>
</text:p>
      <!--NEWS-->
      <text:h text:style-name="P10" text:outline-level="1">
<text:span text:style-name="T4">
Ястремська пробилась до фінального раунду кваліфікації «Ролан Гаррос»</text:span>
</text:h>
      <text:p text:style-name="P4">
Authors: Ukrinform (Person)</text:p>
      <text:p text:style-name="P4">
Publisher: Укринформ (Organization)</text:p>
      <text:p text:style-name="P4">
Published Time: 2023-05-24T17:35:53+03:00</text:p>
      <text:p text:style-name="P4">
Modified Time: 2023-05-24T17:35:53+03:00</text:p>
      <text:p text:style-name="P4">
Description: У другому раунді кваліфікації українка перемогла американку Сачію Вікері. — Укрінформ.</text:p>
      <text:p text:style-name="P4">
Images: ['<text:a xlink:type="simple" xlink:href="https://static.ukrinform.com/photos/2023_05/thumb_files/630_360_1684938844-490.jpg" text:style-name="Internet_20_link" text:visited-style-name="Visited_20_Internet_20_Link">
630_360_16849...</text:a>
']</text:p>
      <text:p text:style-name="P4">
Tags: ['Теніс', 'Даяна Ястремська']</text:p>
      <text:p text:style-name="P4">
Type: Article</text:p>
      <!--METADATA-->
      <text:p text:style-name="P4">
<draw:frame draw:style-name="fr1" draw:name="Image197" text:anchor-type="as-char" svg:width="6.9236in" svg:height="3.956343in" draw:z-index="0">
<draw:image xlink:href="../Images/yкринформ/2023-05-24T17-35-53-03-00/630_360_1684938844-490.jpg" xlink:type="simple" xlink:show="embed" xlink:actuate="onLoad" draw:mime-type="image/jpeg"/>
</draw:frame>
 У другомураунді кваліфікації українка перемогла американку Сачію Вікері.</text:p>
      <text:p text:style-name="P4">
Українська тенісистка Даяна Ястремська (№144 WTA) продовжила перемагати укваліфікації Відкритого чемпіонату Франції з тенісу, передає Укрінформ.</text:p>
      <text:p text:style-name="P4">
У другому раунді відбору українка здолала Сачію Вікері зі США (№169 WTA) -6:2, 5:7, 6:3.</text:p>
      <text:p text:style-name="P4">
Це була перша зустріч тенісисток.</text:p>
      <text:p text:style-name="P4">
У наступному раунді Ястремська зіграє проти Грет Міннен (№119 WTA). У 2020році українка поступилася представниці Бельгії на хардовому турнірі WTA 250 уЛінці, а в попередньому сезоні вони зустрічалися на турнірі WTA 1000 уМадриді, де Міннен не змогла дограти матч через травму плеча.</text:p>
      <text:p text:style-name="P4">
<text:span text:style-name="T4">
Читайте також:</text:span>
 <text:a xlink:type="simple" xlink:href="https://www.ukrinform.ua/rubric-sports/3713626-nadal-ne-zigrae-na-vimbldoni2023.html" text:style-name="Internet_20_link" text:visited-style-name="Visited_20_Internet_20_Link">
 <text:span text:style-name="T4">
Надаль</text:span>
 </text:a>
</text:p>
      <text:p text:style-name="P4">
Як повідомляв Укрінформ, Рафаель Надаль пропустить «Вімблдон-2023» черезтравму.</text:p>
      <text:p text:style-name="P4">
Фото: btu.org.ua</text:p>
      <text:p text:style-name="P4">
Source: <text:a xlink:type="simple" xlink:href="https://www.ukrinform.ua/rubric-sports/3713638-astremska-probilas-do-finalnogo-raundu-kvalifikacii-rolan-garros.html" text:style-name="Internet_20_link" text:visited-style-name="Visited_20_Internet_20_Link">
https://www.ukrinform.ua/rubric-sports/3713638-astremska-probilas-do-finalnogo-raundu-kvalifikacii-rolan-garros.html</text:a>
</text:p>
      <!--NEWS-->
      <text:h text:style-name="P10" text:outline-level="1">
<text:span text:style-name="T4">
РДК та легіон «Свобода Росії» зайшли у Бєлгородську область більш як на 40 кілометрів углиб</text:span>
</text:h>
      <text:p text:style-name="P4">
Authors: Ukrinform (Person)</text:p>
      <text:p text:style-name="P4">
Publisher: Укринформ (Organization)</text:p>
      <text:p text:style-name="P4">
Published Time: 2023-05-24T17:36:00+03:00</text:p>
      <text:p text:style-name="P4">
Modified Time: 2023-05-24T17:36:00+03:00</text:p>
      <text:p text:style-name="P4">
Description: Російський добровольчий корпус та легіон "Свобода Росії" зайшли у Бєлгородську область РФ на 42 км углиб, найактивніша фаза їхніх дій позаду, однак операція ще триває. — Укрінформ.</text:p>
      <text:p text:style-name="P4">
Images: ['<text:a xlink:type="simple" xlink:href="https://static.ukrinform.com/photos/2023_05/thumb_files/630_360_1684938982-535.jpg" text:style-name="Internet_20_link" text:visited-style-name="Visited_20_Internet_20_Link">
630_360_16849...</text:a>
', '<text:a xlink:type="simple" xlink:href="https://static.ukrinform.com/photos/2023_05/1684939075-4962.jpeg" text:style-name="Internet_20_link" text:visited-style-name="Visited_20_Internet_20_Link">
1684939075-49...</text:a>
', '<text:a xlink:type="simple" xlink:href="https://static.ukrinform.com/photos/2023_05/1684939076-4345.jpeg" text:style-name="Internet_20_link" text:visited-style-name="Visited_20_Internet_20_Link">
1684939076-43...</text:a>
', '<text:a xlink:type="simple" xlink:href="https://static.ukrinform.com/photos/2023_05/thumb_files/630_360_1684939075-6109.jpeg" text:style-name="Internet_20_link" text:visited-style-name="Visited_20_Internet_20_Link">
630_360_16849...</text:a>
', '<text:a xlink:type="simple" xlink:href="https://static.ukrinform.com/photos/2023_05/thumb_files/630_360_1684939075-4641.jpeg" text:style-name="Internet_20_link" text:visited-style-name="Visited_20_Internet_20_Link">
630_360_16849...</text:a>
', '<text:a xlink:type="simple" xlink:href="https://static.ukrinform.com/photos/2023_05/thumb_files/630_360_1684939075-1275.jpeg" text:style-name="Internet_20_link" text:visited-style-name="Visited_20_Internet_20_Link">
630_360_16849...</text:a>
', '<text:a xlink:type="simple" xlink:href="https://static.ukrinform.com/photos/2023_05/thumb_files/630_360_1684939075-4962.jpeg" text:style-name="Internet_20_link" text:visited-style-name="Visited_20_Internet_20_Link">
630_360_16849...</text:a>
', '<text:a xlink:type="simple" xlink:href="https://static.ukrinform.com/photos/2023_05/thumb_files/630_360_1684939075-2253.jpeg" text:style-name="Internet_20_link" text:visited-style-name="Visited_20_Internet_20_Link">
630_360_16849...</text:a>
', '<text:a xlink:type="simple" xlink:href="https://static.ukrinform.com/photos/2023_05/thumb_files/630_360_1684939075-8701.jpeg" text:style-name="Internet_20_link" text:visited-style-name="Visited_20_Internet_20_Link">
630_360_16849...</text:a>
', '<text:a xlink:type="simple" xlink:href="https://static.ukrinform.com/photos/2023_05/thumb_files/630_360_1684939076-4345.jpeg" text:style-name="Internet_20_link" text:visited-style-name="Visited_20_Internet_20_Link">
630_360_16849...</text:a>
', '<text:a xlink:type="simple" xlink:href="https://static.ukrinform.com/photos/2023_05/thumb_files/630_360_1684939076-4235.jpeg" text:style-name="Internet_20_link" text:visited-style-name="Visited_20_Internet_20_Link">
630_360_16849...</text:a>
', '<text:a xlink:type="simple" xlink:href="https://static.ukrinform.com/photos/2023_05/thumb_files/630_360_1684939076-3799.jpeg" text:style-name="Internet_20_link" text:visited-style-name="Visited_20_Internet_20_Link">
630_360_16849...</text:a>
', '<text:a xlink:type="simple" xlink:href="https://static.ukrinform.com/photos/2023_05/thumb_files/630_360_1684939076-1531.jpeg" text:style-name="Internet_20_link" text:visited-style-name="Visited_20_Internet_20_Link">
630_360_16849...</text:a>
', '<text:a xlink:type="simple" xlink:href="https://static.ukrinform.com/photos/2023_05/thumb_files/630_360_1684939077-6829.jpeg" text:style-name="Internet_20_link" text:visited-style-name="Visited_20_Internet_20_Link">
630_360_16849...</text:a>
', '<text:a xlink:type="simple" xlink:href="https://static.ukrinform.com/photos/2023_05/thumb_files/630_360_1684939077-1808.jpeg" text:style-name="Internet_20_link" text:visited-style-name="Visited_20_Internet_20_Link">
630_360_16849...</text:a>
', '<text:a xlink:type="simple" xlink:href="https://static.ukrinform.com/photos/2023_05/thumb_files/630_360_1684939077-2194.jpeg" text:style-name="Internet_20_link" text:visited-style-name="Visited_20_Internet_20_Link">
630_360_16849...</text:a>
', '<text:a xlink:type="simple" xlink:href="https://static.ukrinform.com/photos/2023_05/thumb_files/630_360_1684939077-8675.jpeg" text:style-name="Internet_20_link" text:visited-style-name="Visited_20_Internet_20_Link">
630_360_16849...</text:a>
', '<text:a xlink:type="simple" xlink:href="https://static.ukrinform.com/photos/2023_05/thumb_files/630_360_1684939077-1068.jpeg" text:style-name="Internet_20_link" text:visited-style-name="Visited_20_Internet_20_Link">
630_360_16849...</text:a>
', '<text:a xlink:type="simple" xlink:href="https://static.ukrinform.com/photos/2023_05/thumb_files/630_360_1684939077-1071.jpeg" text:style-name="Internet_20_link" text:visited-style-name="Visited_20_Internet_20_Link">
630_360_16849...</text:a>
', '<text:a xlink:type="simple" xlink:href="https://static.ukrinform.com/photos/2023_05/thumb_files/630_360_1684939078-4756.jpeg" text:style-name="Internet_20_link" text:visited-style-name="Visited_20_Internet_20_Link">
630_360_16849...</text:a>
', '<text:a xlink:type="simple" xlink:href="https://static.ukrinform.com/photos/2023_05/1684939076-1531.jpeg" text:style-name="Internet_20_link" text:visited-style-name="Visited_20_Internet_20_Link">
1684939076-15...</text:a>
', '<text:a xlink:type="simple" xlink:href="https://static.ukrinform.com/photos/2023_05/1684939075-4641.jpeg" text:style-name="Internet_20_link" text:visited-style-name="Visited_20_Internet_20_Link">
1684939075-46...</text:a>
', '<text:a xlink:type="simple" xlink:href="https://static.ukrinform.com/photos/2023_05/1684939077-2194.jpeg" text:style-name="Internet_20_link" text:visited-style-name="Visited_20_Internet_20_Link">
1684939077-21...</text:a>
']</text:p>
      <text:p text:style-name="P4">
Tags: ['Холодна війна', 'Легіон «Свобода Росії» ', 'РДК', 'Бєлгородська область']</text:p>
      <text:p text:style-name="P4">
Type: Article</text:p>
      <!--METADATA-->
      <text:p text:style-name="P4">
<draw:frame draw:style-name="fr1" draw:name="Image198" text:anchor-type="as-char" svg:width="6.9236in" svg:height="3.956343in" draw:z-index="0">
<draw:image xlink:href="../Images/yкринформ/2023-05-24T17-36-00-03-00/630_360_1684938982-535.jpg" xlink:type="simple" xlink:show="embed" xlink:actuate="onLoad" draw:mime-type="image/jpeg"/>
</draw:frame>
 Російськийдобровольчий корпус та легіон "Свобода Росії" зайшли у Бєлгородську область РФна 42 км углиб, найактивніша фаза їхніх дій позаду, однак операція ще триває.</text:p>
      <text:p text:style-name="P4">
Про це на брифінгу, який пройшов неподалік від кордону на півночі України,повідомив командир РДК Денис White Rex, передає кореспондент Укрінформу.</text:p>
      <text:p text:style-name="P4">
За його словами, деякі населені пункти Бєлгородської області добровольчіформування контролювали добу - стільки тривала активна фаза операції, яка віншому форматі триває досі.</text:p>
      <text:p text:style-name="P4">
<draw:frame draw:style-name="fr1" draw:name="Image199" text:anchor-type="as-char" svg:width="6.9236in" svg:height="4.615733in" draw:z-index="0">
<draw:image xlink:href="../Images/yкринформ/2023-05-24T17-36-00-03-00/1684939075-4962.jpeg" xlink:type="simple" xlink:show="embed" xlink:actuate="onLoad" draw:mime-type="image/jpeg"/>
</draw:frame>
</text:p>
      <text:p text:style-name="P4">
"У черговий раз, коли ми пересікаємо <text:a xlink:type="simple" xlink:href="https://www.ukrinform.ua/tag-kordon" text:style-name="Internet_20_link" text:visited-style-name="Visited_20_Internet_20_Link">
 </text:a>
РФ, ми бачимо, що військово-політичне керівництво не готове до такого. Вонибагато розповідали, що укріпляють лінію (кордону - ред.), витрачають мільярди- зуби дракона, пости, якесь там суперспостереження. Коли доходить до справи,все це сиплеться. Чим потужніше ми заходимо, тим більше часу їм потрібно дляприйняття рішень", - сказав він.</text:p>
      <text:p text:style-name="P4">
<draw:frame draw:style-name="fr1" draw:name="Image200" text:anchor-type="as-char" svg:width="6.9236in" svg:height="4.529188in" draw:z-index="0">
<draw:image xlink:href="../Images/yкринформ/2023-05-24T17-36-00-03-00/1684939076-4345.jpeg" xlink:type="simple" xlink:show="embed" xlink:actuate="onLoad" draw:mime-type="image/jpeg"/>
</draw:frame>
</text:p>
      <text:p text:style-name="P4">
Водночас командир РДК наголосив, що поки його формування не має ресурсів, абизайняти та повноцінно контролювати певні російські території, однак цього разувони мають трофеї - бронетехніку та зброю, а також вдалося знищити певнукількість техніки на території РФ.</text:p>
      <text:p text:style-name="P4">
<draw:frame draw:style-name="fr1" draw:name="Image201" text:anchor-type="as-char" svg:width="6.9236in" svg:height="3.956343in" draw:z-index="0">
<draw:image xlink:href="../Images/yкринформ/2023-05-24T17-36-00-03-00/630_360_1684939075-6109.jpeg" xlink:type="simple" xlink:show="embed" xlink:actuate="onLoad" draw:mime-type="image/jpeg"/>
</draw:frame>
 Легіон"Свобода России" та РДК / Фото: В'ячеслав Мадієвський, Укрінформ  <text:a xlink:type="simple" xlink:href="https://static.ukrinform.com/photos/2023_05/1684939075-6109.jpeg" text:style-name="Internet_20_link" text:visited-style-name="Visited_20_Internet_20_Link">
<draw:frame draw:style-name="fr1" draw:name="Image202" text:anchor-type="as-char" svg:width="6.9236in" svg:height="3.956343in" draw:z-index="0">
<draw:image xlink:href="../Images/yкринформ/2023-05-24T17-36-00-03-00/630_360_1684939075-6109.jpeg" xlink:type="simple" xlink:show="embed" xlink:actuate="onLoad" draw:mime-type="image/jpeg"/>
</draw:frame>
</text:a>
 <text:a xlink:type="simple" xlink:href="https://static.ukrinform.com/photos/2023_05/1684939075-4641.jpeg" text:style-name="Internet_20_link" text:visited-style-name="Visited_20_Internet_20_Link">
<draw:frame draw:style-name="fr1" draw:name="Image203" text:anchor-type="as-char" svg:width="6.9236in" svg:height="3.956343in" draw:z-index="0">
<draw:image xlink:href="../Images/yкринформ/2023-05-24T17-36-00-03-00/630_360_1684939075-4641.jpeg" xlink:type="simple" xlink:show="embed" xlink:actuate="onLoad" draw:mime-type="image/jpeg"/>
</draw:frame>
</text:a>
 <text:a xlink:type="simple" xlink:href="https://static.ukrinform.com/photos/2023_05/1684939075-1275.jpeg" text:style-name="Internet_20_link" text:visited-style-name="Visited_20_Internet_20_Link">
<draw:frame draw:style-name="fr1" draw:name="Image204" text:anchor-type="as-char" svg:width="6.9236in" svg:height="3.956343in" draw:z-index="0">
<draw:image xlink:href="../Images/yкринформ/2023-05-24T17-36-00-03-00/630_360_1684939075-1275.jpeg" xlink:type="simple" xlink:show="embed" xlink:actuate="onLoad" draw:mime-type="image/jpeg"/>
</draw:frame>
</text:a>
 <text:a xlink:type="simple" xlink:href="https://static.ukrinform.com/photos/2023_05/1684939075-4962.jpeg" text:style-name="Internet_20_link" text:visited-style-name="Visited_20_Internet_20_Link">
<draw:frame draw:style-name="fr1" draw:name="Image205" text:anchor-type="as-char" svg:width="6.9236in" svg:height="3.956343in" draw:z-index="0">
<draw:image xlink:href="../Images/yкринформ/2023-05-24T17-36-00-03-00/630_360_1684939075-4962.jpeg" xlink:type="simple" xlink:show="embed" xlink:actuate="onLoad" draw:mime-type="image/jpeg"/>
</draw:frame>
</text:a>
 <text:a xlink:type="simple" xlink:href="https://static.ukrinform.com/photos/2023_05/1684939075-2253.jpeg" text:style-name="Internet_20_link" text:visited-style-name="Visited_20_Internet_20_Link">
<draw:frame draw:style-name="fr1" draw:name="Image206" text:anchor-type="as-char" svg:width="6.9236in" svg:height="3.956343in" draw:z-index="0">
<draw:image xlink:href="../Images/yкринформ/2023-05-24T17-36-00-03-00/630_360_1684939075-2253.jpeg" xlink:type="simple" xlink:show="embed" xlink:actuate="onLoad" draw:mime-type="image/jpeg"/>
</draw:frame>
</text:a>
 <text:a xlink:type="simple" xlink:href="https://static.ukrinform.com/photos/2023_05/1684939075-8701.jpeg" text:style-name="Internet_20_link" text:visited-style-name="Visited_20_Internet_20_Link">
<draw:frame draw:style-name="fr1" draw:name="Image207" text:anchor-type="as-char" svg:width="6.9236in" svg:height="3.956343in" draw:z-index="0">
<draw:image xlink:href="../Images/yкринформ/2023-05-24T17-36-00-03-00/630_360_1684939075-8701.jpeg" xlink:type="simple" xlink:show="embed" xlink:actuate="onLoad" draw:mime-type="image/jpeg"/>
</draw:frame>
</text:a>
 <text:a xlink:type="simple" xlink:href="https://static.ukrinform.com/photos/2023_05/1684939076-4345.jpeg" text:style-name="Internet_20_link" text:visited-style-name="Visited_20_Internet_20_Link">
<draw:frame draw:style-name="fr1" draw:name="Image208" text:anchor-type="as-char" svg:width="6.9236in" svg:height="3.956343in" draw:z-index="0">
<draw:image xlink:href="../Images/yкринформ/2023-05-24T17-36-00-03-00/630_360_1684939076-4345.jpeg" xlink:type="simple" xlink:show="embed" xlink:actuate="onLoad" draw:mime-type="image/jpeg"/>
</draw:frame>
</text:a>
 <text:a xlink:type="simple" xlink:href="https://static.ukrinform.com/photos/2023_05/1684939076-4235.jpeg" text:style-name="Internet_20_link" text:visited-style-name="Visited_20_Internet_20_Link">
<draw:frame draw:style-name="fr1" draw:name="Image209" text:anchor-type="as-char" svg:width="6.9236in" svg:height="3.956343in" draw:z-index="0">
<draw:image xlink:href="../Images/yкринформ/2023-05-24T17-36-00-03-00/630_360_1684939076-4235.jpeg" xlink:type="simple" xlink:show="embed" xlink:actuate="onLoad" draw:mime-type="image/jpeg"/>
</draw:frame>
</text:a>
 <text:a xlink:type="simple" xlink:href="https://static.ukrinform.com/photos/2023_05/1684939076-3799.jpeg" text:style-name="Internet_20_link" text:visited-style-name="Visited_20_Internet_20_Link">
<draw:frame draw:style-name="fr1" draw:name="Image210" text:anchor-type="as-char" svg:width="6.9236in" svg:height="3.956343in" draw:z-index="0">
<draw:image xlink:href="../Images/yкринформ/2023-05-24T17-36-00-03-00/630_360_1684939076-3799.jpeg" xlink:type="simple" xlink:show="embed" xlink:actuate="onLoad" draw:mime-type="image/jpeg"/>
</draw:frame>
</text:a>
 <text:a xlink:type="simple" xlink:href="https://static.ukrinform.com/photos/2023_05/1684939076-1531.jpeg" text:style-name="Internet_20_link" text:visited-style-name="Visited_20_Internet_20_Link">
<draw:frame draw:style-name="fr1" draw:name="Image211" text:anchor-type="as-char" svg:width="6.9236in" svg:height="3.956343in" draw:z-index="0">
<draw:image xlink:href="../Images/yкринформ/2023-05-24T17-36-00-03-00/630_360_1684939076-1531.jpeg" xlink:type="simple" xlink:show="embed" xlink:actuate="onLoad" draw:mime-type="image/jpeg"/>
</draw:frame>
</text:a>
 <text:a xlink:type="simple" xlink:href="https://static.ukrinform.com/photos/2023_05/1684939077-6829.jpeg" text:style-name="Internet_20_link" text:visited-style-name="Visited_20_Internet_20_Link">
<draw:frame draw:style-name="fr1" draw:name="Image212" text:anchor-type="as-char" svg:width="6.9236in" svg:height="3.956343in" draw:z-index="0">
<draw:image xlink:href="../Images/yкринформ/2023-05-24T17-36-00-03-00/630_360_1684939077-6829.jpeg" xlink:type="simple" xlink:show="embed" xlink:actuate="onLoad" draw:mime-type="image/jpeg"/>
</draw:frame>
</text:a>
 <text:a xlink:type="simple" xlink:href="https://static.ukrinform.com/photos/2023_05/1684939077-1808.jpeg" text:style-name="Internet_20_link" text:visited-style-name="Visited_20_Internet_20_Link">
<draw:frame draw:style-name="fr1" draw:name="Image213" text:anchor-type="as-char" svg:width="6.9236in" svg:height="3.956343in" draw:z-index="0">
<draw:image xlink:href="../Images/yкринформ/2023-05-24T17-36-00-03-00/630_360_1684939077-1808.jpeg" xlink:type="simple" xlink:show="embed" xlink:actuate="onLoad" draw:mime-type="image/jpeg"/>
</draw:frame>
</text:a>
 <text:a xlink:type="simple" xlink:href="https://static.ukrinform.com/photos/2023_05/1684939077-2194.jpeg" text:style-name="Internet_20_link" text:visited-style-name="Visited_20_Internet_20_Link">
<draw:frame draw:style-name="fr1" draw:name="Image214" text:anchor-type="as-char" svg:width="6.9236in" svg:height="3.956343in" draw:z-index="0">
<draw:image xlink:href="../Images/yкринформ/2023-05-24T17-36-00-03-00/630_360_1684939077-2194.jpeg" xlink:type="simple" xlink:show="embed" xlink:actuate="onLoad" draw:mime-type="image/jpeg"/>
</draw:frame>
</text:a>
 <text:a xlink:type="simple" xlink:href="https://static.ukrinform.com/photos/2023_05/1684939077-8675.jpeg" text:style-name="Internet_20_link" text:visited-style-name="Visited_20_Internet_20_Link">
<draw:frame draw:style-name="fr1" draw:name="Image215" text:anchor-type="as-char" svg:width="6.9236in" svg:height="3.956343in" draw:z-index="0">
<draw:image xlink:href="../Images/yкринформ/2023-05-24T17-36-00-03-00/630_360_1684939077-8675.jpeg" xlink:type="simple" xlink:show="embed" xlink:actuate="onLoad" draw:mime-type="image/jpeg"/>
</draw:frame>
</text:a>
 <text:a xlink:type="simple" xlink:href="https://static.ukrinform.com/photos/2023_05/1684939077-1068.jpeg" text:style-name="Internet_20_link" text:visited-style-name="Visited_20_Internet_20_Link">
<draw:frame draw:style-name="fr1" draw:name="Image216" text:anchor-type="as-char" svg:width="6.9236in" svg:height="3.956343in" draw:z-index="0">
<draw:image xlink:href="../Images/yкринформ/2023-05-24T17-36-00-03-00/630_360_1684939077-1068.jpeg" xlink:type="simple" xlink:show="embed" xlink:actuate="onLoad" draw:mime-type="image/jpeg"/>
</draw:frame>
</text:a>
 <text:a xlink:type="simple" xlink:href="https://static.ukrinform.com/photos/2023_05/1684939077-1071.jpeg" text:style-name="Internet_20_link" text:visited-style-name="Visited_20_Internet_20_Link">
<draw:frame draw:style-name="fr1" draw:name="Image217" text:anchor-type="as-char" svg:width="6.9236in" svg:height="3.956343in" draw:z-index="0">
<draw:image xlink:href="../Images/yкринформ/2023-05-24T17-36-00-03-00/630_360_1684939077-1071.jpeg" xlink:type="simple" xlink:show="embed" xlink:actuate="onLoad" draw:mime-type="image/jpeg"/>
</draw:frame>
</text:a>
 <text:a xlink:type="simple" xlink:href="https://static.ukrinform.com/photos/2023_05/1684939078-4756.jpeg" text:style-name="Internet_20_link" text:visited-style-name="Visited_20_Internet_20_Link">
<draw:frame draw:style-name="fr1" draw:name="Image218" text:anchor-type="as-char" svg:width="6.9236in" svg:height="3.956343in" draw:z-index="0">
<draw:image xlink:href="../Images/yкринформ/2023-05-24T17-36-00-03-00/630_360_1684939078-4756.jpeg" xlink:type="simple" xlink:show="embed" xlink:actuate="onLoad" draw:mime-type="image/jpeg"/>
</draw:frame>
</text:a>
</text:p>
      <text:p text:style-name="P4">
Він зауважив, що кожний перетин російського кордону вважає успіхом.</text:p>
      <text:p text:style-name="P4">
"Бо це територія ворога, тимчасово окупована територія нашої Батьківщини. Михочемо показати, що влада тирана не безмежна, що їй можна протистояти", -сказав Денис.</text:p>
      <text:p text:style-name="P4">
<text:span text:style-name="T4">
Читайте також:</text:span>
 <text:a xlink:type="simple" xlink:href="https://www.ukrinform.ua/rubric-ato/3713568-ukrainska-rozvidka-povnistu-volodie-informacieu-pro-podii-v-belgorodskij-oblasti-rf-usov.html" text:style-name="Internet_20_link" text:visited-style-name="Visited_20_Internet_20_Link">
 </text:a>
</text:p>
      <text:p text:style-name="P4">
Щодо фото американської техніки, яку начебто підбили російські військові,намагаючись знищити сили РДК і легіону "Свобода Росії", то командир закликавне вірити російській пропаганді.</text:p>
      <text:p text:style-name="P4">
<draw:frame draw:style-name="fr1" draw:name="Image219" text:anchor-type="as-char" svg:width="6.9236in" svg:height="4.615733in" draw:z-index="0">
<draw:image xlink:href="../Images/yкринформ/2023-05-24T17-36-00-03-00/1684939076-1531.jpeg" xlink:type="simple" xlink:show="embed" xlink:actuate="onLoad" draw:mime-type="image/jpeg"/>
</draw:frame>
</text:p>
      <text:p text:style-name="P4">
"Як свого часу сказав Володимир Путін, в будь-якому воєнторзі можна придбативійськову техніку будь-якого роду. Другий момент: є американська техніка, якувдалося дістати росіянам у боях, наприклад, під Бахмутом", - сказав Денис.</text:p>
      <text:p text:style-name="P4">
За його <text:a xlink:type="simple" xlink:href="https://www.ukrinform.ua/rubric-ato/3713635-u-dobrovolcih-formuvan-aki-zajsli-dnami-do-belgorodskoi-oblasti-vtrat-nemae-komandir-rdk.html" text:style-name="Internet_20_link" text:visited-style-name="Visited_20_Internet_20_Link">
 </text:a>
 , у добровольчих формувань, які зайшли цього тижня до Бєлгородськоїобласті, втрат у ході бойових зіткнень немає.</text:p>
      <text:p text:style-name="P4">
<draw:frame draw:style-name="fr1" draw:name="Image220" text:anchor-type="as-char" svg:width="6.9236in" svg:height="4.615733in" draw:z-index="0">
<draw:image xlink:href="../Images/yкринформ/2023-05-24T17-36-00-03-00/1684939075-4641.jpeg" xlink:type="simple" xlink:show="embed" xlink:actuate="onLoad" draw:mime-type="image/jpeg"/>
</draw:frame>
</text:p>
      <text:p text:style-name="P4">
Як повідомлялося, цього тижня у російському Бєлгороді пролунали вибухи. Заінформацією російських Телеграм-каналів, зокрема, було пошкоджено будівлю ФСБ.Згодом у соціальних мережах з'явилися заяви "Російського добровольчогокорпусу" і легіону "Свобода Росії" про визволення деяких населених пунктів ізахід їхніх сил у містечко Грайворон у Бєлгородській області.</text:p>
      <text:p text:style-name="P4">
Радник керівника Офісу Президента Михайло Подоляк заявив, що Україна непричетна до подій у Бєлгородській області.</text:p>
      <text:p text:style-name="P4">
<text:span text:style-name="T4">
Читайте також:</text:span>
 <text:a xlink:type="simple" xlink:href="https://www.ukrinform.ua/rubric-ato/3713567-vivezeni-aderni-boepripasi-z-belgorod-22-ne-povernuli-na-misce-zberiganna-rozvidka.html" text:style-name="Internet_20_link" text:visited-style-name="Visited_20_Internet_20_Link">
 </text:a>
</text:p>
      <text:p text:style-name="P4">
У Головному управлінні розвідки Міністерства оборони України зазначили, щолегіон "Свобода Росії" та "РДК" розпочали операцію зі звільнення Росії відрежиму Путіна з метою створення певної смуги безпеки для захисту українськогоцивільного населення.</text:p>
      <text:p text:style-name="P4">
<draw:frame draw:style-name="fr1" draw:name="Image221" text:anchor-type="as-char" svg:width="6.9236in" svg:height="4.615733in" draw:z-index="0">
<draw:image xlink:href="../Images/yкринформ/2023-05-24T17-36-00-03-00/1684939077-2194.jpeg" xlink:type="simple" xlink:show="embed" xlink:actuate="onLoad" draw:mime-type="image/jpeg"/>
</draw:frame>
</text:p>
      <text:p text:style-name="P4">
Українська розвідка також дізналася, що РФ терміново проводить евакуаціюсховища ядерних боєприпасів “Бєлгород 22”, що розташоване у Бєлгородськійобласті Росії.</text:p>
      <text:p text:style-name="P4">
Source: <text:a xlink:type="simple" xlink:href="https://www.ukrinform.ua/rubric-ato/3713639-rdk-ta-legion-svoboda-rosii-zajsli-u-belgorodsku-oblast-bils-ak-na-40-kilometriv-uglib.html" text:style-name="Internet_20_link" text:visited-style-name="Visited_20_Internet_20_Link">
https://www.ukrinform.ua/rubric-ato/3713639-rdk-ta-legion-svoboda-rosii-zajsli-u-belgorodsku-oblast-bils-ak-na-40-kilometriv-uglib.html</text:a>
</text:p>
      <!--NEWS-->
      <text:h text:style-name="P10" text:outline-level="1">
<text:span text:style-name="T4">
Мінвідновлення та ЄІБ розпочинають відбір проєктів з відбудови</text:span>
</text:h>
      <text:p text:style-name="P4">
Authors: Ukrinform (Person)</text:p>
      <text:p text:style-name="P4">
Publisher: Укринформ (Organization)</text:p>
      <text:p text:style-name="P4">
Published Time: 2023-05-24T17:41:00+03:00</text:p>
      <text:p text:style-name="P4">
Modified Time: 2023-05-24T17:41:00+03:00</text:p>
      <text:p text:style-name="P4">
Description: Міністерство розвитку громад, територій та інфраструктури України та Європейський інвестиційний банк оголосили старт відбору проєктів відбудови, реконструкції та капітального ремонту шкіл, дитсадків, адміністративних центрів і об’єктів ЖКГ, а також із забезпечення житлом внутрішньо переміщених осіб. — Укрінформ.</text:p>
      <text:p text:style-name="P4">
Images: ['<text:a xlink:type="simple" xlink:href="https://static.ukrinform.com/photos/2016_11/thumb_files/630_360_1480512845-6479.jpg" text:style-name="Internet_20_link" text:visited-style-name="Visited_20_Internet_20_Link">
630_360_14805...</text:a>
']</text:p>
      <text:p text:style-name="P4">
Tags: ['ЄІБ', 'Україна', 'Ремонт', 'Відбудова']</text:p>
      <text:p text:style-name="P4">
Type: Article</text:p>
      <!--METADATA-->
      <text:p text:style-name="P4">
<draw:frame draw:style-name="fr1" draw:name="Image222" text:anchor-type="as-char" svg:width="6.9236in" svg:height="3.956343in" draw:z-index="0">
<draw:image xlink:href="../Images/yкринформ/2023-05-24T17-41-00-03-00/630_360_1480512845-6479.jpg" xlink:type="simple" xlink:show="embed" xlink:actuate="onLoad" draw:mime-type="image/jpeg"/>
</draw:frame>
Міністерство розвитку громад, територій та інфраструктури України таЄвропейський інвестиційний банк оголосили старт відбору проєктів відбудови,реконструкції та капітального ремонту шкіл, дитсадків, адміністративнихцентрів і об’єктів ЖКГ, а також із забезпечення житлом внутрішньо переміщенихосіб.</text:p>
      <text:p text:style-name="P4">
Як передає Укрінформ, про це повідомляє пресслужба міністерства у <text:a xlink:type="simple" xlink:href="https://www.facebook.com/Ministry.for.restoration/posts/pfbid0faeshqzuvexCh2t7tGEX7Le2icuCfWK8SHYb1uQEQkRjYxuKH6SnMVvNnYfbN9PMl" text:style-name="Internet_20_link" text:visited-style-name="Visited_20_Internet_20_Link">
</text:a>
.</text:p>
      <text:p text:style-name="P4">
Зазначається, що проєкти будуть фінансуватися на підставі угод між Україною та<text:a xlink:type="simple" xlink:href="https://www.ukrinform.ua/tag-eib" text:style-name="Internet_20_link" text:visited-style-name="Visited_20_Internet_20_Link">
 </text:a>
 - за програмою з відновлення України таза надзвичайною кредитною програмою для відновлення України.</text:p>
      <text:p text:style-name="P4">
Отримати фінансування за програмою з відновлення України зможуть органимісцевого самоврядування.</text:p>
      <text:p text:style-name="P4">
Комунальні підприємства та муніципалітети зможуть подати проєкти у межахнадзвичайної кредитної програми для відновлення України.</text:p>
      <text:p text:style-name="P4">
Проєкти будуть реалізовані в регіонах, постраждалих внаслідок збройної агресіїрф та тих, що зазнали навантаження на соціальну інфраструктуру через значнукількість внутрішньо переміщених осіб.</text:p>
      <text:p text:style-name="P4">
<text:span text:style-name="T4">
Читайте також:</text:span>
 <text:a xlink:type="simple" xlink:href="https://www.ukrinform.ua/rubric-vidbudova/3699050-kabmin-spramuvav-zaliski-kostiv-eib-na-vidnovlenna-obektiv-budivnictva-ta-infrastrukturi.html" text:style-name="Internet_20_link" text:visited-style-name="Visited_20_Internet_20_Link">
 <text:span text:style-name="T4">
ЄІБ</text:span>
 </text:a>
</text:p>
      <text:p text:style-name="P4">
Термін реалізації проєктів – від 1 до 3 років залежно від програми. Коштибудуть спрямовані громадам у вигляді субвенції з державного бюджету.</text:p>
      <text:p text:style-name="P4">
Проєкти для участі у програмі з відновлення України можна надсилати до 25червня 2023 року, у надзвичайній кредитній програмі - до 2 червня 2023 року.</text:p>
      <text:p text:style-name="P4">
Як повідомляв <text:a xlink:type="simple" xlink:href="https://www.ukrinform.ua/rubric-vidbudova/3713175-urad-vidilae-588-miljoniv-budzetam-semi-oblastej-na-proekti-z-vidnovlenna-smigal.html" text:style-name="Internet_20_link" text:visited-style-name="Visited_20_Internet_20_Link">
 </text:a>
 , Кабінет Міністрів на засіданні 23 травня 2023 року розподіливсубвенцію у розмірі понад 588 млн грн з держбюджету на реалізацію проєктів умежах надзвичайної кредитної програми для відновлення України відЄвропейського інвестиційного банку.</text:p>
      <text:p text:style-name="P4">
Source: <text:a xlink:type="simple" xlink:href="https://www.ukrinform.ua/rubric-vidbudova/3713642-minvidnovlenna-ta-eib-rozpocinaut-vidbir-proektiv-z-vidbudovi.html" text:style-name="Internet_20_link" text:visited-style-name="Visited_20_Internet_20_Link">
https://www.ukrinform.ua/rubric-vidbudova/3713642-minvidnovlenna-ta-eib-rozpocinaut-vidbir-proektiv-z-vidbudovi.html</text:a>
</text:p>
      <!--NEWS-->
      <text:h text:style-name="P10" text:outline-level="1">
<text:span text:style-name="T4">
Юсов: Створення ПВК в Криму – це підготовка до можливого сценарію евакуації «VIP-персон»</text:span>
</text:h>
      <text:p text:style-name="P4">
Authors: Ukrinform (Person)</text:p>
      <text:p text:style-name="P4">
Publisher: Укринформ (Organization)</text:p>
      <text:p text:style-name="P4">
Published Time: 2023-05-24T17:42:49+03:00</text:p>
      <text:p text:style-name="P4">
Modified Time: 2023-05-24T17:42:49+03:00</text:p>
      <text:p text:style-name="P4">
Description: Головна мета приватних військових компаній в тимчасово окупованому Криму - захист VIP-персон із числа російських загарбників, їхнього майна, родин і швидкий виїзд із території півострова. — Укрінформ.</text:p>
      <text:p text:style-name="P4">
Images: ['<text:a xlink:type="simple" xlink:href="https://static.ukrinform.com/photos/2023_02/thumb_files/630_360_1676285387-262.jpg" text:style-name="Internet_20_link" text:visited-style-name="Visited_20_Internet_20_Link">
630_360_16762...</text:a>
']</text:p>
      <text:p text:style-name="P4">
Tags: ['Крим', 'Розвідка', 'Втеча']</text:p>
      <text:p text:style-name="P4">
Type: Article</text:p>
      <!--METADATA-->
      <text:p text:style-name="P4">
<draw:frame draw:style-name="fr1" draw:name="Image223" text:anchor-type="as-char" svg:width="6.9236in" svg:height="3.956343in" draw:z-index="0">
<draw:image xlink:href="../Images/yкринформ/2023-05-24T17-42-49-03-00/630_360_1676285387-262.jpg" xlink:type="simple" xlink:show="embed" xlink:actuate="onLoad" draw:mime-type="image/jpeg"/>
</draw:frame>
 Головнамета приватних військових компаній в тимчасово окупованому Криму - захист VIP-персон із числа російських загарбників, їхнього майна, родин і швидкий виїздіз території півострова.</text:p>
      <text:p text:style-name="P4">
Про це в ефірі телеканалу <text:a xlink:type="simple" xlink:href="http://www.youtube.com/watch" text:style-name="Internet_20_link" text:visited-style-name="Visited_20_Internet_20_Link">
 </text:a>
сказав представник Головного управління розвідки Міноборони України АндрійЮсов, передає Укрінформ.</text:p>
      <text:p text:style-name="P4">
“Створення і функціонування подібних міні-приватних військових компаній натериторії окупованого Криму та інших напрямках - це підготовка до можливогосценарію швидкої евакуації. Головна мета, зокрема й цих компаній, захистпевних VIP-персон, їхнього майна, родин і швидкий виїзд із території <text:a xlink:type="simple" xlink:href="https://www.ukrinform.ua/tag-krim" text:style-name="Internet_20_link" text:visited-style-name="Visited_20_Internet_20_Link">
</text:a>
 . Це евакуаційний корпус. Якихосьсерйозних заходів і складнощів для українських Сил безпеки і оборони ці міні-ПВК, безумовно, не становлять”, - сказав Юсов.</text:p>
      <text:p text:style-name="P4">
Він також підтвердив, що евакуація загарбників із Криму вже деякий час триває,і зауважив, що «впевненості в російській армії в загарбників точно немає».</text:p>
      <text:p text:style-name="P4">
<text:span text:style-name="T4">
Читайте також:</text:span>
 <text:a xlink:type="simple" xlink:href="https://www.ukrinform.ua/rubric-crimea/3713439-okupanti-perekrili-krimskij-mist-nad-perepravou-zdijmaetsa-dim.html" text:style-name="Internet_20_link" text:visited-style-name="Visited_20_Internet_20_Link">
 </text:a>
</text:p>
      <text:p text:style-name="P4">
Як повідомлялося, призначений кремлем “глава” тимчасово окупованого КримуСергій Аксьонов створив на півострові власну приватну військову компанію"Конвой", якою керує "права рука" засновника ПВК "Вагнер" Євгена ПригожинаКостянтин Пікалов.</text:p>
      <text:p text:style-name="P4">
Source: <text:a xlink:type="simple" xlink:href="https://www.ukrinform.ua/rubric-crimea/3713643-usov-stvorenna-pvk-v-krimu-ce-pidgotovka-do-mozlivogo-scenariu-evakuacii-vipperson.html" text:style-name="Internet_20_link" text:visited-style-name="Visited_20_Internet_20_Link">
https://www.ukrinform.ua/rubric-crimea/3713643-usov-stvorenna-pvk-v-krimu-ce-pidgotovka-do-mozlivogo-scenariu-evakuacii-vipperson.html</text:a>
</text:p>
      <!--NEWS-->
      <text:h text:style-name="P10" text:outline-level="1">
<text:span text:style-name="T4">
Німеччина має допомогти Україні та подбати про власну армію - Пісторіус</text:span>
</text:h>
      <text:p text:style-name="P4">
Authors: Ukrinform (Person)</text:p>
      <text:p text:style-name="P4">
Publisher: Укринформ (Organization)</text:p>
      <text:p text:style-name="P4">
Published Time: 2023-05-24T17:54:13+03:00</text:p>
      <text:p text:style-name="P4">
Modified Time: 2023-05-24T17:54:13+03:00</text:p>
      <text:p text:style-name="P4">
Description: Німеччина та інші партнери стоять на боці України тому, що Росія веде проти неї абсолютно людиноненависницьку війну. — Укрінформ.</text:p>
      <text:p text:style-name="P4">
Images: ['<text:a xlink:type="simple" xlink:href="https://static.ukrinform.com/photos/2023_05/thumb_files/630_360_1684939851-703.jpg" text:style-name="Internet_20_link" text:visited-style-name="Visited_20_Internet_20_Link">
630_360_16849...</text:a>
']</text:p>
      <text:p text:style-name="P4">
Tags: ['Бундесвер', 'Німеччина', 'Україна', 'Пісторіус']</text:p>
      <text:p text:style-name="P4">
Type: Article</text:p>
      <!--METADATA-->
      <text:p text:style-name="P4">
<draw:frame draw:style-name="fr1" draw:name="Image224" text:anchor-type="as-char" svg:width="6.9236in" svg:height="3.956343in" draw:z-index="0">
<draw:image xlink:href="../Images/yкринформ/2023-05-24T17-54-13-03-00/630_360_1684939851-703.jpg" xlink:type="simple" xlink:show="embed" xlink:actuate="onLoad" draw:mime-type="image/jpeg"/>
</draw:frame>
 Німеччината інші партнери стоять на боці України тому, що Росія веде проти неїабсолютно людиноненависницьку війну.</text:p>
      <text:p text:style-name="P4">
Про це заявив міністр оборони ФРН Борис Пісторіус під час «години запитань івідповідей» у Бундестазі в середу, повідомляє кореспондент Укрінформу.</text:p>
      <text:p text:style-name="P4">
Пісторіус констатував, що «час мирних дивідендів» для Європи позаду, це зжорсткою чіткістю доводить агресивна війна Росії проти України.</text:p>
      <text:p text:style-name="P4">
«Одне має бути чітко зрозуміло: Путін не може досягти успіху своєїпротизаконної і людиноненависницької агресієї. Тому ми стоїмо на боці Україний будемо стояти непохитно, доки буде потрібно», - запевнив політик.</text:p>
      <text:p text:style-name="P4">
Він нагадав про нещодавно схвалений урядом пакет військової допомоги на сумупонад 2,7 млрд євро, у який, зокрема, входять засоби ППО, артилерії,броньовані машини тощо.</text:p>
      <text:p text:style-name="P4">
Водночас, зауважив глава Міноборони, треба подбати про те, щоби мати змогузахистити власну країну, якщо виникне така необхідність. Для цього потрібнийефективний, швидкий, добре оснащений і добре укомплектований персоналомБундесвер. Для цього в армію треба масштабно інвестувати. Виділення 100 млрдєвро на потреби оборони закривають окремі прогалини, але в довгостроковійперспективі спрямування 2 відсотків ВВП на ці цілі є абсолютною необхідністю,підкреслив Пісторіус.</text:p>
      <text:p text:style-name="P4">
«Я прошу в цьому вашої підтримки. Це добре витрачені гроші на нашу безпеку», -звернувся урядовець до законодавців.</text:p>
      <text:p text:style-name="P4">
Відповідаючи на запитання щодо браку боєприпасів, Пісторіус запевнив, щоконтракти на виробництво боєприпасів частково підписані, а нові готуються допідписання «найближчим часом, орієнтовно протягом наступного місяця».Промисловість очікує цих контрактів і вже нарощує виробництво, сказав міністр,але зауважив, що власне виробництво деяких боєприпасів триває аж до кількохроків, тож не треба очікувати, що все відбуватиметься швидко.</text:p>
      <text:p text:style-name="P4">
<text:span text:style-name="T4">
Читайте також:</text:span>
 <text:a xlink:type="simple" xlink:href="https://www.ukrinform.ua/rubric-ato/3713625-svejcaria-prodast-nimeccini-25-tankiv-leopard-2-ukraina-zmoze-otrimati-bilse-zbroi.html" text:style-name="Internet_20_link" text:visited-style-name="Visited_20_Internet_20_Link">
 </text:a>
</text:p>
      <text:p text:style-name="P4">
Як повідомлялось, напередодні уряд <text:a xlink:type="simple" xlink:href="https://www.ukrinform.ua/tag-nimeccina" text:style-name="Internet_20_link" text:visited-style-name="Visited_20_Internet_20_Link">
 </text:a>
оновив список переданої Україні військової техніки і матеріалів.</text:p>
      <text:p text:style-name="P4">
Source: <text:a xlink:type="simple" xlink:href="https://www.ukrinform.ua/rubric-world/3713646-nimeccina-mae-dopomogti-ukraini-ta-podbati-pro-vlasnu-armiu-pistorius.html" text:style-name="Internet_20_link" text:visited-style-name="Visited_20_Internet_20_Link">
https://www.ukrinform.ua/rubric-world/3713646-nimeccina-mae-dopomogti-ukraini-ta-podbati-pro-vlasnu-armiu-pistorius.html</text:a>
</text:p>
      <!--NEWS-->
      <text:h text:style-name="P10" text:outline-level="1">
<text:span text:style-name="T4">
Легіон «Свобода Росії»: Якби ми ставили більш глибоку ціль, могли б дійти до Бєлгорода</text:span>
</text:h>
      <text:p text:style-name="P4">
Authors: Ukrinform (Person)</text:p>
      <text:p text:style-name="P4">
Publisher: Укринформ (Organization)</text:p>
      <text:p text:style-name="P4">
Published Time: 2023-05-24T17:58:00+03:00</text:p>
      <text:p text:style-name="P4">
Modified Time: 2023-05-24T17:58:00+03:00</text:p>
      <text:p text:style-name="P4">
Description: Війська РФ протягом кількох годин були розгублені та не могли чинити спротив добровольцям, які зайшли на територію Бєлгородської області Росії. — Укрінформ.</text:p>
      <text:p text:style-name="P4">
Images: ['<text:a xlink:type="simple" xlink:href="https://static.ukrinform.com/photos/2023_05/thumb_files/630_360_1684940322-337.jpg" text:style-name="Internet_20_link" text:visited-style-name="Visited_20_Internet_20_Link">
630_360_16849...</text:a>
', '<text:a xlink:type="simple" xlink:href="https://static.ukrinform.com/photos/2023_05/thumb_files/630_360_1684939075-6109.jpeg" text:style-name="Internet_20_link" text:visited-style-name="Visited_20_Internet_20_Link">
630_360_16849...</text:a>
', '<text:a xlink:type="simple" xlink:href="https://static.ukrinform.com/photos/2023_05/thumb_files/630_360_1684939075-4641.jpeg" text:style-name="Internet_20_link" text:visited-style-name="Visited_20_Internet_20_Link">
630_360_16849...</text:a>
', '<text:a xlink:type="simple" xlink:href="https://static.ukrinform.com/photos/2023_05/thumb_files/630_360_1684939075-1275.jpeg" text:style-name="Internet_20_link" text:visited-style-name="Visited_20_Internet_20_Link">
630_360_16849...</text:a>
', '<text:a xlink:type="simple" xlink:href="https://static.ukrinform.com/photos/2023_05/thumb_files/630_360_1684939075-4962.jpeg" text:style-name="Internet_20_link" text:visited-style-name="Visited_20_Internet_20_Link">
630_360_16849...</text:a>
', '<text:a xlink:type="simple" xlink:href="https://static.ukrinform.com/photos/2023_05/thumb_files/630_360_1684939075-2253.jpeg" text:style-name="Internet_20_link" text:visited-style-name="Visited_20_Internet_20_Link">
630_360_16849...</text:a>
', '<text:a xlink:type="simple" xlink:href="https://static.ukrinform.com/photos/2023_05/thumb_files/630_360_1684939075-8701.jpeg" text:style-name="Internet_20_link" text:visited-style-name="Visited_20_Internet_20_Link">
630_360_16849...</text:a>
', '<text:a xlink:type="simple" xlink:href="https://static.ukrinform.com/photos/2023_05/thumb_files/630_360_1684939076-4345.jpeg" text:style-name="Internet_20_link" text:visited-style-name="Visited_20_Internet_20_Link">
630_360_16849...</text:a>
', '<text:a xlink:type="simple" xlink:href="https://static.ukrinform.com/photos/2023_05/thumb_files/630_360_1684939076-4235.jpeg" text:style-name="Internet_20_link" text:visited-style-name="Visited_20_Internet_20_Link">
630_360_16849...</text:a>
', '<text:a xlink:type="simple" xlink:href="https://static.ukrinform.com/photos/2023_05/thumb_files/630_360_1684939076-3799.jpeg" text:style-name="Internet_20_link" text:visited-style-name="Visited_20_Internet_20_Link">
630_360_16849...</text:a>
', '<text:a xlink:type="simple" xlink:href="https://static.ukrinform.com/photos/2023_05/thumb_files/630_360_1684939076-1531.jpeg" text:style-name="Internet_20_link" text:visited-style-name="Visited_20_Internet_20_Link">
630_360_16849...</text:a>
', '<text:a xlink:type="simple" xlink:href="https://static.ukrinform.com/photos/2023_05/thumb_files/630_360_1684939077-6829.jpeg" text:style-name="Internet_20_link" text:visited-style-name="Visited_20_Internet_20_Link">
630_360_16849...</text:a>
', '<text:a xlink:type="simple" xlink:href="https://static.ukrinform.com/photos/2023_05/thumb_files/630_360_1684939077-1808.jpeg" text:style-name="Internet_20_link" text:visited-style-name="Visited_20_Internet_20_Link">
630_360_16849...</text:a>
', '<text:a xlink:type="simple" xlink:href="https://static.ukrinform.com/photos/2023_05/thumb_files/630_360_1684939077-2194.jpeg" text:style-name="Internet_20_link" text:visited-style-name="Visited_20_Internet_20_Link">
630_360_16849...</text:a>
', '<text:a xlink:type="simple" xlink:href="https://static.ukrinform.com/photos/2023_05/thumb_files/630_360_1684939077-8675.jpeg" text:style-name="Internet_20_link" text:visited-style-name="Visited_20_Internet_20_Link">
630_360_16849...</text:a>
', '<text:a xlink:type="simple" xlink:href="https://static.ukrinform.com/photos/2023_05/thumb_files/630_360_1684939077-1068.jpeg" text:style-name="Internet_20_link" text:visited-style-name="Visited_20_Internet_20_Link">
630_360_16849...</text:a>
', '<text:a xlink:type="simple" xlink:href="https://static.ukrinform.com/photos/2023_05/thumb_files/630_360_1684939077-1071.jpeg" text:style-name="Internet_20_link" text:visited-style-name="Visited_20_Internet_20_Link">
630_360_16849...</text:a>
', '<text:a xlink:type="simple" xlink:href="https://static.ukrinform.com/photos/2023_05/thumb_files/630_360_1684939078-4756.jpeg" text:style-name="Internet_20_link" text:visited-style-name="Visited_20_Internet_20_Link">
630_360_16849...</text:a>
']</text:p>
      <text:p text:style-name="P4">
Tags: ['Легіон «Свобода Росії» ', 'РДК', 'Бєлгородська область']</text:p>
      <text:p text:style-name="P4">
Type: Article</text:p>
      <!--METADATA-->
      <text:p text:style-name="P4">
<draw:frame draw:style-name="fr1" draw:name="Image225" text:anchor-type="as-char" svg:width="6.9236in" svg:height="3.956343in" draw:z-index="0">
<draw:image xlink:href="../Images/yкринформ/2023-05-24T17-58-00-03-00/630_360_1684940322-337.jpg" xlink:type="simple" xlink:show="embed" xlink:actuate="onLoad" draw:mime-type="image/jpeg"/>
</draw:frame>
 Війська РФпротягом кількох годин були розгублені та не могли чинити спротивдобровольцям, які зайшли на територію Бєлгородської області Росії.</text:p>
      <text:p text:style-name="P4">
Про це сказав на брифінгу, який пройшов неподалік кордону на півночі України,заступник командира з військово-цивільного співробітництва легіону "СвободаРосії" на позивний "Цезар", передає кореспондент Укрінформу.</text:p>
      <text:p text:style-name="P4">
"Реакція була дуже повільна, реакція була дуже панічна, реакція була абсолютнонеадекватна. Минуло кілька годин, перш ніж з'явився якийсь організованийспротив. Якби ми ставили більш глибоку ціль спецоперації, ми б могли дійти йдо Бєлгорода", - сказав "Цезар".</text:p>
      <text:p text:style-name="P4">
<text:span text:style-name="T4">
Читайте також:</text:span>
 <text:a xlink:type="simple" xlink:href="https://www.ukrinform.ua/rubric-ato/3713639-rdk-ta-legion-svoboda-rosii-zajsli-u-belgorodsku-oblast-bils-ak-na-40-kilometriv-uglib.html" text:style-name="Internet_20_link" text:visited-style-name="Visited_20_Internet_20_Link">
 </text:a>
</text:p>
      <text:p text:style-name="P4">
За його словами, учасники добровольчих формувань ставили собі за ціль провестирозвідку боєм. У бойовому зіткненні вони протистояли близько 200 військовимРФ, які мали два десятки броньованої техніки.</text:p>
      <text:p text:style-name="P4">
"Цезар" стверджує, що захоплено у полон щонайменше одного <text:a xlink:type="simple" xlink:href="https://www.ukrinform.ua/tag-rosijski-vijskovi" text:style-name="Internet_20_link" text:visited-style-name="Visited_20_Internet_20_Link">
</text:a>
 .</text:p>
      <text:p text:style-name="P4">
<draw:frame draw:style-name="fr1" draw:name="Image226" text:anchor-type="as-char" svg:width="6.9236in" svg:height="3.956343in" draw:z-index="0">
<draw:image xlink:href="../Images/yкринформ/2023-05-24T17-58-00-03-00/630_360_1684939075-6109.jpeg" xlink:type="simple" xlink:show="embed" xlink:actuate="onLoad" draw:mime-type="image/jpeg"/>
</draw:frame>
 Легіон"Свобода России" та РДК / Фото: В'ячеслав Мадієвський, Укрінформ  <text:a xlink:type="simple" xlink:href="https://static.ukrinform.com/photos/2023_05/1684939075-6109.jpeg" text:style-name="Internet_20_link" text:visited-style-name="Visited_20_Internet_20_Link">
<draw:frame draw:style-name="fr1" draw:name="Image227" text:anchor-type="as-char" svg:width="6.9236in" svg:height="3.956343in" draw:z-index="0">
<draw:image xlink:href="../Images/yкринформ/2023-05-24T17-58-00-03-00/630_360_1684939075-6109.jpeg" xlink:type="simple" xlink:show="embed" xlink:actuate="onLoad" draw:mime-type="image/jpeg"/>
</draw:frame>
</text:a>
 <text:a xlink:type="simple" xlink:href="https://static.ukrinform.com/photos/2023_05/1684939075-4641.jpeg" text:style-name="Internet_20_link" text:visited-style-name="Visited_20_Internet_20_Link">
<draw:frame draw:style-name="fr1" draw:name="Image228" text:anchor-type="as-char" svg:width="6.9236in" svg:height="3.956343in" draw:z-index="0">
<draw:image xlink:href="../Images/yкринформ/2023-05-24T17-58-00-03-00/630_360_1684939075-4641.jpeg" xlink:type="simple" xlink:show="embed" xlink:actuate="onLoad" draw:mime-type="image/jpeg"/>
</draw:frame>
</text:a>
 <text:a xlink:type="simple" xlink:href="https://static.ukrinform.com/photos/2023_05/1684939075-1275.jpeg" text:style-name="Internet_20_link" text:visited-style-name="Visited_20_Internet_20_Link">
<draw:frame draw:style-name="fr1" draw:name="Image229" text:anchor-type="as-char" svg:width="6.9236in" svg:height="3.956343in" draw:z-index="0">
<draw:image xlink:href="../Images/yкринформ/2023-05-24T17-58-00-03-00/630_360_1684939075-1275.jpeg" xlink:type="simple" xlink:show="embed" xlink:actuate="onLoad" draw:mime-type="image/jpeg"/>
</draw:frame>
</text:a>
 <text:a xlink:type="simple" xlink:href="https://static.ukrinform.com/photos/2023_05/1684939075-4962.jpeg" text:style-name="Internet_20_link" text:visited-style-name="Visited_20_Internet_20_Link">
<draw:frame draw:style-name="fr1" draw:name="Image230" text:anchor-type="as-char" svg:width="6.9236in" svg:height="3.956343in" draw:z-index="0">
<draw:image xlink:href="../Images/yкринформ/2023-05-24T17-58-00-03-00/630_360_1684939075-4962.jpeg" xlink:type="simple" xlink:show="embed" xlink:actuate="onLoad" draw:mime-type="image/jpeg"/>
</draw:frame>
</text:a>
 <text:a xlink:type="simple" xlink:href="https://static.ukrinform.com/photos/2023_05/1684939075-2253.jpeg" text:style-name="Internet_20_link" text:visited-style-name="Visited_20_Internet_20_Link">
<draw:frame draw:style-name="fr1" draw:name="Image231" text:anchor-type="as-char" svg:width="6.9236in" svg:height="3.956343in" draw:z-index="0">
<draw:image xlink:href="../Images/yкринформ/2023-05-24T17-58-00-03-00/630_360_1684939075-2253.jpeg" xlink:type="simple" xlink:show="embed" xlink:actuate="onLoad" draw:mime-type="image/jpeg"/>
</draw:frame>
</text:a>
 <text:a xlink:type="simple" xlink:href="https://static.ukrinform.com/photos/2023_05/1684939075-8701.jpeg" text:style-name="Internet_20_link" text:visited-style-name="Visited_20_Internet_20_Link">
<draw:frame draw:style-name="fr1" draw:name="Image232" text:anchor-type="as-char" svg:width="6.9236in" svg:height="3.956343in" draw:z-index="0">
<draw:image xlink:href="../Images/yкринформ/2023-05-24T17-58-00-03-00/630_360_1684939075-8701.jpeg" xlink:type="simple" xlink:show="embed" xlink:actuate="onLoad" draw:mime-type="image/jpeg"/>
</draw:frame>
</text:a>
 <text:a xlink:type="simple" xlink:href="https://static.ukrinform.com/photos/2023_05/1684939076-4345.jpeg" text:style-name="Internet_20_link" text:visited-style-name="Visited_20_Internet_20_Link">
<draw:frame draw:style-name="fr1" draw:name="Image233" text:anchor-type="as-char" svg:width="6.9236in" svg:height="3.956343in" draw:z-index="0">
<draw:image xlink:href="../Images/yкринформ/2023-05-24T17-58-00-03-00/630_360_1684939076-4345.jpeg" xlink:type="simple" xlink:show="embed" xlink:actuate="onLoad" draw:mime-type="image/jpeg"/>
</draw:frame>
</text:a>
 <text:a xlink:type="simple" xlink:href="https://static.ukrinform.com/photos/2023_05/1684939076-4235.jpeg" text:style-name="Internet_20_link" text:visited-style-name="Visited_20_Internet_20_Link">
<draw:frame draw:style-name="fr1" draw:name="Image234" text:anchor-type="as-char" svg:width="6.9236in" svg:height="3.956343in" draw:z-index="0">
<draw:image xlink:href="../Images/yкринформ/2023-05-24T17-58-00-03-00/630_360_1684939076-4235.jpeg" xlink:type="simple" xlink:show="embed" xlink:actuate="onLoad" draw:mime-type="image/jpeg"/>
</draw:frame>
</text:a>
 <text:a xlink:type="simple" xlink:href="https://static.ukrinform.com/photos/2023_05/1684939076-3799.jpeg" text:style-name="Internet_20_link" text:visited-style-name="Visited_20_Internet_20_Link">
<draw:frame draw:style-name="fr1" draw:name="Image235" text:anchor-type="as-char" svg:width="6.9236in" svg:height="3.956343in" draw:z-index="0">
<draw:image xlink:href="../Images/yкринформ/2023-05-24T17-58-00-03-00/630_360_1684939076-3799.jpeg" xlink:type="simple" xlink:show="embed" xlink:actuate="onLoad" draw:mime-type="image/jpeg"/>
</draw:frame>
</text:a>
 <text:a xlink:type="simple" xlink:href="https://static.ukrinform.com/photos/2023_05/1684939076-1531.jpeg" text:style-name="Internet_20_link" text:visited-style-name="Visited_20_Internet_20_Link">
<draw:frame draw:style-name="fr1" draw:name="Image236" text:anchor-type="as-char" svg:width="6.9236in" svg:height="3.956343in" draw:z-index="0">
<draw:image xlink:href="../Images/yкринформ/2023-05-24T17-58-00-03-00/630_360_1684939076-1531.jpeg" xlink:type="simple" xlink:show="embed" xlink:actuate="onLoad" draw:mime-type="image/jpeg"/>
</draw:frame>
</text:a>
 <text:a xlink:type="simple" xlink:href="https://static.ukrinform.com/photos/2023_05/1684939077-6829.jpeg" text:style-name="Internet_20_link" text:visited-style-name="Visited_20_Internet_20_Link">
<draw:frame draw:style-name="fr1" draw:name="Image237" text:anchor-type="as-char" svg:width="6.9236in" svg:height="3.956343in" draw:z-index="0">
<draw:image xlink:href="../Images/yкринформ/2023-05-24T17-58-00-03-00/630_360_1684939077-6829.jpeg" xlink:type="simple" xlink:show="embed" xlink:actuate="onLoad" draw:mime-type="image/jpeg"/>
</draw:frame>
</text:a>
 <text:a xlink:type="simple" xlink:href="https://static.ukrinform.com/photos/2023_05/1684939077-1808.jpeg" text:style-name="Internet_20_link" text:visited-style-name="Visited_20_Internet_20_Link">
<draw:frame draw:style-name="fr1" draw:name="Image238" text:anchor-type="as-char" svg:width="6.9236in" svg:height="3.956343in" draw:z-index="0">
<draw:image xlink:href="../Images/yкринформ/2023-05-24T17-58-00-03-00/630_360_1684939077-1808.jpeg" xlink:type="simple" xlink:show="embed" xlink:actuate="onLoad" draw:mime-type="image/jpeg"/>
</draw:frame>
</text:a>
 <text:a xlink:type="simple" xlink:href="https://static.ukrinform.com/photos/2023_05/1684939077-2194.jpeg" text:style-name="Internet_20_link" text:visited-style-name="Visited_20_Internet_20_Link">
<draw:frame draw:style-name="fr1" draw:name="Image239" text:anchor-type="as-char" svg:width="6.9236in" svg:height="3.956343in" draw:z-index="0">
<draw:image xlink:href="../Images/yкринформ/2023-05-24T17-58-00-03-00/630_360_1684939077-2194.jpeg" xlink:type="simple" xlink:show="embed" xlink:actuate="onLoad" draw:mime-type="image/jpeg"/>
</draw:frame>
</text:a>
 <text:a xlink:type="simple" xlink:href="https://static.ukrinform.com/photos/2023_05/1684939077-8675.jpeg" text:style-name="Internet_20_link" text:visited-style-name="Visited_20_Internet_20_Link">
<draw:frame draw:style-name="fr1" draw:name="Image240" text:anchor-type="as-char" svg:width="6.9236in" svg:height="3.956343in" draw:z-index="0">
<draw:image xlink:href="../Images/yкринформ/2023-05-24T17-58-00-03-00/630_360_1684939077-8675.jpeg" xlink:type="simple" xlink:show="embed" xlink:actuate="onLoad" draw:mime-type="image/jpeg"/>
</draw:frame>
</text:a>
 <text:a xlink:type="simple" xlink:href="https://static.ukrinform.com/photos/2023_05/1684939077-1068.jpeg" text:style-name="Internet_20_link" text:visited-style-name="Visited_20_Internet_20_Link">
<draw:frame draw:style-name="fr1" draw:name="Image241" text:anchor-type="as-char" svg:width="6.9236in" svg:height="3.956343in" draw:z-index="0">
<draw:image xlink:href="../Images/yкринформ/2023-05-24T17-58-00-03-00/630_360_1684939077-1068.jpeg" xlink:type="simple" xlink:show="embed" xlink:actuate="onLoad" draw:mime-type="image/jpeg"/>
</draw:frame>
</text:a>
 <text:a xlink:type="simple" xlink:href="https://static.ukrinform.com/photos/2023_05/1684939077-1071.jpeg" text:style-name="Internet_20_link" text:visited-style-name="Visited_20_Internet_20_Link">
<draw:frame draw:style-name="fr1" draw:name="Image242" text:anchor-type="as-char" svg:width="6.9236in" svg:height="3.956343in" draw:z-index="0">
<draw:image xlink:href="../Images/yкринформ/2023-05-24T17-58-00-03-00/630_360_1684939077-1071.jpeg" xlink:type="simple" xlink:show="embed" xlink:actuate="onLoad" draw:mime-type="image/jpeg"/>
</draw:frame>
</text:a>
 <text:a xlink:type="simple" xlink:href="https://static.ukrinform.com/photos/2023_05/1684939078-4756.jpeg" text:style-name="Internet_20_link" text:visited-style-name="Visited_20_Internet_20_Link">
<draw:frame draw:style-name="fr1" draw:name="Image243" text:anchor-type="as-char" svg:width="6.9236in" svg:height="3.956343in" draw:z-index="0">
<draw:image xlink:href="../Images/yкринформ/2023-05-24T17-58-00-03-00/630_360_1684939078-4756.jpeg" xlink:type="simple" xlink:show="embed" xlink:actuate="onLoad" draw:mime-type="image/jpeg"/>
</draw:frame>
</text:a>
</text:p>
      <text:p text:style-name="P4">
Як повідомлялося, цього тижня у російському Бєлгороді пролунали вибухи. Заінформацією російських Телеграм-каналів, зокрема, було пошкоджено будівлю ФСБ.Згодом у соціальних мережах з'явилися заяви "Російського добровольчогокорпусу" і легіону "Свобода Росії" про визволення деяких населених пунктів ізахід їхніх сил у містечко Грайворон у Бєлгородській області.</text:p>
      <text:p text:style-name="P4">
<text:span text:style-name="T4">
Читайте також:</text:span>
 <text:a xlink:type="simple" xlink:href="https://www.ukrinform.ua/rubric-ato/3713635-u-dobrovolcih-formuvan-aki-zajsli-dnami-do-belgorodskoi-oblasti-vtrat-nemae-komandir-rdk.html" text:style-name="Internet_20_link" text:visited-style-name="Visited_20_Internet_20_Link">
 </text:a>
</text:p>
      <text:p text:style-name="P4">
Радник керівника Офісу Президента Михайло Подоляк заявив, що Україна непричетна до подій у Бєлгородській області.</text:p>
      <text:p text:style-name="P4">
У Головному управлінні розвідки Міністерства оборони України зазначили, щолегіон "Свобода Росії" та "РДК" розпочали операцію зі звільнення Росії відрежиму Путіна з метою створення певної смуги безпеки для захисту українськогоцивільного населення.</text:p>
      <text:p text:style-name="P4">
<text:span text:style-name="T4">
Читайте також:</text:span>
 <text:a xlink:type="simple" xlink:href="https://www.ukrinform.ua/rubric-ato/3713567-vivezeni-aderni-boepripasi-z-belgorod-22-ne-povernuli-na-misce-zberiganna-rozvidka.html" text:style-name="Internet_20_link" text:visited-style-name="Visited_20_Internet_20_Link">
 </text:a>
</text:p>
      <text:p text:style-name="P4">
Українська розвідка також дізналася, що РФ терміново проводить евакуаціюсховища ядерних боєприпасів "Бєлгород 22", що розташоване у Бєлгородськійобласті Росії.</text:p>
      <text:p text:style-name="P4">
Source: <text:a xlink:type="simple" xlink:href="https://www.ukrinform.ua/rubric-ato/3713647-vijska-rf-kilka-godin-buli-rozgubleni-ta-ne-mogli-ciniti-sprotiv-legion-svoboda-rosii.html" text:style-name="Internet_20_link" text:visited-style-name="Visited_20_Internet_20_Link">
https://www.ukrinform.ua/rubric-ato/3713647-vijska-rf-kilka-godin-buli-rozgubleni-ta-ne-mogli-ciniti-sprotiv-legion-svoboda-rosii.html</text:a>
</text:p>
      <!--NEWS-->
      <text:h text:style-name="P10" text:outline-level="1">
<text:span text:style-name="T4">
У Богородичному на Донеччині ексгумовано тіла загиблих місцевих мешканців</text:span>
</text:h>
      <text:p text:style-name="P4">
Author: ['АРМІЯINFORM']</text:p>
      <text:p text:style-name="P4">
Time: 2023-05-24T18:00:00-04:00</text:p>
      <text:p text:style-name="P4">
Description: Під час обстеження населеного пункту Святогірської громади Краматорського району, що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layd1_57.jpg" text:style-name="Internet_20_link" text:visited-style-name="Visited_20_Internet_20_Link">
slayd1_57.jpg</text:a>
', '<text:a xlink:type="simple" xlink:href="https://armyinform.com.ua/wp-content/uploads/2023/05/slayd3_38-150x150.jpg" text:style-name="Internet_20_link" text:visited-style-name="Visited_20_Internet_20_Link">
slayd3_38-150x150.jpg</text:a>
', '<text:a xlink:type="simple" xlink:href="https://armyinform.com.ua/wp-content/uploads/2023/05/slayd6_16-150x150.jpg" text:style-name="Internet_20_link" text:visited-style-name="Visited_20_Internet_20_Link">
slayd6_16-150x150.jpg</text:a>
', '<text:a xlink:type="simple" xlink:href="https://armyinform.com.ua/wp-content/uploads/2023/05/slayd8_13-150x150.jpg" text:style-name="Internet_20_link" text:visited-style-name="Visited_20_Internet_20_Link">
slayd8_13-150x150.jpg</text:a>
', '<text:a xlink:type="simple" xlink:href="https://armyinform.com.ua/wp-content/uploads/2023/05/9872_2-150x150.jpg" text:style-name="Internet_20_link" text:visited-style-name="Visited_20_Internet_20_Link">
9872_2-150x150.jpg</text:a>
', '<text:a xlink:type="simple" xlink:href="https://armyinform.com.ua/wp-content/uploads/2023/05/9872_3-150x150.jpg" text:style-name="Internet_20_link" text:visited-style-name="Visited_20_Internet_20_Link">
9872_3-150x150.jpg</text:a>
']</text:p>
      <text:p text:style-name="P4">
Tags: ['STOPRUSSIA', 'ВОЄННІ ЗЛОЧИНИ ЗС РФ', 'ВТОРГНЕННЯ РФ']</text:p>
      <text:p text:style-name="P4">
Category: News</text:p>
      <!--METADATA-->
      <text:p text:style-name="P4">
<draw:frame draw:style-name="fr1" draw:name="Image244" text:anchor-type="as-char" svg:width="6.9236in" svg:height="5.1927in" draw:z-index="0">
<draw:image xlink:href="../Images/AРМІЯINFORM/2023-05-24T18-00-00-04-00/slayd1_57.jpg" xlink:type="simple" xlink:show="embed" xlink:actuate="onLoad" draw:mime-type="image/jpeg"/>
</draw:frame>
</text:p>
      <text:p text:style-name="P4">
Під час обстеження населеного пункту Святогірської громади Краматорськогорайону, що у 2022 році частково перебував під тимчасовим контролем російськихокупантів, встановлено місцезнаходження 8 захоронень цивільних мешканців,<text:a xlink:type="simple" xlink:href="https://don.gp.gov.ua/ua/news.html" text:style-name="Internet_20_link" text:visited-style-name="Visited_20_Internet_20_Link">
інформує</text:a>
відділ інформаційної політики Донецької обласної прокуратури.</text:p>
      <text:p text:style-name="P4">
«Мова йде про деокуповане с. Богородичне, яке межує з м. Святогірськом, татривалий час було одним з найважливіших рубежів оборони українськихзахисників. Населений пункт майже повністю зруйнований окупантами. Багатолюдей не пережили обстрілів й руйнації і були поховані родичами чи сусідамипросто на вулицях і подвір’ях у власноруч виритих ямах, загорнутими у килими іковдри. З таких могил, „датованих“ травнем-липнем минулого року, правоохоронціексгумували тіла п’яти чоловіків та двох жінок, яким на момент смерті було від60 до 72 років. Особи ще двох померлих встановлюються», — йдеться уповідомленні правоохоронців.</text:p>
      <text:p text:style-name="P4">
<text:a xlink:type="simple" xlink:href="https://armyinform.com.ua/wp-content/uploads/2023/05/slayd3_38.jpg" text:style-name="Internet_20_link" text:visited-style-name="Visited_20_Internet_20_Link">
<draw:frame draw:style-name="fr1" draw:name="Image245" text:anchor-type="as-char" svg:width="6.9236in" svg:height="6.9236in" draw:z-index="0">
<draw:image xlink:href="../Images/AРМІЯINFORM/2023-05-24T18-00-00-04-00/slayd3_38-150x150.jpg" xlink:type="simple" xlink:show="embed" xlink:actuate="onLoad" draw:mime-type="image/jpeg"/>
</draw:frame>
</text:a>
</text:p>
      <text:p text:style-name="P4">
<text:a xlink:type="simple" xlink:href="https://armyinform.com.ua/wp-content/uploads/2023/05/slayd6_16.jpg" text:style-name="Internet_20_link" text:visited-style-name="Visited_20_Internet_20_Link">
<draw:frame draw:style-name="fr1" draw:name="Image246" text:anchor-type="as-char" svg:width="6.9236in" svg:height="6.9236in" draw:z-index="0">
<draw:image xlink:href="../Images/AРМІЯINFORM/2023-05-24T18-00-00-04-00/slayd6_16-150x150.jpg" xlink:type="simple" xlink:show="embed" xlink:actuate="onLoad" draw:mime-type="image/jpeg"/>
</draw:frame>
</text:a>
</text:p>
      <text:p text:style-name="P4">
<text:a xlink:type="simple" xlink:href="https://armyinform.com.ua/wp-content/uploads/2023/05/slayd8_13.jpg" text:style-name="Internet_20_link" text:visited-style-name="Visited_20_Internet_20_Link">
<draw:frame draw:style-name="fr1" draw:name="Image247" text:anchor-type="as-char" svg:width="6.9236in" svg:height="6.9236in" draw:z-index="0">
<draw:image xlink:href="../Images/AРМІЯINFORM/2023-05-24T18-00-00-04-00/slayd8_13-150x150.jpg" xlink:type="simple" xlink:show="embed" xlink:actuate="onLoad" draw:mime-type="image/jpeg"/>
</draw:frame>
</text:a>
</text:p>
      <text:p text:style-name="P4">
На даний час тіла доставлені до місця проведення судово-медичної експертизи,після висновків якої їх буде перепоховано на місцевому цвинтарі, де родичізможуть попрощатись із своїми близькими.</text:p>
      <text:p text:style-name="P4">
<text:a xlink:type="simple" xlink:href="https://armyinform.com.ua/wp-content/uploads/2023/05/9872_2.jpg" text:style-name="Internet_20_link" text:visited-style-name="Visited_20_Internet_20_Link">
<draw:frame draw:style-name="fr1" draw:name="Image248" text:anchor-type="as-char" svg:width="6.9236in" svg:height="6.9236in" draw:z-index="0">
<draw:image xlink:href="../Images/AРМІЯINFORM/2023-05-24T18-00-00-04-00/9872_2-150x150.jpg" xlink:type="simple" xlink:show="embed" xlink:actuate="onLoad" draw:mime-type="image/jpeg"/>
</draw:frame>
</text:a>
</text:p>
      <text:p text:style-name="P4">
<text:a xlink:type="simple" xlink:href="https://armyinform.com.ua/wp-content/uploads/2023/05/9872_3.jpg" text:style-name="Internet_20_link" text:visited-style-name="Visited_20_Internet_20_Link">
<draw:frame draw:style-name="fr1" draw:name="Image249" text:anchor-type="as-char" svg:width="6.9236in" svg:height="6.9236in" draw:z-index="0">
<draw:image xlink:href="../Images/AРМІЯINFORM/2023-05-24T18-00-00-04-00/9872_3-150x150.jpg" xlink:type="simple" xlink:show="embed" xlink:actuate="onLoad" draw:mime-type="image/jpeg"/>
</draw:frame>
</text:a>
</text:p>
      <text:p text:style-name="P4">
Досудове розслідування здійснюється за ч. 2 ст. 438 КК України «порушеннязаконів та звичаїв війни».</text:p>
      <text:p text:style-name="P4">
Source: <text:a xlink:type="simple" xlink:href="https://armyinform.com.ua/2023/05/24/u-bogorodychnomu-na-donechchyni-eksgumovano-tila-zagyblyh-misczevyh-meshkancziv/" text:style-name="Internet_20_link" text:visited-style-name="Visited_20_Internet_20_Link">
https://armyinform.com.ua/2023/05/24/u-bogorodychnomu-na-donechchyni-eksgumovano-tila-zagyblyh-misczevyh-meshkancziv/</text:a>
</text:p>
      <!--NEWS-->
      <text:h text:style-name="P10" text:outline-level="1">
<text:span text:style-name="T4">
У миколаївських портах з початку війни перебувають 29 іноземних суден – Кім</text:span>
</text:h>
      <text:p text:style-name="P4">
Authors: Ukrinform (Person)</text:p>
      <text:p text:style-name="P4">
Publisher: Укринформ (Organization)</text:p>
      <text:p text:style-name="P4">
Published Time: 2023-05-24T18:04:00+03:00</text:p>
      <text:p text:style-name="P4">
Modified Time: 2023-05-24T18:04:00+03:00</text:p>
      <text:p text:style-name="P4">
Description: У миколаївських портах з початку повномасштабної війни перебуває 29 іноземних суден з вантажем, які очікують виходу в море. — Укрінформ.</text:p>
      <text:p text:style-name="P4">
Images: ['<text:a xlink:type="simple" xlink:href="https://static.ukrinform.com/photos/2022_08/thumb_files/630_360_1661863347-457.jpg" text:style-name="Internet_20_link" text:visited-style-name="Visited_20_Internet_20_Link">
630_360_16618...</text:a>
']</text:p>
      <text:p text:style-name="P4">
Tags: ['Миколаїв', 'Порт', 'Корабель', 'Віталій Кім']</text:p>
      <text:p text:style-name="P4">
Type: Article</text:p>
      <!--METADATA-->
      <text:p text:style-name="P4">
<draw:frame draw:style-name="fr1" draw:name="Image250" text:anchor-type="as-char" svg:width="6.9236in" svg:height="3.956343in" draw:z-index="0">
<draw:image xlink:href="../Images/yкринформ/2023-05-24T18-04-00-03-00/630_360_1661863347-457.jpg" xlink:type="simple" xlink:show="embed" xlink:actuate="onLoad" draw:mime-type="image/jpeg"/>
</draw:frame>
 Умиколаївських портах з початку повномасштабної війни перебуває 29 іноземнихсуден з вантажем, які очікують виходу в море.</text:p>
      <text:p text:style-name="P4">
Про це сказав голова обласної військової адміністрації Віталій Кім на брифінгув ОДА, передає кореспондент Укрінформу.</text:p>
      <text:p text:style-name="P4">
"У миколаївських <text:a xlink:type="simple" xlink:href="https://www.ukrinform.ua/tag-mikolaiv" text:style-name="Internet_20_link" text:visited-style-name="Visited_20_Internet_20_Link">
 </text:a>
 наразі перебуває29 іноземних суден з вантажем, у тому числі 6 турецьких. Всі вони готові вийтив море, як тільки буде прийняте рішення про приєднання Миколаєва до "зерновогокоридору", – сказав Кім.</text:p>
      <text:p text:style-name="P4">
За його словами, ситуація на цих суднах дуже різна. На більшості з них єекіпажі, на інших – евакуйовані, а на окремих вантаж перебуває під загрозоюзагоряння. Тому ОВА тримає на контролі ці питання, на деякі судна доставляливоду і провізію, на інших – власники робили це самотужки.</text:p>
      <text:p text:style-name="P4">
<text:span text:style-name="T4">
Читайте також:</text:span>
 <text:a xlink:type="simple" xlink:href="https://www.ukrinform.ua/rubric-regions/3712631-vse-gotovo-sob-porti-mikolaeva-priednalisa-do-zernovogo-koridoru-kim.html" text:style-name="Internet_20_link" text:visited-style-name="Visited_20_Internet_20_Link">
 <text:span text:style-name="T4">
Все</text:span>
 <text:span text:style-name="T4">
готово</text:span>
 <text:span text:style-name="T4">
щоб</text:span>
 <text:span text:style-name="T4">
порти</text:span>
 <text:span text:style-name="T4">
Миколаєва</text:span>
<text:span text:style-name="T4">
приєдналися</text:span>
 <text:span text:style-name="T4">
зернового</text:span>
 <text:span text:style-name="T4">
коридору</text:span>
 <text:span text:style-name="T4">
Кім</text:span>
</text:a>
</text:p>
      <text:p text:style-name="P4">
Також, за його словами, наразі немає офіційної інформації про приєднанняМиколаєва до "зернової угоди", і, на його думку, це стане більш реальним лишепісля деокупації Кінбурнської коси.</text:p>
      <text:p text:style-name="P4">
Як повідомлялося, 17 травня президент Туреччини Реджеп Тайїп Ердоган заявив,що дію "зернової угоди" продовжено на два місяці, до 18 липня 2023 року. Зайого словами, російська сторона пообіцяла не перешкоджати заходу турецькихсуден у порти "Миколаїв" та "Ольвія".</text:p>
      <text:p text:style-name="P4">
Source: <text:a xlink:type="simple" xlink:href="https://www.ukrinform.ua/rubric-economy/3713651-u-mikolaivskih-portah-z-pocatku-vijni-perebuvaut-29-inozemnih-suden-kim.html" text:style-name="Internet_20_link" text:visited-style-name="Visited_20_Internet_20_Link">
https://www.ukrinform.ua/rubric-economy/3713651-u-mikolaivskih-portah-z-pocatku-vijni-perebuvaut-29-inozemnih-suden-kim.html</text:a>
</text:p>
      <!--NEWS-->
      <text:h text:style-name="P10" text:outline-level="1">
<text:span text:style-name="T4">
Джарилгач став повністю мілітаризованою зоною — місцева влада</text:span>
</text:h>
      <text:p text:style-name="P4">
Authors: Ukrinform (Person)</text:p>
      <text:p text:style-name="P4">
Publisher: Укринформ (Organization)</text:p>
      <text:p text:style-name="P4">
Published Time: 2023-05-24T18:05:18+03:00</text:p>
      <text:p text:style-name="P4">
Modified Time: 2023-05-24T18:05:18+03:00</text:p>
      <text:p text:style-name="P4">
Description: З острова Джарилгач, що на захопленій росіянами території Херсонщини, чути вибухи та постріли, це повністю мілітаризована зона. — Укрінформ.</text:p>
      <text:p text:style-name="P4">
Images: ['<text:a xlink:type="simple" xlink:href="https://static.ukrinform.com/photos/2023_05/thumb_files/630_360_1684513749-580.jpg" text:style-name="Internet_20_link" text:visited-style-name="Visited_20_Internet_20_Link">
630_360_16845...</text:a>
', '<text:a xlink:type="simple" xlink:href="https://static.ukrinform.com/photos/2023_05/1684940479-987.jpg" text:style-name="Internet_20_link" text:visited-style-name="Visited_20_Internet_20_Link">
1684940479-98...</text:a>
', '<text:a xlink:type="simple" xlink:href="https://static.ukrinform.com/photos/2023_05/1684940478-965.jpg" text:style-name="Internet_20_link" text:visited-style-name="Visited_20_Internet_20_Link">
1684940478-96...</text:a>
']</text:p>
      <text:p text:style-name="P4">
Tags: ['Херсонщина', 'Окупація', 'Джарилгач', 'Війна з Росією']</text:p>
      <text:p text:style-name="P4">
Type: Article</text:p>
      <!--METADATA-->
      <text:p text:style-name="P4">
<draw:frame draw:style-name="fr1" draw:name="Image251" text:anchor-type="as-char" svg:width="6.9236in" svg:height="3.956343in" draw:z-index="0">
<draw:image xlink:href="../Images/yкринформ/2023-05-24T18-05-18-03-00/630_360_1684513749-580.jpg" xlink:type="simple" xlink:show="embed" xlink:actuate="onLoad" draw:mime-type="image/jpeg"/>
</draw:frame>
 З островаДжарилгач, що на захопленій росіянами території Херсонщини, чути вибухи тапостріли, це повністю мілітаризована зона.</text:p>
      <text:p text:style-name="P4">
Як передає Укрінформ, про це повідомляє <text:a xlink:type="simple" xlink:href="http://www.facebook.com/skadovskrada/posts/pfbid02cSvgNuwa1X5LaGo8ByiAdRmDokhDoUnab7MU5txZU4fyVQMxbP8Vb3MipkKAdqcel" text:style-name="Internet_20_link" text:visited-style-name="Visited_20_Internet_20_Link">
</text:a>
.</text:p>
      <text:p text:style-name="P4">
«Зі зведення Генштабу стало відомо, що окупанти засипали перешийок міжостровом Джарилгач та материком. Перешийок між островом та материкомзнаходиться поблизу селища Лазурне Скадовського району. Ця місцевість відомавсім жителям Скадовщини», - йдеться у повідомленні.</text:p>
      <text:p text:style-name="P4">
Як зазначається, місцеві жителі й раніше повідомляли про рух техніки доперешийку, а також про активність військових на острові.</text:p>
      <text:p text:style-name="P4">
У міськраді зазначають, що наразі жителі не можуть підтвердити наскількизасипано перешийок, адже не мають доступу до місцевості. Візуально, зісупутникових знімків, перешийок виглядає засипаним.</text:p>
      <text:p text:style-name="P4">
<draw:frame draw:style-name="fr1" draw:name="Image252" text:anchor-type="as-char" svg:width="6.9236in" svg:height="3.555557in" draw:z-index="0">
<draw:image xlink:href="../Images/yкринформ/2023-05-24T18-05-18-03-00/1684940479-987.jpg" xlink:type="simple" xlink:show="embed" xlink:actuate="onLoad" draw:mime-type="image/jpeg"/>
</draw:frame>
</text:p>
      <text:p text:style-name="P4">
<draw:frame draw:style-name="fr1" draw:name="Image253" text:anchor-type="as-char" svg:width="6.9236in" svg:height="3.872889in" draw:z-index="0">
<draw:image xlink:href="../Images/yкринформ/2023-05-24T18-05-18-03-00/1684940478-965.jpg" xlink:type="simple" xlink:show="embed" xlink:actuate="onLoad" draw:mime-type="image/jpeg"/>
</draw:frame>
</text:p>
      <text:p text:style-name="P4">
«Нам відомо, що до перешийку досі їздить техніка. З острова чутно <text:a xlink:type="simple" xlink:href="https://www.ukrinform.ua/tag-vibuh" text:style-name="Internet_20_link" text:visited-style-name="Visited_20_Internet_20_Link">
</text:a>
 та постріли», - йдеться у повідомленні.</text:p>
      <text:p text:style-name="P4">
<text:span text:style-name="T4">
Читайте також:</text:span>
 <text:a xlink:type="simple" xlink:href="https://www.ukrinform.ua/rubric-regions/3704762-nablizenna-linii-frontu-oznacatime-nevidvorotni-vtrati-u-zapovidniku-askanianova-direktor.html" text:style-name="Internet_20_link" text:visited-style-name="Visited_20_Internet_20_Link">
 <text:span text:style-name="T4">
Асканія</text:span>
 </text:a>
</text:p>
      <text:p text:style-name="P4">
Як підкреслюється, наразі Джарилгач під контролем окупантів, це повністюмілітаризована зона. До острова заборонено будь-яку навігацію, перекритодоступ і місцевим рибалкам.</text:p>
      <text:p text:style-name="P4">
У міськраді підкреслюють, що внаслідок використання острова російськимивійськовими страждає заповідна флора та фауна, у близькому майбутньому діїокупантів можуть мати негативні наслідки не тільки для Джарилгача, але й всієїекосистеми Скадовщини.</text:p>
      <text:p text:style-name="P4">
<text:span text:style-name="T4">
Читайте також:</text:span>
 <text:a xlink:type="simple" xlink:href="https://www.ukrinform.ua/rubric-economy/3713489-rosia-zavdala-zbitkiv-ukrainskomu-dovkillu-na-visim-triljoniv-griven.html" text:style-name="Internet_20_link" text:visited-style-name="Visited_20_Internet_20_Link">
 <text:span text:style-name="T4">
довкіллю</text:span>
 </text:a>
</text:p>
      <text:p text:style-name="P4">
Як <text:a xlink:type="simple" xlink:href="https://www.ukrinform.ua/rubric-regions/3712998-ekspert-stvorenna-poligonu-ta-zednanna-rosianami-dzarilgaca-z-materikom-katastrofa-dla-prirodi.html" text:style-name="Internet_20_link" text:visited-style-name="Visited_20_Internet_20_Link">
 </text:a>
 Укрінформ, на думку члена правління Української природоохоронноїгрупи, професора Херсонського державного університету Івана Мойсієнка,створення військового полігону загарбниками та з’єднання росіянами Джарилгачаз материком матиме катастрофічні наслідки для природних екосистем.</text:p>
      <text:p text:style-name="P4">
Source: <text:a xlink:type="simple" xlink:href="https://www.ukrinform.ua/rubric-regions/3713652-dzarilgac-stav-povnistu-militarizovanou-zonou-misceva-vlada.html" text:style-name="Internet_20_link" text:visited-style-name="Visited_20_Internet_20_Link">
https://www.ukrinform.ua/rubric-regions/3713652-dzarilgac-stav-povnistu-militarizovanou-zonou-misceva-vlada.html</text:a>
</text:p>
      <!--NEWS-->
      <text:h text:style-name="P10" text:outline-level="1">
<text:span text:style-name="T4">
Важке озброєння для України і навчання пілотів: Стефанчук зустрівся з Моравецьким</text:span>
</text:h>
      <text:p text:style-name="P4">
Authors: Ukrinform (Person)</text:p>
      <text:p text:style-name="P4">
Publisher: Укринформ (Organization)</text:p>
      <text:p text:style-name="P4">
Published Time: 2023-05-24T18:12:00+03:00</text:p>
      <text:p text:style-name="P4">
Modified Time: 2023-05-24T18:12:00+03:00</text:p>
      <text:p text:style-name="P4">
Description: Голова Верховної Ради Руслан Стефанчук обговорив з премʼєр-міністром Польщі Матеушем Моравецьким постачання важкого озброєння Україні та навчанні пілотів. — Укрінформ.</text:p>
      <text:p text:style-name="P4">
Images: ['<text:a xlink:type="simple" xlink:href="https://static.ukrinform.com/photos/2023_05/thumb_files/630_360_1684942032-248.jpg" text:style-name="Internet_20_link" text:visited-style-name="Visited_20_Internet_20_Link">
630_360_16849...</text:a>
', '<text:a xlink:type="simple" xlink:href="https://static.ukrinform.com/photos/2023_05/1684942043-330.jpg" text:style-name="Internet_20_link" text:visited-style-name="Visited_20_Internet_20_Link">
1684942043-33...</text:a>
', '<text:a xlink:type="simple" xlink:href="https://static.ukrinform.com/photos/2023_05/1684942037-890.jpg" text:style-name="Internet_20_link" text:visited-style-name="Visited_20_Internet_20_Link">
1684942037-89...</text:a>
']</text:p>
      <text:p text:style-name="P4">
Tags: ['Польща', 'Зброя', 'Моравецький', 'Стефанчук']</text:p>
      <text:p text:style-name="P4">
Type: Article</text:p>
      <!--METADATA-->
      <text:p text:style-name="P4">
<draw:frame draw:style-name="fr1" draw:name="Image254" text:anchor-type="as-char" svg:width="6.9236in" svg:height="3.956343in" draw:z-index="0">
<draw:image xlink:href="../Images/yкринформ/2023-05-24T18-12-00-03-00/630_360_1684942032-248.jpg" xlink:type="simple" xlink:show="embed" xlink:actuate="onLoad" draw:mime-type="image/jpeg"/>
</draw:frame>
 ГоловаВерховної Ради Руслан Стефанчук обговорив з премʼєр-міністром Польщі МатеушемМоравецьким постачання важкого озброєння Україні та навчанні пілотів.</text:p>
      <text:p text:style-name="P4">
Про це повідомив спікер ВР у <text:a xlink:type="simple" xlink:href="https://www.facebook.com/story.php" text:style-name="Internet_20_link" text:visited-style-name="Visited_20_Internet_20_Link">
</text:a>
, передає Укрінформ.</text:p>
      <text:p text:style-name="P4">
«Під час зустрічі говорив передусім про посилення безпекової підтримки тапришвидшення постачання важкого озброєння. Привітав готовність Польщі навчатиукраїнських пілотів. Сподіваюся, цей процес скоро розпочнеться», йдеться уповідомленні.</text:p>
      <text:p text:style-name="P4">
Стефанчук також закликав <text:a xlink:type="simple" xlink:href="https://www.ukrinform.ua/tag-polsa" text:style-name="Internet_20_link" text:visited-style-name="Visited_20_Internet_20_Link">
 </text:a>
 допродовження санкцій проти Російської Федерації.</text:p>
      <text:p text:style-name="P4">
<draw:frame draw:style-name="fr1" draw:name="Image255" text:anchor-type="as-char" svg:width="6.9236in" svg:height="4.615733in" draw:z-index="0">
<draw:image xlink:href="../Images/yкринформ/2023-05-24T18-12-00-03-00/1684942043-330.jpg" xlink:type="simple" xlink:show="embed" xlink:actuate="onLoad" draw:mime-type="image/jpeg"/>
</draw:frame>
</text:p>
      <text:p text:style-name="P4">
«Важливо вирішити питання обходження рф санкцій, ввести повне ембарго наенергоносії та запровадити санкції проти «росатому», - акцентував Голова ВР.</text:p>
      <text:p text:style-name="P4">
<text:span text:style-name="T4">
Читайте також:</text:span>
 <text:a xlink:type="simple" xlink:href="https://www.ukrinform.ua/rubric-polytics/3713596-samit-nato-mae-prinesti-zblizenna-ukraini-z-alansom-marsalok-senatu-rp.html" text:style-name="Internet_20_link" text:visited-style-name="Visited_20_Internet_20_Link">
 </text:a>
</text:p>
      <text:p text:style-name="P4">
Водночас він закликав Польщу підтримати Формулу миру Президента УкраїниВолодимира Зеленського.</text:p>
      <text:p text:style-name="P4">
<draw:frame draw:style-name="fr1" draw:name="Image256" text:anchor-type="as-char" svg:width="6.9236in" svg:height="4.615733in" draw:z-index="0">
<draw:image xlink:href="../Images/yкринформ/2023-05-24T18-12-00-03-00/1684942037-890.jpg" xlink:type="simple" xlink:show="embed" xlink:actuate="onLoad" draw:mime-type="image/jpeg"/>
</draw:frame>
</text:p>
      <text:p text:style-name="P4">
«Адже Україна прагне всеохопного, справедливого та сталого миру, а такожбезпеки для всього світу», - додав спікер українського парламенту.</text:p>
      <text:p text:style-name="P4">
<text:span text:style-name="T4">
Читайте також:</text:span>
 <text:a xlink:type="simple" xlink:href="https://www.ukrinform.ua/rubric-polytics/3713533-vidbudova-i-majbutnij-samit-nato-stefancuk-u-polsi-zustrivsa-iz-marsalkom-sejmu.html" text:style-name="Internet_20_link" text:visited-style-name="Visited_20_Internet_20_Link">
 <text:span text:style-name="T4">
Стефанчук</text:span>
 </text:a>
</text:p>
      <text:p text:style-name="P4">
Стефанчук також подякував уряду Республіки Польща за всебічну допомогу Україніта підтримку у протидії російській агресії.</text:p>
      <text:p text:style-name="P4">
Як повідомляв Укрінформ, Голова ВР Руслан Стефанчук <text:a xlink:type="simple" xlink:href="https://www.ukrinform.ua/rubric-polytics/3713402-ctefancuk-rozpocinae-dvodennij-vizit-do-polsi.html" text:style-name="Internet_20_link" text:visited-style-name="Visited_20_Internet_20_Link">
</text:a>
 .</text:p>
      <text:p text:style-name="P4">
<text:span text:style-name="T5">
Фото: Руслан Стефанчук, Фейсбук</text:span>
</text:p>
      <text:p text:style-name="P4">
Source: <text:a xlink:type="simple" xlink:href="https://www.ukrinform.ua/rubric-polytics/3713662-vazke-ozbroenna-dla-ukraini-i-navcanna-pilotiv-stefancuk-zustrivsa-z-moraveckim.html" text:style-name="Internet_20_link" text:visited-style-name="Visited_20_Internet_20_Link">
https://www.ukrinform.ua/rubric-polytics/3713662-vazke-ozbroenna-dla-ukraini-i-navcanna-pilotiv-stefancuk-zustrivsa-z-moraveckim.html</text:a>
</text:p>
      <!--NEWS-->
      <text:h text:style-name="P10" text:outline-level="1">
<text:span text:style-name="T4">
На Буковині завершують облаштування шести шелтерів для переселенців</text:span>
</text:h>
      <text:p text:style-name="P4">
Authors: Ukrinform (Person)</text:p>
      <text:p text:style-name="P4">
Publisher: Укринформ (Organization)</text:p>
      <text:p text:style-name="P4">
Published Time: 2023-05-24T18:15:00+03:00</text:p>
      <text:p text:style-name="P4">
Modified Time: 2023-05-24T18:15:00+03:00</text:p>
      <text:p text:style-name="P4">
Description: У Чернівецькій області за 30 мільйонів гривень, виділених з обласного бюджету, завершують облаштування шести об'єктів для проживання внутрішньо переміщених осіб. У шелтерах зможуть заселитися близько 440 людей. — Укрінформ.</text:p>
      <text:p text:style-name="P4">
Images: ['<text:a xlink:type="simple" xlink:href="https://static.ukrinform.com/photos/2023_05/thumb_files/630_360_1684941350-318.jpeg" text:style-name="Internet_20_link" text:visited-style-name="Visited_20_Internet_20_Link">
630_360_16849...</text:a>
']</text:p>
      <text:p text:style-name="P4">
Tags: ['Буковина', 'Переселенці', 'Житло', 'Шелтер']</text:p>
      <text:p text:style-name="P4">
Type: Article</text:p>
      <!--METADATA-->
      <text:p text:style-name="P4">
<draw:frame draw:style-name="fr1" draw:name="Image257" text:anchor-type="as-char" svg:width="6.9236in" svg:height="3.956343in" draw:z-index="0">
<draw:image xlink:href="../Images/yкринформ/2023-05-24T18-15-00-03-00/630_360_1684941350-318.jpeg" xlink:type="simple" xlink:show="embed" xlink:actuate="onLoad" draw:mime-type="image/jpeg"/>
</draw:frame>
 УЧернівецькій області за 30 мільйонів гривень, виділених з обласного бюджету,завершують облаштування шести об'єктів для проживання внутрішньо переміщенихосіб. У шелтерах зможуть заселитися близько 440 людей.</text:p>
      <text:p text:style-name="P4">
Про це під час пресконференції розповів начальник Чернівецької ОВА РусланЗапаранюк, передає кореспондент Укрінформу.</text:p>
      <text:p text:style-name="P4">
"На сьогодні ми завершуємо роботи з облаштування шести об'єктів, у яких мизможемо розмістити більше 440 переселенців. Це такі шелтери з покращенимиумовами проживання. Там створені достатньо комфортні умови з можливістюдовготривалого проживання, умебльоване <text:a xlink:type="simple" xlink:href="https://www.ukrinform.ua/tag-zitlo" text:style-name="Internet_20_link" text:visited-style-name="Visited_20_Internet_20_Link">
 </text:a>
. Щоб люди не відчували ні в чому потреби, щоб могли нормально і вільнопроживати у нас, ходити на роботу, водити дітей у садки і школи", - сказавЗапаранюк.</text:p>
      <text:p text:style-name="P4">
На ці роботи з обласного бюджету були виділені близько 30 мільйонів гривень.</text:p>
      <text:p text:style-name="P4">
Крім того, зараз завершують підготовчі роботи щодо переоблаштування станціїпереливання крові у Хотині під багатоквартирний житловий будинок для вимушенихпереселенців. Він буде розрахований на 32 квартири.</text:p>
      <text:p text:style-name="P4">
<text:span text:style-name="T4">
Читайте також:</text:span>
 <text:a xlink:type="simple" xlink:href="https://www.ukrinform.ua/rubric-regions/3681205-u-kosovi-na-prikarpatti-vidkrili-selter-dla-pereselenciv.html" text:style-name="Internet_20_link" text:visited-style-name="Visited_20_Internet_20_Link">
 <text:span text:style-name="T4">
шелтер</text:span>
 </text:a>
</text:p>
      <text:p text:style-name="P4">
"Наша задача - це забезпечити їм усі максимально комфортні умови проживаннядля того, щоб люди залишилися у нас і можливо, Буковина стала для них другоюдомівкою", - додав начальник Чернівецької ОВА.</text:p>
      <text:p text:style-name="P4">
Посадовець зауважив, що за неофіційними даними в область переїхало близько 220тисяч внутрішньо переміщених осіб. Зараз за офіційними даними на Буковинізалишається постійно проживати 89 тисяч переселенців.</text:p>
      <text:p text:style-name="P4">
Source: <text:a xlink:type="simple" xlink:href="https://www.ukrinform.ua/rubric-regions/3713656-na-bukovini-zaversuut-oblastuvanna-sesti-selteriv-dla-pereselenciv.html" text:style-name="Internet_20_link" text:visited-style-name="Visited_20_Internet_20_Link">
https://www.ukrinform.ua/rubric-regions/3713656-na-bukovini-zaversuut-oblastuvanna-sesti-selteriv-dla-pereselenciv.html</text:a>
</text:p>
      <!--NEWS-->
      <text:h text:style-name="P10" text:outline-level="1">
<text:span text:style-name="T4">
Збірна України дізналася наступних суперниць у Кубку Біллі Джин Кінг</text:span>
</text:h>
      <text:p text:style-name="P4">
Authors: Ukrinform (Person)</text:p>
      <text:p text:style-name="P4">
Publisher: Укринформ (Organization)</text:p>
      <text:p text:style-name="P4">
Published Time: 2023-05-24T18:17:51+03:00</text:p>
      <text:p text:style-name="P4">
Modified Time: 2023-05-24T18:17:51+03:00</text:p>
      <text:p text:style-name="P4">
Description: У листопаді українки зіграють проти збірної Нідерландів. — Укрінформ.</text:p>
      <text:p text:style-name="P4">
Images: ['<text:a xlink:type="simple" xlink:href="https://static.ukrinform.com/photos/2023_05/thumb_files/630_360_1684941379-667.jpeg" text:style-name="Internet_20_link" text:visited-style-name="Visited_20_Internet_20_Link">
630_360_16849...</text:a>
']</text:p>
      <text:p text:style-name="P4">
Tags: ['Теніс']</text:p>
      <text:p text:style-name="P4">
Type: Article</text:p>
      <!--METADATA-->
      <text:p text:style-name="P4">
<draw:frame draw:style-name="fr1" draw:name="Image258" text:anchor-type="as-char" svg:width="6.9236in" svg:height="3.956343in" draw:z-index="0">
<draw:image xlink:href="../Images/yкринформ/2023-05-24T18-17-51-03-00/630_360_1684941379-667.jpeg" xlink:type="simple" xlink:show="embed" xlink:actuate="onLoad" draw:mime-type="image/jpeg"/>
</draw:frame>
 Улистопаді українки зіграють проти збірної Нідерландів.</text:p>
      <text:p text:style-name="P4">
У Лондоні відбулося жеребкування матчів плей-офф Кубку Біллі Джин Кінг, <text:a xlink:type="simple" xlink:href="https://btu.org.ua/ua/golovne/45117-kubok-billi-dzhin-king-zbirna-ukrayini-diznalasya-supernic-u-matchi-plej-.html" text:style-name="Internet_20_link" text:visited-style-name="Visited_20_Internet_20_Link">
</text:a>
 BTU, передає Укрінформ.</text:p>
      <text:p text:style-name="P4">
На цій стадії команда Михайла Філіми зіграє проти збірної Нідерландів. У цьомупротистоянні українки боротимуться за право зіграти на етапі Кваліфікаціїнаступного сезону.</text:p>
      <text:p text:style-name="P4">
Матч відбудеться 10-11 або 11-12 листопада, Україна виступить у роліприймаючої сторони.</text:p>
      <text:p text:style-name="P4">
<text:span text:style-name="T4">
Читайте також:</text:span>
 <text:a xlink:type="simple" xlink:href="https://www.ukrinform.ua/rubric-sports/3697289-ukrainski-tenisistki-pidnalisa-u-rejtingu-kubka-billi-dzin-king.html" text:style-name="Internet_20_link" text:visited-style-name="Visited_20_Internet_20_Link">
 <text:span text:style-name="T4">
Біллі</text:span>
 <text:span text:style-name="T4">
Джин</text:span>
 </text:a>
</text:p>
      <text:p text:style-name="P4">
Як повідомляв Укрінформ, в попередньому матчі за право зіграти у Світовомуфіналі українки поступились збірній Чехії.</text:p>
      <text:p text:style-name="P4">
Фото: btu.org.ua</text:p>
      <text:p text:style-name="P4">
Source: <text:a xlink:type="simple" xlink:href="https://www.ukrinform.ua/rubric-sports/3713655-zbirna-ukraini-diznalasa-nastupnih-supernic-u-kubku-billi-dzin-king.html" text:style-name="Internet_20_link" text:visited-style-name="Visited_20_Internet_20_Link">
https://www.ukrinform.ua/rubric-sports/3713655-zbirna-ukraini-diznalasa-nastupnih-supernic-u-kubku-billi-dzin-king.html</text:a>
</text:p>
      <!--NEWS-->
      <text:h text:style-name="P10" text:outline-level="1">
<text:span text:style-name="T4">
Netflix заборонив користувачам безкоштовно ділитися акаунтами</text:span>
</text:h>
      <text:p text:style-name="P4">
Authors: Ukrinform (Person)</text:p>
      <text:p text:style-name="P4">
Publisher: Укринформ (Organization)</text:p>
      <text:p text:style-name="P4">
Published Time: 2023-05-24T18:21:00+03:00</text:p>
      <text:p text:style-name="P4">
Modified Time: 2023-05-24T18:21:00+03:00</text:p>
      <text:p text:style-name="P4">
Description: Сервіс Netflix сьогодні попередив користувачів з-понад 100 країн про те, що їхні облікові записи більше не можуть безкоштовно надаватися у спільне використання. — Укрінформ.</text:p>
      <text:p text:style-name="P4">
Images: ['<text:a xlink:type="simple" xlink:href="https://static.ukrinform.com/photos/2018_05/thumb_files/630_360_1527230300-2285.jpg" text:style-name="Internet_20_link" text:visited-style-name="Visited_20_Internet_20_Link">
630_360_15272...</text:a>
']</text:p>
      <text:p text:style-name="P4">
Tags: ['Кіно', 'Технології', 'Netflix']</text:p>
      <text:p text:style-name="P4">
Type: Article</text:p>
      <!--METADATA-->
      <text:p text:style-name="P4">
<draw:frame draw:style-name="fr1" draw:name="Image259" text:anchor-type="as-char" svg:width="6.9236in" svg:height="3.956343in" draw:z-index="0">
<draw:image xlink:href="../Images/yкринформ/2023-05-24T18-21-00-03-00/630_360_1527230300-2285.jpg" xlink:type="simple" xlink:show="embed" xlink:actuate="onLoad" draw:mime-type="image/jpeg"/>
</draw:frame>
 СервісNetflix сьогодні попередив користувачів з-понад 100 країн про те, що їхніоблікові записи більше не можуть безкоштовно надаватися у спільневикористання.</text:p>
      <text:p text:style-name="P4">
Як передає Укрінформ, про це повідомляє <text:a xlink:type="simple" xlink:href="https://www.reuters.com/business/media-telecom/netflix-updates-policy-user-account-sharing-2023-05-23/" text:style-name="Internet_20_link" text:visited-style-name="Visited_20_Internet_20_Link">
</text:a>
</text:p>
      <text:p text:style-name="P4">
Netflix повідомив, що надіслав електронні листи про заборону спільноговикористання облікових записів клієнтам у 103 країнах та територіях, зокрема <text:a xlink:type="simple" xlink:href="https://www.ukrinform.ua/tag-ssa" text:style-name="Internet_20_link" text:visited-style-name="Visited_20_Internet_20_Link">
</text:a>
 , Великій Британії, Франції, Німеччині,Австралії, Сінгапурі, Мексиці та Бразилії.</text:p>
      <text:p text:style-name="P4">
Як зазначається, платформа Netflix шукає нові способи заробити гроші, оскількистикається з ознаками насичення ринку.</text:p>
      <text:p text:style-name="P4">
<text:span text:style-name="T4">
Читайте також:</text:span>
 <text:a xlink:type="simple" xlink:href="https://www.ukrinform.ua/rubric-world/3686938-u-francii-derzsluzbovcam-zaboronili-vikoristanna-mobilnih-dodatkiv-tiktok-ta-netflix.html" text:style-name="Internet_20_link" text:visited-style-name="Visited_20_Internet_20_Link">
 <text:span text:style-name="T4">
Netflix</text:span>
 </text:a>
</text:p>
      <text:p text:style-name="P4">
Минулого року Netflix заявила, що збирається обмежити спільний доступ дооблікових записів та тестувала різні підходи на деяких ринках.</text:p>
      <text:p text:style-name="P4">
За оцінками компанії, понад 100 мільйонів користувачів надали свої обліковідані для входу на платформу друзям та родичам.</text:p>
      <text:p text:style-name="P4">
Зазначається, що Netflix запропонує користувачам альтернативу – платити 8доларів (тариф для користувачів у США - ред.) на місяць за кожного додатковогоглядача до свого облікового запису.</text:p>
      <text:p text:style-name="P4">
<text:span text:style-name="T4">
Читайте також:</text:span>
 <text:a xlink:type="simple" xlink:href="https://www.ukrinform.ua/rubric-culture/3689342-netflix-nadast-granti-na-pidtrimku-ukrainskogo-kino.html" text:style-name="Internet_20_link" text:visited-style-name="Visited_20_Internet_20_Link">
 <text:span text:style-name="T4">
Netflix</text:span>
 </text:a>
</text:p>
      <text:p text:style-name="P4">
Користувачі також можуть передавати профіль особи, щоб користувач мігзберігати свою історію переглядів та рекомендації.</text:p>
      <text:p text:style-name="P4">
В інформації, переданій Укрінформу, Netflix підкреслює, що «обліковий записможе використовуватися всіма членами домогосподарства. Кожен, хто живе вньому, має можливість дивитись Netflix будь-де – вдома, в дорозі ікористуватись новими функціями, такими як «Передача профілю» та «Керуваннядоступом і пристроями».</text:p>
      <text:p text:style-name="P4">
Разом з тим у компанії радять підписникам перевірити використання обліковогозапису Netflix: «перегляньте, на яких пристроях здійснено вхід до вашогооблікового запису. Вийдіть на пристроях, які не повинні мати до нього доступ іподумайте, чи варто змінити пароль».</text:p>
      <text:p text:style-name="P4">
Передплатникам, які хочуть поділитися Netflix із кимось поза межами свогодомогосподарства, компанія пропонує такі можливості: перенесення профілю –«усі користувачі вашого облікового запису можуть перенести профіль до новоїпідписки, за яку платять самі». Або придбання гостьової підписки – «надатидоступ до облікового запису Netflix людині, яка не живе з вами, сплачуючидодатково 2,99 євро/місяць».</text:p>
      <text:p text:style-name="P4">
Станом на кінець березня кількість платних підписників Netflix становила 232,5мільйона клієнтів у всьому світі.</text:p>
      <text:p text:style-name="P4">
<text:span text:style-name="T5">
Фото: ЕНДРЮ ХАРРЕЕР / BLOOMBERG ЧЕРЕЗ GETTY IMAGES</text:span>
</text:p>
      <text:p text:style-name="P4">
Source: <text:a xlink:type="simple" xlink:href="https://www.ukrinform.ua/rubric-technology/3713657-netflix-zaboroniv-koristuvacam-bezkostovno-dilitisa-akauntami.html" text:style-name="Internet_20_link" text:visited-style-name="Visited_20_Internet_20_Link">
https://www.ukrinform.ua/rubric-technology/3713657-netflix-zaboroniv-koristuvacam-bezkostovno-dilitisa-akauntami.html</text:a>
</text:p>
      <!--NEWS-->
      <text:h text:style-name="P10" text:outline-level="1">
<text:span text:style-name="T4">
Гутцайт: Міжнародна федерація дзюдо зробила все навпаки рекомендаціям олімпійського комітету</text:span>
</text:h>
      <text:p text:style-name="P4">
Authors: Ukrinform (Person)</text:p>
      <text:p text:style-name="P4">
Publisher: Укринформ (Organization)</text:p>
      <text:p text:style-name="P4">
Published Time: 2023-05-24T18:25:08+03:00</text:p>
      <text:p text:style-name="P4">
Modified Time: 2023-05-24T18:25:08+03:00</text:p>
      <text:p text:style-name="P4">
Description: Міністр молоді та спорту України і президент Національного олімпійського комітету Вадим Гутцайт оцінив ситуацію з допуском російських та білоруських спортсменів до міжнародних змагань.</text:p>
      <text:p text:style-name="P4">
— Укрінформ.</text:p>
      <text:p text:style-name="P4">
Images: ['<text:a xlink:type="simple" xlink:href="https://static.ukrinform.com/photos/2023_05/thumb_files/630_360_1684941755-894.jpeg" text:style-name="Internet_20_link" text:visited-style-name="Visited_20_Internet_20_Link">
630_360_16849...</text:a>
']</text:p>
      <text:p text:style-name="P4">
Tags: None</text:p>
      <text:p text:style-name="P4">
Type: Article</text:p>
      <!--METADATA-->
      <text:p text:style-name="P4">
<draw:frame draw:style-name="fr1" draw:name="Image260" text:anchor-type="as-char" svg:width="6.9236in" svg:height="3.956343in" draw:z-index="0">
<draw:image xlink:href="../Images/yкринформ/2023-05-24T18-25-08-03-00/630_360_1684941755-894.jpeg" xlink:type="simple" xlink:show="embed" xlink:actuate="onLoad" draw:mime-type="image/jpeg"/>
</draw:frame>
 Міністрмолоді та спорту України і президент Національного олімпійського комітетуВадим Гутцайт оцінив ситуацію з допуском російських та білоруських спортсменівдо міжнародних змагань.</text:p>
      <text:p text:style-name="P4">
Про це він розповів у коментарі кореспонденту Укрінформ.</text:p>
      <text:p text:style-name="P4">
«Ситуація складна. Є федерації, які допустили росіян і білорусів, напревеликий жаль. Наприклад, міжнародна федерація дзюдо зробила все навпакирекомендаціям олімпійського комітету. На противагу їй є федерація фехтування,яка перша повернула росіян, але вона працює згідно умов. Зараз ми бачимо яквсі перші номери збірної команди Росії не потрапляють на міжнародні змагання.Виконком міжнародної федерації, в який я входжу, працює детально над кожнимспортсменом: дивимось, хто працює в спортивних клубах «ЦСКА», або «Динамо», -їх не допускаємо. Тому зараз федерація фехтування Росії хоче відмовитись відтого, щоб брати участь у міжнародних змаганнях. Є федерація важкої атлетики,яка допустила росіян та білорусів, але прописала такі критерії, що коженспортсмен повинен підписати декларацію, де він каже, що проти війни в Україні.Ми бачимо, що російські спортсмени не підписують цієї декларації. Я хочуподякувати іншим федераціям, які не допускають росіян та білорусів доміжнародних змагань - це федерації легкої атлетики, кьорлінгу, хокею,баскетболу, бадмінтону, кінного спорту. Зараз складна ситуація, але явідчуваю, що ми правильно рухаємось. Потрібно далі працювати і робити все длятого, щоб росіян і білорусів не було», - сказав Гутцайт.</text:p>
      <text:p text:style-name="P4">
Він також подякував польським партнерам, які не допустили росіян та білорусівдо участі в Європейських іграх.</text:p>
      <text:p text:style-name="P4">
«За те, що росіян і білорусів не допустили до Європейських ігор, які будутьпроходити в Польщі, я хочу подякувати нашим браттям — полякам і європейськомуолімпійському комітету, і всім нам. Це щодення праця, яку ми робимо цілийрік», - додав Гутцайт.</text:p>
      <text:p text:style-name="P4">
<text:span text:style-name="T4">
Читайте також:</text:span>
 <text:a xlink:type="simple" xlink:href="https://www.ukrinform.ua/rubric-sports/3710173-rosianam-i-bilorusam-zaboronili-ucast-v-evroigrah2023.html" text:style-name="Internet_20_link" text:visited-style-name="Visited_20_Internet_20_Link">
 </text:a>
</text:p>
      <text:p text:style-name="P4">
Як повідомляв Укрінформ, Європейські ігри пройдуть з 21 червня по 2 липня упольському Кракові.</text:p>
      <text:p text:style-name="P4">
Фото: ua.tribuna.com</text:p>
      <text:p text:style-name="P4">
Source: <text:a xlink:type="simple" xlink:href="https://www.ukrinform.ua/rubric-sports/3713659-gutcajt-miznarodna-federacia-dzudo-zrobila-vse-navpaki-rekomendaciam-olimpijskogo-komitetu.html" text:style-name="Internet_20_link" text:visited-style-name="Visited_20_Internet_20_Link">
https://www.ukrinform.ua/rubric-sports/3713659-gutcajt-miznarodna-federacia-dzudo-zrobila-vse-navpaki-rekomendaciam-olimpijskogo-komitetu.html</text:a>
</text:p>
      <!--NEWS-->
      <text:h text:style-name="P10" text:outline-level="1">
<text:span text:style-name="T4">
Як спецпризначенці СБУ дронами-камікадзе знищують важку техніку росіян</text:span>
</text:h>
      <text:p text:style-name="P4">
Authors: Ukrinform (Person)</text:p>
      <text:p text:style-name="P4">
Publisher: Укринформ (Organization)</text:p>
      <text:p text:style-name="P4">
Published Time: 2023-05-24T18:28:31+03:00</text:p>
      <text:p text:style-name="P4">
Modified Time: 2023-05-24T18:28:31+03:00</text:p>
      <text:p text:style-name="P4">
Description: Бійці Центру спеціальних операцій «А» Служби безпеки України за допомогою дронів-камікадзе знищили важку броньовану техніку ворога. — Укрінформ.</text:p>
      <text:p text:style-name="P4">
Images: ['<text:a xlink:type="simple" xlink:href="https://static.ukrinform.com/photos/2022_12/thumb_files/630_360_1669983394-548.jpg" text:style-name="Internet_20_link" text:visited-style-name="Visited_20_Internet_20_Link">
630_360_16699...</text:a>
']</text:p>
      <text:p text:style-name="P4">
Tags: ['СБУ', 'Війна з Росією', 'Дрон-камікадзе']</text:p>
      <text:p text:style-name="P4">
Type: Article</text:p>
      <!--METADATA-->
      <text:p text:style-name="P4">
<draw:frame draw:style-name="fr1" draw:name="Image261" text:anchor-type="as-char" svg:width="6.9236in" svg:height="3.956343in" draw:z-index="0">
<draw:image xlink:href="../Images/yкринформ/2023-05-24T18-28-31-03-00/630_360_1669983394-548.jpg" xlink:type="simple" xlink:show="embed" xlink:actuate="onLoad" draw:mime-type="image/jpeg"/>
</draw:frame>
 БійціЦентру спеціальних операцій «А» Служби безпеки України за допомогою дронів-камікадзе знищили важку броньовану техніку ворога.</text:p>
      <text:p text:style-name="P4">
Як передає Укрінформ, про це СБУ повідомляє у <text:a xlink:type="simple" xlink:href="https://www.facebook.com/SecurSerUkraine/videos/618492813522685/" text:style-name="Internet_20_link" text:visited-style-name="Visited_20_Internet_20_Link">
</text:a>
 <text:a xlink:type="simple" xlink:href="https://t.me/SBUkr/8422" text:style-name="Internet_20_link" text:visited-style-name="Visited_20_Internet_20_Link">
</text:a>
</text:p>
      <text:p text:style-name="P4">
“Фахівці Центру спецоперацій «А» Служби безпеки провели чергову серію ударівпо окупантах з допомогою дронів-камікадзе”, - ідеться у повідомленні.</text:p>
      <text:p text:style-name="P4">
Як зазначили в <text:a xlink:type="simple" xlink:href="https://www.ukrinform.ua/tag-sbu" text:style-name="Internet_20_link" text:visited-style-name="Visited_20_Internet_20_Link">
 </text:a>
 , росіяни втратилиброньовану техніку, вантажівки з піхотою та боєприпасами, навіть безпілотник.</text:p>
      <text:p text:style-name="P4">
<text:span text:style-name="T4">
Читайте також:</text:span>
 <text:a xlink:type="simple" xlink:href="https://www.ukrinform.ua/rubric-ato/3713112-artileristi-pokazali-znisenna-rosijskogo-gradu.html" text:style-name="Internet_20_link" text:visited-style-name="Visited_20_Internet_20_Link">
 </text:a>
</text:p>
      <text:p text:style-name="P4">
Як повідомляв Укрінформ, <text:a xlink:type="simple" xlink:href="https://www.ukrinform.ua/rubric-ato/3713355-sili-oboroni-znisili-vze-204-760-vijskovih-rf.html" text:style-name="Internet_20_link" text:visited-style-name="Visited_20_Internet_20_Link">
 </text:a>
 з 24 лютого 2022 року по 24травня 2023 року ліквідували близько 204 тисяч 760 російських загарбників.</text:p>
      <text:p text:style-name="P4">
Source: <text:a xlink:type="simple" xlink:href="https://www.ukrinform.ua/rubric-ato/3713660-ak-specpriznacenci-sbu-dronamikamikadze-znisuut-vazku-tehniku-rosian.html" text:style-name="Internet_20_link" text:visited-style-name="Visited_20_Internet_20_Link">
https://www.ukrinform.ua/rubric-ato/3713660-ak-specpriznacenci-sbu-dronamikamikadze-znisuut-vazku-tehniku-rosian.html</text:a>
</text:p>
      <!--NEWS-->
      <text:h text:style-name="P10" text:outline-level="1">
<text:span text:style-name="T4">
Крутих завершив боротьбу у відбірковій сітці Відкритого чемпіонату Франції</text:span>
</text:h>
      <text:p text:style-name="P4">
Authors: Ukrinform (Person)</text:p>
      <text:p text:style-name="P4">
Publisher: Укринформ (Organization)</text:p>
      <text:p text:style-name="P4">
Published Time: 2023-05-24T18:31:00+03:00</text:p>
      <text:p text:style-name="P4">
Modified Time: 2023-05-24T18:31:00+03:00</text:p>
      <text:p text:style-name="P4">
Description: Українець поступився Факундо Діасу Акості з Аргентини. — Укрінформ.</text:p>
      <text:p text:style-name="P4">
Images: ['<text:a xlink:type="simple" xlink:href="https://static.ukrinform.com/photos/2023_05/thumb_files/630_360_1684942215-421.jpg" text:style-name="Internet_20_link" text:visited-style-name="Visited_20_Internet_20_Link">
630_360_16849...</text:a>
']</text:p>
      <text:p text:style-name="P4">
Tags: ['Теніс']</text:p>
      <text:p text:style-name="P4">
Type: Article</text:p>
      <!--METADATA-->
      <text:p text:style-name="P4">
<draw:frame draw:style-name="fr1" draw:name="Image262" text:anchor-type="as-char" svg:width="6.9236in" svg:height="3.956343in" draw:z-index="0">
<draw:image xlink:href="../Images/yкринформ/2023-05-24T18-31-00-03-00/630_360_1684942215-421.jpg" xlink:type="simple" xlink:show="embed" xlink:actuate="onLoad" draw:mime-type="image/jpeg"/>
</draw:frame>
 Українецьпоступився Факундо Діасу Акості з Аргентини.</text:p>
      <text:p text:style-name="P4">
Український тенісист Олексій Крутих завершив виступи на «Ролан Гаррос-2023»,передає Укрінформ.</text:p>
      <text:p text:style-name="P4">
У півфіналі кваліфікації Крутих у двох раундах поступився Факундо Діасу Акостіз Аргентини - 5:7, 5:7. Зустріч тривала дві години та одну хвилину. За цей часКрутих вдалося зробити п'ять брейків, при цьому він програв сім геймів навласній подачі.</text:p>
      <text:p text:style-name="P4">
Українець вперше зіграв на «Ролан Гаррос» і не зміг перервати переможну серіюДіаса Акости, який перед цим турніром став чемпіоном на «челенджерах» уСаванні та Оейраші.</text:p>
      <text:p text:style-name="P4">
Таким чином, одиночний чоловічий розряд «Ролан Гаррос-2023» пройде безукраїнців. У жінок в основній сітці виступатимуть щонайменше п’ять українськихтенісисток.</text:p>
      <text:p text:style-name="P4">
<text:span text:style-name="T4">
Читайте також:</text:span>
 <text:a xlink:type="simple" xlink:href="https://www.ukrinform.ua/rubric-sports/3713638-astremska-probilas-do-finalnogo-raundu-kvalifikacii-rolan-garros.html" text:style-name="Internet_20_link" text:visited-style-name="Visited_20_Internet_20_Link">
 <text:span text:style-name="T4">
Ястремська</text:span>
 </text:a>
</text:p>
      <text:p text:style-name="P4">
Як повідомляв Укрінформ, Ястремська зіграє у фінальному раунді кваліфікації«Ролан Гаррос»</text:p>
      <text:p text:style-name="P4">
Фото: btu.org.ua</text:p>
      <text:p text:style-name="P4">
Source: <text:a xlink:type="simple" xlink:href="https://www.ukrinform.ua/rubric-sports/3713663-krutih-zaversiv-borotbu-u-vidbirkovij-sitci-vidkritogo-cempionatu-francii.html" text:style-name="Internet_20_link" text:visited-style-name="Visited_20_Internet_20_Link">
https://www.ukrinform.ua/rubric-sports/3713663-krutih-zaversiv-borotbu-u-vidbirkovij-sitci-vidkritogo-cempionatu-francii.html</text:a>
</text:p>
      <!--NEWS-->
      <text:h text:style-name="P10" text:outline-level="1">
<text:span text:style-name="T4">
Зґвалтування у Кагарлицькому відділку поліції: експравоохоронців засудили до 11 років за ґратами</text:span>
</text:h>
      <text:p text:style-name="P4">
Authors: Ukrinform (Person)</text:p>
      <text:p text:style-name="P4">
Publisher: Укринформ (Organization)</text:p>
      <text:p text:style-name="P4">
Published Time: 2023-05-24T18:33:09+03:00</text:p>
      <text:p text:style-name="P4">
Modified Time: 2023-05-24T18:33:09+03:00</text:p>
      <text:p text:style-name="P4">
Description: Обухівський районний суд призначив покарання у вигляді 11 років позбавлення волі двом колишнім правоохоронцям з Кагарлицького відділення поліції, які протягом 2020 року катували затриманих, а також зґвалтували жінку. — Укрінформ.</text:p>
      <text:p text:style-name="P4">
Images: ['<text:a xlink:type="simple" xlink:href="https://static.ukrinform.com/photos/2020_02/thumb_files/630_360_1582135276-970.jpg" text:style-name="Internet_20_link" text:visited-style-name="Visited_20_Internet_20_Link">
630_360_15821...</text:a>
', '<text:a xlink:type="simple" xlink:href="https://static.ukrinform.com/photos/2023_05/1684942241-249.jpg" text:style-name="Internet_20_link" text:visited-style-name="Visited_20_Internet_20_Link">
1684942241-24...</text:a>
']</text:p>
      <text:p text:style-name="P4">
Tags: ['Поліція', 'Суд', 'Катування', 'Згвалтування', 'Кагарлик']</text:p>
      <text:p text:style-name="P4">
Type: Article</text:p>
      <!--METADATA-->
      <text:p text:style-name="P4">
<draw:frame draw:style-name="fr1" draw:name="Image263" text:anchor-type="as-char" svg:width="6.9236in" svg:height="3.956343in" draw:z-index="0">
<draw:image xlink:href="../Images/yкринформ/2023-05-24T18-33-09-03-00/630_360_1582135276-970.jpg" xlink:type="simple" xlink:show="embed" xlink:actuate="onLoad" draw:mime-type="image/jpeg"/>
</draw:frame>
Обухівський районний суд призначив покарання у вигляді 11 років позбавленняволі двом колишнім правоохоронцям з Кагарлицького відділення поліції, якіпротягом 2020 року катували затриманих, а також зґвалтували жінку.</text:p>
      <text:p text:style-name="P4">
Про це інформує пресслужба <text:a xlink:type="simple" xlink:href="http://t.me/pgo_gov_ua/12485" text:style-name="Internet_20_link" text:visited-style-name="Visited_20_Internet_20_Link">
 </text:a>
 , передаєУкрінформ.</text:p>
      <text:p text:style-name="P4">
"Обухівський районний суд визнав винними двох колишніх співробітниківКагарлицького відділення поліції Обухівського відділу ГУ Національної <text:a xlink:type="simple" xlink:href="https://www.ukrinform.ua/tag-policia" text:style-name="Internet_20_link" text:visited-style-name="Visited_20_Internet_20_Link">
</text:a>
 в Київській області у катуванні,насильницькому зникненні та зґвалтуванні. За принципової позиції прокурора судпризначив ексначальнику кримінальної поліції та оперуповноваженому покарання увигляді 11 років позбавлення волі", – йдеться у повідомленні.</text:p>
      <text:p text:style-name="P4">
Як зазначається, прокурори ОГП у суді довели, що зазначені службові особикатували та незаконно утримували людей.</text:p>
      <text:p text:style-name="P4">
Зокрема, у травні 2020 року правоохоронці застосували тортури до жінки, якувикликали до відділення поліції як свідка. Вдягали на неї протигаз, кайданкита стріляли із табельної зброї над головою. Після цього кілька разівзґвалтували постраждалу.</text:p>
      <text:p text:style-name="P4">
Слідство виявило низку випадків катувань у зазначеному відділку. Того ж місяцяіншого потерпілого били та катували для отримання зізнання.</text:p>
      <text:p text:style-name="P4">
<text:span text:style-name="T4">
Читайте також:</text:span>
 <text:a xlink:type="simple" xlink:href="https://www.ukrinform.ua/rubric-regions/3688585-zgvaltuvanna-14ricnoi-divcini-na-zakarpatti-prokuratura-oskarzila-virok-sudu.html" text:style-name="Internet_20_link" text:visited-style-name="Visited_20_Internet_20_Link">
 <text:span text:style-name="T4">
Зґвалтування</text:span>
 </text:a>
</text:p>
      <text:p text:style-name="P4">
Крім того, у січні 2020 року обвинувачувані, з метою отримання визнавальнихпоказів за ймовірне вчинення крадіжок, завдавали двом потерпілим тілеснихушкоджень, вивозили їх у багажнику за околиці міста, катували електричнимструмом. Після цього прикували кайданками до батареї в коридорі, де потерпіліперебували до наступного дня.</text:p>
      <text:p text:style-name="P4">
Керівник відділення знав про існування такої практики, проте не вживав заходівдля припинення незаконних дій підлеглих та не повідомив до компетентнихорганів про ці злочини.</text:p>
      <text:p text:style-name="P4">
Під час досудового розслідування було допитано усіх потерпілих та свідківобвинувачення, досліджено всі докази сторони обвинувачення та докази сторонизахисту, інформують у прокуратурі.</text:p>
      <text:p text:style-name="P4">
<text:span text:style-name="T4">
Читайте також:</text:span>
 <text:a xlink:type="simple" xlink:href="https://www.ukrinform.ua/rubric-regions/3707329-zgvaltuvanna-nepovnolitnoi-u-cerkasah-pidozruvanih-policejskih-vzali-pid-vartu.html" text:style-name="Internet_20_link" text:visited-style-name="Visited_20_Internet_20_Link">
 <text:span text:style-name="T4">
Зґвалтування</text:span>
 </text:a>
</text:p>
      <text:p text:style-name="P4">
Як повідомляв Укрінформ, у травні 2020 року один із правоохоронцівкагарлицького відділення поліції, перебуваючи у своєму службовому кабінеті,застосував тортури до жінки, яку викликали до відділення поліції як свідка.Він вдягав на неї протигаз, застосовував кайданки та здійснював постріли зтабельної зброї над головою. Після цього кілька разів зґвалтував потерпілу.</text:p>
      <text:p text:style-name="P4">
<draw:frame draw:style-name="fr1" draw:name="Image264" text:anchor-type="as-char" svg:width="6.9236in" svg:height="6.522877in" draw:z-index="0">
<draw:image xlink:href="../Images/yкринформ/2023-05-24T18-33-09-03-00/1684942241-249.jpg" xlink:type="simple" xlink:show="embed" xlink:actuate="onLoad" draw:mime-type="image/jpeg"/>
</draw:frame>
</text:p>
      <text:p text:style-name="P4">
Керівник відділення, своєю чергою, знав про існування такої практики, проте невживав жодних заходів реагування на неправомірні дії підлеглих.</text:p>
      <text:p text:style-name="P4">
У грудні 2020 року прокуратура <text:a xlink:type="simple" xlink:href="https://www.ukrinform.ua/rubric-regions/3147456-spravu-pro-zgvaltuvanna-u-kagarliku-napravili-do-sudu.html" text:style-name="Internet_20_link" text:visited-style-name="Visited_20_Internet_20_Link">
 </text:a>
кагарлицького відділення поліції, які для розкриття злочинів катували танезаконно позбавляли волі людей.</text:p>
      <text:p text:style-name="P4">
Source: <text:a xlink:type="simple" xlink:href="https://www.ukrinform.ua/rubric-regions/3713664-zgvaltuvanna-u-kagarlickomu-viddilku-policii-ekspravoohoronciv-zasudili-do-11-rokiv-za-gratami.html" text:style-name="Internet_20_link" text:visited-style-name="Visited_20_Internet_20_Link">
https://www.ukrinform.ua/rubric-regions/3713664-zgvaltuvanna-u-kagarlickomu-viddilku-policii-ekspravoohoronciv-zasudili-do-11-rokiv-za-gratami.html</text:a>
</text:p>
      <!--NEWS-->
      <text:h text:style-name="P10" text:outline-level="1">
<text:span text:style-name="T4">
На Луганщині росіяни збільшили кількість блокпостів та роблять загороджувальні рови - ОВА</text:span>
</text:h>
      <text:p text:style-name="P4">
Authors: Ukrinform (Person)</text:p>
      <text:p text:style-name="P4">
Publisher: Укринформ (Organization)</text:p>
      <text:p text:style-name="P4">
Published Time: 2023-05-24T18:34:00+03:00</text:p>
      <text:p text:style-name="P4">
Modified Time: 2023-05-24T18:34:00+03:00</text:p>
      <text:p text:style-name="P4">
Description: На тимчасово окупованій території Луганської області загарбники готуються до оборони, а в колаборантів посилилися панічні настрої.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Російські військові', 'Війна з Росією']</text:p>
      <text:p text:style-name="P4">
Type: Article</text:p>
      <!--METADATA-->
      <text:p text:style-name="P4">
<draw:frame draw:style-name="fr1" draw:name="Image265" text:anchor-type="as-char" svg:width="6.9236in" svg:height="3.956343in" draw:z-index="0">
<draw:image xlink:href="../Images/yкринформ/2023-05-24T18-34-00-03-00/630_360_1668461240-442.jpg" xlink:type="simple" xlink:show="embed" xlink:actuate="onLoad" draw:mime-type="image/jpeg"/>
</draw:frame>
 Натимчасово окупованій території Луганської області загарбники готуються дооборони, а в колаборантів посилилися панічні настрої.</text:p>
      <text:p text:style-name="P4">
Про це повідомив у <text:a xlink:type="simple" xlink:href="http://t.me/luganska_oda/10247" text:style-name="Internet_20_link" text:visited-style-name="Visited_20_Internet_20_Link">
 </text:a>
 начальник ЛуганськоїОВА Артем Лисогор, передає Укрінформ.</text:p>
      <text:p text:style-name="P4">
"Противник готується до оборони й дуже переживає з приводу нашого наступу, єнавіть панічні настрої. Росіяни збільшили кількість блокпостів, трохи посилилиїх, роблять загороджувальні рови. Противник постійно рухається, перекидаєрезерви", – поінформував Лисогор.</text:p>
      <text:p text:style-name="P4">
Він зазначив, що росіяни повним ходом намагаються наступати на Білогорівку,але українські військові тримають територію та завдають ворогу вогневогоураження. "Гаряче" зараз також у Невському та інших населених пунктах.</text:p>
      <text:p text:style-name="P4">
<text:span text:style-name="T4">
Читайте також:</text:span>
 <text:a xlink:type="simple" xlink:href="https://www.ukrinform.ua/rubric-regions/3711746-na-lugansini-partizani-pidrivaut-zaliznicni-kolii.html" text:style-name="Internet_20_link" text:visited-style-name="Visited_20_Internet_20_Link">
 </text:a>
</text:p>
      <text:p text:style-name="P4">
За словами начальника ОВА, гуманітарна ситуація на окупованій частиніЛуганщини вкрай складна, навіть критична. Лише на окремих територіях є світло,про воду взагалі не йдеться, загарбники нічого не збираються відновлювати.Медична допомога цивільному населенню надається за залишковим принципом, упершу чергу її отримують російські військові.</text:p>
      <text:p text:style-name="P4">
Втім, як наголосив Лисогор, у таких складних умовах на <text:a xlink:type="simple" xlink:href="https://www.ukrinform.ua/tag-lugansina" text:style-name="Internet_20_link" text:visited-style-name="Visited_20_Internet_20_Link">
</text:a>
 діють осередки опору, які ворогпостійно шукає.</text:p>
      <text:p text:style-name="P4">
<text:span text:style-name="T4">
Читайте також:</text:span>
 <text:a xlink:type="simple" xlink:href="https://www.ukrinform.ua/rubric-ato/3713593-na-zaporizkomu-napramku-zbilsilasa-kilkist-rosijskih-vijskovih-mer-melitopola.html" text:style-name="Internet_20_link" text:visited-style-name="Visited_20_Internet_20_Link">
 </text:a>
</text:p>
      <text:p text:style-name="P4">
Як повідомляв Укрінформ, у Сватівському районі на тимчасово окупованійтериторії Луганської області <text:a xlink:type="simple" xlink:href="https://www.ukrinform.ua/rubric-regions/3713571-na-lugansini-za-proukrainsku-poziciu-zagarbniki-povisili-colovika.html" text:style-name="Internet_20_link" text:visited-style-name="Visited_20_Internet_20_Link">
 </text:a>
 , який мав проукраїнську позицію.</text:p>
      <text:p text:style-name="P4">
Source: <text:a xlink:type="simple" xlink:href="https://www.ukrinform.ua/rubric-regions/3713671-na-lugansini-rosiani-zbilsili-kilkist-blokpostiv-ta-roblat-zagorodzuvalni-rovi-ova.html" text:style-name="Internet_20_link" text:visited-style-name="Visited_20_Internet_20_Link">
https://www.ukrinform.ua/rubric-regions/3713671-na-lugansini-rosiani-zbilsili-kilkist-blokpostiv-ta-roblat-zagorodzuvalni-rovi-ova.html</text:a>
</text:p>
      <!--NEWS-->
      <text:h text:style-name="P10" text:outline-level="1">
<text:span text:style-name="T4">
Маляр — про ситуацію навколо Бахмута: Українським військам вдається потроху просуватись</text:span>
</text:h>
      <text:p text:style-name="P4">
Authors: Ukrinform (Person)</text:p>
      <text:p text:style-name="P4">
Publisher: Укринформ (Organization)</text:p>
      <text:p text:style-name="P4">
Published Time: 2023-05-24T18:39:00+03:00</text:p>
      <text:p text:style-name="P4">
Modified Time: 2023-05-24T18:39:00+03:00</text:p>
      <text:p text:style-name="P4">
Description: У передмісті Бахмута російські війська намагаються посилитися на флангах і роблять ставку на артилерійський вогонь.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Бахмут', 'Схід України', 'Війна з Росією', 'Ганна Маляр']</text:p>
      <text:p text:style-name="P4">
Type: Article</text:p>
      <!--METADATA-->
      <text:p text:style-name="P4">
<draw:frame draw:style-name="fr1" draw:name="Image266" text:anchor-type="as-char" svg:width="6.9236in" svg:height="3.956343in" draw:z-index="0">
<draw:image xlink:href="../Images/yкринформ/2023-05-24T18-39-00-03-00/630_360_1684691970-341.jpg" xlink:type="simple" xlink:show="embed" xlink:actuate="onLoad" draw:mime-type="image/jpeg"/>
</draw:frame>
 Упередмісті Бахмута російські війська намагаються посилитися на флангах іроблять ставку на артилерійський вогонь.</text:p>
      <text:p text:style-name="P4">
Про це повідомила у <text:a xlink:type="simple" xlink:href="https://t.me/annamaliar/792" text:style-name="Internet_20_link" text:visited-style-name="Visited_20_Internet_20_Link">
 </text:a>
 заступник міністраоборони Ганна Маляр.</text:p>
      <text:p text:style-name="P4">
"Протягом дня спостерігається зниження інтенсивності боїв на флангах упередмісті Бахмута. Але це не означає, що ворог слабшає. Навпаки – ворогнамагається посилитись на флангах та робить ставку на артилерійський вогонь,здійснюючи постійні обстріли", – написала вона.</text:p>
      <text:p text:style-name="P4">
Водночас українським військам вдається потроху просуватись, додала Маляр.</text:p>
      <text:p text:style-name="P4">
За її словами, у місті Бахмут знижена кількість ворожих штурмових дій,оскільки ворог здійснює заміну підрозділів. При цьому українські оборонціконтролюють деяку частину району "Літак" у південно-західній частині міста.</text:p>
      <text:p text:style-name="P4">
<text:span text:style-name="T4">
Читайте також:</text:span>
 <text:a xlink:type="simple" xlink:href="https://www.ukrinform.ua/rubric-ato/3713270-bahmut-pid-vognevim-kontrolem-ukraini-danilov.html" text:style-name="Internet_20_link" text:visited-style-name="Visited_20_Internet_20_Link">
 <text:span text:style-name="T4">
Бахмут</text:span>
 </text:a>
</text:p>
      <text:p text:style-name="P4">
Раніше командувач Сухопутних військ <text:a xlink:type="simple" xlink:href="https://www.ukrinform.ua/tag-zsu" text:style-name="Internet_20_link" text:visited-style-name="Visited_20_Internet_20_Link">
 </text:a>
генерал-полковник Олександр Сирський <text:a xlink:type="simple" xlink:href="https://www.ukrinform.ua/rubric-ato/3713428-sili-oboroni-maut-uspihi-na-flangah-bahmuta-sirskij.html" text:style-name="Internet_20_link" text:visited-style-name="Visited_20_Internet_20_Link">
 </text:a>
 , щоукраїнські захисники мають успіхи на флангах міста Бахмут, оборонна операціятриває.</text:p>
      <text:p text:style-name="P4">
<text:span text:style-name="T5">
Фото: Констянтин Ліберов</text:span>
</text:p>
      <text:p text:style-name="P4">
Source: <text:a xlink:type="simple" xlink:href="https://www.ukrinform.ua/rubric-ato/3713666-malar-pro-situaciu-navkolo-bahmuta-ukrainskim-vijskam-vdaetsa-potrohu-prosuvatis.html" text:style-name="Internet_20_link" text:visited-style-name="Visited_20_Internet_20_Link">
https://www.ukrinform.ua/rubric-ato/3713666-malar-pro-situaciu-navkolo-bahmuta-ukrainskim-vijskam-vdaetsa-potrohu-prosuvatis.html</text:a>
</text:p>
      <!--NEWS-->
      <text:h text:style-name="P10" text:outline-level="1">
<text:span text:style-name="T4">
Нідерланди хочуть швидко розпочати навчання українських пілотів на F-16</text:span>
</text:h>
      <text:p text:style-name="P4">
Authors: Ukrinform (Person)</text:p>
      <text:p text:style-name="P4">
Publisher: Укринформ (Organization)</text:p>
      <text:p text:style-name="P4">
Published Time: 2023-05-24T18:41:48+03:00</text:p>
      <text:p text:style-name="P4">
Modified Time: 2023-05-24T18:41:48+03:00</text:p>
      <text:p text:style-name="P4">
Description: Нідерланди працюють над планом щодо швидкого початку навчання українських пілотів на винищувачах F-16. — Укрінформ.</text:p>
      <text:p text:style-name="P4">
Images: ['<text:a xlink:type="simple" xlink:href="https://static.ukrinform.com/photos/2023_05/thumb_files/630_360_1684942618-203.jpg" text:style-name="Internet_20_link" text:visited-style-name="Visited_20_Internet_20_Link">
630_360_16849...</text:a>
']</text:p>
      <text:p text:style-name="P4">
Tags: ['Нідерланди', 'Україна', 'Винищувач']</text:p>
      <text:p text:style-name="P4">
Type: Article</text:p>
      <!--METADATA-->
      <text:p text:style-name="P4">
<draw:frame draw:style-name="fr1" draw:name="Image267" text:anchor-type="as-char" svg:width="6.9236in" svg:height="3.956343in" draw:z-index="0">
<draw:image xlink:href="../Images/yкринформ/2023-05-24T18-41-48-03-00/630_360_1684942618-203.jpg" xlink:type="simple" xlink:show="embed" xlink:actuate="onLoad" draw:mime-type="image/jpeg"/>
</draw:frame>
 Нідерландипрацюють над планом щодо швидкого початку навчання українських пілотів навинищувачах F-16.</text:p>
      <text:p text:style-name="P4">
Про це повідомляє Міноборони Нідерландів, передає Укрінформ.</text:p>
      <text:p text:style-name="P4">
“Нідерланди працюють над планом якнайшвидшого початку підготовки українськихпілотів для F-16. Це робиться разом із низкою країн-партнерів”, - йдеться уповідомленні.</text:p>
      <text:p text:style-name="P4">
Як зазначається, Нідерланди співпрацюють у цьому питанні з Данією, Бельгією таВеликою Британією. Очікується участь більшої кількості країн.</text:p>
      <text:p text:style-name="P4">
“Сьогодні я поінформувала Палату представників про нещодавні поставки вУкраїну та намір швидко розпочати підготовку українських пілотів для F-16. Миробимо це разом з Данією, Бельгією та Великою Британією”, - написала у своєму<text:a xlink:type="simple" xlink:href="http://twitter.com/DefensieMin/status/1661360048335904772" text:style-name="Internet_20_link" text:visited-style-name="Visited_20_Internet_20_Link">
</text:a>
міністр оборони Нідерландів Кайса Оллонґрен.</text:p>
      <text:p text:style-name="P4">
Загальна вартість військової допомоги, наданої Україні, зараз становитьблизько 1,6 млрд євро.</text:p>
      <text:p text:style-name="P4">
<text:span text:style-name="T4">
Читайте також:</text:span>
 <text:a xlink:type="simple" xlink:href="https://www.ukrinform.ua/rubric-ato/3713325-dania-pocinae-navcati-ukrainskih-pilotiv-na-f16-stefancuk.html" text:style-name="Internet_20_link" text:visited-style-name="Visited_20_Internet_20_Link">
 </text:a>
</text:p>
      <text:p text:style-name="P4">
Як повідомляв Укрінформ, <text:a xlink:type="simple" xlink:href="https://www.ukrinform.ua/tag-niderlandi" text:style-name="Internet_20_link" text:visited-style-name="Visited_20_Internet_20_Link">
 </text:a>
 виділять260 мільйонів євро на закупівлю 155 мм артилерійських боєприпасів для України.</text:p>
      <text:p text:style-name="P4">
Йдеться про спільну закупівлю для України країнами ЄС, об’єднати зусилля булодомовлено у березні цього року.</text:p>
      <text:p text:style-name="P4">
Велика кількість українських військових нині проходить підготовку в рамкахнавчальної місії ЄС.</text:p>
      <text:p text:style-name="P4">
На кінець травня вже підготовлено близько 15,2 тис. українських військових, зяких частина готували в Нідерландах.</text:p>
      <text:p text:style-name="P4">
<text:span text:style-name="T5">
Фото: defensie.nl</text:span>
</text:p>
      <text:p text:style-name="P4">
Source: <text:a xlink:type="simple" xlink:href="https://www.ukrinform.ua/rubric-ato/3713669-niderlandi-hocut-svidko-rozpocati-navcanna-ukrainskih-pilotiv-na-f16.html" text:style-name="Internet_20_link" text:visited-style-name="Visited_20_Internet_20_Link">
https://www.ukrinform.ua/rubric-ato/3713669-niderlandi-hocut-svidko-rozpocati-navcanna-ukrainskih-pilotiv-na-f16.html</text:a>
</text:p>
      <!--NEWS-->
      <text:h text:style-name="P10" text:outline-level="1">
<text:span text:style-name="T4">
Японський письменник Харукі Муракамі отримав літературну премію іспанської Принцеси Астурійської</text:span>
</text:h>
      <text:p text:style-name="P4">
Authors: Ukrinform (Person)</text:p>
      <text:p text:style-name="P4">
Publisher: Укринформ (Organization)</text:p>
      <text:p text:style-name="P4">
Published Time: 2023-05-24T18:42:00+03:00</text:p>
      <text:p text:style-name="P4">
Modified Time: 2023-05-24T18:42:00+03:00</text:p>
      <text:p text:style-name="P4">
Description: Японський автор бестселерів Харукі Муракамі став лауреатом цьогорічної літературної премії Принцеси Астурійської, повідомив у середу іспанський фонд, який займається організацією премії. — Укрінформ.</text:p>
      <text:p text:style-name="P4">
Images: ['<text:a xlink:type="simple" xlink:href="https://static.ukrinform.com/photos/2023_05/thumb_files/630_360_1684942833-457.jpg" text:style-name="Internet_20_link" text:visited-style-name="Visited_20_Internet_20_Link">
630_360_16849...</text:a>
']</text:p>
      <text:p text:style-name="P4">
Tags: ['Японія', 'Іспанія', 'Премія', 'Харукі Муракамі']</text:p>
      <text:p text:style-name="P4">
Type: Article</text:p>
      <!--METADATA-->
      <text:p text:style-name="P4">
<draw:frame draw:style-name="fr1" draw:name="Image268" text:anchor-type="as-char" svg:width="6.9236in" svg:height="3.946786in" draw:z-index="0">
<draw:image xlink:href="../Images/yкринформ/2023-05-24T18-42-00-03-00/630_360_1684942833-457.jpg" xlink:type="simple" xlink:show="embed" xlink:actuate="onLoad" draw:mime-type="image/jpeg"/>
</draw:frame>
 Японськийавтор бестселерів Харукі Муракамі став лауреатом цьогорічної літературноїпремії Принцеси Астурійської, повідомив у середу іспанський фонд, якийзаймається організацією премії.</text:p>
      <text:p text:style-name="P4">
Як передає Укрінформ, про це повідомляє <text:a xlink:type="simple" xlink:href="https://apnews.com/article/spain-princess-asturias-award-literature-murakami-fd6b828432ab1c42518df1b5b65eaede" text:style-name="Internet_20_link" text:visited-style-name="Visited_20_Internet_20_Link">
 </text:a>
.</text:p>
      <text:p text:style-name="P4">
Журі премії Принцеси Астурійської високо оцінили унікальність нарисів,оповідань та романів 72-річного письменника, який народився у Кіото.</text:p>
      <text:p text:style-name="P4">
Група експертів підкреслила «здатність Муракамі примирити японську традицію таспадщину західної <text:a xlink:type="simple" xlink:href="https://www.ukrinform.ua/tag-kultura" text:style-name="Internet_20_link" text:visited-style-name="Visited_20_Internet_20_Link">
 </text:a>
 в амбітній таінноваційний розповіді». Члени журі додали, що робота письменника виражаєдеякі великі теми та конфлікти нашого часу, окрема самотність, екзистенціальнуневизначеність, дегуманізацію у великих містах та тероризм.</text:p>
      <text:p text:style-name="P4">
Муракамі був обраний з-поміж 37 кандидатів різних національностей. Премія урозмірі 50 000 євро є однією з восьми премій, які охоплюють мистецтво,комунікацію, науку та інші сфери, які щорічно вручаються фондом.</text:p>
      <text:p text:style-name="P4">
Такі нагороди одні з найпрестижніших в іспаномовному світі. Церемоніянагородження відбувається щороку в жовтні в місті Ов’єдо на півночі Іспанії.</text:p>
      <text:p text:style-name="P4">
<text:span text:style-name="T4">
Читайте також:</text:span>
 <text:a xlink:type="simple" xlink:href="https://www.ukrinform.ua/rubric-kyiv/3707862-lini-kostenko-proponuut-nadati-zvanna-pocesnij-gromadanin-mista-kieva.html" text:style-name="Internet_20_link" text:visited-style-name="Visited_20_Internet_20_Link">
 </text:a>
</text:p>
      <text:p text:style-name="P4">
Літературні твори Муракамі були перекладені на понад 40 мов і проданімільйонними тиражами. Японський письменник написав кілька десятків книг, атакож переклав твори таких авторів як Р. Карвер, Ф. Скотт Фіцджеральд, Т.Капоте, Дж. Д. Селінджер та Д. Ірвінг.</text:p>
      <text:p text:style-name="P4">
Найбуспішнішими є його романами «Норвезький ліс», «Кафка на березі», «1Q84» та«Після настання темряви».</text:p>
      <text:p text:style-name="P4">
Як повідомляв <text:a xlink:type="simple" xlink:href="https://www.ukrinform.ua/rubric-culture/3713323-miznarodnu-bukerivsku-premiu-vigrav-bolgarskij-pismennik.html" text:style-name="Internet_20_link" text:visited-style-name="Visited_20_Internet_20_Link">
 </text:a>
 , у вівторок болгарськийписьменник Георгі Господинов і перекладачка Анджела Родель отримали міжнароднуБукерівську премію за роман «Прихисток часу» (Time Shelter).</text:p>
      <text:p text:style-name="P4">
Source: <text:a xlink:type="simple" xlink:href="https://www.ukrinform.ua/rubric-culture/3713670-aponskij-pismennik-haruki-murakami-otrimav-literaturnu-premiu-ispanskoi-princesi-asturijskoi.html" text:style-name="Internet_20_link" text:visited-style-name="Visited_20_Internet_20_Link">
https://www.ukrinform.ua/rubric-culture/3713670-aponskij-pismennik-haruki-murakami-otrimav-literaturnu-premiu-ispanskoi-princesi-asturijskoi.html</text:a>
</text:p>
      <!--NEWS-->
      <text:h text:style-name="P10" text:outline-level="1">
<text:span text:style-name="T4">
На Луганщині прикордонники знищили російський безпілотник</text:span>
</text:h>
      <text:p text:style-name="P4">
Authors: Ukrinform (Person)</text:p>
      <text:p text:style-name="P4">
Publisher: Укринформ (Organization)</text:p>
      <text:p text:style-name="P4">
Published Time: 2023-05-24T18:49:00+03:00</text:p>
      <text:p text:style-name="P4">
Modified Time: 2023-05-24T18:49:00+03:00</text:p>
      <text:p text:style-name="P4">
Description: У Луганській області прикордонники знищили російський безпілотний літальний апарат. — Укрінформ.</text:p>
      <text:p text:style-name="P4">
Images: ['<text:a xlink:type="simple" xlink:href="https://static.ukrinform.com/photos/2023_05/thumb_files/630_360_1684943299-956.jpg" text:style-name="Internet_20_link" text:visited-style-name="Visited_20_Internet_20_Link">
630_360_16849...</text:a>
']</text:p>
      <text:p text:style-name="P4">
Tags: ['Безпілотник', 'Луганщина', 'Прикордонники', 'Війна з Росією']</text:p>
      <text:p text:style-name="P4">
Type: Article</text:p>
      <!--METADATA-->
      <text:p text:style-name="P4">
<draw:frame draw:style-name="fr1" draw:name="Image269" text:anchor-type="as-char" svg:width="6.9236in" svg:height="3.956343in" draw:z-index="0">
<draw:image xlink:href="../Images/yкринформ/2023-05-24T18-49-00-03-00/630_360_1684943299-956.jpg" xlink:type="simple" xlink:show="embed" xlink:actuate="onLoad" draw:mime-type="image/jpeg"/>
</draw:frame>
 УЛуганській області прикордонники знищили російський безпілотний літальнийапарат.</text:p>
      <text:p text:style-name="P4">
Як передає Укрінформ, про це Державна прикордонна служба України повідомляє у<text:a xlink:type="simple" xlink:href="http://t.me/DPSUkr/11432" text:style-name="Internet_20_link" text:visited-style-name="Visited_20_Internet_20_Link">
 </text:a>
 .</text:p>
      <text:p text:style-name="P4">
«Російський дрон розвідував та корегував вогонь артилерії по позиціях нашихвійськових. Антидронова рушниця прикордонників порушила канал управлінняворожого <text:a xlink:type="simple" xlink:href="https://www.ukrinform.ua/tag-bezpilotnik" text:style-name="Internet_20_link" text:visited-style-name="Visited_20_Internet_20_Link">
 </text:a>
 », - ідеться вповідомленні.</text:p>
      <text:p text:style-name="P4">
Безпілотник впав у недоступній місцевості.</text:p>
      <text:p text:style-name="P4">
<text:span text:style-name="T4">
Читайте також:</text:span>
 <text:a xlink:type="simple" xlink:href="https://www.ukrinform.ua/rubric-ato/3713294-u-rosian-zakincuutsa-orlani-v-hid-pisli-bezpilotniki-z-faneri.html" text:style-name="Internet_20_link" text:visited-style-name="Visited_20_Internet_20_Link">
 <text:span text:style-name="T4">
безпілотник</text:span>
 </text:a>
</text:p>
      <text:p text:style-name="P4">
Як повідомляв Укрінформ, бійці Центру спеціальних операцій «А» Служби безпекиУкраїни за допомогою дронів-камікадзе _<text:a xlink:type="simple" xlink:href="https://www.ukrinform.ua/rubric-ato/3713660-ak-specpriznacenci-sbu-dronamikamikadze-znisuut-vazku-tehniku-rosian.html" text:style-name="Internet_20_link" text:visited-style-name="Visited_20_Internet_20_Link">
 </text:a>
 _</text:p>
      <text:p text:style-name="P4">
__Фото: ДПСУ_ _</text:p>
      <text:p text:style-name="P4">
Source: <text:a xlink:type="simple" xlink:href="https://www.ukrinform.ua/rubric-ato/3713673-na-lugansini-prikordonniki-znisili-rosijskij-bezpilotnik.html" text:style-name="Internet_20_link" text:visited-style-name="Visited_20_Internet_20_Link">
https://www.ukrinform.ua/rubric-ato/3713673-na-lugansini-prikordonniki-znisili-rosijskij-bezpilotnik.html</text:a>
</text:p>
      <!--NEWS-->
      <text:h text:style-name="P10" text:outline-level="1">
<text:span text:style-name="T4">
Вступ до НАТО може стати найкращою гарантією безпеки для України, але після війни – Столтенберг</text:span>
</text:h>
      <text:p text:style-name="P4">
Authors: Ukrinform (Person)</text:p>
      <text:p text:style-name="P4">
Publisher: Укринформ (Organization)</text:p>
      <text:p text:style-name="P4">
Published Time: 2023-05-24T18:50:49+03:00</text:p>
      <text:p text:style-name="P4">
Modified Time: 2023-05-24T18:50:49+03:00</text:p>
      <text:p text:style-name="P4">
Description: Найкращою гарантією безпеки для України могло б бути членство в НАТО, але це є неможливим під час війни, оскільки союзники по НАТО не мають консенсусу в цьому питанні.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Столтенберг', 'Україна']</text:p>
      <text:p text:style-name="P4">
Type: Article</text:p>
      <!--METADATA-->
      <text:p text:style-name="P4">
<draw:frame draw:style-name="fr1" draw:name="Image270" text:anchor-type="as-char" svg:width="6.9236in" svg:height="3.956343in" draw:z-index="0">
<draw:image xlink:href="../Images/yкринформ/2023-05-24T18-50-49-03-00/630_360_1668589929-696.jpg" xlink:type="simple" xlink:show="embed" xlink:actuate="onLoad" draw:mime-type="image/jpeg"/>
</draw:frame>
 Найкращоюгарантією безпеки для України могло б бути членство в НАТО, але це єнеможливим під час війни, оскільки союзники по НАТО не мають консенсусу вцьому питанні.</text:p>
      <text:p text:style-name="P4">
Про це сьогодні в ході дискусії на полях щорічного Брюссельського форумузаявив Генеральний секретар НАТО Єнс Столтенберг, повідомляє кореспондентУкрінформу.</text:p>
      <text:p text:style-name="P4">
«Повні гарантії безпеки могло б надати членство в НАТО, але це не є чимось, щоможе трапитися у розпал війни... З цього питання, щодо членства України вНАТО, є різні погляди серед союзників, але єдиний шлях для прийняття рішень вНАТО - через консенсус. Зараз тривають консультації з цього приводу щодо того,як ми можемо відповісти на амбіцію України щодо членства в НАТО. До Альянсувходять 31, невдовзі – 32 члени, і на цьому етапі я не можу сказати, яким будеостаточне рішення Вільнюського саміту з цього питання», - зазначив генеральнийсекретар <text:a xlink:type="simple" xlink:href="https://www.ukrinform.ua/tag-nato" text:style-name="Internet_20_link" text:visited-style-name="Visited_20_Internet_20_Link">
 </text:a>
 .</text:p>
      <text:p text:style-name="P4">
При цьому Єнс Столтенберг знову підтвердив, що всі країни Альянсу погоджуютьсяз тим. що Україна стане членом НАТО у майбутньому. Це було дуже чітко заявленона Мадридському саміті минулого року, і повторювалося багато разів з моменту,коли союзники вперше прийняли теке рішення у 2008 році, під час саміту вБухаресті.</text:p>
      <text:p text:style-name="P4">
«Ми всі погоджуємося, що двері НАТО є відкритими для нових членів. Це питання,яке мають вирішувати союзники по НАТО і Україна - коли вона може приєднатися.Москва не має ніякого права вето у цьому питанні. При цьому найбільш важливата термінова справа зараз – забезпечити, щоб Україна перемогла як сувереннанезалежна країна. Адже якщо Україна не переможе, тоді не існуватиме й питаннящодо членства, яке було б можливим обговорювати», - зауважив керівник Альянсу.</text:p>
      <text:p text:style-name="P4">
Він нагадав, що війна за своєю природою є непередбачуваною, тож заразнеможливо сказати, як вона завершиться і коли. Але тоді, коли ця війназавершиться, буде важливим забезпечити, щоб вона більше не починалася знову,зупинити тенденцію агресивної поведінки Російської Федерації та не дозволитипрезиденту Путіну руйнувати надалі систему європейської безпеки.</text:p>
      <text:p text:style-name="P4">
«Ми маємо здійснити заходи, щоб стримати подальшу російську агресію. Цевключає надання військової допомоги для України, допомогти їм (українцям, -ред.) стримувати Росію та оборонити себе. Ми маємо вжити більш глибокі заходибезпеки, зокрема, в рамках «Київського компакту» та в рамках багатьохдвосторонніх речей у сфері безпеки, які вже представлені на столі», - додавЄнс Столтенберг.</text:p>
      <text:p text:style-name="P4">
<text:span text:style-name="T4">
Читайте також:</text:span>
 <text:a xlink:type="simple" xlink:href="https://www.ukrinform.ua/rubric-ato/3713431-reznikov-obgovoriv-z-vollesom-perspektivi-vstupu-ukraini-v-nato.html" text:style-name="Internet_20_link" text:visited-style-name="Visited_20_Internet_20_Link">
 <text:span text:style-name="T4">
Резніков</text:span>
 </text:a>
</text:p>
      <text:p text:style-name="P4">
Як повідомлялося, з початку російського військового вторгнення в Україну влютому минулого року, НАТО та країни-союзниці надали Україні безпрецедентнуполітичну та військову допомогу, включаючи постачання сучасної зброї, - машинипіхоти, танки, артилерію, засоби протиповітряної оборони та протитанковізасоби, - яка допомогла Україні вистояти та розпочати звільнення своїхтериторій, що були окуповані російськими загарбниками.</text:p>
      <text:p text:style-name="P4">
Source: <text:a xlink:type="simple" xlink:href="https://www.ukrinform.ua/rubric-polytics/3713674-vstup-do-nato-moze-stati-najkrasou-garantieu-bezpeki-dla-ukraini-ale-pisla-vijni-stoltenberg.html" text:style-name="Internet_20_link" text:visited-style-name="Visited_20_Internet_20_Link">
https://www.ukrinform.ua/rubric-polytics/3713674-vstup-do-nato-moze-stati-najkrasou-garantieu-bezpeki-dla-ukraini-ale-pisla-vijni-stoltenberg.html</text:a>
</text:p>
      <!--NEWS-->
      <text:h text:style-name="P10" text:outline-level="1">
<text:span text:style-name="T4">
УПЛ: «Шахтар» розгромно переміг «Зорю»</text:span>
</text:h>
      <text:p text:style-name="P4">
Authors: Ukrinform (Person)</text:p>
      <text:p text:style-name="P4">
Publisher: Укринформ (Organization)</text:p>
      <text:p text:style-name="P4">
Published Time: 2023-05-24T18:52:00+03:00</text:p>
      <text:p text:style-name="P4">
Modified Time: 2023-05-24T18:52:00+03:00</text:p>
      <text:p text:style-name="P4">
Description: «Зоря» не змогла вразити ворота суперника.   — Укрінформ.</text:p>
      <text:p text:style-name="P4">
Images: ['<text:a xlink:type="simple" xlink:href="https://static.ukrinform.com/photos/2023_05/thumb_files/630_360_1684943328-427.jpg" text:style-name="Internet_20_link" text:visited-style-name="Visited_20_Internet_20_Link">
630_360_16849...</text:a>
']</text:p>
      <text:p text:style-name="P4">
Tags: ['Футбол', 'Зоря', 'Шахтар']</text:p>
      <text:p text:style-name="P4">
Type: Article</text:p>
      <!--METADATA-->
      <text:p text:style-name="P4">
<draw:frame draw:style-name="fr1" draw:name="Image271" text:anchor-type="as-char" svg:width="6.9236in" svg:height="3.956343in" draw:z-index="0">
<draw:image xlink:href="../Images/yкринформ/2023-05-24T18-52-00-03-00/630_360_1684943328-427.jpg" xlink:type="simple" xlink:show="embed" xlink:actuate="onLoad" draw:mime-type="image/jpeg"/>
</draw:frame>
 «Зоря» незмогла вразити ворота суперника.</text:p>
      <text:p text:style-name="P4">
«Шахтар» здолав «Зорю» (3:0) у центральному матчі 28-го туру УкраїнськоїПрем'єр-ліги, передає Укрінформ.</text:p>
      <text:p text:style-name="P4">
Рахунок у матчі вже на п’ятій хвилині відкрив Судаков, це його десятий гол за«Шахтар».</text:p>
      <text:p text:style-name="P4">
На початку другого тайму «Зоря» залишилась у меншості, Снурніцин вдарив ззадупо ногах Зубкова, за що отримав червону картку. Перевагою у кількості гравцівскористались «гірники» та подвоїли рахунок у матчі, гол забив Бондаренко.</text:p>
      <text:p text:style-name="P4">
Наприкінці зустрічі Келсі зробив рахунок розгромним – 3:0.</text:p>
      <text:p text:style-name="P4">
«Шахтар» перемагає у День свого народження. Сьогодні донецькому клубувиповнюється 87 років. Ця перемога наближає «гірників» до перемоги в УПЛ,тепер відрив від «Дніпра-1» - п’ять очок. «Зоря» йде третьою, маючи в своємуактиві 61 пункт та відставання від «Шахтаря» у 8 очок.</text:p>
      <text:p text:style-name="P4">
<text:span text:style-name="T4">
Читайте також:</text:span>
 <text:a xlink:type="simple" xlink:href="https://www.ukrinform.ua/rubric-sports/3713557-dnipro1-prograv-vorskli-u-startovomu-matci-28go-turu-upl.html" text:style-name="Internet_20_link" text:visited-style-name="Visited_20_Internet_20_Link">
 <text:span text:style-name="T4">
Дніпро</text:span>
 </text:a>
</text:p>
      <text:p text:style-name="P4">
Як повідомляв Укрінформ, у наступному турі Української Прем’єр-ліги «Шахтар»зіграє очний поєдинок із «Дніпром-1», матч відбудеться у неділю, 28 травня.</text:p>
      <text:p text:style-name="P4">
Фото: upl.ua</text:p>
      <text:p text:style-name="P4">
Source: <text:a xlink:type="simple" xlink:href="https://www.ukrinform.ua/rubric-sports/3713676-upl-sahtar-peremig-zoru.html" text:style-name="Internet_20_link" text:visited-style-name="Visited_20_Internet_20_Link">
https://www.ukrinform.ua/rubric-sports/3713676-upl-sahtar-peremig-zoru.html</text:a>
</text:p>
      <!--NEWS-->
      <text:h text:style-name="P10" text:outline-level="1">
<text:span text:style-name="T4">
Шмигаль назвав п'ять пріоритетів у підготовці до нового навчального року</text:span>
</text:h>
      <text:p text:style-name="P4">
Authors: Ukrinform (Person)</text:p>
      <text:p text:style-name="P4">
Publisher: Укринформ (Organization)</text:p>
      <text:p text:style-name="P4">
Published Time: 2023-05-24T18:52:06+03:00</text:p>
      <text:p text:style-name="P4">
Modified Time: 2023-05-24T18:52:06+03:00</text:p>
      <text:p text:style-name="P4">
Description: Під головуванням Прем’єр-міністра Дениса Шмигаля відбулася нарада щодо завершення 2022/23 навчального року та підготовки закладів освіти до 2023/24 навчального року. — Укрінформ.</text:p>
      <text:p text:style-name="P4">
Images: ['<text:a xlink:type="simple" xlink:href="https://static.ukrinform.com/photos/2023_05/thumb_files/630_360_1684943347-177.jpg" text:style-name="Internet_20_link" text:visited-style-name="Visited_20_Internet_20_Link">
630_360_16849...</text:a>
', '<text:a xlink:type="simple" xlink:href="https://static.ukrinform.com/photos/2023_05/1684943348-598.jpg" text:style-name="Internet_20_link" text:visited-style-name="Visited_20_Internet_20_Link">
1684943348-59...</text:a>
', '<text:a xlink:type="simple" xlink:href="https://static.ukrinform.com/photos/2023_05/1684943348-155.jpg" text:style-name="Internet_20_link" text:visited-style-name="Visited_20_Internet_20_Link">
1684943348-15...</text:a>
', '<text:a xlink:type="simple" xlink:href="https://static.ukrinform.com/photos/2023_05/1684943348-707.jpg" text:style-name="Internet_20_link" text:visited-style-name="Visited_20_Internet_20_Link">
1684943348-70...</text:a>
', '<text:a xlink:type="simple" xlink:href="https://static.ukrinform.com/photos/2023_05/1684943348-415.jpg" text:style-name="Internet_20_link" text:visited-style-name="Visited_20_Internet_20_Link">
1684943348-41...</text:a>
']</text:p>
      <text:p text:style-name="P4">
Tags: ['Освіта', 'Уряд', 'Шмигаль']</text:p>
      <text:p text:style-name="P4">
Type: Article</text:p>
      <!--METADATA-->
      <text:p text:style-name="P4">
<draw:frame draw:style-name="fr1" draw:name="Image272" text:anchor-type="as-char" svg:width="6.9236in" svg:height="3.956343in" draw:z-index="0">
<draw:image xlink:href="../Images/yкринформ/2023-05-24T18-52-06-03-00/630_360_1684943347-177.jpg" xlink:type="simple" xlink:show="embed" xlink:actuate="onLoad" draw:mime-type="image/jpeg"/>
</draw:frame>
 Підголовуванням Прем’єр-міністра Дениса Шмигаля відбулася нарада щодо завершення2022/23 навчального року та підготовки закладів освіти до 2023/24 навчальногороку.</text:p>
      <text:p text:style-name="P4">
Про це повідомляє <text:a xlink:type="simple" xlink:href="https://www.kmu.gov.ua/news/premier-ministr-nazvav-piat-priorytetnykh-napriamkiv-u-pidhotovtsi-do-nastupnoho-navchalnoho-roku" text:style-name="Internet_20_link" text:visited-style-name="Visited_20_Internet_20_Link">
 </text:a>
 ,передає Укрінформ.</text:p>
      <text:p text:style-name="P4">
«Ми зіштовхнулися з небаченими викликами: руйнування освітньої інфраструктури,масове переміщення дітей всередині країни та за кордон, термінова потреба вукриттях, знищення росіянами української освіти на тимчасово окупованихтериторіях та багато іншого. Мусимо реагувати щодня в режимі 24/7. Бо йдетьсяпро майбутнє України. Про її людський капітал, про здатність відновитися тарозвиватися далі», — підкреслив Шмигаль.</text:p>
      <text:p text:style-name="P4">
Глава уряду наголосив, що при підготовці до наступного навчального рокуміністерства й ОВА мають зосередитися на п’яти пріоритетних напрямках:безпека, максимум очного навчання там, де це можливо, доступність, відбудовазруйнованого, продовження реформи Нової української школи.</text:p>
      <text:p text:style-name="P4">
<draw:frame draw:style-name="fr1" draw:name="Image273" text:anchor-type="as-char" svg:width="6.9236in" svg:height="4.610104in" draw:z-index="0">
<draw:image xlink:href="../Images/yкринформ/2023-05-24T18-52-06-03-00/1684943348-598.jpg" xlink:type="simple" xlink:show="embed" xlink:actuate="onLoad" draw:mime-type="image/jpeg"/>
</draw:frame>
</text:p>
      <text:p text:style-name="P4">
Прем'єр заслухав інформацію міністра внутрішніх справ Ігоря Клименка щодостворення безпекового середовища в закладах освіти. За словами міністра, МВСспільно з МОН підготували зміни до постанови щодо включення закладів освітивсіх форм власності до системи охорони поліції, зокрема, обладнання камерамиспостереження, пультами охорони тощо. Крім того, паспорт безпеки, як зазначивІгор Клименко, буде поширено на всі освітні заклади в Україні.</text:p>
      <text:p text:style-name="P4">
<draw:frame draw:style-name="fr1" draw:name="Image274" text:anchor-type="as-char" svg:width="6.9236in" svg:height="4.610104in" draw:z-index="0">
<draw:image xlink:href="../Images/yкринформ/2023-05-24T18-52-06-03-00/1684943348-155.jpg" xlink:type="simple" xlink:show="embed" xlink:actuate="onLoad" draw:mime-type="image/jpeg"/>
</draw:frame>
</text:p>
      <text:p text:style-name="P4">
Міністр освіти і науки Оксен Лісовий зі свого боку поінформував про завершеннянавчального року та старт вступної кампанії. Майже 75% шкіл, за його словами,забезпечені укриттями. Наразі в очному форматі працює 36% шкіл, 29% — у режиміонлайн та 35% — у змішаному форматі.</text:p>
      <text:p text:style-name="P4">
<draw:frame draw:style-name="fr1" draw:name="Image275" text:anchor-type="as-char" svg:width="6.9236in" svg:height="4.610104in" draw:z-index="0">
<draw:image xlink:href="../Images/yкринформ/2023-05-24T18-52-06-03-00/1684943348-707.jpg" xlink:type="simple" xlink:show="embed" xlink:actuate="onLoad" draw:mime-type="image/jpeg"/>
</draw:frame>
</text:p>
      <text:p text:style-name="P4">
Як зазначив Прем'єр-міністр, уряд уже спрямував до місцевих бюджетів субвенціюв 1,5 млрд грн на облаштування безпечних умов у школах.</text:p>
      <text:p text:style-name="P4">
Наявність споруд цивільного захисту дозволить відновити очне навчання тадосягнути кращої якості освітнього процесу.</text:p>
      <text:p text:style-name="P4">
<text:span text:style-name="T4">
Читайте також:</text:span>
 <text:a xlink:type="simple" xlink:href="https://www.ukrinform.ua/rubric-society/3698060-cerez-vijnu-ponad-770-tisac-ukrainskih-skolariv-perejsli-na-distancijnu-formu-navcanna.html" text:style-name="Internet_20_link" text:visited-style-name="Visited_20_Internet_20_Link">
 </text:a>
</text:p>
      <text:p text:style-name="P4">
Водночас очільник уряду наголосив на необхідності створення надійних спорудцивільного захисту безпосередньо при кожному закладі освіти та не покладатисяна наявність укриттів поблизу.</text:p>
      <text:p text:style-name="P4">
При цьому курс на цифровізацію освіти залишається, дистанційна форма навчаннябуде збережена там, де є загроза життю та здоров'ю дітей.</text:p>
      <text:p text:style-name="P4">
<draw:frame draw:style-name="fr1" draw:name="Image276" text:anchor-type="as-char" svg:width="6.9236in" svg:height="4.863407in" draw:z-index="0">
<draw:image xlink:href="../Images/yкринформ/2023-05-24T18-52-06-03-00/1684943348-415.jpg" xlink:type="simple" xlink:show="embed" xlink:actuate="onLoad" draw:mime-type="image/jpeg"/>
</draw:frame>
</text:p>
      <text:p text:style-name="P4">
Також учасники наради порушили питання відновлення пошкоджених і зруйнованихзакладів освіти, забезпечення усіх закладів підручниками, технікою таавтобусами.</text:p>
      <text:p text:style-name="P4">
За підсумками наради Прем’єр-міністр дав завдання МОН, Мінінфраструктури таАгентству з питань відновлення розробити й затвердити єдині параметри щодооблаштування сховищ у всіх закладах освіти та провести ревізію наявнихукриттів.</text:p>
      <text:p text:style-name="P4">
Крім того, <text:a xlink:type="simple" xlink:href="https://www.ukrinform.ua/tag-minosviti" text:style-name="Internet_20_link" text:visited-style-name="Visited_20_Internet_20_Link">
 </text:a>
 й обласним військовимадміністраціям доручено вжити заходів щодо удосконалення наявної мережізакладів освіти та визначення закладів, які в умовах воєнного часу можутьздійснювати навчальний процес за очною формою. МОН та ОВА також мають надалінарощувати фонд захисних споруд та покращити стан під’їзних шляхів до закладівосвіти.</text:p>
      <text:p text:style-name="P4">
Як повідомляв Укрінформ, міністр освіти та науки Оксен Лісовий <text:a xlink:type="simple" xlink:href="https://www.ukrinform.ua/rubric-society/3712999-lisovij-anonsuvav-zmini-vimog-do-disertacij-i-rozpoviv-comu-stav-kandidatom-nauk.html" text:style-name="Internet_20_link" text:visited-style-name="Visited_20_Internet_20_Link">
</text:a>
 .</text:p>
      <text:p text:style-name="P4">
<text:span text:style-name="T5">
Фото: Урядовий портал</text:span>
</text:p>
      <text:p text:style-name="P4">
Source: <text:a xlink:type="simple" xlink:href="https://www.ukrinform.ua/rubric-society/3713675-smigal-nazvav-pat-prioritetiv-u-pidgotovci-do-novogo-navcalnogo-roku.html" text:style-name="Internet_20_link" text:visited-style-name="Visited_20_Internet_20_Link">
https://www.ukrinform.ua/rubric-society/3713675-smigal-nazvav-pat-prioritetiv-u-pidgotovci-do-novogo-navcalnogo-roku.html</text:a>
</text:p>
      <!--NEWS-->
      <text:h text:style-name="P10" text:outline-level="1">
<text:span text:style-name="T4">
У підозрюваної в ДТП депутатки Київради на два місяці вилучили права</text:span>
</text:h>
      <text:p text:style-name="P4">
Authors: Ukrinform (Person)</text:p>
      <text:p text:style-name="P4">
Publisher: Укринформ (Organization)</text:p>
      <text:p text:style-name="P4">
Published Time: 2023-05-24T18:59:00+03:00</text:p>
      <text:p text:style-name="P4">
Modified Time: 2023-05-24T18:59:00+03:00</text:p>
      <text:p text:style-name="P4">
Description: У депутатки Київської міської ради, яку підозрюють у вчиненні дорожньо-транспортної пригоди у стані наркотичного сп’яніння з тяжкими наслідками, на 2 місяці вилучили посвідчення водія.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Депутат', 'ДТП', 'Водійські права', 'Київрада']</text:p>
      <text:p text:style-name="P4">
Type: Article</text:p>
      <!--METADATA-->
      <text:p text:style-name="P4">
<draw:frame draw:style-name="fr1" draw:name="Image277" text:anchor-type="as-char" svg:width="6.9236in" svg:height="3.956343in" draw:z-index="0">
<draw:image xlink:href="../Images/yкринформ/2023-05-24T18-59-00-03-00/630_360_1514464397-1884.jpg" xlink:type="simple" xlink:show="embed" xlink:actuate="onLoad" draw:mime-type="image/jpeg"/>
</draw:frame>
 Удепутатки Київської міської ради, яку підозрюють у вчиненні дорожньо-транспортної пригоди у стані наркотичного сп’яніння з тяжкими наслідками, на 2місяці вилучили посвідчення водія.</text:p>
      <text:p text:style-name="P4">
Як передає Укрінформ, про це Київська міська прокуратура повідомляє у <text:a xlink:type="simple" xlink:href="https://t.me/kyiv_pro_office/1982" text:style-name="Internet_20_link" text:visited-style-name="Visited_20_Internet_20_Link">
</text:a>
 .</text:p>
      <text:p text:style-name="P4">
«За клопотанням Київської міської прокуратури суд на 2 місяці обмежив правокерування транспортним засобом підозрювану у вчиненні <text:a xlink:type="simple" xlink:href="https://www.ukrinform.ua/tag-dtp" text:style-name="Internet_20_link" text:visited-style-name="Visited_20_Internet_20_Link">
</text:a>
 у стані наркотичного сп’яніння з тяжкиминаслідками депутатку Київради», - ідеться в повідомленні.</text:p>
      <text:p text:style-name="P4">
Рішення виніс Шевченківський районний суд Києва у середу, 24 травня.</text:p>
      <text:p text:style-name="P4">
Суд також постановив вилучити у підозрюваної посвідчення водія та здати назберігання слідчому на час тимчасового обмеження.</text:p>
      <text:p text:style-name="P4">
Як повідомляв Укрінформ, дорожня пригода сталася 27 листопада 2022 року уКиєві.</text:p>
      <text:p text:style-name="P4">
Підозрювана, керуючи автомобілем марки Volkswagen Polo в стані наркотичногосп’яніння, рухалася по проспекту Бандери у напрямку вулиці Богатирської.</text:p>
      <text:p text:style-name="P4">
<text:span text:style-name="T4">
Читайте також:</text:span>
 <text:a xlink:type="simple" xlink:href="https://www.ukrinform.ua/rubric-regions/3709200-na-kiivsini-zatrimali-vodiavtikaca-akij-zbiv-4ricnu-ditinu.html" text:style-name="Internet_20_link" text:visited-style-name="Visited_20_Internet_20_Link">
 </text:a>
</text:p>
      <text:p text:style-name="P4">
Наблизившись до нерегульованого пішохідного переходу, жінка, усвідомлюючи, щостан, у якому вона перебуває, впливає на її увагу і реакцію, не змогла оцінитизміну дорожньої обстановки та здійснила наїзд на жінку-пішохода, заподіявши їйтяжкі тілесні ушкодження.</text:p>
      <text:p text:style-name="P4">
23 травня <text:a xlink:type="simple" xlink:href="https://www.ukrinform.ua/rubric-kyiv/3713287-dtp-u-stani-narkoticnogo-spaninna-prokuratura-oskarzit-domasnij-arest-deputatci-kiivradi.html" text:style-name="Internet_20_link" text:visited-style-name="Visited_20_Internet_20_Link">
 </text:a>
 у вигляді домашнього арешту у період часу з 20:00 до 06:00строком на 2 місяці. Прокуратура буде його оскаржувати.</text:p>
      <text:p text:style-name="P4">
Source: <text:a xlink:type="simple" xlink:href="https://www.ukrinform.ua/rubric-kyiv/3713678-u-pidozruvanoi-v-dtp-deputatki-kiivradi-na-dva-misaci-vilucili-prava.html" text:style-name="Internet_20_link" text:visited-style-name="Visited_20_Internet_20_Link">
https://www.ukrinform.ua/rubric-kyiv/3713678-u-pidozruvanoi-v-dtp-deputatki-kiivradi-na-dva-misaci-vilucili-prava.html</text:a>
</text:p>
      <!--NEWS-->
      <text:h text:style-name="P10" text:outline-level="1">
<text:span text:style-name="T4">
Virgin Orbit припинить діяльність після продажу активів</text:span>
</text:h>
      <text:p text:style-name="P4">
Authors: Ukrinform (Person)</text:p>
      <text:p text:style-name="P4">
Publisher: Укринформ (Organization)</text:p>
      <text:p text:style-name="P4">
Published Time: 2023-05-24T18:59:50+03:00</text:p>
      <text:p text:style-name="P4">
Modified Time: 2023-05-24T18:59:50+03:00</text:p>
      <text:p text:style-name="P4">
Description: Космічна компанія Virgin Orbit заявила у середу, що після аукціону, проведеного відповідно до Кодексу США про банкрутство, компанія продасть свої активи чотирьом переможцям торгів і припинить свою діяльність. — Укрінформ.</text:p>
      <text:p text:style-name="P4">
Images: ['<text:a xlink:type="simple" xlink:href="https://static.ukrinform.com/photos/2023_01/thumb_files/630_360_1673337753-316.jpg" text:style-name="Internet_20_link" text:visited-style-name="Visited_20_Internet_20_Link">
630_360_16733...</text:a>
']</text:p>
      <text:p text:style-name="P4">
Tags: ['США', 'Банкрутство', 'Virgin Orbit']</text:p>
      <text:p text:style-name="P4">
Type: Article</text:p>
      <!--METADATA-->
      <text:p text:style-name="P4">
<draw:frame draw:style-name="fr1" draw:name="Image278" text:anchor-type="as-char" svg:width="6.9236in" svg:height="3.956343in" draw:z-index="0">
<draw:image xlink:href="../Images/yкринформ/2023-05-24T18-59-50-03-00/630_360_1673337753-316.jpg" xlink:type="simple" xlink:show="embed" xlink:actuate="onLoad" draw:mime-type="image/jpeg"/>
</draw:frame>
 Космічнакомпанія Virgin Orbit заявила у середу, що після аукціону, проведеноговідповідно до Кодексу США про банкрутство, компанія продасть свої активичотирьом переможцям торгів і припинить свою діяльність.</text:p>
      <text:p text:style-name="P4">
Як передає Укрінформ, про це повідомляється у <text:a xlink:type="simple" xlink:href="http://investors.virginorbit.com/news-events/press-releases/detail/74/statement-regarding-virgin-orbit" text:style-name="Internet_20_link" text:visited-style-name="Visited_20_Internet_20_Link">
</text:a>
 компанії.</text:p>
      <text:p text:style-name="P4">
«Спадщина Virgin Orbit у космічній галузі назавжди залишиться у пам’яті. Їїноваторські технології, невпинне прагнення до досконалості та непохитнепрагнення розширювати кордони повітряних запусків залишили незабутній слід угалузі», – йдеться у заяві компанії.</text:p>
      <text:p text:style-name="P4">
Транзакції підлягають схваленню судом і певним іншим звичайним умовамзакриття. Слухання для отримання схвалення судом заплановано на 24 лютого 2023року, незабаром після цього угоди будуть закриті.</text:p>
      <text:p text:style-name="P4">
<text:span text:style-name="T4">
Читайте також:</text:span>
 <text:a xlink:type="simple" xlink:href="https://www.ukrinform.ua/rubric-technology/3640983-mask-kaze-so-twitter-narazi-ne-zagrozue-bankrutstvo.html" text:style-name="Internet_20_link" text:visited-style-name="Visited_20_Internet_20_Link">
 <text:span text:style-name="T4">
банкрутство</text:span>
 </text:a>
</text:p>
      <text:p text:style-name="P4">
Як повідомляв Укрінформ, 4 квітня цього року аерокосмічна компанія VirginOrbit мільярдера Річарда Бренсона подала до суду заяву про банкрутство.</text:p>
      <text:p text:style-name="P4">
Зазначається, що компанія подала заяву про банкрутство до суду <text:a xlink:type="simple" xlink:href="https://www.ukrinform.ua/tag-ssa" text:style-name="Internet_20_link" text:visited-style-name="Visited_20_Internet_20_Link">
</text:a>
 округу Делавер згідно з главою 11 КодексуСША про банкрутство з метою продажу бізнесу, після того, як не змоглазабезпечити довгострокове фінансування, необхідне для відновлення післяневдалого запуску ракети в січні.</text:p>
      <text:p text:style-name="P4">
<text:span text:style-name="T4">
Читайте також:</text:span>
 <text:a xlink:type="simple" xlink:href="https://www.ukrinform.ua/rubric-economy/3703337-u-ssa-oficijno-zbankrutuvav-bank-kremnievoi-dolini-aktivi-vikupovue-jpmorgan.html" text:style-name="Internet_20_link" text:visited-style-name="Visited_20_Internet_20_Link">
 </text:a>
</text:p>
      <text:p text:style-name="P4">
Ринкова вартість Virgin Orbit становила 65 млн дол. станом на 3 квітня. Двароки тому компанія оцінювалася у 3 млрд дол.</text:p>
      <text:p text:style-name="P4">
Source: <text:a xlink:type="simple" xlink:href="https://www.ukrinform.ua/rubric-technology/3713679-virgin-orbit-pripinit-dialnist-pisla-prodazu-aktiviv.html" text:style-name="Internet_20_link" text:visited-style-name="Visited_20_Internet_20_Link">
https://www.ukrinform.ua/rubric-technology/3713679-virgin-orbit-pripinit-dialnist-pisla-prodazu-aktiviv.html</text:a>
</text:p>
      <!--NEWS-->
      <text:h text:style-name="P10" text:outline-level="1">
<text:span text:style-name="T4">
Ми розраховуємо на допомогу піротехнічних підрозділів ООН — Юлія Свириденко</text:span>
</text:h>
      <text:p text:style-name="P4">
Author: ['АРМІЯINFORM']</text:p>
      <text:p text:style-name="P4">
Time: 2023-05-24T19:00:00-04:00</text:p>
      <text:p text:style-name="P4">
Description: Гуманітарне розмінування території України відновить та збільшить спроможності наш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5.jpg" text:style-name="Internet_20_link" text:visited-style-name="Visited_20_Internet_20_Link">
image-5.jpg</text:a>
']</text:p>
      <text:p text:style-name="P4">
Tags: ['ГУМАНІТАРНЕ РОЗМІНУВАННЯ', 'ООН', 'РОЗМІНУВАННЯ', 'ЮЛІЯ СВИРИДЕНКО']</text:p>
      <text:p text:style-name="P4">
Category: News</text:p>
      <!--METADATA-->
      <text:p text:style-name="P4">
<draw:frame draw:style-name="fr1" draw:name="Image279" text:anchor-type="as-char" svg:width="6.9236in" svg:height="4.615733in" draw:z-index="0">
<draw:image xlink:href="../Images/AРМІЯINFORM/2023-05-24T19-00-00-04-00/image-5.jpg" xlink:type="simple" xlink:show="embed" xlink:actuate="onLoad" draw:mime-type="image/jpeg"/>
</draw:frame>
 ЮліяСвириденко та Деніз Браун обговорили співпрацю України та ООН в сферірозмінування</text:p>
      <text:p text:style-name="P4">
Гуманітарне розмінування території України відновить та збільшить спроможностінашої держави в забезпеченні продовольчої безпеки у світі.</text:p>
      <text:p text:style-name="P4">
Як <text:a xlink:type="simple" xlink:href="https://www.me.gov.ua/News/Detail" text:style-name="Internet_20_link" text:visited-style-name="Visited_20_Internet_20_Link">
повідомляє</text:a>
 пресцентрМіністерства економіки України, про це йшлося під час зустрічі Першоговіцепрем’єр-міністра України — Міністра економіки України Юлії Свириденко зПостійним координатором системи ООН в Україні та координатором з гуманітарнихпитань Деніз Браун.</text:p>
      <text:p text:style-name="P4">
«Наслідком широкомасштабного вторгнення росії стало, зокрема, руйнуваннявиробничих ланцюжків та потужностей, блокування логістичних маршрутів. Поприце, Україна робить все для забезпечення продовольством країн, які його вкрайпотребують. За посередництва ООН реалізується „зернова ініціатива“ — насьогодні „зерновим коридором“ відправлено понад 30 млн тонн агропродукції.Світову підтримку має гуманітарна ініціатива Президента Володимира ЗеленськогоGrain from Ukraine, спрямована на запобігання голоду в найбідніших країнахАфрики та Азії. Україна з відповідальністю ставиться до своєї місії вконтексті забезпечення продовольчої безпеки у світі та прагне збільшувати своюроль. Відтак, однією з ключових перепон до цього є масштабне забрудненнятериторії України вибухонебезпечними предметами», — зазначила Юлія Свириденко.</text:p>
      <text:p text:style-name="P4">
Перший віцепрем'єр-міністр України — Міністр економіки України підкреслила, щона сьогодні потенційно забрудненими є близько 174 тис. квадратних кілометрів,або близько 30% території України. Ця територія є джерелом їжі для близько 81мільйона людей у всьому світі.</text:p>
      <text:p text:style-name="P4">
За її словами, обстеження та очищення цієї території, повернення догосподарської експлуатації сільськогосподарських земель є і буде пріоритетнимзавданням України. Відтак, з огляду на масштаби робіт наша держава потребуєпотужної допомоги міжнародної спільноти та розраховує на провідну роль ООН ворганізації та забезпеченні підтримки України.</text:p>
      <text:p text:style-name="P4">
«Ми вітаємо та надзвичайно вдячні ООН за вже надану допомогу та готовність їїмасштабувати. Сьогодні вже реалізується ініційований Програмою розвитку ООН,на прохання Міністерства економіки України проєкт, метою якого є залученняпередових світових технологій для обстеження території нашої держави.Опрацьовуються можливість розгортання в Україні Служби з розмінування UNMAS.Ми розраховуємо на технічну та інституційну допомогу підрозділів ООН, зокрема,допомогу з навчання наших піротехніків, залучення інноваційних технологійтощо», — зазначила Юлія Свириденко.</text:p>
      <text:p text:style-name="P4">
Source: <text:a xlink:type="simple" xlink:href="https://armyinform.com.ua/2023/05/24/my-rozrahovuyemo-na-dopomogu-pirotehnichnyh-pidrozdiliv-oon-yuliya-svyrydenko/" text:style-name="Internet_20_link" text:visited-style-name="Visited_20_Internet_20_Link">
https://armyinform.com.ua/2023/05/24/my-rozrahovuyemo-na-dopomogu-pirotehnichnyh-pidrozdiliv-oon-yuliya-svyrydenko/</text:a>
</text:p>
      <!--NEWS-->
      <text:h text:style-name="P10" text:outline-level="1">
<text:span text:style-name="T4">
У Росії розробника гіперзвукових ракет звинуватили у передачі секретних даних Китаю – Reuters</text:span>
</text:h>
      <text:p text:style-name="P4">
Authors: Ukrinform (Person)</text:p>
      <text:p text:style-name="P4">
Publisher: Укринформ (Organization)</text:p>
      <text:p text:style-name="P4">
Published Time: 2023-05-24T19:00:11+03:00</text:p>
      <text:p text:style-name="P4">
Modified Time: 2023-05-24T19:00:11+03:00</text:p>
      <text:p text:style-name="P4">
Description: Директора Інституту теоретичної та прикладної механіки Сибірського відділення РАН Олександра Шиплюка, заарештованого в РФ за підозрою в держзраді, звинувачують у передачі Китаю секретних матеріалів. — Укрінформ.</text:p>
      <text:p text:style-name="P4">
Images: ['<text:a xlink:type="simple" xlink:href="https://static.ukrinform.com/photos/2019_10/thumb_files/630_360_1570600638-882.jpg" text:style-name="Internet_20_link" text:visited-style-name="Visited_20_Internet_20_Link">
630_360_15706...</text:a>
']</text:p>
      <text:p text:style-name="P4">
Tags: ['Китай', 'Шпигун', 'Держзрада', 'Росія']</text:p>
      <text:p text:style-name="P4">
Type: Article</text:p>
      <!--METADATA-->
      <text:p text:style-name="P4">
<draw:frame draw:style-name="fr1" draw:name="Image280" text:anchor-type="as-char" svg:width="6.9236in" svg:height="3.956343in" draw:z-index="0">
<draw:image xlink:href="../Images/yкринформ/2023-05-24T19-00-11-03-00/630_360_1570600638-882.jpg" xlink:type="simple" xlink:show="embed" xlink:actuate="onLoad" draw:mime-type="image/jpeg"/>
</draw:frame>
 ДиректораІнституту теоретичної та прикладної механіки Сибірського відділення РАНОлександра Шиплюка, заарештованого в РФ за підозрою в держзраді, звинувачуютьу передачі Китаю секретних матеріалів.</text:p>
      <text:p text:style-name="P4">
Про це повідомляє <text:a xlink:type="simple" xlink:href="http://www.reuters.com/world/russian-hypersonic-scientist-accused-betraying-secrets-china-sources-2023-05-24/" text:style-name="Internet_20_link" text:visited-style-name="Visited_20_Internet_20_Link">
 </text:a>
 з посиланням наобізнані джерела, передає Укрінформ.</text:p>
      <text:p text:style-name="P4">
За даними джерел, Шиплюк нібито передав секретні матеріали на науковійконференції в Китаї в 2017 році.</text:p>
      <text:p text:style-name="P4">
56-річний чоловік наполягає на своїй невинуватості та наголошує, щоінформація, про яку йдеться, не була секретною та знаходилася у вільномудоступі в Інтернеті.</text:p>
      <text:p text:style-name="P4">
Речник президента <text:a xlink:type="simple" xlink:href="https://www.ukrinform.ua/tag-rosia" text:style-name="Internet_20_link" text:visited-style-name="Visited_20_Internet_20_Link">
 </text:a>
 Дмитро Пєсков усереду заявив журналістам, що Кремль не вбачає тенденції в арештах вчених, іщо спецслужби виконують свою функцію – «контролюють ситуацію щодо можливихвипадків, пов'язаних з підозрою у зраді Батьківщині». ФСБ не відповіла назапити Reuters про коментарі з даного приводу.</text:p>
      <text:p text:style-name="P4">
Міністерство закордонних справ Китаю, відповідаючи на запитання щодозвинувачень у тому, що Пекін націлився на російських вчених для отриманняконфіденційних досліджень, відповіло, що китайсько-російські відносинибазуються на «неприєднанні, неконфронтації та ненаціленні на треті сторони».</text:p>
      <text:p text:style-name="P4">
Як пише Reuters, ці справи, а також попередні арешти за державну зрадусвідчать про те, що Москва виявляє пильність щодо втрати будь-якоїтехнологічної переваги, у тому числі на користь Китаю, союзника, від якоговона все більше залежить в плані політичної та торговельної підтримки змоменту початку повномасштабного вторгнення в Україну.</text:p>
      <text:p text:style-name="P4">
<text:span text:style-name="T4">
Читайте також:</text:span>
 <text:a xlink:type="simple" xlink:href="https://www.ukrinform.ua/rubric-world/3709921-u-rosii-zatrimali-kolisnogo-spivrobitnika-posolstva-ssa.html" text:style-name="Internet_20_link" text:visited-style-name="Visited_20_Internet_20_Link">
 <text:span text:style-name="T4">
росії</text:span>
 <text:span text:style-name="T4">
затримали</text:span>
 <text:span text:style-name="T4">
колишнього</text:span>
 <text:span text:style-name="T4">
співробітника</text:span>
<text:span text:style-name="T4">
посольства</text:span>
 <text:span text:style-name="T4">
США</text:span>
 </text:a>
</text:p>
      <text:p text:style-name="P4">
Як повідомляв Укрінформ, директора ІТПМ Шиплюка було заарештовано на початкусерпня 2022 року. Наприкінці червня торік, також за підозрою в держзраді булозаарештовано головного наукового співробітника ІТПМ Анатолія Маслова. Обидвавчені були етаповані в СІЗО "Лефортове" у Москві. Шиплюк очолював лабораторіюІТПМ "Гіперзвукові технології", Маслов займався дослідженнями в галузіаерогазодинаміки.</text:p>
      <text:p text:style-name="P4">
Також повідомлялося, що головний науковий співробітник Інституту теоретичноїта прикладної механіки Сибірського відділення РАН Валерій Звегінцев, якийзаймався аерогазодинамікою великих швидкостей, <text:a xlink:type="simple" xlink:href="https://www.ukrinform.ua/rubric-world/3710640-u-rosii-rozrobnikiv-giperzvukovih-raket-arestuvali-za-derzzradu.html" text:style-name="Internet_20_link" text:visited-style-name="Visited_20_Internet_20_Link">
</text:a>
 .</text:p>
      <text:p text:style-name="P4">
Інститут теоретичної та прикладної механіки імені Християновича створено у1957 році. Він має у своєму розпорядженні серію аеродинамічних установок,серед яких гіперзвукова аеродинамічна труба АТ-303. Основні напрями науковоїдіяльності ІТПМ – математичне моделювання в механіці, аерогазодинаміка,фізико-хімічна механіка, механіка твердого тіла, деформації та руйнування.</text:p>
      <text:p text:style-name="P4">
Source: <text:a xlink:type="simple" xlink:href="https://www.ukrinform.ua/rubric-world/3713680-u-rosii-rozrobnika-giperzvukovih-raket-zvinuvatili-u-peredaci-sekretnih-danih-kitau-reuters.html" text:style-name="Internet_20_link" text:visited-style-name="Visited_20_Internet_20_Link">
https://www.ukrinform.ua/rubric-world/3713680-u-rosii-rozrobnika-giperzvukovih-raket-zvinuvatili-u-peredaci-sekretnih-danih-kitau-reuters.html</text:a>
</text:p>
      <!--NEWS-->
      <text:h text:style-name="P10" text:outline-level="1">
<text:span text:style-name="T4">
Ващук: Я вже виїжджав на завдання</text:span>
</text:h>
      <text:p text:style-name="P4">
Authors: Ukrinform (Person)</text:p>
      <text:p text:style-name="P4">
Publisher: Укринформ (Organization)</text:p>
      <text:p text:style-name="P4">
Published Time: 2023-05-24T19:02:35+03:00</text:p>
      <text:p text:style-name="P4">
Modified Time: 2023-05-24T19:02:35+03:00</text:p>
      <text:p text:style-name="P4">
Description: Колишній футболіст «Динамо» та збірної України розповів про своє рішення вступити до лав Національної гвардії України. — Укрінформ.</text:p>
      <text:p text:style-name="P4">
Images: ['<text:a xlink:type="simple" xlink:href="https://static.ukrinform.com/photos/2023_05/thumb_files/630_360_1684944074-933.jpg" text:style-name="Internet_20_link" text:visited-style-name="Visited_20_Internet_20_Link">
630_360_16849...</text:a>
']</text:p>
      <text:p text:style-name="P4">
Tags: ['Футбол', 'Нацгвардія']</text:p>
      <text:p text:style-name="P4">
Type: Article</text:p>
      <!--METADATA-->
      <text:p text:style-name="P4">
<draw:frame draw:style-name="fr1" draw:name="Image281" text:anchor-type="as-char" svg:width="6.9236in" svg:height="3.956343in" draw:z-index="0">
<draw:image xlink:href="../Images/yкринформ/2023-05-24T19-02-35-03-00/630_360_1684944074-933.jpg" xlink:type="simple" xlink:show="embed" xlink:actuate="onLoad" draw:mime-type="image/jpeg"/>
</draw:frame>
 Колишнійфутболіст «Динамо» та збірної України розповів про своє рішення вступити долав Національної гвардії України.</text:p>
      <text:p text:style-name="P4">
Про це він поділився в розмові з кореспондентом Укрінформу.</text:p>
      <text:p text:style-name="P4">
«Прийшов час, коли я вирішив для себе, що потрібно йти. Раніше я організовувавгру, в якій брала участь збірна «Буревію», збірна українського наступу. Потіммені запропонували прийти в якості добровольця в цю бригаду. Я вирішив, що часйти. Чим можу, тим буду допомагати. Я тільки декілька днів як знаходжусь уЗСУ, вже виїжджав на завдання. Більше не можу розповідати. Моє головнезавдання – робити те, що каже командир. Наближаємо нашу перемогу», - сказавВащук.</text:p>
      <text:p text:style-name="P4">
На початку повномасштабного військового вторгнення Росії в Україну Ващукперебував разом із дітьми у Гостомелі, де на той момент точилися активнібойові дії. Незабаром йому та родині вдалося виїхати гуманітарним коридором.</text:p>
      <text:p text:style-name="P4">
<text:span text:style-name="T4">
Читайте також:</text:span>
 <text:a xlink:type="simple" xlink:href="https://www.ukrinform.ua/rubric-sports/3711579-vasuk-vstupiv-do-lav-nacgvardii-ukraini.html" text:style-name="Internet_20_link" text:visited-style-name="Visited_20_Internet_20_Link">
 <text:span text:style-name="T4">
Ващук</text:span>
 </text:a>
</text:p>
      <text:p text:style-name="P4">
Як повідомляв Укрінформ, Ващук вступив до лав Національної гвардії України.</text:p>
      <text:p text:style-name="P4">
Фото: facebook.com/vashchukvlad</text:p>
      <text:p text:style-name="P4">
Source: <text:a xlink:type="simple" xlink:href="https://www.ukrinform.ua/rubric-sports/3713681-vasuk-a-vze-viizdzav-na-zavdanna.html" text:style-name="Internet_20_link" text:visited-style-name="Visited_20_Internet_20_Link">
https://www.ukrinform.ua/rubric-sports/3713681-vasuk-a-vze-viizdzav-na-zavdanna.html</text:a>
</text:p>
      <!--NEWS-->
      <text:h text:style-name="P10" text:outline-level="1">
<text:span text:style-name="T4">
Від Ланжерона до 16 станції Великого Фонтану: одеські пляжі готують до часткового доступу</text:span>
</text:h>
      <text:p text:style-name="P4">
Authors: Ukrinform (Person)</text:p>
      <text:p text:style-name="P4">
Publisher: Укринформ (Organization)</text:p>
      <text:p text:style-name="P4">
Published Time: 2023-05-24T19:09:00+03:00</text:p>
      <text:p text:style-name="P4">
Modified Time: 2023-05-24T19:09:00+03:00</text:p>
      <text:p text:style-name="P4">
Description: В Одеській районній військовій адміністрації повідомили про підготовку до часткового доступу відпочивальників на пляжі від Ланжерона до 16 станції Великого Фонтану. — Укрінформ.</text:p>
      <text:p text:style-name="P4">
Images: ['<text:a xlink:type="simple" xlink:href="https://static.ukrinform.com/photos/2023_05/thumb_files/630_360_1684947680-449.jpg" text:style-name="Internet_20_link" text:visited-style-name="Visited_20_Internet_20_Link">
630_360_16849...</text:a>
', '<text:a xlink:type="simple" xlink:href="https://static.ukrinform.com/photos/2023_05/1684947736-476.jpg" text:style-name="Internet_20_link" text:visited-style-name="Visited_20_Internet_20_Link">
1684947736-47...</text:a>
', '<text:a xlink:type="simple" xlink:href="https://static.ukrinform.com/photos/2023_05/1684947735-542.jpg" text:style-name="Internet_20_link" text:visited-style-name="Visited_20_Internet_20_Link">
1684947735-54...</text:a>
', '<text:a xlink:type="simple" xlink:href="https://static.ukrinform.com/photos/2023_05/1684947735-880.jpg" text:style-name="Internet_20_link" text:visited-style-name="Visited_20_Internet_20_Link">
1684947735-88...</text:a>
']</text:p>
      <text:p text:style-name="P4">
Tags: ['Одеса', 'Пляжний сезон', ' Чорне море', 'Пляж']</text:p>
      <text:p text:style-name="P4">
Type: Article</text:p>
      <!--METADATA-->
      <text:p text:style-name="P4">
<draw:frame draw:style-name="fr1" draw:name="Image282" text:anchor-type="as-char" svg:width="6.9236in" svg:height="3.956343in" draw:z-index="0">
<draw:image xlink:href="../Images/yкринформ/2023-05-24T19-09-00-03-00/630_360_1684947680-449.jpg" xlink:type="simple" xlink:show="embed" xlink:actuate="onLoad" draw:mime-type="image/jpeg"/>
</draw:frame>
 В Одеськійрайонній військовій адміністрації повідомили про підготовку до частковогодоступу відпочивальників на пляжі від Ланжерона до 16 станції ВеликогоФонтану.</text:p>
      <text:p text:style-name="P4">
Про це у <text:a xlink:type="simple" xlink:href="https://t.me/OdeskaRDA/6256" text:style-name="Internet_20_link" text:visited-style-name="Visited_20_Internet_20_Link">
 </text:a>
 повідомляє пресслужба Одеської РВА,передає Укрінформ.</text:p>
      <text:p text:style-name="P4">
"Начальником Одеської РВА та командувачем ОУВ «Дунай», видано спільний наказщодо проведення заходів з підготовки до часткового доступу на ділянкиузбережжя <text:a xlink:type="simple" xlink:href="https://www.ukrinform.ua/tag-corne-more" text:style-name="Internet_20_link" text:visited-style-name="Visited_20_Internet_20_Link">
 </text:a>
 у межах міста Одеси вумовах правового режиму воєнного стану", - йдеться у повідомленні.</text:p>
      <text:p text:style-name="P4">
<draw:frame draw:style-name="fr1" draw:name="Image283" text:anchor-type="as-char" svg:width="6.9236in" svg:height="5.209185in" draw:z-index="0">
<draw:image xlink:href="../Images/yкринформ/2023-05-24T19-09-00-03-00/1684947736-476.jpg" xlink:type="simple" xlink:show="embed" xlink:actuate="onLoad" draw:mime-type="image/jpeg"/>
</draw:frame>
</text:p>
      <text:p text:style-name="P4">
Зазначається, що доступ до окремих пляжних зон від Ланжерону до 16 станціїВеликого Фонтану з можливістю купання у морі буде надано після виконаннякомплексу заходів безпеки. Виконання умов наказу перевірятиме спеціальностворена комісія від одеської мерії.</text:p>
      <text:p text:style-name="P4">
<draw:frame draw:style-name="fr1" draw:name="Image284" text:anchor-type="as-char" svg:width="6.9236in" svg:height="5.209185in" draw:z-index="0">
<draw:image xlink:href="../Images/yкринформ/2023-05-24T19-09-00-03-00/1684947735-542.jpg" xlink:type="simple" xlink:show="embed" xlink:actuate="onLoad" draw:mime-type="image/jpeg"/>
</draw:frame>
</text:p>
      <text:p text:style-name="P4">
До 5 червня відповідні акти будуть надані ОВА. Остаточне рішення прийматименачальник Одеської ОВА та ОСУВ «Одеса», згідно з чим і буде внесено зміни упопередній минулорічний наказ щодо роботи пляжів», - повідомив начальникОдеської РВА Юрій Крук.</text:p>
      <text:p text:style-name="P4">
<draw:frame draw:style-name="fr1" draw:name="Image285" text:anchor-type="as-char" svg:width="6.9236in" svg:height="5.209185in" draw:z-index="0">
<draw:image xlink:href="../Images/yкринформ/2023-05-24T19-09-00-03-00/1684947735-880.jpg" xlink:type="simple" xlink:show="embed" xlink:actuate="onLoad" draw:mime-type="image/jpeg"/>
</draw:frame>
</text:p>
      <text:p text:style-name="P4">
<text:span text:style-name="T4">
Читайте також:</text:span>
 <text:a xlink:type="simple" xlink:href="https://www.ukrinform.ua/rubric-kyiv/3710998-u-kievi-ne-planuut-vidkrivati-plaznij-sezon.html" text:style-name="Internet_20_link" text:visited-style-name="Visited_20_Internet_20_Link">
 </text:a>
</text:p>
      <text:p text:style-name="P4">
Як повідомлялося, в Одесі вже натягнули сітки між траверсами на пляжі між 13та 14 станціями Великого Фонтану. На вході на пляж розміщено інформаційнийстенд із правилами поведінки на узбережжі. На пляжі забороняється перебуватипід час повітряної тривоги та з 21:00 до 7.00 щоденно. Купатися можна лише успеціально облаштованій зоні – межа позначена буями.</text:p>
      <text:p text:style-name="P4">
<text:a xlink:type="simple" xlink:href="https://www.ukrinform.ua/rubric-regions/3713606-plazi-cornomorska-zakriti-dla-kupanna.html" text:style-name="Internet_20_link" text:visited-style-name="Visited_20_Internet_20_Link">
 </text:a>
 .</text:p>
      <text:p text:style-name="P4">
Source: <text:a xlink:type="simple" xlink:href="https://www.ukrinform.ua/rubric-regions/3713684-vid-lanzerona-do-16-stancii-velikogo-fontanu-odeski-plazi-gotuut-do-castkovogo-dostupu.html" text:style-name="Internet_20_link" text:visited-style-name="Visited_20_Internet_20_Link">
https://www.ukrinform.ua/rubric-regions/3713684-vid-lanzerona-do-16-stancii-velikogo-fontanu-odeski-plazi-gotuut-do-castkovogo-dostupu.html</text:a>
</text:p>
      <!--NEWS-->
      <text:h text:style-name="P10" text:outline-level="1">
<text:span text:style-name="T4">
ГУР: Путін і Пригожин очолюють список людей, яких хочуть ліквідувати українські спецслужби</text:span>
</text:h>
      <text:p text:style-name="P4">
Authors: Ukrinform (Person)</text:p>
      <text:p text:style-name="P4">
Publisher: Укринформ (Organization)</text:p>
      <text:p text:style-name="P4">
Published Time: 2023-05-24T19:11:00+03:00</text:p>
      <text:p text:style-name="P4">
Modified Time: 2023-05-24T19:11:00+03:00</text:p>
      <text:p text:style-name="P4">
Description: Українські спецслужби «полюють» на тих росіян, які віддають накази вбивати українців і є винними за численні жертви. — Укрінформ.</text:p>
      <text:p text:style-name="P4">
Images: ['<text:a xlink:type="simple" xlink:href="https://static.ukrinform.com/photos/2022_08/thumb_files/630_360_1659359317-176.jpg" text:style-name="Internet_20_link" text:visited-style-name="Visited_20_Internet_20_Link">
630_360_16593...</text:a>
']</text:p>
      <text:p text:style-name="P4">
Tags: ['Путін', 'Розвідка', 'Україна']</text:p>
      <text:p text:style-name="P4">
Type: Article</text:p>
      <!--METADATA-->
      <text:p text:style-name="P4">
<draw:frame draw:style-name="fr1" draw:name="Image286" text:anchor-type="as-char" svg:width="6.9236in" svg:height="3.956343in" draw:z-index="0">
<draw:image xlink:href="../Images/yкринформ/2023-05-24T19-11-00-03-00/630_360_1659359317-176.jpg" xlink:type="simple" xlink:show="embed" xlink:actuate="onLoad" draw:mime-type="image/jpeg"/>
</draw:frame>
 Українськіспецслужби «полюють» на тих росіян, які віддають накази вбивати українців і євинними за численні жертви.</text:p>
      <text:p text:style-name="P4">
Про це в інтерв’ю німецькому виданню <text:a xlink:type="simple" xlink:href="http://www.welt.de/politik/ausland/plus245469316/Ukrainischer-Geheimdienst-Putin-steht-ganz-oben-auf-der-Liste-Wir-versuchen-ihn-zu-toeten.html" text:style-name="Internet_20_link" text:visited-style-name="Visited_20_Internet_20_Link">
</text:a>
 заявивзаступник начальника ГУР МО України Вадим Скібіцький, передає Укрінформ.</text:p>
      <text:p text:style-name="P4">
На запитання: «Хто очолює список?» Скібіцький відповів: «Путін, тому що вінкоординує і вирішує, що відбувається».</text:p>
      <text:p text:style-name="P4">
На інше запитання того ж змісту: «Ви намагаєтеся вбити Путіна?», заступникглави ГУР зауважив: «Він (Путін - ред.) помічає, що ми все ближче до ньогонаближаємося, але, може, він також боїться бути вбитим своїми».</text:p>
      <text:p text:style-name="P4">
Щодо закидів, що ГУР стоїть за атаками на російських пропагандистів,Скібіцький заявив, що це не найважливіші цілі для українських спецслужб івисловив припущення, що росіяни вже воюють між собою, борються за владу. Середтих, хто прагне влади, він назвав Євгена Пригожина та Ігоря Гіркіна.</text:p>
      <text:p text:style-name="P4">
Генерал підтвердив, що українська розвідка намагається ліквідувати лідера«вагнерівців» Євгена Пригожина.</text:p>
      <text:p text:style-name="P4">
«Наш пріоритет — знищити командира підрозділу, який наказує своїм людяматакувати», - уточнив він.</text:p>
      <text:p text:style-name="P4">
На запитання журналіста видання, якими є стосунки з керівником групи найманцівВагнера Євгеном Пригожиним, Скібіцький відповів: «Ми намагаємося його вбити».</text:p>
      <text:p text:style-name="P4">
Але зрештою, продовжив розвідник, кожному, хто причетний до агресії,доведеться відповісти за свої дії, будь то воєначальник, російські командири,важливі бізнесмени, які фінансують або виробляють зброю.</text:p>
      <text:p text:style-name="P4">
«Їх ліквідація врятувала б життя багатьом мирним жителям.... Згідно зміжнародними конвенціями, це є законною ціллю», - заявив він.</text:p>
      <text:p text:style-name="P4">
Скібіцький водночас підтвердив, що атаки на об’єкти критичної інфраструктури в<text:a xlink:type="simple" xlink:href="https://www.ukrinform.ua/tag-rosia" text:style-name="Internet_20_link" text:visited-style-name="Visited_20_Internet_20_Link">
 </text:a>
 – справа різних українських відомств.</text:p>
      <text:p text:style-name="P4">
«Всі поставки йдуть з Ростова або через Крим. Вони завжди проходять цими двомаосновними шляхами, і росіяни точно знають, наскільки важливі регіони навколоЗапоріжжя та Херсона. Також якомога швидше відбудовують Маріупольський порт,який стане третьою ключовою точкою для логістики… Важливим є знесення об’єктівінфраструктури, що не дозволили би їм користуватися логістичним ланцюгом», -сказав заступник глави ГУР МО України.</text:p>
      <text:p text:style-name="P4">
Щодо самого Криму, то, за словами Скібіцького, там не так багато критичноїінфраструктури, яку можна було б знищити, щоб завадити доставці зброї. Але тамє партизани, які «цілком здатні вдарити», а також представники розвідки, засловами генерала, «там теж є». Кримський міст, зауважив Скібіцький, все щестоїть тому, що Україна хоче дати можливість росіянам тікати з півострова.</text:p>
      <text:p text:style-name="P4">
<text:span text:style-name="T4">
Читайте також:</text:span>
 <text:a xlink:type="simple" xlink:href="https://www.ukrinform.ua/rubric-ato/3712607-budanov-zaklikav-rosijskih-vijskovih-zdavatisa-u-polon.html" text:style-name="Internet_20_link" text:visited-style-name="Visited_20_Internet_20_Link">
 <text:span text:style-name="T4">
Буданов</text:span>
 </text:a>
</text:p>
      <text:p text:style-name="P4">
Як повідомлялося, в нещодавньому інтерв'ю голова ГУР Кирило Буданов заявив, щоросійські пропагандисти є цілями українських спецслужб.</text:p>
      <text:p text:style-name="P4">
Source: <text:a xlink:type="simple" xlink:href="https://www.ukrinform.ua/rubric-ato/3713685-ukrainski-specsluzbi-poki-ne-vbili-putina-bo-vin-perehovuetsa-skibickij.html" text:style-name="Internet_20_link" text:visited-style-name="Visited_20_Internet_20_Link">
https://www.ukrinform.ua/rubric-ato/3713685-ukrainski-specsluzbi-poki-ne-vbili-putina-bo-vin-perehovuetsa-skibickij.html</text:a>
</text:p>
      <!--NEWS-->
      <text:h text:style-name="P10" text:outline-level="1">
<text:span text:style-name="T4">
На Миколаївщині через аварію на енергомережі знеструмлені 58 населених пунктів</text:span>
</text:h>
      <text:p text:style-name="P4">
Authors: Ukrinform (Person)</text:p>
      <text:p text:style-name="P4">
Publisher: Укринформ (Organization)</text:p>
      <text:p text:style-name="P4">
Published Time: 2023-05-24T19:13:00+03:00</text:p>
      <text:p text:style-name="P4">
Modified Time: 2023-05-24T19:13:00+03:00</text:p>
      <text:p text:style-name="P4">
Description: У Казанківському районі Миколаївщини сталася аварія на енергомережі - знеструмлено 58 населених пунктів. — Укрінформ.</text:p>
      <text:p text:style-name="P4">
Images: ['<text:a xlink:type="simple" xlink:href="https://static.ukrinform.com/photos/2016_02/thumb_files/630_360_1456760162-5290.jpg" text:style-name="Internet_20_link" text:visited-style-name="Visited_20_Internet_20_Link">
630_360_14567...</text:a>
']</text:p>
      <text:p text:style-name="P4">
Tags: ['Аварія', 'Електроенергія', 'Миколаївщина']</text:p>
      <text:p text:style-name="P4">
Type: Article</text:p>
      <!--METADATA-->
      <text:p text:style-name="P4">
<draw:frame draw:style-name="fr1" draw:name="Image287" text:anchor-type="as-char" svg:width="6.9236in" svg:height="3.956343in" draw:z-index="0">
<draw:image xlink:href="../Images/yкринформ/2023-05-24T19-13-00-03-00/630_360_1456760162-5290.jpg" xlink:type="simple" xlink:show="embed" xlink:actuate="onLoad" draw:mime-type="image/jpeg"/>
</draw:frame>
 УКазанківському районі Миколаївщини сталася аварія на енергомережі -знеструмлено 58 населених пунктів.</text:p>
      <text:p text:style-name="P4">
Про це повідомило АТ "Миколаївобленерго" у <text:a xlink:type="simple" xlink:href="https://t.me/mk_energy_ua/479" text:style-name="Internet_20_link" text:visited-style-name="Visited_20_Internet_20_Link">
 </text:a>
, передає Укрінформ.</text:p>
      <text:p text:style-name="P4">
" <text:a xlink:type="simple" xlink:href="https://www.ukrinform.ua/tag-avaria" text:style-name="Internet_20_link" text:visited-style-name="Visited_20_Internet_20_Link">
 </text:a>
 ситуація на Казанківщині.Знеструмлено 58 населених пунктів (весь район)", - йдеться у повідомленні.</text:p>
      <text:p text:style-name="P4">
<text:span text:style-name="T4">
Читайте також:</text:span>
 <text:a xlink:type="simple" xlink:href="https://www.ukrinform.ua/rubric-vidbudova/3712577-zitelam-sela-na-harkivsini-vidnovili-elektriku-akoi-u-nih-ne-bulo-bilse-roku.html" text:style-name="Internet_20_link" text:visited-style-name="Visited_20_Internet_20_Link">
 </text:a>
</text:p>
      <text:p text:style-name="P4">
Зазначається, що наразі фахівці займаються перезаживленням споживачів.</text:p>
      <text:p text:style-name="P4">
Source: <text:a xlink:type="simple" xlink:href="https://www.ukrinform.ua/rubric-regions/3713682-na-mikolaivsini-cerez-avariu-na-energomerezi-znestrumleni-58-naselenih-punktiv.html" text:style-name="Internet_20_link" text:visited-style-name="Visited_20_Internet_20_Link">
https://www.ukrinform.ua/rubric-regions/3713682-na-mikolaivsini-cerez-avariu-na-energomerezi-znestrumleni-58-naselenih-punktiv.html</text:a>
</text:p>
      <!--NEWS-->
      <text:h text:style-name="P10" text:outline-level="1">
<text:span text:style-name="T4">
Ситуація на фронті: 23 зіткнення за добу, ЗСУ знищили чотири «важливі цілі»</text:span>
</text:h>
      <text:p text:style-name="P4">
Authors: Ukrinform (Person)</text:p>
      <text:p text:style-name="P4">
Publisher: Укринформ (Organization)</text:p>
      <text:p text:style-name="P4">
Published Time: 2023-05-24T19:14:00+03:00</text:p>
      <text:p text:style-name="P4">
Modified Time: 2023-05-24T19:14:00+03:00</text:p>
      <text:p text:style-name="P4">
Description: На Куп’янському, Лиманському, Бахмутському, Авдіївському та Мар’їнському напрямках протягом доби відбулися 23 бойові зіткнення. — Укрінформ.</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text:p>
      <text:p text:style-name="P4">
Type: Article</text:p>
      <!--METADATA-->
      <text:p text:style-name="P4">
<draw:frame draw:style-name="fr1" draw:name="Image288" text:anchor-type="as-char" svg:width="6.9236in" svg:height="3.956343in" draw:z-index="0">
<draw:image xlink:href="../Images/yкринформ/2023-05-24T19-14-00-03-00/630_360_1682620469-597.jpg" xlink:type="simple" xlink:show="embed" xlink:actuate="onLoad" draw:mime-type="image/jpeg"/>
</draw:frame>
 НаКуп’янському, Лиманському, Бахмутському, Авдіївському та Мар’їнськомунапрямках протягом доби відбулися 23 бойові зіткнення.</text:p>
      <text:p text:style-name="P4">
Як передає Укрінформ, про це Генеральний штаб Збройних сил України повідомив у<text:a xlink:type="simple" xlink:href="https://www.facebook.com/GeneralStaff.ua/posts/pfbid02K9HWQPvkHzXDWY4nfcB9cnvwCttq38k1LatPmjkMjieyMTWy7XAQHRxmwzSYYqejl" text:style-name="Internet_20_link" text:visited-style-name="Visited_20_Internet_20_Link">
</text:a>
, оприлюднивши оперативну інформацію станом на 18:00 24 травня.</text:p>
      <text:p text:style-name="P4">
«Протягом доби противник завдав 17 авіаційних ударів, здійснив близько 20обстрілів з реактивних систем залпового вогню по позиціях наших військ танаселених пунктах. Ймовірність завдання ракетних та авіаційних ударів по всійтериторії України залишається високою», - ідеться в повідомленні.</text:p>
      <text:p text:style-name="P4">
У Генштабі зазначають, що ворог продовжує зосереджувати основні зусилля наКуп’янському, Лиманському, Бахмутському, Авдіївському та Мар’їнськомунапрямках. Загалом протягом доби відбулось 23 бойові зіткнення на зазначенихділянках фронту.</text:p>
      <text:p text:style-name="P4">
На <text:span text:style-name="T4">
Волинському</text:span>
 та <text:span text:style-name="T4">
Поліському напрямках</text:span>
 оперативна обстановка безсуттєвих змін, ознак формування наступальних угруповань не виявлено. Визначеніпідрозділи Збройних сил Республіки Білорусь продовжують виконувати завдання уприкордонних з Україною районах.</text:p>
      <text:p text:style-name="P4">
На <text:span text:style-name="T4">
Сіверському</text:span>
 та <text:span text:style-name="T4">
Слобожанському напрямках</text:span>
 російські загарбникипродовжують зберігати військову присутність у прикордонних з Україною районах.</text:p>
      <text:p text:style-name="P4">
Протягом доби здійснили мінометні та артилерійські обстріли населених пунктівЯнжулівка Чернігівської області; Бунякине, Шпиль, Олексіївка Сумської області,а також Уди, Ветеринарне, Липці, Зелене, Огірцеве, Гатище, Вовчанськ, Бударки,Землянки на Харківщині.</text:p>
      <text:p text:style-name="P4">
На <text:span text:style-name="T4">
Куп’янському напрямку</text:span>
 ворог не припиняє спроб покращити тактичнеположення. Протягом доби вів безуспішні наступальні дії в районі Масютівки.Артилерійських та мінометних обстрілів зазнали Строївка, Кам’янка, КраснеПерше, Рідкодуб, Дворічна, Западне, Табаївка, Берестове, Харківської областіта Стельмахівка Луганської області.</text:p>
      <text:p text:style-name="P4">
<text:span text:style-name="T4">
Читайте також:</text:span>
 <text:a xlink:type="simple" xlink:href="https://t.me/ukrinform_news/99798" text:style-name="Internet_20_link" text:visited-style-name="Visited_20_Internet_20_Link">
 <text:span text:style-name="T4">
Бахмут</text:span>
 </text:a>
</text:p>
      <text:p text:style-name="P4">
На <text:span text:style-name="T4">
Лиманському напрямку</text:span>
 протягом доби агресор наступальних дій непроводив. Завдав авіаційного удару в районі населеного пункту Діброва.Артилерійських обстрілів зазнали Невське, Білогорівка Луганської області;Торське та Спірне Донецької області.</text:p>
      <text:p text:style-name="P4">
На <text:span text:style-name="T4">
Бахмутському напрямку</text:span>
 протягом доби російські війська вели безуспішнінаступальні дії у напрямку населеного пункту Іванівське. Завдали авіаційногоудару в районі населеного пункту Біла Гора. Від ворожих обстрілів постраждалиВасюківка, Оріхово-Василівка, Маркове, Григорівка, Бахмут, Іванівське,Ступочки, Костянтинівка, Біла Гора, Торецьк, Північне, Південе та Нью-ЙоркДонецької області.</text:p>
      <text:p text:style-name="P4">
На <text:span text:style-name="T4">
Авдіївському напрямку</text:span>
 ворог вів безуспішні наступальні дії у напрямкунаселених пунктів Новокалинове та <text:a xlink:type="simple" xlink:href="https://www.ukrinform.ua/tag-avdiivka" text:style-name="Internet_20_link" text:visited-style-name="Visited_20_Internet_20_Link">
 </text:a>
 .Завдав авіаційних ударів в районах Новокалинового та Степового. Здійснивартилерійські обстріли по населених пунктах Новокалинове, Авдіївка, Карлівка,Первомайське та Нетайлове Донецької області.</text:p>
      <text:p text:style-name="P4">
На <text:span text:style-name="T4">
Мар’їнському напрямку</text:span>
 підрозділи Сил оборони відбили численні атакиворога в районі міста Мар’їнка. В той же час ворожих обстрілів зазналиКрасногорівка, Мар’їнка, Новомихайлівка та Побєда Донецької області.</text:p>
      <text:p text:style-name="P4">
На <text:span text:style-name="T4">
Шахтарському напрямку</text:span>
 ворог здійснив обстріли населених пунктів Водяне,Вугледар та Велика Новосілка.</text:p>
      <text:p text:style-name="P4">
На <text:span text:style-name="T4">
Запорізькому</text:span>
 та <text:span text:style-name="T4">
Херсонському напрямках</text:span>
 росіяни продовжують вестиоборонні дії. Здійснили обстріли населених пунктів Времівка, НовосілкаДонецької області; Ольгівське, Малинівка, Гуляйполе, Гуляйпільське,Новоселівка, Омельник, Білогір'я, Мала Токмачка, Кам’янське Запорізькоїобласті; Велетенське Херсонської області та Херсона.</text:p>
      <text:p text:style-name="P4">
<text:span text:style-name="T4">
Читайте також:</text:span>
 <text:a xlink:type="simple" xlink:href="https://www.ukrinform.ua/rubric-ato/3713660-ak-specpriznacenci-sbu-dronamikamikadze-znisuut-vazku-tehniku-rosian.html" text:style-name="Internet_20_link" text:visited-style-name="Visited_20_Internet_20_Link">
 <text:span text:style-name="T4">
знищуют</text:span>
 </text:a>
</text:p>
      <text:p text:style-name="P4">
«Авіація Сил оборони за добу завдала 7 ударів по районах зосередженняособового складу та військової техніки противника. Протягом цієї доби нашимизахисниками знищено 2 ворожі ударні БпЛА типу Shahed та один розвідувальнийБпЛА типу «Орлан-10», - поінформували у Генштабі.</text:p>
      <text:p text:style-name="P4">
Крім того, підрозділи ракетних військ і артилерії уразили 2 районизосередження живої сили, 4 склади боєприпасів, станцію радіоелектронноїборотьби, 4 артилерійські підрозділи на вогневих позиціях та ще 4 важливі ціліворога.</text:p>
      <text:p text:style-name="P4">
Як повідомляв Укрінформ, Сили оборони України з 24 лютого 2022 року по 24травня 2023 року <text:a xlink:type="simple" xlink:href="https://www.ukrinform.ua/rubric-ato/3713355-sili-oboroni-znisili-vze-204-760-vijskovih-rf.html" text:style-name="Internet_20_link" text:visited-style-name="Visited_20_Internet_20_Link">
 </text:a>
 , 400 з них – за останню добу.</text:p>
      <text:p text:style-name="P4">
<text:span text:style-name="T5">
Фото: Генштаб ЗСУ</text:span>
</text:p>
      <text:p text:style-name="P4">
Source: <text:a xlink:type="simple" xlink:href="https://www.ukrinform.ua/rubric-ato/3713687-situacia-na-fronti-23-zitknenna-za-dobu-zsu-znisili-cotiri-vazlivi-cili-voroga.html" text:style-name="Internet_20_link" text:visited-style-name="Visited_20_Internet_20_Link">
https://www.ukrinform.ua/rubric-ato/3713687-situacia-na-fronti-23-zitknenna-za-dobu-zsu-znisili-cotiri-vazlivi-cili-voroga.html</text:a>
</text:p>
      <!--NEWS-->
      <text:h text:style-name="P10" text:outline-level="1">
<text:span text:style-name="T4">
Мінцифри підсумувало діяльність проєкту «Дія.Бізнес» за два роки</text:span>
</text:h>
      <text:p text:style-name="P4">
Authors: Ukrinform (Person)</text:p>
      <text:p text:style-name="P4">
Publisher: Укринформ (Organization)</text:p>
      <text:p text:style-name="P4">
Published Time: 2023-05-24T19:15:00+03:00</text:p>
      <text:p text:style-name="P4">
Modified Time: 2023-05-24T19:15:00+03:00</text:p>
      <text:p text:style-name="P4">
Description: Міністерство цифрової трансформації в межах проєкту «Дія.Бізнес», запущеного у травні 2021 року, відкрило 14 центрів підтримки підприємців, а також надало 40 тисяч безоплатних консультацій для українців за 16 напрямами. — Укрінформ.</text:p>
      <text:p text:style-name="P4">
Images: ['<text:a xlink:type="simple" xlink:href="https://static.ukrinform.com/photos/2023_03/thumb_files/630_360_1679428598-222.jpg" text:style-name="Internet_20_link" text:visited-style-name="Visited_20_Internet_20_Link">
630_360_16794...</text:a>
', '<text:a xlink:type="simple" xlink:href="https://static.ukrinform.com/photos/2023_05/1684944807-303.png" text:style-name="Internet_20_link" text:visited-style-name="Visited_20_Internet_20_Link">
1684944807-30...</text:a>
', '<text:a xlink:type="simple" xlink:href="https://static.ukrinform.com/photos/2023_05/1684944805-772.png" text:style-name="Internet_20_link" text:visited-style-name="Visited_20_Internet_20_Link">
1684944805-77...</text:a>
']</text:p>
      <text:p text:style-name="P4">
Tags: ['Економіка', 'Мінцифри', 'Дія.Бізнес']</text:p>
      <text:p text:style-name="P4">
Type: Article</text:p>
      <!--METADATA-->
      <text:p text:style-name="P4">
<draw:frame draw:style-name="fr1" draw:name="Image289" text:anchor-type="as-char" svg:width="6.9236in" svg:height="3.956343in" draw:z-index="0">
<draw:image xlink:href="../Images/yкринформ/2023-05-24T19-15-00-03-00/630_360_1679428598-222.jpg" xlink:type="simple" xlink:show="embed" xlink:actuate="onLoad" draw:mime-type="image/jpeg"/>
</draw:frame>
Міністерство цифрової трансформації в межах проєкту «Дія.Бізнес», запущеного утравні 2021 року, відкрило 14 центрів підтримки підприємців, а також надало 40тисяч безоплатних консультацій для українців за 16 напрямами.</text:p>
      <text:p text:style-name="P4">
Як передає Укрінформ, про це повідомляє пресслужба Міністерства цифровоїтрансформації.</text:p>
      <text:p text:style-name="P4">
«Вже два роки Мінцифра спільно з Офісом з розвитку підприємництва та експортуреалізують проєкт «Дія.Бізнес». Онлайн-компонентом проєкту є вебпортал, дедоступні безоплатні консультації з понад 65 тем, якими скористалися майже 30тис. людей. Офлайн-компонент — центри підтримки підприємців Дія. <text:a xlink:type="simple" xlink:href="https://www.ukrinform.ua/tag-biznes" text:style-name="Internet_20_link" text:visited-style-name="Visited_20_Internet_20_Link">
</text:a>
 , де із часу спільної роботи надпроєктом проведено сотні заходів, на які прийшли понад 65 тис. українців», —підкреслила заступник міністра цифрової трансформації з питань євроінтеграціїВалерія Іонан.</text:p>
      <text:p text:style-name="P4">
<draw:frame draw:style-name="fr1" draw:name="Image290" text:anchor-type="as-char" svg:width="6.9236in" svg:height="3.89773in" draw:z-index="0">
<draw:image xlink:href="../Images/yкринформ/2023-05-24T19-15-00-03-00/1684944807-303.png" xlink:type="simple" xlink:show="embed" xlink:actuate="onLoad" draw:mime-type="image/png"/>
</draw:frame>
</text:p>
      <text:p text:style-name="P4">
Зазначається, що під час роботи над проєктом відкрито 14 центрів підтримкипідприємців «Дія.Бізнес»: 12 — у великих містах, один — на базі КНУ ім. Т.Шевченка та один центр за кордоном — у Варшаві. Відкриття центрів надаломожливість українському бізнесу отримати безоплатні консультації, відвідатиосвітні заходи та обмінятися досвідом з іншими підприємцями.</text:p>
      <text:p text:style-name="P4">
У межах проєкту «Дія.Бізнес» українці отримали понад 40 тис. безоплатнихконсультацій за 16 напрямами: маркетинг, продажі, програми підтримки, фінанси,оподаткування, систематизація бізнес-процесів, управління персоналом, юридичнапідтримка, масштабування та експорт, регуляторні правила для бізнесу,стандарти та технічні регламенти, тимчасовий релокейт, підтримка українців таукраїнського бізнесу, що релокувався до Польщі, а також щодо запуску і веденнядіяльності жінками та соціальними підприємцями.</text:p>
      <text:p text:style-name="P4">
Впродовж 2 років співпраці над проєктом реалізовано 47 міжнародних заходів дляпонад 1500 представників українського бізнесу із 14 галузей. Крім цього,організовано участь 220 компаній у межах Національних павільйонів України на16 міжнародних виставкових заходах, проведено 6 торговельних місій до США,Великої Британії, Швеції, Норвегії, Фінляндії та країн Азії для 79 компаній.Загалом український бізнес провів понад 5 тис. B2B-перемовин з потенційнимиклієнтами.</text:p>
      <text:p text:style-name="P4">
<draw:frame draw:style-name="fr1" draw:name="Image291" text:anchor-type="as-char" svg:width="6.9236in" svg:height="3.89773in" draw:z-index="0">
<draw:image xlink:href="../Images/yкринформ/2023-05-24T19-15-00-03-00/1684944805-772.png" xlink:type="simple" xlink:show="embed" xlink:actuate="onLoad" draw:mime-type="image/png"/>
</draw:frame>
</text:p>
      <text:p text:style-name="P4">
Спільно з проєктами міжнародної технічної допомоги реалізовано 6 освітніхдовгострокових програм для понад 1000 представників українського бізнесу,орієнтованого на експорт. Крім цього, проведено 52 освітні вебінарні проєкти змаркетингу, систематизації бізнес-процесів, тайм-менеджменту, грантовихпрограм підтримки, інтернет-маркетингу, електронної комерції та виходу назовнішні ринки.</text:p>
      <text:p text:style-name="P4">
Розроблено близько 200 досліджень зовнішніх ринків (включно зіндивідуальними), 25 гайдів та 64 огляди розвитку секторів України, а також 19досліджень стану та потреб малого і середнього бізнесу під час повномасштабноївійни.</text:p>
      <text:p text:style-name="P4">
<text:span text:style-name="T4">
Читайте також:</text:span>
 <text:a xlink:type="simple" xlink:href="https://www.ukrinform.ua/rubric-economy/3673134-biznes-nazvav-osnovni-pereskodi-dla-svogo-vidnovlenna-v-umovah-vijni.html" text:style-name="Internet_20_link" text:visited-style-name="Visited_20_Internet_20_Link">
 </text:a>
</text:p>
      <text:p text:style-name="P4">
Для українського бізнесу створено Маркетплейс фінансових можливостей — онлайн-інструмент, у якому зібрано 400+ фінансових програм підтримки для бізнесу 22банківських установ, а також державних та міжнародних програм.</text:p>
      <text:p text:style-name="P4">
Як повідомлялося, Мінцифра ініціювала національний проєкт «Дія.Бізнес» улютому 2020 року, а через рік, у травні 2021-го, розпочалася співпраця зОфісом з розвитку підприємництва та експорту. Це державна установа, метою якоїє системний розвиток українського підприємництва на внутрішньому та зовнішніхринках, зокрема просування експорту товарів, робіт та послуг українськихвиробників.</text:p>
      <text:p text:style-name="P4">
Source: <text:a xlink:type="simple" xlink:href="https://www.ukrinform.ua/rubric-economy/3713688-mincifri-pidsumuvalo-dialnist-proektu-diabiznes-za-dva-roki.html" text:style-name="Internet_20_link" text:visited-style-name="Visited_20_Internet_20_Link">
https://www.ukrinform.ua/rubric-economy/3713688-mincifri-pidsumuvalo-dialnist-proektu-diabiznes-za-dva-roki.html</text:a>
</text:p>
      <!--NEWS-->
      <text:h text:style-name="P10" text:outline-level="1">
<text:span text:style-name="T4">
Нацгвардійці показали, як обороняють Білогорівку - форпост Луганщини</text:span>
</text:h>
      <text:p text:style-name="P4">
Authors: Ukrinform (Person)</text:p>
      <text:p text:style-name="P4">
Publisher: Укринформ (Organization)</text:p>
      <text:p text:style-name="P4">
Published Time: 2023-05-24T19:26:34+03:00</text:p>
      <text:p text:style-name="P4">
Modified Time: 2023-05-24T19:26:34+03:00</text:p>
      <text:p text:style-name="P4">
Description: На Луганському напрямку ситуація за останній тиждень була найбільш напруженою в Серебрянському лісництві та в Білогорівці. — Укрінформ.</text:p>
      <text:p text:style-name="P4">
Images: ['<text:a xlink:type="simple" xlink:href="https://static.ukrinform.com/photos/2023_05/thumb_files/630_360_1684945548-156.jpg" text:style-name="Internet_20_link" text:visited-style-name="Visited_20_Internet_20_Link">
630_360_16849...</text:a>
']</text:p>
      <text:p text:style-name="P4">
Tags: ['Луганщина', 'Нацгвардія', 'Війна з Росією']</text:p>
      <text:p text:style-name="P4">
Type: Article</text:p>
      <!--METADATA-->
      <text:p text:style-name="P4">
<draw:frame draw:style-name="fr1" draw:name="Image292" text:anchor-type="as-char" svg:width="6.9236in" svg:height="3.956343in" draw:z-index="0">
<draw:image xlink:href="../Images/yкринформ/2023-05-24T19-26-34-03-00/630_360_1684945548-156.jpg" xlink:type="simple" xlink:show="embed" xlink:actuate="onLoad" draw:mime-type="image/jpeg"/>
</draw:frame>
 НаЛуганському напрямку ситуація за останній тиждень була найбільш напруженою вСеребрянському лісництві та в Білогорівці.</text:p>
      <text:p text:style-name="P4">
Про це у <text:a xlink:type="simple" xlink:href="https://www.facebook.com/NGUmainpage/posts/pfbid0seUKHJhd5b763q4TAsD8KNEmTLC5h7WLWrifLZd2oy4zds6bjN9cPXr4WumQW9jWl" text:style-name="Internet_20_link" text:visited-style-name="Visited_20_Internet_20_Link">
</text:a>
поінформувала пресслужба Національної гвардії України, передає Укрінформ.</text:p>
      <text:p text:style-name="P4">
“Ситуація на Луганському напрямку в останній тиждень найбільш напружена наСеребрянському лісництві та власне самій Білогорівці. Сьогодні цей населенийпункт Луганщини (Білогорівка — ред.) є останнім найбільшим селищем,контрольованим українськими військовими”, - заявили у НГУ.</text:p>
      <text:p text:style-name="P4">
Зазначається, що Білогорівка з червня 2022 знаходиться під контролемукраїнських військових. Уточнюється, що оборону Білогорівки з листопадаминулого року здійснюють нацгвардійці бригади “Буревій” (у складі “Гвардіїнаступу”).</text:p>
      <text:p text:style-name="P4">
“Захисники називають її (Білогорівку — ред.) форпостом Луганщини, оскільки їїконтроль дозволяє розосередити велику чисельність росіян на декількохнапрямках на сході”, - поінформували у пресслужбі.</text:p>
      <text:p text:style-name="P4">
За даними НГУ, Білогорівка наразі майже стерта вщент, і оборонні дії тутдаються нашим військовим дуже важко, бо майже всі високі будівлі, які можнавикористовувати для спостереження та ведення вогню, були зруйновані.</text:p>
      <text:p text:style-name="P4">
<text:span text:style-name="T4">
Читайте також:</text:span>
 <text:a xlink:type="simple" xlink:href="https://www.ukrinform.ua/rubric-ato/3713673-na-lugansini-prikordonniki-znisili-rosijskij-bezpilotnik.html" text:style-name="Internet_20_link" text:visited-style-name="Visited_20_Internet_20_Link">
 <text:span text:style-name="T4">
Луганщині</text:span>
 </text:a>
</text:p>
      <text:p text:style-name="P4">
Як повідомлялося, заступниця міністра оборони Ганна Маляр заявила, щоросійським військам не вдалося захопити Україну, тому свої зусилля вонизосереджують на спробах вийти на кордони Донецької та <text:a xlink:type="simple" xlink:href="https://www.ukrinform.ua/tag-lugansina" text:style-name="Internet_20_link" text:visited-style-name="Visited_20_Internet_20_Link">
</text:a>
 .</text:p>
      <text:p text:style-name="P4">
Source: <text:a xlink:type="simple" xlink:href="https://www.ukrinform.ua/rubric-ato/3713692-nacgvardijci-pokazali-ak-oboronaut-bilogorivku-forpost-lugansini.html" text:style-name="Internet_20_link" text:visited-style-name="Visited_20_Internet_20_Link">
https://www.ukrinform.ua/rubric-ato/3713692-nacgvardijci-pokazali-ak-oboronaut-bilogorivku-forpost-lugansini.html</text:a>
</text:p>
      <!--NEWS-->
      <text:h text:style-name="P10" text:outline-level="1">
<text:span text:style-name="T4">
У Трускавці - виставка ляльок «Український танок» за мотивами робіт художника Біласа</text:span>
</text:h>
      <text:p text:style-name="P4">
Authors: Ukrinform (Person)</text:p>
      <text:p text:style-name="P4">
Publisher: Укринформ (Organization)</text:p>
      <text:p text:style-name="P4">
Published Time: 2023-05-24T19:30:01+03:00</text:p>
      <text:p text:style-name="P4">
Modified Time: 2023-05-24T19:30:01+03:00</text:p>
      <text:p text:style-name="P4">
Description: У Трускавці проходить виставка ляльок «Український танок» за мотивами робіт народного художника України, майстра гобеленів Михайла Біласа. Автори робіт - із різних країн та різних куточків України. — Укрінформ.</text:p>
      <text:p text:style-name="P4">
Images: ['<text:a xlink:type="simple" xlink:href="https://static.ukrinform.com/photos/2023_05/thumb_files/630_360_1684943744-6411.jpeg" text:style-name="Internet_20_link" text:visited-style-name="Visited_20_Internet_20_Link">
630_360_16849...</text:a>
', '<text:a xlink:type="simple" xlink:href="https://static.ukrinform.com/photos/2023_05/1684943745-5200.jpeg" text:style-name="Internet_20_link" text:visited-style-name="Visited_20_Internet_20_Link">
1684943745-52...</text:a>
', '<text:a xlink:type="simple" xlink:href="https://static.ukrinform.com/photos/2023_05/thumb_files/630_360_1684943745-2665.jpeg" text:style-name="Internet_20_link" text:visited-style-name="Visited_20_Internet_20_Link">
630_360_16849...</text:a>
', '<text:a xlink:type="simple" xlink:href="https://static.ukrinform.com/photos/2023_05/thumb_files/630_360_1684943743-6612.jpeg" text:style-name="Internet_20_link" text:visited-style-name="Visited_20_Internet_20_Link">
630_360_16849...</text:a>
', '<text:a xlink:type="simple" xlink:href="https://static.ukrinform.com/photos/2023_05/thumb_files/630_360_1684943743-1521.jpeg" text:style-name="Internet_20_link" text:visited-style-name="Visited_20_Internet_20_Link">
630_360_16849...</text:a>
', '<text:a xlink:type="simple" xlink:href="https://static.ukrinform.com/photos/2023_05/thumb_files/630_360_1684943744-6905.jpeg" text:style-name="Internet_20_link" text:visited-style-name="Visited_20_Internet_20_Link">
630_360_16849...</text:a>
', '<text:a xlink:type="simple" xlink:href="https://static.ukrinform.com/photos/2023_05/thumb_files/630_360_1684943744-9573.jpeg" text:style-name="Internet_20_link" text:visited-style-name="Visited_20_Internet_20_Link">
630_360_16849...</text:a>
', '<text:a xlink:type="simple" xlink:href="https://static.ukrinform.com/photos/2023_05/thumb_files/630_360_1684943744-3447.jpeg" text:style-name="Internet_20_link" text:visited-style-name="Visited_20_Internet_20_Link">
630_360_16849...</text:a>
', '<text:a xlink:type="simple" xlink:href="https://static.ukrinform.com/photos/2023_05/thumb_files/630_360_1684943745-7388.jpeg" text:style-name="Internet_20_link" text:visited-style-name="Visited_20_Internet_20_Link">
630_360_16849...</text:a>
', '<text:a xlink:type="simple" xlink:href="https://static.ukrinform.com/photos/2023_05/thumb_files/630_360_1684943745-2823.jpeg" text:style-name="Internet_20_link" text:visited-style-name="Visited_20_Internet_20_Link">
630_360_16849...</text:a>
', '<text:a xlink:type="simple" xlink:href="https://static.ukrinform.com/photos/2023_05/thumb_files/630_360_1684943745-5200.jpeg" text:style-name="Internet_20_link" text:visited-style-name="Visited_20_Internet_20_Link">
630_360_16849...</text:a>
']</text:p>
      <text:p text:style-name="P4">
Tags: ['Виставка', 'Трускавець', 'Ляльки']</text:p>
      <text:p text:style-name="P4">
Type: Article</text:p>
      <!--METADATA-->
      <text:p text:style-name="P4">
<draw:frame draw:style-name="fr1" draw:name="Image293" text:anchor-type="as-char" svg:width="6.9236in" svg:height="3.956343in" draw:z-index="0">
<draw:image xlink:href="../Images/yкринформ/2023-05-24T19-30-01-03-00/630_360_1684943744-6411.jpeg" xlink:type="simple" xlink:show="embed" xlink:actuate="onLoad" draw:mime-type="image/jpeg"/>
</draw:frame>
 УТрускавці проходить виставка ляльок «Український танок» за мотивами робітнародного художника України, майстра гобеленів Михайла Біласа. Автори робіт -із різних країн та різних куточків України.</text:p>
      <text:p text:style-name="P4">
Як передає кореспондент Укрінформу з Трускавця, в цій експозиції 70 ляльок, івсе, що презентовано на виставці - результат праці майстринь декоративно-ужиткового мистецтва України, лялькарок з Бразилії, Норвегії, Польщі.</text:p>
      <text:p text:style-name="P4">
Організатор виставки Ніна Хаґен, яка має українське коріння, але мешкає уНорвегії, розповіла, що метою виставки є популяризація творчості МихайлаБіласа, популяризація декоративно-ужиткового мистецтва, розкриття та підтримкатворчого потенціалу митців, вона сприяє збереженню лялькарства в Україні.</text:p>
      <text:p text:style-name="P4">
«Це волонтерський проєкт, це волонтерський просвітницький рух, присвяченийвивченню українських традицій. Бо народне мистецтво – це душа будь-якогонароду. Не збережемо народне мистецтво, то втратимо весь народ, йогоетнографічну неповторність, культурну самобутність. А зберегти народнемистецтво можна тільки тоді, коли воно живе і розвивається в нових сучаснихумовах», - заявила організаторка.</text:p>
      <text:p text:style-name="P4">
<draw:frame draw:style-name="fr1" draw:name="Image294" text:anchor-type="as-char" svg:width="5.633333in" svg:height="10.0in" draw:z-index="0">
<draw:image xlink:href="../Images/yкринформ/2023-05-24T19-30-01-03-00/1684943745-5200.jpeg" xlink:type="simple" xlink:show="embed" xlink:actuate="onLoad" draw:mime-type="image/jpeg"/>
</draw:frame>
</text:p>
      <text:p text:style-name="P4">
Вона нагадала, що текстильні роботи народного художника Біласа демонструютьбездоганний смак їх автора, досконале володіння кольором. Тому кожна лялькарканамагалася достовірніше передати у своїх роботах, у своїх ляльках ці відтінкикольору, максимально наблизити їх до текстильних малюнків, зображених нагобеленах Біласа.</text:p>
      <text:p text:style-name="P4">
Серед авторів робіт, які представлені у Трускавці, майстрині: з Польщі -Malgorzata Dzialo, з Бразилії - Vanessa Jerba, з Норвегії - Nina Hagen, зУкраїни - Любов Подолінна (м. Мар'їнка, Донецької обл.), Наталiя Козленко (м.Славутич, Київська обл.), Тетяна Ходак (м. Нетішин, Хмельницька обл.), НаталіяПавук (м. Кривий Ріг), Юлія Соловйова (м. Харків), Марина Проценко (м.Дніпро), Наталія Тищенко (смт. Клесів, Рівненська обл.) та інші.</text:p>
      <text:p text:style-name="P4">
<text:span text:style-name="T4">
Читайте також:</text:span>
 <text:a xlink:type="simple" xlink:href="https://www.ukrinform.ua/rubric-diaspora/3664675-u-netisini-vidkrili-vistavku-lalokmotanok-diasporskogo-proektu-knazivni-ta-knagini-ukraini.html" text:style-name="Internet_20_link" text:visited-style-name="Visited_20_Internet_20_Link">
 <text:span text:style-name="T4">
ляльок</text:span>
 </text:a>
</text:p>
      <text:p text:style-name="P4">
Ляльки, які демонструються на виставці, зроблені за мотивами текстильнихкартин Біласа «Вечірня молитва», «Лісова пісня», «Косівський базар»,«Бойківське весілля», «Бойківська мадонна», «Гуцульське весілля», «Гуцульськасім’я», «Гуцульська мадонна», «Український танок», «Лемківський танок»,«Тополя», «Колядники» та інші.</text:p>
      <text:p text:style-name="P4">
Майстриня Любов Подолінна з Мар'їнки, яка нині працює в Богодухівському районіХарківської області, зазначила, що із задоволенням робила свою ляльковукомпозицію за мотивами картини «Бойківське весілля». «Я намагалася підібратикольори ниток, щоб ще ближчою бути до творчості художника, вирішила композиціювимотати з ниток. Основа і ляльок, і тварин - дротяний каркас, обмотанийнитками. Всі інші елементи - з картонним чи дерев'яним каркасом. В одязіляльок використовувала повсть та бавовняну тканину», - розповіла Подолінна.</text:p>
      <text:p text:style-name="P4">
<draw:frame draw:style-name="fr1" draw:name="Image295" text:anchor-type="as-char" svg:width="6.9236in" svg:height="3.956343in" draw:z-index="0">
<draw:image xlink:href="../Images/yкринформ/2023-05-24T19-30-01-03-00/630_360_1684943745-2665.jpeg" xlink:type="simple" xlink:show="embed" xlink:actuate="onLoad" draw:mime-type="image/jpeg"/>
</draw:frame>
 УТрускавці проходить виставка ляльок «Український танок» за мотивами робітхудожника Біласа / Фото: Олена Колгушева, Укрінформ  <text:a xlink:type="simple" xlink:href="https://static.ukrinform.com/photos/2023_05/1684943745-2665.jpeg" text:style-name="Internet_20_link" text:visited-style-name="Visited_20_Internet_20_Link">
<draw:frame draw:style-name="fr1" draw:name="Image296" text:anchor-type="as-char" svg:width="6.9236in" svg:height="3.956343in" draw:z-index="0">
<draw:image xlink:href="../Images/yкринформ/2023-05-24T19-30-01-03-00/630_360_1684943745-2665.jpeg" xlink:type="simple" xlink:show="embed" xlink:actuate="onLoad" draw:mime-type="image/jpeg"/>
</draw:frame>
</text:a>
 <text:a xlink:type="simple" xlink:href="https://static.ukrinform.com/photos/2023_05/1684943743-6612.jpeg" text:style-name="Internet_20_link" text:visited-style-name="Visited_20_Internet_20_Link">
<draw:frame draw:style-name="fr1" draw:name="Image297" text:anchor-type="as-char" svg:width="6.9236in" svg:height="3.956343in" draw:z-index="0">
<draw:image xlink:href="../Images/yкринформ/2023-05-24T19-30-01-03-00/630_360_1684943743-6612.jpeg" xlink:type="simple" xlink:show="embed" xlink:actuate="onLoad" draw:mime-type="image/jpeg"/>
</draw:frame>
</text:a>
 <text:a xlink:type="simple" xlink:href="https://static.ukrinform.com/photos/2023_05/1684943743-1521.jpeg" text:style-name="Internet_20_link" text:visited-style-name="Visited_20_Internet_20_Link">
<draw:frame draw:style-name="fr1" draw:name="Image298" text:anchor-type="as-char" svg:width="6.9236in" svg:height="3.956343in" draw:z-index="0">
<draw:image xlink:href="../Images/yкринформ/2023-05-24T19-30-01-03-00/630_360_1684943743-1521.jpeg" xlink:type="simple" xlink:show="embed" xlink:actuate="onLoad" draw:mime-type="image/jpeg"/>
</draw:frame>
</text:a>
 <text:a xlink:type="simple" xlink:href="https://static.ukrinform.com/photos/2023_05/1684943744-6411.jpeg" text:style-name="Internet_20_link" text:visited-style-name="Visited_20_Internet_20_Link">
<draw:frame draw:style-name="fr1" draw:name="Image299" text:anchor-type="as-char" svg:width="6.9236in" svg:height="3.956343in" draw:z-index="0">
<draw:image xlink:href="../Images/yкринформ/2023-05-24T19-30-01-03-00/630_360_1684943744-6411.jpeg" xlink:type="simple" xlink:show="embed" xlink:actuate="onLoad" draw:mime-type="image/jpeg"/>
</draw:frame>
</text:a>
 <text:a xlink:type="simple" xlink:href="https://static.ukrinform.com/photos/2023_05/1684943744-6905.jpeg" text:style-name="Internet_20_link" text:visited-style-name="Visited_20_Internet_20_Link">
<draw:frame draw:style-name="fr1" draw:name="Image300" text:anchor-type="as-char" svg:width="6.9236in" svg:height="3.956343in" draw:z-index="0">
<draw:image xlink:href="../Images/yкринформ/2023-05-24T19-30-01-03-00/630_360_1684943744-6905.jpeg" xlink:type="simple" xlink:show="embed" xlink:actuate="onLoad" draw:mime-type="image/jpeg"/>
</draw:frame>
</text:a>
 <text:a xlink:type="simple" xlink:href="https://static.ukrinform.com/photos/2023_05/1684943744-9573.jpeg" text:style-name="Internet_20_link" text:visited-style-name="Visited_20_Internet_20_Link">
<draw:frame draw:style-name="fr1" draw:name="Image301" text:anchor-type="as-char" svg:width="6.9236in" svg:height="3.956343in" draw:z-index="0">
<draw:image xlink:href="../Images/yкринформ/2023-05-24T19-30-01-03-00/630_360_1684943744-9573.jpeg" xlink:type="simple" xlink:show="embed" xlink:actuate="onLoad" draw:mime-type="image/jpeg"/>
</draw:frame>
</text:a>
 <text:a xlink:type="simple" xlink:href="https://static.ukrinform.com/photos/2023_05/1684943744-3447.jpeg" text:style-name="Internet_20_link" text:visited-style-name="Visited_20_Internet_20_Link">
<draw:frame draw:style-name="fr1" draw:name="Image302" text:anchor-type="as-char" svg:width="6.9236in" svg:height="3.956343in" draw:z-index="0">
<draw:image xlink:href="../Images/yкринформ/2023-05-24T19-30-01-03-00/630_360_1684943744-3447.jpeg" xlink:type="simple" xlink:show="embed" xlink:actuate="onLoad" draw:mime-type="image/jpeg"/>
</draw:frame>
</text:a>
 <text:a xlink:type="simple" xlink:href="https://static.ukrinform.com/photos/2023_05/1684943745-7388.jpeg" text:style-name="Internet_20_link" text:visited-style-name="Visited_20_Internet_20_Link">
<draw:frame draw:style-name="fr1" draw:name="Image303" text:anchor-type="as-char" svg:width="6.9236in" svg:height="3.956343in" draw:z-index="0">
<draw:image xlink:href="../Images/yкринформ/2023-05-24T19-30-01-03-00/630_360_1684943745-7388.jpeg" xlink:type="simple" xlink:show="embed" xlink:actuate="onLoad" draw:mime-type="image/jpeg"/>
</draw:frame>
</text:a>
 <text:a xlink:type="simple" xlink:href="https://static.ukrinform.com/photos/2023_05/1684943745-2823.jpeg" text:style-name="Internet_20_link" text:visited-style-name="Visited_20_Internet_20_Link">
<draw:frame draw:style-name="fr1" draw:name="Image304" text:anchor-type="as-char" svg:width="6.9236in" svg:height="3.956343in" draw:z-index="0">
<draw:image xlink:href="../Images/yкринформ/2023-05-24T19-30-01-03-00/630_360_1684943745-2823.jpeg" xlink:type="simple" xlink:show="embed" xlink:actuate="onLoad" draw:mime-type="image/jpeg"/>
</draw:frame>
</text:a>
 <text:a xlink:type="simple" xlink:href="https://static.ukrinform.com/photos/2023_05/1684943745-5200.jpeg" text:style-name="Internet_20_link" text:visited-style-name="Visited_20_Internet_20_Link">
<draw:frame draw:style-name="fr1" draw:name="Image305" text:anchor-type="as-char" svg:width="6.9236in" svg:height="3.956343in" draw:z-index="0">
<draw:image xlink:href="../Images/yкринформ/2023-05-24T19-30-01-03-00/630_360_1684943745-5200.jpeg" xlink:type="simple" xlink:show="embed" xlink:actuate="onLoad" draw:mime-type="image/jpeg"/>
</draw:frame>
</text:a>
</text:p>
      <text:p text:style-name="P4">
Народний майстер України Марина Дубровська підкреслила, що взагалі ці лялькидля них «не тільки забава, але і наш внутрішній стан». А майстриня НаталіяТищенко додала, що вона «довго рук зібрати до купи не могла», бо чоловік пішовдо ЗСУ, і хвилювання перебороло її, але вона справляється.</text:p>
      <text:p text:style-name="P4">
Вже в червні ця <text:a xlink:type="simple" xlink:href="https://www.ukrinform.ua/tag-vistavka" text:style-name="Internet_20_link" text:visited-style-name="Visited_20_Internet_20_Link">
 </text:a>
 ляльок із Трускавцяпереїде до сусіднього міста – Дрогобича.</text:p>
      <text:p text:style-name="P4">
Михайло Якимович Білас – український майстер гобелена, модельєр. Народнийхудожник України, член Спілки художників України.</text:p>
      <text:p text:style-name="P4">
Source: <text:a xlink:type="simple" xlink:href="https://www.ukrinform.ua/rubric-culture/3713693-u-truskavci-vistavka-lalok-ukrainskij-tanok-za-motivami-robit-hudoznika-bilasa.html" text:style-name="Internet_20_link" text:visited-style-name="Visited_20_Internet_20_Link">
https://www.ukrinform.ua/rubric-culture/3713693-u-truskavci-vistavka-lalok-ukrainskij-tanok-za-motivami-robit-hudoznika-bilasa.html</text:a>
</text:p>
      <!--NEWS-->
      <text:h text:style-name="P10" text:outline-level="1">
<text:span text:style-name="T4">
Збірна України з кікбоксингу здобула 10 медалей на Кубку світу-2023</text:span>
</text:h>
      <text:p text:style-name="P4">
Authors: Ukrinform (Person)</text:p>
      <text:p text:style-name="P4">
Publisher: Укринформ (Organization)</text:p>
      <text:p text:style-name="P4">
Published Time: 2023-05-24T19:35:00+03:00</text:p>
      <text:p text:style-name="P4">
Modified Time: 2023-05-24T19:35:00+03:00</text:p>
      <text:p text:style-name="P4">
Description: У Стамбулі (Туреччина) пройшов Кубок світу-2023 з кікбоксингу. — Укрінформ.</text:p>
      <text:p text:style-name="P4">
Images: ['<text:a xlink:type="simple" xlink:href="https://static.ukrinform.com/photos/2023_05/thumb_files/630_360_1684945975-700.jpg" text:style-name="Internet_20_link" text:visited-style-name="Visited_20_Internet_20_Link">
630_360_16849...</text:a>
']</text:p>
      <text:p text:style-name="P4">
Tags: ['Кікбоксинг', 'Кубок світу']</text:p>
      <text:p text:style-name="P4">
Type: Article</text:p>
      <!--METADATA-->
      <text:p text:style-name="P4">
<draw:frame draw:style-name="fr1" draw:name="Image306" text:anchor-type="as-char" svg:width="6.9236in" svg:height="3.956343in" draw:z-index="0">
<draw:image xlink:href="../Images/yкринформ/2023-05-24T19-35-00-03-00/630_360_1684945975-700.jpg" xlink:type="simple" xlink:show="embed" xlink:actuate="onLoad" draw:mime-type="image/jpeg"/>
</draw:frame>
 У Стамбулі(Туреччина) пройшов Кубок світу-2023 з кікбоксингу.</text:p>
      <text:p text:style-name="P4">
Як <text:a xlink:type="simple" xlink:href="https://www.facebook.com/WAKOUkraine" text:style-name="Internet_20_link" text:visited-style-name="Visited_20_Internet_20_Link">
 </text:a>
 Федерація кікбоксингу України,збірна України на турнірі здобула 10 медалей - 5 золотих, 3 срібні та 2бронзові, передає Укрінформ.</text:p>
      <text:p text:style-name="P4">
Павло Замятін виграв повний комплект нагород («золото», «срібло» та «бронзу»).</text:p>
      <text:p text:style-name="P4">
Також переможцями стали Тимур Бриков, Артем Мельник, Матвій Куявець та АндрійМихайленко.</text:p>
      <text:p text:style-name="P4">
<text:span text:style-name="T4">
Читайте також:</text:span>
 <text:a xlink:type="simple" xlink:href="https://www.ukrinform.ua/rubric-regions/3689735-poranenij-u-bou-cotirirazovij-cempion-svitu-z-kikboksingu-vitalij-merinov-pomer-u-gospitali.html" text:style-name="Internet_20_link" text:visited-style-name="Visited_20_Internet_20_Link">
 <text:span text:style-name="T4">
кікбоксинг</text:span>
 </text:a>
</text:p>
      <text:p text:style-name="P4">
Іван Ткаченко та Олександр Дрозд стали срібними призерами.</text:p>
      <text:p text:style-name="P4">
Матвій Куявець також виборов бронзову медаль.</text:p>
      <text:p text:style-name="P4">
Фото: Facebook.</text:p>
      <text:p text:style-name="P4">
Source: <text:a xlink:type="simple" xlink:href="https://www.ukrinform.ua/rubric-sports/3713696-zbirna-ukraini-z-kikboksingu-zdobula-10-medalej-na-kubku-svitu2023.html" text:style-name="Internet_20_link" text:visited-style-name="Visited_20_Internet_20_Link">
https://www.ukrinform.ua/rubric-sports/3713696-zbirna-ukraini-z-kikboksingu-zdobula-10-medalej-na-kubku-svitu2023.html</text:a>
</text:p>
      <!--NEWS-->
      <text:h text:style-name="P10" text:outline-level="1">
<text:span text:style-name="T4">
Ткаченко - про новий церковний календар: Більшість українців готові до перенесення дат</text:span>
</text:h>
      <text:p text:style-name="P4">
Authors: Ukrinform (Person)</text:p>
      <text:p text:style-name="P4">
Publisher: Укринформ (Organization)</text:p>
      <text:p text:style-name="P4">
Published Time: 2023-05-24T19:36:00+03:00</text:p>
      <text:p text:style-name="P4">
Modified Time: 2023-05-24T19:36:00+03:00</text:p>
      <text:p text:style-name="P4">
Description: Рішення ПЦУ про перехід на новий календар ставить питання зміни дат офіційних свят. — Укрінформ.</text:p>
      <text:p text:style-name="P4">
Images: ['<text:a xlink:type="simple" xlink:href="https://static.ukrinform.com/photos/2023_03/thumb_files/630_360_1680089704-293.jpg" text:style-name="Internet_20_link" text:visited-style-name="Visited_20_Internet_20_Link">
630_360_16800...</text:a>
']</text:p>
      <text:p text:style-name="P4">
Tags: ['Ткаченко', 'Календар', 'Православна церква України', 'Єдині новини']</text:p>
      <text:p text:style-name="P4">
Type: Article</text:p>
      <!--METADATA-->
      <text:p text:style-name="P4">
<draw:frame draw:style-name="fr1" draw:name="Image307" text:anchor-type="as-char" svg:width="6.9236in" svg:height="3.956343in" draw:z-index="0">
<draw:image xlink:href="../Images/yкринформ/2023-05-24T19-36-00-03-00/630_360_1680089704-293.jpg" xlink:type="simple" xlink:show="embed" xlink:actuate="onLoad" draw:mime-type="image/jpeg"/>
</draw:frame>
 РішенняПЦУ про перехід на новий календар ставить питання зміни дат офіційних свят.</text:p>
      <text:p text:style-name="P4">
Про це в ефірі телемарафону “Єдині новини” сказав міністр культури таінформаційної політики Олександр Ткаченко, передає Укрінформ.</text:p>
      <text:p text:style-name="P4">
“Ми сьогодні мали розмову з депутатами, тому що рішення церков (перехід <text:a xlink:type="simple" xlink:href="https://www.ukrinform.ua/tag-pravoslavna-cerkva-ukraini" text:style-name="Internet_20_link" text:visited-style-name="Visited_20_Internet_20_Link">
</text:a>
 на новий календар —ред.) ставлять перед нами виклики стосовно зміни офіційних свят. Томунайближчим часом повернемося з пропозиціями", - сказав Ткаченко.</text:p>
      <text:p text:style-name="P4">
Він додав, що, згідно з даними соціологічних опитувань, більшість українцівготові до такого перенесення дат релігійних свят. В тому числі, як зазначивміністр, цьому сприяло і розуміння того, що ми відходимо від російськогосвіту.</text:p>
      <text:p text:style-name="P4">
<text:span text:style-name="T4">
Читайте також:</text:span>
 <text:a xlink:type="simple" xlink:href="https://www.ukrinform.ua/rubric-society/3713608-novij-kalendar-perehidnij-period-ubezpecit-pcu-vid-vnutrisnogo-rozkolu-elenskij.html" text:style-name="Internet_20_link" text:visited-style-name="Visited_20_Internet_20_Link">
 <text:span text:style-name="T4">
ПЦУ</text:span>
 </text:a>
</text:p>
      <text:p text:style-name="P4">
“Цим календарем користується меншість церков, крім російської, ще - Сербська,Грузинська, Єрусалимська церкви, всі інші православні церкви користуютьсяновим календарем. Значна частина людей святкувала Різдво 25 грудня. Є ще однесвято, день Святого Володимира, від якого ми починали святкувати Деньдержавності 28 липня. Тому там є над чим попрацювати. Тут важливо, як це будевідображатися на офіційних державних святах. Як це буде відображатися в новомузаконі, проєкт якого ми сьогодні обговорювали”, - додав міністр.</text:p>
      <text:p text:style-name="P4">
Як повідомляв <text:a xlink:type="simple" xlink:href="https://www.ukrinform.ua/rubric-society/3713503-pcu-uhvalila-risenna-pro-perehid-na-novij-kalendar-zmi.html" text:style-name="Internet_20_link" text:visited-style-name="Visited_20_Internet_20_Link">
 </text:a>
 , Православна церкваУкраїни у середу, 24 травня, на Архиєрейському соборі ухвалила рішення проперехід на новий календар.</text:p>
      <text:p text:style-name="P4">
Source: <text:a xlink:type="simple" xlink:href="https://www.ukrinform.ua/rubric-society/3713698-tkacenko-pro-novij-cerkovnij-kalendar-bilsist-ukrainciv-gotovi-do-perenesenna-dat.html" text:style-name="Internet_20_link" text:visited-style-name="Visited_20_Internet_20_Link">
https://www.ukrinform.ua/rubric-society/3713698-tkacenko-pro-novij-cerkovnij-kalendar-bilsist-ukrainciv-gotovi-do-perenesenna-dat.html</text:a>
</text:p>
      <!--NEWS-->
      <text:h text:style-name="P10" text:outline-level="1">
<text:span text:style-name="T4">
Тренування українських пілотів відкриває шлях для постачання Україні F-16 – Столтенберг</text:span>
</text:h>
      <text:p text:style-name="P4">
Authors: Ukrinform (Person)</text:p>
      <text:p text:style-name="P4">
Publisher: Укринформ (Organization)</text:p>
      <text:p text:style-name="P4">
Published Time: 2023-05-24T19:39:00+03:00</text:p>
      <text:p text:style-name="P4">
Modified Time: 2023-05-24T19:39:00+03:00</text:p>
      <text:p text:style-name="P4">
Description: Союзники по НАТО послідовно допомагають Україні у її боротьбі проти агресії РФ, тому готовність деяких союзників почати тренування українських пілотів на винищувачах F-16 є мудрим рішенням, яке дозволяє в перспективі розпочати поставки Україні бойових літаків НАТО. — Укрінформ.</text:p>
      <text:p text:style-name="P4">
Images: ['<text:a xlink:type="simple" xlink:href="https://static.ukrinform.com/photos/2022_04/thumb_files/630_360_1649165705-470.jpg" text:style-name="Internet_20_link" text:visited-style-name="Visited_20_Internet_20_Link">
630_360_16491...</text:a>
']</text:p>
      <text:p text:style-name="P4">
Tags: ['Столтенберг', 'Україна', 'Винищувач']</text:p>
      <text:p text:style-name="P4">
Type: Article</text:p>
      <!--METADATA-->
      <text:p text:style-name="P4">
<draw:frame draw:style-name="fr1" draw:name="Image308" text:anchor-type="as-char" svg:width="6.9236in" svg:height="3.956343in" draw:z-index="0">
<draw:image xlink:href="../Images/yкринформ/2023-05-24T19-39-00-03-00/630_360_1649165705-470.jpg" xlink:type="simple" xlink:show="embed" xlink:actuate="onLoad" draw:mime-type="image/jpeg"/>
</draw:frame>
 Союзникипо НАТО послідовно допомагають Україні у її боротьбі проти агресії РФ, томуготовність деяких союзників почати тренування українських пілотів навинищувачах F-16 є мудрим рішенням, яке дозволяє в перспективі розпочатипоставки Україні бойових літаків НАТО.</text:p>
      <text:p text:style-name="P4">
Про це сьогодні у Брюсселі під час пресконференції за підсумками зустрічі зпрем’єр-міністром Латвії Кріш'янісом Каріньшем заявив генеральний секретарНАТО Єнс Столтенберг, повідомляє кореспондент Укрінформу.</text:p>
      <text:p text:style-name="P4">
«Протягом минулих днів декілька союзників оголосили про початок тренування дляукраїнських пілотів. На певному етапі це дозволить нам поставляти також ілітаки, хоча коли і як це відбуватиметься - ще має бути вирішено. Я думаю,було б мудрим саме так просуватися вперед: розпочати тренування, і взалежності від подальшого розвитку цієї війни та ситуації на місцях, прийматиостаточні рішення щодо поставок літаків», - сказав керівник Альянсу.</text:p>
      <text:p text:style-name="P4">
Він зауважив, що ця нова ініціатива є ще одним проявом важливих кроків напідтримку України, які союзники по Альянсу здійснили протягом кількох минулихмісяців. Зокрема, йдеться про поставки в Україну важкого озброєння, включаючибойові танки Leopard, Abrams та Challenger та іншу техніку. Протягом минулихтижнів Велика Британія поставила Україні сучасні крилаті ракети великогорадіусу дії, які вже привносять важливі зміни на полі бою.</text:p>
      <text:p text:style-name="P4">
Все це, за словами Єнса Столтенберга, є проявом довгострокових зобов’язаньАльянсу. Союзники вважають за необхідне надати Україні такі військовіспроможності, щоб її Збройні Сили були здатними стримати будь-яку подальшуросійську агресію.</text:p>
      <text:p text:style-name="P4">
«Ми маємо забезпечити, щоб історія не повторилася, та позбавити президентаПутіна можливості шахраювати з європейською безпекою. У цьому контекстізміцнення Збройних Сил України, включаючи їх Повітряні сили, є дуже важливоючастиною цих зусиль. Тож 4-те покоління літаків НАТО може бути їх частиною.Коли це трапиться, наразі важко сказати - вже після війни, або ще під часвійни, в залежності від її ходу - але це буде корисним у будь-якому випадку»,- наголосив генеральний секретар <text:a xlink:type="simple" xlink:href="https://www.ukrinform.ua/tag-nato" text:style-name="Internet_20_link" text:visited-style-name="Visited_20_Internet_20_Link">
 </text:a>
 .</text:p>
      <text:p text:style-name="P4">
<text:span text:style-name="T4">
Читайте також:</text:span>
 <text:a xlink:type="simple" xlink:href="https://www.ukrinform.ua/rubric-ato/3713669-niderlandi-hocut-svidko-rozpocati-navcanna-ukrainskih-pilotiv-na-f16.html" text:style-name="Internet_20_link" text:visited-style-name="Visited_20_Internet_20_Link">
 <text:span text:style-name="T4">
Нідерланди</text:span>
 </text:a>
</text:p>
      <text:p text:style-name="P4">
Як повідомлялося, з початку російського військового вторгнення в Україну улютому минулого року НАТО та країни-союзниці надали Україні безпрецедентнуполітичну та військову допомогу, включаючи постачання сучасної зброї - машинипіхоти, танки, артилерію, засоби протиповітряної оборони та протитанковізасоби - яка допомогла Україні вистояти та розпочати звільнення своїхтериторій, що були окуповані російськими загарбниками.</text:p>
      <text:p text:style-name="P4">
Фото: EFE/EPA</text:p>
      <text:p text:style-name="P4">
Source: <text:a xlink:type="simple" xlink:href="https://www.ukrinform.ua/rubric-ato/3713701-trenuvanna-ukrainskih-pilotiv-vidkrivae-slah-dla-postacanna-ukraini-f16-stoltenberg.html" text:style-name="Internet_20_link" text:visited-style-name="Visited_20_Internet_20_Link">
https://www.ukrinform.ua/rubric-ato/3713701-trenuvanna-ukrainskih-pilotiv-vidkrivae-slah-dla-postacanna-ukraini-f16-stoltenberg.html</text:a>
</text:p>
      <!--NEWS-->
      <text:h text:style-name="P10" text:outline-level="1">
<text:span text:style-name="T4">
Рамковий закон про перехідний період — нормативна основа для реінтеграції звільнених територій</text:span>
</text:h>
      <text:p text:style-name="P4">
Author: ['АРМІЯINFORM']</text:p>
      <text:p text:style-name="P4">
Time: 2023-05-24T20:00:00-04:00</text:p>
      <text:p text:style-name="P4">
Description: Як повідомляє пресслужба Міністерства з питань реінтеграції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ryna-vereshhuk.jpg" text:style-name="Internet_20_link" text:visited-style-name="Visited_20_Internet_20_Link">
iryna-vereshhuk.jpg</text:a>
']</text:p>
      <text:p text:style-name="P4">
Tags: ['ЗАКОНОДАВСТВО', 'ІРИНА ВЕРЕЩУК', 'МІНРЕІНТЕГРАЦІЇ', 'РЕІНТЕГРАЦІЯ', 'ТИМЧАСОВО ОКУПОВАНІ ТЕРИТОРІЇ']</text:p>
      <text:p text:style-name="P4">
Category: News</text:p>
      <!--METADATA-->
      <text:p text:style-name="P4">
<draw:frame draw:style-name="fr1" draw:name="Image309" text:anchor-type="as-char" svg:width="6.9236in" svg:height="4.866549in" draw:z-index="0">
<draw:image xlink:href="../Images/AРМІЯINFORM/2023-05-24T20-00-00-04-00/iryna-vereshhuk.jpg" xlink:type="simple" xlink:show="embed" xlink:actuate="onLoad" draw:mime-type="image/jpeg"/>
</draw:frame>
</text:p>
      <text:p text:style-name="P4">
Як <text:a xlink:type="simple" xlink:href="https://minre.gov.ua/2023/05/23/ramkovyj-zakon-pro-perehidnyj-period-normatyvna-osnova-dlya-reintegracziyi-zvilnenyh-terytorij/" text:style-name="Internet_20_link" text:visited-style-name="Visited_20_Internet_20_Link">
повідомляє</text:a>
 пресслужбаМіністерства з питань реінтеграції тимчасово окупованих територій України, проце Віцепрем’єр-міністр Ірина Верещук заявила в ефірі телеканалу «Ми —Україна».</text:p>
      <text:p text:style-name="P4">
Вона уточнила, що наразі спільно з Офісом Президента розробляється рамковийзакон про перехідний період. Він має на меті комплексно врегулювати питанняреінтеграції деокупованих територій.</text:p>
      <text:p text:style-name="P4">
Серед іншого, йдеться про питання відновлення справедливості, зокремавідповідальності колаборантів, люстрації. Також закон регулюватиме питаннямайна, документів, судових рішень тощо.</text:p>
      <text:p text:style-name="P4">
Перехідне законодавство буде застосовуватися насамперед до тимчасовоокупованих територій Криму, Донецької та Луганської областей.</text:p>
      <text:p text:style-name="P4">
«Ми, як Уряд, беремося реалізувати стратегію стабілізації та реінтеграціїдеокупованих територій. Вже зараз ми розуміємо, що потрібно робити. І будеморухатися так швидко, як і Збройні Сили, які звільняють наші землі», — додалапосадовиця.</text:p>
      <text:p text:style-name="P4">
Source: <text:a xlink:type="simple" xlink:href="https://armyinform.com.ua/2023/05/24/ramkovyj-zakon-pro-perehidnyj-period-normatyvna-osnova-dlya-reintegracziyi-zvilnenyh-terytorij/" text:style-name="Internet_20_link" text:visited-style-name="Visited_20_Internet_20_Link">
https://armyinform.com.ua/2023/05/24/ramkovyj-zakon-pro-perehidnyj-period-normatyvna-osnova-dlya-reintegracziyi-zvilnenyh-terytorij/</text:a>
</text:p>
      <!--NEWS-->
      <text:h text:style-name="P10" text:outline-level="1">
<text:span text:style-name="T4">
Британія в ОБСЄ розкритикувала брехливе «прагнення» Росії до діалогу</text:span>
</text:h>
      <text:p text:style-name="P4">
Authors: Ukrinform (Person)</text:p>
      <text:p text:style-name="P4">
Publisher: Укринформ (Organization)</text:p>
      <text:p text:style-name="P4">
Published Time: 2023-05-24T20:07:33+03:00</text:p>
      <text:p text:style-name="P4">
Modified Time: 2023-05-24T20:07:33+03:00</text:p>
      <text:p text:style-name="P4">
Description: Росія заявляє про нібито її "прагнення" до діалогу та дипломатії, однак усі її дії раніше і зараз свідчать про протилежне. — Укрінформ.</text:p>
      <text:p text:style-name="P4">
Images: ['<text:a xlink:type="simple" xlink:href="https://static.ukrinform.com/photos/2023_05/thumb_files/630_360_1684947651-240.jpg" text:style-name="Internet_20_link" text:visited-style-name="Visited_20_Internet_20_Link">
630_360_16849...</text:a>
']</text:p>
      <text:p text:style-name="P4">
Tags: ['Британія', 'ОБСЄ', 'Росія', 'Війна']</text:p>
      <text:p text:style-name="P4">
Type: Article</text:p>
      <!--METADATA-->
      <text:p text:style-name="P4">
<draw:frame draw:style-name="fr1" draw:name="Image310" text:anchor-type="as-char" svg:width="6.9236in" svg:height="3.956343in" draw:z-index="0">
<draw:image xlink:href="../Images/yкринформ/2023-05-24T20-07-33-03-00/630_360_1684947651-240.jpg" xlink:type="simple" xlink:show="embed" xlink:actuate="onLoad" draw:mime-type="image/jpeg"/>
</draw:frame>
 Росіязаявляє про нібито її "прагнення" до діалогу та дипломатії, однак усі її діїраніше і зараз свідчать про протилежне.</text:p>
      <text:p text:style-name="P4">
Про це заявив старший військовий радник делегації Великої Британії в ОБСЄ ІєнСтаббс під час засідання Форуму з безпекового співробітництва у середу уВідні, передає кореспондент Укрінформу.</text:p>
      <text:p text:style-name="P4">
"Тут, у Відні, ми можемо бачити, як наші російські колеги використовують цейФорум у якості майданчика у своїх спробах виправдати невиправдане. Вони ведутьбезпідставну кампанію брехні, погроз і пропаганди. Вони скаржаться наконфронтацію і заявляють, що прагнуть до діалогу. Проте, це саме нашіросійські колеги проявляють все більшу зневагу до цього Форуму, агресивністьпо відношенню до Головуючого і погрози в сторону колег-делегатів", - заявиввін.</text:p>
      <text:p text:style-name="P4">
У цьому контексті представник Великої Британії закликав пригадати, "як самеРосія ставилася до діалогу і дипломатії".</text:p>
      <text:p text:style-name="P4">
" <text:a xlink:type="simple" xlink:href="https://www.ukrinform.ua/tag-rosia" text:style-name="Internet_20_link" text:visited-style-name="Visited_20_Internet_20_Link">
 </text:a>
 неодноразово брехала на цьому таінших багатосторонніх форумах щодо справжньої мети свого надзвичайногонарощування військової присутності на кордонах України та в незаконноанексованому Криму. Росія не лише проігнорувала свої зобов'язання заВіденським документом, але й використала цей захід зміцнення довіри і безпекидля підтримки своєї дезінформаційної кампанії. Росія відкинула заклики додіалогу і деескалації і натомість стала на шлях конфронтації. Росія заявляла,що війни не буде. Росія говорила, що не має намірів вторгатися в Україну", -нагадав Стаббс.</text:p>
      <text:p text:style-name="P4">
Він додав, що після всього цього "Росія здійснила неспровокований, спланованийта варварський напад на суверенну демократичну державу, щоб підкорити їїсилою", однак досягла невдачі.</text:p>
      <text:p text:style-name="P4">
"Росія постійно недооцінює силу та рішучість мужнього українського народузахищати свою батьківщину. Крім того, Росія серйозно недооцінила нашунепохитну рішучість підтримувати Україну, разом з нашими друзями і партнерами,скільки б часу це не зайняло", - заявив військовий радник британської місії вОБСЄ.</text:p>
      <text:p text:style-name="P4">
Він додав, що Росія також явно недооцінила рішучість НАТО. Агресивні дії РФпризвели до того, що Альянс став сильнішим, "приймаючи нових членів, посилюючисвою передову присутність, трансформуючи Сили реагування НАТО і посилюючи своюздатність захищати кожен дюйм території Альянсу".</text:p>
      <text:p text:style-name="P4">
Стаббс вчергове запевнив, що Велика Британія та її партнери зроблять всенеобхідне для того, щоб Україна перемогла.</text:p>
      <text:p text:style-name="P4">
"Наш спільний підхід до надання Україні підтримки, яку вона потребує для свогозахисту та витіснення Росії з суверенної території України, є найшвидшим ієдиним шляхом до справедливого і тривалого миру", - наголосив він.</text:p>
      <text:p text:style-name="P4">
<text:span text:style-name="T4">
Читайте також:</text:span>
 <text:a xlink:type="simple" xlink:href="https://www.ukrinform.ua/rubric-ato/3710694-ukraina-rozpovila-v-obse-pro-200-000-znisenih-rosijskih-zagarbnikiv.html" text:style-name="Internet_20_link" text:visited-style-name="Visited_20_Internet_20_Link">
 <text:span text:style-name="T4">
ОБСЄ</text:span>
 </text:a>
</text:p>
      <text:p text:style-name="P4">
Як повідомляв Укрінформ, раніше військовий радник делегації Великої Британії вОБСЄ Ієн Стаббс <text:a xlink:type="simple" xlink:href="https://www.ukrinform.ua/rubric-ato/3710689-britania-v-obse-u-rosii-zaraz-sil-ak-i-24-lutogo-ale-ce-mobilizovani-na-zastarilij-tehnici.html" text:style-name="Internet_20_link" text:visited-style-name="Visited_20_Internet_20_Link">
 </text:a>
 , що Росія не спромоглася досягти військового успіху в Україні здопомогою професійної армії на початку вторгнення, а тому на неї зараз чекаютьлише подальші поразки з нинішньою армією мобілізованих та резервістів,оснащених застарілою технікою.</text:p>
      <text:p text:style-name="P4">
Source: <text:a xlink:type="simple" xlink:href="https://www.ukrinform.ua/rubric-polytics/3713708-britania-v-obse-rozkritikuvala-brehlive-pragnenna-rosii-do-dialogu.html" text:style-name="Internet_20_link" text:visited-style-name="Visited_20_Internet_20_Link">
https://www.ukrinform.ua/rubric-polytics/3713708-britania-v-obse-rozkritikuvala-brehlive-pragnenna-rosii-do-dialogu.html</text:a>
</text:p>
      <!--NEWS-->
      <text:h text:style-name="P10" text:outline-level="1">
<text:span text:style-name="T4">
Розклад матчів збірних України з волейболу у Золотій Євролізі-2023</text:span>
</text:h>
      <text:p text:style-name="P4">
Authors: Ukrinform (Person)</text:p>
      <text:p text:style-name="P4">
Publisher: Укринформ (Organization)</text:p>
      <text:p text:style-name="P4">
Published Time: 2023-05-24T20:08:00+03:00</text:p>
      <text:p text:style-name="P4">
Modified Time: 2023-05-24T20:08:00+03:00</text:p>
      <text:p text:style-name="P4">
Description: Чоловіча та жіноча збірна України з волейболу виступлять на груповій стадії Золотої Євроліги. Склади груп серед чоловіків та жінок наводить Європейська конфедерація волейболу. — Укрінформ.</text:p>
      <text:p text:style-name="P4">
Images: ['<text:a xlink:type="simple" xlink:href="https://static.ukrinform.com/photos/2023_05/thumb_files/630_360_1683017379-803.jpeg" text:style-name="Internet_20_link" text:visited-style-name="Visited_20_Internet_20_Link">
630_360_16830...</text:a>
']</text:p>
      <text:p text:style-name="P4">
Tags: ['Європа', 'Спорт', 'Волейбол', 'Збірна України']</text:p>
      <text:p text:style-name="P4">
Type: Article</text:p>
      <!--METADATA-->
      <text:p text:style-name="P4">
<draw:frame draw:style-name="fr1" draw:name="Image311" text:anchor-type="as-char" svg:width="6.9236in" svg:height="3.956343in" draw:z-index="0">
<draw:image xlink:href="../Images/yкринформ/2023-05-24T20-08-00-03-00/630_360_1683017379-803.jpeg" xlink:type="simple" xlink:show="embed" xlink:actuate="onLoad" draw:mime-type="image/jpeg"/>
</draw:frame>
 Чоловічата жіноча збірна України з волейболу виступлять на груповій стадії ЗолотоїЄвроліги. Склади груп серед чоловіків та жінок наводить Європейськаконфедерація волейболу.</text:p>
      <text:p text:style-name="P4">
12 команд чоловічої <text:a xlink:type="simple" xlink:href="http://https://suspilne.media/462395-zbirni-ukraini-z-volejbolu-zigraut-u-zolotij-evrolizi-hto-superniki-ta-koli-vidbudutsa-matci/" text:style-name="Internet_20_link" text:visited-style-name="Visited_20_Internet_20_Link">
 </text:a>
поділили на три групи по чотири збірні. Вони визначать між собою по триучасники фінальної стадії турніру, які приєднаються до господарів Фіналучотирьох, передає Укрінформ.</text:p>
      <text:p text:style-name="P4">
За результатами жеребкування чоловіча збірна України потрапила до квартету В,де її суперниками стали Бельгія, Хорватія та Північна Македонія.</text:p>
      <text:p text:style-name="P4">
<text:span text:style-name="T5">
Розклад матчів:</text:span>
</text:p>
      <text:p text:style-name="P4">
Субота, 27 травня. Україна - Північна Македонія</text:p>
      <text:p text:style-name="P4">
Середа, 31 травня. Україна - Хорватія</text:p>
      <text:p text:style-name="P4">
Субота, 3 червня. Бельгія - Україна</text:p>
      <text:p text:style-name="P4">
Неділя, 11 червня. Хорватія - Україна</text:p>
      <text:p text:style-name="P4">
Середа, 14 червня. Україна - Бельгія</text:p>
      <text:p text:style-name="P4">
Неділя, 18 червня. Північна Македонія - Україна.</text:p>
      <text:p text:style-name="P4">
<text:span text:style-name="T4">
Читайте також:</text:span>
 <text:a xlink:type="simple" xlink:href="https://www.ukrinform.ua/rubric-sports/3702709-volejbolistki-zbirnoi-ukraini-do-matciv-evroligi-zigraut-z-nimkenami-ta-slovackami.html" text:style-name="Internet_20_link" text:visited-style-name="Visited_20_Internet_20_Link">
 <text:span text:style-name="T4">
Волейбол</text:span>
 </text:a>
</text:p>
      <text:p text:style-name="P4">
Дев'ять команд жіночої Золотої Євроліги поділили на три групи. Вони такожвизначать по три учасниці фінальної стадії, які приєднаються до господарокФіналу чотирьох. Українки чклали тріо С разом з Угорщиною та Францією.</text:p>
      <text:p text:style-name="P4">
Субота, 27 травня. Угорщина - Україна</text:p>
      <text:p text:style-name="P4">
Неділя, 28 травня. Україна - Угорщина</text:p>
      <text:p text:style-name="P4">
Середа, 14 червня. Україна - Франція</text:p>
      <text:p text:style-name="P4">
Неділя, 18 червня. Франція - Україна.</text:p>
      <text:p text:style-name="P4">
Зазначимо, що 2017 року українські волейболісти та волейболістки вигравалиЗолоту Євролігу.</text:p>
      <text:p text:style-name="P4">
Фото: volleyball.ua.</text:p>
      <text:p text:style-name="P4">
Source: <text:a xlink:type="simple" xlink:href="https://www.ukrinform.ua/rubric-sports/3703504-zbirni-ukraini-z-volejbolu-zigraut-u-zolotij-evrolizi2023.html" text:style-name="Internet_20_link" text:visited-style-name="Visited_20_Internet_20_Link">
https://www.ukrinform.ua/rubric-sports/3703504-zbirni-ukraini-z-volejbolu-zigraut-u-zolotij-evrolizi2023.html</text:a>
</text:p>
      <!--NEWS-->
      <text:h text:style-name="P10" text:outline-level="1">
<text:span text:style-name="T4">
Ткаченко запросив представників Телеграм-каналів на зустріч у міністерство</text:span>
</text:h>
      <text:p text:style-name="P4">
Authors: Ukrinform (Person)</text:p>
      <text:p text:style-name="P4">
Publisher: Укринформ (Organization)</text:p>
      <text:p text:style-name="P4">
Published Time: 2023-05-24T20:09:00+03:00</text:p>
      <text:p text:style-name="P4">
Modified Time: 2023-05-24T20:09:00+03:00</text:p>
      <text:p text:style-name="P4">
Description: Міністр культури та інформаційної політики Олександр Ткаченко запросив представників ТГ-каналів у МКІП на зустріч. — Укрінформ.</text:p>
      <text:p text:style-name="P4">
Images: ['<text:a xlink:type="simple" xlink:href="https://static.ukrinform.com/photos/2023_03/thumb_files/630_360_1680089705-466.jpg" text:style-name="Internet_20_link" text:visited-style-name="Visited_20_Internet_20_Link">
630_360_16800...</text:a>
']</text:p>
      <text:p text:style-name="P4">
Tags: ['Ткаченко', 'ЗМІ', 'Telegram', 'МКІП ', 'Єдині новини']</text:p>
      <text:p text:style-name="P4">
Type: Article</text:p>
      <!--METADATA-->
      <text:p text:style-name="P4">
<draw:frame draw:style-name="fr1" draw:name="Image312" text:anchor-type="as-char" svg:width="6.9236in" svg:height="3.956343in" draw:z-index="0">
<draw:image xlink:href="../Images/yкринформ/2023-05-24T20-09-00-03-00/630_360_1680089705-466.jpg" xlink:type="simple" xlink:show="embed" xlink:actuate="onLoad" draw:mime-type="image/jpeg"/>
</draw:frame>
 Міністркультури та інформаційної політики Олександр Ткаченко запросив представниківТГ-каналів у МКІП на зустріч.</text:p>
      <text:p text:style-name="P4">
Про це він сказав в ефірі телемарафону «Єдині новини», передає Укрінформ.</text:p>
      <text:p text:style-name="P4">
«У нас окрема історія з Телеграмом, тому що з Метою, з Гуглом ми знаходимося впостійному діалозі. З Телеграмом ця історія, м'яко кажучи, загадкова. Тому щераз, користуючись нагодою, запрошую представників так званих провідниханонімних ТГ-каналів, до нас у <text:a xlink:type="simple" xlink:href="https://www.ukrinform.ua/tag-minkulturi" text:style-name="Internet_20_link" text:visited-style-name="Visited_20_Internet_20_Link">
 </text:a>
 наобговорення», - сказав Ткаченко.</text:p>
      <text:p text:style-name="P4">
За його словами, поява в ТГ-каналах інформації про взяття Бахмута, безінформації від Міноборони викликає питання.</text:p>
      <text:p text:style-name="P4">
<text:span text:style-name="T4">
Читайте також:</text:span>
 <text:a xlink:type="simple" xlink:href="https://www.ukrinform.ua/rubric-society/3701644-mkip-i-telekanal-belsat-tv-planuut-spilno-protidiati-dezinformacii-z-boku-bilorusi-ta-rf.html" text:style-name="Internet_20_link" text:visited-style-name="Visited_20_Internet_20_Link">
 </text:a>
</text:p>
      <text:p text:style-name="P4">
Як повідомлялося, нещодавно міністр культури та інформаційної політикиОлександр Ткаченко заявив, що <text:a xlink:type="simple" xlink:href="https://www.ukrinform.ua/rubric-society/3711864-tkacenko-nihto-ne-zbiraetsa-zakrivati-telegram.html" text:style-name="Internet_20_link" text:visited-style-name="Visited_20_Internet_20_Link">
 </text:a>
 . Ранішеочільник МКІП в інтерв'ю «Інтерфакс-Україна» зазначав, що триває дискусія про«певне регулювання» Телеграму.</text:p>
      <text:p text:style-name="P4">
Source: <text:a xlink:type="simple" xlink:href="https://www.ukrinform.ua/rubric-society/3713709-tkacenko-zaprosiv-predstavnikiv-telegramkanaliv-na-zustric-u-ministerstvo.html" text:style-name="Internet_20_link" text:visited-style-name="Visited_20_Internet_20_Link">
https://www.ukrinform.ua/rubric-society/3713709-tkacenko-zaprosiv-predstavnikiv-telegramkanaliv-na-zustric-u-ministerstvo.html</text:a>
</text:p>
      <!--NEWS-->
      <text:h text:style-name="P10" text:outline-level="1">
<text:span text:style-name="T4">
Наступ на Бахмут став для Росії м’ясорубкою - Білий дім</text:span>
</text:h>
      <text:p text:style-name="P4">
Authors: Ukrinform (Person)</text:p>
      <text:p text:style-name="P4">
Publisher: Укринформ (Organization)</text:p>
      <text:p text:style-name="P4">
Published Time: 2023-05-24T20:12:00+03:00</text:p>
      <text:p text:style-name="P4">
Modified Time: 2023-05-24T20:12:00+03:00</text:p>
      <text:p text:style-name="P4">
Description: Сполучені Штати вважають, що втрати росіян під час їхніх спроб наступу в районі Бахмута, обійшлися їм надто високою ціною.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Бахмут', 'Україна', 'Білий дім', 'Війна з Росією']</text:p>
      <text:p text:style-name="P4">
Type: Article</text:p>
      <!--METADATA-->
      <text:p text:style-name="P4">
<draw:frame draw:style-name="fr1" draw:name="Image313" text:anchor-type="as-char" svg:width="6.9236in" svg:height="3.956343in" draw:z-index="0">
<draw:image xlink:href="../Images/yкринформ/2023-05-24T20-12-00-03-00/630_360_1472621188-8020.jpg" xlink:type="simple" xlink:show="embed" xlink:actuate="onLoad" draw:mime-type="image/jpeg"/>
</draw:frame>
 СполученіШтати вважають, що втрати росіян під час їхніх спроб наступу в районі Бахмута,обійшлися їм надто високою ціною.</text:p>
      <text:p text:style-name="P4">
Про це сказав у середу під час телефонного брифінгу координатор Радинацбезпеки Білого дому Джон Кірбі, передає власний кореспондент Укрінформу.</text:p>
      <text:p text:style-name="P4">
«Цей наступ (на Бахмут – ред.), фактично, обійшовся <text:a xlink:type="simple" xlink:href="https://www.ukrinform.ua/tag-rosia" text:style-name="Internet_20_link" text:visited-style-name="Visited_20_Internet_20_Link">
</text:a>
 страшенно дорого. І, як я вже казав, цестало для них певним чином м’ясорубкою»,- зауважив представник Білого дому.</text:p>
      <text:p text:style-name="P4">
Він зазначив, що оціночні цифри, озвучені Вашингтоном про втрати росіян підБахмутом ще на початку травня, є точними. Втім, за його словами, відтодіросіяни щоденно втрачали ще більше сил.</text:p>
      <text:p text:style-name="P4">
Кірбі також звернув увагу на конфліктні відносини ватажка групи «Вагнер»Євгена Пригожина з міністерством оборони Росії.</text:p>
      <text:p text:style-name="P4">
<text:span text:style-name="T4">
Читайте також:</text:span>
 <text:a xlink:type="simple" xlink:href="https://www.ukrinform.ua/rubric-ato/3713428-sili-oboroni-maut-uspihi-na-flangah-bahmuta-sirskij.html" text:style-name="Internet_20_link" text:visited-style-name="Visited_20_Internet_20_Link">
 <text:span text:style-name="T4">
Бахмут</text:span>
 </text:a>
</text:p>
      <text:p text:style-name="P4">
Як повідомляв <text:a xlink:type="simple" xlink:href="https://www.ukrinform.ua/rubric-ato/3713666-malar-pro-situaciu-navkolo-bahmuta-ukrainskim-vijskam-vdaetsa-potrohu-prosuvatis.html" text:style-name="Internet_20_link" text:visited-style-name="Visited_20_Internet_20_Link">
 </text:a>
 ,за словами заступниці міністра оборони України Ганни Маляр, у районі Бахмутаспостерігається зниження інтенсивності боїв. Причому, ворог намагаєтьсяпосилити свої позиції на флангах та робить ставку на артилерійський вогонь.Водночас українським військам вдається потроху просуватися.</text:p>
      <text:p text:style-name="P4">
Source: <text:a xlink:type="simple" xlink:href="https://www.ukrinform.ua/rubric-ato/3713714-nastup-na-bahmut-stav-dla-rosii-masorubkou-bilij-dim.html" text:style-name="Internet_20_link" text:visited-style-name="Visited_20_Internet_20_Link">
https://www.ukrinform.ua/rubric-ato/3713714-nastup-na-bahmut-stav-dla-rosii-masorubkou-bilij-dim.html</text:a>
</text:p>
      <!--NEWS-->
      <text:h text:style-name="P10" text:outline-level="1">
<text:span text:style-name="T4">
Уряд Словаччини підтримуватиме Україну - Шмигаль поговорив із новим прем’єром</text:span>
</text:h>
      <text:p text:style-name="P4">
Authors: Ukrinform (Person)</text:p>
      <text:p text:style-name="P4">
Publisher: Укринформ (Organization)</text:p>
      <text:p text:style-name="P4">
Published Time: 2023-05-24T20:14:32+03:00</text:p>
      <text:p text:style-name="P4">
Modified Time: 2023-05-24T20:14:32+03:00</text:p>
      <text:p text:style-name="P4">
Description: Прем'єр-міністр України Денис Шмигаль поспілкувався з новопризначеним Прем’єр-міністром Словаччини Людовітом Одором. — Укрінформ.</text:p>
      <text:p text:style-name="P4">
Images: ['<text:a xlink:type="simple" xlink:href="https://static.ukrinform.com/photos/2023_05/thumb_files/630_360_1684948259-683.jpg" text:style-name="Internet_20_link" text:visited-style-name="Visited_20_Internet_20_Link">
630_360_16849...</text:a>
']</text:p>
      <text:p text:style-name="P4">
Tags: ["Прем'єр", 'Уряд', 'Словаччина', 'Шмигаль']</text:p>
      <text:p text:style-name="P4">
Type: Article</text:p>
      <!--METADATA-->
      <text:p text:style-name="P4">
<draw:frame draw:style-name="fr1" draw:name="Image314" text:anchor-type="as-char" svg:width="6.9236in" svg:height="3.956343in" draw:z-index="0">
<draw:image xlink:href="../Images/yкринформ/2023-05-24T20-14-32-03-00/630_360_1684948259-683.jpg" xlink:type="simple" xlink:show="embed" xlink:actuate="onLoad" draw:mime-type="image/jpeg"/>
</draw:frame>
 Прем'єр-міністр України Денис Шмигаль поспілкувався з новопризначеним Прем’єр-міністром Словаччини Людовітом Одором.</text:p>
      <text:p text:style-name="P4">
Як передає Укрінформ, про це Шмигаль повідомив у <text:a xlink:type="simple" xlink:href="https://t.me/Denys_Smyhal/5287" text:style-name="Internet_20_link" text:visited-style-name="Visited_20_Internet_20_Link">
</text:a>
 .</text:p>
      <text:p text:style-name="P4">
«Поспілкувався з новопризначеним Прем’єр-міністром <text:a xlink:type="simple" xlink:href="https://www.ukrinform.ua/tag-slovaccina" text:style-name="Internet_20_link" text:visited-style-name="Visited_20_Internet_20_Link">
</text:a>
 Людовітом Одором. Переконався вцілковитій підтримці України з боку нового уряду», - заявив Шмигаль.</text:p>
      <text:p text:style-name="P4">
Очільник українського уряду також подякував за надання МіГ-29. Прем’єрискоординували подальшу розбудову Повітряних сил України і торкнулися співпраціу сфері енергетики й відновлення.</text:p>
      <text:p text:style-name="P4">
<text:span text:style-name="T4">
Читайте також:</text:span>
 <text:a xlink:type="simple" xlink:href="https://www.ukrinform.ua/rubric-polytics/3711496-glavi-mzs-cehii-i-slovaccini-obgovorili-pidtrimku-ukraini.html" text:style-name="Internet_20_link" text:visited-style-name="Visited_20_Internet_20_Link">
 <text:span text:style-name="T4">
Словаччини</text:span>
 </text:a>
</text:p>
      <text:p text:style-name="P4">
«Обговорили також розвиток логістики та прикордонної інфраструктури.Будівництво нових і реконструкція наявних пунктів пропуску на спільномукордоні дасть позитивний вплив і відкриє нові можливості для обох країн», -зазначив Шмигаль.</text:p>
      <text:p text:style-name="P4">
Як повідомляв Укрінформ, <text:a xlink:type="simple" xlink:href="https://www.ukrinform.ua/rubric-world/3706030-urad-slovaccini-do-viboriv-ocoluvatime-zastupnik-golovi-nacbanku.html" text:style-name="Internet_20_link" text:visited-style-name="Visited_20_Internet_20_Link">
 </text:a>
 .</text:p>
      <text:p text:style-name="P4">
<text:span text:style-name="T5">
Фото: Денис Шмигаль, Телеграм</text:span>
</text:p>
      <text:p text:style-name="P4">
Source: <text:a xlink:type="simple" xlink:href="https://www.ukrinform.ua/rubric-polytics/3713711-urad-slovaccini-pidtrimuvatime-ukrainu-smigal-pogovoriv-iz-novim-premerom.html" text:style-name="Internet_20_link" text:visited-style-name="Visited_20_Internet_20_Link">
https://www.ukrinform.ua/rubric-polytics/3713711-urad-slovaccini-pidtrimuvatime-ukrainu-smigal-pogovoriv-iz-novim-premerom.html</text:a>
</text:p>
      <!--NEWS-->
      <text:h text:style-name="P10" text:outline-level="1">
<text:span text:style-name="T4">
В Україну можуть привезти меч Конашевича-Сагайдачного</text:span>
</text:h>
      <text:p text:style-name="P4">
Authors: Ukrinform (Person)</text:p>
      <text:p text:style-name="P4">
Publisher: Укринформ (Organization)</text:p>
      <text:p text:style-name="P4">
Published Time: 2023-05-24T20:15:05+03:00</text:p>
      <text:p text:style-name="P4">
Modified Time: 2023-05-24T20:15:05+03:00</text:p>
      <text:p text:style-name="P4">
Description: В межах зустрічі міністра культури Олександра Ткаченка з міністрами культури Польщі та Литви Пьотром Глінським і Сімонасом Кайрісом була поновлена розмова про тимчасову виставку в Україні меча Конашевича-Сагайдачного. — Укрінформ.</text:p>
      <text:p text:style-name="P4">
Images: ['<text:a xlink:type="simple" xlink:href="https://static.ukrinform.com/photos/2023_05/thumb_files/630_360_1684947590-705.jpg" text:style-name="Internet_20_link" text:visited-style-name="Visited_20_Internet_20_Link">
630_360_16849...</text:a>
']</text:p>
      <text:p text:style-name="P4">
Tags: ['Музей', 'Ткаченко', 'Гетьман Сагайдачний', 'Єдині новини']</text:p>
      <text:p text:style-name="P4">
Type: Article</text:p>
      <!--METADATA-->
      <text:p text:style-name="P4">
<draw:frame draw:style-name="fr1" draw:name="Image315" text:anchor-type="as-char" svg:width="6.9236in" svg:height="3.956343in" draw:z-index="0">
<draw:image xlink:href="../Images/yкринформ/2023-05-24T20-15-05-03-00/630_360_1684947590-705.jpg" xlink:type="simple" xlink:show="embed" xlink:actuate="onLoad" draw:mime-type="image/jpeg"/>
</draw:frame>
 В межахзустрічі міністра культури Олександра Ткаченка з міністрами культури Польщі таЛитви Пьотром Глінським і Сімонасом Кайрісом була поновлена розмова протимчасову виставку в Україні меча Конашевича-Сагайдачного.</text:p>
      <text:p text:style-name="P4">
Про це в ефірі телемарафону “Єдині новини” розповів міністр культури таінформаційної політики Олександр Ткаченко, передає Укрінформ.</text:p>
      <text:p text:style-name="P4">
"Ми поновили розмову щодо привезення до України на тимчасову виставкуоригінального меча Конашевича-Сагайдачного, який знаходиться у Вавельськомузамку в Кракові. Не буду нагадувати історію, чому це символічно, де бував абоцей меч або інші мечі Сагайдачного, як вони захищали в тому числі ієвропейські цінності", - сказав <text:a xlink:type="simple" xlink:href="https://www.ukrinform.ua/tag-tkacenko" text:style-name="Internet_20_link" text:visited-style-name="Visited_20_Internet_20_Link">
 </text:a>
 .</text:p>
      <text:p text:style-name="P4">
<text:span text:style-name="T4">
Читайте також:</text:span>
 <text:a xlink:type="simple" xlink:href="https://www.ukrinform.ua/rubric-culture/3713485-polsa-dolucitsa-do-inventarizacii-vtrat-kulturnoi-spadsini-vnaslidok-vijni-v-ukraini.html" text:style-name="Internet_20_link" text:visited-style-name="Visited_20_Internet_20_Link">
 </text:a>
</text:p>
      <text:p text:style-name="P4">
Як повідомляв Укрінформ, міністр культури України Олександр Ткаченко зі своїмиколегами з Польщі та Литви Пьотром Глінським і Сімонасом Кайрісом <text:a xlink:type="simple" xlink:href="https://www.ukrinform.ua/rubric-culture/3713248-ministri-kulturi-ukraini-polsi-ta-litvi-pidpisali-deklaraciu-lublinskogo-trikutnika.html" text:style-name="Internet_20_link" text:visited-style-name="Visited_20_Internet_20_Link">
</text:a>
 "Люблінськоготрикутника", яка передбачає підтримку України в різних міжнародних форматахдля захисту її культурної спадщини та цінностей, обмін знаннями, підтримкаукраїнських митців та культурних фахівців, сприяння відновленню України тастворення Європейського фонду для захисту та відновлення культурного такреативного сектору.</text:p>
      <text:p text:style-name="P4">
Меч Петра Сагайдачного зберігається у Вавельському королівському замку вКракові. Його у 1621 році майбутній король Речі Посполитої, королевичВладислав IV Ваза вручив Сагайдачному за внесок козаків у перемогу вХотинській битві з армією Османської імперії.</text:p>
      <text:p text:style-name="P4">
<text:span text:style-name="T5">
Фото: Paweł Czarnecki</text:span>
</text:p>
      <text:p text:style-name="P4">
Source: <text:a xlink:type="simple" xlink:href="https://www.ukrinform.ua/rubric-culture/3713713-v-ukrainu-mozut-privezti-mec-konasevicasagajdacnogo.html" text:style-name="Internet_20_link" text:visited-style-name="Visited_20_Internet_20_Link">
https://www.ukrinform.ua/rubric-culture/3713713-v-ukrainu-mozut-privezti-mec-konasevicasagajdacnogo.html</text:a>
</text:p>
      <!--NEWS-->
      <text:h text:style-name="P10" text:outline-level="1">
<text:span text:style-name="T4">
Україні прогнозують четвер з дощами, прогріє до +26°</text:span>
</text:h>
      <text:p text:style-name="P4">
Authors: Ukrinform (Person)</text:p>
      <text:p text:style-name="P4">
Publisher: Укринформ (Organization)</text:p>
      <text:p text:style-name="P4">
Published Time: 2023-05-24T20:21:00+03:00</text:p>
      <text:p text:style-name="P4">
Modified Time: 2023-05-24T20:21:00+03:00</text:p>
      <text:p text:style-name="P4">
Description: У четвер, 25 травня, в Україні мінлива хмарність, на Лівобережжі, півдні країни, в Карпатах та на Закарпатті – короткочасні дощі, грози; на решті території – вночі без опадів, вдень місцями невеликий короткочасний дощ. — Укрінформ.</text:p>
      <text:p text:style-name="P4">
Images: ['<text:a xlink:type="simple" xlink:href="https://static.ukrinform.com/photos/2023_02/thumb_files/630_360_1675777256-557.jpg" text:style-name="Internet_20_link" text:visited-style-name="Visited_20_Internet_20_Link">
630_360_16757...</text:a>
']</text:p>
      <text:p text:style-name="P4">
Tags: ['Дощ', 'Гроза', 'Погода', 'Весна']</text:p>
      <text:p text:style-name="P4">
Type: Article</text:p>
      <!--METADATA-->
      <text:p text:style-name="P4">
<draw:frame draw:style-name="fr1" draw:name="Image316" text:anchor-type="as-char" svg:width="6.9236in" svg:height="3.956343in" draw:z-index="0">
<draw:image xlink:href="../Images/yкринформ/2023-05-24T20-21-00-03-00/630_360_1675777256-557.jpg" xlink:type="simple" xlink:show="embed" xlink:actuate="onLoad" draw:mime-type="image/jpeg"/>
</draw:frame>
 У четвер,25 травня, в Україні мінлива хмарність, на Лівобережжі, півдні країни, вКарпатах та на Закарпатті – короткочасні дощі, грози; на решті території –вночі без опадів, вдень місцями невеликий короткочасний дощ.</text:p>
      <text:p text:style-name="P4">
Про це Укрінформу повідомили в Українському гідрометцентрі.</text:p>
      <text:p text:style-name="P4">
За даними синоптиків, вітер завтра північний, північно-західний, 5-10 м/с.Температура вночі 11-16°, у західних областях 8-13°, вдень 21-26°; у Карпатахвночі 5-10° тепла, вдень 13-18°.</text:p>
      <text:p text:style-name="P4">
У столичному регіоні у четвер мінлива хмарність, уночі без опадів, вденьмісцями невеликий короткочасний дощ. Вітер північний, 5-10 м/с. Температура поКиєву вночі 13-15°, вдень 24-26°; по області вночі 11-16°, вдень 21-26°.</text:p>
      <text:p text:style-name="P4">
На 26-27 травня синоптики прогнозують хмарну з проясненнями погоду,короткочасні дощі з грозами (вночі – місцями), вдень у південних та східнихобластях в окремих районах – град та шквали 15-20 м/с (у більшості північних,27 травня і західних областей без опадів). Вітер північний, північно-західний(26 травня у східних областях південно-західний), 5-10 м/с. Температура вночі11-16°, у західних областях 8-13°; вдень 21-26°, 27 травня у західних тапівнічних областях 17-22°.</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У столиці та на <text:a xlink:type="simple" xlink:href="https://www.ukrinform.ua/tag-kiivsina" text:style-name="Internet_20_link" text:visited-style-name="Visited_20_Internet_20_Link">
 </text:a>
 26-27 травня –хмарно з проясненнями, без опадів. Вітер північний, 5-10 м/с. Температура поКиєву: вночі 14-16°; вдень 26 травня близько 25°, 27 травня 20-22°. Пообласті: вночі 11-16°; вдень 26 травня 21-26°, 27 травня 17-22°.</text:p>
      <text:p text:style-name="P4">
За даними Укргідрометцентру, 28-29 травня в Криму, місцями у південних, вночі28 травня та у східних областях, вдень 29 травня і в Карпатах – короткочаснийдощ, гроза, на решті території без опадів. Температура вночі у західних,північних та більшості центральних областей 6-12°, на решті території 9-15°;вдень 18-24°, у південних областях – до 26°.</text:p>
      <text:p text:style-name="P4">
<text:span text:style-name="T4">
Читайте також:</text:span>
 <text:a xlink:type="simple" xlink:href="https://www.ukrinform.ua/rubric-technology/3662460-klimat-dosagne-kriticnogo-porogu-poteplinna-za-1012-rokiv-stucnij-intelekt.html" text:style-name="Internet_20_link" text:visited-style-name="Visited_20_Internet_20_Link">
 </text:a>
</text:p>
      <text:p text:style-name="P4">
У Києві та по області 28-29 травня без опадів. Температура по Києву вночі9-11°, вдень 20-22°; по області вночі 6-11°, вдень 18-23°.</text:p>
      <text:p text:style-name="P4">
Source: <text:a xlink:type="simple" xlink:href="https://www.ukrinform.ua/rubric-regions/3713613-ukraini-prognozuut-cetver-z-dosami-progrie-do-26.html" text:style-name="Internet_20_link" text:visited-style-name="Visited_20_Internet_20_Link">
https://www.ukrinform.ua/rubric-regions/3713613-ukraini-prognozuut-cetver-z-dosami-progrie-do-26.html</text:a>
</text:p>
      <!--NEWS-->
      <text:h text:style-name="P10" text:outline-level="1">
<text:span text:style-name="T4">
У Білорусі створили підрозділ для протидії ДРГ по всій лінії кордону</text:span>
</text:h>
      <text:p text:style-name="P4">
Authors: Ukrinform (Person)</text:p>
      <text:p text:style-name="P4">
Publisher: Укринформ (Organization)</text:p>
      <text:p text:style-name="P4">
Published Time: 2023-05-24T20:25:27+03:00</text:p>
      <text:p text:style-name="P4">
Modified Time: 2023-05-24T20:25:27+03:00</text:p>
      <text:p text:style-name="P4">
Description: У Білорусі створили новий спецпідрозділ для боротьби з диверсійно-розвідувальними групами в прикордонні, повідомив голова МВС країни Іван Кубраков. — Укрінформ.</text:p>
      <text:p text:style-name="P4">
Images: ['<text:a xlink:type="simple" xlink:href="https://static.ukrinform.com/photos/2023_05/thumb_files/630_360_1684948887-258.jpg" text:style-name="Internet_20_link" text:visited-style-name="Visited_20_Internet_20_Link">
630_360_16849...</text:a>
']</text:p>
      <text:p text:style-name="P4">
Tags: ['Білорусь', 'Кордон', 'ДРГ']</text:p>
      <text:p text:style-name="P4">
Type: Article</text:p>
      <!--METADATA-->
      <text:p text:style-name="P4">
<draw:frame draw:style-name="fr1" draw:name="Image317" text:anchor-type="as-char" svg:width="6.9236in" svg:height="3.956343in" draw:z-index="0">
<draw:image xlink:href="../Images/yкринформ/2023-05-24T20-25-27-03-00/630_360_1684948887-258.jpg" xlink:type="simple" xlink:show="embed" xlink:actuate="onLoad" draw:mime-type="image/jpeg"/>
</draw:frame>
 У Білорусістворили новий спецпідрозділ для боротьби з диверсійно-розвідувальними групамив прикордонні, повідомив голова МВС країни Іван Кубраков.</text:p>
      <text:p text:style-name="P4">
Як передає Укрінформ, про це повідомляється у пресрелізі білоруського МВС.</text:p>
      <text:p text:style-name="P4">
«Наші співробітники сьогодні несуть службу з охорони громадського порядку вприкордонних районах – не тільки з Україною, але і в цілому по периметрукордону», – сказав очільник білоруського міністерства.</text:p>
      <text:p text:style-name="P4">
Як зазначається, новий спецпідрозділ з боротьби з диверсійно-розвідувальнимигрупами створено при внутрішніх військах МВС <text:a xlink:type="simple" xlink:href="https://www.ukrinform.ua/tag-bilorus" text:style-name="Internet_20_link" text:visited-style-name="Visited_20_Internet_20_Link">
 </text:a>
 , він уже приступив до несення служби.</text:p>
      <text:p text:style-name="P4">
Кубраков також повідомив про створення ще одного спецпідрозділу, якийзабезпечуватиме безпеку Білоруської АЕС. Він знаходиться у місті Островець, за18 кілометрів від атомної станції.</text:p>
      <text:p text:style-name="P4">
<text:span text:style-name="T4">
Читайте також:</text:span>
 <text:a xlink:type="simple" xlink:href="https://www.ukrinform.ua/rubric-ato/3712551-na-aerodromah-bilorusi-zalisaetsa-13-litakiv-ta-12-gelikopteriv-rf-naev.html" text:style-name="Internet_20_link" text:visited-style-name="Visited_20_Internet_20_Link">
 <text:span text:style-name="T4">
Білорусі</text:span>
 </text:a>
</text:p>
      <text:p text:style-name="P4">
«Цей напрямок перебуває під особливим контролем. Ми бачимо, що ціллю длятерористичних актів, які відбуваються за межами нашої країни, є саме такіоб’єкти, а також соціально значущі, зокрема школи та дитячі садки. І мисьогодні робимо все, щоб захистити їх», – заявив Кубраков.</text:p>
      <text:p text:style-name="P4">
Як повідомляв Укрінформ, на польсько-білоруському кордоні <text:a xlink:type="simple" xlink:href="https://www.ukrinform.ua/rubric-world/3712768-na-polskobiloruskomu-kordoni-zrosla-kilkist-agresivnih-dij-nelegaliv.html" text:style-name="Internet_20_link" text:visited-style-name="Visited_20_Internet_20_Link">
</text:a>
 , які намагаються потрапити доПольщі за підтримки спецслужб Росії та Білорусі.</text:p>
      <text:p text:style-name="P4">
<text:span text:style-name="T5">
Фото: Радіо Свобода</text:span>
</text:p>
      <text:p text:style-name="P4">
Source: <text:a xlink:type="simple" xlink:href="https://www.ukrinform.ua/rubric-world/3713718-u-bilorusi-stvorili-pidrozdil-dla-protidii-drg-po-vsij-linii-kordonu.html" text:style-name="Internet_20_link" text:visited-style-name="Visited_20_Internet_20_Link">
https://www.ukrinform.ua/rubric-world/3713718-u-bilorusi-stvorili-pidrozdil-dla-protidii-drg-po-vsij-linii-kordonu.html</text:a>
</text:p>
      <!--NEWS-->
      <text:h text:style-name="P10" text:outline-level="1">
<text:span text:style-name="T4">
Визначилася суперниця Світоліної в 1/4 фіналу турніру WTA у Франції</text:span>
</text:h>
      <text:p text:style-name="P4">
Authors: Ukrinform (Person)</text:p>
      <text:p text:style-name="P4">
Publisher: Укринформ (Organization)</text:p>
      <text:p text:style-name="P4">
Published Time: 2023-05-24T20:27:06+03:00</text:p>
      <text:p text:style-name="P4">
Modified Time: 2023-05-24T20:27:06+03:00</text:p>
      <text:p text:style-name="P4">
Description: Українка Еліна Світоліна зустрінеться з росіянкою Варварою Грачовою у чвертьфіналі турніру Жіночої тенісної асоціації (WTA) - Internationaux de Strasbourg - у місті Страсбург (Франція) із призовим фондом $259,3. — Укрінформ.</text:p>
      <text:p text:style-name="P4">
Images: ['<text:a xlink:type="simple" xlink:href="https://static.ukrinform.com/photos/2023_05/thumb_files/630_360_1684949022-240.jpg" text:style-name="Internet_20_link" text:visited-style-name="Visited_20_Internet_20_Link">
630_360_16849...</text:a>
']</text:p>
      <text:p text:style-name="P4">
Tags: ['Світоліна', 'Теніс']</text:p>
      <text:p text:style-name="P4">
Type: Article</text:p>
      <!--METADATA-->
      <text:p text:style-name="P4">
<draw:frame draw:style-name="fr1" draw:name="Image318" text:anchor-type="as-char" svg:width="6.9236in" svg:height="3.956343in" draw:z-index="0">
<draw:image xlink:href="../Images/yкринформ/2023-05-24T20-27-06-03-00/630_360_1684949022-240.jpg" xlink:type="simple" xlink:show="embed" xlink:actuate="onLoad" draw:mime-type="image/jpeg"/>
</draw:frame>
 УкраїнкаЕліна Світоліна зустрінеться з росіянкою Варварою Грачовою у чвертьфіналітурніру Жіночої тенісної асоціації (WTA) - Internationaux de Strasbourg - умісті Страсбург (Франція) із призовим фондом $259,3.</text:p>
      <text:p text:style-name="P4">
Світоліна без боротьби пройшла до 1/4 фіналу змагань через відмовуновозеландки Ерін Раутліфф, передає Укрінформ.</text:p>
      <text:p text:style-name="P4">
Посіяна под 6-м номером Грачова у свою чергу обіграла у другому коліпредставницю Франції Селену Яніцієвич - 6:2, 6:1.</text:p>
      <text:p text:style-name="P4">
<text:span text:style-name="T4">
Читайте також:</text:span>
 <text:a xlink:type="simple" xlink:href="https://www.ukrinform.ua/rubric-sports/3713457-cetvero-ukrainok-potrapili-do-zaavki-osnovnoi-sitki-vimbldonskogo-turniru.html" text:style-name="Internet_20_link" text:visited-style-name="Visited_20_Internet_20_Link">
 </text:a>
</text:p>
      <text:p text:style-name="P4">
Грунтовий турнір Internationaux de Strasbourg триватиме до 27 травня.</text:p>
      <text:p text:style-name="P4">
На фото: Еліна Світоліна (Christoph de Barry).</text:p>
      <text:p text:style-name="P4">
Source: <text:a xlink:type="simple" xlink:href="https://www.ukrinform.ua/rubric-sports/3713721-viznacilasa-supernica-svitolinoi-v-14-finalu-turniru-wta-u-francii.html" text:style-name="Internet_20_link" text:visited-style-name="Visited_20_Internet_20_Link">
https://www.ukrinform.ua/rubric-sports/3713721-viznacilasa-supernica-svitolinoi-v-14-finalu-turniru-wta-u-francii.html</text:a>
</text:p>
      <!--NEWS-->
      <text:h text:style-name="P10" text:outline-level="1">
<text:span text:style-name="T4">
Дискусії з Україною щодо майбутньої моделі безпеки тривають – Білий дім</text:span>
</text:h>
      <text:p text:style-name="P4">
Authors: Ukrinform (Person)</text:p>
      <text:p text:style-name="P4">
Publisher: Укринформ (Organization)</text:p>
      <text:p text:style-name="P4">
Published Time: 2023-05-24T20:30:45+03:00</text:p>
      <text:p text:style-name="P4">
Modified Time: 2023-05-24T20:30:45+03:00</text:p>
      <text:p text:style-name="P4">
Description: США разом із союзниками й партнерами продовжують обговорення з українською стороною щодо того, яка модель безпеки буде обрана для України в майбутньому. — Укрінформ.</text:p>
      <text:p text:style-name="P4">
Images: ['<text:a xlink:type="simple" xlink:href="https://static.ukrinform.com/photos/2023_04/thumb_files/630_360_1682353688-758.jpg" text:style-name="Internet_20_link" text:visited-style-name="Visited_20_Internet_20_Link">
630_360_16823...</text:a>
']</text:p>
      <text:p text:style-name="P4">
Tags: ['НАТО', 'Україна', 'Білий дім']</text:p>
      <text:p text:style-name="P4">
Type: Article</text:p>
      <!--METADATA-->
      <text:p text:style-name="P4">
<draw:frame draw:style-name="fr1" draw:name="Image319" text:anchor-type="as-char" svg:width="6.9236in" svg:height="3.956343in" draw:z-index="0">
<draw:image xlink:href="../Images/yкринформ/2023-05-24T20-30-45-03-00/630_360_1682353688-758.jpg" xlink:type="simple" xlink:show="embed" xlink:actuate="onLoad" draw:mime-type="image/jpeg"/>
</draw:frame>
 США разоміз союзниками й партнерами продовжують обговорення з українською стороною щодотого, яка модель безпеки буде обрана для України в майбутньому.</text:p>
      <text:p text:style-name="P4">
Так прокоментував останні повідомлення про підготовку «ізраїльської» моделібезпеки для України представник Білого дому Джон Кірбі, передає власнийкореспондент Укрінформу.</text:p>
      <text:p text:style-name="P4">
«Ми ведемо дискусії з Україною та нашими союзниками й партнерами, включно знашими союзниками по <text:a xlink:type="simple" xlink:href="https://www.ukrinform.ua/tag-nato" text:style-name="Internet_20_link" text:visited-style-name="Visited_20_Internet_20_Link">
 </text:a>
 , щододовгострокової безпеки України», - зауважив представник Ради нацбезпеки Білогодому.</text:p>
      <text:p text:style-name="P4">
Він зазначив, що наразі не може офіційно підтвердити конкретних повідомленьпро це, які з’явилися останнім часом. Водночас, Кірбі запевнив, що Українаматиме довгострокову безпеку, і це є однією з причин, чому президент Байденпогодився на тренування українських пілотів на F-16, а також на потенційнезабезпечення України цими літаками в майбутньому.</text:p>
      <text:p text:style-name="P4">
«Ми знаємо, що потрібно для довгострокових оборонних потреб України. Тож миактивно обговорюємо з ними питання про те, якими будуть їхні довгостроковіпотреби у сфері безпеки»,- сказав Кірбі.</text:p>
      <text:p text:style-name="P4">
<text:span text:style-name="T4">
Читайте також:</text:span>
 <text:a xlink:type="simple" xlink:href="https://www.ukrinform.ua/rubric-polytics/3713674-vstup-do-nato-moze-stati-najkrasou-garantieu-bezpeki-dla-ukraini-ale-pisla-vijni-stoltenberg.html" text:style-name="Internet_20_link" text:visited-style-name="Visited_20_Internet_20_Link">
 <text:span text:style-name="T4">
Столтенберг</text:span>
 </text:a>
</text:p>
      <text:p text:style-name="P4">
Як повідомляв Укрінформ, напередодні видання WSJ оприлюднило <text:a xlink:type="simple" xlink:href="https://www.ukrinform.ua/rubric-polytics/3712818-ukraina-moze-otrimati-ugodu-pro-garantii-bezpeki-v-lipni-cogo-roku-wsj.html" text:style-name="Internet_20_link" text:visited-style-name="Visited_20_Internet_20_Link">
</text:a>
 з президентом ПольщіАнджеєм Дудою, у якому той вказав, що країни НАТО розглядають можливістьпідписання Угоди про гарантії безпеки для України за прикладом ізраїльськоїмоделі. Причому, за словами Дуди, це може статися вже в липні нинішнього року,за підсумками саміту НАТО в Вільнюсі.</text:p>
      <text:p text:style-name="P4">
Source: <text:a xlink:type="simple" xlink:href="https://www.ukrinform.ua/rubric-polytics/3713723-diskusii-z-ukrainou-sodo-majbutnoi-modeli-bezpeki-trivaut-bilij-dim.html" text:style-name="Internet_20_link" text:visited-style-name="Visited_20_Internet_20_Link">
https://www.ukrinform.ua/rubric-polytics/3713723-diskusii-z-ukrainou-sodo-majbutnoi-modeli-bezpeki-trivaut-bilij-dim.html</text:a>
</text:p>
      <!--NEWS-->
      <text:h text:style-name="P10" text:outline-level="1">
<text:span text:style-name="T4">
«Київська складáнка»: у центрі столиці відкрили сорокову мініскульптуру проєкту «Шукай!»</text:span>
</text:h>
      <text:p text:style-name="P4">
Authors: Ukrinform (Person)</text:p>
      <text:p text:style-name="P4">
Publisher: Укринформ (Organization)</text:p>
      <text:p text:style-name="P4">
Published Time: 2023-05-24T20:41:15+03:00</text:p>
      <text:p text:style-name="P4">
Modified Time: 2023-05-24T20:41:15+03:00</text:p>
      <text:p text:style-name="P4">
Description: Напередодні Дня Києва на вулиці Десятинній встановили бронзову мініскульптуру «Київська складáнка», присвячену киянам. — Укрінформ.</text:p>
      <text:p text:style-name="P4">
Images: ['<text:a xlink:type="simple" xlink:href="https://static.ukrinform.com/photos/2023_05/thumb_files/630_360_1684947983-951.jpg" text:style-name="Internet_20_link" text:visited-style-name="Visited_20_Internet_20_Link">
630_360_16849...</text:a>
', '<text:a xlink:type="simple" xlink:href="https://static.ukrinform.com/photos/2023_05/1684949705-579.jpg" text:style-name="Internet_20_link" text:visited-style-name="Visited_20_Internet_20_Link">
1684949705-57...</text:a>
', '<text:a xlink:type="simple" xlink:href="https://static.ukrinform.com/photos/2023_05/1684949655-430.jpg" text:style-name="Internet_20_link" text:visited-style-name="Visited_20_Internet_20_Link">
1684949655-43...</text:a>
', '<text:a xlink:type="simple" xlink:href="https://static.ukrinform.com/photos/2023_05/1684949562-121.jpg" text:style-name="Internet_20_link" text:visited-style-name="Visited_20_Internet_20_Link">
1684949562-12...</text:a>
']</text:p>
      <text:p text:style-name="P4">
Tags: ['Київ', 'Проєкт «Шукай»', 'Мініскульптура ']</text:p>
      <text:p text:style-name="P4">
Type: Article</text:p>
      <!--METADATA-->
      <text:p text:style-name="P4">
<draw:frame draw:style-name="fr1" draw:name="Image320" text:anchor-type="as-char" svg:width="6.9236in" svg:height="3.956343in" draw:z-index="0">
<draw:image xlink:href="../Images/yкринформ/2023-05-24T20-41-15-03-00/630_360_1684947983-951.jpg" xlink:type="simple" xlink:show="embed" xlink:actuate="onLoad" draw:mime-type="image/jpeg"/>
</draw:frame>
Напередодні Дня Києва на вулиці Десятинній встановили бронзову мініскульптуру«Київська складáнка», присвячену киянам.</text:p>
      <text:p text:style-name="P4">
Про це повідомляє кореспондент Укрінформу.</text:p>
      <text:p text:style-name="P4">
Напередодні Дня Києва на вулиці Десятинній, 12 встановили бронзовумініскульптуру «Київська складáнка». Це сорокова, ювілейна, мініскульптурапроєкту менеджерки Києва Юлії Бевзенко «Шукай». Вона присвячена всім киянам,які жили, живуть і житимуть у місті.</text:p>
      <text:p text:style-name="P4">
<draw:frame draw:style-name="fr1" draw:name="Image321" text:anchor-type="as-char" svg:width="6.9236in" svg:height="4.615733in" draw:z-index="0">
<draw:image xlink:href="../Images/yкринформ/2023-05-24T20-41-15-03-00/1684949705-579.jpg" xlink:type="simple" xlink:show="embed" xlink:actuate="onLoad" draw:mime-type="image/jpeg"/>
</draw:frame>
</text:p>
      <text:p text:style-name="P4">
Cкладанка ― український відповідник до слова «пазл». Вона символізує єдністьКиєва. Фрагменти «Київської складáнки» формують кияни, а також ті, для когоКиїв став домівкою.</text:p>
      <text:p text:style-name="P4">
«П’ять років ми розповідаємо мешканцям і гостям столиці про її історію. Однакзараз історію Києва пише кожен мешканець міста. Тому “Київська складáнка” ― цеподарунок усім киянам. Тим, хто живе тут поколіннями, й тим, хто сюдипереїхав. Тим, хто виїхав із <text:a xlink:type="simple" xlink:href="https://www.ukrinform.ua/tag-kiiv" text:style-name="Internet_20_link" text:visited-style-name="Visited_20_Internet_20_Link">
 </text:a>
 черезвійну та обовʼязково повернеться. Тим, хто захищав Київ і продовжує йогозахищати. На знак того, що Київ складається з усіх нас, кожен може притиснутисвій палець до відбитка на мініскульптурці», ― зазначила Юлія Бевзенко.</text:p>
      <text:p text:style-name="P4">
<draw:frame draw:style-name="fr1" draw:name="Image322" text:anchor-type="as-char" svg:width="6.9236in" svg:height="4.615733in" draw:z-index="0">
<draw:image xlink:href="../Images/yкринформ/2023-05-24T20-41-15-03-00/1684949655-430.jpg" xlink:type="simple" xlink:show="embed" xlink:actuate="onLoad" draw:mime-type="image/jpeg"/>
</draw:frame>
</text:p>
      <text:p text:style-name="P4">
«Київську складáнку» створив скульптор Юрій Білявський. Меценатоммініскульптурки виступив Інститут вертебрології та реабілітації.</text:p>
      <text:p text:style-name="P4">
«Київська складáнка» передає суть усього проєкту “Шукай!”. Це присвята всімкиянам, кожен з яких є співтворцем історії міста. Це символ єднання іпідтримки одне одного, особливо зараз ― у найважчий період для нашої країни.Внесок кожного українського громадянина та кожного бізнесу в розвиток міста єнеоціненним», ― підкреслила директорка Інституту вертебрології та реабілітаціїТетяна Бабич.</text:p>
      <text:p text:style-name="P4">
<draw:frame draw:style-name="fr1" draw:name="Image323" text:anchor-type="as-char" svg:width="6.9236in" svg:height="4.615733in" draw:z-index="0">
<draw:image xlink:href="../Images/yкринформ/2023-05-24T20-41-15-03-00/1684949562-121.jpg" xlink:type="simple" xlink:show="embed" xlink:actuate="onLoad" draw:mime-type="image/jpeg"/>
</draw:frame>
</text:p>
      <text:p text:style-name="P4">
Відшукати бронзову мініскульптурку «Київська складáнка» можна на фасадібудинку за адресою: вул. Десятинна, 12. Поруч із нею розміщений QR-код, щоведе на сайт «Шукай!», де є більше інформації про мініскульптурку та проєкт.</text:p>
      <text:p text:style-name="P4">
<text:span text:style-name="T4">
Читайте також:</text:span>
 <text:a xlink:type="simple" xlink:href="https://www.ukrinform.ua/rubric-kyiv/3694906-u-kievi-zavilasa-nova-miniskulptura-cukrovij-buracok.html" text:style-name="Internet_20_link" text:visited-style-name="Visited_20_Internet_20_Link">
 </text:a>
</text:p>
      <text:p text:style-name="P4">
Як повідомлялося, «Шукай!» — проєкт менеджерки Києва Юлії Бевзенко, заснований2018 року. Він розповідає про історію Києва у бронзових мініскульптурках.Серед них, зокрема, «Київська гривня» на Володимирській, «Київська пальма» наНазарівській, «Обличчя Києва» на Верхньому Валу, «Ланцюговий міст» на бульваріМиколи Міхновського, «Київські шахи» у парку Шевченка, «ГелікоптерСікорського» на Ярославовому Валу, «Київська кава» на Великій Житомирській,«Цукровий бурячок» на фасаді першого корпусу Київського політехнічногоінституту, «Танцівники на Театральній», «Привид Києва», «Паляниця», «Київськийфонтан», «Київський велотрек» та інші.</text:p>
      <text:p text:style-name="P4">
<text:span text:style-name="T5">
Фото: rubryka.com, Oleh Pereverziev</text:span>
</text:p>
      <text:p text:style-name="P4">
Source: <text:a xlink:type="simple" xlink:href="https://www.ukrinform.ua/rubric-kyiv/3713725-kiivska-skladanka-u-centri-stolici-vidkrili-sorokovu-miniskulpturu-proektu-sukaj.html" text:style-name="Internet_20_link" text:visited-style-name="Visited_20_Internet_20_Link">
https://www.ukrinform.ua/rubric-kyiv/3713725-kiivska-skladanka-u-centri-stolici-vidkrili-sorokovu-miniskulpturu-proektu-sukaj.html</text:a>
</text:p>
      <!--NEWS-->
      <text:h text:style-name="P10" text:outline-level="1">
<text:span text:style-name="T4">
У Маріуполі пролунав гучний вибух – Андрющенко</text:span>
</text:h>
      <text:p text:style-name="P4">
Authors: Ukrinform (Person)</text:p>
      <text:p text:style-name="P4">
Publisher: Укринформ (Organization)</text:p>
      <text:p text:style-name="P4">
Published Time: 2023-05-24T20:43:00+03:00</text:p>
      <text:p text:style-name="P4">
Modified Time: 2023-05-24T20:43:00+03:00</text:p>
      <text:p text:style-name="P4">
Description: У тимчасово захопленому російською армією Маріуполі пролунав гучний вибух. Деталі з’ясовуються.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Вибух']</text:p>
      <text:p text:style-name="P4">
Type: Article</text:p>
      <!--METADATA-->
      <text:p text:style-name="P4">
<draw:frame draw:style-name="fr1" draw:name="Image324" text:anchor-type="as-char" svg:width="6.9236in" svg:height="3.956343in" draw:z-index="0">
<draw:image xlink:href="../Images/yкринформ/2023-05-24T20-43-00-03-00/630_360_1669987737-966.jpg" xlink:type="simple" xlink:show="embed" xlink:actuate="onLoad" draw:mime-type="image/jpeg"/>
</draw:frame>
 Утимчасово захопленому російською армією Маріуполі пролунав гучний вибух.Деталі з’ясовуються.</text:p>
      <text:p text:style-name="P4">
Як передає Укрінформ, про це у <text:a xlink:type="simple" xlink:href="http://t.me/andriyshTime/10041" text:style-name="Internet_20_link" text:visited-style-name="Visited_20_Internet_20_Link">
 </text:a>
 повідомиврадник Маріупольського міського голови Петро Андрющенко.</text:p>
      <text:p text:style-name="P4">
«Гучний вибух в місті. Чули у всіх районах. Деталі з’ясовуємо», - написавАндрющенко.</text:p>
      <text:p text:style-name="P4">
<text:span text:style-name="T4">
Читайте також:</text:span>
 <text:a xlink:type="simple" xlink:href="https://www.ukrinform.ua/rubric-crimea/3713439-okupanti-perekrili-krimskij-mist-nad-perepravou-zdijmaetsa-dim.html" text:style-name="Internet_20_link" text:visited-style-name="Visited_20_Internet_20_Link">
 <text:span text:style-name="T4">
Крим</text:span>
 </text:a>
</text:p>
      <text:p text:style-name="P4">
Як повідомлялося, увечері 19 травня <text:a xlink:type="simple" xlink:href="https://www.ukrinform.ua/rubric-ato/3711623-v-rajoni-aeroportu-mariupola-prolunali-vibuhi.html" text:style-name="Internet_20_link" text:visited-style-name="Visited_20_Internet_20_Link">
 </text:a>
 в районіпоблизу Маріуполя, де базувалися щонайменше 150 російських загарбників тарозташовувалися системи ППО.</text:p>
      <text:p text:style-name="P4">
Source: <text:a xlink:type="simple" xlink:href="https://www.ukrinform.ua/rubric-regions/3713726-u-mariupoli-prolunav-gucnij-vibuh-andrusenko.html" text:style-name="Internet_20_link" text:visited-style-name="Visited_20_Internet_20_Link">
https://www.ukrinform.ua/rubric-regions/3713726-u-mariupoli-prolunav-gucnij-vibuh-andrusenko.html</text:a>
</text:p>
      <!--NEWS-->
      <text:h text:style-name="P10" text:outline-level="1">
<text:span text:style-name="T4">
Ворог обстріляв Токмак на Запоріжжі, щоб звинуватити ЗСУ - Маляр</text:span>
</text:h>
      <text:p text:style-name="P4">
Authors: Ukrinform (Person)</text:p>
      <text:p text:style-name="P4">
Publisher: Укринформ (Organization)</text:p>
      <text:p text:style-name="P4">
Published Time: 2023-05-24T20:51:00+03:00</text:p>
      <text:p text:style-name="P4">
Modified Time: 2023-05-24T20:51:00+03:00</text:p>
      <text:p text:style-name="P4">
Description: Ворог обстрілює тимчасово окуповані території з метою провокації, намагаючись видати обстріли за дії Збройних Сил України. — Укрінформ.</text:p>
      <text:p text:style-name="P4">
Images: ['<text:a xlink:type="simple" xlink:href="https://static.ukrinform.com/photos/2022_08/thumb_files/630_360_1660222321-926.jpg" text:style-name="Internet_20_link" text:visited-style-name="Visited_20_Internet_20_Link">
630_360_16602...</text:a>
']</text:p>
      <text:p text:style-name="P4">
Tags: ['Обстріл', 'Запоріжжя', 'Війна з Росією', 'Ганна Маляр']</text:p>
      <text:p text:style-name="P4">
Type: Article</text:p>
      <!--METADATA-->
      <text:p text:style-name="P4">
<draw:frame draw:style-name="fr1" draw:name="Image325" text:anchor-type="as-char" svg:width="6.9236in" svg:height="3.956343in" draw:z-index="0">
<draw:image xlink:href="../Images/yкринформ/2023-05-24T20-51-00-03-00/630_360_1660222321-926.jpg" xlink:type="simple" xlink:show="embed" xlink:actuate="onLoad" draw:mime-type="image/jpeg"/>
</draw:frame>
 Ворогобстрілює тимчасово окуповані території з метою провокації, намагаючись видатиобстріли за дії Збройних Сил України.</text:p>
      <text:p text:style-name="P4">
Про це повідомила у своєму <text:a xlink:type="simple" xlink:href="https://t.me/annamaliar/793" text:style-name="Internet_20_link" text:visited-style-name="Visited_20_Internet_20_Link">
 </text:a>
 заступник міністраоборони Ганна Маляр.</text:p>
      <text:p text:style-name="P4">
“Цього тижня противник здійснив провокаційний <text:a xlink:type="simple" xlink:href="https://www.ukrinform.ua/tag-obstril" text:style-name="Internet_20_link" text:visited-style-name="Visited_20_Internet_20_Link">
</text:a>
 н.п. Токмак Запорізької області зметою подальшого звинувачення ЗСУ в руйнуваннях об’єктів цивільноїінфраструктури.</text:p>
      <text:p text:style-name="P4">
Разом з тим на місці вибуху однієї з російських ракет місцеві мешканці виявилиїї уламок, на якому було написано гасло: "За братву и за победу", якиморганізатори провокації викрили себе.</text:p>
      <text:p text:style-name="P4">
З метою приховання скоєного злочину зазначений уламок ракети знімати на відеоокупантами було заборонено, а свідків інциденту попереджено про кримінальнувідповідальність за розповсюдження будь-яких коментарів”, - написалазаступниця міністра.</text:p>
      <text:p text:style-name="P4">
За інформацією Маляр, противник також цілеспрямовано знищив обладнаннямобільного зв’язку в районах н. п. Гладківка, Обривка, Нова Маячка,Виноградове, Таврійське Херсонської області для обмеження можливостейцивільного населення обміну інформацією.</text:p>
      <text:p text:style-name="P4">
"Електроустаткування мобільного зв’язку демонтовано, а вежі повалено шляхомпідрізання опор. До того ж російське окупаційне командування суворо заборонилопроїзд цивільному населенню на тимчасово окуповану територію у районі н. п.Гола Пристань, де доступна мережа українського мобільного зв’язку”, -зазначила заступниця міністра оборони.</text:p>
      <text:p text:style-name="P4">
<text:span text:style-name="T4">
Читайте також:</text:span>
 <text:a xlink:type="simple" xlink:href="https://www.ukrinform.ua/rubric-ato/3713593-na-zaporizkomu-napramku-zbilsilasa-kilkist-rosijskih-vijskovih-mer-melitopola.html" text:style-name="Internet_20_link" text:visited-style-name="Visited_20_Internet_20_Link">
 </text:a>
</text:p>
      <text:p text:style-name="P4">
Раніше міський голова Мелітополя Іван Федоров <text:a xlink:type="simple" xlink:href="https://www.ukrinform.ua/rubric-regions/3711841-rosiani-obstriluut-tokmak-ta-molocansk-abi-primusiti-ludej-evakuuvatisa-fedorov.html" text:style-name="Internet_20_link" text:visited-style-name="Visited_20_Internet_20_Link">
</text:a>
 , що ворожа арміяобстрілює Токмак та Молочанськ у Запорізькій області з метою змусити людейвиїхати.</text:p>
      <text:p text:style-name="P4">
За його словами, місцеве населення не хоче евакуюватися, всі чекають надеокупацію. За словами Федорова, навіть ті, хто евакуювався до Бердянська,повертаються додому.</text:p>
      <text:p text:style-name="P4">
Source: <text:a xlink:type="simple" xlink:href="https://www.ukrinform.ua/rubric-ato/3713728-vorog-obstrilav-tokmak-na-zaporizzi-sob-zvinuvatiti-zsu-malar.html" text:style-name="Internet_20_link" text:visited-style-name="Visited_20_Internet_20_Link">
https://www.ukrinform.ua/rubric-ato/3713728-vorog-obstrilav-tokmak-na-zaporizzi-sob-zvinuvatiti-zsu-malar.html</text:a>
</text:p>
      <!--NEWS-->
      <text:h text:style-name="P10" text:outline-level="1">
<text:span text:style-name="T4">
Білий дім вивчає повідомлення про можливе використання озброєнь США на території Росії</text:span>
</text:h>
      <text:p text:style-name="P4">
Authors: Ukrinform (Person)</text:p>
      <text:p text:style-name="P4">
Publisher: Укринформ (Organization)</text:p>
      <text:p text:style-name="P4">
Published Time: 2023-05-24T20:57:33+03:00</text:p>
      <text:p text:style-name="P4">
Modified Time: 2023-05-24T20:57:33+03:00</text:p>
      <text:p text:style-name="P4">
Description: Офіційний Вашингтон заявив, що вивчає повідомлення та зображення, які вказують на можливе залучення американського озброєння й техніки на території Росії. — Укрінформ.</text:p>
      <text:p text:style-name="P4">
Images: ['<text:a xlink:type="simple" xlink:href="https://static.ukrinform.com/photos/2023_04/thumb_files/630_360_1682353688-641.jpg" text:style-name="Internet_20_link" text:visited-style-name="Visited_20_Internet_20_Link">
630_360_16823...</text:a>
']</text:p>
      <text:p text:style-name="P4">
Tags: ['США', 'Зброя', 'Росія', 'Білий дім']</text:p>
      <text:p text:style-name="P4">
Type: Article</text:p>
      <!--METADATA-->
      <text:p text:style-name="P4">
<draw:frame draw:style-name="fr1" draw:name="Image326" text:anchor-type="as-char" svg:width="6.9236in" svg:height="3.956343in" draw:z-index="0">
<draw:image xlink:href="../Images/yкринформ/2023-05-24T20-57-33-03-00/630_360_1682353688-641.jpg" xlink:type="simple" xlink:show="embed" xlink:actuate="onLoad" draw:mime-type="image/jpeg"/>
</draw:frame>
 ОфіційнийВашингтон заявив, що вивчає повідомлення та зображення, які вказують наможливе залучення американського озброєння й техніки на території Росії.</text:p>
      <text:p text:style-name="P4">
Про це заявив у середу під час телефонного брифінгу координатор Радинацбезпеки Білого дому Джон Кірбі, передає власний кореспондент Укрінформу.</text:p>
      <text:p text:style-name="P4">
«Ми вивчаємо повідомлення про те, що американське обладнання та транспортнізасоби могли бути залучені (до операції в Бєлгородській області – ред.)»,-зауважив представник Білого дому.</text:p>
      <text:p text:style-name="P4">
Водночас, за його словами, <text:a xlink:type="simple" xlink:href="https://www.ukrinform.ua/tag-ssa" text:style-name="Internet_20_link" text:visited-style-name="Visited_20_Internet_20_Link">
 </text:a>
 чіткозаявляли, що не підтримують використання американського обладнання дляпроведення атак на російській території.</text:p>
      <text:p text:style-name="P4">
<text:span text:style-name="T4">
Читайте також:</text:span>
 <text:a xlink:type="simple" xlink:href="https://www.ukrinform.ua/rubric-ato/3713635-u-dobrovolcih-formuvan-aki-zajsli-dnami-do-belgorodskoi-oblasti-vtrat-nemae-komandir-rdk.html" text:style-name="Internet_20_link" text:visited-style-name="Visited_20_Internet_20_Link">
 <text:span text:style-name="T4">
Бєлгород</text:span>
 </text:a>
</text:p>
      <text:p text:style-name="P4">
Як повідомляв Укрінформ, у понеділок, 22 травня, у Бєлгородській області Росіїпочалися вибухи. Згодом «Русский добровольческий корпус» (РДК) та Легіон«Свобода Росії», заявили, що вони ведуть визвольну боротьбу за поваленняпутінського режиму та за свободу для свого народу. У цьому зв’язку вДерждепартаменті зазначили, що Сполучені Штати не забезпечують Українуможливостями для завдання ударів за межами її території та не заохочуютьукраїнське керівництво до цього. Водночас, у Держдепі підкреслили, що Українасама приймає рішення, як їй вести бойові операції.</text:p>
      <text:p text:style-name="P4">
Source: <text:a xlink:type="simple" xlink:href="https://www.ukrinform.ua/rubric-ato/3713730-bilij-dim-vivcae-povidomlenna-pro-mozlive-vikoristanna-ozbroen-ssa-na-teritorii-rosii.html" text:style-name="Internet_20_link" text:visited-style-name="Visited_20_Internet_20_Link">
https://www.ukrinform.ua/rubric-ato/3713730-bilij-dim-vivcae-povidomlenna-pro-mozlive-vikoristanna-ozbroen-ssa-na-teritorii-rosii.html</text:a>
</text:p>
      <!--NEWS-->
      <text:h text:style-name="P10" text:outline-level="1">
<text:span text:style-name="T4">
Сили оборони знищили ворожий Ка-52 та чотири дрони-камікадзе</text:span>
</text:h>
      <text:p text:style-name="P4">
Author: ['АРМІЯINFORM']</text:p>
      <text:p text:style-name="P4">
Time: 2023-05-24T21:00:00-04:00</text:p>
      <text:p text:style-name="P4">
Description: Авіація Сил оборони за добу завдала 1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ka-52.jpg" text:style-name="Internet_20_link" text:visited-style-name="Visited_20_Internet_20_Link">
ka-52.jpg</text:a>
']</text:p>
      <text:p text:style-name="P4">
Tags: ['STOPRUSSIA', 'АГРЕСІЯ РФ', 'ВІЙНА', 'ВТОРГНЕННЯ РФ', 'ВТРАТИ ВОРОГА', 'ГШ ЗСУ', 'ОПЕРАТИВНА ІНФОРМАЦІЯ', 'РАНКОВЕ ЗВЕДЕННЯ', 'ХРОНІКА ОБОРОНИ']</text:p>
      <text:p text:style-name="P4">
Category: News</text:p>
      <!--METADATA-->
      <text:p text:style-name="P4">
<draw:frame draw:style-name="fr1" draw:name="Image327" text:anchor-type="as-char" svg:width="6.9236in" svg:height="4.15416in" draw:z-index="0">
<draw:image xlink:href="../Images/AРМІЯINFORM/2023-05-24T21-00-00-04-00/ka-52.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5 ударів по районах зосередженняособового складу та військової техніки противника, з яких 3 — по зенітно-ракетних комплексах.</text:p>
      <text:p text:style-name="P4">
Про це<text:a xlink:type="simple" xlink:href="https://www.facebook.com/GeneralStaff.ua/posts/pfbid02VsPKGcJn98E6s23tkQnsGprSxu9RdWebJyZCerNNYf1e9NXhYPdPxy5bbvfisE6l" text:style-name="Internet_20_link" text:visited-style-name="Visited_20_Internet_20_Link">
повідомляє</text:a>
Генеральний штаб Збройних Сил України.</text:p>
      <text:p text:style-name="P4">
«Також минулої доби наші воїни знищили ворожий ударно-розвідувальний вертолітКа-52, 4 ударні БПЛА типу Shahed та 1 розвідувальний дрон типу Zala», —йдеться в повідомленні.</text:p>
      <text:p text:style-name="P4">
За інформацією ГШ ЗСУ, крім того, підрозділи ракетних військ і артилеріїуразили 3 пункти управління, 4 райони зосередження озброєння та військовоїтехніки, 1 склад боєприпасів, 2 артилерійські підрозділи на вогневих позиціяхта ще 3 важливі цілі противника.</text:p>
      <text:p text:style-name="P4">
Source: <text:a xlink:type="simple" xlink:href="https://armyinform.com.ua/2023/05/24/syly-oborony-znyshhyly-vorozhyj-ka-52-ta-chotyry-drony-kamikadze/" text:style-name="Internet_20_link" text:visited-style-name="Visited_20_Internet_20_Link">
https://armyinform.com.ua/2023/05/24/syly-oborony-znyshhyly-vorozhyj-ka-52-ta-chotyry-drony-kamikadze/</text:a>
</text:p>
      <!--NEWS-->
      <text:h text:style-name="P10" text:outline-level="1">
<text:span text:style-name="T4">
Єрмак про початок тренування українських пілотів на F-16: Йдеться про дні, максимум тижні</text:span>
</text:h>
      <text:p text:style-name="P4">
Authors: Ukrinform (Person)</text:p>
      <text:p text:style-name="P4">
Publisher: Укринформ (Organization)</text:p>
      <text:p text:style-name="P4">
Published Time: 2023-05-24T21:01:00+03:00</text:p>
      <text:p text:style-name="P4">
Modified Time: 2023-05-24T21:01:00+03:00</text:p>
      <text:p text:style-name="P4">
Description: Тренування українських пілотів на винищувачах F-16 розпочнуться дуже скоро, йдеться про дні, максимум тижні. — Укрінформ.</text:p>
      <text:p text:style-name="P4">
Images: ['<text:a xlink:type="simple" xlink:href="https://static.ukrinform.com/photos/2022_11/thumb_files/630_360_1669798236-525.jpeg" text:style-name="Internet_20_link" text:visited-style-name="Visited_20_Internet_20_Link">
630_360_16697...</text:a>
']</text:p>
      <text:p text:style-name="P4">
Tags: ['Винищувач', 'Єрмак', 'Війна з Росією', 'Єдині новини', 'Падготовка пілотів', 'F-16']</text:p>
      <text:p text:style-name="P4">
Type: Article</text:p>
      <!--METADATA-->
      <text:p text:style-name="P4">
<draw:frame draw:style-name="fr1" draw:name="Image328" text:anchor-type="as-char" svg:width="6.9236in" svg:height="3.956343in" draw:z-index="0">
<draw:image xlink:href="../Images/yкринформ/2023-05-24T21-01-00-03-00/630_360_1669798236-525.jpeg" xlink:type="simple" xlink:show="embed" xlink:actuate="onLoad" draw:mime-type="image/jpeg"/>
</draw:frame>
Тренування українських пілотів на винищувачах F-16 розпочнуться дуже скоро,йдеться про дні, максимум тижні.</text:p>
      <text:p text:style-name="P4">
Про це в ефірі загальнонаціонального телемарафону “Єдині новини” сказавкерівник Офісу Президента Андрій Єрмак, передає Укрінформ.</text:p>
      <text:p text:style-name="P4">
“Що стосується отримання Україною літаків. По-перше, йдеться про початоктренування, і ці тренування почнуться вже дуже-дуже скоро, і мова йде про дні,максимум тижні. Що стосується надання літаків. По-перше, <text:a xlink:type="simple" xlink:href="https://www.ukrinform.ua/tag-litak" text:style-name="Internet_20_link" text:visited-style-name="Visited_20_Internet_20_Link">
</text:a>
 будуть нам надаватися країнами-партнерами, які до цього вже заявили про готовність постачання цих літаків, іпотім до цього приєднаються США”, - сказав Єрмак.</text:p>
      <text:p text:style-name="P4">
Він додав, що Президент Володимир Зеленський подякував Президенту США ДжорджуБайдену за сприяння в отриманні Україною F-16.</text:p>
      <text:p text:style-name="P4">
<text:span text:style-name="T4">
Читайте також:</text:span>
 <text:a xlink:type="simple" xlink:href="https://www.ukrinform.ua/rubric-ato/3713701-trenuvanna-ukrainskih-pilotiv-vidkrivae-slah-dla-postacanna-ukraini-f16-stoltenberg.html" text:style-name="Internet_20_link" text:visited-style-name="Visited_20_Internet_20_Link">
 <text:span text:style-name="T4">
пілотів</text:span>
 </text:a>
</text:p>
      <text:p text:style-name="P4">
“Те, про що говорили наші президенти, під час візиту Байдена до Києва, коливін сказав, що зробить все, щоб Україна отримала літаки, він дійсно зробив. Ітому дійсно велика подяка і президенту, і конгресу США, і обом палатам, іБілому Дому, і всім американцям, тому що ми маємо велику підтримкуамериканського народу”, - сказав Єрмак.</text:p>
      <text:p text:style-name="P4">
Керівник Офісу Президента зазначив також, що питання контрнаступу залишаєтьсяу сфері ставки Верховного Головнокомандувача, військових.</text:p>
      <text:p text:style-name="P4">
<text:span text:style-name="T4">
Читайте також:</text:span>
 <text:a xlink:type="simple" xlink:href="https://www.ukrinform.ua/rubric-ato/3713334-na-12-ramstajni-obgovorat-peredacu-ukraini-f16.html" text:style-name="Internet_20_link" text:visited-style-name="Visited_20_Internet_20_Link">
 </text:a>
</text:p>
      <text:p text:style-name="P4">
“По-перше, по строках (контрнаступу — ред.), залишимо питання контрнаступунашим воїнам, ставці Верховного Головнокомандувача, ми всі чекаємоконтрнаступу, ми всі робимо все, щоб він був успішний, але всі інші деталібуду офіційно повідомляти, коли на це буде час”, - сказав Єрмак.</text:p>
      <text:p text:style-name="P4">
Як повідомлялося, Президент Володимир Зеленський подякував лідерам країн G7 запротиповітряну оборону для українського неба. Про це він сказав у виступі насесії саміту країн «Групи семи» та України.</text:p>
      <text:p text:style-name="P4">
<text:span text:style-name="T5">
Фото: ОП</text:span>
</text:p>
      <text:p text:style-name="P4">
Source: <text:a xlink:type="simple" xlink:href="https://www.ukrinform.ua/rubric-ato/3713733-ermak-pro-pocatok-trenuvanna-ukrainskih-pilotiv-na-f16-jdetsa-pro-dni-maksimum-tizni.html" text:style-name="Internet_20_link" text:visited-style-name="Visited_20_Internet_20_Link">
https://www.ukrinform.ua/rubric-ato/3713733-ermak-pro-pocatok-trenuvanna-ukrainskih-pilotiv-na-f16-jdetsa-pro-dni-maksimum-tizni.html</text:a>
</text:p>
      <!--NEWS-->
      <text:h text:style-name="P10" text:outline-level="1">
<text:span text:style-name="T4">
Чехія купує 246 гусеничних бойових машин піхоти CV90</text:span>
</text:h>
      <text:p text:style-name="P4">
Authors: Ukrinform (Person)</text:p>
      <text:p text:style-name="P4">
Publisher: Укринформ (Organization)</text:p>
      <text:p text:style-name="P4">
Published Time: 2023-05-24T21:09:00+03:00</text:p>
      <text:p text:style-name="P4">
Modified Time: 2023-05-24T21:09:00+03:00</text:p>
      <text:p text:style-name="P4">
Description: Уряд Чеської Республіки схвалив у середу закупівлю 246 гусеничних бойових машин піхоти CV90 вартістю 59,7 мільярда крон (понад 2,5 мільярда євро). — Укрінформ.</text:p>
      <text:p text:style-name="P4">
Images: ['<text:a xlink:type="simple" xlink:href="https://static.ukrinform.com/photos/2023_05/thumb_files/630_360_1684951140-786.jpg" text:style-name="Internet_20_link" text:visited-style-name="Visited_20_Internet_20_Link">
630_360_16849...</text:a>
']</text:p>
      <text:p text:style-name="P4">
Tags: ['Чехія', 'Швеція', 'Військова техніка']</text:p>
      <text:p text:style-name="P4">
Type: Article</text:p>
      <!--METADATA-->
      <text:p text:style-name="P4">
<draw:frame draw:style-name="fr1" draw:name="Image329" text:anchor-type="as-char" svg:width="6.9236in" svg:height="3.956343in" draw:z-index="0">
<draw:image xlink:href="../Images/yкринформ/2023-05-24T21-09-00-03-00/630_360_1684951140-786.jpg" xlink:type="simple" xlink:show="embed" xlink:actuate="onLoad" draw:mime-type="image/jpeg"/>
</draw:frame>
 УрядЧеської Республіки схвалив у середу закупівлю 246 гусеничних бойових машинпіхоти CV90 вартістю 59,7 мільярда крон (понад 2,5 мільярда євро).</text:p>
      <text:p text:style-name="P4">
Про це на пресконференції після засідання уряду повідомили його очільник ПетрФіала та міністерка оборони Яна Чернохова, передає Укрінформ.</text:p>
      <text:p text:style-name="P4">
«Ми сьогодні ухвалили закупівлю 246 гусеничних бойових машин піхоти CV90 за59,7 мільярда крон», - поінформував Фіала, додавши, що до проєкту виробництвабудуть залучені значною мірою чеські фірми.</text:p>
      <text:p text:style-name="P4">
Прем’єр зауважив, що за сучасних умов модернізація армії є пріоритетом, арішення щодо БМП назвав дуже важливим для майбутнього країни.</text:p>
      <text:p text:style-name="P4">
«Перший БМП може прибути у 2026 році, до 2030 року всі машини повинні бутитут», — сказала Чернохова.</text:p>
      <text:p text:style-name="P4">
Чехія закупить машини у компанії BAE Systems Hägglunds AB, Швеція. Довиробництва, за умовами угоди, будуть залучені близько трьох десятків чеськихкомпаній. Частка чеських компаній у виробництві має сягати не менше 40%вартості замовлення, але, за словами Фіали, це буде навіть більше. Чорноховадодала, що ця співпраця відкриває подальші можливості для чеських компаній.</text:p>
      <text:p text:style-name="P4">
Відповідні контракти зі шведською стороною вже підписані.</text:p>
      <text:p text:style-name="P4">
Переговори почалися ще 9 років тому, від початку планувалися закупити 210машин за 51,7 мільярда крон, однак через постійне здорожчання технікиМіноборони вирішило скористатися пропозицією закупити додатково 36 машин зпевною знижкою.</text:p>
      <text:p text:style-name="P4">
Це найбільша закупівля військового обладнання в сучасній історії <text:a xlink:type="simple" xlink:href="https://www.ukrinform.ua/tag-cehia" text:style-name="Internet_20_link" text:visited-style-name="Visited_20_Internet_20_Link">
</text:a>
 та один з найбільших державнихконтрактів за всю історію.</text:p>
      <text:p text:style-name="P4">
<text:span text:style-name="T4">
Читайте також:</text:span>
 <text:a xlink:type="simple" xlink:href="https://www.ukrinform.ua/rubric-ato/3713625-svejcaria-prodast-nimeccini-25-tankiv-leopard-2-ukraina-zmoze-otrimati-bilse-zbroi.html" text:style-name="Internet_20_link" text:visited-style-name="Visited_20_Internet_20_Link">
 <text:span text:style-name="T4">
Швейцарія</text:span>
 </text:a>
</text:p>
      <text:p text:style-name="P4">
CV90 створена для важких умов і складної місцевості та пройшла бойовівипробування.</text:p>
      <text:p text:style-name="P4">
<text:span text:style-name="T5">
Фото: ČTK/Šálek Václav</text:span>
</text:p>
      <text:p text:style-name="P4">
Source: <text:a xlink:type="simple" xlink:href="https://www.ukrinform.ua/rubric-world/3713734-cehia-kupue-246-gusenicnih-bojovih-masin-pihoti-cv90.html" text:style-name="Internet_20_link" text:visited-style-name="Visited_20_Internet_20_Link">
https://www.ukrinform.ua/rubric-world/3713734-cehia-kupue-246-gusenicnih-bojovih-masin-pihoti-cv90.html</text:a>
</text:p>
      <!--NEWS-->
      <text:h text:style-name="P10" text:outline-level="1">
<text:span text:style-name="T4">
Україна в ОБСЄ: Без сучасних винищувачів повітряний щит буде неповноцінним</text:span>
</text:h>
      <text:p text:style-name="P4">
Authors: Ukrinform (Person)</text:p>
      <text:p text:style-name="P4">
Publisher: Укринформ (Organization)</text:p>
      <text:p text:style-name="P4">
Published Time: 2023-05-24T21:11:00+03:00</text:p>
      <text:p text:style-name="P4">
Modified Time: 2023-05-24T21:11:00+03:00</text:p>
      <text:p text:style-name="P4">
Description: Надання Україні надійних систем ППО допомогло захистити цивільну та стратегічну інфраструктуру від російських ракетних атак, однак для завершення створення повноцінного повітряного щита потребуються сучасні винищувачі. — Укрінформ.</text:p>
      <text:p text:style-name="P4">
Images: ['<text:a xlink:type="simple" xlink:href="https://static.ukrinform.com/photos/2019_07/thumb_files/630_360_1562480147-217.jpg" text:style-name="Internet_20_link" text:visited-style-name="Visited_20_Internet_20_Link">
630_360_15624...</text:a>
']</text:p>
      <text:p text:style-name="P4">
Tags: ['ОБСЄ', 'Україна', 'Винищувач', 'Війна з Росією']</text:p>
      <text:p text:style-name="P4">
Type: Article</text:p>
      <!--METADATA-->
      <text:p text:style-name="P4">
<draw:frame draw:style-name="fr1" draw:name="Image330" text:anchor-type="as-char" svg:width="6.9236in" svg:height="3.956343in" draw:z-index="0">
<draw:image xlink:href="../Images/yкринформ/2023-05-24T21-11-00-03-00/630_360_1562480147-217.jpg" xlink:type="simple" xlink:show="embed" xlink:actuate="onLoad" draw:mime-type="image/jpeg"/>
</draw:frame>
 НаданняУкраїні надійних систем ППО допомогло захистити цивільну та стратегічнуінфраструктуру від російських ракетних атак, однак для завершення створенняповноцінного повітряного щита потребуються сучасні винищувачі.</text:p>
      <text:p text:style-name="P4">
Як передає власний кореспондент Укрінформу, про це заявила заступницяпостійного представника України при міжнародних організаціях у Відні НаталіяКостенко під час засідання Форуму з безпекового співробітництва ОБСЄ у середуу столиці Австрії.</text:p>
      <text:p text:style-name="P4">
"Надання Україні надійних систем протиповітряної оборони допомогло захиститицивільну та стратегічну інфраструктуру від російських ракетних атак іврятувати життя людей. Україна глибоко вдячна партнерам за вже наданудопомогу, а також за рішення тренувати наших пілотів на сучасних <text:a xlink:type="simple" xlink:href="https://www.ukrinform.ua/tag-litak" text:style-name="Internet_20_link" text:visited-style-name="Visited_20_Internet_20_Link">
</text:a>
 . Український повітряний щит не можебути повноцінним без сучасних літаків. І їх поява в українському небі станедійсно історичним моментом", - сказала вона.</text:p>
      <text:p text:style-name="P4">
Костенко наголосила на важливості того, щоб РФ була "позбавлена інструментівдля вчинення злочину агресії проти України" і щоб "держава-агресор ніколибільше не могла застосувати силу проти будь-якої іншої країни".</text:p>
      <text:p text:style-name="P4">
"У цьому контексті принцип превентивної безпеки, на нашу думку, є надзвичайноактуальним для стримування та попередження можливих актів агресії умайбутньому. Тому пропозиції України щодо пакету безпекових гарантій станутьмиротворчим фактором для України і не тільки", - заявила заступниця очільникукраїнської місії в ОБСЄ.</text:p>
      <text:p text:style-name="P4">
<text:span text:style-name="T4">
Читайте також:</text:span>
 <text:a xlink:type="simple" xlink:href="https://www.ukrinform.ua/rubric-polytics/3712655-stefancuk-zaklikav-sveciu-peredati-ukraini-vinisuvaci-gripen.html" text:style-name="Internet_20_link" text:visited-style-name="Visited_20_Internet_20_Link">
 <text:span text:style-name="T4">
винищувачі</text:span>
 </text:a>
</text:p>
      <text:p text:style-name="P4">
Вона наголосила, що війна відбувається на українській землі, і саме українцівиборюють своє право на незалежність, територіальну цілісність, безпечне тауспішне майбутнє. "Будь-які мирні ініціативи та переговори мають базуватисявиключно на запропонованій Україною Формулі миру. Ми очікуємо, що деталі їїімплементації будуть обговорені на Глобальному саміті миру", - додалаКостенко.</text:p>
      <text:p text:style-name="P4">
Як повідомляв <text:a xlink:type="simple" xlink:href="https://www.ukrinform.ua/rubric-ato/3712798-derzdep-zabezpecenna-ukraini-f16-e-prioritetom-dla-ssa.html" text:style-name="Internet_20_link" text:visited-style-name="Visited_20_Internet_20_Link">
 </text:a>
 , Сполучені Штативважають пріоритетним завданням забезпечити Україну літаками F-16, і це почнереалізовуватися у взаємодії із союзниками та партнерами вже упродовж ближчихмісяців.</text:p>
      <text:p text:style-name="P4">
Речник командування Повітряних сил ЗСУ Юрій Ігнат минулого тижня заявив, щоУкраїна може отримати від міжнародних партнерів на першому етапі кількадесятків літаків F-16. За його словами, наявність в України сучаснихвинищувачів відіб’є в російської авіації бажання наближатися до кордонівУкраїни.</text:p>
      <text:p text:style-name="P4">
Source: <text:a xlink:type="simple" xlink:href="https://www.ukrinform.ua/rubric-ato/3713735-ukraina-v-obse-bez-sucasnih-vinisuvaciv-povitranij-sit-bude-nepovnocinnim.html" text:style-name="Internet_20_link" text:visited-style-name="Visited_20_Internet_20_Link">
https://www.ukrinform.ua/rubric-ato/3713735-ukraina-v-obse-bez-sucasnih-vinisuvaciv-povitranij-sit-bude-nepovnocinnim.html</text:a>
</text:p>
      <!--NEWS-->
      <text:h text:style-name="P10" text:outline-level="1">
<text:span text:style-name="T4">
У Нью-Йорку показали фільм про перші місяці війни РФ проти України</text:span>
</text:h>
      <text:p text:style-name="P4">
Authors: Ukrinform (Person)</text:p>
      <text:p text:style-name="P4">
Publisher: Укринформ (Organization)</text:p>
      <text:p text:style-name="P4">
Published Time: 2023-05-24T21:19:00+03:00</text:p>
      <text:p text:style-name="P4">
Modified Time: 2023-05-24T21:19:00+03:00</text:p>
      <text:p text:style-name="P4">
Description: У Нью-Йорку показали український документальний фільм про волонтерів, які рятували людей у перші місяці повномасштабної російської війни проти України, «Область героїв». — Укрінформ.</text:p>
      <text:p text:style-name="P4">
Images: ['<text:a xlink:type="simple" xlink:href="https://static.ukrinform.com/photos/2023_05/thumb_files/630_360_1684951846-289.jpg" text:style-name="Internet_20_link" text:visited-style-name="Visited_20_Internet_20_Link">
630_360_16849...</text:a>
', '<text:a xlink:type="simple" xlink:href="https://static.ukrinform.com/photos/2023_05/1684951846-739.jpg" text:style-name="Internet_20_link" text:visited-style-name="Visited_20_Internet_20_Link">
1684951846-73...</text:a>
']</text:p>
      <text:p text:style-name="P4">
Tags: ['Нью-Йорк', 'США', 'Україна', 'Документальне кіно', 'Війна з Росією']</text:p>
      <text:p text:style-name="P4">
Type: Article</text:p>
      <!--METADATA-->
      <text:p text:style-name="P4">
<draw:frame draw:style-name="fr1" draw:name="Image331" text:anchor-type="as-char" svg:width="6.9236in" svg:height="3.956343in" draw:z-index="0">
<draw:image xlink:href="../Images/yкринформ/2023-05-24T21-19-00-03-00/630_360_1684951846-289.jpg" xlink:type="simple" xlink:show="embed" xlink:actuate="onLoad" draw:mime-type="image/jpeg"/>
</draw:frame>
 У Нью-Йорку показали український документальний фільм про волонтерів, які рятувалилюдей у перші місяці повномасштабної російської війни проти України, «Областьгероїв».</text:p>
      <text:p text:style-name="P4">
Як передає власний кореспондент Укрінформ у Нью-Йорку, показ стрічки відбувсяна Мангеттені в кінозалі Інституті театру й кіно Лі Страсберга.</text:p>
      <text:p text:style-name="P4">
<draw:frame draw:style-name="fr1" draw:name="Image332" text:anchor-type="as-char" svg:width="6.9236in" svg:height="5.1927in" draw:z-index="0">
<draw:image xlink:href="../Images/yкринформ/2023-05-24T21-19-00-03-00/1684951846-739.jpg" xlink:type="simple" xlink:show="embed" xlink:actuate="onLoad" draw:mime-type="image/jpeg"/>
</draw:frame>
</text:p>
      <text:p text:style-name="P4">
Як пояснив у відеозверненні автор і продюсер <text:a xlink:type="simple" xlink:href="https://www.ukrinform.ua/tag-kino" text:style-name="Internet_20_link" text:visited-style-name="Visited_20_Internet_20_Link">
 </text:a>
 Олексій Комаровський, «Область Героїв» - це перша масштабнакінореконструкція реальних подій за участю українців, які врятували тисячіжиттів «у самому пеклі окупації - у Бучі, Ворзелі, Гостомелі, Ірпені та іншихмістах і селах».</text:p>
      <text:p text:style-name="P4">
Стрічка включає кілька епізодів, у яких грають самі учасники тих подій:чоловіки, котрі вивозили жителів з-під ворожих обстрілів, двоє ветеринарів, щорятували життя пораненим, 15-річний підліток, який за допомогою свого дронадопомагав українським оборонцям вражати ворожі цілі, волонтер, що евакуювавдесятки осіб з обмеженими можливостями.</text:p>
      <text:p text:style-name="P4">
<text:span text:style-name="T4">
Читайте також:</text:span>
 <text:a xlink:type="simple" xlink:href="https://www.ukrinform.ua/rubric-crimea/3712802-u-kievi-proveli-blagodijnij-pokaz-filmu-pro-deportaciu-krimskih-tatar.html" text:style-name="Internet_20_link" text:visited-style-name="Visited_20_Internet_20_Link">
 <text:span text:style-name="T4">
фільм</text:span>
 </text:a>
</text:p>
      <text:p text:style-name="P4">
«Дуже символічно, що ми показуємо український фільм у інституті, заснованомунашим видатним земляком Лі Страсбергом, який народився на Тернопільщині.Студенти, майбутні зірки Голлівуду, переглянувши наш фільм, мають змогупереконатися, що Україна - країна героїв, про яку вони ще багато чогодізнаються», - сказав Комаровський.</text:p>
      <text:p text:style-name="P4">
За словами продюсера, фільм «Область Героїв» здійснює світове турне. Його вжедемонстрували в Ізраїлі, Португалії, Польщі, країнах Балтії, Туреччині,Німеччині, Індії, Великій Британії, Тунісі, Швеції та інших країнах.</text:p>
      <text:p text:style-name="P4">
<text:span text:style-name="T4">
Читайте також:</text:span>
 <text:a xlink:type="simple" xlink:href="https://www.ukrinform.ua/rubric-culture/3711990-u-kievi-pokazali-vistavu-azovstal-golosi.html" text:style-name="Internet_20_link" text:visited-style-name="Visited_20_Internet_20_Link">
 <text:span text:style-name="T4">
Азовсталь</text:span>
 </text:a>
</text:p>
      <text:p text:style-name="P4">
Комаровський також зазначив, що стрічка готується до участі у кількохкінофестивалях.</text:p>
      <text:p text:style-name="P4">
Фільм створено українською кінокомпанією IdeaFilms у партнерстві з КиївськоюОВА та за сприяння Держкіно України. Режисер фільму - Артур Лерман. Прем‘єравідбулася в листопаді 2022 року.</text:p>
      <text:p text:style-name="P4">
Source: <text:a xlink:type="simple" xlink:href="https://www.ukrinform.ua/rubric-society/3713739-u-nujorku-pokazali-film-pro-persi-misaci-povnomasstabnoi-vijni-rf-proti-ukraini.html" text:style-name="Internet_20_link" text:visited-style-name="Visited_20_Internet_20_Link">
https://www.ukrinform.ua/rubric-society/3713739-u-nujorku-pokazali-film-pro-persi-misaci-povnomasstabnoi-vijni-rf-proti-ukraini.html</text:a>
</text:p>
      <!--NEWS-->
      <text:h text:style-name="P10" text:outline-level="1">
<text:span text:style-name="T4">
Meta провела останній етап звільнень у компанії</text:span>
</text:h>
      <text:p text:style-name="P4">
Authors: Ukrinform (Person)</text:p>
      <text:p text:style-name="P4">
Publisher: Укринформ (Organization)</text:p>
      <text:p text:style-name="P4">
Published Time: 2023-05-24T21:24:00+03:00</text:p>
      <text:p text:style-name="P4">
Modified Time: 2023-05-24T21:24:00+03:00</text:p>
      <text:p text:style-name="P4">
Description: Компанія Meta у середу здійснила останній із трьох етапів скорочення співробітників. — Укрінформ.</text:p>
      <text:p text:style-name="P4">
Images: ['<text:a xlink:type="simple" xlink:href="https://static.ukrinform.com/photos/2021_10/thumb_files/630_360_1635502952-351.jpg" text:style-name="Internet_20_link" text:visited-style-name="Visited_20_Internet_20_Link">
630_360_16355...</text:a>
']</text:p>
      <text:p text:style-name="P4">
Tags: ['Скорочення', 'Звільнення', 'Соцмережі', 'Meta']</text:p>
      <text:p text:style-name="P4">
Type: Article</text:p>
      <!--METADATA-->
      <text:p text:style-name="P4">
<draw:frame draw:style-name="fr1" draw:name="Image333" text:anchor-type="as-char" svg:width="6.9236in" svg:height="3.956343in" draw:z-index="0">
<draw:image xlink:href="../Images/yкринформ/2023-05-24T21-24-00-03-00/630_360_1635502952-351.jpg" xlink:type="simple" xlink:show="embed" xlink:actuate="onLoad" draw:mime-type="image/jpeg"/>
</draw:frame>
 КомпаніяMeta у середу здійснила останній із трьох етапів скорочення співробітників.</text:p>
      <text:p text:style-name="P4">
Як передає Укрінформ, про це повідомляє <text:a xlink:type="simple" xlink:href="https://www.reuters.com/technology/facebook-owner-meta-starts-final-round-layoffs-2023-05-24/" text:style-name="Internet_20_link" text:visited-style-name="Visited_20_Internet_20_Link">
</text:a>
 .</text:p>
      <text:p text:style-name="P4">
На початку цього року Meta стала першою великою технологічною компанією, якаоголосила про другий раунд масових <text:a xlink:type="simple" xlink:href="https://www.ukrinform.ua/tag-zvilnenna" text:style-name="Internet_20_link" text:visited-style-name="Visited_20_Internet_20_Link">
 </text:a>
.</text:p>
      <text:p text:style-name="P4">
«Кілька співробітників, які працюють у таких командах як маркетинг, рекрутинг,інженерія та корпоративні комунікації, звернулися до LinkedIn (платформа дляпошуку роботи – ред.) у середу, щоб оголосити про своє звільнення», – йдетьсяу повідомленні.</text:p>
      <text:p text:style-name="P4">
Виконавчий директор компанії Марк Цукерберг у березні заявив, що основнакількість звільнень у компанії у другому раунді проходитиме у три етапипротягом кількох місяців, і має завершитись здебільшого у травні. Він додав,що після цього ще можуть тривати деякі менші етапи скорочень.</text:p>
      <text:p text:style-name="P4">
Загалом скорочення стосувалися переважно неінженерних посад, зміцнюючи позиціїтих, хто працює над написанням кодів у Meta.</text:p>
      <text:p text:style-name="P4">
Під час квітневих скорочень у компанії звільнили близько 4000 співробітників,повідомив Цукерберг.</text:p>
      <text:p text:style-name="P4">
<text:span text:style-name="T4">
Читайте також:</text:span>
 <text:a xlink:type="simple" xlink:href="https://www.ukrinform.ua/rubric-technology/3712598-regulator-es-ostrafuvav-meta-na-rekordni-12-milarda.html" text:style-name="Internet_20_link" text:visited-style-name="Visited_20_Internet_20_Link">
 <text:span text:style-name="T4">
Meta</text:span>
 </text:a>
</text:p>
      <text:p text:style-name="P4">
У Meta в середу повідомили, що останні скорочення, ймовірно, вплинуть наблизько 490 співробітників у міжнародній штаб-квартирі в Дубліні, що становитьмайже 20% робочої сили компанії в Ірландії.</text:p>
      <text:p text:style-name="P4">
Як повідомляв <text:a xlink:type="simple" xlink:href="https://www.ukrinform.ua/rubric-technology/3610755-meta-zvilnae-ponad-11-tisac-pracivnikiv-cukerberg.html" text:style-name="Internet_20_link" text:visited-style-name="Visited_20_Internet_20_Link">
 </text:a>
 , у жовтні 2022 рокукомпанія Meta звільнила понад 11 тисяч працівників в рамках масових скорочень.</text:p>
      <text:p text:style-name="P4">
Source: <text:a xlink:type="simple" xlink:href="https://www.ukrinform.ua/rubric-technology/3713740-meta-provela-ostannij-etap-zvilnen-u-kompanii.html" text:style-name="Internet_20_link" text:visited-style-name="Visited_20_Internet_20_Link">
https://www.ukrinform.ua/rubric-technology/3713740-meta-provela-ostannij-etap-zvilnen-u-kompanii.html</text:a>
</text:p>
      <!--NEWS-->
      <text:h text:style-name="P10" text:outline-level="1">
<text:span text:style-name="T4">
АРМА планує цьогоріч перерахувати до бюджету 1,4 мільярда</text:span>
</text:h>
      <text:p text:style-name="P4">
Authors: Ukrinform (Person)</text:p>
      <text:p text:style-name="P4">
Publisher: Укринформ (Organization)</text:p>
      <text:p text:style-name="P4">
Published Time: 2023-05-24T21:30:53+03:00</text:p>
      <text:p text:style-name="P4">
Modified Time: 2023-05-24T21:30:53+03:00</text:p>
      <text:p text:style-name="P4">
Description: Національне агентство з питань виявлення, розшуку та управління активами (АРМА) прогнозує, що за підсумками 2023 року до державного бюджету буде перераховано 1,4 млрд грн. — Укрінформ.</text:p>
      <text:p text:style-name="P4">
Images: ['<text:a xlink:type="simple" xlink:href="https://static.ukrinform.com/photos/2022_08/thumb_files/630_360_1660553796-610.jpg" text:style-name="Internet_20_link" text:visited-style-name="Visited_20_Internet_20_Link">
630_360_16605...</text:a>
']</text:p>
      <text:p text:style-name="P4">
Tags: ['Бюджет', 'Гроші', 'АРМА']</text:p>
      <text:p text:style-name="P4">
Type: Article</text:p>
      <!--METADATA-->
      <text:p text:style-name="P4">
<draw:frame draw:style-name="fr1" draw:name="Image334" text:anchor-type="as-char" svg:width="6.9236in" svg:height="3.956343in" draw:z-index="0">
<draw:image xlink:href="../Images/yкринформ/2023-05-24T21-30-53-03-00/630_360_1660553796-610.jpg" xlink:type="simple" xlink:show="embed" xlink:actuate="onLoad" draw:mime-type="image/jpeg"/>
</draw:frame>
Національне агентство з питань виявлення, розшуку та управління активами(АРМА) прогнозує, що за підсумками 2023 року до державного бюджету будеперераховано 1,4 млрд грн.</text:p>
      <text:p text:style-name="P4">
Про це під час пресбрифінгу "Управління арештованими активами під час війни:аналітика, прогнози, новації" розповів т. в. о. голови Агентства з розшуку таменеджменту активів (АРМА) Дмитро Жоравович, повідомляє кореспондентУкрінформу.</text:p>
      <text:p text:style-name="P4">
"Ми знаходимо управителів та укладаємо договори управління, при цьому йдетьсяй про галузеутворюючі підприємства та компанії національного масштабу. У разіуспішного використання арештованих активів у своїй господарській діяльностіобрані управителі сплачують значні суми надходжень до державного <text:a xlink:type="simple" xlink:href="https://www.ukrinform.ua/tag-budzet" text:style-name="Internet_20_link" text:visited-style-name="Visited_20_Internet_20_Link">
</text:a>
 ", - сказав Жоравович.</text:p>
      <text:p text:style-name="P4">
За його словами, відповідно до наданих управителями програм, сукупніпрогнозовані доходи бюджету становлять 117 млн грн на місяць.</text:p>
      <text:p text:style-name="P4">
<text:span text:style-name="T4">
Читайте також:</text:span>
 <text:a xlink:type="simple" xlink:href="https://www.ukrinform.ua/rubric-economy/3710537-arma-pererahuvala-derzavi-majze-90-miljoniv-aki-nalezali-rosijskomu-oligarhu.html" text:style-name="Internet_20_link" text:visited-style-name="Visited_20_Internet_20_Link">
 <text:span text:style-name="T4">
АРМА</text:span>
 </text:a>
</text:p>
      <text:p text:style-name="P4">
"Відповідно, у річному вимірі, маємо очікуваний дохід на рівні 1,4 млрд грн",- додав очільник АРМА.</text:p>
      <text:p text:style-name="P4">
Він уточнив, що таку суму вдасться перерахувати за умов стабільності арештівактивів, сприятливої ситуації на ринку та за відсутності додаткових ризиків інегативних чинників.</text:p>
      <text:p text:style-name="P4">
Як повідомляв Укрінформ, АРМА у 2022 році перерахувала до держбюджету 1,2 млрдгрн.</text:p>
      <text:p text:style-name="P4">
<text:span text:style-name="T5">
Фото: 24TV.UA</text:span>
</text:p>
      <text:p text:style-name="P4">
Source: <text:a xlink:type="simple" xlink:href="https://www.ukrinform.ua/rubric-economy/3713742-arma-planue-cogoric-pererahuvati-do-budzetu-14-milarda.html" text:style-name="Internet_20_link" text:visited-style-name="Visited_20_Internet_20_Link">
https://www.ukrinform.ua/rubric-economy/3713742-arma-planue-cogoric-pererahuvati-do-budzetu-14-milarda.html</text:a>
</text:p>
      <!--NEWS-->
      <text:h text:style-name="P10" text:outline-level="1">
<text:span text:style-name="T4">
Українці достроково завершили виступ на ЧС-2023 з настільного тенісу</text:span>
</text:h>
      <text:p text:style-name="P4">
Authors: Ukrinform (Person)</text:p>
      <text:p text:style-name="P4">
Publisher: Укринформ (Organization)</text:p>
      <text:p text:style-name="P4">
Published Time: 2023-05-24T21:31:56+03:00</text:p>
      <text:p text:style-name="P4">
Modified Time: 2023-05-24T21:31:56+03:00</text:p>
      <text:p text:style-name="P4">
Description: У Дурбані (ПАР) триває чемпіонат світу з настільного тенісу. — Укрінформ.</text:p>
      <text:p text:style-name="P4">
Images: ['<text:a xlink:type="simple" xlink:href="https://static.ukrinform.com/photos/2023_05/thumb_files/630_360_1684953031-855.jpg" text:style-name="Internet_20_link" text:visited-style-name="Visited_20_Internet_20_Link">
630_360_16849...</text:a>
']</text:p>
      <text:p text:style-name="P4">
Tags: ['Чемпіонат світу', 'настільний теніс']</text:p>
      <text:p text:style-name="P4">
Type: Article</text:p>
      <!--METADATA-->
      <text:p text:style-name="P4">
<draw:frame draw:style-name="fr1" draw:name="Image335" text:anchor-type="as-char" svg:width="6.9236in" svg:height="3.956343in" draw:z-index="0">
<draw:image xlink:href="../Images/yкринформ/2023-05-24T21-31-56-03-00/630_360_1684953031-855.jpg" xlink:type="simple" xlink:show="embed" xlink:actuate="onLoad" draw:mime-type="image/jpeg"/>
</draw:frame>
 У Дурбані(ПАР) триває чемпіонат світу з настільного тенісу.</text:p>
      <text:p text:style-name="P4">
Українські спортсмени достроково завершили виступ, передає Укрінформ.</text:p>
      <text:p text:style-name="P4">
Кращий результат показала Ганна Гапонова, яка дійшла до 1/16 фіналу. СоломіяБратейко та Маргарита Песоцька припинили боротьбу в 1/32 фіналу.</text:p>
      <text:p text:style-name="P4">
Ярослав Жмуденко та Євген Прищепа, а також Антон Лимонов та Соломія Братейко узмішаному розряду зачохлили ракетки після першого кола змагань.</text:p>
      <text:p text:style-name="P4">
<text:span text:style-name="T4">
Читайте також:</text:span>
 <text:a xlink:type="simple" xlink:href="https://www.ukrinform.ua/rubric-sports/3713457-cetvero-ukrainok-potrapili-do-zaavki-osnovnoi-sitki-vimbldonskogo-turniru.html" text:style-name="Internet_20_link" text:visited-style-name="Visited_20_Internet_20_Link">
 </text:a>
</text:p>
      <text:p text:style-name="P4">
ЧС-2023 з настільного тенісу завершиться 28 травня.</text:p>
      <text:p text:style-name="P4">
На фото: Ганна Гапонова (Getty Images/Global Images Ukraine).</text:p>
      <text:p text:style-name="P4">
Source: <text:a xlink:type="simple" xlink:href="https://www.ukrinform.ua/rubric-sports/3713743-ukrainci-dostrokovo-zaversili-vistup-na-cs2023-z-nastilnogo-tenisu.html" text:style-name="Internet_20_link" text:visited-style-name="Visited_20_Internet_20_Link">
https://www.ukrinform.ua/rubric-sports/3713743-ukrainci-dostrokovo-zaversili-vistup-na-cs2023-z-nastilnogo-tenisu.html</text:a>
</text:p>
      <!--NEWS-->
      <text:h text:style-name="P10" text:outline-level="1">
<text:span text:style-name="T4">
Справу про розкрадання коштів на кіностудії Довженка скерували до суду</text:span>
</text:h>
      <text:p text:style-name="P4">
Authors: Ukrinform (Person)</text:p>
      <text:p text:style-name="P4">
Publisher: Укринформ (Organization)</text:p>
      <text:p text:style-name="P4">
Published Time: 2023-05-24T21:39:24+03:00</text:p>
      <text:p text:style-name="P4">
Modified Time: 2023-05-24T21:39:24+03:00</text:p>
      <text:p text:style-name="P4">
Description: Правоохоронці скерували до суду справу про розкрадання понад 4,4 млн гривень, виділених на закупівлю обладнання для Національної кіностудії художніх фільмів імені Олександра Довженка. — Укрінформ.</text:p>
      <text:p text:style-name="P4">
Images: ['<text:a xlink:type="simple" xlink:href="https://static.ukrinform.com/photos/2022_10/thumb_files/630_360_1664791948-678.jpg" text:style-name="Internet_20_link" text:visited-style-name="Visited_20_Internet_20_Link">
630_360_16647...</text:a>
']</text:p>
      <text:p text:style-name="P4">
Tags: ['НАБУ', 'Суд', 'Корупція', 'Кіностудія Довженка']</text:p>
      <text:p text:style-name="P4">
Type: Article</text:p>
      <!--METADATA-->
      <text:p text:style-name="P4">
<draw:frame draw:style-name="fr1" draw:name="Image336" text:anchor-type="as-char" svg:width="6.9236in" svg:height="3.956343in" draw:z-index="0">
<draw:image xlink:href="../Images/yкринформ/2023-05-24T21-39-24-03-00/630_360_1664791948-678.jpg" xlink:type="simple" xlink:show="embed" xlink:actuate="onLoad" draw:mime-type="image/jpeg"/>
</draw:frame>
Правоохоронці скерували до суду справу про розкрадання понад 4,4 млн гривень,виділених на закупівлю обладнання для Національної кіностудії художніх фільмівімені Олександра Довженка.</text:p>
      <text:p text:style-name="P4">
Про це повідомило <text:a xlink:type="simple" xlink:href="https://nabu.gov.ua/news/spravu-shchodo-makh-natc-i-pri-zakup-vl-obladnannia-dlia-k-nostud-dovzhenka-skerovano-do-sudu/" text:style-name="Internet_20_link" text:visited-style-name="Visited_20_Internet_20_Link">
 </text:a>
 , передаєУкрінформ.</text:p>
      <text:p text:style-name="P4">
Обвинуваченими у справі є колишній головний інженер кіностудії та генеральнийдиректор приватної компанії.</text:p>
      <text:p text:style-name="P4">
Дії обох осіб кваліфіковані за ч. 5 ст. 191 (привласнення, розтрата майна абозаволодіння ним шляхом зловживання службовим становищем) Кримінального кодексуУкраїни. Ексдиректору товариства додатково інкримінується ч. 1 ст. 209(легалізація (відмивання) майна, одержаного злочинним шляхом) ККУ.</text:p>
      <text:p text:style-name="P4">
Як встановило слідство, у листопаді 2018 року кіностудія оголосила відкритіторги на закупівлю телевізійного й аудіо-візуального обладнання.</text:p>
      <text:p text:style-name="P4">
За попередньою домовленістю перемогу в торгах здобула компанія фігуранта. Знею був укладений договір, що не передбачав <text:a xlink:type="simple" xlink:href="https://www.ukrinform.ua/tag-sankcii" text:style-name="Internet_20_link" text:visited-style-name="Visited_20_Internet_20_Link">
 </text:a>
 за порушення термінів постачання обладнання.</text:p>
      <text:p text:style-name="P4">
Згідно з умовами торгів, обладнання кіностудії мали поставити до кінця 2018року, чого так і не відбулося. Натомість колишній головний інженер доповівкерівництву про інше, унаслідок чого держпідприємство сплатило приватнійкомпанії за обладнання, яке не одержало.</text:p>
      <text:p text:style-name="P4">
<text:span text:style-name="T4">
Читайте також:</text:span>
 <text:a xlink:type="simple" xlink:href="https://www.ukrinform.ua/rubric-kyiv/3667259-rozkradanna-na-budivnictvi-podilskogo-mostu-slidstvu-vdalosa-povernuti-15-miljona.html" text:style-name="Internet_20_link" text:visited-style-name="Visited_20_Internet_20_Link">
 </text:a>
</text:p>
      <text:p text:style-name="P4">
Фактичне постачання відбулося лише у квітні 2019 року, однак не в повномуобсязі. Вартість непоставленого й оплаченого обладнання становить понад 4,4млн гривень. Заволодіння цими коштами інкримінують обвинуваченим.</text:p>
      <text:p text:style-name="P4">
Як повідомляв Укрінформ, підозри у справі про махінації на закупівлях длякіностудії Довженка були оголошені восени 2022 року. У березні-2023правоохоронці заявили про <text:a xlink:type="simple" xlink:href="https://www.ukrinform.ua/rubric-culture/3682805-nabu-i-sap-zaversili-rozsliduvanna-sodo-rozkradanna-44-miljona-dla-kinostudii-dovzenka.html" text:style-name="Internet_20_link" text:visited-style-name="Visited_20_Internet_20_Link">
 </text:a>
 .</text:p>
      <text:p text:style-name="P4">
Source: <text:a xlink:type="simple" xlink:href="https://www.ukrinform.ua/rubric-culture/3713745-spravu-pro-rozkradanna-kostiv-na-kinostudii-dovzenka-skeruvali-do-sudu.html" text:style-name="Internet_20_link" text:visited-style-name="Visited_20_Internet_20_Link">
https://www.ukrinform.ua/rubric-culture/3713745-spravu-pro-rozkradanna-kostiv-na-kinostudii-dovzenka-skeruvali-do-sudu.html</text:a>
</text:p>
      <!--NEWS-->
      <text:h text:style-name="P10" text:outline-level="1">
<text:span text:style-name="T4">
Норвегія допоможе навчати українських пілотів керувати F-16</text:span>
</text:h>
      <text:p text:style-name="P4">
Authors: Ukrinform (Person)</text:p>
      <text:p text:style-name="P4">
Publisher: Укринформ (Organization)</text:p>
      <text:p text:style-name="P4">
Published Time: 2023-05-24T21:43:00+03:00</text:p>
      <text:p text:style-name="P4">
Modified Time: 2023-05-24T21:43:00+03:00</text:p>
      <text:p text:style-name="P4">
Description: Норвегія підтримає програми підготовки українських пілотів до керування винищувачами F-16, заявив у середу міністр оборони Норвегії Бйорн Арільд Грам. — Укрінформ.</text:p>
      <text:p text:style-name="P4">
Images: ['<text:a xlink:type="simple" xlink:href="https://static.ukrinform.com/photos/2023_05/thumb_files/630_360_1684923545-673.jpg" text:style-name="Internet_20_link" text:visited-style-name="Visited_20_Internet_20_Link">
630_360_16849...</text:a>
']</text:p>
      <text:p text:style-name="P4">
Tags: ['Норвегія', 'Україна', 'Винищувач', 'Падготовка пілотів', 'F-16']</text:p>
      <text:p text:style-name="P4">
Type: Article</text:p>
      <!--METADATA-->
      <text:p text:style-name="P4">
<draw:frame draw:style-name="fr1" draw:name="Image337" text:anchor-type="as-char" svg:width="6.9236in" svg:height="3.956343in" draw:z-index="0">
<draw:image xlink:href="../Images/yкринформ/2023-05-24T21-43-00-03-00/630_360_1684923545-673.jpg" xlink:type="simple" xlink:show="embed" xlink:actuate="onLoad" draw:mime-type="image/jpeg"/>
</draw:frame>
 Норвегіяпідтримає програми підготовки українських пілотів до керування винищувачамиF-16, заявив у середу міністр оборони Норвегії Бйорн Арільд Грам.</text:p>
      <text:p text:style-name="P4">
Як передає Укрінформ, про це повідомляє <text:a xlink:type="simple" xlink:href="https://www.reuters.com/world/europe/norway-says-it-will-help-train-ukrainian-pilots-f-16-jets-2023-05-24/" text:style-name="Internet_20_link" text:visited-style-name="Visited_20_Internet_20_Link">
</text:a>
 із посиланням на NRK.</text:p>
      <text:p text:style-name="P4">
«Уряд підтримує цю ініціативу (навчання пілотів з України – ред.) тарозглядає, як Норвегія може зробити внесок разом із союзниками та партнерами»,– заявив Грам.</text:p>
      <text:p text:style-name="P4">
Однак уряд Норвегії ще не вирішив, чи передасть будь-який зі своїх літаківF-16 Україні, повідомив норвезький міністр громадському мовнику NRK.</text:p>
      <text:p text:style-name="P4">
<text:span text:style-name="T4">
Читайте також:</text:span>
 <text:a xlink:type="simple" xlink:href="https://www.ukrinform.ua/rubric-ato/3713733-ermak-pro-pocatok-trenuvanna-ukrainskih-pilotiv-na-f16-jdetsa-pro-dni-maksimum-tizni.html" text:style-name="Internet_20_link" text:visited-style-name="Visited_20_Internet_20_Link">
 <text:span text:style-name="T4">
Єрмак</text:span>
 </text:a>
</text:p>
      <text:p text:style-name="P4">
Як повідомляв Укрінформ, <text:a xlink:type="simple" xlink:href="https://www.ukrinform.ua/rubric-ato/3713040-portugalia-proponue-navcanna-ukrainskih-pilotiv-na-vinisuvacah-f16.html" text:style-name="Internet_20_link" text:visited-style-name="Visited_20_Internet_20_Link">
 </text:a>
 використовувати винищувачі F-16, але наразі не моженадіслати свої літаки, заявив у вівторок міністр закордонних справ Жоау ГомещКравіньо. Данія також висловила готовність навчати українських пілотівкерувати винищувачами F-16.</text:p>
      <text:p text:style-name="P4">
<text:span text:style-name="T4">
Читайте також:</text:span>
 <text:a xlink:type="simple" xlink:href="https://www.ukrinform.ua/rubric-ato/3713701-trenuvanna-ukrainskih-pilotiv-vidkrivae-slah-dla-postacanna-ukraini-f16-stoltenberg.html" text:style-name="Internet_20_link" text:visited-style-name="Visited_20_Internet_20_Link">
 <text:span text:style-name="T4">
Столтенберг</text:span>
 </text:a>
</text:p>
      <text:p text:style-name="P4">
Італія наразі розглядає спільно із союзниками можливість навчання українськихпілотів на військових <text:a xlink:type="simple" xlink:href="https://www.ukrinform.ua/tag-litak" text:style-name="Internet_20_link" text:visited-style-name="Visited_20_Internet_20_Link">
 </text:a>
 західнихзразків.</text:p>
      <text:p text:style-name="P4">
<text:span text:style-name="T5">
Фото: Getty Images</text:span>
</text:p>
      <text:p text:style-name="P4">
Source: <text:a xlink:type="simple" xlink:href="https://www.ukrinform.ua/rubric-ato/3713746-norvegia-dopomoze-navcati-ukrainskih-pilotiv-keruvati-f16.html" text:style-name="Internet_20_link" text:visited-style-name="Visited_20_Internet_20_Link">
https://www.ukrinform.ua/rubric-ato/3713746-norvegia-dopomoze-navcati-ukrainskih-pilotiv-keruvati-f16.html</text:a>
</text:p>
      <!--NEWS-->
      <text:h text:style-name="P10" text:outline-level="1">
<text:span text:style-name="T4">
Використання допомоги США має відповідати американським законам та вимогам - Держдеп</text:span>
</text:h>
      <text:p text:style-name="P4">
Authors: Ukrinform (Person)</text:p>
      <text:p text:style-name="P4">
Publisher: Укринформ (Organization)</text:p>
      <text:p text:style-name="P4">
Published Time: 2023-05-24T21:57:02+03:00</text:p>
      <text:p text:style-name="P4">
Modified Time: 2023-05-24T21:57:02+03:00</text:p>
      <text:p text:style-name="P4">
Description: Офіційний Вашингтон наполягає на використанні американської допомоги відповідно до чинних законів і вимог США та продовжить послідовно доносити українській стороні, що не заохочує атак по російській території.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США', 'Зброя', 'Держдеп', 'Війна з Росією', 'Бєлгородська область']</text:p>
      <text:p text:style-name="P4">
Type: Article</text:p>
      <!--METADATA-->
      <text:p text:style-name="P4">
<draw:frame draw:style-name="fr1" draw:name="Image338" text:anchor-type="as-char" svg:width="6.9236in" svg:height="3.956343in" draw:z-index="0">
<draw:image xlink:href="../Images/yкринформ/2023-05-24T21-57-02-03-00/630_360_1517552325-3537.jpg" xlink:type="simple" xlink:show="embed" xlink:actuate="onLoad" draw:mime-type="image/jpeg"/>
</draw:frame>
 ОфіційнийВашингтон наполягає на використанні американської допомоги відповідно дочинних законів і вимог США та продовжить послідовно доносити українськійстороні, що не заохочує атак по російській території.</text:p>
      <text:p text:style-name="P4">
Про це заявив у середу під час брифінгу в Вашингтоні речник Держдепу США МетьюМіллер, передає власний кореспондент Укрінформу.</text:p>
      <text:p text:style-name="P4">
«Ми надалі працюватимемо над тим, щоби допомога, яку ми надаємо їм (Україні –ред.), відповідала всім законам США та іншим чинним вимогам. І ми продовжимодоносити до українців нашу дуже чітку політику, яка полягає в тому, що ми незаохочуємо та не надаємо можливостей для атак за межами України», - зауваживпредставник Держдепу.</text:p>
      <text:p text:style-name="P4">
Він також зазначив, що уряд України демонстрував серйозне ставлення довідповідальності за збереження наданої зброї. «Це було предметом діалогу між <text:a xlink:type="simple" xlink:href="https://www.ukrinform.ua/tag-ssa" text:style-name="Internet_20_link" text:visited-style-name="Visited_20_Internet_20_Link">
</text:a>
 й Україною ще до конфлікту, і ми почалинадавати їм допомогу, необхідну для захисту», - зауважив Міллер.</text:p>
      <text:p text:style-name="P4">
<text:span text:style-name="T4">
Читайте також:</text:span>
 <text:a xlink:type="simple" xlink:href="https://www.ukrinform.ua/rubric-world/3713317-ssa-skepticno-stavlatsa-do-pravdivosti-zobrazen-iz-nacebto-zahidnou-zbroeu-v-belgorodi.html" text:style-name="Internet_20_link" text:visited-style-name="Visited_20_Internet_20_Link">
 </text:a>
</text:p>
      <text:p text:style-name="P4">
Як повідомляв Укрінформ, у середу представник Білого дому Джон Кірбі заявив,що <text:a xlink:type="simple" xlink:href="https://www.ukrinform.ua/rubric-ato/3713730-bilij-dim-vivcae-povidomlenna-pro-mozlive-vikoristanna-ozbroen-ssa-na-teritorii-rosii.html" text:style-name="Internet_20_link" text:visited-style-name="Visited_20_Internet_20_Link">
 </text:a>
 тазображення, які вказують на можливе залучення американського озброєння йтехніки на території Росії.</text:p>
      <text:p text:style-name="P4">
Source: <text:a xlink:type="simple" xlink:href="https://www.ukrinform.ua/rubric-ato/3713748-vikoristanna-dopomogi-ssa-mae-vidpovidati-amerikanskim-zakonam-ta-vimogam-derzdep.html" text:style-name="Internet_20_link" text:visited-style-name="Visited_20_Internet_20_Link">
https://www.ukrinform.ua/rubric-ato/3713748-vikoristanna-dopomogi-ssa-mae-vidpovidati-amerikanskim-zakonam-ta-vimogam-derzdep.html</text:a>
</text:p>
      <!--NEWS-->
      <text:h text:style-name="P10" text:outline-level="1">
<text:span text:style-name="T4">
В Україні щороку понад 400 тисяч осіб помирають від серцево-судинних захворювань</text:span>
</text:h>
      <text:p text:style-name="P4">
Authors: Ukrinform (Person)</text:p>
      <text:p text:style-name="P4">
Publisher: Укринформ (Organization)</text:p>
      <text:p text:style-name="P4">
Published Time: 2023-05-24T21:57:23+03:00</text:p>
      <text:p text:style-name="P4">
Modified Time: 2023-05-24T21:57:23+03:00</text:p>
      <text:p text:style-name="P4">
Description: В Україні кожного року від серцево-судинних захворювань помирають близько 400 тисяч осіб. — Укрінформ.</text:p>
      <text:p text:style-name="P4">
Images: ['<text:a xlink:type="simple" xlink:href="https://static.ukrinform.com/photos/2019_10/thumb_files/630_360_1572416895-344.jpg" text:style-name="Internet_20_link" text:visited-style-name="Visited_20_Internet_20_Link">
630_360_15724...</text:a>
']</text:p>
      <text:p text:style-name="P4">
Tags: ['Медицина', 'Україна', 'Інфаркт', 'Інсульт', 'Смертність']</text:p>
      <text:p text:style-name="P4">
Type: Article</text:p>
      <!--METADATA-->
      <text:p text:style-name="P4">
<draw:frame draw:style-name="fr1" draw:name="Image339" text:anchor-type="as-char" svg:width="6.9236in" svg:height="3.956343in" draw:z-index="0">
<draw:image xlink:href="../Images/yкринформ/2023-05-24T21-57-23-03-00/630_360_1572416895-344.jpg" xlink:type="simple" xlink:show="embed" xlink:actuate="onLoad" draw:mime-type="image/jpeg"/>
</draw:frame>
 В Українікожного року від серцево-судинних захворювань помирають близько 400 тисячосіб.</text:p>
      <text:p text:style-name="P4">
Про це повідомила на брифінгу завідувачка відділу профілактики неінфекційнихзахворювань (НІЗ), керівниця Центру знань із НІЗ ЦГЗ Ірина Сорока, передаєУкрінформ.</text:p>
      <text:p text:style-name="P4">
"У нас кожен рік більше 400 тисяч осіб помирають від серцево-судиннихзахворювань, а це 60% смертей", - зазначила вона, додавши, до перелікузахворювань, що призводять до найбільшої смертності, і діабет.</text:p>
      <text:p text:style-name="P4">
Вона акцентувала, що найбільше помирають від інсультів та інфарктів міокарда,а це саме ті захворювання, яким можна і треба запобігти.</text:p>
      <text:p text:style-name="P4">
<text:span text:style-name="T4">
Читайте також:</text:span>
 <text:a xlink:type="simple" xlink:href="https://www.ukrinform.ua/rubric-society/3707071-nszu-viplatila-medzakladam-za-likuvanna-insultiv-majze-500-miljoniv.html" text:style-name="Internet_20_link" text:visited-style-name="Visited_20_Internet_20_Link">
 <text:span text:style-name="T4">
НСЗУ</text:span>
 <text:span text:style-name="T4">
виплатила</text:span>
 <text:span text:style-name="T4">
медзакладам</text:span>
 <text:span text:style-name="T4">
лікування</text:span>
<text:span text:style-name="T4">
інсультів</text:span>
 <text:span text:style-name="T4">
майже</text:span>
 <text:span text:style-name="T4">
500</text:span>
 <text:span text:style-name="T4">
мільйонів</text:span>
</text:a>
</text:p>
      <text:p text:style-name="P4">
За словами фахівця, те, чи виникнуть ці захворювання, на 50% залежить відповедінки людини - нашої фізичної активності, харчування тощо.</text:p>
      <text:p text:style-name="P4">
"Як показують дослідження, у нас понад 50% населення є споживачами <text:a xlink:type="simple" xlink:href="https://www.ukrinform.ua/tag-alkogol" text:style-name="Internet_20_link" text:visited-style-name="Visited_20_Internet_20_Link">
</text:a>
 , більше 60% харчуються неправильно. Аце все - ті фактори ризику, які призводять до захворювань серцево-судинноїсистеми і в подальшому - до смертності", - сказала Сорока.</text:p>
      <text:p text:style-name="P4">
Вона додала, що виміряти тиск людина може і в домашніх умовах, а якщо не вміє,то може звернутися до лікаря.</text:p>
      <text:p text:style-name="P4">
"Визначення рівня глюкози у крові - це перший крок до діагностики цукровогодіабету. Це також можна пройти абсолютно безоплатно за направленням сімейноголікаря", - зазначила вона.</text:p>
      <text:p text:style-name="P4">
Також фахівець закликала населення не займатися самолікуванням.</text:p>
      <text:p text:style-name="P4">
Як повідомляв Укрінформ, понад 20% переміщених у зв’язку з російською війноюлюдей <text:a xlink:type="simple" xlink:href="https://www.ukrinform.ua/rubric-society/3670784-kozen-patij-ukrainskij-bizenec-strazdae-na-sercevosudinni-zahvoruvanna.html" text:style-name="Internet_20_link" text:visited-style-name="Visited_20_Internet_20_Link">
 </text:a>
 , а кожендвадцятий – на цукровий діабет.</text:p>
      <text:p text:style-name="P4">
Source: <text:a xlink:type="simple" xlink:href="https://www.ukrinform.ua/rubric-society/3713749-v-ukraini-soroku-ponad-400-tisac-osib-pomiraut-vid-sercevosudinnih-zahvoruvan.html" text:style-name="Internet_20_link" text:visited-style-name="Visited_20_Internet_20_Link">
https://www.ukrinform.ua/rubric-society/3713749-v-ukraini-soroku-ponad-400-tisac-osib-pomiraut-vid-sercevosudinnih-zahvoruvan.html</text:a>
</text:p>
      <!--NEWS-->
      <text:h text:style-name="P10" text:outline-level="1">
<text:span text:style-name="T4">
26 бойових зіткнень відбулося за добу на 5 напрямках — Генштаб ЗСУ</text:span>
</text:h>
      <text:p text:style-name="P4">
Author: ['АРМІЯINFORM']</text:p>
      <text:p text:style-name="P4">
Time: 2023-05-24T22:00:00-04:00</text:p>
      <text:p text:style-name="P4">
Description: Противник продовжує зосереджувати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vedennya-2.jpg" text:style-name="Internet_20_link" text:visited-style-name="Visited_20_Internet_20_Link">
zvedennya-2.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340" text:anchor-type="as-char" svg:width="6.9236in" svg:height="4.611463in" draw:z-index="0">
<draw:image xlink:href="../Images/AРМІЯINFORM/2023-05-24T22-00-00-04-00/zvedennya-2.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осереджувати основні зусилля на Куп’янському,Лиманському, Бахмутському, Авдіївському та Мар’їнському напрямках — відбулось26 бойових зіткнень. В епіцентрі бойових дій залишаються Бахмут та Мар’їнка.</text:p>
      <text:p text:style-name="P4">
Про це<text:a xlink:type="simple" xlink:href="https://www.facebook.com/GeneralStaff.ua/posts/pfbid02VsPKGcJn98E6s23tkQnsGprSxu9RdWebJyZCerNNYf1e9NXhYPdPxy5bbvfisE6l" text:style-name="Internet_20_link" text:visited-style-name="Visited_20_Internet_20_Link">
повідомляє</text:a>
Генеральний штаб Збройних Сил України.</text:p>
      <text:p text:style-name="P4">
За оперативною інформацією Генштабу ЗСУ, на Куп’янському напрямку противниквів марні наступальні дії в районі Масютівки, на Лиманському — в напрямкуБілогорівки, на Авдіївському — противник вів безрезультатні наступальні дії внапрямку Первомайського.</text:p>
      <text:p text:style-name="P4">
«На Бахмутському напрямку протягом доби противник вів безуспішні наступальнідії в напрямку Хромового», — повідомляє ГШ ЗСУ.</text:p>
      <text:p text:style-name="P4">
Source: <text:a xlink:type="simple" xlink:href="https://armyinform.com.ua/2023/05/24/26-bojovyh-zitknen-vidbulosya-za-dobu-na-5-napryamkah-genshtab-zsu/" text:style-name="Internet_20_link" text:visited-style-name="Visited_20_Internet_20_Link">
https://armyinform.com.ua/2023/05/24/26-bojovyh-zitknen-vidbulosya-za-dobu-na-5-napryamkah-genshtab-zsu/</text:a>
</text:p>
      <!--NEWS-->
      <text:h text:style-name="P10" text:outline-level="1">
<text:span text:style-name="T4">
Шольц обіцяє підтримку муніципалітетам, які приймають українських біженців</text:span>
</text:h>
      <text:p text:style-name="P4">
Authors: Ukrinform (Person)</text:p>
      <text:p text:style-name="P4">
Publisher: Укринформ (Organization)</text:p>
      <text:p text:style-name="P4">
Published Time: 2023-05-24T22:08:00+03:00</text:p>
      <text:p text:style-name="P4">
Modified Time: 2023-05-24T22:08:00+03:00</text:p>
      <text:p text:style-name="P4">
Description: Німеччина надала прихисток понад мільйону біженців війни з України, на їх підтримку було виділено рекордні суми. — Укрінформ.</text:p>
      <text:p text:style-name="P4">
Images: ['<text:a xlink:type="simple" xlink:href="https://static.ukrinform.com/photos/2018_03/thumb_files/630_360_1520865366-1846.jpg" text:style-name="Internet_20_link" text:visited-style-name="Visited_20_Internet_20_Link">
630_360_15208...</text:a>
']</text:p>
      <text:p text:style-name="P4">
Tags: ['Німеччина', 'Біженці', 'допомога', 'Шольц']</text:p>
      <text:p text:style-name="P4">
Type: Article</text:p>
      <!--METADATA-->
      <text:p text:style-name="P4">
<draw:frame draw:style-name="fr1" draw:name="Image341" text:anchor-type="as-char" svg:width="6.9236in" svg:height="3.956343in" draw:z-index="0">
<draw:image xlink:href="../Images/yкринформ/2023-05-24T22-08-00-03-00/630_360_1520865366-1846.jpg" xlink:type="simple" xlink:show="embed" xlink:actuate="onLoad" draw:mime-type="image/jpeg"/>
</draw:frame>
 Німеччинанадала прихисток понад мільйону біженців війни з України, на їх підтримку буловиділено рекордні суми.</text:p>
      <text:p text:style-name="P4">
Про це заявив канцлер ФРН Олаф Шольц на генеральній асамблеї Німецькоїасоціації міст у середу, повідомляє кореспондент Укрінформу.</text:p>
      <text:p text:style-name="P4">
«Кожен, хто бере участь, хто долучився, заслуговує нашої найбільшої поваги тапідтримки», — сказав Шольц. Тільки цього року федеральний уряд, за словамийого очільника, виділив федеральним землям і муніципалітетам на питання,пов’язані з біженцями, понад 15 мільярдів євро, що значно більше, ніж у 2015та 2016 роках, коли фіксувалися «хвилі» біженців.</text:p>
      <text:p text:style-name="P4">
Але, зауважив канцлер, не треба зводити всі питання з міграцією і біженцями дофінансових питань. Він наголосив на необхідності упорядкування міграції,зокрема, цифровізації імміграційних органів у федеральних землях імуніципалітетах, а також забезпечення депортації тих, хто не має шансівотримати легальних прав залишитися у <text:a xlink:type="simple" xlink:href="https://www.ukrinform.ua/tag-nimeccina" text:style-name="Internet_20_link" text:visited-style-name="Visited_20_Internet_20_Link">
 </text:a>
 .</text:p>
      <text:p text:style-name="P4">
«Кожен, хто не має права залишатися тут, повинен покинути Німеччину», -підкреслив політик.</text:p>
      <text:p text:style-name="P4">
Водночас легальних мігрантів у Німеччині вітають, адже країна потребує робочихрук.</text:p>
      <text:p text:style-name="P4">
«Ми країна, що розвивається, і хочемо більше інновацій, більше відновлюваноїенергії та більше інфраструктури», — сказав Шольц. Для досягнення цих цілей,зауважив він, необхідна імміграція кваліфікованих працівників.</text:p>
      <text:p text:style-name="P4">
«Із законом про кваліфіковану імміграцію ми створюємо одну з найпрогресивнішихнорм у світі та залучити талановитих, мотивованих і кваліфікованих жінок ічоловіків», – упевнений федеральний канцлер.</text:p>
      <text:p text:style-name="P4">
<text:span text:style-name="T4">
Читайте також:</text:span>
 <text:a xlink:type="simple" xlink:href="https://www.ukrinform.ua/rubric-polytics/3713121-solc-vpevnenij-so-ukraina-peremoze-ta-stane-clenom-es.html" text:style-name="Internet_20_link" text:visited-style-name="Visited_20_Internet_20_Link">
 <text:span text:style-name="T4">
Шольц</text:span>
 </text:a>
</text:p>
      <text:p text:style-name="P4">
Він зупинився у своєму виступі на різноманітних викликах, які стоять передкраїною, серед яких одним з найбільших є наслідки загарбницької війни Росіїпроти України.</text:p>
      <text:p text:style-name="P4">
У Німеччині налічується 12 тисяч міст і громад. Німецька асоціація міст, в якувходять 3200 міст і муніципалітетів, збирається кожні два роки.</text:p>
      <text:p text:style-name="P4">
Source: <text:a xlink:type="simple" xlink:href="https://www.ukrinform.ua/rubric-society/3713750-solc-obicae-pidtrimku-municipalitetam-aki-prijmaut-ukrainskih-bizenciv.html" text:style-name="Internet_20_link" text:visited-style-name="Visited_20_Internet_20_Link">
https://www.ukrinform.ua/rubric-society/3713750-solc-obicae-pidtrimku-municipalitetam-aki-prijmaut-ukrainskih-bizenciv.html</text:a>
</text:p>
      <!--NEWS-->
      <text:h text:style-name="P10" text:outline-level="1">
<text:span text:style-name="T4">
Український F-16 стане сигналом від світу, що Росія лише втрачатиме - Зеленський</text:span>
</text:h>
      <text:p text:style-name="P4">
Authors: Ukrinform (Person)</text:p>
      <text:p text:style-name="P4">
Publisher: Укринформ (Organization)</text:p>
      <text:p text:style-name="P4">
Published Time: 2023-05-24T22:12:00+03:00</text:p>
      <text:p text:style-name="P4">
Modified Time: 2023-05-24T22:12:00+03:00</text:p>
      <text:p text:style-name="P4">
Description: Перший же український F-16 стане одним із найсильніших сигналів від світу, що Росія через її ж агресію лише втрачатиме – буде слабшою, ставатиме ще більш ізольованою.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Авіація', 'ЗСУ', 'Винищувач', 'Зеленський', 'Війна з Росією', '#stoprussia', 'F-16']</text:p>
      <text:p text:style-name="P4">
Type: Article</text:p>
      <!--METADATA-->
      <text:p text:style-name="P4">
<draw:frame draw:style-name="fr1" draw:name="Image342" text:anchor-type="as-char" svg:width="6.9236in" svg:height="3.956343in" draw:z-index="0">
<draw:image xlink:href="../Images/yкринформ/2023-05-24T22-12-00-03-00/630_360_1682862659-378.jpeg" xlink:type="simple" xlink:show="embed" xlink:actuate="onLoad" draw:mime-type="image/jpeg"/>
</draw:frame>
 Перший жеукраїнський F-16 стане одним із найсильніших сигналів від світу, що Росіячерез її ж агресію лише втрачатиме – буде слабшою, ставатиме ще більшізольованою.</text:p>
      <text:p text:style-name="P4">
На цьому наголосив 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_Відео:<text:a xlink:type="simple" xlink:href="https://t.me/OP_UA/9572" text:style-name="Internet_20_link" text:visited-style-name="Visited_20_Internet_20_Link">
 </text:a>
 _</text:p>
      <text:p text:style-name="P4">
<text:span text:style-name="T4">
<text:span text:style-name="T5">
Бажаю здоровʼя, шановні українці!</text:span>
 </text:span>
</text:p>
      <text:p text:style-name="P4">
Провів сьогодні перше засідання Ставки після усіх важливих візитів, зустрічейі рішень – оборонних рішень, над якими ми працювали доволі довго й осьотримуємо їх у взаємодії з партнерами.</text:p>
      <text:p text:style-name="P4">
Передусім це стосується авіаційної коаліції – коаліції сучасних винищувачівдля України.</text:p>
      <text:p text:style-name="P4">
Ми робимо все, щоб скоротити час до результату, до появи в українському небінових і потужних літаків з українськими пілотами.</text:p>
      <text:p text:style-name="P4">
Зрозуміло, що цей глобальний крок дасть змогу розширити наші оборонніможливості. Бо лише з потужними <text:a xlink:type="simple" xlink:href="https://www.ukrinform.ua/tag-vinisuvac" text:style-name="Internet_20_link" text:visited-style-name="Visited_20_Internet_20_Link">
 </text:a>
система протиповітряної оборони стає повноцінною.</text:p>
      <text:p text:style-name="P4">
А з іншого боку, перший же український F-16 стане одним із найсильнішихсигналів від світу, що Росія через її ж агресію лише втрачатиме – будеслабшою, ставатиме ще більш ізольованою.</text:p>
      <text:p text:style-name="P4">
Це буде сигнал, що російський терор програв, а наш світ, який заснований наповазі до незалежних націй і до права народів самим обирати свій шлях,вистояв.</text:p>
      <text:p text:style-name="P4">
Ми підготуємо всю необхідну базу, щоб такий наш авіаційний перехід відбувсямаксимально швидко й ефективно.</text:p>
      <text:p text:style-name="P4">
Наші воїни вже довели, що можуть опанувати сучасну зброю так результативно, яквід нас навіть не очікували. З літаками, я впевнений, буде так само успішно.</text:p>
      <text:p text:style-name="P4">
Головне – швидкість тренування і постачання, тобто час, який мине міжрішеннями й реальним захистом нашого неба.</text:p>
      <text:p text:style-name="P4">
Сьогодні на Ставці, як і завжди, заслухав звіти командувачів, Головкома,керівника ГУР щодо поточної ситуації на фронті, нашої протидії окупанту й тихможливостей, які Росія збирається використати проти нас.</text:p>
      <text:p text:style-name="P4">
Знаємо, чим відповідати. Зокрема, це стосується ракетної загрози та постійноготерору дронами-камікадзе.</text:p>
      <text:p text:style-name="P4">
Зараз Росія дедалі частіше вдається до так званих комбінованих ударів – різнітипи ракет, різні типи дронів.</text:p>
      <text:p text:style-name="P4">
Дякую нашим Повітряним силам, усім нашим захисникам неба, нашій розвідці – зате, що наш захист удосконалюється швидше, ніж Росія встигає змінювати своютактику терору.</text:p>
      <text:p text:style-name="P4">
Якщо взяти, до прикладу, лише одне знаряддя російського терору – іранські«Шахеди», то на сьогодні на рахунку наших воїнів майже 900 цих збитих дронів.Загалом же проти України було застосовано близько 1160 «Шахедів». Більшість –збиваємо.</text:p>
      <text:p text:style-name="P4">
І постійно шукаємо інструменти, щоб зробити кількість збиття іранських дронівповною.</text:p>
      <text:p text:style-name="P4">
Але сьогодні, зважаючи на те, що такі удари тривають постійно, хотів бизвернутися безпосередньо до народу Ірану. До всіх – до суспільства, доіранських улемів, до кожної іранської родини, до тих людей, які здатнівпливати на державні рішення в Ірані. Просте запитання: а для чого вам бутиспівучасниками російського терору? Чому ви на боці держави-зла?</text:p>
      <text:p text:style-name="P4">
Світ же бачить, що відбувається, і ви всі в Ірані бачите. Підтримку зланеможливо заперечувати.</text:p>
      <text:p text:style-name="P4">
Хоч ми й навчилися збивати більшість ваших дронів-камікадзе, які ви передаєтеРосії, але все ж таки є й влучання.</text:p>
      <text:p text:style-name="P4">
Коли іранський дрон убиває вагітну українську дівчину разом з її чоловіком уних удома, то для чого це вам, матері й батьки в Ірані? Коли ваш «Шахед» б’єпо гуртожитку з нашими студентами, люди гинуть, починається пожежа, на місцеприбувають рятувальники, і за кілька хвилин б’є другий «Шахед», забираючижиття уже тих, хто рятував життя інших… Для чого такі цинічні вбивства Ірану?Руками Росії, але вашою, вашою зброєю.</text:p>
      <text:p text:style-name="P4">
Що від цього отримуєте ви, люди в Тегерані, або в Ширазі, або Саккезі, або вбудь-якому іншому місті вашої країни?</text:p>
      <text:p text:style-name="P4">
На жаль, іще більшу ізоляцію від світу, іще більші проблеми.</text:p>
      <text:p text:style-name="P4">
Для Росії мішень – абсолютно все. Житло, школи, лікарні, молитовні будинки,церкви, електростанції, ринки, навіть пункти видачі гуманітарної допомоги таавтобусні зупинки… Вже є тисячі таких прикладів. Люди Ірану! Росія б’є повсьому, не розбираючи. Артилерією й мінометами, ракетами й дронами – тим, що внеї є, і тим, що від вашого імені Росії дають.</text:p>
      <text:p text:style-name="P4">
Я впевнений, ви маєте бути на іншому боці історії – не зі злом.</text:p>
      <text:p text:style-name="P4">
Росія почала цю війну заради поневолення. Це війна колонізатора протисусідньої нації. Росія навіть краде людей – наших дітей! Тисячі й тисячі… Лишеабсолютне зло може красти дітей іншого народу. І, йдучи проти українців,російські окупанти знищують усі інші національні спільноти, які століттямиживуть на землі України. Тому підтвердження – спалені росіянами села греків-християн і системні репресії Росії проти кримськотатарського народу – нашоїукраїнської мусульманської спільноти.</text:p>
      <text:p text:style-name="P4">
Люди Ірану могли б жити зовсім інакше, якби вас не ставили на один бік ізтаким злом, як російська агресія.</text:p>
      <text:p text:style-name="P4">
Ваші «Шахеди», які щоночі тероризують Україну, означають лише те, що людейІрану штовхають ще глибше й глибше на темний бік історії.</text:p>
      <text:p text:style-name="P4">
Слава всім, хто захищає життя!</text:p>
      <text:p text:style-name="P4">
Дякую всім у світі, хто допомагає посилювати нашу ППО, нашу авіацію й рятуватинаших людей від російського терору!</text:p>
      <text:p text:style-name="P4">
Будемо сильними – будемо жити!</text:p>
      <text:p text:style-name="P4">
<text:span text:style-name="T4">
<text:span text:style-name="T5">
Слава Україні!</text:span>
 </text:span>
</text:p>
      <text:p text:style-name="P4">
Source: <text:a xlink:type="simple" xlink:href="https://www.ukrinform.ua/rubric-ato/3713752-ukrainskij-f16-stane-signalom-vid-svitu-so-rosia-lise-vtracatime-zelenskij.html" text:style-name="Internet_20_link" text:visited-style-name="Visited_20_Internet_20_Link">
https://www.ukrinform.ua/rubric-ato/3713752-ukrainskij-f16-stane-signalom-vid-svitu-so-rosia-lise-vtracatime-zelenskij.html</text:a>
</text:p>
      <!--NEWS-->
      <text:h text:style-name="P10" text:outline-level="1">
<text:span text:style-name="T4">
Померла «королева рок-н-ролу» Тіна Тернер</text:span>
</text:h>
      <text:p text:style-name="P4">
Authors: Ukrinform (Person)</text:p>
      <text:p text:style-name="P4">
Publisher: Укринформ (Organization)</text:p>
      <text:p text:style-name="P4">
Published Time: 2023-05-24T22:21:00+03:00</text:p>
      <text:p text:style-name="P4">
Modified Time: 2023-05-24T22:21:00+03:00</text:p>
      <text:p text:style-name="P4">
Description: У віці 83 років 24 травня померла співачка американського походження Тіна Тернер. — Укрінформ.</text:p>
      <text:p text:style-name="P4">
Images: ['<text:a xlink:type="simple" xlink:href="https://static.ukrinform.com/photos/2017_11/thumb_files/630_360_1511541505-7481.jpg" text:style-name="Internet_20_link" text:visited-style-name="Visited_20_Internet_20_Link">
630_360_15115...</text:a>
']</text:p>
      <text:p text:style-name="P4">
Tags: ['Музика', 'Смерть', 'Тіна Тернер']</text:p>
      <text:p text:style-name="P4">
Type: Article</text:p>
      <!--METADATA-->
      <text:p text:style-name="P4">
<draw:frame draw:style-name="fr1" draw:name="Image343" text:anchor-type="as-char" svg:width="6.9236in" svg:height="3.956343in" draw:z-index="0">
<draw:image xlink:href="../Images/yкринформ/2023-05-24T22-21-00-03-00/630_360_1511541505-7481.jpg" xlink:type="simple" xlink:show="embed" xlink:actuate="onLoad" draw:mime-type="image/jpeg"/>
</draw:frame>
 У віці 83років 24 травня померла співачка американського походження Тіна Тернер.</text:p>
      <text:p text:style-name="P4">
Як передає Укрінформ, про це повідомляє <text:a xlink:type="simple" xlink:href="https://www.reuters.com/world/singer-tina-turner-dies-aged-83-2023-05-24/" text:style-name="Internet_20_link" text:visited-style-name="Visited_20_Internet_20_Link">
</text:a>
 .</text:p>
      <text:p text:style-name="P4">
Співачка померла після тривалої хвороби у своєму будинку в Кюснахті поблизуЦюриха, Швейцарія, повідомив її представник.</text:p>
      <text:p text:style-name="P4">
Тернер (Анна Мей Баллок) народилася 26 листопада 1939 року в селищі Натбуш уштаті Теннессі.</text:p>
      <text:p text:style-name="P4">
Розпочала свою кар'єру в 1950-х роках, на зорі рок-н-ролу, згодом здобулавсесвітню славу як «королева <text:a xlink:type="simple" xlink:href="https://www.ukrinform.ua/tag-muzika" text:style-name="Internet_20_link" text:visited-style-name="Visited_20_Internet_20_Link">
 </text:a>
 ».</text:p>
      <text:p text:style-name="P4">
У 1980-х роках співачка отримала шість премій "Греммі".</text:p>
      <text:p text:style-name="P4">
Source: <text:a xlink:type="simple" xlink:href="https://www.ukrinform.ua/rubric-culture/3713758-pomerla-koroleva-roknrolu-tina-terner.html" text:style-name="Internet_20_link" text:visited-style-name="Visited_20_Internet_20_Link">
https://www.ukrinform.ua/rubric-culture/3713758-pomerla-koroleva-roknrolu-tina-terner.html</text:a>
</text:p>
      <!--NEWS-->
      <text:h text:style-name="P10" text:outline-level="1">
<text:span text:style-name="T4">
Lenovo скоротила 5% від загальної кількості робочих місць</text:span>
</text:h>
      <text:p text:style-name="P4">
Authors: Ukrinform (Person)</text:p>
      <text:p text:style-name="P4">
Publisher: Укринформ (Organization)</text:p>
      <text:p text:style-name="P4">
Published Time: 2023-05-24T22:22:00+03:00</text:p>
      <text:p text:style-name="P4">
Modified Time: 2023-05-24T22:22:00+03:00</text:p>
      <text:p text:style-name="P4">
Description: Lenovo Group, найбільший виробник комп’ютерів у світі за обсягом виробництва, повідомив у середу про скорочення приблизно 5% від загальної кількості персоналу протягом січня-березня. — Укрінформ.</text:p>
      <text:p text:style-name="P4">
Images: ['<text:a xlink:type="simple" xlink:href="https://static.ukrinform.com/photos/2023_05/thumb_files/630_360_1684956048-911.jpg" text:style-name="Internet_20_link" text:visited-style-name="Visited_20_Internet_20_Link">
630_360_16849...</text:a>
']</text:p>
      <text:p text:style-name="P4">
Tags: ["Комп'ютер", 'Скорочення', 'Звільнення', 'Lenovo']</text:p>
      <text:p text:style-name="P4">
Type: Article</text:p>
      <!--METADATA-->
      <text:p text:style-name="P4">
<draw:frame draw:style-name="fr1" draw:name="Image344" text:anchor-type="as-char" svg:width="6.9236in" svg:height="3.956343in" draw:z-index="0">
<draw:image xlink:href="../Images/yкринформ/2023-05-24T22-22-00-03-00/630_360_1684956048-911.jpg" xlink:type="simple" xlink:show="embed" xlink:actuate="onLoad" draw:mime-type="image/jpeg"/>
</draw:frame>
 LenovoGroup, найбільший виробник комп’ютерів у світі за обсягом виробництва,повідомив у середу про скорочення приблизно 5% від загальної кількостіперсоналу протягом січня-березня.</text:p>
      <text:p text:style-name="P4">
Як передає Укрінформ, про це повідомляє <text:a xlink:type="simple" xlink:href="https://asia.nikkei.com/Location" text:style-name="Internet_20_link" text:visited-style-name="Visited_20_Internet_20_Link">
 </text:a>
.</text:p>
      <text:p text:style-name="P4">
Значні скорочення робочих місць упродовж останнього кварталу фінансового року,який завершився в березні, відбулися на тлі тривалого спаду в комп’ютерномубізнесі, коли китайська компанія зафіксувала 249 мільйонів доларів витрат нареструктуризацію.</text:p>
      <text:p text:style-name="P4">
Масштаб <text:a xlink:type="simple" xlink:href="https://www.ukrinform.ua/tag-zvilnenna" text:style-name="Internet_20_link" text:visited-style-name="Visited_20_Internet_20_Link">
 </text:a>
 персоналу в Lenovo,оприлюднений під час пресконференції про річні прибутки, склав менш як 5%,сказав голова та виконавчий директор компанії Ян Юаньцін.</text:p>
      <text:p text:style-name="P4">
Однак перед його промовою виконавчий віцепрезидент і головний фінансовийдиректор Вонг Вай Мін повідомив, що ця цифра становить 8-9%.</text:p>
      <text:p text:style-name="P4">
Обидва представники компанії відмовилися називати точні цифри проведенихскорочень.</text:p>
      <text:p text:style-name="P4">
«У проміжному звіті Lenovo, опублікованому в листопаді, говориться, що станомна кінець вересня кількість співробітників групи становила близько 82 000 осібу всьому світі. Виходячи з цієї цифри, скорочення на 5% означатиме 4100звільнень, тоді як скорочення на 8-9% означатиме від 6560 до 7380 звільнень»,– йдеться у повідомленні.</text:p>
      <text:p text:style-name="P4">
<text:span text:style-name="T4">
Читайте також:</text:span>
 <text:a xlink:type="simple" xlink:href="https://www.ukrinform.ua/rubric-technology/3704879-volvo-zvilnit-1300-spivrobitnikiv-dla-skorocenna-vitrat.html" text:style-name="Internet_20_link" text:visited-style-name="Visited_20_Internet_20_Link">
 <text:span text:style-name="T4">
звільнить</text:span>
 </text:a>
</text:p>
      <text:p text:style-name="P4">
Виконавчий директор компанії підкреслив, що це одноразовий захід, додавши, щореструктуризація в компанії вже проведена. Він зазначив, що реструктуризаціяскоротить річні витрати на 850 мільйонів доларів на основі поточних оцінок, зпочатку цього фінансового року.</text:p>
      <text:p text:style-name="P4">
Як повідомляв Укрінформ, компанія <text:a xlink:type="simple" xlink:href="https://www.ukrinform.ua/rubric-technology/3713740-meta-provela-ostannij-etap-zvilnen-u-kompanii.html" text:style-name="Internet_20_link" text:visited-style-name="Visited_20_Internet_20_Link">
 </text:a>
 .</text:p>
      <text:p text:style-name="P4">
Source: <text:a xlink:type="simple" xlink:href="https://www.ukrinform.ua/rubric-technology/3713753-lenovo-skorotila-5-vid-zagalnoi-kilkosti-robocih-misc.html" text:style-name="Internet_20_link" text:visited-style-name="Visited_20_Internet_20_Link">
https://www.ukrinform.ua/rubric-technology/3713753-lenovo-skorotila-5-vid-zagalnoi-kilkosti-robocih-misc.html</text:a>
</text:p>
      <!--NEWS-->
      <text:h text:style-name="P10" text:outline-level="1">
<text:span text:style-name="T4">
«Реал» переміг «Райо Вальєкано» у матчі іспанської Ла Ліги</text:span>
</text:h>
      <text:p text:style-name="P4">
Authors: Ukrinform (Person)</text:p>
      <text:p text:style-name="P4">
Publisher: Укринформ (Organization)</text:p>
      <text:p text:style-name="P4">
Published Time: 2023-05-24T22:26:51+03:00</text:p>
      <text:p text:style-name="P4">
Modified Time: 2023-05-24T22:26:51+03:00</text:p>
      <text:p text:style-name="P4">
Description: Мадридський «Реал» здобув чергову перемогу у чемпіонаті Іспанії з футболу сезону-2022/23. — Укрінформ.</text:p>
      <text:p text:style-name="P4">
Images: ['<text:a xlink:type="simple" xlink:href="https://static.ukrinform.com/photos/2023_05/thumb_files/630_360_1684956220-822.jpg" text:style-name="Internet_20_link" text:visited-style-name="Visited_20_Internet_20_Link">
630_360_16849...</text:a>
']</text:p>
      <text:p text:style-name="P4">
Tags: ['Футбол', 'Реал Мадрид']</text:p>
      <text:p text:style-name="P4">
Type: Article</text:p>
      <!--METADATA-->
      <text:p text:style-name="P4">
<draw:frame draw:style-name="fr1" draw:name="Image345" text:anchor-type="as-char" svg:width="6.9236in" svg:height="3.956343in" draw:z-index="0">
<draw:image xlink:href="../Images/yкринформ/2023-05-24T22-26-51-03-00/630_360_1684956220-822.jpg" xlink:type="simple" xlink:show="embed" xlink:actuate="onLoad" draw:mime-type="image/jpeg"/>
</draw:frame>
Мадридський «Реал» здобув чергову перемогу у чемпіонаті Іспанії з футболусезону-2022/23.</text:p>
      <text:p text:style-name="P4">
У матчі 36-го туру на «Сантьяго Бернабеу» у Мадриді «вершкові» обіграли «РайоВальєкано» - 2:1, передає Укрінформ.</text:p>
      <text:p text:style-name="P4">
Рахунок відкрив Карім Бензема, якому на 31-й хвилині асистував ФедерікоВальверде. Після перерви паритет відновив форвард гостей Рауль Де Томас (84),проте мадридців виручив Родріго, який забив вирішальний м'яч на 89-й хвилині.</text:p>
      <text:p text:style-name="P4">
<text:span text:style-name="T4">
Читайте також:</text:span>
 <text:a xlink:type="simple" xlink:href="https://www.ukrinform.ua/rubric-sports/3711922-la-liga-zirona-z-cigankovim-postupilasa-vilarrealu.html" text:style-name="Internet_20_link" text:visited-style-name="Visited_20_Internet_20_Link">
 </text:a>
</text:p>
      <text:p text:style-name="P4">
У турнірній таблиці Ла Ліги лідирує «Барселона», в активі якої 85 очок. «Реал»(74) йде другим, на третьому місці - «Атлетико» (72), який сьогодні грає вБарселоні з «Еспаньйолом».</text:p>
      <text:p text:style-name="P4">
Фото: AFP.</text:p>
      <text:p text:style-name="P4">
Source: <text:a xlink:type="simple" xlink:href="https://www.ukrinform.ua/rubric-sports/3713756-real-peremig-rajo-valekano-u-matci-ispanskoi-la-ligi.html" text:style-name="Internet_20_link" text:visited-style-name="Visited_20_Internet_20_Link">
https://www.ukrinform.ua/rubric-sports/3713756-real-peremig-rajo-valekano-u-matci-ispanskoi-la-ligi.html</text:a>
</text:p>
      <!--NEWS-->
      <text:h text:style-name="P10" text:outline-level="1">
<text:span text:style-name="T4">
Легіон «Свобода Росії» під час операції в Бєлгородській області втратив двох бійців</text:span>
</text:h>
      <text:p text:style-name="P4">
Authors: Ukrinform (Person)</text:p>
      <text:p text:style-name="P4">
Publisher: Укринформ (Organization)</text:p>
      <text:p text:style-name="P4">
Published Time: 2023-05-24T22:31:00+03:00</text:p>
      <text:p text:style-name="P4">
Modified Time: 2023-05-24T22:31:00+03:00</text:p>
      <text:p text:style-name="P4">
Description: Легіон "Свобода Росії" під час операції в Бєлгородській області цього тижня втратив двох бійців. — Укрінформ.</text:p>
      <text:p text:style-name="P4">
Images: ['<text:a xlink:type="simple" xlink:href="https://static.ukrinform.com/photos/2023_05/thumb_files/630_360_1684956523-355.jpg" text:style-name="Internet_20_link" text:visited-style-name="Visited_20_Internet_20_Link">
630_360_16849...</text:a>
']</text:p>
      <text:p text:style-name="P4">
Tags: ['Загибель', 'Війна з Росією', 'Бєлгород', 'Легіон «Свобода Росії» ']</text:p>
      <text:p text:style-name="P4">
Type: Article</text:p>
      <!--METADATA-->
      <text:p text:style-name="P4">
<draw:frame draw:style-name="fr1" draw:name="Image346" text:anchor-type="as-char" svg:width="6.9236in" svg:height="3.956343in" draw:z-index="0">
<draw:image xlink:href="../Images/yкринформ/2023-05-24T22-31-00-03-00/630_360_1684956523-355.jpg" xlink:type="simple" xlink:show="embed" xlink:actuate="onLoad" draw:mime-type="image/jpeg"/>
</draw:frame>
 Легіон"Свобода Росії" під час операції в Бєлгородській області цього тижня втративдвох бійців.</text:p>
      <text:p text:style-name="P4">
Про це легіон "Свобода Росії" повідомив у <text:a xlink:type="simple" xlink:href="https://t.me/legionoffreedom/811" text:style-name="Internet_20_link" text:visited-style-name="Visited_20_Internet_20_Link">
</text:a>
 , передає Укрінформ.</text:p>
      <text:p text:style-name="P4">
"Загальні втрати за операцію склали 2 особи <text:a xlink:type="simple" xlink:href="https://www.ukrinform.ua/tag-zagibel" text:style-name="Internet_20_link" text:visited-style-name="Visited_20_Internet_20_Link">
 </text:a>
 та 10 пораненими. На противагу лицемірним заявам пропагандистів, якіне можуть перемогти і тому малюють нам величезні втрати", - йдеться уповідомленні.</text:p>
      <text:p text:style-name="P4">
Зазначається, що російські добровольці у Бєлгородській області "стали свідкамибезпринципності та жорстокості путінських військ".</text:p>
      <text:p text:style-name="P4">
"Поки легіонери проходили населені пункти, не чіпаючи місцевих жителів,ствольна артилерія та авіація ЗС РФ працювала у мирних містах. Це та саматурбота про громадян, про яку говорять у Кремлі? Ми довели, що путінськівійська виявилися зовсім не готові до організованого опору росіян і готовістерти з землі свої ж землі, щоб не показати слабкості", - зазначили улегіоні.</text:p>
      <text:p text:style-name="P4">
<text:span text:style-name="T4">
Читайте також:</text:span>
 <text:a xlink:type="simple" xlink:href="https://www.ukrinform.ua/rubric-ato/3713639-rdk-ta-legion-svoboda-rosii-zajsli-u-belgorodsku-oblast-bils-ak-na-40-kilometriv-uglib.html" text:style-name="Internet_20_link" text:visited-style-name="Visited_20_Internet_20_Link">
 <text:span text:style-name="T4">
легіон</text:span>
 </text:a>
</text:p>
      <text:p text:style-name="P4">
Як повідомлялося, командир "Російського добровольчого корпусу" сьогодніспростував представникам українських і закордонних ЗМІ заяви РФ про нібитознищення їхнього формування. За його словами, корпус за час операції має двохпоранених.</text:p>
      <text:p text:style-name="P4">
Source: <text:a xlink:type="simple" xlink:href="https://www.ukrinform.ua/rubric-ato/3713759-legion-svoboda-rosii-pid-cas-operacii-v-belgorodskij-oblasti-vtrativ-dvoh-bijciv.html" text:style-name="Internet_20_link" text:visited-style-name="Visited_20_Internet_20_Link">
https://www.ukrinform.ua/rubric-ato/3713759-legion-svoboda-rosii-pid-cas-operacii-v-belgorodskij-oblasti-vtrativ-dvoh-bijciv.html</text:a>
</text:p>
      <!--NEWS-->
      <text:h text:style-name="P10" text:outline-level="1">
<text:span text:style-name="T4">
Під Бахмутом загинув чемпіон України з боксу Олександр Онищенко</text:span>
</text:h>
      <text:p text:style-name="P4">
Authors: Ukrinform (Person)</text:p>
      <text:p text:style-name="P4">
Publisher: Укринформ (Organization)</text:p>
      <text:p text:style-name="P4">
Published Time: 2023-05-24T22:36:30+03:00</text:p>
      <text:p text:style-name="P4">
Modified Time: 2023-05-24T22:36:30+03:00</text:p>
      <text:p text:style-name="P4">
Description: Майстер спорту України з боксу Олександр Онищенко загинув в боях під Бахмутом. — Укрінформ.</text:p>
      <text:p text:style-name="P4">
Images: ['<text:a xlink:type="simple" xlink:href="https://static.ukrinform.com/photos/2023_05/thumb_files/630_360_1684956820-106.jpg" text:style-name="Internet_20_link" text:visited-style-name="Visited_20_Internet_20_Link">
630_360_16849...</text:a>
']</text:p>
      <text:p text:style-name="P4">
Tags: ['Війна з Росією']</text:p>
      <text:p text:style-name="P4">
Type: Article</text:p>
      <!--METADATA-->
      <text:p text:style-name="P4">
<draw:frame draw:style-name="fr1" draw:name="Image347" text:anchor-type="as-char" svg:width="6.9236in" svg:height="3.956343in" draw:z-index="0">
<draw:image xlink:href="../Images/yкринформ/2023-05-24T22-36-30-03-00/630_360_1684956820-106.jpg" xlink:type="simple" xlink:show="embed" xlink:actuate="onLoad" draw:mime-type="image/jpeg"/>
</draw:frame>
 Майстерспорту України з боксу Олександр Онищенко загинув в боях під Бахмутом.</text:p>
      <text:p text:style-name="P4">
Про це повідомили на сторінці Федерації боксу України у <text:a xlink:type="simple" xlink:href="https://www.facebook.com/BoxingFederationOfUkraine/posts/pfbid0WbcSugX4qQ5LmYtmgmnbJjEwVfNMFWJocEknqAwpqJZcEQLaWU71tBPwJR1MPD9il" text:style-name="Internet_20_link" text:visited-style-name="Visited_20_Internet_20_Link">
</text:a>
, передає Укрінформ.</text:p>
      <text:p text:style-name="P4">
Олександр Онищенко був майстом спорту України з боксу, чемпіоном України середюнаків та юніорів, членом збірної команди України.</text:p>
      <text:p text:style-name="P4">
Він представляв федерацію боксу Сумської області та тренувався підкерівництвом тренера Дмитра Дуброва.</text:p>
      <text:p text:style-name="P4">
Олександр пішов з життя 15 травня, стримуючи наступ росіян під Бахмутом.</text:p>
      <text:p text:style-name="P4">
<text:span text:style-name="T4">
Читайте також:</text:span>
 <text:a xlink:type="simple" xlink:href="https://www.ukrinform.ua/rubric-ato/3711552-pamati-soldata-sturmovoi-brigadi-suhoputnih-vijsk-oleksandra-stankova-pozivnij-perun.html" text:style-name="Internet_20_link" text:visited-style-name="Visited_20_Internet_20_Link">
 </text:a>
</text:p>
      <text:p text:style-name="P4">
Як повідомлялося, за даними Міністра молоді та спорту Вадима Гутцайта,протягом російсько-української війни загинули 293 спортсмени, тренери тапрацівники фізичної культури.</text:p>
      <text:p text:style-name="P4">
Фото: ФБУ</text:p>
      <text:p text:style-name="P4">
Source: <text:a xlink:type="simple" xlink:href="https://www.ukrinform.ua/rubric-sports/3713760-pid-bahmutom-zaginuv-cempion-ukraini-z-boksu-oleksandr-onisenko.html" text:style-name="Internet_20_link" text:visited-style-name="Visited_20_Internet_20_Link">
https://www.ukrinform.ua/rubric-sports/3713760-pid-bahmutom-zaginuv-cempion-ukraini-z-boksu-oleksandr-onisenko.html</text:a>
</text:p>
      <!--NEWS-->
      <text:h text:style-name="P10" text:outline-level="1">
<text:span text:style-name="T4">
Президент: Наш захист удосконалюється швидше, ніж Росія встигає змінювати тактику</text:span>
</text:h>
      <text:p text:style-name="P4">
Authors: Ukrinform (Person)</text:p>
      <text:p text:style-name="P4">
Publisher: Укринформ (Organization)</text:p>
      <text:p text:style-name="P4">
Published Time: 2023-05-24T22:37:00+03:00</text:p>
      <text:p text:style-name="P4">
Modified Time: 2023-05-24T22:37:00+03:00</text:p>
      <text:p text:style-name="P4">
Description: Українські захисники збили 900 "Шахедів" із запущених по Україні 1 160. Ми вдосконалюємо свій захист швидше, ніж Росія встигає змінювати тактику терору.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броя', 'ЗСУ', 'Зеленський', 'Війна з Росією', '#stoprussia', 'ППО', 'Дрон-камікадзе']</text:p>
      <text:p text:style-name="P4">
Type: Article</text:p>
      <!--METADATA-->
      <text:p text:style-name="P4">
<draw:frame draw:style-name="fr1" draw:name="Image348" text:anchor-type="as-char" svg:width="6.9236in" svg:height="3.956343in" draw:z-index="0">
<draw:image xlink:href="../Images/yкринформ/2023-05-24T22-37-00-03-00/630_360_1682451261-591.jpeg" xlink:type="simple" xlink:show="embed" xlink:actuate="onLoad" draw:mime-type="image/jpeg"/>
</draw:frame>
Українські захисники збили 900 "Шахедів" із запущених по Україні 1 160. Мивдосконалюємо свій захист швидше, ніж Росія встигає змінювати тактику терору.</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 _</text:p>
      <text:p text:style-name="P4">
_<text:span text:style-name="T4">
Відео</text:span>
 : <text:a xlink:type="simple" xlink:href="https://t.me/OP_UA/9572" text:style-name="Internet_20_link" text:visited-style-name="Visited_20_Internet_20_Link">
 </text:a>
 _</text:p>
      <text:p text:style-name="P4">
"Зараз Росія дедалі частіше вдається до так званих комбінованих ударів – різнітипи ракет, різні типи дронів. Дякую нашим Повітряним силам, усім нашимзахисникам неба, нашій розвідці – за те, що наш захист удосконалюється швидше,ніж Росія встигає змінювати свою тактику терору. Якщо взяти, до прикладу, лишеодне знаряддя російського терору – іранські «шахеди», то на сьогодні нарахунку наших воїнів майже 900 цих збитих дронів. Загалом же проти Українибуло застосовано близько 1160 <text:a xlink:type="simple" xlink:href="https://www.ukrinform.ua/tag-dronkamikadze" text:style-name="Internet_20_link" text:visited-style-name="Visited_20_Internet_20_Link">
 </text:a>
. Більшість – збиваємо", - наголосив Зеленський.</text:p>
      <text:p text:style-name="P4">
<text:span text:style-name="T4">
Читайте також:</text:span>
 <text:a xlink:type="simple" xlink:href="https://www.ukrinform.ua/rubric-ato/3713334-na-12-ramstajni-obgovorat-peredacu-ukraini-f16.html" text:style-name="Internet_20_link" text:visited-style-name="Visited_20_Internet_20_Link">
 </text:a>
</text:p>
      <text:p text:style-name="P4">
Президент повідомив, що на Ставці, які відбулася 24 травня, заслухав звітикомандувачів, Головкома, керівника ГУР щодо поточної ситуації на фронті, втому числі і ракетної загрози та постійного терору дронами-камікадзе.</text:p>
      <text:p text:style-name="P4">
"Постійно шукаємо інструменти, щоб зробити кількість збиття іранських дронівповною", - сказав Президент.</text:p>
      <text:p text:style-name="P4">
Source: <text:a xlink:type="simple" xlink:href="https://www.ukrinform.ua/rubric-ato/3713761-prezident-nas-zahist-udoskonaluetsa-svidse-niz-rosia-vstigae-zminuvati-taktiku.html" text:style-name="Internet_20_link" text:visited-style-name="Visited_20_Internet_20_Link">
https://www.ukrinform.ua/rubric-ato/3713761-prezident-nas-zahist-udoskonaluetsa-svidse-niz-rosia-vstigae-zminuvati-taktiku.html</text:a>
</text:p>
      <!--NEWS-->
      <text:h text:style-name="P10" text:outline-level="1">
<text:span text:style-name="T4">
Тюремні строки отримали ще три інтернет-агенти РФ</text:span>
</text:h>
      <text:p text:style-name="P4">
Authors: Ukrinform (Person)</text:p>
      <text:p text:style-name="P4">
Publisher: Укринформ (Organization)</text:p>
      <text:p text:style-name="P4">
Published Time: 2023-05-24T22:38:00+03:00</text:p>
      <text:p text:style-name="P4">
Modified Time: 2023-05-24T22:38:00+03:00</text:p>
      <text:p text:style-name="P4">
Description: За матеріалами СБУ до п'яти с половиною та п'яти років позбавлення волі засудили трьох прокремлівських інтернет-агентів, які проводили інформаційно-підривну діяльність проти України. — Укрінформ.</text:p>
      <text:p text:style-name="P4">
Images: ['<text:a xlink:type="simple" xlink:href="https://static.ukrinform.com/photos/2023_05/thumb_files/630_360_1684946503-353.jpg" text:style-name="Internet_20_link" text:visited-style-name="Visited_20_Internet_20_Link">
630_360_16849...</text:a>
', '<text:a xlink:type="simple" xlink:href="https://static.ukrinform.com/photos/2023_05/1684946257-320.jpeg" text:style-name="Internet_20_link" text:visited-style-name="Visited_20_Internet_20_Link">
1684946257-32...</text:a>
', '<text:a xlink:type="simple" xlink:href="https://static.ukrinform.com/photos/2023_05/1684946264-524.jpeg" text:style-name="Internet_20_link" text:visited-style-name="Visited_20_Internet_20_Link">
1684946264-52...</text:a>
']</text:p>
      <text:p text:style-name="P4">
Tags: ['Інтернет', 'СБУ', 'Вирок', 'Агітація', 'Війна з Росією']</text:p>
      <text:p text:style-name="P4">
Type: Article</text:p>
      <!--METADATA-->
      <text:p text:style-name="P4">
<draw:frame draw:style-name="fr1" draw:name="Image349" text:anchor-type="as-char" svg:width="6.9236in" svg:height="3.956343in" draw:z-index="0">
<draw:image xlink:href="../Images/yкринформ/2023-05-24T22-38-00-03-00/630_360_1684946503-353.jpg" xlink:type="simple" xlink:show="embed" xlink:actuate="onLoad" draw:mime-type="image/jpeg"/>
</draw:frame>
 Заматеріалами СБУ до п'яти с половиною та п'яти років позбавлення волі засудилитрьох прокремлівських інтернет-агентів, які проводили інформаційно-підривнудіяльність проти України.</text:p>
      <text:p text:style-name="P4">
Як передає Укрінформ, про це СБУ повідомляє у <text:a xlink:type="simple" xlink:href="https://t.me/SBUkr/8420" text:style-name="Internet_20_link" text:visited-style-name="Visited_20_Internet_20_Link">
 </text:a>
</text:p>
      <text:p text:style-name="P4">
У заборонених соцмережах вони публічно виправдовували воєнні злочиниросійських загарбників і ставили під сумнів існування Української державності.</text:p>
      <text:p text:style-name="P4">
За матеріалами СБУ, суд призначив їм до пʼяти з половиною років ув’язнення.</text:p>
      <text:p text:style-name="P4">
Так, у Черкаській області засуджено рецидивіста, який після початкуповномасштабного вторгнення Росії в Україну вже притягувався до кримінальноївідповідальності за поширення ворожої пропаганди.</text:p>
      <text:p text:style-name="P4">
Цього разу зловмисник розміщував у російській <text:a xlink:type="simple" xlink:href="https://www.ukrinform.ua/tag-socmerezi" text:style-name="Internet_20_link" text:visited-style-name="Visited_20_Internet_20_Link">
</text:a>
 «Мой мир» дописи на підтримку ворогаі захоплення частини території на сході та півдні України.</text:p>
      <text:p text:style-name="P4">
В Івано-Франківську тюремний строк отримала місцева жителька, яка публічногероїзувала російських загарбників та поширювала фейки про дії Сил оборони нафронті.</text:p>
      <text:p text:style-name="P4">
Більшу частину деструктивного контенту брала із сторінок «медійних»пропагандистів Кремля, серед яких Юрій Котенок і Тетяна Монтян.</text:p>
      <text:p text:style-name="P4">
У Вінниці засуджено ще одного ворожого агітатора. Ним виявився жительобласного центру, який на власній сторінці в забороненій соцмережі«Одноклассники» схвалював збройну агресію РФ і закликав до наступальних дійпроти українських захисників.</text:p>
      <text:p text:style-name="P4">
<text:span text:style-name="T4">
Читайте також:</text:span>
 <text:a xlink:type="simple" xlink:href="https://www.ukrinform.ua/rubric-regions/3713415-sbu-zatrimala-rosijskogo-agenta-akij-zlivav-pozicii-zsu-pid-bahmutom-i-avdiivkou.html" text:style-name="Internet_20_link" text:visited-style-name="Visited_20_Internet_20_Link">
 </text:a>
</text:p>
      <text:p text:style-name="P4">
На підставі зібраних доказів усіх трьох зловмисників суд визнав винними за ст.436-2 Кримінального кодексу України (виправдовування, визнання правомірною,заперечення збройної агресії РФ проти України, глорифікація її учасників).</text:p>
      <text:p text:style-name="P4">
За <text:a xlink:type="simple" xlink:href="https://www.gp.gov.ua/ua/posts/do-5-z-polovinoyu-ta-5-rokiv-tyurmi-zasudzeno-ziteliv-cerkashhini-ta-vinnici-yaki-vipravdovuvali-zbroinu-agresiyu-rf" text:style-name="Internet_20_link" text:visited-style-name="Visited_20_Internet_20_Link">
 </text:a>
 , суд призначив жителю Черкаської області до п'яти с половиною роківув'язнення, з Вінниці до п'яти років ув'язнення.</text:p>
      <text:p text:style-name="P4">
<draw:frame draw:style-name="fr1" draw:name="Image350" text:anchor-type="as-char" svg:width="6.9236in" svg:height="9.231467in" draw:z-index="0">
<draw:image xlink:href="../Images/yкринформ/2023-05-24T22-38-00-03-00/1684946257-320.jpeg" xlink:type="simple" xlink:show="embed" xlink:actuate="onLoad" draw:mime-type="image/jpeg"/>
</draw:frame>
<draw:frame draw:style-name="fr1" draw:name="Image351" text:anchor-type="as-char" svg:width="6.9236in" svg:height="9.231467in" draw:z-index="0">
<draw:image xlink:href="../Images/yкринформ/2023-05-24T22-38-00-03-00/1684946264-524.jpeg" xlink:type="simple" xlink:show="embed" xlink:actuate="onLoad" draw:mime-type="image/jpeg"/>
</draw:frame>
</text:p>
      <text:p text:style-name="P4">
За <text:a xlink:type="simple" xlink:href="https://www.facebook.com/ssu.ivanofrankivsk/posts/pfbid02Cw13y2hMSa8qUdh3xsnnNshikQP5hohTVjQRUpzeQ8rA9tEPDKZ9zBm69q5dfxsql" text:style-name="Internet_20_link" text:visited-style-name="Visited_20_Internet_20_Link">
</text:a>
в Івано-Франківській області агітаторка з Івано-Франківська отримала до п'ятироків ув'язнення.</text:p>
      <text:p text:style-name="P4">
Розслідування проводили співробітники СБУ у Вінницькій, Івано-Франківській таЧеркаській областях за процесуального керівництва органів прокуратури.</text:p>
      <text:p text:style-name="P4">
Як повідомляв Укрінформ, <text:a xlink:type="simple" xlink:href="https://www.ukrinform.ua/rubric-society/3713468-sbu-zatrimala-odnogo-z-organizatoriv-prokremlivskih-provokacij-u-kievopecerskij-lavri.html" text:style-name="Internet_20_link" text:visited-style-name="Visited_20_Internet_20_Link">
 </text:a>
 у Києві підривну діяльністьантиукраїнського релігійного блогера, який поширював наративи Кремля іорганізовував замовні «акції протесту».</text:p>
      <text:p text:style-name="P4">
Source: <text:a xlink:type="simple" xlink:href="https://www.ukrinform.ua/rubric-society/3713699-turemni-stroki-otrimali-se-tri-internetagenti-rf.html" text:style-name="Internet_20_link" text:visited-style-name="Visited_20_Internet_20_Link">
https://www.ukrinform.ua/rubric-society/3713699-turemni-stroki-otrimali-se-tri-internetagenti-rf.html</text:a>
</text:p>
      <!--NEWS-->
      <text:h text:style-name="P10" text:outline-level="1">
<text:span text:style-name="T4">
Зеленський звернувся до народу Ірану: Ви маєте бути на іншому боці історії – не зі злом</text:span>
</text:h>
      <text:p text:style-name="P4">
Authors: Ukrinform (Person)</text:p>
      <text:p text:style-name="P4">
Publisher: Укринформ (Organization)</text:p>
      <text:p text:style-name="P4">
Published Time: 2023-05-24T22:40:00+03:00</text:p>
      <text:p text:style-name="P4">
Modified Time: 2023-05-24T22:40:00+03:00</text:p>
      <text:p text:style-name="P4">
Description: Президент Володимир Зеленський звернувся до народу Ірану, країни, яка постачає росії озброєння, яке вбиває мирних українців. Він закликав народ Ірану вплинути на рішення у своїй країні. — Укрінформ.</text:p>
      <text:p text:style-name="P4">
Images: ['<text:a xlink:type="simple" xlink:href="https://static.ukrinform.com/photos/2023_01/thumb_files/630_360_1674870594-635.jpeg" text:style-name="Internet_20_link" text:visited-style-name="Visited_20_Internet_20_Link">
630_360_16748...</text:a>
']</text:p>
      <text:p text:style-name="P4">
Tags: ['Іран', 'Україна', 'Зеленський', 'Війна з Росією']</text:p>
      <text:p text:style-name="P4">
Type: Article</text:p>
      <!--METADATA-->
      <text:p text:style-name="P4">
<draw:frame draw:style-name="fr1" draw:name="Image352" text:anchor-type="as-char" svg:width="6.9236in" svg:height="3.956343in" draw:z-index="0">
<draw:image xlink:href="../Images/yкринформ/2023-05-24T22-40-00-03-00/630_360_1674870594-635.jpeg" xlink:type="simple" xlink:show="embed" xlink:actuate="onLoad" draw:mime-type="image/jpeg"/>
</draw:frame>
 ПрезидентВолодимир Зеленський звернувся до народу Ірану, країни, яка постачає росіїозброєння, яке вбиває мирних українців. Він закликав народ Ірану вплинути нарішення у своїй країні.</text:p>
      <text:p text:style-name="P4">
Про Володимир Зеленський сказав у <text:a xlink:type="simple" xlink:href="https://t.me/V_Zelenskiy_official/6355" text:style-name="Internet_20_link" text:visited-style-name="Visited_20_Internet_20_Link">
 </text:a>
, передає Укрінформ.</text:p>
      <text:p text:style-name="P4">
"Сьогодні, зважаючи на те, що такі удари (дронами "Шахед", - ред.) триваютьпостійно, хотів би звернутися безпосередньо до народу <text:a xlink:type="simple" xlink:href="https://www.ukrinform.ua/tag-iran" text:style-name="Internet_20_link" text:visited-style-name="Visited_20_Internet_20_Link">
</text:a>
 . До всіх – до суспільства, до іранськихулемів, до кожної іранської родини, до тих людей, які здатні впливати надержавні рішення в Ірані. Просте запитання: а для чого вам бути співучасникамиросійського терору? Чому ви на боці держави-зла? Світ же бачить, щовідбувається, і ви всі в Ірані бачите. Підтримку зла неможливо заперечувати",- сказав Зеленський.</text:p>
      <text:p text:style-name="P4">
_Відео:<text:a xlink:type="simple" xlink:href="https://t.me/OP_UA/9572" text:style-name="Internet_20_link" text:visited-style-name="Visited_20_Internet_20_Link">
 </text:a>
 _</text:p>
      <text:p text:style-name="P4">
Президент зауважив, що попри те, що українські захисники збивають більшість іззапущених росією "Шахедів", є і влучання. В домівки мирних людей, школи,лікарні, молитовні будинки, церкви, електростанції, ринки, навіть пунктивидачі гуманітарної допомоги та автобусні зупинки.</text:p>
      <text:p text:style-name="P4">
"Коли іранський дрон убиває вагітну українську дівчину разом з її чоловіком уних удома, то для чого це вам, матері й батьки в Ірані? Коли ваш «Шахед» б’єпо гуртожитку з нашими студентами, люди гинуть, починається пожежа, на місцеприбувають рятувальники, і за кілька хвилин б’є другий «Шахед», забираючижиття уже тих, хто рятував життя інших… Для чого такі цинічні вбивства Ірану?Руками Росії, але вашою, вашою зброєю. Що від цього отримуєте ви, люди вТегерані, або в Ширазі, або Саккезі, або в будь-якому іншому місті вашоїкраїни? На жаль, іще більшу ізоляцію від світу, іще більші проблеми", - сказавПрезидент України.</text:p>
      <text:p text:style-name="P4">
<text:span text:style-name="T4">
Читайте також:</text:span>
 <text:a xlink:type="simple" xlink:href="https://www.ukrinform.ua/rubric-polytics/3711148-ukraina-namagaetsa-donesti-do-arabskih-krain-svou-formulu-miru-ermak.html" text:style-name="Internet_20_link" text:visited-style-name="Visited_20_Internet_20_Link">
 </text:a>
</text:p>
      <text:p text:style-name="P4">
Володимир Зеленський наголосив, що Росія почала війну проти України зарадипоневолення. Та зауважив, що народ Ірану міг би жити зовсім інакше, якби йогоне ставили на один бік із таким злом, як російська агресія.</text:p>
      <text:p text:style-name="P4">
<text:span text:style-name="T5">
Фото: ОП</text:span>
</text:p>
      <text:p text:style-name="P4">
Source: <text:a xlink:type="simple" xlink:href="https://www.ukrinform.ua/rubric-polytics/3713762-zelenskij-zvernuvsa-do-narodu-iranu-vi-maete-buti-na-insomu-boci-istorii-ne-zi-zlom.html" text:style-name="Internet_20_link" text:visited-style-name="Visited_20_Internet_20_Link">
https://www.ukrinform.ua/rubric-polytics/3713762-zelenskij-zvernuvsa-do-narodu-iranu-vi-maete-buti-na-insomu-boci-istorii-ne-zi-zlom.html</text:a>
</text:p>
      <!--NEWS-->
      <text:h text:style-name="P10" text:outline-level="1">
<text:span text:style-name="T4">
Губернатор Флориди Десантіс офіційно оголосив про участь у президентських виборах</text:span>
</text:h>
      <text:p text:style-name="P4">
Authors: Ukrinform (Person)</text:p>
      <text:p text:style-name="P4">
Publisher: Укринформ (Organization)</text:p>
      <text:p text:style-name="P4">
Published Time: 2023-05-24T22:48:00+03:00</text:p>
      <text:p text:style-name="P4">
Modified Time: 2023-05-24T22:48:00+03:00</text:p>
      <text:p text:style-name="P4">
Description: Губернатор Флориди Рон Десантіс офіційно оголосив про участь у праймеріз від Республіканської партії з висунення кандидатом на посаду президенти США. — Укрінформ.</text:p>
      <text:p text:style-name="P4">
Images: ['<text:a xlink:type="simple" xlink:href="https://static.ukrinform.com/photos/2022_11/thumb_files/630_360_1669076951-634.jpg" text:style-name="Internet_20_link" text:visited-style-name="Visited_20_Internet_20_Link">
630_360_16690...</text:a>
']</text:p>
      <text:p text:style-name="P4">
Tags: ['Президент', 'Трамп', 'Вибори у США']</text:p>
      <text:p text:style-name="P4">
Type: Article</text:p>
      <!--METADATA-->
      <text:p text:style-name="P4">
<draw:frame draw:style-name="fr1" draw:name="Image353" text:anchor-type="as-char" svg:width="6.9236in" svg:height="3.956343in" draw:z-index="0">
<draw:image xlink:href="../Images/yкринформ/2023-05-24T22-48-00-03-00/630_360_1669076951-634.jpg" xlink:type="simple" xlink:show="embed" xlink:actuate="onLoad" draw:mime-type="image/jpeg"/>
</draw:frame>
 ГубернаторФлориди Рон Десантіс офіційно оголосив про участь у праймеріз відРеспубліканської партії з висунення кандидатом на посаду президенти США.</text:p>
      <text:p text:style-name="P4">
Як передає Укрінформ, про це повідомляє <text:a xlink:type="simple" xlink:href="https://apnews.com/article/ron-desantis-2024-presidential-election-live-updates-0495d567326db1e760179d01f1f7c45e" text:style-name="Internet_20_link" text:visited-style-name="Visited_20_Internet_20_Link">
 </text:a>
 .</text:p>
      <text:p text:style-name="P4">
44-річний республіканець повідомив про своє рішення в заяві до Федеральноївиборчої комісії, оприлюдненій у середу.</text:p>
      <text:p text:style-name="P4">
Десантіс вважається найсильнішим суперником експрезидента Дональда Трампа відРеспубліканської партії на президентських <text:a xlink:type="simple" xlink:href="https://www.ukrinform.ua/tag-vibori-v-ssa" text:style-name="Internet_20_link" text:visited-style-name="Visited_20_Internet_20_Link">
 </text:a>
 2024 року.</text:p>
      <text:p text:style-name="P4">
<text:span text:style-name="T4">
Читайте також:</text:span>
 <text:a xlink:type="simple" xlink:href="https://www.ukrinform.ua/rubric-world/3710449-vibori-u-ssa-bajden-viperedzae-trampa-u-gipoteticnomu-drugomu-turi-na-6.html" text:style-name="Internet_20_link" text:visited-style-name="Visited_20_Internet_20_Link">
 <text:span text:style-name="T4">
Трамп</text:span>
 </text:a>
</text:p>
      <text:p text:style-name="P4">
Раніше про участь у кампанії від республіканців заявили Трамп, колишній посолСША при ООН Ніккі Гейлі, сенатор від Південної Кароліни Тім Скотт, колишнійгубернатор Арканзасу Аса Гатчінсон і підприємець у галузі біотехнологій ВівекРамасвемі. Колишній віцепрезидент Майк Пенс також вважається ймовірнимкандидатом у президенти, але ще не оголосив про свою участь у виборах.</text:p>
      <text:p text:style-name="P4">
<text:span text:style-name="T5">
Фото: EPA-EFE/DAN ANDERSON</text:span>
</text:p>
      <text:p text:style-name="P4">
Source: <text:a xlink:type="simple" xlink:href="https://www.ukrinform.ua/rubric-world/3713764-gubernator-floridi-desantis-oficijno-ogolosiv-pro-ucast-u-prezidentskih-viborah.html" text:style-name="Internet_20_link" text:visited-style-name="Visited_20_Internet_20_Link">
https://www.ukrinform.ua/rubric-world/3713764-gubernator-floridi-desantis-oficijno-ogolosiv-pro-ucast-u-prezidentskih-viborah.html</text:a>
</text:p>
      <!--NEWS-->
      <text:h text:style-name="P10" text:outline-level="1">
<text:span text:style-name="T4">
АЕК став володарем Кубка Греції з футболу, обігравши ПАОК</text:span>
</text:h>
      <text:p text:style-name="P4">
Authors: Ukrinform (Person)</text:p>
      <text:p text:style-name="P4">
Publisher: Укринформ (Organization)</text:p>
      <text:p text:style-name="P4">
Published Time: 2023-05-24T22:56:11+03:00</text:p>
      <text:p text:style-name="P4">
Modified Time: 2023-05-24T22:56:11+03:00</text:p>
      <text:p text:style-name="P4">
Description: Футболісти АЕКа виграли 16-й у своїй історії Кубок Греції. — Укрінформ.</text:p>
      <text:p text:style-name="P4">
Images: ['<text:a xlink:type="simple" xlink:href="https://static.ukrinform.com/photos/2023_05/thumb_files/630_360_1684957977-336.jpg" text:style-name="Internet_20_link" text:visited-style-name="Visited_20_Internet_20_Link">
630_360_16849...</text:a>
']</text:p>
      <text:p text:style-name="P4">
Tags: ['Футбол', 'Греція']</text:p>
      <text:p text:style-name="P4">
Type: Article</text:p>
      <!--METADATA-->
      <text:p text:style-name="P4">
<draw:frame draw:style-name="fr1" draw:name="Image354" text:anchor-type="as-char" svg:width="6.9236in" svg:height="3.956343in" draw:z-index="0">
<draw:image xlink:href="../Images/yкринформ/2023-05-24T22-56-11-03-00/630_360_1684957977-336.jpg" xlink:type="simple" xlink:show="embed" xlink:actuate="onLoad" draw:mime-type="image/jpeg"/>
</draw:frame>
 ФутболістиАЕКа виграли 16-й у своїй історії Кубок Греції.</text:p>
      <text:p text:style-name="P4">
У фіналі сезону 2022/23 на стадіоні «Пантессаліко» у місті Волос АЕК уменшості завдав поразки ПАОКу - 2:0, передає Укрінформ.</text:p>
      <text:p text:style-name="P4">
Успіх переможцям принесли голи камерунського захисника Арольда Мукуді (26-тахвилина) та іспанського форварда Пауло Фернандеса (90+2).</text:p>
      <text:p text:style-name="P4">
АЕК майже всю зустріч грав у меншості після вилучення Лазароса Рота на 6-йхвилині.</text:p>
      <text:p text:style-name="P4">
<text:span text:style-name="T4">
Читайте також:</text:span>
 <text:a xlink:type="simple" xlink:href="https://www.ukrinform.ua/rubric-sports/3704740-kacaraba-zi-slavieu-vigrav-kubok-cehii.html" text:style-name="Internet_20_link" text:visited-style-name="Visited_20_Internet_20_Link">
 <text:span text:style-name="T4">
Кубок</text:span>
 </text:a>
</text:p>
      <text:p text:style-name="P4">
Торік Кубок Греції виграв «Панатінаїкос», який у нинішньому розіграшіпоступився в 1/4 фіналу ПАОКу (0:2, 1:1).</text:p>
      <text:p text:style-name="P4">
Фото: aekfc.gr.</text:p>
      <text:p text:style-name="P4">
Source: <text:a xlink:type="simple" xlink:href="https://www.ukrinform.ua/rubric-sports/3713766-aek-stav-volodarem-kubka-grecii-z-futbolu-obigravsi-paok.html" text:style-name="Internet_20_link" text:visited-style-name="Visited_20_Internet_20_Link">
https://www.ukrinform.ua/rubric-sports/3713766-aek-stav-volodarem-kubka-grecii-z-futbolu-obigravsi-paok.html</text:a>
</text:p>
      <!--NEWS-->
      <text:h text:style-name="P10" text:outline-level="1">
<text:span text:style-name="T4">
Окупанти не припиняють авіаційних та артударів по цивільній інфраструктурі — ГШ ЗСУ</text:span>
</text:h>
      <text:p text:style-name="P4">
Author: ['АРМІЯINFORM']</text:p>
      <text:p text:style-name="P4">
Time: 2023-05-24T23:00:00-04:00</text:p>
      <text:p text:style-name="P4">
Description: Протягом минулої доби противник завдав 41 авіаційного удару та здійснив 53 обстр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_16_7_1300x820.jpg" text:style-name="Internet_20_link" text:visited-style-name="Visited_20_Internet_20_Link">
image_16_7_1300x820.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355" text:anchor-type="as-char" svg:width="6.9236in" svg:height="4.367638in" draw:z-index="0">
<draw:image xlink:href="../Images/AРМІЯINFORM/2023-05-24T23-00-00-04-00/image_16_7_1300x820.jpg" xlink:type="simple" xlink:show="embed" xlink:actuate="onLoad" draw:mime-type="image/jpeg"/>
</draw:frame>
 Ракетний удар по ЧасовомуЯру. Ілюстративне фото <text:span text:style-name="T4">
🔥 Ситуація щодо російського вторгнення</text:span>
</text:p>
      <text:p text:style-name="P4">
Протягом минулої доби противник завдав 41 авіаційного удару та здійснив 53обстріли з реактивних систем залпового вогню.</text:p>
      <text:p text:style-name="P4">
Про це<text:a xlink:type="simple" xlink:href="https://www.facebook.com/GeneralStaff.ua/posts/pfbid02VsPKGcJn98E6s23tkQnsGprSxu9RdWebJyZCerNNYf1e9NXhYPdPxy5bbvfisE6l" text:style-name="Internet_20_link" text:visited-style-name="Visited_20_Internet_20_Link">
повідомляє</text:a>
Генеральний штаб Збройних Сил України.</text:p>
      <text:p text:style-name="P4">
«Постраждали мирні мешканці, зруйновано та пошкоджено приватні житлові будинкита інша цивільна та адміністративна інфраструктура», — йдеться в повідомленні.</text:p>
      <text:p text:style-name="P4">
Також Генштаб ЗС України попередив, що залишається високою ймовірністьзавдавання ракетних та авіаційних ударів по всій території України.</text:p>
      <text:p text:style-name="P4">
Source: <text:a xlink:type="simple" xlink:href="https://armyinform.com.ua/2023/05/24/okupanty-ne-prypynyayut-aviaczijnyh-ta-artudariv-po-czyvilnij-infrastrukturi-gsh-zsu/" text:style-name="Internet_20_link" text:visited-style-name="Visited_20_Internet_20_Link">
https://armyinform.com.ua/2023/05/24/okupanty-ne-prypynyayut-aviaczijnyh-ta-artudariv-po-czyvilnij-infrastrukturi-gsh-zsu/</text:a>
</text:p>
      <!--NEWS-->
      <text:h text:style-name="P10" text:outline-level="1">
<text:span text:style-name="T4">
НАТО очікує від Грузії дотримання міжнародних санкцій проти Росії – Столтенберг</text:span>
</text:h>
      <text:p text:style-name="P4">
Authors: Ukrinform (Person)</text:p>
      <text:p text:style-name="P4">
Publisher: Укринформ (Organization)</text:p>
      <text:p text:style-name="P4">
Published Time: 2023-05-24T23:05:00+03:00</text:p>
      <text:p text:style-name="P4">
Modified Time: 2023-05-24T23:05:00+03:00</text:p>
      <text:p text:style-name="P4">
Description: НАТО очікує від Грузії, як і від інших країн-партнерів, поваги до демократичних цінностей та імплементації міжнародних санкцій, що обмежують спроможність Росії вести загарбницьку війну проти України. — Укрінформ.</text:p>
      <text:p text:style-name="P4">
Images: ['<text:a xlink:type="simple" xlink:href="https://static.ukrinform.com/photos/2023_04/thumb_files/630_360_1682000894-466.jpeg" text:style-name="Internet_20_link" text:visited-style-name="Visited_20_Internet_20_Link">
630_360_16820...</text:a>
']</text:p>
      <text:p text:style-name="P4">
Tags: ['Антиросійські санкції', 'Грузія', 'НАТО', 'Війна з Росією']</text:p>
      <text:p text:style-name="P4">
Type: Article</text:p>
      <!--METADATA-->
      <text:p text:style-name="P4">
<draw:frame draw:style-name="fr1" draw:name="Image356" text:anchor-type="as-char" svg:width="6.9236in" svg:height="3.956343in" draw:z-index="0">
<draw:image xlink:href="../Images/yкринформ/2023-05-24T23-05-00-03-00/630_360_1682000894-466.jpeg" xlink:type="simple" xlink:show="embed" xlink:actuate="onLoad" draw:mime-type="image/jpeg"/>
</draw:frame>
 НАТОочікує від Грузії, як і від інших країн-партнерів, поваги до демократичнихцінностей та імплементації міжнародних санкцій, що обмежують спроможністьРосії вести загарбницьку війну проти України.</text:p>
      <text:p text:style-name="P4">
Про це сьогодні в ході дискусії в рамках щорічного Брюссельського форумузаявив Генеральний секретар НАТО Єнс Столтенберг, повідомляє кореспондентУкрінформу.</text:p>
      <text:p text:style-name="P4">
«Важливо, щоб <text:a xlink:type="simple" xlink:href="https://www.ukrinform.ua/tag-gruzia" text:style-name="Internet_20_link" text:visited-style-name="Visited_20_Internet_20_Link">
 </text:a>
 керуваласядемократичними цінностями, в які ми всі віримо. Ми очікуємо від країн, що не єчленами НАТО, дотримання санкцій, які ускладнюють для Росії фінансування таорганізацію її загарбницької війни проти України», - сказав керівник Альянсу,відповідаючи на запитання представників Грузії щодо євроатлантичних перспективцієї країни.</text:p>
      <text:p text:style-name="P4">
Генеральний секретар НАТО нагадав, що Альянс підтримує партнерство з Грузієювже багато років, допомагає у впровадженні реформ та здійснює заходиполітичного та практичного співробітництва. При цьому Грузія є найбільшвразливою серед країн, що опинилися «проміж» шкідливим впливом росії тадемократичним світом. Саме у Грузії ще у 2008 році проявилася тенденціяросійської агресивної поведінки проти сусідів, коли росія здійснила вторгненняв цю країну та захопила частину її територій.</text:p>
      <text:p text:style-name="P4">
«Такі країни (як Грузія – ред.). намагаються чинити спротив російськійагресії. Саме тому на Мадридському саміті ми вирішили наростити допомогу дляцих країн, і Грузія є найбільш показовим прикладом», - зауважив ЄнсСтолтенберг.</text:p>
      <text:p text:style-name="P4">
<text:span text:style-name="T4">
Читайте також:</text:span>
 <text:a xlink:type="simple" xlink:href="https://www.ukrinform.ua/rubric-polytics/3712077-ukraina-pidtrimue-gruziu-i-podilitsa-z-neu-dosvidom-borotbi-iz-rosieu-danilov.html" text:style-name="Internet_20_link" text:visited-style-name="Visited_20_Internet_20_Link">
 <text:span text:style-name="T4">
Грузію</text:span>
 </text:a>
</text:p>
      <text:p text:style-name="P4">
За його словами, ситуація навколо Грузії є одним зі свідчень, чого саме Кремльнамагається досягти своїми ворожими діями: поновити «сфери впливу»,контролювати та позбавити незалежності сусідів Росії та країни колишньогоВаршавського договору.</text:p>
      <text:p text:style-name="P4">
«Це не той світ, в якому ми хотіли б жити», - наголосив керівник НАТО.</text:p>
      <text:p text:style-name="P4">
Як вже повідомлялося, прем'єр-міністр Грузії Іраклій Гарібашвілі нещодавно щераз заявив, що <text:a xlink:type="simple" xlink:href="https://www.ukrinform.ua/rubric-world/3412591-gruzia-ne-priednaetsa-do-sankcij-proti-rosii-premer-garibasvili.html" text:style-name="Internet_20_link" text:visited-style-name="Visited_20_Internet_20_Link">
 </text:a>
 , оскільки втакому випадку «економіка країни впаде». Водночас, у порушення міжнароднихсанкцій проти країни-агресора, Грузія поновила авіаційне сполучення з Росією.Такі дії чинної грузинської влади викликали протести у самій Грузії, населенняякої неодноразово висловлювало намір просуватися шляхом європейської таєвроатлантичної інтеграції, а також продовжує виявляти солідарність з народомУкраїни у боротьбі проти російського вторгнення.</text:p>
      <text:p text:style-name="P4">
<text:span text:style-name="T5">
Фото: ОП</text:span>
</text:p>
      <text:p text:style-name="P4">
Source: <text:a xlink:type="simple" xlink:href="https://www.ukrinform.ua/rubric-world/3713767-nato-ocikue-vid-gruzii-dotrimanna-miznarodnih-sankcij-proti-rosii-stoltenberg.html" text:style-name="Internet_20_link" text:visited-style-name="Visited_20_Internet_20_Link">
https://www.ukrinform.ua/rubric-world/3713767-nato-ocikue-vid-gruzii-dotrimanna-miznarodnih-sankcij-proti-rosii-stoltenberg.html</text:a>
</text:p>
      <!--NEWS-->
      <text:h text:style-name="P10" text:outline-level="1">
<text:span text:style-name="T4">
Держдеп стурбований зустріччю представниці Генсека ООН зі Львовою-Бєловою</text:span>
</text:h>
      <text:p text:style-name="P4">
Authors: Ukrinform (Person)</text:p>
      <text:p text:style-name="P4">
Publisher: Укринформ (Organization)</text:p>
      <text:p text:style-name="P4">
Published Time: 2023-05-24T23:14:00+03:00</text:p>
      <text:p text:style-name="P4">
Modified Time: 2023-05-24T23:14:00+03:00</text:p>
      <text:p text:style-name="P4">
Description: Офіційний Вашингтон висловив занепокоєння у зв’язку із проведенням офіційної зустрічі спеціальної представниці Генсека ООН з російською дитячою «омбудсвумен» Марією Львовою-Беловою, яку розшукує Міжнародний кримінальний суд (МКС). — Укрінформ.</text:p>
      <text:p text:style-name="P4">
Images: ['<text:a xlink:type="simple" xlink:href="https://static.ukrinform.com/photos/2023_05/thumb_files/630_360_1684954769-443.jpg" text:style-name="Internet_20_link" text:visited-style-name="Visited_20_Internet_20_Link">
630_360_16849...</text:a>
']</text:p>
      <text:p text:style-name="P4">
Tags: ['Гутерреш', 'ООН', 'Путін', 'США', 'Держдеп', 'Росія', 'Міжнародний кримінальний суд']</text:p>
      <text:p text:style-name="P4">
Type: Article</text:p>
      <!--METADATA-->
      <text:p text:style-name="P4">
<draw:frame draw:style-name="fr1" draw:name="Image357" text:anchor-type="as-char" svg:width="6.9236in" svg:height="3.956343in" draw:z-index="0">
<draw:image xlink:href="../Images/yкринформ/2023-05-24T23-14-00-03-00/630_360_1684954769-443.jpg" xlink:type="simple" xlink:show="embed" xlink:actuate="onLoad" draw:mime-type="image/jpeg"/>
</draw:frame>
 ОфіційнийВашингтон висловив занепокоєння у зв’язку із проведенням офіційної зустрічіспеціальної представниці Генсека ООН з російською дитячою «омбудсвумен» МарієюЛьвовою-Беловою, яку розшукує Міжнародний кримінальний суд (МКС).</text:p>
      <text:p text:style-name="P4">
Про це заявив у середу речник Держдепартаменту США Метью Міллер, передаєвласний кореспондент Укрінформу.</text:p>
      <text:p text:style-name="P4">
«Ми глибоко стурбовані тим, що високопоставлений дипломат <text:a xlink:type="simple" xlink:href="https://www.ukrinform.ua/tag-oon" text:style-name="Internet_20_link" text:visited-style-name="Visited_20_Internet_20_Link">
</text:a>
 зустрілася з особою, яка приховується відправосуддя й проти якої МКС видав ордер на арешт за вчинення воєнних злочинівпроти дітей»,- зауважив представник зовнішньополітичного відомства США.</text:p>
      <text:p text:style-name="P4">
Він підкреслив, що це підриває спільне зобов’язання щодо захисту дітей у зонахконфліктів.</text:p>
      <text:p text:style-name="P4">
Міллер нагадав, що російська влада свідомо проводить примусову депортаціюдітей з України, відмовляє батькам у доступі до них та намагається змінитиїхню ідентичність шляхом видачі російських паспортів.</text:p>
      <text:p text:style-name="P4">
<text:span text:style-name="T4">
Читайте також:</text:span>
 <text:a xlink:type="simple" xlink:href="https://www.ukrinform.ua/rubric-polytics/3712825-v-ofisi-genprokurora-zasudili-vidacu-rosieu-orderu-na-arest-prokurora-mks.html" text:style-name="Internet_20_link" text:visited-style-name="Visited_20_Internet_20_Link">
 <text:span text:style-name="T4">
МКС</text:span>
 </text:a>
</text:p>
      <text:p text:style-name="P4">
«Діти належать до найбільш уразливих груп, і їх необхідно захищати, особливопід час війни. Тож, ми продовжуємо закликати до відповідальності за воєннізлочини»,- наголосив представник Держдепу.</text:p>
      <text:p text:style-name="P4">
Як повідомлялося, минулого тижня уповноважена РФ з прав дитини Марія Львова-Бєлова провела офіційну зустріч зі спецпредставником Генсека ООН з питаньдітей та збройних конфліктів Вірджинією Гамбою. 17 березня цього рокуМіжнародний кримінальний суд у Гаазі видав ордери на арешт Марії Львови-Бєлової і Володимира Путіна у зв’язку із воєнними злочинами, а самедепортацією та незаконним переміщенням населення, зокрема дітей, з окупованоїтериторії України.</text:p>
      <text:p text:style-name="P4">
Source: <text:a xlink:type="simple" xlink:href="https://www.ukrinform.ua/rubric-world/3713770-derzdep-sturbovanij-zustriccu-predstavnici-genseka-oon-zi-lvovoubelovou.html" text:style-name="Internet_20_link" text:visited-style-name="Visited_20_Internet_20_Link">
https://www.ukrinform.ua/rubric-world/3713770-derzdep-sturbovanij-zustriccu-predstavnici-genseka-oon-zi-lvovoubelovou.html</text:a>
</text:p>
      <!--NEWS-->
      <text:h text:style-name="P10" text:outline-level="1">
<text:span text:style-name="T4">
Японські дослідники першими у світі повністю секвенували геном гриба</text:span>
</text:h>
      <text:p text:style-name="P4">
Authors: Ukrinform (Person)</text:p>
      <text:p text:style-name="P4">
Publisher: Укринформ (Organization)</text:p>
      <text:p text:style-name="P4">
Published Time: 2023-05-24T23:32:00+03:00</text:p>
      <text:p text:style-name="P4">
Modified Time: 2023-05-24T23:32:00+03:00</text:p>
      <text:p text:style-name="P4">
Description: Група вчених під керівництвом професора Сірасава Кента з Інституту досліджень ДНК Кадзуса в префектурі Тіба заявили, що вони повністю секвенували геном гриба мацутаке. — Укрінформ.</text:p>
      <text:p text:style-name="P4">
Images: ['<text:a xlink:type="simple" xlink:href="https://static.ukrinform.com/photos/2023_05/thumb_files/630_360_1684931248-298.jpg" text:style-name="Internet_20_link" text:visited-style-name="Visited_20_Internet_20_Link">
630_360_16849...</text:a>
']</text:p>
      <text:p text:style-name="P4">
Tags: ['Японія', 'вчені', 'Генетика']</text:p>
      <text:p text:style-name="P4">
Type: Article</text:p>
      <!--METADATA-->
      <text:p text:style-name="P4">
<draw:frame draw:style-name="fr1" draw:name="Image358" text:anchor-type="as-char" svg:width="6.9236in" svg:height="3.956343in" draw:z-index="0">
<draw:image xlink:href="../Images/yкринформ/2023-05-24T23-32-00-03-00/630_360_1684931248-298.jpg" xlink:type="simple" xlink:show="embed" xlink:actuate="onLoad" draw:mime-type="image/jpeg"/>
</draw:frame>
 Групавчених під керівництвом професора Сірасава Кента з Інституту досліджень ДНККадзуса в префектурі Тіба заявили, що вони повністю секвенували геном грибамацутаке.</text:p>
      <text:p text:style-name="P4">
Як передає Укрінформ, про це повідомляє <text:a xlink:type="simple" xlink:href="https://www3.nhk.or.jp/nhkworld/ru/news/427486/" text:style-name="Internet_20_link" text:visited-style-name="Visited_20_Internet_20_Link">
</text:a>
 .</text:p>
      <text:p text:style-name="P4">
Міжнародний союз охорони природи вніс гриби мацутаке до свого списку видів, щоперебувають під загрозою. Ці гриби вважаються цінним делікатесом у Японії.</text:p>
      <text:p text:style-name="P4">
За словами вчених, вони скористалися новою технологією для аналізу довгоїгеномної послідовності, щоб отримати генетичну інформацію грибів мацутаке.</text:p>
      <text:p text:style-name="P4">
Вони з'ясували, що гриби мають 13 хромосом і близько 160 млн пар нуклеотидів,а також близько 22 тис. генів, які визначають їх форму, смак і аромат.</text:p>
      <text:p text:style-name="P4">
<text:span text:style-name="T4">
Читайте також:</text:span>
 <text:a xlink:type="simple" xlink:href="https://www.ukrinform.ua/rubric-regions/3686733-u-lvovi-vidkrili-laboratoriu-geneticnih-doslidzen.html" text:style-name="Internet_20_link" text:visited-style-name="Visited_20_Internet_20_Link">
 </text:a>
</text:p>
      <text:p text:style-name="P4">
Вчені також заявили, що геномні дані допоможуть визначити речовини, необхіднідля росту грибів, а також гени, які відповідають за їх специфічний смак тааромат.</text:p>
      <text:p text:style-name="P4">
Сірасава зазначив, що повне секвенування геному будь-яких грибів виконаневперше у світі. За його словами, виконана його групою робота допоможе укультивуванні мацутаке у майбутньому.</text:p>
      <text:p text:style-name="P4">
Як повідомляв Укрінформ, група вчених із Академії наук Китаю <text:a xlink:type="simple" xlink:href="https://www.ukrinform.ua/rubric-technology/3529583-u-kitai-sekvenuvali-genom-ludini-aka-zila-14-tisac-rokiv-tomu.html" text:style-name="Internet_20_link" text:visited-style-name="Visited_20_Internet_20_Link">
</text:a>
 з південно-західного регіонукраїни.</text:p>
      <text:p text:style-name="P4">
Source: <text:a xlink:type="simple" xlink:href="https://www.ukrinform.ua/rubric-technology/3713572-aponski-doslidniki-persimi-u-sviti-povnistu-sekvenuvali-genom-griba.html" text:style-name="Internet_20_link" text:visited-style-name="Visited_20_Internet_20_Link">
https://www.ukrinform.ua/rubric-technology/3713572-aponski-doslidniki-persimi-u-sviti-povnistu-sekvenuvali-genom-griba.html</text:a>
</text:p>
      <!--NEWS-->
      <text:h text:style-name="P10" text:outline-level="1">
<text:span text:style-name="T4">
Тема України стане одним із топ-питань на зустрічі Байдена й Моді - Держдеп</text:span>
</text:h>
      <text:p text:style-name="P4">
Authors: Ukrinform (Person)</text:p>
      <text:p text:style-name="P4">
Publisher: Укринформ (Organization)</text:p>
      <text:p text:style-name="P4">
Published Time: 2023-05-24T23:42:00+03:00</text:p>
      <text:p text:style-name="P4">
Modified Time: 2023-05-24T23:42:00+03:00</text:p>
      <text:p text:style-name="P4">
Description: Президент США Джо Байден має намір обговорити питання війни в Україні під час зустрічі з прем’єром Індії Нарендрою Моді наступного місяця в Вашингтоні. — Укрінформ.</text:p>
      <text:p text:style-name="P4">
Images: ['<text:a xlink:type="simple" xlink:href="https://static.ukrinform.com/photos/2023_05/thumb_files/630_360_1684960314-113.jpg" text:style-name="Internet_20_link" text:visited-style-name="Visited_20_Internet_20_Link">
630_360_16849...</text:a>
']</text:p>
      <text:p text:style-name="P4">
Tags: ['Байден', 'Індія', 'США', 'Україна', 'Агресія РФ', 'Держдеп']</text:p>
      <text:p text:style-name="P4">
Type: Article</text:p>
      <!--METADATA-->
      <text:p text:style-name="P4">
<draw:frame draw:style-name="fr1" draw:name="Image359" text:anchor-type="as-char" svg:width="6.9236in" svg:height="3.956343in" draw:z-index="0">
<draw:image xlink:href="../Images/yкринформ/2023-05-24T23-42-00-03-00/630_360_1684960314-113.jpg" xlink:type="simple" xlink:show="embed" xlink:actuate="onLoad" draw:mime-type="image/jpeg"/>
</draw:frame>
 ПрезидентСША Джо Байден має намір обговорити питання війни в Україні під час зустрічі зпрем’єром Індії Нарендрою Моді наступного місяця в Вашингтоні.</text:p>
      <text:p text:style-name="P4">
Це підтвердив у середу речник Державного департаменту США Метью Міллер,передає власний кореспондент Укрінформу.</text:p>
      <text:p text:style-name="P4">
«Безумовно, війна в Україні буде однією із тем, яка обговорюватиметься»,-прокоментував представник Держдепартаменту США запланований візит прем’єр-міністра <text:a xlink:type="simple" xlink:href="https://www.ukrinform.ua/tag-india" text:style-name="Internet_20_link" text:visited-style-name="Visited_20_Internet_20_Link">
 </text:a>
 до Вашингтона та йогозустрічей з державним керівництвом США.</text:p>
      <text:p text:style-name="P4">
Він зазначив, що більш детально про це буде оголошено ближче до дати візиту.</text:p>
      <text:p text:style-name="P4">
Водночас Міллер нагадав, що українська тематика порушувалася американськоюстороною з прем’єром Моді й іншими світовими лідерами також під час попередніхзустрічей.</text:p>
      <text:p text:style-name="P4">
<text:span text:style-name="T4">
Читайте також:</text:span>
 <text:a xlink:type="simple" xlink:href="https://www.ukrinform.ua/rubric-world/3713133-moskva-tisne-na-indiu-ta-insi-kraini-sob-ii-ne-vnesli-do-cornogo-spisku-fatf-bloomberg.html" text:style-name="Internet_20_link" text:visited-style-name="Visited_20_Internet_20_Link">
 </text:a>
</text:p>
      <text:p text:style-name="P4">
Як повідомлялося, прем’єр-міністр Індії Нарендра Моді планує здійснитидержавний візит до Сполучених Штатів 22 червня 2023 року. Заплановані,зокрема, його зустріч з президентом Джо Байденом. Раніше цього тижня Моді <text:a xlink:type="simple" xlink:href="https://www.ukrinform.ua/rubric-world/3712511-premer-indii-ta-derzsekretar-ssa-zustrilisa-z-liderami-tihookeanskih-ostroviv-u-papuanovij-gvinei.html" text:style-name="Internet_20_link" text:visited-style-name="Visited_20_Internet_20_Link">
</text:a>
 СШАЕнтоні Блінкеним у Папуа-Новій Гвінеї.</text:p>
      <text:p text:style-name="P4">
<text:span text:style-name="T5">
Фото з сайту ukrainian.voanews.com</text:span>
</text:p>
      <text:p text:style-name="P4">
Source: <text:a xlink:type="simple" xlink:href="https://www.ukrinform.ua/rubric-world/3713774-tema-ukraini-stane-odnim-iz-toppitan-na-zustrici-bajdena-j-modi-derzdep.html" text:style-name="Internet_20_link" text:visited-style-name="Visited_20_Internet_20_Link">
https://www.ukrinform.ua/rubric-world/3713774-tema-ukraini-stane-odnim-iz-toppitan-na-zustrici-bajdena-j-modi-derzdep.html</text:a>
</text:p>
      <!--NEWS-->
      <text:h text:style-name="P10" text:outline-level="1">
<text:span text:style-name="T4">
«Інтер» захистив титул, обігравши «Фіорентину» у фіналі Кубка Італії</text:span>
</text:h>
      <text:p text:style-name="P4">
Authors: Ukrinform (Person)</text:p>
      <text:p text:style-name="P4">
Publisher: Укринформ (Organization)</text:p>
      <text:p text:style-name="P4">
Published Time: 2023-05-24T23:54:00+03:00</text:p>
      <text:p text:style-name="P4">
Modified Time: 2023-05-24T23:54:00+03:00</text:p>
      <text:p text:style-name="P4">
Description: Кубок Італії з футболу вдруге поспіль дістався міланському «Інтеру». — Укрінформ.</text:p>
      <text:p text:style-name="P4">
Images: ['<text:a xlink:type="simple" xlink:href="https://static.ukrinform.com/photos/2023_05/thumb_files/630_360_1684963210-795.jpg" text:style-name="Internet_20_link" text:visited-style-name="Visited_20_Internet_20_Link">
630_360_16849...</text:a>
']</text:p>
      <text:p text:style-name="P4">
Tags: ['Футбол', 'Інтер Мілан']</text:p>
      <text:p text:style-name="P4">
Type: Article</text:p>
      <!--METADATA-->
      <text:p text:style-name="P4">
<draw:frame draw:style-name="fr1" draw:name="Image360" text:anchor-type="as-char" svg:width="6.9236in" svg:height="3.956343in" draw:z-index="0">
<draw:image xlink:href="../Images/yкринформ/2023-05-24T23-54-00-03-00/630_360_1684963210-795.jpg" xlink:type="simple" xlink:show="embed" xlink:actuate="onLoad" draw:mime-type="image/jpeg"/>
</draw:frame>
 КубокІталії з футболу вдруге поспіль дістався міланському «Інтеру».</text:p>
      <text:p text:style-name="P4">
У вирішальному матчі на «Стадіо Олімпіко» у Римі «Інтер» здобув вольовуперемогу над «Фіорентиною» - 2:1, передає Укрінформ.</text:p>
      <text:p text:style-name="P4">
На гол форварда «фіолетових» Ніколаса Гонсалеса на 3-й хвилині зустрічі«чорно-сині» відповіли дублем нападника Лаутаро Мартінеса (29, 37).</text:p>
      <text:p text:style-name="P4">
<text:span text:style-name="T4">
Читайте також:</text:span>
 <text:a xlink:type="simple" xlink:href="https://www.ukrinform.ua/rubric-sports/3710206-inter-vijsov-u-final-ligi-cempioniv-uefa-obigravsi-milan.html" text:style-name="Internet_20_link" text:visited-style-name="Visited_20_Internet_20_Link">
 <text:span text:style-name="T4">
Мілан</text:span>
 </text:a>
</text:p>
      <text:p text:style-name="P4">
«Інтер» виграв Кубок Італії удев'яте, зрівнявшись за цим показником з «Ромою».Найбільше трофеїв назбирав туринський «Ювентус» (14).</text:p>
      <text:p text:style-name="P4">
Фото: Getty Images/Global Images Ukraine.</text:p>
      <text:p text:style-name="P4">
Source: <text:a xlink:type="simple" xlink:href="https://www.ukrinform.ua/rubric-sports/3713777-inter-zahistiv-titul-obigravsi-fiorentinu-u-finali-kubka-italii.html" text:style-name="Internet_20_link" text:visited-style-name="Visited_20_Internet_20_Link">
https://www.ukrinform.ua/rubric-sports/3713777-inter-zahistiv-titul-obigravsi-fiorentinu-u-finali-kubka-italii.html</text:a>
</text:p>
      <!--NEWS-->
      <text:h text:style-name="P10" text:outline-level="1">
<text:span text:style-name="T4">
росіяни вивезли обладнання мобільного зв’язку з Херсонщини</text:span>
</text:h>
      <text:p text:style-name="P4">
Author: ['АРМІЯINFORM']</text:p>
      <text:p text:style-name="P4">
Time: 2023-05-24T24:00:00-04:00</text:p>
      <text:p text:style-name="P4">
Description: Окупанти вимкнули мобільний зв’язок на тимчасово окупованих територіях Херсо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2d19afb80ce6.jpeg" text:style-name="Internet_20_link" text:visited-style-name="Visited_20_Internet_20_Link">
62d19afb80ce6.jpeg</text:a>
']</text:p>
      <text:p text:style-name="P4">
Tags: ['МАРОДЕРИ', 'ОКУПАНТИ', 'ТИМЧАСОВО ОКУПОВАНІ ТЕРИТОРІЇ', 'ХЕРСОНЩИНА', 'ЦЕНТР НАЦІОНАЛЬНОГО СПРОТИВУ']</text:p>
      <text:p text:style-name="P4">
Category: News</text:p>
      <!--METADATA-->
      <text:p text:style-name="P4">
<draw:frame draw:style-name="fr1" draw:name="Image361" text:anchor-type="as-char" svg:width="6.9236in" svg:height="4.32725in" draw:z-index="0">
<draw:image xlink:href="../Images/AРМІЯINFORM/2023-05-24T24-00-00-04-00/62d19afb80ce6.jpeg" xlink:type="simple" xlink:show="embed" xlink:actuate="onLoad" draw:mime-type="image/jpeg"/>
</draw:frame>
Ілюстративне фото: EPA/UPG</text:p>
      <text:p text:style-name="P4">
Окупанти вимкнули мобільний зв’язок на тимчасово окупованих територіяхХерсонської області.</text:p>
      <text:p text:style-name="P4">
Про це <text:a xlink:type="simple" xlink:href="https://sprotyv.mod.gov.ua/okupanty-vymknuly-mobilnyj-zv-yazok-na-tot-hersonshhyny/" text:style-name="Internet_20_link" text:visited-style-name="Visited_20_Internet_20_Link">
повідомляє</text:a>
 Центр національного спротиву Сил спеціальнихоперацій України.</text:p>
      <text:p text:style-name="P4">
«Противник це робить, щоб місцеві мешканці не могли передавати Силам оборониУкраїни інформацію про російські війська. З цією ж метою окупанти вимикалимобільний зв’язок у самому Херсоні перед його деокупацією, — зазначає Центрнаціонального спротиву. — Однак ці потуги все одно не зможуть зупинитиукраїнський спротив. Ми закликаємо місцевих мешканців продовжувати передаватинам інформацію про розташування та переміщення окупаційних військ».</text:p>
      <text:p text:style-name="P4">
Для цього пропонується скористатися <text:a xlink:type="simple" xlink:href="https://sprotyv.mod.gov.ua/peredaty-informatsiyu/" text:style-name="Internet_20_link" text:visited-style-name="Visited_20_Internet_20_Link">
формою на сайті ЦНСССО</text:a>
.</text:p>
      <text:p text:style-name="P4">
Source: <text:a xlink:type="simple" xlink:href="https://armyinform.com.ua/2023/05/24/rosiyany-vyvezly-obladnannya-mobilnogo-zvyazku-z-hersonshhyny/" text:style-name="Internet_20_link" text:visited-style-name="Visited_20_Internet_20_Link">
https://armyinform.com.ua/2023/05/24/rosiyany-vyvezly-obladnannya-mobilnogo-zvyazku-z-hersonshhyny/</text:a>
</text:p>
      <!--NEWS-->
      <text:h text:style-name="P10" text:outline-level="1">
<text:span text:style-name="T4">
Кратного збільшення кількості переселенців не прогнозуємо — Ірина Верещук</text:span>
</text:h>
      <text:p text:style-name="P4">
Author: ['АРМІЯINFORM']</text:p>
      <text:p text:style-name="P4">
Time: 2023-05-24T25:00:00-04:00</text:p>
      <text:p text:style-name="P4">
Description: Очільниця Міністерства з питань реінтеграції тимчасово окупованих територій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ryna-vereshhuk-1.jpg" text:style-name="Internet_20_link" text:visited-style-name="Visited_20_Internet_20_Link">
iryna-vereshhuk-1.jpg</text:a>
']</text:p>
      <text:p text:style-name="P4">
Tags: ['ВНУТРІШНЬО ПЕРЕМІЩЕНІ ОСОБИ', 'ЄДИНІ НОВИНИ', 'ІРИНА ВЕРЕЩУК', 'ТИМЧАСОВО ОКУПОВАНІ ТЕРИТОРІЇ']</text:p>
      <text:p text:style-name="P4">
Category: News</text:p>
      <!--METADATA-->
      <text:p text:style-name="P4">
<draw:frame draw:style-name="fr1" draw:name="Image362" text:anchor-type="as-char" svg:width="6.9236in" svg:height="3.956343in" draw:z-index="0">
<draw:image xlink:href="../Images/AРМІЯINFORM/2023-05-24T25-00-00-04-00/iryna-vereshhuk-1.jpg" xlink:type="simple" xlink:show="embed" xlink:actuate="onLoad" draw:mime-type="image/jpeg"/>
</draw:frame>
 Ірина Верещук</text:p>
      <text:p text:style-name="P4">
Очільниця Міністерства з питань реінтеграції тимчасово окупованих територійУкраїни повідомила, що наразі не прогнозують кратного збільшення кількостівнутрішньо переміщених осіб (ВПО), зокрема й після майбутнього контрнаступу тазвільнення українських територій.</text:p>
      <text:p text:style-name="P4">
Про це Віцепрем’єр-міністр — міністр з питань реінтеграції тимчасовоокупованих територій Ірина Верещук сказала в етері телемарафоні «<text:a xlink:type="simple" xlink:href="https://www.youtube.com/watch" text:style-name="Internet_20_link" text:visited-style-name="Visited_20_Internet_20_Link">
Єдиніновини</text:a>
», відповідаючи назапитання ведучих щодо можливого розвитку ситуації із ВПО на тлі майбутньогоконтрнаступу і звільнення українських територій.</text:p>
      <text:p text:style-name="P4">
— Ми не прогнозуємо кратного збільшення кількості ВПО, бо розуміємо, що будутьті, які виїжджають, але будуть і ті, які повертаються. Ми бачимо міграціюлюдей і фіксуємо її, і бачимо її динаміку, — сказала Ірина Верещук.</text:p>
      <text:p text:style-name="P4">
Source: <text:a xlink:type="simple" xlink:href="https://armyinform.com.ua/2023/05/24/kratnogo-zbilshennya-kilkosti-pereselencziv-ne-prognozuyemo-iryna-vereshhuk/" text:style-name="Internet_20_link" text:visited-style-name="Visited_20_Internet_20_Link">
https://armyinform.com.ua/2023/05/24/kratnogo-zbilshennya-kilkosti-pereselencziv-ne-prognozuyemo-iryna-vereshhuk/</text:a>
</text:p>
      <!--NEWS-->
      <text:h text:style-name="P10" text:outline-level="1">
<text:span text:style-name="T4">
Нідерланди виділяють 260 млн євро на закупівлю боєприпасів для України</text:span>
</text:h>
      <text:p text:style-name="P4">
Author: ['АРМІЯINFORM']</text:p>
      <text:p text:style-name="P4">
Time: 2023-05-24T26:00:00-04:00</text:p>
      <text:p text:style-name="P4">
Description: Нідерланди виділяють 260 мільйонів євро на закупівлю боєприпасів для української армії.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8560ca5a6b4cf41-2.jpg" text:style-name="Internet_20_link" text:visited-style-name="Visited_20_Internet_20_Link">
48560ca5a6b4cf41-2.jpg</text:a>
']</text:p>
      <text:p text:style-name="P4">
Tags: ['155 ММ СНАРЯДИ', 'КАЙСА ОЛЛОНҐРЕН', 'ПІДТРИМКА УКРАЇНИ']</text:p>
      <text:p text:style-name="P4">
Category: News</text:p>
      <!--METADATA-->
      <text:p text:style-name="P4">
<draw:frame draw:style-name="fr1" draw:name="Image363" text:anchor-type="as-char" svg:width="6.9236in" svg:height="3.750283in" draw:z-index="0">
<draw:image xlink:href="../Images/AРМІЯINFORM/2023-05-24T26-00-00-04-00/48560ca5a6b4cf41-2.jpg" xlink:type="simple" xlink:show="embed" xlink:actuate="onLoad" draw:mime-type="image/jpeg"/>
</draw:frame>
 Ілюстративне фото</text:p>
      <text:p text:style-name="P4">
Нідерланди виділяють 260 мільйонів євро на закупівлю боєприпасів дляукраїнської армії.</text:p>
      <text:p text:style-name="P4">
Про це міністр оборони Нідерландів Кайса Оллонґрен<text:a xlink:type="simple" xlink:href="https://www.defensie.nl/actueel/nieuws/2023/05/23/eu-raad-defensieministers-munitie-voor-oekraine-opschaling-productie-en-nieuwe-defensieprojecten" text:style-name="Internet_20_link" text:visited-style-name="Visited_20_Internet_20_Link">
повідомила</text:a>
 на засіданні міністрів оборони ЄС, що тривало у Брюсселі.</text:p>
      <text:p text:style-name="P4">
«Мова йде про 155-мм боєприпаси. Уже в березні було ухвалене рішення об’єднатизусилля задля цієї мети», — йдеться в заяві.</text:p>
      <text:p text:style-name="P4">
Під час засідання Кайса Оллонґрен також говорила про військову підтримкуУкраїни, розширення виробничих потужностей та запуск нових оборонних проєктів.</text:p>
      <text:p text:style-name="P4">
«Велика кількість українських солдатів проходить підготовку в рамках Місії ЄС.До кінця травня їх кількість становитиме уже майже 15 200 осіб, за частинуяких відповідає Міноборони Нідерландів», — зазначено в повідомленні.</text:p>
      <text:p text:style-name="P4">
Як повідомлялося раніше, пропозиція щодо рішення про новий план постачаннядодаткових артилерійських боєприпасів Україні, зокрема 155-мм снарядів знаявних запасів країн ЄС, <text:a xlink:type="simple" xlink:href="https://armyinform.com.ua/2023/03/16/najbilshe-sankczij-proty-rf-nakladeno-ssha-shvejczariyeyu-ta-kanadoyu/" text:style-name="Internet_20_link" text:visited-style-name="Visited_20_Internet_20_Link">
булаподана</text:a>
 Високим представником ЄС ЖозепомБоррелем.</text:p>
      <text:p text:style-name="P4">
Source: <text:a xlink:type="simple" xlink:href="https://armyinform.com.ua/2023/05/24/niderlandy-vydilyayut-260-mln-yevro-na-zakupivlyu-boyeprypasiv-dlya-ukrayiny/" text:style-name="Internet_20_link" text:visited-style-name="Visited_20_Internet_20_Link">
https://armyinform.com.ua/2023/05/24/niderlandy-vydilyayut-260-mln-yevro-na-zakupivlyu-boyeprypasiv-dlya-ukrayiny/</text:a>
</text:p>
      <!--NEWS-->
      <text:h text:style-name="P10" text:outline-level="1">
<text:span text:style-name="T4">
Мінус 400 окупантів, 21 артсистема та 7 безпілотників: добові втрати рф в Україні</text:span>
</text:h>
      <text:p text:style-name="P4">
Author: ['АРМІЯINFORM']</text:p>
      <text:p text:style-name="P4">
Time: 2023-05-24T27:00:00-04:00</text:p>
      <text:p text:style-name="P4">
Description: Загальні бойові втрати противника з 24.02.22 по 24.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_05-24-2023-scaled.jpg" text:style-name="Internet_20_link" text:visited-style-name="Visited_20_Internet_20_Link">
vtraty_05-24-2023-scaled.jpg</text:a>
']</text:p>
      <text:p text:style-name="P4">
Tags: ['STOPRUSSIA', 'АГРЕСІЯ РФ', 'ВТОРГНЕННЯ РФ', 'ВТРАТИ ВОРОГА', 'ГЕНЕРАЛЬНИЙ ШТАБ ЗС УКРАЇНИ']</text:p>
      <text:p text:style-name="P4">
Category: News</text:p>
      <!--METADATA-->
      <text:p text:style-name="P4">
<draw:frame draw:style-name="fr1" draw:name="Image364" text:anchor-type="as-char" svg:width="6.9236in" svg:height="6.975527in" draw:z-index="0">
<draw:image xlink:href="../Images/AРМІЯINFORM/2023-05-24T27-00-00-04-00/vtraty_05-24-2023-scaled.jpg" xlink:type="simple" xlink:show="embed" xlink:actuate="onLoad" draw:mime-type="image/jpeg"/>
</draw:frame>
</text:p>
      <text:p text:style-name="P4">
Загальні бойові втрати противника з 24.02.22 по 24.05.23 орієнтовностановлять:</text:p>
      <ul>
        <li>
<text:span text:style-name="T4">
особового складу ‒</text:span>
 204760 (+400) осіб ліквідовано  * <text:span text:style-name="T4">
танків ‒</text:span>
 3792 (+3)  * <text:span text:style-name="T4">
бойових броньованих машин ‒</text:span>
 7424 (+5)  * <text:span text:style-name="T4">
артилерійських систем ‒</text:span>
 3339 (+21)  * <text:span text:style-name="T4">
РСЗВ ‒</text:span>
 570 (+5)  * <text:span text:style-name="T4">
засоби ППО ‒</text:span>
 327 (0)  * <text:span text:style-name="T4">
літаків ‒</text:span>
 309 (0)  * <text:span text:style-name="T4">
гелікоптерів ‒</text:span>
 296 (+1)  * <text:span text:style-name="T4">
БПЛА оперативно-тактичного рівня ‒</text:span>
 2871 (+7)  * <text:span text:style-name="T4">
крилаті ракети ‒</text:span>
 1015 (0)  * <text:span text:style-name="T4">
кораблі / катери ‒</text:span>
 18 (0)  * <text:span text:style-name="T4">
автомобільної техніки та автоцистерн ‒</text:span>
 6146 (+7)  * <text:span text:style-name="T4">
спеціальна техніка ‒</text:span>
 440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4.05.23.</text:p>
      <text:p text:style-name="P4">
Source: <text:a xlink:type="simple" xlink:href="https://armyinform.com.ua/2023/05/24/minus-400-okupantiv-21-artsystema-ta-7-bezpilotnykiv-dobovi-vtraty-rf-v-ukrayini/" text:style-name="Internet_20_link" text:visited-style-name="Visited_20_Internet_20_Link">
https://armyinform.com.ua/2023/05/24/minus-400-okupantiv-21-artsystema-ta-7-bezpilotnykiv-dobovi-vtraty-rf-v-ukrayini/</text:a>
</text:p>
      <!--NEWS-->
      <text:h text:style-name="P10" text:outline-level="1">
<text:span text:style-name="T4">
Німеччина передала Україні новий пакет військової допомоги</text:span>
</text:h>
      <text:p text:style-name="P4">
Author: ['АРМІЯINFORM']</text:p>
      <text:p text:style-name="P4">
Time: 2023-05-24T28:00:00-04:00</text:p>
      <text:p text:style-name="P4">
Description: Німеччина передала Збройним Силам України ще один пакет військової допомоги, до я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805975928_0_160_3072_1888_1920x0_80_0_0_90205d82713ab2b98da2c9e1f33426a3-1536x864-1.jpg" text:style-name="Internet_20_link" text:visited-style-name="Visited_20_Internet_20_Link">
1805975928_0_160_3072_1888_1920x0_80_0_0_90205d82713ab2b98da2c9e1f33426a3-1536x864-1.jpg</text:a>
']</text:p>
      <text:p text:style-name="P4">
Tags: ['ВІЙСЬКОВА ДОПОМОГА', 'ДОПОМОГА ПАРТНЕРІВ', 'НІМЕЧЧИНА', 'СВІТ ПІДТРИМУЄ УКРАЇНУ']</text:p>
      <text:p text:style-name="P4">
Category: News</text:p>
      <!--METADATA-->
      <text:p text:style-name="P4">
<draw:frame draw:style-name="fr1" draw:name="Image365" text:anchor-type="as-char" svg:width="6.9236in" svg:height="3.894525in" draw:z-index="0">
<draw:image xlink:href="../Images/AРМІЯINFORM/2023-05-24T28-00-00-04-00/1805975928_0_160_3072_1888_1920x0_80_0_0_90205d82713ab2b98da2c9e1f33426a3-1536x864-1.jpg" xlink:type="simple" xlink:show="embed" xlink:actuate="onLoad" draw:mime-type="image/jpeg"/>
</draw:frame>
</text:p>
      <text:p text:style-name="P4">
Німеччина передала Збройним Силам України ще один пакет військової допомоги,до якої входить автомобільна техніка, безпілотники та багато іншого.</text:p>
      <text:p text:style-name="P4">
Про це <text:a xlink:type="simple" xlink:href="https://www.bundesregierung.de/breg-en/news/military-support-ukraine-2054992" text:style-name="Internet_20_link" text:visited-style-name="Visited_20_Internet_20_Link">
повідомляє</text:a>
 уряд Німеччини.</text:p>
      <text:p text:style-name="P4">
Військова допомога Україні фінансується з фондів уряду Німеччини. До пакетуувійшли:</text:p>
      <ul>
        <li>
радіолокаційна система повітряного огляду TRML-4D;  * броньовані мостоукладчики Biber;  * безпілотники-розвідники Vector;  * антидронні системи;  * прикордонні автомобілі;  * ваговози 8х6;  * тягачі з напівпричепами;  * вантажівки Zetros;  * та багато іншого.</li>
      </ul>
      <text:p text:style-name="P4">
У квітні 2023 року Німеччина<text:a xlink:type="simple" xlink:href="https://armyinform.com.ua/2023/04/19/nimechchyna-nadala-ukrayini-chergovyj-paket-vijskovoyi-dopomogy-do-yakogo-vhodyt-zrk-patriot/" text:style-name="Internet_20_link" text:visited-style-name="Visited_20_Internet_20_Link">
надала</text:a>
 Україніпакет військової допомоги, до якого уперше входив ЗРК Patriot, а до кінця рокупланує <text:a xlink:type="simple" xlink:href="https://armyinform.com.ua/2023/05/23/nimechchyna-do-kinczya-roku-planuye-pidgotuvaty-do-9-tysyach-ukrayinskyh-vijskovyh/" text:style-name="Internet_20_link" text:visited-style-name="Visited_20_Internet_20_Link">
підготувати</text:a>
 до 9тисяч українських військових.</text:p>
      <text:p text:style-name="P4">
Source: <text:a xlink:type="simple" xlink:href="https://armyinform.com.ua/2023/05/24/nimechchyna-peredala-ukrayini-novyj-paket-vijskovoyi-dopomogy/" text:style-name="Internet_20_link" text:visited-style-name="Visited_20_Internet_20_Link">
https://armyinform.com.ua/2023/05/24/nimechchyna-peredala-ukrayini-novyj-paket-vijskovoyi-dopomogy/</text:a>
</text:p>
      <!--NEWS-->
      <text:h text:style-name="P10" text:outline-level="1">
<text:span text:style-name="T4">
В Україні хвилина мовчання</text:span>
</text:h>
      <text:p text:style-name="P4">
Author: ['АРМІЯINFORM']</text:p>
      <text:p text:style-name="P4">
Time: 2023-05-24T2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366" text:anchor-type="as-char" svg:width="6.9236in" svg:height="3.895992in" draw:z-index="0">
<draw:image xlink:href="../Images/AРМІЯINFORM/2023-05-24T29-00-00-04-00/candle-1.gif" xlink:type="simple" xlink:show="embed" xlink:actuate="onLoad" draw:mime-type="image/gif"/>
</draw:frame>
</text:p>
      <text:p text:style-name="P4">
Згідно з <text:a xlink:type="simple" xlink:href="https://www.president.gov.ua/documents/1432022-41729" text:style-name="Internet_20_link" text:visited-style-name="Visited_20_Internet_20_Link">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24/v-ukrayini-hvylyna-movchannya-3/" text:style-name="Internet_20_link" text:visited-style-name="Visited_20_Internet_20_Link">
https://armyinform.com.ua/2023/05/24/v-ukrayini-hvylyna-movchannya-3/</text:a>
</text:p>
      <!--NEWS-->
      <text:h text:style-name="P10" text:outline-level="1">
<text:span text:style-name="T4">
Цивільних полонених громадян України рф має повернути без жодних умов — Координаційний штаб</text:span>
</text:h>
      <text:p text:style-name="P4">
Author: ['АРМІЯINFORM']</text:p>
      <text:p text:style-name="P4">
Time: 2023-05-24T30:00:00-04:00</text:p>
      <text:p text:style-name="P4">
Description: У Координаційному штабі відбулася онлайн-зустріч з родинами полонених і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5.jpg" text:style-name="Internet_20_link" text:visited-style-name="Visited_20_Internet_20_Link">
ksh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67" text:anchor-type="as-char" svg:width="6.9236in" svg:height="4.011043in" draw:z-index="0">
<draw:image xlink:href="../Images/AРМІЯINFORM/2023-05-24T30-00-00-04-00/ksh5.jpg" xlink:type="simple" xlink:show="embed" xlink:actuate="onLoad" draw:mime-type="image/jpeg"/>
</draw:frame>
</text:p>
      <text:p text:style-name="P4">
У Координаційному штабі відбулася онлайн-зустріч з родинами полонених ізниклих безвісти захисників і захисниць, під час якої представник штабузазначив, що цивільні громадяни є заручниками: країна-агресорка повиннаповернути їх без жодних умов, а не залучати в процес обмінувійськовополоненими. Так само у рамках репатріації росія повинна повернутивсіх важкопоранених і важкохворих комбатантів, як це передбачено Женевськимиконвенціями.</text:p>
      <text:p text:style-name="P4">
Про це <text:a xlink:type="simple" xlink:href="https://t.me/Koord_shtab/1101" text:style-name="Internet_20_link" text:visited-style-name="Visited_20_Internet_20_Link">
повідомляє</text:a>
 Координаційний штаб зпитань поводження з військовополоненими.</text:p>
      <text:p text:style-name="P4">
За словами представника Координаційного штабу, поява нових відомостей прозниклого безвісти військовослужбовця може бути підставою для зміни обліковоїкатегорії, зокрема в Національному інформаційному бюро, а в окремих випадках іу військовій частині. Проте офіційне підтвердження полону може надати лишеміністерство оборони російської федерації через Міжнародний комітет ЧервоногоХреста.</text:p>
      <text:p text:style-name="P4">
Слід зауважити, що і підтверджені офіційно, і непідтверджені, і зниклібезвісти військовослужбовці — всі задіяні в процесах обміну.</text:p>
      <text:p text:style-name="P4">
Одне із запитань зустрічі стосувалося відвідування місць утримання полоненихвійськовослужбовців місією Міжнародного комітету Червоного Хреста.</text:p>
      <text:p text:style-name="P4">
«У нас є інформація про місцезнаходження полонених, зокрема від родичів, —зазначила представниця МКЧХ. — Але наш доступ до місць утримання під вартоюзалежить від дозволу іншої сторони збройного конфлікту».</text:p>
      <text:p text:style-name="P4">
Окремо сторони обговорили питання щодо реабілітації військовослужбовців післявизволення з полону, поновлення втрачених документів та механізм отриманнястатусу учасника бойових дій (УБД).</text:p>
      <text:p text:style-name="P4">
Source: <text:a xlink:type="simple" xlink:href="https://armyinform.com.ua/2023/05/24/czyvilnyh-polonenyh-gromadyan-ukrayiny-rf-maye-povernuty-bez-zhodnyh-umov-koordynaczijnyj-shtab/" text:style-name="Internet_20_link" text:visited-style-name="Visited_20_Internet_20_Link">
https://armyinform.com.ua/2023/05/24/czyvilnyh-polonenyh-gromadyan-ukrayiny-rf-maye-povernuty-bez-zhodnyh-umov-koordynaczijnyj-shtab/</text:a>
</text:p>
      <!--NEWS-->
      <text:h text:style-name="P10" text:outline-level="1">
<text:span text:style-name="T4">
Глави Міноборони України та США обговорили підготовку до наступної зустрічі у форматі «Рамштайн»</text:span>
</text:h>
      <text:p text:style-name="P4">
Author: ['АРМІЯINFORM']</text:p>
      <text:p text:style-name="P4">
Time: 2023-05-24T31:00:00-04:00</text:p>
      <text:p text:style-name="P4">
Description: Міністр оборони США Ллойд Остін поспілкувався з Міністром оборони України Олексіє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znikov_austin.jpg" text:style-name="Internet_20_link" text:visited-style-name="Visited_20_Internet_20_Link">
reznikov_austin.jpg</text:a>
']</text:p>
      <text:p text:style-name="P4">
Tags: ['ЛЛОЙД ОСТІН', 'ОЛЕКСІЙ РЕЗНІКОВ', 'РАМШТАЙН']</text:p>
      <text:p text:style-name="P4">
Category: News</text:p>
      <!--METADATA-->
      <text:p text:style-name="P4">
<draw:frame draw:style-name="fr1" draw:name="Image368" text:anchor-type="as-char" svg:width="6.9236in" svg:height="3.894525in" draw:z-index="0">
<draw:image xlink:href="../Images/AРМІЯINFORM/2023-05-24T31-00-00-04-00/reznikov_austin.jpg" xlink:type="simple" xlink:show="embed" xlink:actuate="onLoad" draw:mime-type="image/jpeg"/>
</draw:frame>
</text:p>
      <text:p text:style-name="P4">
Міністр оборони США Ллойд Остін поспілкувався з Міністром оборони УкраїниОлексієм Резніковим напередодні віртуальної зустрічі контактної групи з питаньоборони України, яка відбудеться 25 травня.</text:p>
      <text:p text:style-name="P4">
Про це<text:a xlink:type="simple" xlink:href="https://www.defense.gov/News/Releases/Release/Article/3405127/readout-of-secretary-of-defense-lloyd-j-austin-iiis-call-with-ukrainian-ministe/" text:style-name="Internet_20_link" text:visited-style-name="Visited_20_Internet_20_Link">
повідомляє</text:a>
пресслужба Пентагону.</text:p>
      <text:p text:style-name="P4">
Основна увага буде зосереджена на підтримці маневрених можливостейбронетехніки України та зміцненні ППО України проти жорстоких атак росії, щопродовжуються.</text:p>
      <text:p text:style-name="P4">
Як йдеться у повідомленні, Ллойд Остін також надав оновлену інформацію пронещодавні зусилля США щодо надання допомоги у сфері безпеки.</text:p>
      <text:p text:style-name="P4">
Двоє лідерів домовилися тримати тісний контакт.</text:p>
      <text:p text:style-name="P4">
Source: <text:a xlink:type="simple" xlink:href="https://armyinform.com.ua/2023/05/24/glavy-minoborony-ukrayiny-ta-ssha-obgovoryly-pidgotovku-do-nastupnoyi-zustrichi-u-formati-ramshtajn/" text:style-name="Internet_20_link" text:visited-style-name="Visited_20_Internet_20_Link">
https://armyinform.com.ua/2023/05/24/glavy-minoborony-ukrayiny-ta-ssha-obgovoryly-pidgotovku-do-nastupnoyi-zustrichi-u-formati-ramshtajn/</text:a>
</text:p>
      <!--NEWS-->
      <text:h text:style-name="P10" text:outline-level="1">
<text:span text:style-name="T4">
Українські рятувальники відзвітували про виїзди на бойові пожежі</text:span>
</text:h>
      <text:p text:style-name="P4">
Author: ['АРМІЯINFORM']</text:p>
      <text:p text:style-name="P4">
Time: 2023-05-24T32:00:00-04:00</text:p>
      <text:p text:style-name="P4">
Description: Протягом минулої доби, 23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69" text:anchor-type="as-char" svg:width="6.9236in" svg:height="4.592655in" draw:z-index="0">
<draw:image xlink:href="../Images/AРМІЯINFORM/2023-05-24T32-00-00-04-00/ac9232d099cb3d54f7d73ef2deca81a2_l.jpg" xlink:type="simple" xlink:show="embed" xlink:actuate="onLoad" draw:mime-type="image/jpeg"/>
</draw:frame>
 Ілюстративнефото</text:p>
      <text:p text:style-name="P4">
Протягом минулої доби, <text:span text:style-name="T4">
23 травня,</text:span>
 підрозділи Державної служби України знадзвичайних ситуацій <text:span text:style-name="T4">
здійснили 193 виїзди</text:span>
 на ліквідацію наслідківобстрілів окупантами населених пунктів та об’єктів інфраструктури. Ліквідовано8 пожеж. Надано психологічну допомогу 360 особам.</text:p>
      <text:p text:style-name="P4">
Про це йдеться у <text:a xlink:type="simple" xlink:href="https://dsns.gov.ua/uk/news/nadzvicaini-podiyi/operativna-informaciia-dsns-shhodo-naslidkiv-vedennia-boiovix-dii-rosiiskoiu-federacijeiu-166"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5 881 виїзд на ліквідацію наслідків обстрілів, ліквідовано 14 662 пожежі,врятовано 4060 осіб, надано психологічну допомогу 215 195 особам.</text:p>
      <text:p text:style-name="P4">
Source: <text:a xlink:type="simple" xlink:href="https://armyinform.com.ua/2023/05/24/ukrayinski-ryatuvalnyky-vidzvituvaly-pro-vyyizdy-na-bojovi-pozhezhi-2/" text:style-name="Internet_20_link" text:visited-style-name="Visited_20_Internet_20_Link">
https://armyinform.com.ua/2023/05/24/ukrayinski-ryatuvalnyky-vidzvituvaly-pro-vyyizdy-na-bojovi-pozhezhi-2/</text:a>
</text:p>
      <!--NEWS-->
      <text:h text:style-name="P10" text:outline-level="1">
<text:span text:style-name="T4">
Десантники приземлили російський фанерний «надсучасний» БПЛА-розвідник</text:span>
</text:h>
      <text:p text:style-name="P4">
Author: ['АРМІЯINFORM']</text:p>
      <text:p text:style-name="P4">
Time: 2023-05-24T33:00:00-04:00</text:p>
      <text:p text:style-name="P4">
Description: На одному з напрямків мобільна вогнева група окремої єгерської бригади Десантно-штурм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28311_613296750754303_8438361194460149642_n-1.jpg" text:style-name="Internet_20_link" text:visited-style-name="Visited_20_Internet_20_Link">
347228311_613296750754303_8438361194460149642_n-1.jpg</text:a>
']</text:p>
      <text:p text:style-name="P4">
Tags: ['АГРЕСІЯ РФ', 'ВОРОЖИЙ БПЛА', 'ВТОРГНЕННЯ РФ', 'ДУТА ВЕЛИЧ', 'ДШВ ЗСУ', 'ХРОНІКА ОБОРОНИ']</text:p>
      <text:p text:style-name="P4">
Category: News</text:p>
      <!--METADATA-->
      <text:p text:style-name="P4">
<draw:frame draw:style-name="fr1" draw:name="Image370" text:anchor-type="as-char" svg:width="6.9236in" svg:height="5.608116in" draw:z-index="0">
<draw:image xlink:href="../Images/AРМІЯINFORM/2023-05-24T33-00-00-04-00/347228311_613296750754303_8438361194460149642_n-1.jpg" xlink:type="simple" xlink:show="embed" xlink:actuate="onLoad" draw:mime-type="image/jpeg"/>
</draw:frame>
</text:p>
      <text:p text:style-name="P4">
На одному з напрямків мобільна вогнева група окремої єгерської бригадиДесантно-штурмових військ ЗС України зі стрілецької зброї знищила російськийбезпілотний літальний апарат, який зроблений з фанери і виконував завдання зповітряної розвідки.</text:p>
      <text:p text:style-name="P4">
Про це<text:a xlink:type="simple" xlink:href="https://www.facebook.com/uaairborne/posts/pfbid034k9vdNa1cv8U3iggeRjA2bzCzWKBv7vvMs6BqU3u2Xri9TPcZZRH5QZpLTyiU8Esl" text:style-name="Internet_20_link" text:visited-style-name="Visited_20_Internet_20_Link">
повідомляє</text:a>
служба зв’язків з громадськістю Командування Десантно-штурмових військЗбройних Сил України.</text:p>
      <text:p text:style-name="P4">
«По залишках видно, що фанерний літачок зроблений досить примітивно. Однак заінформацією, даний тип «надсучасного» БПЛА поставлений на серійне виробництво.Мабуть у росіян закінчуються «Орлани» та інші типи сучасних БПЛА. Завдання зповітряної розвідки виконують фанерні літачки», — йдеться в повідомленні.</text:p>
      <text:p text:style-name="P4">
На верхньому фото, яке надала служба зв’язків з громадськістю Командування ДШВЗСУ, зображений фанерний літачок до зустрічі з мобільною вогневою групоюукраїнських десантників.</text:p>
      <text:p text:style-name="P4">
Source: <text:a xlink:type="simple" xlink:href="https://armyinform.com.ua/2023/05/24/desantnyky-pryzemlyly-rosijskyj-fanernyj-nadsuchasnyj-bpla-rozvidnyk/" text:style-name="Internet_20_link" text:visited-style-name="Visited_20_Internet_20_Link">
https://armyinform.com.ua/2023/05/24/desantnyky-pryzemlyly-rosijskyj-fanernyj-nadsuchasnyj-bpla-rozvidnyk/</text:a>
</text:p>
      <!--NEWS-->
      <text:h text:style-name="P10" text:outline-level="1">
<text:span text:style-name="T4">
Олексій Резніков зустрівся з міністром оборони Великої Британії в Києві</text:span>
</text:h>
      <text:p text:style-name="P4">
Author: ['Світлана Кирган']</text:p>
      <text:p text:style-name="P4">
Time: 2023-05-24T34:00:00-04:00</text:p>
      <text:p text:style-name="P4">
Description: Міністр оборони Великої Британії Бен Воллес у рамках робочого візиту до України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aen2023-05-24-10.20.26.jpg" text:style-name="Internet_20_link" text:visited-style-name="Visited_20_Internet_20_Link">
uaen2023-05-24-10.20.26.jpg</text:a>
']</text:p>
      <text:p text:style-name="P4">
Tags: ['STOPRUSSIA', 'АГРЕСІЯ РФ', 'БЕН ВОЛЛЕС', 'ОЛЕКСІЙ РЕЗНІКОВ', 'ОФІЦІЙНО']</text:p>
      <text:p text:style-name="P4">
Category: News</text:p>
      <!--METADATA-->
      <text:p text:style-name="P4">
<draw:frame draw:style-name="fr1" draw:name="Image371" text:anchor-type="as-char" svg:width="6.9236in" svg:height="3.888755in" draw:z-index="0">
<draw:image xlink:href="../Images/AРМІЯINFORM/2023-05-24T34-00-00-04-00/uaen2023-05-24-10.20.26.jpg" xlink:type="simple" xlink:show="embed" xlink:actuate="onLoad" draw:mime-type="image/jpeg"/>
</draw:frame>
 Фото: Дмитро Юрченко</text:p>
      <text:p text:style-name="P4">
Міністр оборони Великої Британії Бен Воллес у рамках робочого візиту доУкраїни зустрівся з очільником українського оборонного відомства ОлексіємРезніковим. Під час зустрічі міністри обговорили низку важливих безпековихпитань.</text:p>
      <text:p text:style-name="P4">
— Звісно, ми обговорювали натівську перспективу України в контекстімайбутнього саміту НАТО у Вільнюсі. Зокрема, бачення України щодо стабілізаціїмиру в Європі, використовуючи формулу миру Президента України ВолодимираЗеленського, — повідомив Олексій Резніков.</text:p>
      <text:p text:style-name="P4">
Також міністри обговорили пріоритетність надання озброєння Україні дляподальшої перемоги. Особливу увагу приділили озброєнню, яке працює на великідальності. Зокрема, йшлося про авіаційні крилаті ракети Storm Shadow, якіВелика Британія нещодавно передала Україні.</text:p>
      <text:p text:style-name="P4">
— Україна отримала ракети Storm Shadow, які можуть бути використані на великідальності. Це одні з перших ракет великої дальності, які надані Україні їїсоюзниками. Ми надали такий вид озброєння через постійне застосування росієюїї зброї великої дальності, яку вона використовує для того, щоб шкодитицивільному населенню та цивільній критичній інфраструктурі, — сказав БенВоллес.</text:p>
      <text:p text:style-name="P4">
Олексій Резніков подякував Великій Британії та команді пана Бена Воллеса зате, що вони підтримують Україну з першого дня широкомасштабного вторгнення рфв Україну та зайняли абсолютну непохитну й рішучу позицію щодо підтримкиУкраїни.</text:p>
      <text:p text:style-name="P4">
— Світ знову побачив лідерство Сполученого Королівства, світ знову побачивсправжню дружбу, і світ побачив, що це лідерство дає перевагу на полі бою.Перші партії поставок протитанкових засобів NLAW, допомога в ухваленні рішеньпро отримання Україною артилерії 155-го калібру, створення спеціального фондущодо підтримки України й можливості придбання зброї з різних країн, озброєнняукраїнського флоту протикорабельними ракетами «Гарпун» разом із партнерами,участь у забезпеченні України сучасними системами MLRS, як-от M270, броньованіавтомобілі різних класів і типів, величезні проєкти щодо підготовки нашихвійськовослужбовців за кордоном. А ще такі «смаколики», як Storm Shadow, ібагато іншого, про що я наразі не можу сказати. І все це Україна отрималазавдяки персональній участі Бена Воллеса, його лідерству та зусиллям йогокоманди, — підкреслив Олексій Резніков.</text:p>
      <text:p text:style-name="P4">
Source: <text:a xlink:type="simple" xlink:href="https://armyinform.com.ua/2023/05/24/oleksij-reznikov-zustrivsya-z-ministrom-oborony-velykoyi-brytaniyi-v-kyyevi/" text:style-name="Internet_20_link" text:visited-style-name="Visited_20_Internet_20_Link">
https://armyinform.com.ua/2023/05/24/oleksij-reznikov-zustrivsya-z-ministrom-oborony-velykoyi-brytaniyi-v-kyyevi/</text:a>
</text:p>
      <!--NEWS-->
      <text:h text:style-name="P10" text:outline-level="1">
<text:span text:style-name="T4">
Жозеп Боррель: ЄС передав Україні 220 тисяч снарядів і 1300 ракет. Це лише перший етап постачання снарядів</text:span>
</text:h>
      <text:p text:style-name="P4">
Author: ['АРМІЯINFORM']</text:p>
      <text:p text:style-name="P4">
Time: 2023-05-24T35:00:00-04:00</text:p>
      <text:p text:style-name="P4">
Description: Завдяки країнам-членам Україна отримала 220 тисяч артилерійських снарядів різних каліб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79336132-788.jpg" text:style-name="Internet_20_link" text:visited-style-name="Visited_20_Internet_20_Link">
630_360_1679336132-788.jpg</text:a>
']</text:p>
      <text:p text:style-name="P4">
Tags: ['ВІЙНА', 'ЄВРОСОЮЗ', 'ЖОЗЕП БОРРЕЛЬ']</text:p>
      <text:p text:style-name="P4">
Category: News</text:p>
      <!--METADATA-->
      <text:p text:style-name="P4">
<draw:frame draw:style-name="fr1" draw:name="Image372" text:anchor-type="as-char" svg:width="6.9236in" svg:height="3.956343in" draw:z-index="0">
<draw:image xlink:href="../Images/AРМІЯINFORM/2023-05-24T35-00-00-04-00/630_360_1679336132-788.jpg" xlink:type="simple" xlink:show="embed" xlink:actuate="onLoad" draw:mime-type="image/jpeg"/>
</draw:frame>
</text:p>
      <text:p text:style-name="P4">
Завдяки країнам-членам Україна отримала 220 тисяч артилерійських снарядіврізних калібрів та 1300 ракет.</text:p>
      <text:p text:style-name="P4">
Про це сьогодні у Брюсселі під час пресконференції за підсумками Радиміністрів ЄС із зовнішніх відносин з питань оборони<text:a xlink:type="simple" xlink:href="https://www.eeas.europa.eu/eeas/foreign-affairs-council-defence-remarks-high-representative-josep-borrell-press-conference-1_en" text:style-name="Internet_20_link" text:visited-style-name="Visited_20_Internet_20_Link">
заявив</text:a>
 Високийпредставник ЄС із закордонних справ і політики безпеки Жозеп Боррель.</text:p>
      <text:p text:style-name="P4">
Високий представник ЄС зазначив, що найближчими днями, тижнями та місяцямистануть стратегічно вирішальними для війни в Україні, саме тому Рада оборонисьогодні на 90% зосередила увагу на нашій військовій підтримці України.</text:p>
      <text:p text:style-name="P4">
«20 березня ми вирішити виділити 2 мільярди євро для постачання 1 мільйонаартилерійських боєприпасів для України протягом наступних 12 місяців, тапросили країни-члени надати їх з власних запасів. Для цього ми розробили три«треки» дій <text:span text:style-name="T5">
.</text:span>
 Я можу сьогодні оголосити, що завдяки країнам-членам Українаотримала 220 тисяч артилерійських снарядів різних калібрів та 1300 ракет. Цейперший «трек» буде відкритим до 31 травня, і я переконаний, що ми досягнемопоказника компенсацій в один мільярд євро, наразі з цієї суми були розписанідля виконавців вже 800 мільйонів євро», — сказав він.</text:p>
      <text:p text:style-name="P4">
Жозеп Боррель додав, що після початку широкомаштабної російської агресії ЄСнадав Україні фінансову, економічну, гуманітарну та військову допомогу на сумуу майже 65 мільярдів євро,</text:p>
      <text:p text:style-name="P4">
Він зауважив, що завдяки стимулам, що пропонує Європейський фонд миру, країни-члени надали Україні військове обладнання та боєприпаси на суму близько 10мільярдів євро. Більшість країн-членів погодилися збільшити Європейський фондмиру ще на 3 500 мільйони, що значно підвищить його спроможності, і не лише внаданні допомоги для України, але також для фінансування оборонних табезпекових проєктів у інших частинах світу.</text:p>
      <text:p text:style-name="P4">
Source: <text:a xlink:type="simple" xlink:href="https://armyinform.com.ua/2023/05/24/zhozep-borrel-yes-peredav-ukrayini-220-tysyach-snaryadiv-i-1300-raket-cze-lyshe-pershyj-etap-postachannya-snaryadiv/" text:style-name="Internet_20_link" text:visited-style-name="Visited_20_Internet_20_Link">
https://armyinform.com.ua/2023/05/24/zhozep-borrel-yes-peredav-ukrayini-220-tysyach-snaryadiv-i-1300-raket-cze-lyshe-pershyj-etap-postachannya-snaryadiv/</text:a>
</text:p>
      <!--NEWS-->
      <text:h text:style-name="P10" text:outline-level="1">
<text:span text:style-name="T4">
Перші два мінні тральщики в рамках Naval Coalition уже під українським прапором — Олексій Резніков</text:span>
</text:h>
      <text:p text:style-name="P4">
Author: ['Світлана Кирган']</text:p>
      <text:p text:style-name="P4">
Time: 2023-05-24T36:00:00-04:00</text:p>
      <text:p text:style-name="P4">
Description: Про це Міністр оборони України Олексій Резніков повідомив під час зустрічі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10.06.52.jpg" text:style-name="Internet_20_link" text:visited-style-name="Visited_20_Internet_20_Link">
photo_2023-05-24-10.06.52.jpg</text:a>
']</text:p>
      <text:p text:style-name="P4">
Tags: ['NAVAL COALITION', 'ДОПОМОГА ПАРТНЕРІВ', 'МІННІ ТРАЛЬЩИКИ', 'ОЛЕКСІЙ РЕЗНІКОВ', 'ОФІЦІЙНО', 'СВІТ ПІДТРИМУЄ УКРАЇНУ']</text:p>
      <text:p text:style-name="P4">
Category: News</text:p>
      <!--METADATA-->
      <text:p text:style-name="P4">
<draw:frame draw:style-name="fr1" draw:name="Image373" text:anchor-type="as-char" svg:width="6.9236in" svg:height="4.615733in" draw:z-index="0">
<draw:image xlink:href="../Images/AРМІЯINFORM/2023-05-24T36-00-00-04-00/photo_2023-05-24-10.06.52.jpg" xlink:type="simple" xlink:show="embed" xlink:actuate="onLoad" draw:mime-type="image/jpeg"/>
</draw:frame>
 Фото: Дмитро Юрченко</text:p>
      <text:p text:style-name="P4">
Про це Міністр оборони України Олексій Резніков повідомив під час зустрічі зміністром оборони Великої Британії Беном Воллесом, який із робочим візитомприбув до України.</text:p>
      <text:p text:style-name="P4">
— Я хочу всім нагадати, що саме Велика Британія була першою країною, яказаклала фундамент щодо створення в Україні Naval Coalition. Перші два міннітральщики вже стоять під українськими прапорами та з екіпажами, поки що впортах Великої Британії, — повідомив Міністр оборони України.</text:p>
      <text:p text:style-name="P4">
За його словами, цю ініціативу вже підхопили й Нідерланди.</text:p>
      <text:p text:style-name="P4">
— Як ви пам’ятаєте, міністр оборони Нідерландів Кайса Оллонґрен оголосила, щовони теж приєднуються до цієї ініціативи. Тому з такими партнерами, з такимикоаліціями ми з вами точно переможемо. Я в цьому навіть не сумніваюся. Разомдо Перемоги. Дякую Бене, що ви є, — сказав Олексій Резніков.</text:p>
      <text:p text:style-name="P4">
Source: <text:a xlink:type="simple" xlink:href="https://armyinform.com.ua/2023/05/24/pershi-dva-minni-tralshhyky-v-ramkah-naval-coalition-uzhe-pid-ukrayinskym-praporom-oleksij-reznikov/" text:style-name="Internet_20_link" text:visited-style-name="Visited_20_Internet_20_Link">
https://armyinform.com.ua/2023/05/24/pershi-dva-minni-tralshhyky-v-ramkah-naval-coalition-uzhe-pid-ukrayinskym-praporom-oleksij-reznikov/</text:a>
</text:p>
      <!--NEWS-->
      <text:h text:style-name="P10" text:outline-level="1">
<text:span text:style-name="T4">
Україна вже має необхідну для контрнаступу кількість зброї — Кирило Буданов</text:span>
</text:h>
      <text:p text:style-name="P4">
Author: ['АРМІЯINFORM']</text:p>
      <text:p text:style-name="P4">
Time: 2023-05-24T37:00:00-04:00</text:p>
      <text:p text:style-name="P4">
Description: Сили оборони України накопичили достатньо сил та зброї для того, щоб розпочати д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4-01.jpg" text:style-name="Internet_20_link" text:visited-style-name="Visited_20_Internet_20_Link">
20230524-01.jpg</text:a>
']</text:p>
      <text:p text:style-name="P4">
Tags: ['STOPRUSSIA', 'АГРЕСІЯ РФ', 'ВТОРГНЕННЯ РФ', 'ГУР МІНОБОРОНИ УКРАЇНИ', 'КИРИЛО БУДАНОВ']</text:p>
      <text:p text:style-name="P4">
Category: News</text:p>
      <!--METADATA-->
      <text:p text:style-name="P4">
<draw:frame draw:style-name="fr1" draw:name="Image374" text:anchor-type="as-char" svg:width="6.9236in" svg:height="4.62632in" draw:z-index="0">
<draw:image xlink:href="../Images/AРМІЯINFORM/2023-05-24T37-00-00-04-00/20230524-01.jpg" xlink:type="simple" xlink:show="embed" xlink:actuate="onLoad" draw:mime-type="image/jpeg"/>
</draw:frame>
</text:p>
      <text:p text:style-name="P4">
Сили оборони України накопичили достатньо сил та зброї для того, щоб розпочатидії з деокупації українських територій, що опинились під контролем росії.</text:p>
      <text:p text:style-name="P4">
Про це із посиланням на заяву начальника Головного управління розвідкиМіністерства оборони України генерал-майора Кирила Буданова<text:a xlink:type="simple" xlink:href="https://gur.gov.ua/content/ukraina-vzhe-maie-neobkhidnu-dlia-kontrnastupu-kilkist-zbroi.html" text:style-name="Internet_20_link" text:visited-style-name="Visited_20_Internet_20_Link">
повідомляє</text:a>
 пресслужба ГУР МОУ.</text:p>
      <text:p text:style-name="P4">
Глава воєнної розвідки України припустив, що «для продовження операціїнеобхідні значні запаси», і висловив думку, що саміт G7, в якому <text:a xlink:type="simple" xlink:href="https://armyinform.com.ua/2022/06/27/volodymyr-zelenskyj-podyakuvav-lideram-g7-za-oboronnu-pidtrymku-ukrayiny/" text:style-name="Internet_20_link" text:visited-style-name="Visited_20_Internet_20_Link">
бравучасть</text:a>
 Президент України ВолодимирЗеленський, дасть можливість проконтролювати, наскільки пришвидшуватиметьсяпроцес надання зброї партнерами України.</text:p>
      <text:p text:style-name="P4">
«Багато цивільних осіб все ще перебувають під російською окупацією, і ми неможемо більше втрачати час. У нас вже є мінімум зброї та іншого обладнання.Все, що я можу сказати, це те, що це почнеться незабаром», — зазначив генерал-майор Кирило Буданов.</text:p>
      <text:p text:style-name="P4">
Source: <text:a xlink:type="simple" xlink:href="https://armyinform.com.ua/2023/05/24/ukrayina-vzhe-maye-neobhidnu-dlya-kontrnastupu-kilkist-zbroyi-kyrylo-budanov/" text:style-name="Internet_20_link" text:visited-style-name="Visited_20_Internet_20_Link">
https://armyinform.com.ua/2023/05/24/ukrayina-vzhe-maye-neobhidnu-dlya-kontrnastupu-kilkist-zbroyi-kyrylo-budanov/</text:a>
</text:p>
      <!--NEWS-->
      <text:h text:style-name="P10" text:outline-level="1">
<text:span text:style-name="T4">
путін має усвідомити, що він не зможе перемогти у цій війні — міністр оборони Великої Британії</text:span>
</text:h>
      <text:p text:style-name="P4">
Author: ['Світлана Кирган']</text:p>
      <text:p text:style-name="P4">
Time: 2023-05-24T38:00:00-04:00</text:p>
      <text:p text:style-name="P4">
Description: президент рф володимир путін має усвідомити, що він не зможе перемогти у розв’язаній 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10.06.59.jpg" text:style-name="Internet_20_link" text:visited-style-name="Visited_20_Internet_20_Link">
photo_2023-05-24-10.06.59.jpg</text:a>
']</text:p>
      <text:p text:style-name="P4">
Tags: ['STOPRUSSIA', 'АГРЕСІЯ РФ', 'БЕН ВОЛЛЕС', 'ВТОРГНЕННЯ РФ', 'СВІТ ПІДТРИМУЄ УКРАЇНУ']</text:p>
      <text:p text:style-name="P4">
Category: News</text:p>
      <!--METADATA-->
      <text:p text:style-name="P4">
<draw:frame draw:style-name="fr1" draw:name="Image375" text:anchor-type="as-char" svg:width="6.9236in" svg:height="4.615733in" draw:z-index="0">
<draw:image xlink:href="../Images/AРМІЯINFORM/2023-05-24T38-00-00-04-00/photo_2023-05-24-10.06.59.jpg" xlink:type="simple" xlink:show="embed" xlink:actuate="onLoad" draw:mime-type="image/jpeg"/>
</draw:frame>
 Фото: Дмитро Юрченко</text:p>
      <text:p text:style-name="P4">
президент рф володимир путін має усвідомити, що він не зможе перемогти урозв’язаній ним війні, а підтримка України партнерами залишатиметьсянепохитною. Про це заявив міністр оборони Сполученого Королівства Бен Воллесза підсумками зустрічі з Міністром оборони України Олексієм Резніковим у Києвіу вівторок, 23 травня.</text:p>
      <text:p text:style-name="P4">
«президент путін повинен усвідомити, що він не може виграти цю незаконнувійну, яку він розв’язав, незважаючи на те, скільки він відправить на смертьросійських солдатів задля свого его та імперських амбіцій. Він не досягнеуспіху, а міжнародна спільнота стане лише сильнішою у протистоянні ційагресії», — зазначив він.</text:p>
      <text:p text:style-name="P4">
Бен Воллес підкреслив, що партнери будуть завжди стояти пліч-о-пліч з Україноюне тільки у відсічі агресії, але й після війни.</text:p>
      <text:p text:style-name="P4">
Source: <text:a xlink:type="simple" xlink:href="https://armyinform.com.ua/2023/05/24/putin-maye-usvidomyty-shho-vin-ne-zmozhe-peremogty-u-czij-vijni-ministr-oborony-velykoyi-brytaniyi/" text:style-name="Internet_20_link" text:visited-style-name="Visited_20_Internet_20_Link">
https://armyinform.com.ua/2023/05/24/putin-maye-usvidomyty-shho-vin-ne-zmozhe-peremogty-u-czij-vijni-ministr-oborony-velykoyi-brytaniyi/</text:a>
</text:p>
      <!--NEWS-->
      <text:h text:style-name="P10" text:outline-level="1">
<text:span text:style-name="T4">
Генсек НАТО закликав міністрів оборони країн ЄС посилити підтримку України</text:span>
</text:h>
      <text:p text:style-name="P4">
Author: ['АРМІЯINFORM']</text:p>
      <text:p text:style-name="P4">
Time: 2023-05-24T39:00:00-04:00</text:p>
      <text:p text:style-name="P4">
Description: Генеральний секретар НАТО Єнс Столтенберг під час зустрічі міністрів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oltenberg.jpg" text:style-name="Internet_20_link" text:visited-style-name="Visited_20_Internet_20_Link">
stoltenberg.jpg</text:a>
']</text:p>
      <text:p text:style-name="P4">
Tags: ['ДОПОМОГА ПАРТНЕРІВ', 'ЄВРОПЕЙСЬКИЙ СОЮЗ', 'ЄНС СТОЛТЕНБЕРГ', 'ЗУСТРІЧ МІНІСТРІВ ОБОРОНИ', 'НАТО', 'СВІТ ПІДТРИМУЄ УКРАЇНУ']</text:p>
      <text:p text:style-name="P4">
Category: News</text:p>
      <!--METADATA-->
      <text:p text:style-name="P4">
<draw:frame draw:style-name="fr1" draw:name="Image376" text:anchor-type="as-char" svg:width="6.9236in" svg:height="3.894525in" draw:z-index="0">
<draw:image xlink:href="../Images/AРМІЯINFORM/2023-05-24T39-00-00-04-00/stoltenberg.jpg" xlink:type="simple" xlink:show="embed" xlink:actuate="onLoad" draw:mime-type="image/jpeg"/>
</draw:frame>
</text:p>
      <text:p text:style-name="P4">
Генеральний секретар НАТО Єнс Столтенберг під час зустрічі міністрів оборониЄвропейського Союзу в Брюсселі закликав до ще тіснішої співпраці між НАТО таЄвропейським Союзом для нарощування виробництва боєприпасів і оборонногообладнання як для підтримки України, так і для поповнення власних запасів.</text:p>
      <text:p text:style-name="P4">
Про це <text:a xlink:type="simple" xlink:href="https://www.nato.int/cps/en/natohq/news_214734.htm" text:style-name="Internet_20_link" text:visited-style-name="Visited_20_Internet_20_Link">
повідомляє</text:a>
пресслужба НАТО.</text:p>
      <text:p text:style-name="P4">
Генсек зазначив, що члени НАТО та партнери надають Україні безпрецедентнупідтримку. Він привітав заяву<text:a xlink:type="simple" xlink:href="https://armyinform.com.ua/2023/05/21/amerykanski-vijskovi-pochnut-trenuvaty-ukrayinskyh-pilotiv-dlya-f-16-dzho-bajden/" text:style-name="Internet_20_link" text:visited-style-name="Visited_20_Internet_20_Link">
США</text:a>
, <text:a xlink:type="simple" xlink:href="https://armyinform.com.ua/2023/05/17/brytaniya-ta-niderlandy-inicziyuyut-stvorennya-mizhnarodnoyi-koalicziyi-dlya-zakupivli-vynyshhuvachiv-f-16-dlya-ukrayiny/" text:style-name="Internet_20_link" text:visited-style-name="Visited_20_Internet_20_Link">
ВеликоїБританії</text:a>
 та <text:a xlink:type="simple" xlink:href="https://armyinform.com.ua/2023/05/22/ukrayinski-piloty-vzhe-trenuyutsya-na-litakah-f-16-glava-yevropejskoyi-dyplomatiyi/" text:style-name="Internet_20_link" text:visited-style-name="Visited_20_Internet_20_Link">
інших європейських союзників поНАТО</text:a>
 про те, що країни збираютьсярозпочати навчання українських пілотів на винищувачах четвертого покоління,включаючи F-16. Він наголосив, що це частина довгострокового зобов’язання щодоздатності України захищатися.</text:p>
      <text:p text:style-name="P4">
«Зараз я бачу, що все більше і більше членів НАТО фактично підписуютьконтракти, а це те, що нам потрібно для того, щоб забезпечити справдізбільшення виробництва. Нам потрібно уникати створення нових бар’єрів міжсоюзниками по НАТО, нам потрібно зміцнити трансатлантичну промислову базу, щобзабезпечити поповнення власних запасів, забезпечити власне стримування тазахист, а також продовжувати підтримувати Україну», — наголосив ЄнсСтолтенберг.</text:p>
      <text:p text:style-name="P4">
Генеральний секретар НАТО оголосив, що Альянс проведе неформальний захід ізлідерами трансатлантичної промисловості на полях наступної зустрічі міністрівоборони в Брюсселі 15-16 червня, на яку він також запросив Високогопредставника ЄС Жозепа Борреля та українських представників.</text:p>
      <text:p text:style-name="P4">
Нагадаємо, раніше Єнс Столтенберг<text:a xlink:type="simple" xlink:href="https://armyinform.com.ua/2023/05/23/gensek-nato-navchannya-ukrayinskyh-pilotiv-na-vynyshhuvachah-f-16-ne-robyt-nato-storonoyu-konfliktu/" text:style-name="Internet_20_link" text:visited-style-name="Visited_20_Internet_20_Link">
заявив</text:a>
, що навчання українських пілотів на винищувачах F-16американського виробництва не робить НАТО стороною конфлікту.</text:p>
      <text:p text:style-name="P4">
Source: <text:a xlink:type="simple" xlink:href="https://armyinform.com.ua/2023/05/24/gensek-nato-zaklykav-ministriv-oborony-krayin-yes-posylyty-pidtrymku-ukrayiny/" text:style-name="Internet_20_link" text:visited-style-name="Visited_20_Internet_20_Link">
https://armyinform.com.ua/2023/05/24/gensek-nato-zaklykav-ministriv-oborony-krayin-yes-posylyty-pidtrymku-ukrayiny/</text:a>
</text:p>
      <!--NEWS-->
      <text:h text:style-name="P10" text:outline-level="1">
<text:span text:style-name="T4">
Олексій Резніков та Бен Воллес обговорили питання продовження підготовки українських військових у Великій Британії</text:span>
</text:h>
      <text:p text:style-name="P4">
Author: ['Світлана Кирган']</text:p>
      <text:p text:style-name="P4">
Time: 2023-05-24T40:00:00-04:00</text:p>
      <text:p text:style-name="P4">
Description: — Ми поговорили про продовження підготовки наших військовослужбовців на Британ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10.06.58.jpg" text:style-name="Internet_20_link" text:visited-style-name="Visited_20_Internet_20_Link">
photo_2023-05-24-10.06.58.jpg</text:a>
']</text:p>
      <text:p text:style-name="P4">
Tags: ['STOPRUSSIA', 'АГРЕСІЯ РФ', 'БЕН ВОЛЛЕС', 'НАВЧАННЯ УКРАЇНСЬКИХ ВІЙСЬКОВОСЛУЖБОВЦІВ', 'ОЛЕКСІЙ РЕЗНІКОВ']</text:p>
      <text:p text:style-name="P4">
Category: News</text:p>
      <!--METADATA-->
      <text:p text:style-name="P4">
<draw:frame draw:style-name="fr1" draw:name="Image377" text:anchor-type="as-char" svg:width="6.9236in" svg:height="4.615733in" draw:z-index="0">
<draw:image xlink:href="../Images/AРМІЯINFORM/2023-05-24T40-00-00-04-00/photo_2023-05-24-10.06.58.jpg" xlink:type="simple" xlink:show="embed" xlink:actuate="onLoad" draw:mime-type="image/jpeg"/>
</draw:frame>
 Фото: Дмитро Юрченко</text:p>
      <text:p text:style-name="P4">
— Ми поговорили про продовження підготовки наших військовослужбовців наБританській території, про головні пріоритети та акценти щодо цих тренувань. Унас була нагода потиснути руки пілотам, які навчалися у Великій Британії й ужеуспішно застосовують зброю під назвою Storm Shadow, — розповів Міністр оборониУкраїни Олексій Резніков під час зустрічі з міністром оборони Великої БританіїБеном Воллесом.</text:p>
      <text:p text:style-name="P4">
Водночас міністр оборони Великої Британії висловив свою прихильність стосовновізитів до України та спілкування з військовими.</text:p>
      <text:p text:style-name="P4">
— Я завжди отримую задоволення від візитів до столиці, від спілкування не лишезі своїм візаві, а й з військовими, обговорюючи їхні плани та амбіції й те,яким чином я можу більше залучатися до допомоги щодо реалізації цих планів, —сказав Бен Воллес.</text:p>
      <text:p text:style-name="P4">
Source: <text:a xlink:type="simple" xlink:href="https://armyinform.com.ua/2023/05/24/oleksij-reznikov-ta-ben-volles-obgovoryly-pytannya-prodovzhennya-pidgotovky-ukrayinskyh-vijskovyh-u-velykij-brytaniyi/" text:style-name="Internet_20_link" text:visited-style-name="Visited_20_Internet_20_Link">
https://armyinform.com.ua/2023/05/24/oleksij-reznikov-ta-ben-volles-obgovoryly-pytannya-prodovzhennya-pidgotovky-ukrayinskyh-vijskovyh-u-velykij-brytaniyi/</text:a>
</text:p>
      <!--NEWS-->
      <text:h text:style-name="P10" text:outline-level="1">
<text:span text:style-name="T4">
Україна і Велика Британія продовжують діалог щодо надання зброї дальнього ураження</text:span>
</text:h>
      <text:p text:style-name="P4">
Author: ['Світлана Кирган']</text:p>
      <text:p text:style-name="P4">
Time: 2023-05-24T41:00:00-04:00</text:p>
      <text:p text:style-name="P4">
Description: Міністри оборони України та Великої Британії обговорили подальше посилення спроможно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10.06.57.jpg" text:style-name="Internet_20_link" text:visited-style-name="Visited_20_Internet_20_Link">
photo_2023-05-24-10.06.57.jpg</text:a>
']</text:p>
      <text:p text:style-name="P4">
Tags: ['АГРЕСІЯ РФ', 'БЕН ВОЛЛЕС', 'ВТОРГНЕННЯ РФ', 'ЗБРОЯ ДЛЯ УКРАЇНИ', 'ОЛЕКСІЙ РЕЗНІКОВ', 'ОФІЦІЙНО']</text:p>
      <text:p text:style-name="P4">
Category: News</text:p>
      <!--METADATA-->
      <text:p text:style-name="P4">
<draw:frame draw:style-name="fr1" draw:name="Image378" text:anchor-type="as-char" svg:width="6.9236in" svg:height="4.615733in" draw:z-index="0">
<draw:image xlink:href="../Images/AРМІЯINFORM/2023-05-24T41-00-00-04-00/photo_2023-05-24-10.06.57.jpg" xlink:type="simple" xlink:show="embed" xlink:actuate="onLoad" draw:mime-type="image/jpeg"/>
</draw:frame>
 Фото: Дмитро Юрченко</text:p>
      <text:p text:style-name="P4">
Міністри оборони України та Великої Британії обговорили подальше посиленняспроможностей України, зокрема за рахунок далекобійних систем озброєння.</text:p>
      <text:p text:style-name="P4">
Про це йшлося на зустрічі Міністра оборони України Олексія Резнікова зміністром оборони Сполученого Королівства Беном Воллесом у Києві у вівторок,23 травня.</text:p>
      <text:p text:style-name="P4">
«Ми обговорили пріоритети по озброєнню України для досягнення перемоги,особливо щодо зброї, яка дає можливість наносити ураження ворогу на дальніхдистанціях, такої як Storm Shadow», — сказав Міністр.</text:p>
      <text:p text:style-name="P4">
У рамках зустрічі обговорювались також питання продовження програм навчанняукраїнських військовослужбовців на території Сполученого Королівства, а такожперспективи входження України до Північноатлантичного альянсу в контекстімайбутнього саміту НАТО у Вільнюсі.</text:p>
      <text:p text:style-name="P4">
Своєю чергою міністр оборони Великої Британії зазначив, що ракети Storm Shadowстали першою зброєю такого типу, що була надана Україні партнерами.</text:p>
      <text:p text:style-name="P4">
«Ми надали такий тип озброєння, тому що росія постійно використовує зброюдалекої дальності, яка використовуються для того, щоб шкодити цивільномунаселенню та критичній інфраструктурі. Незважаючи на міжнародне законодавство,на Женевську конвенцію і незважаючи на мій грудневий заклик не робити цього»,— зазначив Бен Воллес.</text:p>
      <text:p text:style-name="P4">
Source: <text:a xlink:type="simple" xlink:href="https://armyinform.com.ua/2023/05/24/ukrayina-i-velyka-brytaniya-prodovzhuyut-dialog-shhodo-nadannya-zbroyi-dalnogo-urazhennya/" text:style-name="Internet_20_link" text:visited-style-name="Visited_20_Internet_20_Link">
https://armyinform.com.ua/2023/05/24/ukrayina-i-velyka-brytaniya-prodovzhuyut-dialog-shhodo-nadannya-zbroyi-dalnogo-urazhennya/</text:a>
</text:p>
      <!--NEWS-->
      <text:h text:style-name="P10" text:outline-level="1">
<text:span text:style-name="T4">
За добу піротехніки ДСНС знешкодили 44 авіаційні бомби</text:span>
</text:h>
      <text:p text:style-name="P4">
Author: ['АРМІЯINFORM']</text:p>
      <text:p text:style-name="P4">
Time: 2023-05-24T42:00:00-04:00</text:p>
      <text:p text:style-name="P4">
Description: Протягом минулої доби, 24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379" text:anchor-type="as-char" svg:width="6.9236in" svg:height="3.89773in" draw:z-index="0">
<draw:image xlink:href="../Images/AРМІЯINFORM/2023-05-24T42-00-00-04-00/051f0000-0aff-0242-be2f-08da173df50a_w1080_h608.png" xlink:type="simple" xlink:show="embed" xlink:actuate="onLoad" draw:mime-type="image/png"/>
</draw:frame>
Ілюстративне фото</text:p>
      <text:p text:style-name="P4">
Протягом минулої доби, <text:span text:style-name="T4">
24 травня</text:span>
 , піротехнічні підрозділи Державноїслужби України з надзвичайних ситуацій <text:span text:style-name="T4">
155 разів</text:span>
 залучалися до виконаннязавдань із розмінування.</text:p>
      <text:p text:style-name="P4">
Про це <text:span text:style-name="T5">
<text:a xlink:type="simple" xlink:href="https://dsns.gov.ua/uk/news/nadzvicaini-podiyi/operativna-informaciia-shhodo-roboti-pirotexnicnix-pidrozdiliv-dsns-ukrayini-55"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1586вибухонебезпечних</text:span>
 <text:span text:style-name="T4">
предметів,</text:span>
 зокрема <text:span text:style-name="T4">
44 авіаційні бомби.</text:span>
 Обстежено(очищено) територію площею понад <text:span text:style-name="T4">
147 гектарів</text:span>
.</text:p>
      <text:p text:style-name="P4">
Найчастіше піротехнічні підрозділи працювали: на Харківщині 18 357 разів,Київщині — 7769, Донеччині — 5392, Миколаївщині — 4957, Херсонщині — 5021,Чернігівщині — 4632, Сумщині — 2059, Черкащині — 1109.</text:p>
      <text:p text:style-name="P4">
Довідково: Всього з початку широкомасштабного військового вторгненняросійської федерації на території України знешкоджено 390 222 од.вибухонебезпечних предметів та 2891 кг вибухової речовини, у тому числі 2293од. авіаційних бомб. Обстежено територію площею близько 86 676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24/za-dobu-pirotehniky-dsns-zneshkodyly-44-aviaczijni-bomby/" text:style-name="Internet_20_link" text:visited-style-name="Visited_20_Internet_20_Link">
https://armyinform.com.ua/2023/05/24/za-dobu-pirotehniky-dsns-zneshkodyly-44-aviaczijni-bomby/</text:a>
</text:p>
      <!--NEWS-->
      <text:h text:style-name="P10" text:outline-level="1">
<text:span text:style-name="T4">
Право України на самооборону, яке їй надано Статутом ООН, є беззаперечним — Бен Воллес</text:span>
</text:h>
      <text:p text:style-name="P4">
Author: ['Світлана Кирган']</text:p>
      <text:p text:style-name="P4">
Time: 2023-05-24T43:00:00-04:00</text:p>
      <text:p text:style-name="P4">
Description: Про це міністр оборони Великої Британії заявив під час зустрічі з Міністром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10.07.05.jpg" text:style-name="Internet_20_link" text:visited-style-name="Visited_20_Internet_20_Link">
photo_2023-05-24-10.07.05.jpg</text:a>
']</text:p>
      <text:p text:style-name="P4">
Tags: ['АГРЕСІЯ РФ', 'БЕН ВОЛЛЕС', 'ДОПОМОГА ПАРТНЕРІВ', 'СВІТ ПІДТРИМУЄ УКРАЇНУ', 'СТАТУТ ООН']</text:p>
      <text:p text:style-name="P4">
Category: News</text:p>
      <!--METADATA-->
      <text:p text:style-name="P4">
<draw:frame draw:style-name="fr1" draw:name="Image380" text:anchor-type="as-char" svg:width="6.9236in" svg:height="4.615733in" draw:z-index="0">
<draw:image xlink:href="../Images/AРМІЯINFORM/2023-05-24T43-00-00-04-00/photo_2023-05-24-10.07.05.jpg" xlink:type="simple" xlink:show="embed" xlink:actuate="onLoad" draw:mime-type="image/jpeg"/>
</draw:frame>
 Фото: Дмитро Юрченко</text:p>
      <text:p text:style-name="P4">
Про це міністр оборони Великої Британії заявив під час зустрічі з Міністромоборони України Олексієм Резніковим у рамках робочого візиту до України.</text:p>
      <text:p text:style-name="P4">
— Незважаючи на всі міжнародні закони, незважаючи на Женевську конвенцію, вони( <text:span text:style-name="T5">
росіяни — ред.</text:span>
 ) продовжують цілеспрямовано націлювати зброю на населенняУкраїни. Право України на самооборону <text:span text:style-name="T4">
,</text:span>
 яке їй надано Статутом ООН, єбеззаперечним. За всіма законодавчими актами, маючи таке право на самооборону,Україна може просити допомогу у своїх друзів та союзників, — наголосив БенВоллес.</text:p>
      <text:p text:style-name="P4">
Також міністр оборони Великої Британії підкреслив, що міжнародне правостосується всіх та не може діяти на когось окремо.</text:p>
      <text:p text:style-name="P4">
— Зараз росія починає усвідомлювати, що союзники України будуть разом із нею уїї праві на самооборону й допомагатимуть Україні всіма можливими видамиозброєння, починаючи з протитанкових ракет і завершуючи танками, Storm Shadowі вже зараз — F-16, — підкреслив Бен Воллес.</text:p>
      <text:p text:style-name="P4">
Source: <text:a xlink:type="simple" xlink:href="https://armyinform.com.ua/2023/05/24/pravo-ukrayiny-na-samooboronu-yake-yij-nadano-statutom-oon-ye-bezzaperechnym-ben-volles/" text:style-name="Internet_20_link" text:visited-style-name="Visited_20_Internet_20_Link">
https://armyinform.com.ua/2023/05/24/pravo-ukrayiny-na-samooboronu-yake-yij-nadano-statutom-oon-ye-bezzaperechnym-ben-volles/</text:a>
</text:p>
      <!--NEWS-->
      <text:h text:style-name="P10" text:outline-level="1">
<text:span text:style-name="T4">
За добу росія обстріляла 129 населених пунктів України, серед цивільного населення є загиблі</text:span>
</text:h>
      <text:p text:style-name="P4">
Author: ['АРМІЯINFORM']</text:p>
      <text:p text:style-name="P4">
Time: 2023-05-24T44: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5972693473215960_y-1.jpg" text:style-name="Internet_20_link" text:visited-style-name="Visited_20_Internet_20_Link">
photo_5435972693473215960_y-1.jpg</text:a>
']</text:p>
      <text:p text:style-name="P4">
Tags: ['ЛІКВІДАЦІЯ НАСЛІДКІВ ВОРОЖИХ ОБСТРІЛІВ', 'ОБСТРІЛИ ІНФРАСТРУКТУРИ', 'ХАРКІВСЬКИЙ ТРИБУНАЛ']</text:p>
      <text:p text:style-name="P4">
Category: News</text:p>
      <!--METADATA-->
      <text:p text:style-name="P4">
<draw:frame draw:style-name="fr1" draw:name="Image381" text:anchor-type="as-char" svg:width="6.9236in" svg:height="4.572059in" draw:z-index="0">
<draw:image xlink:href="../Images/AРМІЯINFORM/2023-05-24T44-00-00-04-00/photo_5435972693473215960_y-1.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у Telegram <text:a xlink:type="simple" xlink:href="https://t.me/militarymediacenter/2011" text:style-name="Internet_20_link" text:visited-style-name="Visited_20_Internet_20_Link">
інформує</text:a>
 MilitaryMedia Center.</text:p>
      <text:p text:style-name="P4">
Обстріли велись із різних видів озброєння, а саме: мінометів, танків,артилерії, реактивних систем залпового вогню. Також застосовувались БПЛА татактична авіація.</text:p>
      <text:p text:style-name="P4">
«Здійснено обстріли 129 населених пунктів та 101 об’єкту інфраструктури», —йдеться в повідомленні.</text:p>
      <text:p text:style-name="P4">
Серед цивільного населення є загиблі та поранені, кількість жертв уточнюється.</text:p>
      <text:p text:style-name="P4">
Source: <text:a xlink:type="simple" xlink:href="https://armyinform.com.ua/2023/05/24/za-dobu-rosiya-obstrilyala-129-naselenyh-punktiv-ukrayiny-sered-czyvilnogo-naselennya-ye-zagybli/" text:style-name="Internet_20_link" text:visited-style-name="Visited_20_Internet_20_Link">
https://armyinform.com.ua/2023/05/24/za-dobu-rosiya-obstrilyala-129-naselenyh-punktiv-ukrayiny-sered-czyvilnogo-naselennya-ye-zagybli/</text:a>
</text:p>
      <!--NEWS-->
      <text:h text:style-name="P10" text:outline-level="1">
<text:span text:style-name="T4">
Лідерство Британії у підтримці України завжди надавало нам перевагу на полі бою — Олексій Резніков</text:span>
</text:h>
      <text:p text:style-name="P4">
Author: ['Світлана Кирган']</text:p>
      <text:p text:style-name="P4">
Time: 2023-05-24T45:00:00-04:00</text:p>
      <text:p text:style-name="P4">
Description: Лідерство Великої Британії у підтримці України є тим чинником, який завжди зміню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10.06.51.jpg" text:style-name="Internet_20_link" text:visited-style-name="Visited_20_Internet_20_Link">
photo_2023-05-24-10.06.51.jpg</text:a>
']</text:p>
      <text:p text:style-name="P4">
Tags: ['STOPRUSSIA', 'АГРЕСІЯ РФ', 'БЕН ВОЛЛЕС', 'ВТОРГНЕННЯ РФ', 'ОЛЕКСІЙ РЕЗНІКОВ', 'УКРАЇНА - ВЕЛИКА БРИТАНІЯ']</text:p>
      <text:p text:style-name="P4">
Category: News</text:p>
      <!--METADATA-->
      <text:p text:style-name="P4">
<draw:frame draw:style-name="fr1" draw:name="Image382" text:anchor-type="as-char" svg:width="6.9236in" svg:height="4.615733in" draw:z-index="0">
<draw:image xlink:href="../Images/AРМІЯINFORM/2023-05-24T45-00-00-04-00/photo_2023-05-24-10.06.51.jpg" xlink:type="simple" xlink:show="embed" xlink:actuate="onLoad" draw:mime-type="image/jpeg"/>
</draw:frame>
 Фото: Дмитро Юрченко</text:p>
      <text:p text:style-name="P4">
Лідерство Великої Британії у підтримці України є тим чинником, який завждизмінював ситуацію на полі бою, заявив Міністр оборони України Олексій Резніковза підсумками зустрічі з міністром оборони Сполученого Королівства БеномВоллесом в Києві у вівторок, 23 травня.</text:p>
      <text:p text:style-name="P4">
За словами очільника українського оборонного відомства, Велика Британія зперших днів широкомасштабного вторгнення рф зайняла непохитну та рішучупозицію щодо підтримки України.</text:p>
      <text:p text:style-name="P4">
«Світ знову побачив лідерство Сполученого Королівства. Кожен крок з боку нашихпартнерів, в особі Бена Воллеса і його команди, ставав чинником, який змінювавситуацію на полі бою», — сказав Олексій Резніков.</text:p>
      <text:p text:style-name="P4">
У цьому контексті Міністр нагадав, що Велика Британія була однією з першихкраїн, яка надала Україні сучасні ПТРК (NLAW), допомагала у прийнятті рішеннящодо передачі артилерії калібру 155 мм, підтримувала створення спеціальногофонду щодо підтримки оборонних можливостей України, передала у розпорядженняВМС ЗСУ протикорабельні ракети Harpoon, а також броньовану техніку різнихтипів.  Міністр відзначив особливу роль Сполученого Королівства в організаціїмасштабних тренувальних програми для українських військовослужбовців закордоном.</text:p>
      <text:p text:style-name="P4">
«Серед нещодавніх «смаколиків» — ракети дальнього радіусу Storm Shadow ібагато чого іншого, зокрема того, чого я не можу назвати. Все це завдякиперсональному лідерству Бена Воллеса та зусиллям його команди», — підкресливОлексій Резніков.</text:p>
      <text:p text:style-name="P4">
Між іншим, Міністр повідомив, що під час візиту він і його британський колегазустрілися з українськими пілотами, що пройшли відповідне навчання у ВеликійБританії і вже успішно застосовують ракети Storm Shadow.</text:p>
      <text:p text:style-name="P4">
Source: <text:a xlink:type="simple" xlink:href="https://armyinform.com.ua/2023/05/24/liderstvo-brytaniyi-u-pidtrymczi-ukrayiny-zavzhdy-nadavalo-nam-perevagu-na-poli-boyu-oleksij-reznikov/" text:style-name="Internet_20_link" text:visited-style-name="Visited_20_Internet_20_Link">
https://armyinform.com.ua/2023/05/24/liderstvo-brytaniyi-u-pidtrymczi-ukrayiny-zavzhdy-nadavalo-nam-perevagu-na-poli-boyu-oleksij-reznikov/</text:a>
</text:p>
      <!--NEWS-->
      <text:h text:style-name="P10" text:outline-level="1">
<text:span text:style-name="T4">
У територіальних громадах України створюються Центри Життєстійкості</text:span>
</text:h>
      <text:p text:style-name="P4">
Author: ['АРМІЯINFORM']</text:p>
      <text:p text:style-name="P4">
Time: 2023-05-24T46:00:00-04:00</text:p>
      <text:p text:style-name="P4">
Description: Проєкт реалізує Міністерство соціальної політики України. Як повідомляється на й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hatsapp-image-2023-05-24-at-09.15.52-1.jpeg" text:style-name="Internet_20_link" text:visited-style-name="Visited_20_Internet_20_Link">
whatsapp-image-2023-05-24-at-09.15.52-1.jpeg</text:a>
']</text:p>
      <text:p text:style-name="P4">
Tags: ['ВТОРГНЕННЯ РФ']</text:p>
      <text:p text:style-name="P4">
Category: News</text:p>
      <!--METADATA-->
      <text:p text:style-name="P4">
<draw:frame draw:style-name="fr1" draw:name="Image383" text:anchor-type="as-char" svg:width="6.9236in" svg:height="6.098538in" draw:z-index="0">
<draw:image xlink:href="../Images/AРМІЯINFORM/2023-05-24T46-00-00-04-00/whatsapp-image-2023-05-24-at-09.15.52-1.jpeg" xlink:type="simple" xlink:show="embed" xlink:actuate="onLoad" draw:mime-type="image/jpeg"/>
</draw:frame>
</text:p>
      <text:p text:style-name="P4">
Проєкт реалізує Міністерство соціальної політики України. Як<text:a xlink:type="simple" xlink:href="https://www.msp.gov.ua/news/22832.html" text:style-name="Internet_20_link" text:visited-style-name="Visited_20_Internet_20_Link">
повідомляється</text:a>
на його офіційній сторінці, Центри Життєстійкості — це дружні, безбар’єрніпростори, на базі яких надаватимуться соціальні послуги, зокрема інформування,консультування та соціально-психологічна допомога. Очікується, що діяльністьтаких Центрів сприятиме зміцненню психосоціальної стійкості населення громадита координації волонтерської діяльності.</text:p>
      <text:p text:style-name="P4">
Які переваги отримає громада від такого осередку?</text:p>
      <text:p text:style-name="P4">
· «єдина точка звернення» для надання соціальних послуг, зокрема інформування,консультування та соціально-психологічної допомоги;</text:p>
      <text:p text:style-name="P4">
· зниження загального рівня стресу та тривожності в населення громади;</text:p>
      <text:p text:style-name="P4">
· доступний простір для проведення тренінгів (наприклад, тренінги щодореагування на кризові ситуації для вчителів, лікарів, працівників органівмісцевого самоврядування);</text:p>
      <text:p text:style-name="P4">
· підвищення соціальної спроможності та згуртованості у громаді, зокрема,інтеграція та адаптація внутрішньо переміщених осіб та ветеранів;</text:p>
      <text:p text:style-name="P4">
· зміцнення волонтерського руху.</text:p>
      <text:p text:style-name="P4">
Для облаштування Центру Життєстійкості територіальна громада має бути готовавиділити приміщення (за можливості окрему будівлю), яке перебуває в їївласності, є вільним і придатним для використання і не потребує значнихвкладень у забезпечення безбар’єрності.</text:p>
      <text:p text:style-name="P4">
<text:span text:style-name="T4">
У рамках пілотного проєкту у відібраних громадах за рахунок залучених коштівбуде забезпечено</text:span>
 :</text:p>
      <text:p text:style-name="P4">
— облаштування Центрів Життєстійкості на території громади (за потреби такожпроведення косметичного ремонту;</text:p>
      <text:p text:style-name="P4">
— оплату адміністрування та надання послуг (керівника, адміністратора, кейс-менеджера, координаторів для роботи з надавачами соціальних послуг та зволонтерами (до 5 осіб) у Центрі Життєстійкості впродовж 12 міс.;</text:p>
      <text:p text:style-name="P4">
— навчання та супервізію для працівників та надавачів соціальних послуг уЦентрі Життєстійкості;</text:p>
      <text:p text:style-name="P4">
— методичну підтримку.</text:p>
      <text:p text:style-name="P4">
Якщо ваша територіальна громада зацікавлена у створенні такого Центру,організатори запрошують <text:span text:style-name="T4">
заповнити</text:span>
 онлайн-форму(<text:a xlink:type="simple" xlink:href="https://l.facebook.com/l.php" text:style-name="Internet_20_link" text:visited-style-name="Visited_20_Internet_20_Link">
https://docs.google.com/…/1FAIpQLSePHJOimfZfuw…/viewform</text:a>
)<text:span text:style-name="T4">
до 01 червня 2023 року</text:span>
.</text:p>
      <text:p text:style-name="P4">
Для її заповнення і участі у проєкті Вам необхідні такі документи:</text:p>
      <text:p text:style-name="P4">
— технічний паспорт приміщення, в якому буде розташовано Центр Життєстійкості,фото для ілюстрації стану приміщення та будівлі;</text:p>
      <text:p text:style-name="P4">
— соціальний паспорт громади (за наявності);</text:p>
      <text:p text:style-name="P4">
— стратегія/план соціально-економічного розвитку громади (за наявності).</text:p>
      <text:p text:style-name="P4">
Інформація про хід реалізації проєкту буде оприлюднюватися на офіційному сайтіМінсоцполітики та на сторінці в соціальній мережі Facebook.</text:p>
      <text:p text:style-name="P4">
Пілотний проєкт «Посилення спроможності та стійкості територіальних громадшляхом створення Центрів Життєстійкості» реалізується Міністерством соціальноїполітики України в рамках ініціативи Першої леді України щодо формуванняНаціональної програми психічного здоров’я та психосоціальної підтримки.</text:p>
      <text:p text:style-name="P4">
<text:span text:style-name="T5">
Підготувала Леся Медведенко</text:span>
</text:p>
      <text:p text:style-name="P4">
Source: <text:a xlink:type="simple" xlink:href="https://armyinform.com.ua/2023/05/24/u-terytorialnyh-gromadah-ukrayiny-stvoryuyutsya-czentry-zhyttyestijkosti/" text:style-name="Internet_20_link" text:visited-style-name="Visited_20_Internet_20_Link">
https://armyinform.com.ua/2023/05/24/u-terytorialnyh-gromadah-ukrayiny-stvoryuyutsya-czentry-zhyttyestijkosti/</text:a>
</text:p>
      <!--NEWS-->
      <text:h text:style-name="P10" text:outline-level="1">
<text:span text:style-name="T4">
Стартував курс підвищення кваліфікації для бойових офіцерів Сил ТрО</text:span>
</text:h>
      <text:p text:style-name="P4">
Author: ['Руслана Богдан']</text:p>
      <text:p text:style-name="P4">
Time: 2023-05-24T47:00:00-04:00</text:p>
      <text:p text:style-name="P4">
Description: На одному з полігонів навчального центру Сил ТрО ЗСУ ранок розпочинається з урочисто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3.jpg" text:style-name="Internet_20_link" text:visited-style-name="Visited_20_Internet_20_Link">
golovne-3.jpg</text:a>
', '<text:a xlink:type="simple" xlink:href="https://armyinform.com.ua/wp-content/uploads/2023/05/1-102.jpg" text:style-name="Internet_20_link" text:visited-style-name="Visited_20_Internet_20_Link">
1-102.jpg</text:a>
', '<text:a xlink:type="simple" xlink:href="https://armyinform.com.ua/wp-content/uploads/2023/05/foto_4-3.jpg" text:style-name="Internet_20_link" text:visited-style-name="Visited_20_Internet_20_Link">
foto_4-3.jpg</text:a>
', '<text:a xlink:type="simple" xlink:href="https://armyinform.com.ua/wp-content/uploads/2023/05/foto_5-3.jpg" text:style-name="Internet_20_link" text:visited-style-name="Visited_20_Internet_20_Link">
foto_5-3.jpg</text:a>
', '<text:a xlink:type="simple" xlink:href="https://armyinform.com.ua/wp-content/uploads/2023/05/foto_6-2.jpg" text:style-name="Internet_20_link" text:visited-style-name="Visited_20_Internet_20_Link">
foto_6-2.jpg</text:a>
', '<text:a xlink:type="simple" xlink:href="https://armyinform.com.ua/wp-content/uploads/2023/05/foto_7-2.jpg" text:style-name="Internet_20_link" text:visited-style-name="Visited_20_Internet_20_Link">
foto_7-2.jpg</text:a>
', '<text:a xlink:type="simple" xlink:href="https://armyinform.com.ua/wp-content/uploads/2023/05/foto_8-2.jpg" text:style-name="Internet_20_link" text:visited-style-name="Visited_20_Internet_20_Link">
foto_8-2.jpg</text:a>
']</text:p>
      <text:p text:style-name="P4">
Tags: ['КУРСИ ПІДВИЩЕННЯ КВАЛІФІКАЦІЇ', 'ТРО ЗСУ']</text:p>
      <text:p text:style-name="P4">
Category: News</text:p>
      <!--METADATA-->
      <text:p text:style-name="P4">
<draw:frame draw:style-name="fr1" draw:name="Image384" text:anchor-type="as-char" svg:width="6.9236in" svg:height="4.615733in" draw:z-index="0">
<draw:image xlink:href="../Images/AРМІЯINFORM/2023-05-24T47-00-00-04-00/golovne-3.jpg" xlink:type="simple" xlink:show="embed" xlink:actuate="onLoad" draw:mime-type="image/jpeg"/>
</draw:frame>
</text:p>
      <text:p text:style-name="P4">
На одному з полігонів навчального центру Сил ТрО ЗСУ ранок розпочинається зурочистостей. Сьогодні стартує новий пілотний курс підвищення кваліфікації дляофіцерів взводного рівня. Два місяці вони поглиблюватимуть свої знання звійськової справи. Загалом проводять таке навчання вперше.</text:p>
      <text:p text:style-name="P4">
<draw:frame draw:style-name="fr1" draw:name="Image385" text:anchor-type="as-char" svg:width="6.9236in" svg:height="4.615733in" draw:z-index="0">
<draw:image xlink:href="../Images/AРМІЯINFORM/2023-05-24T47-00-00-04-00/1-102.jpg" xlink:type="simple" xlink:show="embed" xlink:actuate="onLoad" draw:mime-type="image/jpeg"/>
</draw:frame>
</text:p>
      <text:p text:style-name="P4">
Воїну тероборони із позивним «‎Сапер» в одному з боїв на Донеччині довелосявзяти командування взводом на себе. Відтоді керує бійцями, які до 24 лютого2022 року жили цивільним життям, а згодом зі зброєю в руках пройшли бої наДонеччині. Нині «‎Сапер» — один з учасників курсу підвищення кваліфікаціїофіцерів взводного рівня. Приїхав сюди, зокрема і для того, аби покращити своїзнання з тактики ведення бою.</text:p>
      <text:p text:style-name="P4">
<draw:frame draw:style-name="fr1" draw:name="Image386" text:anchor-type="as-char" svg:width="6.9236in" svg:height="4.615733in" draw:z-index="0">
<draw:image xlink:href="../Images/AРМІЯINFORM/2023-05-24T47-00-00-04-00/foto_4-3.jpg" xlink:type="simple" xlink:show="embed" xlink:actuate="onLoad" draw:mime-type="image/jpeg"/>
</draw:frame>
</text:p>
      <text:p text:style-name="P4">
—  Від моїх навичок з тактики залежить виживання взводу і кожного бійцяокремо, тому хочу бути в цьому максимально компетентним, бо ціна помилки —життя. До того ж хочеться сучасних знань, а не якоїсь «радянщини», — ділитьсявзводний.</text:p>
      <text:p text:style-name="P4">
<draw:frame draw:style-name="fr1" draw:name="Image387" text:anchor-type="as-char" svg:width="6.9236in" svg:height="4.615733in" draw:z-index="0">
<draw:image xlink:href="../Images/AРМІЯINFORM/2023-05-24T47-00-00-04-00/foto_5-3.jpg" xlink:type="simple" xlink:show="embed" xlink:actuate="onLoad" draw:mime-type="image/jpeg"/>
</draw:frame>
</text:p>
      <text:p text:style-name="P4">
Ще один учасник навчань — із позивним «‎Чесний». До широкомасштабноговторгнення працював юристом, виконував завдання в АТО/ООС. За свої знання табойовий досвід і був призначений на посаду командира взводу. Разом зі своїмибійцями тримає позиції на Донеччині, зокрема, пройшов бої за Вугледар,Мар'їнку, Красногорівку.</text:p>
      <text:p text:style-name="P4">
— Мені дуже цікаво більше дізнатися про тактику та психологію, як керуватиколективом, — каже офіцер.</text:p>
      <text:p text:style-name="P4">
<draw:frame draw:style-name="fr1" draw:name="Image388" text:anchor-type="as-char" svg:width="6.9236in" svg:height="4.615733in" draw:z-index="0">
<draw:image xlink:href="../Images/AРМІЯINFORM/2023-05-24T47-00-00-04-00/foto_6-2.jpg" xlink:type="simple" xlink:show="embed" xlink:actuate="onLoad" draw:mime-type="image/jpeg"/>
</draw:frame>
</text:p>
      <text:p text:style-name="P4">
Курс триватиме два місяці. За цей час офіцери пройдуть вісім навчальнихмодулів. Починається програма із загальних питань: основи психології,лідерство, історія російської агресії проти України, основи гуманітарногоміжнародного права.</text:p>
      <text:p text:style-name="P4">
— Пройдуть командири також загальновійськову підготовку, вивчатимуть тапрактикуватимуть дії керування взводом у всіх видах бойових дій та ситуаційбудь-то вдень чи вночі, в місті або лісі, — розповідає старший інструкторкурсу із позивним «Серб».</text:p>
      <text:p text:style-name="P4">
<draw:frame draw:style-name="fr1" draw:name="Image389" text:anchor-type="as-char" svg:width="6.9236in" svg:height="4.615733in" draw:z-index="0">
<draw:image xlink:href="../Images/AРМІЯINFORM/2023-05-24T47-00-00-04-00/foto_7-2.jpg" xlink:type="simple" xlink:show="embed" xlink:actuate="onLoad" draw:mime-type="image/jpeg"/>
</draw:frame>
</text:p>
      <text:p text:style-name="P4">
— Ми наближаємо до стандартів НАТО підготовку наших командирів взводів. Такожбудемо їх ознайомлювати, які відмінності між статутами й підходами нашої арміїта «натовською», будемо робити таку синергію між всіма стандартами йвикористовувати найліпше, те що нам довели наші західні колеги під час курсів,котрі наші інструктори пройшли за кордоном, — каже інструктор.</text:p>
      <text:p text:style-name="P4">
І додає, що перед початком навчання офіцери пройшли вхідний тест. Його жскладатимуть і після, щоб простежити результат навчань.</text:p>
      <text:p text:style-name="P4">
<draw:frame draw:style-name="fr1" draw:name="Image390" text:anchor-type="as-char" svg:width="6.9236in" svg:height="4.615733in" draw:z-index="0">
<draw:image xlink:href="../Images/AРМІЯINFORM/2023-05-24T47-00-00-04-00/foto_8-2.jpg" xlink:type="simple" xlink:show="embed" xlink:actuate="onLoad" draw:mime-type="image/jpeg"/>
</draw:frame>
</text:p>
      <text:p text:style-name="P4">
Курс для командирів взводів проводять уперше. Цей набір пілотний.</text:p>
      <text:p text:style-name="P4">
— Таке навчання просто необхідне! Враховуючи те, що наші підрозділи з першогодня на початку вторгнення виконували бойові завдання і зазнавали втрат. Цівтрати були не від того, що люди не загартовані, невмотивовані — навпаки. Цечерез те, що люди були недостатньо підготовлені до виконання таких завдань.Хтось був, бухгалтером, таксистом тощо. Усі розуміють, що ми повинні надатитакі знання, такі навички людям, щоби вони потім надалі їх використовували,вчили своїх людей, були справжніми офіцерами та справжніми командирами, —наголосив начальник навчального центру Командування Сил ТрО ЗСУ із позивним«Ковальський».</text:p>
      <text:p text:style-name="P4">
<text:span text:style-name="T5">
Фото — Віктор Дехтяр</text:span>
</text:p>
      <text:p text:style-name="P4">
_Відео — Руслана Богдан, Віктор Дехтяр _</text:p>
      <text:p text:style-name="P4">
Source: <text:a xlink:type="simple" xlink:href="https://armyinform.com.ua/2023/05/24/startuvav-kurs-pidvyshhennya-kvalifikacziyi-dlya-bojovyh-oficzeriv-syl-tro/" text:style-name="Internet_20_link" text:visited-style-name="Visited_20_Internet_20_Link">
https://armyinform.com.ua/2023/05/24/startuvav-kurs-pidvyshhennya-kvalifikacziyi-dlya-bojovyh-oficzeriv-syl-tro/</text:a>
</text:p>
      <!--NEWS-->
      <text:h text:style-name="P10" text:outline-level="1">
<text:span text:style-name="T4">
Спаковано вже 1000 спеціальних рюкзаків для українських воїнів, які втратили кінцівки й готуються до протезування</text:span>
</text:h>
      <text:p text:style-name="P4">
Author: ['Олександр Тереверко']</text:p>
      <text:p text:style-name="P4">
Time: 2023-05-24T48:00:00-04:00</text:p>
      <text:p text:style-name="P4">
Description: У березні в інтерв’ю АрміяInform президент проєкту підтримки протезування в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1.jpg" text:style-name="Internet_20_link" text:visited-style-name="Visited_20_Internet_20_Link">
f1-1.jpg</text:a>
', '<text:a xlink:type="simple" xlink:href="https://armyinform.com.ua/wp-content/uploads/2023/05/f2-3-scaled.jpg" text:style-name="Internet_20_link" text:visited-style-name="Visited_20_Internet_20_Link">
f2-3-scaled.jpg</text:a>
', '<text:a xlink:type="simple" xlink:href="https://armyinform.com.ua/wp-content/uploads/2023/05/f3-3-scaled.jpg" text:style-name="Internet_20_link" text:visited-style-name="Visited_20_Internet_20_Link">
f3-3-scaled.jpg</text:a>
', '<text:a xlink:type="simple" xlink:href="https://armyinform.com.ua/wp-content/uploads/2023/05/f4-3-scaled.jpg" text:style-name="Internet_20_link" text:visited-style-name="Visited_20_Internet_20_Link">
f4-3-scaled.jpg</text:a>
', '<text:a xlink:type="simple" xlink:href="https://armyinform.com.ua/wp-content/uploads/2023/05/f5-2.jpg" text:style-name="Internet_20_link" text:visited-style-name="Visited_20_Internet_20_Link">
f5-2.jpg</text:a>
']</text:p>
      <text:p text:style-name="P4">
Tags: ['РЕАБІЛІТАЦІЯ', 'СОЦІАЛЬНИЙ ЗАХИСТ']</text:p>
      <text:p text:style-name="P4">
Category: News</text:p>
      <!--METADATA-->
      <text:p text:style-name="P4">
<draw:frame draw:style-name="fr1" draw:name="Image391" text:anchor-type="as-char" svg:width="6.9236in" svg:height="4.350329in" draw:z-index="0">
<draw:image xlink:href="../Images/AРМІЯINFORM/2023-05-24T48-00-00-04-00/f1-1.jpg" xlink:type="simple" xlink:show="embed" xlink:actuate="onLoad" draw:mime-type="image/jpeg"/>
</draw:frame>
</text:p>
      <text:p text:style-name="P4">
У березні в інтерв’ю АрміяInform президент проєкту підтримки протезування вУкраїні Protez Hub Антоніна Кумка поінформувала, що організація започатковуєпроєкт з робочою назвою «Рюкзак для особи з ампутацією». І ось цей проєктстартував.</text:p>
      <text:p text:style-name="P4">
<draw:frame draw:style-name="fr1" draw:name="Image392" text:anchor-type="as-char" svg:width="6.9236in" svg:height="4.292632in" draw:z-index="0">
<draw:image xlink:href="../Images/AРМІЯINFORM/2023-05-24T48-00-00-04-00/f2-3-scaled.jpg" xlink:type="simple" xlink:show="embed" xlink:actuate="onLoad" draw:mime-type="image/jpeg"/>
</draw:frame>
</text:p>
      <text:p text:style-name="P4">
У рамках проєкту дружня команда волонтерів з різних організацій спакували 1000рюкзаків для українських бійців, які втратили кінцівки і готуються допротезування.</text:p>
      <text:p text:style-name="P4">
— Рюкзак містить найнеобхідніші речі в післяопераційний період для формуваннякукси, — пояснює координатор проєкту і відповідальна за комплектацію рюкзаківКатерина Купців. — До нього покладено два бинти для компресійного бинтування,яке допомагає сформувати куксу правильної форми, що надалі сприятиме успішномупротезуванню. У комплекті — дзеркало для зняття фантомного болю, рушничок,рідке мило для догляду за шкірою кукси.</text:p>
      <text:p text:style-name="P4">
<draw:frame draw:style-name="fr1" draw:name="Image393" text:anchor-type="as-char" svg:width="6.9236in" svg:height="4.85229in" draw:z-index="0">
<draw:image xlink:href="../Images/AРМІЯINFORM/2023-05-24T48-00-00-04-00/f3-3-scaled.jpg" xlink:type="simple" xlink:show="embed" xlink:actuate="onLoad" draw:mime-type="image/jpeg"/>
</draw:frame>
</text:p>
      <text:p text:style-name="P4">
Ну й головне: підібрані конкретні інформаційні матеріали з інфографікою, якіроз’яснюють, як правильно робити компресійне бинтування, доглядати за куксою,надалі — за протезом тощо.</text:p>
      <text:p text:style-name="P4">
<draw:frame draw:style-name="fr1" draw:name="Image394" text:anchor-type="as-char" svg:width="6.9236in" svg:height="4.586885in" draw:z-index="0">
<draw:image xlink:href="../Images/AРМІЯINFORM/2023-05-24T48-00-00-04-00/f4-3-scaled.jpg" xlink:type="simple" xlink:show="embed" xlink:actuate="onLoad" draw:mime-type="image/jpeg"/>
</draw:frame>
</text:p>
      <text:p text:style-name="P4">
Рюкзаки безкоштовно і цільовим призначенням передаватимуться в усі регіониУкраїни як ветеранам, так і цивільним громадянам, які їх потребують.Сприятимуть цьому Уповноважений Президента України з питань реабілітаціїучасників бойових дій Вадим Свириденко, представники Міністерства охорониздоров'я України та Фонду соціального захисту осіб з інвалідністю.</text:p>
      <text:p text:style-name="P4">
<draw:frame draw:style-name="fr1" draw:name="Image395" text:anchor-type="as-char" svg:width="6.9236in" svg:height="4.837289in" draw:z-index="0">
<draw:image xlink:href="../Images/AРМІЯINFORM/2023-05-24T48-00-00-04-00/f5-2.jpg" xlink:type="simple" xlink:show="embed" xlink:actuate="onLoad" draw:mime-type="image/jpeg"/>
</draw:frame>
</text:p>
      <text:p text:style-name="P4">
За словами Катерини Купців, нині готується наступна партія рюкзаків вкількості 2000 одиниць. Крім того, у планах учасників проєкту організаціязворотного зв’язку з тими, хто буде ними користуватись. Мета — удосконалитивміст рюкзаків, наблизити його до потреб поранених та травмованих.</text:p>
      <text:p text:style-name="P4">
Проєкт став можливим завдяки співпраці Protez Hub з організацією Гуманітарніініціативи «Рятуємо життя» групи Метінвест, компанією Nova Ukraine,благодійними фондами «Пацієнти України», Dignitas та Правозахисним центром длявійськових «Принцип».</text:p>
      <text:p text:style-name="P4">
Проєкт підтримало й Посольство Канади в Україні.</text:p>
      <text:p text:style-name="P4">
<text:span text:style-name="T5">
Фото автора і організаторів проєкту</text:span>
</text:p>
      <text:p text:style-name="P4">
Source: <text:a xlink:type="simple" xlink:href="https://armyinform.com.ua/2023/05/24/spakovano-vzhe-1000-speczialnyh-ryukzakiv-dlya-ukrayinskyh-voyiniv-yaki-vtratyly-kinczivky-j-gotuyutsya-do-protezuvannya/" text:style-name="Internet_20_link" text:visited-style-name="Visited_20_Internet_20_Link">
https://armyinform.com.ua/2023/05/24/spakovano-vzhe-1000-speczialnyh-ryukzakiv-dlya-ukrayinskyh-voyiniv-yaki-vtratyly-kinczivky-j-gotuyutsya-do-protezuvannya/</text:a>
</text:p>
      <!--NEWS-->
      <text:h text:style-name="P10" text:outline-level="1">
<text:span text:style-name="T4">
25 травня у Military Media Center відбудеться брифінг щодо трансформації системи військової освіти</text:span>
</text:h>
      <text:p text:style-name="P4">
Author: ['АРМІЯINFORM']</text:p>
      <text:p text:style-name="P4">
Time: 2023-05-24T49:00:00-04:00</text:p>
      <text:p text:style-name="P4">
Description: 25 травня об 11:00 у Military Media Center відбудеться брифінг директора Департаме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litary-media-center.jpg" text:style-name="Internet_20_link" text:visited-style-name="Visited_20_Internet_20_Link">
military-media-center.jpg</text:a>
']</text:p>
      <text:p text:style-name="P4">
Tags: ['БРИФІНГ', 'ВІЙСЬКОВА ОСВІТА', 'ВОЛОДИМИР МІРНЕНКО', 'ДЕПАРТАМЕНТУ ВІЙСЬКОВОЇ ОСВІТИ І НАУКИ']</text:p>
      <text:p text:style-name="P4">
Category: News</text:p>
      <!--METADATA-->
      <text:p text:style-name="P4">
<draw:frame draw:style-name="fr1" draw:name="Image396" text:anchor-type="as-char" svg:width="6.9236in" svg:height="3.894525in" draw:z-index="0">
<draw:image xlink:href="../Images/AРМІЯINFORM/2023-05-24T49-00-00-04-00/military-media-center.jpg" xlink:type="simple" xlink:show="embed" xlink:actuate="onLoad" draw:mime-type="image/jpeg"/>
</draw:frame>
</text:p>
      <text:p text:style-name="P4">
25 травня об 11:00 у <text:a xlink:type="simple" xlink:href="https://t.me/militarymediacenter/2014" text:style-name="Internet_20_link" text:visited-style-name="Visited_20_Internet_20_Link">
Military MediaCenter</text:a>
 відбудеться брифінг директораДепартаменту військової освіти і науки Міністерства оборони України ВолодимираМірненка.</text:p>
      <text:p text:style-name="P4">
Під час брифінгу будуть обговорені питання:</text:p>
      <ul>
        <li>
трансформація системи військової освіти;  * особливості вступної кампанії до закладів фахової передвищої військової освіти, вищих військових навчальних закладів та військових навчальних підрозділів закладів вищої освіти у 2023 році.</li>
      </ul>
      <text:p text:style-name="P4">
Акредитація представників ЗМІ обов’язкова і триватиме <text:span text:style-name="T4">
до 10:00 25 травня.</text:span>
</text:p>
      <text:p text:style-name="P4">
Заявки на акредитацію надсилати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номер прескарти акредитації ЗСУ,контактного телефону.</text:p>
      <text:p text:style-name="P4">
Source: <text:a xlink:type="simple" xlink:href="https://armyinform.com.ua/2023/05/24/25-travnya-u-military-media-center-vidbudetsya-bryfing-shhodo-transformacziyi-systemy-vijskovoyi-osvity/" text:style-name="Internet_20_link" text:visited-style-name="Visited_20_Internet_20_Link">
https://armyinform.com.ua/2023/05/24/25-travnya-u-military-media-center-vidbudetsya-bryfing-shhodo-transformacziyi-systemy-vijskovoyi-osvity/</text:a>
</text:p>
      <!--NEWS-->
      <text:h text:style-name="P10" text:outline-level="1">
<text:span text:style-name="T4">
Польща готова навчати українських пілотів на винищувачах F-16 — міністр оборони країни</text:span>
</text:h>
      <text:p text:style-name="P4">
Author: ['АРМІЯINFORM']</text:p>
      <text:p text:style-name="P4">
Time: 2023-05-24T50:00:00-04:00</text:p>
      <text:p text:style-name="P4">
Description: Польща готова тренувати українських пілотів на літаки F-16.    Про це із посиланням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lashhak.jpg" text:style-name="Internet_20_link" text:visited-style-name="Visited_20_Internet_20_Link">
blashhak.jpg</text:a>
']</text:p>
      <text:p text:style-name="P4">
Tags: ['ВИНИЩУВАЧІ F-16', 'ДОПОМОГА ПАРТНЕРІВ', 'МАРІУШ БЛАЩАК', 'НАВЧАННЯ УКРАЇНСЬКИХ ПІЛОТІВ', 'СВІТ ПІДТРИМУЄ УКРАЇНУ']</text:p>
      <text:p text:style-name="P4">
Category: News</text:p>
      <!--METADATA-->
      <text:p text:style-name="P4">
<draw:frame draw:style-name="fr1" draw:name="Image397" text:anchor-type="as-char" svg:width="6.9236in" svg:height="3.894525in" draw:z-index="0">
<draw:image xlink:href="../Images/AРМІЯINFORM/2023-05-24T50-00-00-04-00/blashhak.jpg" xlink:type="simple" xlink:show="embed" xlink:actuate="onLoad" draw:mime-type="image/jpeg"/>
</draw:frame>
</text:p>
      <text:p text:style-name="P4">
Польща готова тренувати українських пілотів на літаки F-16.</text:p>
      <text:p text:style-name="P4">
Про це із посиланням на міністра національної оборони Польщі Маріуша Блащака<text:a xlink:type="simple" xlink:href="https://twitter.com/MON_GOV_PL/status/1661001493455970304" text:style-name="Internet_20_link" text:visited-style-name="Visited_20_Internet_20_Link">
повідомила</text:a>
пресслужба польського оборонного відомства.</text:p>
      <text:p text:style-name="P4">
«Я запропонував, щоб це завдання було виконане в рамках місії ЄвропейськогоСоюзу. Це чудовий приклад співпраці між країнами Євросоюзу та можливостіздешевлення такого навчання», — зазначив Маріуш Блащак.</text:p>
      <text:p text:style-name="P4">
Нагадаємо, як повідомив Високий представник Європейського Союзу з питаньзакордонних справ і політики безпеки Жозеп Боррель, українські пілоти <text:a xlink:type="simple" xlink:href="https://armyinform.com.ua/2023/05/22/ukrayinski-piloty-vzhe-trenuyutsya-na-litakah-f-16-glava-yevropejskoyi-dyplomatiyi/" text:style-name="Internet_20_link" text:visited-style-name="Visited_20_Internet_20_Link">
вжеопановують</text:a>
 літаки F-16 вкількох європейських країнах.</text:p>
      <text:p text:style-name="P4">
Source: <text:a xlink:type="simple" xlink:href="https://armyinform.com.ua/2023/05/24/polshha-gotova-navchaty-ukrayinskyh-pilotiv-na-vynyshhuvachah-f-16-ministr-oborony-krayiny/" text:style-name="Internet_20_link" text:visited-style-name="Visited_20_Internet_20_Link">
https://armyinform.com.ua/2023/05/24/polshha-gotova-navchaty-ukrayinskyh-pilotiv-na-vynyshhuvachah-f-16-ministr-oborony-krayiny/</text:a>
</text:p>
      <!--NEWS-->
      <text:h text:style-name="P10" text:outline-level="1">
<text:span text:style-name="T4">
Офіс Генпрокурора України: задокументовано понад 89 тисяч воєнних злочинів</text:span>
</text:h>
      <text:p text:style-name="P4">
Author: ['АРМІЯINFORM']</text:p>
      <text:p text:style-name="P4">
Time: 2023-05-24T51: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24052023ua.jpg" text:style-name="Internet_20_link" text:visited-style-name="Visited_20_Internet_20_Link">
warcrime-24052023ua.jpg</text:a>
', '<text:a xlink:type="simple" xlink:href="https://armyinform.com.ua/wp-content/uploads/2023/05/warcrime-24052023en.jpg" text:style-name="Internet_20_link" text:visited-style-name="Visited_20_Internet_20_Link">
warcrime-24052023en.jpg</text:a>
']</text:p>
      <text:p text:style-name="P4">
Tags: ['ВОЄННІ ЗЛОЧИНИ', 'ОФІС ГЕНЕРАЛЬНОГО ПРОКУРОРА УКРАЇНИ']</text:p>
      <text:p text:style-name="P4">
Category: News</text:p>
      <!--METADATA-->
      <text:p text:style-name="P4">
<draw:frame draw:style-name="fr1" draw:name="Image398" text:anchor-type="as-char" svg:width="6.9236in" svg:height="4.448413in" draw:z-index="0">
<draw:image xlink:href="../Images/AРМІЯINFORM/2023-05-24T51-00-00-04-00/warcrime-24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text:span>
 <text:span text:style-name="T4">
2</text:span>
 <text:span text:style-name="T4">
4</text:span>
 <text:span text:style-name="T4">
травня</text:span>
 зареєстровано:</text:p>
      <ul>
        <li>
89 068 воєнних злочинів,  * 17 210 злочинів проти національної безпеки України.</li>
      </ul>
      <text:p text:style-name="P4">
Крім того, за офіційними даними ювенальних прокурорів, <text:span text:style-name="T4">
1465 дітейпостраждали</text:span>
 внаслідок агресії рф, з них:</text:p>
      <ul>
        <li>
482 — дитини загинули,  * 983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99" text:anchor-type="as-char" svg:width="6.9236in" svg:height="4.448413in" draw:z-index="0">
<draw:image xlink:href="../Images/AРМІЯINFORM/2023-05-24T51-00-00-04-00/warcrime-24052023en.jpg" xlink:type="simple" xlink:show="embed" xlink:actuate="onLoad" draw:mime-type="image/jpeg"/>
</draw:frame>
</text:p>
      <text:p text:style-name="P4">
Source: <text:a xlink:type="simple" xlink:href="https://armyinform.com.ua/2023/05/24/ofis-genprokurora-ukrayiny-zadokumentovano-ponad-89-tysyach-voyennyh-zlochyniv/" text:style-name="Internet_20_link" text:visited-style-name="Visited_20_Internet_20_Link">
https://armyinform.com.ua/2023/05/24/ofis-genprokurora-ukrayiny-zadokumentovano-ponad-89-tysyach-voyennyh-zlochyniv/</text:a>
</text:p>
      <!--NEWS-->
      <text:h text:style-name="P10" text:outline-level="1">
<text:span text:style-name="T4">
Перша в історії медаль для України: Армійка Ольга Сопіт здобула «золото» на Євро з фехтування U23</text:span>
</text:h>
      <text:p text:style-name="P4">
Author: ['АРМІЯINFORM']</text:p>
      <text:p text:style-name="P4">
Time: 2023-05-24T52:00:00-04:00</text:p>
      <text:p text:style-name="P4">
Description: Рапіристка Ольга Сопіт здобула виграла «золото» на чемпіонаті Європи з фехтування U23,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647528_1935376383479490_5154850315842537533_n.jpg" text:style-name="Internet_20_link" text:visited-style-name="Visited_20_Internet_20_Link">
348647528_1935376383479490_5154850315842537533_n.jpg</text:a>
', '<text:a xlink:type="simple" xlink:href="https://armyinform.com.ua/wp-content/uploads/2023/05/348558763_189814556899266_261144555470812533_n-150x150.jpg" text:style-name="Internet_20_link" text:visited-style-name="Visited_20_Internet_20_Link">
348558763_189814556899266_261144555470812533_n-150x150.jpg</text:a>
', '<text:a xlink:type="simple" xlink:href="https://armyinform.com.ua/wp-content/uploads/2023/05/348849964_638373398195676_588864470677834499_n-150x150.jpg" text:style-name="Internet_20_link" text:visited-style-name="Visited_20_Internet_20_Link">
348849964_638373398195676_588864470677834499_n-150x150.jpg</text:a>
']</text:p>
      <text:p text:style-name="P4">
Tags: ['АРМІЙСЬКИЙ СПОРТ', 'ОЛЬГА СОПІТ', 'ФЕХТУВАННЯ']</text:p>
      <text:p text:style-name="P4">
Category: News</text:p>
      <!--METADATA-->
      <text:p text:style-name="P4">
<draw:frame draw:style-name="fr1" draw:name="Image400" text:anchor-type="as-char" svg:width="6.9236in" svg:height="3.681047in" draw:z-index="0">
<draw:image xlink:href="../Images/AРМІЯINFORM/2023-05-24T52-00-00-04-00/348647528_1935376383479490_5154850315842537533_n.jpg" xlink:type="simple" xlink:show="embed" xlink:actuate="onLoad" draw:mime-type="image/jpeg"/>
</draw:frame>
</text:p>
      <text:p text:style-name="P4">
Рапіристка Ольга Сопіт здобула виграла «золото» на чемпіонаті Європи зфехтування U23, що стартував у Будапешті.</text:p>
      <text:p text:style-name="P4">
Про це<text:a xlink:type="simple" xlink:href="https://www.facebook.com/olympicua/posts/pfbid02xekVsYFKR2THbsYpXUUA2w6Zgb5pZ22cWEpJAyXarBtvAaVYaUCtG5ZjNJAZvKCql" text:style-name="Internet_20_link" text:visited-style-name="Visited_20_Internet_20_Link">
повідомляє</text:a>
Центральний спортивний клуб ЗСУ.</text:p>
      <text:p text:style-name="P4">
«Це перша в історії медаль для України у цьому виді зброї на молодіжномуЄвро», — зазначили у Національному олімпійському комітеті України.</text:p>
      <text:p text:style-name="P4">
<text:a xlink:type="simple" xlink:href="https://armyinform.com.ua/wp-content/uploads/2023/05/348558763_189814556899266_261144555470812533_n.jpg" text:style-name="Internet_20_link" text:visited-style-name="Visited_20_Internet_20_Link">
<draw:frame draw:style-name="fr1" draw:name="Image401" text:anchor-type="as-char" svg:width="6.9236in" svg:height="6.9236in" draw:z-index="0">
<draw:image xlink:href="../Images/AРМІЯINFORM/2023-05-24T52-00-00-04-00/348558763_189814556899266_261144555470812533_n-150x150.jpg" xlink:type="simple" xlink:show="embed" xlink:actuate="onLoad" draw:mime-type="image/jpeg"/>
</draw:frame>
</text:a>
</text:p>
      <text:p text:style-name="P4">
<text:a xlink:type="simple" xlink:href="https://armyinform.com.ua/wp-content/uploads/2023/05/348849964_638373398195676_588864470677834499_n.jpg" text:style-name="Internet_20_link" text:visited-style-name="Visited_20_Internet_20_Link">
<draw:frame draw:style-name="fr1" draw:name="Image402" text:anchor-type="as-char" svg:width="6.9236in" svg:height="6.9236in" draw:z-index="0">
<draw:image xlink:href="../Images/AРМІЯINFORM/2023-05-24T52-00-00-04-00/348849964_638373398195676_588864470677834499_n-150x150.jpg" xlink:type="simple" xlink:show="embed" xlink:actuate="onLoad" draw:mime-type="image/jpeg"/>
</draw:frame>
</text:a>
</text:p>
      <text:p text:style-name="P4">
На шляху до п’єдесталу армійська спортсменка з рахунком 15:11 здолала першихтрьох суперниць — чемпіонку світу серед кадеток британку Амелі Цанг, Ліор Друкз Ізраїлю та подругу по команді Аліну Полозюк.</text:p>
      <text:p text:style-name="P4">
Source: <text:a xlink:type="simple" xlink:href="https://armyinform.com.ua/2023/05/24/persha-v-istoriyi-medal-dlya-ukrayiny-armijka-olga-sopit-zdobula-zoloto-na-yevro-z-fehtuvannya-u23/" text:style-name="Internet_20_link" text:visited-style-name="Visited_20_Internet_20_Link">
https://armyinform.com.ua/2023/05/24/persha-v-istoriyi-medal-dlya-ukrayiny-armijka-olga-sopit-zdobula-zoloto-na-yevro-z-fehtuvannya-u23/</text:a>
</text:p>
      <!--NEWS-->
      <text:h text:style-name="P10" text:outline-level="1">
<text:span text:style-name="T4">
Окупанти знову викрадають артефакти з музеїв Криму— експертка Евеліна Кравченко</text:span>
</text:h>
      <text:p text:style-name="P4">
Author: ['Антон Печерський']</text:p>
      <text:p text:style-name="P4">
Time: 2023-05-24T53:00:00-04:00</text:p>
      <text:p text:style-name="P4">
Description: З тимчасово окупованого Кримського півострова російські загарбники вивозять до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_13-42-53.jpg" text:style-name="Internet_20_link" text:visited-style-name="Visited_20_Internet_20_Link">
photo_2023-05-24_13-42-53.jpg</text:a>
', '<text:a xlink:type="simple" xlink:href="https://armyinform.com.ua/wp-content/uploads/2023/05/k2udr80a57kk08w84o.jpg" text:style-name="Internet_20_link" text:visited-style-name="Visited_20_Internet_20_Link">
k2udr80a57kk08w84o.jpg</text:a>
']</text:p>
      <text:p text:style-name="P4">
Tags: ['ВТОРГНЕННЯ РФ']</text:p>
      <text:p text:style-name="P4">
Category: News</text:p>
      <!--METADATA-->
      <text:p text:style-name="P4">
<draw:frame draw:style-name="fr1" draw:name="Image403" text:anchor-type="as-char" svg:width="6.9236in" svg:height="4.153003in" draw:z-index="0">
<draw:image xlink:href="../Images/AРМІЯINFORM/2023-05-24T53-00-00-04-00/photo_2023-05-24_13-42-53.jpg" xlink:type="simple" xlink:show="embed" xlink:actuate="onLoad" draw:mime-type="image/jpeg"/>
</draw:frame>
 Артефактивізантійського періоду, вивезені з Національного заповідника «ХерсонесТаврійський» до рф</text:p>
      <text:p text:style-name="P4">
<text:span text:style-name="T4">
З тимчасово окупованого Кримського півострова російські загарбники вивозятьдо російської федерації цінні музейні експонати. Зокрема, пропагандистськімедіа окупантів поширили інформацію про вивезення з Національного заповідника«Херсонес Таврійський», розташованого в м. Севастополь, артефактіввізантійського періоду, які буцімто везуть на виставку «Золото Візантії» довеликого новгорода.</text:span>
</text:p>
      <text:p text:style-name="P4">
<text:span text:style-name="T4">
Про те, що відбувається в музеях Криму та на інших тимчасово окупованихтериторіях України, АрміяInform розповіла археологиня, співробітниця Інститутуархеології Національної академії наук України та експертка мережі Кримськоїплатформи Евеліна Кравченко. З моменту окупації Кримського півостроваросійською федерацією вона пильно відстежує питання культурної спадщини йохорони пам’яток у Криму.</text:span>
</text:p>
      <text:p text:style-name="P4">
<draw:frame draw:style-name="fr1" draw:name="Image404" text:anchor-type="as-char" svg:width="6.9236in" svg:height="4.615733in" draw:z-index="0">
<draw:image xlink:href="../Images/AРМІЯINFORM/2023-05-24T53-00-00-04-00/k2udr80a57kk08w84o.jpg" xlink:type="simple" xlink:show="embed" xlink:actuate="onLoad" draw:mime-type="image/jpeg"/>
</draw:frame>
</text:p>
      <text:p text:style-name="P4">
<text:span text:style-name="T4">
— Пані Евеліно, хто та під яким приводом вивозить експонати з українськихмузеїв з Криму до росії?</text:span>
</text:p>
      <text:p text:style-name="P4">
— Відомо про групу співробітників музею новгородського кремля, які їздять зпропозицією повивозити до себе, до новгородського кремля, артефакти не лише зКриму, але й з інших тимчасово окупованих територій України. Власне, звідусільнадходить інформація, що були якісь люди з новгорода із пропозицією надатиекспонати для виставки в їхньому кремлі.</text:p>
      <text:p text:style-name="P4">
Наприклад, вони пропонували повивозити колекції з тимчасово окупованоїКам’янки-Дніпровської в Запорізькій області. Наразі невідомо, що саме звідтипланували вивезти, але росіяни там шастали і щось вишукували.</text:p>
      <text:p text:style-name="P4">
Потім вони побували на окупованій частині Херсонщини, де також вишукували, щоще можна вивезти до росії, однак там вже майже все повністю було розграбоване,нічого не лишилось. Й ось тепер ця група знову дісталася до Криму ізапропонувала вивезти унікальні експонати з Херсонеса.</text:p>
      <text:p text:style-name="P4">
Це вивезення, це не виставка. Всі чудово розуміють, що виставковий проєкт — цеприкриття для вивезення речей до росії з прицілом залишити їх там назавжди.</text:p>
      <text:p text:style-name="P4">
читайте також:</text:p>
      <text:p text:style-name="P4">
<text:a xlink:type="simple" xlink:href="https://armyinform.com.ua/2023/05/22/z-hersonesu-tavrijskogo-okupanty-vpershe-vyvezly-zoloti-artefakty/" text:style-name="Internet_20_link" text:visited-style-name="Visited_20_Internet_20_Link">
З «Херсонеса Таврійського» окупанти вперше вивезли золотіартефакти</text:a>
</text:p>
      <text:p text:style-name="P4">
<text:span text:style-name="T4">
— Це частина державної політики, є якісь розпорядження російської влади зцього питання?</text:span>
</text:p>
      <text:p text:style-name="P4">
— З одного боку, це відбувається як ініціатива окремих російських музеїв. Вониполюють на матеріали з Криму та інших тимчасово окупованих територій України,бо розуміють, що він залишиться в них. Група з новгорода далеко не єдина.</text:p>
      <text:p text:style-name="P4">
Тому повідомлення в медіа про експонати з Національного заповідника «ХерсонесТаврійський», які вивозять начебто на виставку «Золото Візантії» у великомуновгороді — це лише вершина айсберга. А вивозять звідти, судячи з усього,найяскравіші, найцінніші артефакти, які належать до візантійського періодуісторії Херсонеса Таврійського.</text:p>
      <text:p text:style-name="P4">
<text:span text:style-name="T4">
— Ви сказали — з одного боку …</text:span>
</text:p>
      <text:p text:style-name="P4">
— Близько місяця тому до Севастополя з москви надійшов лист із грифом«секретно», в якому зазначено, що у разі оборони міста в ньому відсутнібезпечні місця для збереження об’єктів культурної спадщини, тобто музейнихколекцій. Тому музейники повинні терміново підготувати евакуацію, зазначитинеобхідну кількість залізничного, автомобільного, авіаційного, морськоготранспорту, яким музейні експонати планують вивозити до росії.</text:p>
      <text:p text:style-name="P4">
читайте також:</text:p>
      <text:p text:style-name="P4">
<text:a xlink:type="simple" xlink:href="https://armyinform.com.ua/2022/08/16/hersones-perebuvaye-na-osobystomu-kontroli-vladimira-putina-evelina-kravchenko/" text:style-name="Internet_20_link" text:visited-style-name="Visited_20_Internet_20_Link">
Херсонес перебуває на особистому контролі владіміра путіна — ЕвелінаКравченко</text:a>
</text:p>
      <text:p text:style-name="P4">
Лише із самого Севастополя передбачено вивезти археологічні артефакти зНаціонального заповідника «Херсонес Таврійський», експонати діорами «ОборонаСевастополя», панорами «Оборона Севастополя», Військово-історичного музеюЧорноморського флоту, музею Михайлівський равелін та інших. Найцінніші з нихуже спаковані для транспортування і цілком можливо, що просто зараз їхвивозять з українських музеїв до російської федерації.</text:p>
      <text:p text:style-name="P4">
Source: <text:a xlink:type="simple" xlink:href="https://armyinform.com.ua/2023/05/24/okupanty-znovu-vykradayut-artefakty-z-muzeyiv-krymu-ekspertka-evelina-kravchenko/" text:style-name="Internet_20_link" text:visited-style-name="Visited_20_Internet_20_Link">
https://armyinform.com.ua/2023/05/24/okupanty-znovu-vykradayut-artefakty-z-muzeyiv-krymu-ekspertka-evelina-kravchenko/</text:a>
</text:p>
      <!--NEWS-->
      <text:h text:style-name="P10" text:outline-level="1">
<text:span text:style-name="T4">
У ВМС розповіли, скільки ракетоносіїв тримає росія в Чорному та Середземному морях</text:span>
</text:h>
      <text:p text:style-name="P4">
Author: ['АРМІЯINFORM']</text:p>
      <text:p text:style-name="P4">
Time: 2023-05-24T54:00:00-04:00</text:p>
      <text:p text:style-name="P4">
Description: У Чорному морі на бойовому чергуванні знаходиться 6 ворожих кораблів, з яких 1 но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856413_205351031884249_2000168800869920141_n.jpg" text:style-name="Internet_20_link" text:visited-style-name="Visited_20_Internet_20_Link">
348856413_205351031884249_2000168800869920141_n.jpg</text:a>
']</text:p>
      <text:p text:style-name="P4">
Tags: ['STOPRUSSIA', 'АГРЕСІЯ РФ', 'ВІЙНА', 'ВМС ЗС УКРАЇНИ', 'ВТОРГНЕННЯ РФ']</text:p>
      <text:p text:style-name="P4">
Category: News</text:p>
      <!--METADATA-->
      <text:p text:style-name="P4">
У Чорному морі на бойовому чергуванні знаходиться 6 ворожих кораблів, з яких 1носій крилатих ракет «Калібр», загальний залп до 8 ракет; в Азовському морі —1 ворожий корабель; в Середземному морі на бойовому чергуванні знаходиться до7 ворожих кораблів, з них 1 носій крилатих ракет «Калібр», загальний залп до 4ракет.</text:p>
      <text:p text:style-name="P4">
Про це на своїй офіційній сторінці у Facebook<text:a xlink:type="simple" xlink:href="https://www.facebook.com/navy.mil.gov.ua/posts/pfbid02SHr6xxYLDufmzz3mPMgbFG129HiyfNbEfJj2ywae2njC5drC1PJJ8ADFJfLgoaiNl" text:style-name="Internet_20_link" text:visited-style-name="Visited_20_Internet_20_Link">
повідомляють</text:a>
Військово-Морські Сили Збройних Сил України.</text:p>
      <text:p text:style-name="P4">
За добу в інтересах рф прохід Керч-Єнікальською протокою здійснили:</text:p>
      <ul>
        <li>
до Азовського моря — 36 суден, з них 7 продовжили рух з протокою Босфор;  * До Чорного моря — 55 суден, з них 8 продовжили рух у напрямку протоки Босфор.</li>
      </ul>
      <text:p text:style-name="P4">
<draw:frame draw:style-name="fr1" draw:name="Image405" text:anchor-type="as-char" svg:width="6.9236in" svg:height="8.6545in" draw:z-index="0">
<draw:image xlink:href="../Images/AРМІЯINFORM/2023-05-24T54-00-00-04-00/348856413_205351031884249_2000168800869920141_n.jpg" xlink:type="simple" xlink:show="embed" xlink:actuate="onLoad" draw:mime-type="image/jpeg"/>
</draw:frame>
</text:p>
      <text:p text:style-name="P4">
<text:span text:style-name="T4">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text:span>
</text:p>
      <text:p text:style-name="P4">
Source: <text:a xlink:type="simple" xlink:href="https://armyinform.com.ua/2023/05/24/u-vms-rozpovily-skilky-raketonosiyiv-trymaye-rosiya-u-chornomu-ta-seredzemnomu-moryah/" text:style-name="Internet_20_link" text:visited-style-name="Visited_20_Internet_20_Link">
https://armyinform.com.ua/2023/05/24/u-vms-rozpovily-skilky-raketonosiyiv-trymaye-rosiya-u-chornomu-ta-seredzemnomu-moryah/</text:a>
</text:p>
      <!--NEWS-->
      <text:h text:style-name="P10" text:outline-level="1">
<text:span text:style-name="T4">
На Ставці Верховного Головнокомандувача обговорили розвиток української авіації з урахуванням переходу на нові типи літаків</text:span>
</text:h>
      <text:p text:style-name="P4">
Author: ['АРМІЯINFORM']</text:p>
      <text:p text:style-name="P4">
Time: 2023-05-24T55:00:00-04:00</text:p>
      <text:p text:style-name="P4">
Description: Президент України Володимир Зеленський провів чергове засідання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7264925-963.jpg" text:style-name="Internet_20_link" text:visited-style-name="Visited_20_Internet_20_Link">
630_360_1677264925-963.jpg</text:a>
']</text:p>
      <text:p text:style-name="P4">
Tags: ['ВОЛОДИМИР ЗЕЛЕНСЬКИЙ', 'ПРЕЗИДЕНТ УКРАЇНИ', 'СТАВКА ВЕРХОВНОГО ГОЛОВНОКОМАНДУВАЧА']</text:p>
      <text:p text:style-name="P4">
Category: News</text:p>
      <!--METADATA-->
      <text:p text:style-name="P4">
<draw:frame draw:style-name="fr1" draw:name="Image406" text:anchor-type="as-char" svg:width="6.9236in" svg:height="3.956343in" draw:z-index="0">
<draw:image xlink:href="../Images/AРМІЯINFORM/2023-05-24T55-00-00-04-00/630_360_1677264925-963.jpg" xlink:type="simple" xlink:show="embed" xlink:actuate="onLoad" draw:mime-type="image/jpeg"/>
</draw:frame>
</text:p>
      <text:p text:style-name="P4">
Президент України Володимир Зеленський провів чергове засідання СтавкиВерховного Головнокомандувача.</text:p>
      <text:p text:style-name="P4">
Про це Президент України Володимир Зеленський<text:a xlink:type="simple" xlink:href="https://t.me/V_Zelenskiy_official/6354" text:style-name="Internet_20_link" text:visited-style-name="Visited_20_Internet_20_Link">
написав</text:a>
 у Telegram.</text:p>
      <text:p text:style-name="P4">
«Про оперативну ситуацію доповіли Головком, ГУР МО, командувачі ОСУВ «Хортиця»й «Таврія».</text:p>
      <text:p text:style-name="P4">
Від Міноборони почули про стан забезпечення боєприпасами передових підрозділівта резервів. Проаналізували наявні й потенційні контракти на постачання тадинаміку нарощування власного виробництва.</text:p>
      <text:p text:style-name="P4">
Почали роботу над всеохопною концепцією розвитку нашої авіації з урахуваннямпереходу на нові типи літаків. Нова організаційна структура, навчання пілотівта персоналу, необхідна інфраструктура, матеріально-технічне забезпеченнятощо», — йдеться у дописі глави держави.</text:p>
      <text:p text:style-name="P4">
Source: <text:a xlink:type="simple" xlink:href="https://armyinform.com.ua/2023/05/24/na-stavczi-verhovnogo-golovnokomanduvacha-obgovoryly-rozvytok-ukrayinskoyi-aviacziyi-z-urahuvannyam-perehodu-na-novi-typy-litakiv/" text:style-name="Internet_20_link" text:visited-style-name="Visited_20_Internet_20_Link">
https://armyinform.com.ua/2023/05/24/na-stavczi-verhovnogo-golovnokomanduvacha-obgovoryly-rozvytok-ukrayinskoyi-aviacziyi-z-urahuvannyam-perehodu-na-novi-typy-litakiv/</text:a>
</text:p>
      <!--NEWS-->
      <text:h text:style-name="P10" text:outline-level="1">
<text:span text:style-name="T4">
На Донеччині через обстріл знеструмлені 14 населених пунктів</text:span>
</text:h>
      <text:p text:style-name="P4">
Author: ['АРМІЯINFORM']</text:p>
      <text:p text:style-name="P4">
Time: 2023-05-24T56:00:00-04:00</text:p>
      <text:p text:style-name="P4">
Description: Ворог продовжує тероризувати прифронтові та прикордонні території. Як 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800ab29-87e4b659c0ee0209674600265ea37d8f.jpg" text:style-name="Internet_20_link" text:visited-style-name="Visited_20_Internet_20_Link">
5800ab29-87e4b659c0ee0209674600265ea37d8f.jpg</text:a>
']</text:p>
      <text:p text:style-name="P4">
Tags: ['STOPRUSSIA', 'АГРЕСІЯ РФ', 'ВІЙНА', 'ВТОРГНЕННЯ РФ', 'НАСЛІДКИ ВОРОЖИХ ОБСТРІЛІВ']</text:p>
      <text:p text:style-name="P4">
Category: News</text:p>
      <!--METADATA-->
      <text:p text:style-name="P4">
<draw:frame draw:style-name="fr1" draw:name="Image407" text:anchor-type="as-char" svg:width="6.9236in" svg:height="3.499428in" draw:z-index="0">
<draw:image xlink:href="../Images/AРМІЯINFORM/2023-05-24T56-00-00-04-00/5800ab29-87e4b659c0ee0209674600265ea37d8f.jpg" xlink:type="simple" xlink:show="embed" xlink:actuate="onLoad" draw:mime-type="image/jpeg"/>
</draw:frame>
</text:p>
      <text:p text:style-name="P4">
Ворог продовжує тероризувати прифронтові та прикордонні території. Якнаслідок, фіксуються пошкодження енергетичної інфраструктури, є знеструмлення.Зокрема, в Донецькій області через бойові дії знеструмлено 14 населенихпунктів, без світла залишилися 8,9 тис. споживачів. Після останньогомасованого обстрілу знеструмленою залишається шахта. Другу вдалося заживити.</text:p>
      <text:p text:style-name="P4">
Про це <text:a xlink:type="simple" xlink:href="https://www.kmu.gov.ua/news/sytuatsiia-v-enerhosystemi-stanom-na-24-travnia-na-donechchyni-cherez-obstril-znestrumleni-14-naselenykh-punktiv-na-sumshchyni-cherez-vorozhu-ataku-bez-svitla-2-4-tysiachi-spozhyvachiv" text:style-name="Internet_20_link" text:visited-style-name="Visited_20_Internet_20_Link">
повідомляє</text:a>
 Урядовий портал.</text:p>
      <text:p text:style-name="P4">
Також внаслідок обстрілів у Запорізькій області знеструмлено 4 населенихпункти, а в Сумській без енергопостачання лишилися 2,4 тис. споживачів. Окрімцього, через попередні обстріли також залишається без світла частинаспоживачів у Харківській, Херсонській, Чернігівській областях. Ремонтнібригади працюють там, де це дозволяє безпекова ситуація.</text:p>
      <text:p text:style-name="P4">
За добу вдалося повернути світло для майже 22 тисяч споживачів. Більшість ізних — це абоненти у Донецькій та Запорізькій областях. Попри надскладнуситуацію після обстрілів енергетична система працює стабільно. Триває ремонтнакампанія на об’єктах генерації та мережах.</text:p>
      <text:p text:style-name="P4">
Експорт та імпорт електроенергії на поточну добу не планується.</text:p>
      <text:p text:style-name="P4">
Щодо ситуації у газовій галузі. За добу обсяг газу в українських сховищах зрісна 32,5 мільйона кубометрів. Запаси блакитного палива складають понад 9,3мільярда метрів кубічних.</text:p>
      <text:p text:style-name="P4">
Source: <text:a xlink:type="simple" xlink:href="https://armyinform.com.ua/2023/05/24/na-donechchyni-cherez-obstril-znestrumleni-14-naselenyh-punktiv/" text:style-name="Internet_20_link" text:visited-style-name="Visited_20_Internet_20_Link">
https://armyinform.com.ua/2023/05/24/na-donechchyni-cherez-obstril-znestrumleni-14-naselenyh-punktiv/</text:a>
</text:p>
      <!--NEWS-->
      <text:h text:style-name="P10" text:outline-level="1">
<text:span text:style-name="T4">
Мир покоління наших батьків — це спадок тих, хто переміг передостанню велику агресію в Європі — Володимир Зеленський</text:span>
</text:h>
      <text:p text:style-name="P4">
Author: ['АРМІЯINFORM']</text:p>
      <text:p text:style-name="P4">
Time: 2023-05-24T57:00:00-04:00</text:p>
      <text:p text:style-name="P4">
Description: Президент України переконаний, що нинішня агресія російської федерації проти України буд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5963596732485164_y.jpg" text:style-name="Internet_20_link" text:visited-style-name="Visited_20_Internet_20_Link">
photo_5435963596732485164_y.jpg</text:a>
', '<text:a xlink:type="simple" xlink:href="https://armyinform.com.ua/wp-content/uploads/2023/05/photo_5435963596732485170_y-1-150x150.jpg" text:style-name="Internet_20_link" text:visited-style-name="Visited_20_Internet_20_Link">
photo_5435963596732485170_y-1-150x150.jpg</text:a>
', '<text:a xlink:type="simple" xlink:href="https://armyinform.com.ua/wp-content/uploads/2023/05/photo_5435963596732485172_y-1-150x150.jpg" text:style-name="Internet_20_link" text:visited-style-name="Visited_20_Internet_20_Link">
photo_5435963596732485172_y-1-150x150.jpg</text:a>
', '<text:a xlink:type="simple" xlink:href="https://armyinform.com.ua/wp-content/uploads/2023/05/photo_5435963596732485163_y-1-150x150.jpg" text:style-name="Internet_20_link" text:visited-style-name="Visited_20_Internet_20_Link">
photo_5435963596732485163_y-1-150x150.jpg</text:a>
', '<text:a xlink:type="simple" xlink:href="https://armyinform.com.ua/wp-content/uploads/2023/05/photo_5435963596732485171_y-1-150x150.jpg" text:style-name="Internet_20_link" text:visited-style-name="Visited_20_Internet_20_Link">
photo_5435963596732485171_y-1-150x150.jpg</text:a>
', '<text:a xlink:type="simple" xlink:href="https://armyinform.com.ua/wp-content/uploads/2023/05/photo_5435963596732485167_y-1-150x150.jpg" text:style-name="Internet_20_link" text:visited-style-name="Visited_20_Internet_20_Link">
photo_5435963596732485167_y-1-150x150.jpg</text:a>
', '<text:a xlink:type="simple" xlink:href="https://armyinform.com.ua/wp-content/uploads/2023/05/photo_5435963596732485166_y-1-150x150.jpg" text:style-name="Internet_20_link" text:visited-style-name="Visited_20_Internet_20_Link">
photo_5435963596732485166_y-1-150x150.jpg</text:a>
', '<text:a xlink:type="simple" xlink:href="https://armyinform.com.ua/wp-content/uploads/2023/05/photo_5435963596732485168_y-1-150x150.jpg" text:style-name="Internet_20_link" text:visited-style-name="Visited_20_Internet_20_Link">
photo_5435963596732485168_y-1-150x150.jpg</text:a>
', '<text:a xlink:type="simple" xlink:href="https://armyinform.com.ua/wp-content/uploads/2023/05/photo_5435963596732485165_y-1-150x150.jpg" text:style-name="Internet_20_link" text:visited-style-name="Visited_20_Internet_20_Link">
photo_5435963596732485165_y-1-150x150.jpg</text:a>
', '<text:a xlink:type="simple" xlink:href="https://armyinform.com.ua/wp-content/uploads/2023/05/photo_5435963596732485169_y-1-150x150.jpg" text:style-name="Internet_20_link" text:visited-style-name="Visited_20_Internet_20_Link">
photo_5435963596732485169_y-1-150x150.jpg</text:a>
']</text:p>
      <text:p text:style-name="P4">
Tags: ['ВОЛОДИМИР ЗЕЛЕНСЬКИЙ', 'ПРЕЗИДЕНТ УКРАЇНИ']</text:p>
      <text:p text:style-name="P4">
Category: News</text:p>
      <!--METADATA-->
      <text:p text:style-name="P4">
<draw:frame draw:style-name="fr1" draw:name="Image408" text:anchor-type="as-char" svg:width="6.9236in" svg:height="4.615733in" draw:z-index="0">
<draw:image xlink:href="../Images/AРМІЯINFORM/2023-05-24T57-00-00-04-00/photo_5435963596732485164_y.jpg" xlink:type="simple" xlink:show="embed" xlink:actuate="onLoad" draw:mime-type="image/jpeg"/>
</draw:frame>
</text:p>
      <text:p text:style-name="P4">
Президент України переконаний, що нинішня агресія російської федерації протиУкраїни буде останньою в Європі.</text:p>
      <text:p text:style-name="P4">
Про це Президент України Володимир Зеленський<text:a xlink:type="simple" xlink:href="https://t.me/V_Zelenskiy_official/6353" text:style-name="Internet_20_link" text:visited-style-name="Visited_20_Internet_20_Link">
написав</text:a>
 у Telegram.</text:p>
      <text:p text:style-name="P4">
«Мир покоління наших батьків — це мир, який їм залишили в спадок ті, хтопереміг передостанню велику агресію в Європі. А мир покоління наших із вамидітей — це мир, який ми здобуваємо саме зараз у боях проти останньої агресії вЄвропі», — йдеться у дописі глави держави.</text:p>
      <text:p text:style-name="P4">
<text:a xlink:type="simple" xlink:href="https://armyinform.com.ua/wp-content/uploads/2023/05/photo_5435963596732485170_y-1.jpg" text:style-name="Internet_20_link" text:visited-style-name="Visited_20_Internet_20_Link">
<draw:frame draw:style-name="fr1" draw:name="Image409" text:anchor-type="as-char" svg:width="6.9236in" svg:height="6.9236in" draw:z-index="0">
<draw:image xlink:href="../Images/AРМІЯINFORM/2023-05-24T57-00-00-04-00/photo_5435963596732485170_y-1-150x150.jpg" xlink:type="simple" xlink:show="embed" xlink:actuate="onLoad" draw:mime-type="image/jpeg"/>
</draw:frame>
</text:a>
</text:p>
      <text:p text:style-name="P4">
<text:a xlink:type="simple" xlink:href="https://armyinform.com.ua/wp-content/uploads/2023/05/photo_5435963596732485172_y-1.jpg" text:style-name="Internet_20_link" text:visited-style-name="Visited_20_Internet_20_Link">
<draw:frame draw:style-name="fr1" draw:name="Image410" text:anchor-type="as-char" svg:width="6.9236in" svg:height="6.9236in" draw:z-index="0">
<draw:image xlink:href="../Images/AРМІЯINFORM/2023-05-24T57-00-00-04-00/photo_5435963596732485172_y-1-150x150.jpg" xlink:type="simple" xlink:show="embed" xlink:actuate="onLoad" draw:mime-type="image/jpeg"/>
</draw:frame>
</text:a>
</text:p>
      <text:p text:style-name="P4">
<text:a xlink:type="simple" xlink:href="https://armyinform.com.ua/wp-content/uploads/2023/05/photo_5435963596732485163_y-1.jpg" text:style-name="Internet_20_link" text:visited-style-name="Visited_20_Internet_20_Link">
<draw:frame draw:style-name="fr1" draw:name="Image411" text:anchor-type="as-char" svg:width="6.9236in" svg:height="6.9236in" draw:z-index="0">
<draw:image xlink:href="../Images/AРМІЯINFORM/2023-05-24T57-00-00-04-00/photo_5435963596732485163_y-1-150x150.jpg" xlink:type="simple" xlink:show="embed" xlink:actuate="onLoad" draw:mime-type="image/jpeg"/>
</draw:frame>
</text:a>
</text:p>
      <text:p text:style-name="P4">
<text:a xlink:type="simple" xlink:href="https://armyinform.com.ua/wp-content/uploads/2023/05/photo_5435963596732485171_y-1.jpg" text:style-name="Internet_20_link" text:visited-style-name="Visited_20_Internet_20_Link">
<draw:frame draw:style-name="fr1" draw:name="Image412" text:anchor-type="as-char" svg:width="6.9236in" svg:height="6.9236in" draw:z-index="0">
<draw:image xlink:href="../Images/AРМІЯINFORM/2023-05-24T57-00-00-04-00/photo_5435963596732485171_y-1-150x150.jpg" xlink:type="simple" xlink:show="embed" xlink:actuate="onLoad" draw:mime-type="image/jpeg"/>
</draw:frame>
</text:a>
</text:p>
      <text:p text:style-name="P4">
<text:a xlink:type="simple" xlink:href="https://armyinform.com.ua/wp-content/uploads/2023/05/photo_5435963596732485167_y-1.jpg" text:style-name="Internet_20_link" text:visited-style-name="Visited_20_Internet_20_Link">
<draw:frame draw:style-name="fr1" draw:name="Image413" text:anchor-type="as-char" svg:width="6.9236in" svg:height="6.9236in" draw:z-index="0">
<draw:image xlink:href="../Images/AРМІЯINFORM/2023-05-24T57-00-00-04-00/photo_5435963596732485167_y-1-150x150.jpg" xlink:type="simple" xlink:show="embed" xlink:actuate="onLoad" draw:mime-type="image/jpeg"/>
</draw:frame>
</text:a>
</text:p>
      <text:p text:style-name="P4">
<text:a xlink:type="simple" xlink:href="https://armyinform.com.ua/wp-content/uploads/2023/05/photo_5435963596732485166_y-1.jpg" text:style-name="Internet_20_link" text:visited-style-name="Visited_20_Internet_20_Link">
<draw:frame draw:style-name="fr1" draw:name="Image414" text:anchor-type="as-char" svg:width="6.9236in" svg:height="6.9236in" draw:z-index="0">
<draw:image xlink:href="../Images/AРМІЯINFORM/2023-05-24T57-00-00-04-00/photo_5435963596732485166_y-1-150x150.jpg" xlink:type="simple" xlink:show="embed" xlink:actuate="onLoad" draw:mime-type="image/jpeg"/>
</draw:frame>
</text:a>
</text:p>
      <text:p text:style-name="P4">
<text:a xlink:type="simple" xlink:href="https://armyinform.com.ua/wp-content/uploads/2023/05/photo_5435963596732485168_y-1.jpg" text:style-name="Internet_20_link" text:visited-style-name="Visited_20_Internet_20_Link">
<draw:frame draw:style-name="fr1" draw:name="Image415" text:anchor-type="as-char" svg:width="6.9236in" svg:height="6.9236in" draw:z-index="0">
<draw:image xlink:href="../Images/AРМІЯINFORM/2023-05-24T57-00-00-04-00/photo_5435963596732485168_y-1-150x150.jpg" xlink:type="simple" xlink:show="embed" xlink:actuate="onLoad" draw:mime-type="image/jpeg"/>
</draw:frame>
</text:a>
</text:p>
      <text:p text:style-name="P4">
<text:a xlink:type="simple" xlink:href="https://armyinform.com.ua/wp-content/uploads/2023/05/photo_5435963596732485165_y-1.jpg" text:style-name="Internet_20_link" text:visited-style-name="Visited_20_Internet_20_Link">
<draw:frame draw:style-name="fr1" draw:name="Image416" text:anchor-type="as-char" svg:width="6.9236in" svg:height="6.9236in" draw:z-index="0">
<draw:image xlink:href="../Images/AРМІЯINFORM/2023-05-24T57-00-00-04-00/photo_5435963596732485165_y-1-150x150.jpg" xlink:type="simple" xlink:show="embed" xlink:actuate="onLoad" draw:mime-type="image/jpeg"/>
</draw:frame>
</text:a>
</text:p>
      <text:p text:style-name="P4">
<text:a xlink:type="simple" xlink:href="https://armyinform.com.ua/wp-content/uploads/2023/05/photo_5435963596732485169_y-1.jpg" text:style-name="Internet_20_link" text:visited-style-name="Visited_20_Internet_20_Link">
<draw:frame draw:style-name="fr1" draw:name="Image417" text:anchor-type="as-char" svg:width="6.9236in" svg:height="6.9236in" draw:z-index="0">
<draw:image xlink:href="../Images/AРМІЯINFORM/2023-05-24T57-00-00-04-00/photo_5435963596732485169_y-1-150x150.jpg" xlink:type="simple" xlink:show="embed" xlink:actuate="onLoad" draw:mime-type="image/jpeg"/>
</draw:frame>
</text:a>
</text:p>
      <text:p text:style-name="P4">
Source: <text:a xlink:type="simple" xlink:href="https://armyinform.com.ua/2023/05/24/myr-pokolinnya-nashyh-batkiv-cze-myr-yakyj-yim-zalyshyly-v-spadok-ti-hto-peremig-peredostannyu-velyku-agresiyu-v-yevropi-volodymyr-zelenskyj/" text:style-name="Internet_20_link" text:visited-style-name="Visited_20_Internet_20_Link">
https://armyinform.com.ua/2023/05/24/myr-pokolinnya-nashyh-batkiv-cze-myr-yakyj-yim-zalyshyly-v-spadok-ti-hto-peremig-peredostannyu-velyku-agresiyu-v-yevropi-volodymyr-zelenskyj/</text:a>
</text:p>
      <!--NEWS-->
      <text:h text:style-name="P10" text:outline-level="1">
<text:span text:style-name="T4">
На Житомирщині поновлено права держави на землі оборони площею 3200 га</text:span>
</text:h>
      <text:p text:style-name="P4">
Author: ['АРМІЯINFORM']</text:p>
      <text:p text:style-name="P4">
Time: 2023-05-24T58:00:00-04:00</text:p>
      <text:p text:style-name="P4">
Description: У травні поточного року постановою Північно-західного апеляційного господарського су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sud.-zemlya-e1656591977436-1.jpg" text:style-name="Internet_20_link" text:visited-style-name="Visited_20_Internet_20_Link">
sud.-zemlya-e1656591977436-1.jpg</text:a>
']</text:p>
      <text:p text:style-name="P4">
Tags: ['ЗЕМЛІ ОБОРОНИ', 'СПЕЦІАЛІЗОВАНА ПРОКУРАТУРА У ВІЙСЬКОВІЙ ТА ОБОРОННІЙ СФЕР']</text:p>
      <text:p text:style-name="P4">
Category: News</text:p>
      <!--METADATA-->
      <text:p text:style-name="P4">
<draw:frame draw:style-name="fr1" draw:name="Image418" text:anchor-type="as-char" svg:width="6.9236in" svg:height="4.292632in" draw:z-index="0">
<draw:image xlink:href="../Images/AРМІЯINFORM/2023-05-24T58-00-00-04-00/sud.-zemlya-e1656591977436-1.jpg" xlink:type="simple" xlink:show="embed" xlink:actuate="onLoad" draw:mime-type="image/jpeg"/>
</draw:frame>
</text:p>
      <text:p text:style-name="P4">
У травні поточного року постановою Північно-західного апеляційногогосподарського суду залишено без змін рішення Господарського суду Житомирськоїобласті від 1 лютого 2023 року, згідно з яким визнано недійсним договору проведення мисливського господарства на землях оборони, який укладено у 2019 роціміж місцевими управлінням лісомисливського господарства та громадськоюорганізацією.</text:p>
      <text:p text:style-name="P4">
Про це<text:a xlink:type="simple" xlink:href="https://vppnr.gp.gov.ua/ua/news.html" text:style-name="Internet_20_link" text:visited-style-name="Visited_20_Internet_20_Link">
повідомляє</text:a>
пресслужба Спеціалізованої прокуратури у військовій та оборонній сферіЦентрального регіону.</text:p>
      <text:p text:style-name="P4">
Спецпрокурори довели в суді, що ведення мисливського господарства на земляхоборони, зокрема на діючому військовому полігоні, є незаконним та суперечитьвимогам Земельного кодексу України, Закону України «Про використання земельоборони».</text:p>
      <text:p text:style-name="P4">
Рішенням суду першої інстанції позовні вимоги спецпрокуратури задоволено вповному обсязі. <text:span text:style-name="T4">
Громадську організацію зобов’язано повернути землі оборониплощею 3200 га оціночною вартістю понад 583 млн грн</text:span>
.</text:p>
      <text:p text:style-name="P4">
На даний час рішення Господарського суду Житомирської області, залишене беззмін постановою Північно-західного апеляційного господарського суду, набралозаконної сили та підлягає обов’язковому виконанню.</text:p>
      <text:p text:style-name="P4">
Спецпрокуратурою регіону вживаються заходи щодо забезпечення реальноговиконання рішення суду та повернення у користування військових формуваньзгаданих земельних ділянок.</text:p>
      <text:p text:style-name="P4">
Source: <text:a xlink:type="simple" xlink:href="https://armyinform.com.ua/2023/05/24/na-zhytomyrshhyni-ponovleno-prava-derzhavy-na-zemli-oborony-ploshheyu-3200-ga/" text:style-name="Internet_20_link" text:visited-style-name="Visited_20_Internet_20_Link">
https://armyinform.com.ua/2023/05/24/na-zhytomyrshhyni-ponovleno-prava-derzhavy-na-zemli-oborony-ploshheyu-3200-ga/</text:a>
</text:p>
      <!--NEWS-->
      <text:h text:style-name="P10" text:outline-level="1">
<text:span text:style-name="T4">
У Координаційному штабі розповіли, як відбувається пошук зниклих безвісти оборонців</text:span>
</text:h>
      <text:p text:style-name="P4">
Author: ['АРМІЯINFORM']</text:p>
      <text:p text:style-name="P4">
Time: 2023-05-24T59:00:00-04:00</text:p>
      <text:p text:style-name="P4">
Description: У Координаційному штабі з питань поводження з військовополоненими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ВІЙСЬКОВОПОЛОНЕНІ', 'ЗНИКЛІ БЕЗВІСТИ', 'КООРДИНАЦІЙНИЙ ШТАБ З ПИТАНЬ ПОВОДЖЕННЯ З ВІЙСЬКОВОПОЛОНЕНИМИ']</text:p>
      <text:p text:style-name="P4">
Category: News</text:p>
      <!--METADATA-->
      <text:p text:style-name="P4">
<draw:frame draw:style-name="fr1" draw:name="Image419" text:anchor-type="as-char" svg:width="6.9236in" svg:height="4.569576in" draw:z-index="0">
<draw:image xlink:href="../Images/AРМІЯINFORM/2023-05-24T59-00-00-04-00/photo_2022-12-27_16-19-39.jpg" xlink:type="simple" xlink:show="embed" xlink:actuate="onLoad" draw:mime-type="image/jpeg"/>
</draw:frame>
 Ілюстративне фото</text:p>
      <text:p text:style-name="P4">
У Координаційному штабі з питань поводження з військовополоненими відбуласяонлайн-зустріч з родинами військовослужбовців бригади ТрО, під час якоїобговорили, як відбувається пошук зниклих безвісти.</text:p>
      <text:p text:style-name="P4">
Про це <text:a xlink:type="simple" xlink:href="https://t.me/Koord_shtab/1113" text:style-name="Internet_20_link" text:visited-style-name="Visited_20_Internet_20_Link">
повідомляє</text:a>
 Координаційний штаб.</text:p>
      <text:p text:style-name="P4">
Штаб проводить опитування звільнених з полону, збираючи інформацію про тих,хто ще лишився в неволі ворога. Через Офіс Уповноваженого Верховної Ради зправ людини до російської сторони надсилаються запити на підтвердження й пошуку полоні наших зниклих.</text:p>
      <text:p text:style-name="P4">
«Кожні два тижні подаються списки до російського омбудсмена, але ця ініціативапоки лишається без відповіді російської сторони», — сказав представник ОфісуУповноваженого.</text:p>
      <text:p text:style-name="P4">
Підтвердження полону — це головний інструмент пошуку, його надає рф черезМіжнародний комітет Червоного Хреста.</text:p>
      <text:p text:style-name="P4">
«Ми відвідуємо полонених у місцях утримання, до яких маємо доступ, на жаль, нескрізь. Це не є офіційним підтвердженням, але ми повідомляємо про відвідинирідним — це важливо для них. Ми не розголошуємо місця утримання під вартоюзадля безпеки полоненого та його родини. Сторона, яка утримує полонених,повинна повідомляти про це іншу сторону збройного конфлікту», — зазначилапредставниця МКЧХ.</text:p>
      <text:p text:style-name="P4">
У штабі зазначили, якщо людина облікована в Національному інформаційному бюро,вона задіяна в обмінах.</text:p>
      <text:p text:style-name="P4">
«Уся інформація від рідних обліковується. Навіть якщо ви надішлете нам фотолюдини в балаклаві та скажете, що це ваш рідний, ми зафіксуємо так: близьківважають, що це їхній захисник. Також ми обліковуємо інформацію від іншихструктур», — наголосили у штабі.</text:p>
      <text:p text:style-name="P4">
Під час зустрічі повідомили, що через МКЧХ надійшла певна кількістьпідтверджень полону захисників з 113-ї бригади від російської сторони.</text:p>
      <text:p text:style-name="P4">
Source: <text:a xlink:type="simple" xlink:href="https://armyinform.com.ua/2023/05/24/u-koordynaczijnomu-shtabi-rozpovily-yak-vidbuvayetsya-poshuk-znyklyh-bezvisty-oboroncziv/" text:style-name="Internet_20_link" text:visited-style-name="Visited_20_Internet_20_Link">
https://armyinform.com.ua/2023/05/24/u-koordynaczijnomu-shtabi-rozpovily-yak-vidbuvayetsya-poshuk-znyklyh-bezvisty-oboroncziv/</text:a>
</text:p>
      <!--NEWS-->
      <text:h text:style-name="P10" text:outline-level="1">
<text:span text:style-name="T4">
Окупанти використовують територію Запорізької АЕС як військову базу — ГУР</text:span>
</text:h>
      <text:p text:style-name="P4">
Author: ['АРМІЯINFORM']</text:p>
      <text:p text:style-name="P4">
Time: 2023-05-24T60:00:00-04:00</text:p>
      <text:p text:style-name="P4">
Description: Попри численні заклики з боку МАГАТЕ та світових лідерів, окупанти не зменшують с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gur.webp" text:style-name="Internet_20_link" text:visited-style-name="Visited_20_Internet_20_Link">
gur.webp</text:a>
', '<text:a xlink:type="simple" xlink:href="https://armyinform.com.ua/wp-content/uploads/2023/05/20230524-02-2-150x150.jpg" text:style-name="Internet_20_link" text:visited-style-name="Visited_20_Internet_20_Link">
20230524-02-2-150x150.jpg</text:a>
', '<text:a xlink:type="simple" xlink:href="https://armyinform.com.ua/wp-content/uploads/2023/05/20230524-02-1-150x150.jpg" text:style-name="Internet_20_link" text:visited-style-name="Visited_20_Internet_20_Link">
20230524-02-1-150x150.jpg</text:a>
']</text:p>
      <text:p text:style-name="P4">
Tags: ['STOPRUSSIA', 'АГРЕСІЯ РФ', 'ВІЙНА', 'ВТОРГНЕННЯ РФ', 'ГУР МО УКРАЇНИ']</text:p>
      <text:p text:style-name="P4">
Category: News</text:p>
      <!--METADATA-->
      <text:p text:style-name="P4">
<draw:frame draw:style-name="fr1" draw:name="Image420" text:anchor-type="as-char" svg:width="6.9236in" svg:height="3.894525in" draw:z-index="0">
<draw:image xlink:href="../ConvertedIMGs/AРМІЯINFORM/2023-05-24T60-00-00-04-00/gur.png" xlink:type="simple" xlink:show="embed" xlink:actuate="onLoad" draw:mime-type="image/png"/>
</draw:frame>
</text:p>
      <text:p text:style-name="P4">
Попри численні заклики з боку МАГАТЕ та світових лідерів, окупанти незменшують свою присутність на Запорізькій атомній електростанції. Наразітериторію енергоблоків № 1, 2, 4 фактично використовують як логістичну тавійськову бази.</text:p>
      <text:p text:style-name="P4">
Про це <text:a xlink:type="simple" xlink:href="https://gur.gov.ua/content/okupanty-prodovzhuiut-militaryzatsiiu-terytorii-zaes.html" text:style-name="Internet_20_link" text:visited-style-name="Visited_20_Internet_20_Link">
повідомляє</text:a>
 ГУР МО України.</text:p>
      <text:p text:style-name="P4">
<text:a xlink:type="simple" xlink:href="https://armyinform.com.ua/wp-content/uploads/2023/05/20230524-02-2.jpg" text:style-name="Internet_20_link" text:visited-style-name="Visited_20_Internet_20_Link">
<draw:frame draw:style-name="fr1" draw:name="Image421" text:anchor-type="as-char" svg:width="6.9236in" svg:height="6.9236in" draw:z-index="0">
<draw:image xlink:href="../Images/AРМІЯINFORM/2023-05-24T60-00-00-04-00/20230524-02-2-150x150.jpg" xlink:type="simple" xlink:show="embed" xlink:actuate="onLoad" draw:mime-type="image/jpeg"/>
</draw:frame>
</text:a>
</text:p>
      <text:p text:style-name="P4">
<text:a xlink:type="simple" xlink:href="https://armyinform.com.ua/wp-content/uploads/2023/05/20230524-02-1.jpg" text:style-name="Internet_20_link" text:visited-style-name="Visited_20_Internet_20_Link">
<draw:frame draw:style-name="fr1" draw:name="Image422" text:anchor-type="as-char" svg:width="6.9236in" svg:height="6.9236in" draw:z-index="0">
<draw:image xlink:href="../Images/AРМІЯINFORM/2023-05-24T60-00-00-04-00/20230524-02-1-150x150.jpg" xlink:type="simple" xlink:show="embed" xlink:actuate="onLoad" draw:mime-type="image/jpeg"/>
</draw:frame>
</text:a>
</text:p>
      <text:p text:style-name="P4">
На цих майданчиках на постійній основі перебуває особовий склад рашистів,бронетехніка та вантажівки. Кількість транспорту та військовослужбовцівпостійно змінюється. Біля кожного енергоблока протягом одного дня можеперебувати від 5 до 20 одиниць техніки. Ротація відбувається приховано під часкомендантської години (з 23:00 до 05:00). Окупанти продовжують мілітаризаціютериторії ЗАЕС. Всі вантажівки щільно затентовані. Є інформація, що в нихможуть бути боєприпаси та вибухівка. Співробітників чергових змін, які маютьпроводити огляд енергоблоків щонайменше 1–2 рази на тиждень, не допускають наконтрольовану територію. Тих, хто намагався провести контрольні обходи,піддавали побиттям та катуванням. Декілька з них перебувають в госпіталі уважкому стані.</text:p>
      <text:p text:style-name="P4">
Дії окупантів вже призвели до низки аварійних ситуацій, під час яких ЗАЕСвідключалась від енергоживлення.</text:p>
      <text:p text:style-name="P4">
Source: <text:a xlink:type="simple" xlink:href="https://armyinform.com.ua/2023/05/24/okupanty-prodovzhuyut-militaryzacziyu-terytoriyi-zaes/" text:style-name="Internet_20_link" text:visited-style-name="Visited_20_Internet_20_Link">
https://armyinform.com.ua/2023/05/24/okupanty-prodovzhuyut-militaryzacziyu-terytoriyi-zaes/</text:a>
</text:p>
      <!--NEWS-->
      <text:h text:style-name="P10" text:outline-level="1">
<text:span text:style-name="T4">
25 травня відбудеться брифінг представника Національного університету оборони України</text:span>
</text:h>
      <text:p text:style-name="P4">
Author: ['АРМІЯINFORM']</text:p>
      <text:p text:style-name="P4">
Time: 2023-05-24T61:00:00-04:00</text:p>
      <text:p text:style-name="P4">
Description: 25 травня о 10:00 у Military Media Center відбудеться брифінг представника Націон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423" text:anchor-type="as-char" svg:width="6.9236in" svg:height="3.894525in" draw:z-index="0">
<draw:image xlink:href="../Images/AРМІЯINFORM/2023-05-24T61-00-00-04-00/military-media-center.jpg" xlink:type="simple" xlink:show="embed" xlink:actuate="onLoad" draw:mime-type="image/jpeg"/>
</draw:frame>
</text:p>
      <text:p text:style-name="P4">
25 травня о 10:00 у Military Media Center відбудеться брифінг представникаНаціонального університету оборони України на тему: <text:span text:style-name="T4">
Підсумки IV Міжнародноїнауково-практичної конференції</text:span>
 <text:span text:style-name="T5">
«Застосування космічних та геоінформаційнихсистем в інтересах національної безпеки та оборони».</text:span>
</text:p>
      <text:p text:style-name="P4">
По завершенню брифінгу заступник директора Департаменту плануваннязастосування Головного управління Національної гвардії України <text:span text:style-name="T4">
полковникМикола Уршалович</text:span>
 поінформує про участь Нацгвардії у відсічі збройної агресіїрф проти України.</text:p>
      <text:p text:style-name="P4">
Акредитація представників ЗМІ обов’язкова і триватиме <text:span text:style-name="T4">
до 18:00 24 травня.</text:span>
</text:p>
      <text:p text:style-name="P4">
Заявки на акредитацію надсилати на електронну адресу: <text:a xlink:type="simple" xlink:href="https://armyinform.com.ua/cdn-cgi/l/email-protection#d8a8abb5b7bcad98a8b7abacf6b5b1b4f6bfb7aef6adb9" text:style-name="Internet_20_link" text:visited-style-name="Visited_20_Internet_20_Link">
[emailprotected]</text:a>
 із зазначеннямпрізвища, імені та по батькові журналіста, назви видання, номер прескартиакредитації ЗСУ, контактного телефону.</text:p>
      <text:p text:style-name="P4">
Source: <text:a xlink:type="simple" xlink:href="https://armyinform.com.ua/2023/05/24/25-travnya-vidbudetsya-bryfing-predstavnyka-naczionalnogo-universytetu-oborony-ukrayiny/" text:style-name="Internet_20_link" text:visited-style-name="Visited_20_Internet_20_Link">
https://armyinform.com.ua/2023/05/24/25-travnya-vidbudetsya-bryfing-predstavnyka-naczionalnogo-universytetu-oborony-ukrayiny/</text:a>
</text:p>
      <!--NEWS-->
      <text:h text:style-name="P10" text:outline-level="1">
<text:span text:style-name="T4">
Ми чекаємо чітких і сильних рішень від НАТО: Андрій Шевченко зустрівся з делегацією Атлантичної ради</text:span>
</text:h>
      <text:p text:style-name="P4">
Author: ['АРМІЯINFORM']</text:p>
      <text:p text:style-name="P4">
Time: 2023-05-24T62:00:00-04:00</text:p>
      <text:p text:style-name="P4">
Description: Про це повідомляє МОУ.    Заступник Міністра оборони України з питань європе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7c3e5474e624d0099063aa1350c3994abf74778.jpg" text:style-name="Internet_20_link" text:visited-style-name="Visited_20_Internet_20_Link">
47c3e5474e624d0099063aa1350c3994abf74778.jpg</text:a>
']</text:p>
      <text:p text:style-name="P4">
Tags: ['STOPRUSSIA', 'АГРЕСІЯ РФ', 'АНДРІЙ ШЕВЧЕНКО', 'ВІЙНА', 'ВТОРГНЕННЯ РФ']</text:p>
      <text:p text:style-name="P4">
Category: News</text:p>
      <!--METADATA-->
      <text:p text:style-name="P4">
<draw:frame draw:style-name="fr1" draw:name="Image424" text:anchor-type="as-char" svg:width="6.9236in" svg:height="4.113772in" draw:z-index="0">
<draw:image xlink:href="../Images/AРМІЯINFORM/2023-05-24T62-00-00-04-00/47c3e5474e624d0099063aa1350c3994abf74778.jpg" xlink:type="simple" xlink:show="embed" xlink:actuate="onLoad" draw:mime-type="image/jpeg"/>
</draw:frame>
</text:p>
      <text:p text:style-name="P4">
Про це <text:a xlink:type="simple" xlink:href="https://www.mil.gov.ua/news/2023/05/24/mi-chekaemo-chitkih-i-silnih-rishen-vid-nato-andrij-shevchenko-zustrivsya-z-delegaczieyu-atlantichnoi-radi/" text:style-name="Internet_20_link" text:visited-style-name="Visited_20_Internet_20_Link">
повідомляє</text:a>
 МОУ.</text:p>
      <text:p text:style-name="P4">
Заступник Міністра оборони України з питань європейської інтеграції АндрійШевченко зустрівся у Києві з делегацією Атлантичної Ради на чолі із директоромЄвразійського центру Ради послом Джоном Хербстом.</text:p>
      <text:p text:style-name="P4">
До складу іноземної делегації також увійшли віце-голова Центру стратегії табезпеки ім. Брента Скоукфорта Атлантичної ради посол Пола Добрянські, почеснийпартнер Атлантичної ради Наталія Яресько, старший науковий співробітникпрограми російських та євразійських студій Фонду Карнегі за міжнародний мирпосол Марі Йованович.</text:p>
      <text:p text:style-name="P4">
Обговорено питання посилення спроможностей Збройних Сил України для відбиттязбройної агресії російської федерації.</text:p>
      <text:p text:style-name="P4">
Андрій Шевченко подякував іноземним гостям за підтримку України тавідстоювання інтересів нашої держави на міжнародних дипломатичних майданчиках.</text:p>
      <text:p text:style-name="P4">
Представників Атлантичної Ради поінформували про ситуацію на фронтахросійсько-української війни та перебіг реформ в оборонному відомстві.</text:p>
      <text:p text:style-name="P4">
Заступник Міністра оборони також зазначив, що на майбутньому саміті НАТО уВільнюсі Україна очікує від держав-членів Альянсу підтримки надання безпековихгарантій нашій державі.</text:p>
      <text:p text:style-name="P4">
«Ми чекаємо чітких та сильних рішень із боку держав НАТО, адже переконані, щовступ України в Альянс значно посилить євроатлантичну безпеку», —прокоментував Андрій Шевченко.</text:p>
      <text:p text:style-name="P4">
Іноземні делегати засвідчили свою солідарність Україні та висловили словапідтримки на шляху досягнення нашою державою перемоги над країною-агресором.</text:p>
      <text:p text:style-name="P4">
Source: <text:a xlink:type="simple" xlink:href="https://armyinform.com.ua/2023/05/24/my-chekayemo-chitkyh-i-sylnyh-rishen-vid-nato-andrij-shevchenko-zustrivsya-z-delegacziyeyu-atlantychnoyi-rady/" text:style-name="Internet_20_link" text:visited-style-name="Visited_20_Internet_20_Link">
https://armyinform.com.ua/2023/05/24/my-chekayemo-chitkyh-i-sylnyh-rishen-vid-nato-andrij-shevchenko-zustrivsya-z-delegacziyeyu-atlantychnoyi-rady/</text:a>
</text:p>
      <!--NEWS-->
      <text:h text:style-name="P10" text:outline-level="1">
<text:span text:style-name="T4">
Ситуація на Білгородщині може спричинити ланцюгову реакцію — представник ГУР МО України</text:span>
</text:h>
      <text:p text:style-name="P4">
Author: ['Віктор Шубец']</text:p>
      <text:p text:style-name="P4">
Time: 2023-05-24T63:00:00-04:00</text:p>
      <text:p text:style-name="P4">
Description: — кремлівську владу дезорієнтувало те, що до повстанців на Білгородщині насправд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ІЛГОРОД', 'ВТОРГНЕННЯ РФ', 'ГУР МО УКРАЇНИ']</text:p>
      <text:p text:style-name="P4">
Category: News</text:p>
      <!--METADATA-->
      <text:p text:style-name="P4">
— кремлівську владу дезорієнтувало те, що до повстанців на Білгородщинінасправді прекрасно ставиться місцеве населення. Там спостерігається великалояльність до представників РДК, легіону «Свобода росії», повне сприйняттяїхніх посилів та ключових повідомлень. Паніка щодо подій у цьому регіоніросійської федерації спостерігається з боку кремля, — сказав у прямому ефірітелемарафону «Єдині новини» представник Головного управління розвідкиМіністерства оборони України Андрій Юсов.</text:p>
      <text:p text:style-name="P4">
Він наголосив, що та евакуація населення, що відбулася органічно й стихійно,почалася після авіаційних та артилерійських обстрілів росією помешканьпересічних білгородців.</text:p>
      <text:p text:style-name="P4">
— Нам відомо багато інших історій та елементів панічної евакуації об’єкта«Білгород-22» з ядерним озброєнням, оголошення плану «Едельвейс», якийпередбачає збір усіх силових структур та пошук «нацистів» на цій території.Те, що окупаційний режим влада кремля проводить не тільки на тимчасовоокупованій території України, а й на території своєї країни, свідчить про те,що її місцеве населення теж під окупацією.</text:p>
      <text:p text:style-name="P4">
Зі слів Андрія Юсова, наразі на росії вже спостерігається внутрішньополітичнепротистояння між вільними людьми, які хочуть жити не в такій країні тазасуджують злочини путіна і, власне, сам злочинний режим. Ситуація наБілгородщині показала, що в росії є люди, які на своїй землі захищаютьконституційний лад. Такі дії можуть мати і певну ланцюгову реакцію на більшійтериторії із залученням більшої кількості свідомих людей.</text:p>
      <text:p text:style-name="P4">
Source: <text:a xlink:type="simple" xlink:href="https://armyinform.com.ua/2023/05/24/sytuacziya-na-bilgorodshhyni-mozhe-sprychynyty-lanczyugovu-reakcziyu-predstavnyk-gur-mo-ukrayiny/" text:style-name="Internet_20_link" text:visited-style-name="Visited_20_Internet_20_Link">
https://armyinform.com.ua/2023/05/24/sytuacziya-na-bilgorodshhyni-mozhe-sprychynyty-lanczyugovu-reakcziyu-predstavnyk-gur-mo-ukrayiny/</text:a>
</text:p>
      <!--NEWS-->
      <text:h text:style-name="P10" text:outline-level="1">
<text:span text:style-name="T4">
Армія рф обстріляла з мінометів та артилерії території прикордоння Сумщини і Чернігівщини</text:span>
</text:h>
      <text:p text:style-name="P4">
Author: ['АРМІЯINFORM']</text:p>
      <text:p text:style-name="P4">
Time: 2023-05-24T64:00:00-04:00</text:p>
      <text:p text:style-name="P4">
Description: Сьогодні, 24 травня, станом на 14:00 російські окупаційні війська 4 рази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01379058ae50fdafa91a200e502c1df_l-2.jpg" text:style-name="Internet_20_link" text:visited-style-name="Visited_20_Internet_20_Link">
501379058ae50fdafa91a200e502c1df_l-2.jpg</text:a>
']</text:p>
      <text:p text:style-name="P4">
Tags: ['АГРЕСІЯ РФ', 'ВТОРГНЕННЯ РФ', 'ОБСТРІЛИ ПРИКОРДОННЯ', 'ОК «ПІВНІЧ»']</text:p>
      <text:p text:style-name="P4">
Category: News</text:p>
      <!--METADATA-->
      <text:p text:style-name="P4">
<draw:frame draw:style-name="fr1" draw:name="Image425" text:anchor-type="as-char" svg:width="6.9236in" svg:height="4.286862in" draw:z-index="0">
<draw:image xlink:href="../Images/AРМІЯINFORM/2023-05-24T64-00-00-04-00/501379058ae50fdafa91a200e502c1df_l-2.jpg" xlink:type="simple" xlink:show="embed" xlink:actuate="onLoad" draw:mime-type="image/jpeg"/>
</draw:frame>
 Ілюстративнефото</text:p>
      <text:p text:style-name="P4">
Сьогодні, 24 травня, станом на 14:00 російські окупаційні війська 4 разиобстріляли прикордонні території Чернігівської та Сумської областей.</text:p>
      <text:p text:style-name="P4">
Про це<text:a xlink:type="simple" xlink:href="https://www.facebook.com/kommander.nord/posts/pfbid0QW6fLQoVs2K617FFYdUNhZKR6cdgLFSEJddzik3ftJ8WJ3NWkBQDGVtJLEM3wRpFl" text:style-name="Internet_20_link" text:visited-style-name="Visited_20_Internet_20_Link">
повідомляє</text:a>
Оперативне командування «Північ».</text:p>
      <text:p text:style-name="P4">
З 07:00 до 07:15 зафіксовано 3 приходи, ймовірно з міномету 120 мм, в районінаселеного пункту Янжулівка.</text:p>
      <text:p text:style-name="P4">
З 08:50 до 09:55 зафіксовано 14 приходів, ймовірно зі ствольної артилерії, врайоні населеного пункту Хотіївка.</text:p>
      <text:p text:style-name="P4">
З 10:15 до 10:25 зафіксовано 4 приходи, ймовірно з міномету 120 мм, в районінаселеного пункту Бунякіне.</text:p>
      <text:p text:style-name="P4">
З 11:50 до 12:10 зафіксовано 3 приходи, ймовірно зі ствольної артилерії, врайоні населеного пункту Хрінівк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5/24/armiya-rf-obstrilyala-z-minometiv-ta-artyleriyi-terytoriyi-prykordonnya-sumshhyny-i-chernigivshhyny/" text:style-name="Internet_20_link" text:visited-style-name="Visited_20_Internet_20_Link">
https://armyinform.com.ua/2023/05/24/armiya-rf-obstrilyala-z-minometiv-ta-artyleriyi-terytoriyi-prykordonnya-sumshhyny-i-chernigivshhyny/</text:a>
</text:p>
      <!--NEWS-->
      <text:h text:style-name="P10" text:outline-level="1">
<text:span text:style-name="T4">
У штаб-квартирі НАТО відкрилася фотовиставка «Дитинство під вогнем — дорослішання в Україні сьогодні»</text:span>
</text:h>
      <text:p text:style-name="P4">
Author: ['АРМІЯINFORM']</text:p>
      <text:p text:style-name="P4">
Time: 2023-05-24T65:00:00-04:00</text:p>
      <text:p text:style-name="P4">
Description: У вівторок 23 травня 2023 р. спеціальний представник Генерального секретаря НАТО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avechildren.jpg" text:style-name="Internet_20_link" text:visited-style-name="Visited_20_Internet_20_Link">
savechildren.jpg</text:a>
', '<text:a xlink:type="simple" xlink:href="https://armyinform.com.ua/wp-content/uploads/2023/05/nato-2.jpg" text:style-name="Internet_20_link" text:visited-style-name="Visited_20_Internet_20_Link">
nato-2.jpg</text:a>
']</text:p>
      <text:p text:style-name="P4">
Tags: ['НАТО', 'ФОТОВИСТАВКА']</text:p>
      <text:p text:style-name="P4">
Category: News</text:p>
      <!--METADATA-->
      <text:p text:style-name="P4">
<draw:frame draw:style-name="fr1" draw:name="Image426" text:anchor-type="as-char" svg:width="6.9236in" svg:height="3.894525in" draw:z-index="0">
<draw:image xlink:href="../Images/AРМІЯINFORM/2023-05-24T65-00-00-04-00/savechildren.jpg" xlink:type="simple" xlink:show="embed" xlink:actuate="onLoad" draw:mime-type="image/jpeg"/>
</draw:frame>
</text:p>
      <text:p text:style-name="P4">
У вівторок 23 травня 2023 р. спеціальний представник Генерального секретаряНАТО з питань жінок, миру та безпеки Ірен Феллін та постійний представникБельгії при НАТО Посол Аріадна Петрідіс відкрили виставку під назвою:«Дитинство під вогнем — зростання в Україні сьогодні».</text:p>
      <text:p text:style-name="P4">
Про це <text:a xlink:type="simple" xlink:href="https://www.nato.int/cps/en/natohq/news_214763.htm" text:style-name="Internet_20_link" text:visited-style-name="Visited_20_Internet_20_Link">
повідомляє</text:a>
пресслужба НАТО.</text:p>
      <text:p text:style-name="P4">
На виставці до 30 травня представлені фотографії та інтерактивні матеріали,надані організацією Save the Children UK. Експозиція зображує дитячі будні вУкраїні з початку війни.</text:p>
      <text:p text:style-name="P4">
<draw:frame draw:style-name="fr1" draw:name="Image427" text:anchor-type="as-char" svg:width="6.9236in" svg:height="3.894525in" draw:z-index="0">
<draw:image xlink:href="../Images/AРМІЯINFORM/2023-05-24T65-00-00-04-00/nato-2.jpg" xlink:type="simple" xlink:show="embed" xlink:actuate="onLoad" draw:mime-type="image/jpeg"/>
</draw:frame>
</text:p>
      <text:p text:style-name="P4">
«Ця виставка дає глибоке уявлення про те, що сьогоднішні та завтрашніконфлікти принесуть найбільш вразливим верствам суспільства — нашим дітям», —сказала Ірен Феллін.</text:p>
      <text:p text:style-name="P4">
Вона додала, що члени Альянсу працюють над завершенням розробки політики НАТОщодо дітей і збройних конфліктів з метою узгодження її на <text:a xlink:type="simple" xlink:href="https://armyinform.com.ua/2022/11/09/nastupnyj-samit-nato-vidbudetsya-vlitku-2023-roku-v-lytvi/" text:style-name="Internet_20_link" text:visited-style-name="Visited_20_Internet_20_Link">
Вільнюськомусаміті</text:a>
 в липні.</text:p>
      <text:p text:style-name="P4">
Діти та збройні конфлікти є однією з п’яти пріоритетних сфер діяльності НАТО вгалузі безпеки людини. Перша політика НАТО щодо дітей і збройних конфліктівсприятиме подальшій інтеграції Резолюції 1612 Ради Безпеки ООН у військовіоперації, навчання та освіту НАТО.</text:p>
      <text:p text:style-name="P4">
У відкритті виставки також взяли участь головний виконавчий директорорганізації Save the Children UK Гвен Хайнс та голова Місії України при НАТОпосол Наталія Галібаренко.</text:p>
      <text:p text:style-name="P4">
Source: <text:a xlink:type="simple" xlink:href="https://armyinform.com.ua/2023/05/24/u-shtab-kvartyri-nato-vidkrylasya-fotovystavka-dytynstvo-pid-vognem-doroslishannya-v-ukrayini-sogodni/" text:style-name="Internet_20_link" text:visited-style-name="Visited_20_Internet_20_Link">
https://armyinform.com.ua/2023/05/24/u-shtab-kvartyri-nato-vidkrylasya-fotovystavka-dytynstvo-pid-vognem-doroslishannya-v-ukrayini-sogodni/</text:a>
</text:p>
      <!--NEWS-->
      <text:h text:style-name="P10" text:outline-level="1">
<text:span text:style-name="T4">
Українські військові у Великій Британії вчаться ремонтувати РСЗВ М270</text:span>
</text:h>
      <text:p text:style-name="P4">
Author: ['АРМІЯINFORM']</text:p>
      <text:p text:style-name="P4">
Time: 2023-05-24T66:00:00-04:00</text:p>
      <text:p text:style-name="P4">
Description: Військовослужбовці Збройних Cил України проходять спеціальну підготовку з техні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enshtab01-1.jpg" text:style-name="Internet_20_link" text:visited-style-name="Visited_20_Internet_20_Link">
genshtab01-1.jpg</text:a>
', '<text:a xlink:type="simple" xlink:href="https://armyinform.com.ua/wp-content/uploads/2023/05/genshtab02-1.jpg" text:style-name="Internet_20_link" text:visited-style-name="Visited_20_Internet_20_Link">
genshtab02-1.jpg</text:a>
']</text:p>
      <text:p text:style-name="P4">
Tags: ['ORBITAL', 'STOPRUSSIA', 'АГРЕСІЯ РФ', 'БРИТАНІЯ', 'НАВЧАННЯ ВІЙСЬКОВИХ', 'РСЗВ М270']</text:p>
      <text:p text:style-name="P4">
Category: News</text:p>
      <!--METADATA-->
      <text:p text:style-name="P4">
<draw:frame draw:style-name="fr1" draw:name="Image428" text:anchor-type="as-char" svg:width="6.9236in" svg:height="3.894525in" draw:z-index="0">
<draw:image xlink:href="../Images/AРМІЯINFORM/2023-05-24T66-00-00-04-00/genshtab01-1.jpg" xlink:type="simple" xlink:show="embed" xlink:actuate="onLoad" draw:mime-type="image/jpeg"/>
</draw:frame>
</text:p>
      <text:p text:style-name="P4">
Військовослужбовці Збройних Cил України проходять спеціальну підготовку зтехнічного обслуговування реактивної системи залпового вогню (РСЗВ)<text:a xlink:type="simple" xlink:href="https://armyinform.com.ua/2022/06/25/chym-vidriznyayutsya-mlrs-ta-himars/" text:style-name="Internet_20_link" text:visited-style-name="Visited_20_Internet_20_Link">
M270</text:a>
.</text:p>
      <text:p text:style-name="P4">
Про це<text:a xlink:type="simple" xlink:href="https://www.facebook.com/GeneralStaff.ua/posts/pfbid0hKTJbfynyThQur154pRm7GnhQm5BU4iYJTcmcAFhwFZBse96cEuGtbTknfg4W4BAl" text:style-name="Internet_20_link" text:visited-style-name="Visited_20_Internet_20_Link">
повідомляє</text:a>
Генеральний штаб ЗСУ.</text:p>
      <text:p text:style-name="P4">
Навчання відбуваються у рамках навчально-тренувальної операції Orbitalзбройних сил Великої Британії.</text:p>
      <text:p text:style-name="P4">
Згідно з повідомленням Генштабу ЗСУ, українські військовослужбовці вважаютьсистеми РСЗВ вирішальними для здатності Збройних Сил України завдавати ударіву відповідь загарбникам на українських тимчасово окупованих територіях.</text:p>
      <text:p text:style-name="P4">
Навчальний пакет, наданий підрядниками з Оборонної школи електронної тамеханічної інженерії та 26-го Полку Королівської артилерії, надає ЗбройнимСилам України необхідні навички для підтримки РСЗВ у бойовому стані.</text:p>
      <text:p text:style-name="P4">
Вміння та навички, отримані на цьому курсі, будуть передані іншим воїнамЗбройних Сил України після повернення в Україну.</text:p>
      <text:p text:style-name="P4">
<draw:frame draw:style-name="fr1" draw:name="Image429" text:anchor-type="as-char" svg:width="6.9236in" svg:height="3.894525in" draw:z-index="0">
<draw:image xlink:href="../Images/AРМІЯINFORM/2023-05-24T66-00-00-04-00/genshtab02-1.jpg" xlink:type="simple" xlink:show="embed" xlink:actuate="onLoad" draw:mime-type="image/jpeg"/>
</draw:frame>
</text:p>
      <text:p text:style-name="P4">
Нагадаємо, перші системи РСЗВ MLRS M270<text:a xlink:type="simple" xlink:href="https://armyinform.com.ua/2022/07/15/v-ukrayinu-prybuly-pershi-systemy-mlrs-m270-oleksij-reznikov/" text:style-name="Internet_20_link" text:visited-style-name="Visited_20_Internet_20_Link">
прибули</text:a>
 до України у липні 2022 року.</text:p>
      <text:p text:style-name="P4">
<text:span text:style-name="T4">
Для довідки:</text:span>
 Британські інструктори в рамках операції Orbital працюють вУкраїні з 2015 року, <text:a xlink:type="simple" xlink:href="https://armyinform.com.ua/2019/11/19/brytanski-instruktory-navchayut-ukrayinskyh-pihotyncziv-za-programoyu-orbital/" text:style-name="Internet_20_link" text:visited-style-name="Visited_20_Internet_20_Link">
тренуючи українськихвійськових</text:a>
 з багатьох обороннихнавичок: <text:a xlink:type="simple" xlink:href="https://armyinform.com.ua/2021/06/17/misiyi-orbital-v-ukrayini-navchannya-z-indyvidualnoyi-pidgotovky-za-novitnimy-metodykamy/" text:style-name="Internet_20_link" text:visited-style-name="Visited_20_Internet_20_Link">
виявлення мін</text:a>
 тасаморобних вибухових пристроїв, <text:a xlink:type="simple" xlink:href="https://armyinform.com.ua/2021/11/08/pidgotovka-vid-instruktoriv-orbital-persha-medychna-dopomoga-minna-bezpeka-taktyka-boyu/" text:style-name="Internet_20_link" text:visited-style-name="Visited_20_Internet_20_Link">
надання медичноїдопомоги</text:a>
 та з <text:a xlink:type="simple" xlink:href="https://armyinform.com.ua/2021/05/28/fahivczi-korolivskogo-flotu-velykoyi-brytaniyi-provodyat-kurs-iz-logistyky-dlya-vms-zs-ukrayiny/" text:style-name="Internet_20_link" text:visited-style-name="Visited_20_Internet_20_Link">
питаньлогістики</text:a>
.Тимчасово припинена у 2022 році, операція знову розпочалася у світліширокомасштабної агресії росії проти України.</text:p>
      <text:p text:style-name="P4">
Source: <text:a xlink:type="simple" xlink:href="https://armyinform.com.ua/2023/05/24/ukrayinski-vijskovi-u-velykij-brytaniyi-vchatsya-remontuvaty-rszv-m270/" text:style-name="Internet_20_link" text:visited-style-name="Visited_20_Internet_20_Link">
https://armyinform.com.ua/2023/05/24/ukrayinski-vijskovi-u-velykij-brytaniyi-vchatsya-remontuvaty-rszv-m270/</text:a>
</text:p>
      <!--NEWS-->
      <text:h text:style-name="P10" text:outline-level="1">
<text:span text:style-name="T4">
Електронну чергу для проходження ВЛК запустили ще у восьми містах України</text:span>
</text:h>
      <text:p text:style-name="P4">
Author: ['АРМІЯINFORM']</text:p>
      <text:p text:style-name="P4">
Time: 2023-05-24T67:00:00-04:00</text:p>
      <text:p text:style-name="P4">
Description: Продовжуються заходи з удосконалення для забезпечення швидкого та зручного прох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3633783132834521_y-e1684931663846.jpg" text:style-name="Internet_20_link" text:visited-style-name="Visited_20_Internet_20_Link">
photo_5433633783132834521_y-e1684931663846.jpg</text:a>
']</text:p>
      <text:p text:style-name="P4">
Tags: ['ВЛК', 'ЕЛЕКТРОННА ЧЕРГА', 'КОМАНДУВАННЯ МЕДИЧНИХ СИЛ ЗСУ']</text:p>
      <text:p text:style-name="P4">
Category: News</text:p>
      <!--METADATA-->
      <text:p text:style-name="P4">
<draw:frame draw:style-name="fr1" draw:name="Image430" text:anchor-type="as-char" svg:width="6.9236in" svg:height="5.481183in" draw:z-index="0">
<draw:image xlink:href="../Images/AРМІЯINFORM/2023-05-24T67-00-00-04-00/photo_5433633783132834521_y-e1684931663846.jpg" xlink:type="simple" xlink:show="embed" xlink:actuate="onLoad" draw:mime-type="image/jpeg"/>
</draw:frame>
</text:p>
      <text:p text:style-name="P4">
Продовжуються заходи з удосконалення для забезпечення швидкого та зручногопроходження військовослужбовцями військово-лікарської комісії(<text:a xlink:type="simple" xlink:href="https://armyinform.com.ua/tag/vlk/" text:style-name="Internet_20_link" text:visited-style-name="Visited_20_Internet_20_Link">
ВЛК</text:a>
). Зокрема, днями системаелектронної черги була<text:a xlink:type="simple" xlink:href="https://armyinform.com.ua/2023/05/05/zapys-do-vijskovo-likarskyh-komisij-stane-elektronnym-do-kinczya-travnya/" text:style-name="Internet_20_link" text:visited-style-name="Visited_20_Internet_20_Link">
запроваджена</text:a>
 у військовихгоспіталях Старокостянтинова, Десни, Дніпра, Миколаєва, Білої Церкви, Рівного,Чернівців та Житомира.</text:p>
      <text:p text:style-name="P4">
А з початку травня електронна черга<text:a xlink:type="simple" xlink:href="https://armyinform.com.ua/2023/05/18/elektronna-cherga-vzhe-zaprovadzhena-u-5-vijskovyh-shpytalyah-oksana-gorbach/" text:style-name="Internet_20_link" text:visited-style-name="Visited_20_Internet_20_Link">
діє</text:a>
 також у військовихгоспіталях Києва, Львова, Вінниці, Одеси та Харкова.</text:p>
      <text:p text:style-name="P4">
Цей механізм надає можливість<text:a xlink:type="simple" xlink:href="https://armyinform.com.ua/2023/05/18/zapys-do-elektronnoyi-chergy-zdijsnyuvatyme-nachalnyk-medychnoyi-sluzhby-oksana-gorbach/" text:style-name="Internet_20_link" text:visited-style-name="Visited_20_Internet_20_Link">
записати</text:a>
військовослужбовців на ВЛК або до лікаря на консультацію у зручний для нихдень та час.</text:p>
      <text:p text:style-name="P4">
Підвищення якості медичного обслуговування та забезпечення військовослужбовцівпід час проходження військово-лікарської комісії є<text:a xlink:type="simple" xlink:href="https://armyinform.com.ua/2023/05/11/ne-vijskovosluzhbovecz-maye-hodyty-po-medychnu-dovidku-a-dovidka-za-nym-oksana-gorbach/" text:style-name="Internet_20_link" text:visited-style-name="Visited_20_Internet_20_Link">
пріоритетним</text:a>
 завданнямМедичних сил ЗСУ та уряду України. Для реалізації цих завдань активноспівпрацюють підрозділи Збройних Сил України, Міністерства оборони України,Міністерства охорони здоровʼя України, Міністерства у справах ветеранівУкраїни, Міністерства цифрової трансформації України та громадськість.</text:p>
      <text:p text:style-name="P4">
<text:span text:style-name="T4">
Джерело:</text:span>
<text:a xlink:type="simple" xlink:href="https://t.me/militarymediacenter/2013" text:style-name="Internet_20_link" text:visited-style-name="Visited_20_Internet_20_Link">
 <text:span text:style-name="T5">
Military Media Center</text:span>
</text:a>
</text:p>
      <text:p text:style-name="P4">
Source: <text:a xlink:type="simple" xlink:href="https://armyinform.com.ua/2023/05/24/elektronnu-chergu-dlya-prohodzhennya-vlk-zapustyly-shhe-u-vosmy-mistah-ukrayiny/" text:style-name="Internet_20_link" text:visited-style-name="Visited_20_Internet_20_Link">
https://armyinform.com.ua/2023/05/24/elektronnu-chergu-dlya-prohodzhennya-vlk-zapustyly-shhe-u-vosmy-mistah-ukrayiny/</text:a>
</text:p>
      <!--NEWS-->
      <text:h text:style-name="P10" text:outline-level="1">
<text:span text:style-name="T4">
Лише 197 дітей у Криму навчаються рідною мовою</text:span>
</text:h>
      <text:p text:style-name="P4">
Author: ['Леся Медведенко']</text:p>
      <text:p text:style-name="P4">
Time: 2023-05-24T68:00:00-04:00</text:p>
      <text:p text:style-name="P4">
Description: Про це повідомили під час круглого столу «Деокупація і реінтеграція Криму: виклик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hatsapp-image-2023-05-24-at-12.51.11-1.jpeg" text:style-name="Internet_20_link" text:visited-style-name="Visited_20_Internet_20_Link">
whatsapp-image-2023-05-24-at-12.51.11-1.jpeg</text:a>
', '<text:a xlink:type="simple" xlink:href="https://armyinform.com.ua/wp-content/uploads/2023/05/whatsapp-image-2023-05-24-at-12.51.11-2.jpeg" text:style-name="Internet_20_link" text:visited-style-name="Visited_20_Internet_20_Link">
whatsapp-image-2023-05-24-at-12.51.11-2.jpeg</text:a>
', '<text:a xlink:type="simple" xlink:href="https://armyinform.com.ua/wp-content/uploads/2023/05/whatsapp-image-2023-05-24-at-12.51.11.jpeg" text:style-name="Internet_20_link" text:visited-style-name="Visited_20_Internet_20_Link">
whatsapp-image-2023-05-24-at-12.51.11.jpeg</text:a>
']</text:p>
      <text:p text:style-name="P4">
Tags: ['ДІТИ']</text:p>
      <text:p text:style-name="P4">
Category: News</text:p>
      <!--METADATA-->
      <text:p text:style-name="P4">
<draw:frame draw:style-name="fr1" draw:name="Image431" text:anchor-type="as-char" svg:width="6.9236in" svg:height="3.859467in" draw:z-index="0">
<draw:image xlink:href="../Images/AРМІЯINFORM/2023-05-24T68-00-00-04-00/whatsapp-image-2023-05-24-at-12.51.11-1.jpeg" xlink:type="simple" xlink:show="embed" xlink:actuate="onLoad" draw:mime-type="image/jpeg"/>
</draw:frame>
</text:p>
      <text:p text:style-name="P4">
Про це повідомили під час <text:a xlink:type="simple" xlink:href="https://www.youtube.com/watch" text:style-name="Internet_20_link" text:visited-style-name="Visited_20_Internet_20_Link">
круглогостолу</text:a>
 «Деокупація і реінтеграціяКриму: виклики у сфері освіти», що відбувся в Укрінформі. Протягом дев’ятироків окупації на Донбасі і Кримському півострові знищується українськаідентичність. Створення інформаційного та освітнього гетто відбувається ізараз — на окупованих територіях Херсонської, Харківської, Донецької,Луганської та Запорізької областей.</text:p>
      <text:p text:style-name="P4">
— Дослідження на звільнених територіях показують, що саме молодь і діти, якнайуразливіша частина українського суспільства, стали знаряддям агресора вокупаційних діях. Тож після військової деокупації Криму нам необхідно провестисистемну деокупацію свідомості кримчан, і насамперед дітей, — зазначив напочатку заходу керівник Центру стратегічних комунікацій та інформаційноїбезпеки Ігор Соловей.</text:p>
      <text:p text:style-name="P4">
Нині освітній простір окупованого Криму також піддається нищівному впливуагресора. Об’єктом зазіхань російських пропагандистів рф стали навіть найменшідіти у віці до 5 років, тобто дошкільнята.</text:p>
      <text:p text:style-name="P4">
— За офіційними даними рф, у дошкільній освіті до української мови маютьдоступ лише 34 дитини на весь Крим. Також вплив пропагандистів поширюється надітей у віці 16–17 років, саме на них спрямовані заходи з мілітаризації таподальшого вербування до збройних сил рф, — повідомила голова Центругромадянської просвіти «Альменда» Валентина Потапова.</text:p>
      <text:p text:style-name="P4">
<draw:frame draw:style-name="fr1" draw:name="Image432" text:anchor-type="as-char" svg:width="6.9236in" svg:height="3.865677in" draw:z-index="0">
<draw:image xlink:href="../Images/AРМІЯINFORM/2023-05-24T68-00-00-04-00/whatsapp-image-2023-05-24-at-12.51.11-2.jpeg" xlink:type="simple" xlink:show="embed" xlink:actuate="onLoad" draw:mime-type="image/jpeg"/>
</draw:frame>
</text:p>
      <text:p text:style-name="P4">
За даними Центру «Альменда», у 2022/2023 навчальному році до школи пішли 230тисяч дітей у Криму і 53,5 тисячі в Севастополі. Серед них близько 2 тисячдітей з окупованих територій Луганської, Донецької, Херсонської та Запорізькоїобластей. У кримських вишах навчаються 50 тис. дітей. Освітній процес напівострові забезпечують близько 30 тисяч педагогічних працівників, і ця цифраважлива для розуміння процесів майбутньої реінтеграції.</text:p>
      <text:p text:style-name="P4">
<draw:frame draw:style-name="fr1" draw:name="Image433" text:anchor-type="as-char" svg:width="6.9236in" svg:height="3.65311in" draw:z-index="0">
<draw:image xlink:href="../Images/AРМІЯINFORM/2023-05-24T68-00-00-04-00/whatsapp-image-2023-05-24-at-12.51.11.jpeg" xlink:type="simple" xlink:show="embed" xlink:actuate="onLoad" draw:mime-type="image/jpeg"/>
</draw:frame>
</text:p>
      <text:p text:style-name="P4">
— Для всіх цих дітей створена ціла система знищення української ідентичності,яка має намір перетворити цих дітей на росіян. Майже всі концепції, якіросіяни запроваджують з 2014 року і посилили з 2022 року прийняттям закону пропатріотичне виховання в Криму, спрямовано на дошкільнят, школярів, студентіввишів та вихованців інтернатних закладів, — зазначила експертка.</text:p>
      <text:p text:style-name="P4">
Масштаби впливу на молодь величезні, пропаганда здійснюється засобамиформальної (дитячі садочки, школи, виші), неформальної освіти (центри дитячоїтворчості, спортивні школи, музичні школи) та через молодіжні рухи (Юнармія,Рух перших тощо). Шляхами впровадження знищення української ідентичності єчотири компоненти: індоктринація, мілітаризація, знищення українознавчогокомпоненту в освіті, пропаганда культури війни. Щодо механізмів знищенняукраїнської ідентичності ситуація постійно погіршується.</text:p>
      <text:p text:style-name="P4">
— На сьогодні залишилась лише одна школа, поблизу міста Феодосія, де нинінавчаються до 9 класу 182 дитини і ще 15 дітей навчаються рідною мовою вСевастополі. Тобто загалом в окупованому Криму лише 197 дітей навчаютьсярідною мовою (з 230 тисяч), — підкреслила Валентина Потапова.</text:p>
      <text:p text:style-name="P4">
За словами експертки, протягом дев’яти років у Криму повністю забороненовивчення історії України: ані в освітньому процесі, ані в бібліотеках, ані вукраїнських культурних центрах доступу до історії України немає. У підручникахзі всесвітньої історії, які впроваджуються росією, України не існує, упідручниках з історії росії Україна не має суб’єктності, а подається якчастина російської імперії. Тому діти на півострові взагалі не розуміють, що єтака держава як Україна і є такий народ як українці.</text:p>
      <text:p text:style-name="P4">
Серед інструментів пропаганди рашистів — спеціальні «ідеологічні уроки» —«Разговоры о важном», «Уроки мужества», які проводяться щопонеділка іспрямовані на викривлення історії, спаплюження фактів, виправдання війни.Водночас це патріотичні табори з тематичними змінами, де надається початковавійськова підготовка і навчання поводженню зі зброєю.</text:p>
      <text:p text:style-name="P4">
— Нині в Криму відкрито 128 кадетських класів, де готують близько трьох тисячдітей. Станом на сьогодні в Криму більше ніж 874 загони Юнармії, кількістьдітей залучених до цієї організації сягає 30 тисяч. Мілітарні рухи, зокрема«Орлята» та «Рух перших» розповсюджуються на інші окуповані території, зокрема22 такі рухи зараз відкрито в Херсонській та Запорізькій областях, — зазначилаекспертка. Ця тенденція призводить до трагічних наслідків для українськихдітей на окупованих територіях — їхні обличчя можна побачити на меморіальнихтабличках загиблих у російсько-українській війні на боці рф.</text:p>
      <text:p text:style-name="P4">
Водночас відбувається демографічний інжиніринг з боку країни-окупанта. З Кримувитискаються українські громадяни з активною позицією, натомість заохочуєтьсяпереїзд на півострів російських громадян з рф, зокрема через запровадженняспеціальних програм «Земський вчитель» та «Земський лікар». Дискримінаційнідії щодо етнічних українців та кримських татар змушують до приховування ниминаціональної ідентичності.</text:p>
      <text:p text:style-name="P4">
За дев’ять років окупації Україна втратила ціле покоління кримських дітей,однак сьогодні потрібне стратегічне бачення щодо демілітаризації системиосвіти і повернення української компоненти в освітні процеси, аби повернутиукраїнську свідомість дітям і молоді Криму.</text:p>
      <text:p text:style-name="P4">
На жаль, у ці дні чимало українських дітей чують «останній дзвоник» вокупації, та наступний, на тверде переконання експертки, лунатиме вже під гімнУкраїни.</text:p>
      <text:p text:style-name="P4">
Source: <text:a xlink:type="simple" xlink:href="https://armyinform.com.ua/2023/05/24/lyshe-197-ditej-u-krymu-navchayutsya-ridnoyu-movoyu/" text:style-name="Internet_20_link" text:visited-style-name="Visited_20_Internet_20_Link">
https://armyinform.com.ua/2023/05/24/lyshe-197-ditej-u-krymu-navchayutsya-ridnoyu-movoyu/</text:a>
</text:p>
      <!--NEWS-->
      <text:h text:style-name="P10" text:outline-level="1">
<text:span text:style-name="T4">
Розстріляв беззбройного цивільного під час окупації Ірпеня: судитимуть офіцера рф</text:span>
</text:h>
      <text:p text:style-name="P4">
Author: ['АРМІЯINFORM']</text:p>
      <text:p text:style-name="P4">
Time: 2023-05-24T69:00:00-04:00</text:p>
      <text:p text:style-name="P4">
Description: До суду скеровано обвинувальний акт стосовно військовослужбовця збройних сил рф за фак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39.jpg" text:style-name="Internet_20_link" text:visited-style-name="Visited_20_Internet_20_Link">
9-39.jpg</text:a>
']</text:p>
      <text:p text:style-name="P4">
Tags: ['АГРЕСІЯ РФ', 'ОФІС ГЕНЕРАЛЬНОГО ПРОКУРОРА УКРАЇНИ', 'ПОРУШЕННЯ ЗАКОНІВ ТА ЗВИЧАЇВ ВІЙНИ']</text:p>
      <text:p text:style-name="P4">
Category: News</text:p>
      <!--METADATA-->
      <text:p text:style-name="P4">
<draw:frame draw:style-name="fr1" draw:name="Image434" text:anchor-type="as-char" svg:width="6.9236in" svg:height="5.008071in" draw:z-index="0">
<draw:image xlink:href="../Images/AРМІЯINFORM/2023-05-24T69-00-00-04-00/9-39.jpg" xlink:type="simple" xlink:show="embed" xlink:actuate="onLoad" draw:mime-type="image/jpeg"/>
</draw:frame>
</text:p>
      <text:p text:style-name="P4">
До суду скеровано обвинувальний акт стосовно військовослужбовця збройних силрф за фактом порушення законів та звичаїв війни, поєднаного з умиснимвбивством.</text:p>
      <text:p text:style-name="P4">
Про це <text:a xlink:type="simple" xlink:href="https://www.gp.gov.ua/ua/posts/suditimut-oficera-rf-yakii-pid-cas-okupaciyi-irpenya-rozstrilyav-bezzbroinogo-mirnogo-meskancya" text:style-name="Internet_20_link" text:visited-style-name="Visited_20_Internet_20_Link">
повідомляє</text:a>
 ОфісГенерального прокурора України.</text:p>
      <text:p text:style-name="P4">
Розслідуванням встановлено, що впродовж березня 2022 року, перебуваючи утимчасово окупованому м. Ірпінь, командир 31-ї окремої десантно-штурмовоїбригади повітрянодесантних військ збройних сил рф разом з іншимивійськовослужбовцями рф проводили спеціальні рейди. Вони жорстоко, образливота принизливо ставилися до цивільних громадян України, які не брали участі убойових діях. Таким чином окупанти намагалися виявляти патріотичноналаштованих жителів.</text:p>
      <text:p text:style-name="P4">
Люди вимушені були переховуватися від військ рф. Оскільки при виявленні такихгромадян вони здійснювали перевірки та так звані допити, застосовуючи фізичнета психологічне насильство.</text:p>
      <text:p text:style-name="P4">
25 березня 2022 року командир разом з військовослужбовцями рф обходиликвартири будинку у житловому комплексі «Зелений будинок на Мечникова». Під часобходу з мотивів явної неповаги до українців, окупант різким рухом вирвавчастину волосся з голови жінки 1949 року народження та наніс удар прикладомвогнепальної зброї в обличчя, вибивши зуби.</text:p>
      <text:p text:style-name="P4">
Ще в одній із квартир окупанти виявили місцевого мешканця. У зв’язку звідсутністю у чоловіка документів, нелюд відвів його за будинок до дитячогомайданчику та вистрілив потерпілому у голову з автоматичної зброї. Сусідизнайшли тіло чоловіка наступного ранку та тимчасово поховали його у парку білябудинку.</text:p>
      <text:p text:style-name="P4">
Source: <text:a xlink:type="simple" xlink:href="https://armyinform.com.ua/2023/05/24/rozstrilyav-bezzbrojnogo-czyvilnogo-pid-chas-okupacziyi-irpenya-sudytymut-oficzera-rf/" text:style-name="Internet_20_link" text:visited-style-name="Visited_20_Internet_20_Link">
https://armyinform.com.ua/2023/05/24/rozstrilyav-bezzbrojnogo-czyvilnogo-pid-chas-okupacziyi-irpenya-sudytymut-oficzera-rf/</text:a>
</text:p>
      <!--NEWS-->
      <text:h text:style-name="P10" text:outline-level="1">
<text:span text:style-name="T4">
Події на Бєлгородщині не вплинуть на безпекову ситуацію в Україні — Олексій Данілов</text:span>
</text:h>
      <text:p text:style-name="P4">
Author: ['АРМІЯINFORM']</text:p>
      <text:p text:style-name="P4">
Time: 2023-05-24T70:00:00-04:00</text:p>
      <text:p text:style-name="P4">
Description: Події в Бєлгородській області після входження туди воєнізованих російських формуван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oleksij-danilov.jpg" text:style-name="Internet_20_link" text:visited-style-name="Visited_20_Internet_20_Link">
oleksij-danilov.jpg</text:a>
']</text:p>
      <text:p text:style-name="P4">
Tags: ['БЄЛГОРОДСЬКА ОБЛАСТЬ', 'ОЛЕКСІЙ ДАНІЛОВ', 'РНБО УКРАЇНИ']</text:p>
      <text:p text:style-name="P4">
Category: News</text:p>
      <!--METADATA-->
      <text:p text:style-name="P4">
<draw:frame draw:style-name="fr1" draw:name="Image435" text:anchor-type="as-char" svg:width="6.9236in" svg:height="4.615733in" draw:z-index="0">
<draw:image xlink:href="../Images/AРМІЯINFORM/2023-05-24T70-00-00-04-00/oleksij-danilov.jpg" xlink:type="simple" xlink:show="embed" xlink:actuate="onLoad" draw:mime-type="image/jpeg"/>
</draw:frame>
</text:p>
      <text:p text:style-name="P4">
Події в Бєлгородській області після входження туди воєнізованих російськихформувань — «російського добровольчого корпусу» і легіону «Свобода росії»,жодним чином не вплинуть на безпекову ситуацію в Україні, оскільки цевнутрішні справи рф.</text:p>
      <text:p text:style-name="P4">
Про це <text:a xlink:type="simple" xlink:href="https://rnbo.gov.ua/ua/Diialnist/6359.html" text:style-name="Internet_20_link" text:visited-style-name="Visited_20_Internet_20_Link">
заявив</text:a>
 Секретар Радинаціональної безпеки і оборони України Олексій Данілов.</text:p>
      <text:p text:style-name="P4">
«Громадяни рф мають право на протест. Це записано у російських нормативно-правових документах», — зауважив Секретар РНБО.</text:p>
      <text:p text:style-name="P4">
При цьому він висловив здивування, що події в Бєлгородській області викликали«глибоке занепокоєння» у кремлі, назвавши нісенітницею звинувачення з боку рфна адресу Збройних Сил України.</text:p>
      <text:p text:style-name="P4">
Натомість Олексій Данілов спрогнозував, що мешканці й інших регіонів росії,які категорично проти режиму путіна, можуть ініціювати постійні протести.</text:p>
      <text:p text:style-name="P4">
«Я впевнений, що до нашої перемоги ці процеси відбуватимуться постійно», –сказав він.</text:p>
      <text:p text:style-name="P4">
Раніше заступник Міністра оборони Ганна Маляр<text:a xlink:type="simple" xlink:href="https://armyinform.com.ua/2023/05/23/ganna-malyar-pro-sytuacziyu-na-byelgorodshhyni-cze-peredbachuvana-vnutrishnya-rosijska-kryza/" text:style-name="Internet_20_link" text:visited-style-name="Visited_20_Internet_20_Link">
заявила</text:a>
, що ситуація вБєлгородській області — це передбачувана внутрішня російська криза, яканазрівала ще до широкомасштабного вторгнення рф в Україну.</text:p>
      <text:p text:style-name="P4">
Source: <text:a xlink:type="simple" xlink:href="https://armyinform.com.ua/2023/05/24/podiyi-na-byelgorodshhyni-ne-vplynut-na-bezpekovu-sytuacziyu-v-ukrayini-oleksij-danilov/" text:style-name="Internet_20_link" text:visited-style-name="Visited_20_Internet_20_Link">
https://armyinform.com.ua/2023/05/24/podiyi-na-byelgorodshhyni-ne-vplynut-na-bezpekovu-sytuacziyu-v-ukrayini-oleksij-danilov/</text:a>
</text:p>
      <!--NEWS-->
      <text:h text:style-name="P10" text:outline-level="1">
<text:span text:style-name="T4">
Сьогодні Україна за фактом перехоплює стратегічну ініціативу противника — Петро Черник</text:span>
</text:h>
      <text:p text:style-name="P4">
Author: ['Віктор Шубец']</text:p>
      <text:p text:style-name="P4">
Time: 2023-05-24T71:00:00-04:00</text:p>
      <text:p text:style-name="P4">
Description: Про таке у прямому ефірі телемарафону «Єдині новини» розповів військовий експерт Пет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petro-chernyk.jpeg" text:style-name="Internet_20_link" text:visited-style-name="Visited_20_Internet_20_Link">
petro-chernyk.jpeg</text:a>
']</text:p>
      <text:p text:style-name="P4">
Tags: ['ПЕТРО ЧЕРНИК']</text:p>
      <text:p text:style-name="P4">
Category: News</text:p>
      <!--METADATA-->
      <text:p text:style-name="P4">
<draw:frame draw:style-name="fr1" draw:name="Image436" text:anchor-type="as-char" svg:width="6.9236in" svg:height="3.894525in" draw:z-index="0">
<draw:image xlink:href="../Images/AРМІЯINFORM/2023-05-24T71-00-00-04-00/petro-chernyk.jpeg" xlink:type="simple" xlink:show="embed" xlink:actuate="onLoad" draw:mime-type="image/jpeg"/>
</draw:frame>
</text:p>
      <text:p text:style-name="P4">
Про таке у прямому ефірі телемарафону «Єдині новини» розповів військовийексперт Петро Черник.</text:p>
      <text:p text:style-name="P4">
— Операція «Свободи росії» та російського добровольчого корпусу має подвійнумету: воєнну та інформаційно-психологічну. Тут є декілька серйознихстратегічних висновків. По-перше й найголовніше — це дуже серйозний удар поіміджу путіна як гаранта територіальної цілісності та недоторканності кордоніврф. По-друге, знято кінцево табу, що можна переносити бойові дії на територіюросії і це неймовірно добре. Виявилося, що їхній кордон абсолютно дірявий.Третій висновок полягає в тому, що всі російські еліти задумаються, чи вониможуть відчувати себе у безпеці, якщо такі рейди вже відбуваються, — зауваживексперт.</text:p>
      <text:p text:style-name="P4">
Також він додав, що наразі такі кроки не можуть переломити перебіг війни, бодля цього партизанський рух повинен бути в рази масштабнішим. І такі ознаки наБілгородщині є.</text:p>
      <text:p text:style-name="P4">
Source: <text:a xlink:type="simple" xlink:href="https://armyinform.com.ua/2023/05/24/sogodni-ukrayina-za-faktom-perehoplyuye-strategichnu-inicziatyvu-protyvnyka-petro-chernyk/" text:style-name="Internet_20_link" text:visited-style-name="Visited_20_Internet_20_Link">
https://armyinform.com.ua/2023/05/24/sogodni-ukrayina-za-faktom-perehoplyuye-strategichnu-inicziatyvu-protyvnyka-petro-chernyk/</text:a>
</text:p>
      <!--NEWS-->
      <text:h text:style-name="P10" text:outline-level="1">
<text:span text:style-name="T4">
У Копенгагені за підтримки Міноборони проходять благодійні Українські вечори</text:span>
</text:h>
      <text:p text:style-name="P4">
Author: ['АРМІЯINFORM']</text:p>
      <text:p text:style-name="P4">
Time: 2023-05-24T72:00:00-04:00</text:p>
      <text:p text:style-name="P4">
Description: Впродовж двох днів — 23 та 24 травня — на сцені Королівського театру Копенгагена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a0ac613-d2f9-4802-b619-eba4008e23cf.jpg" text:style-name="Internet_20_link" text:visited-style-name="Visited_20_Internet_20_Link">
aa0ac613-d2f9-4802-b619-eba4008e23cf.jpg</text:a>
']</text:p>
      <text:p text:style-name="P4">
Tags: ['БЛАГОДІЙНІСТЬ', 'ДОПОМОГА ПАРТНЕРІВ', 'КОПЕНГАГЕН', 'МІНОБОРОНИ', 'СВІТ ПІДТРИМУЄ УКРАЇНУ', 'УКРАЇНСЬКІ ВЕЧОРИ']</text:p>
      <text:p text:style-name="P4">
Category: News</text:p>
      <!--METADATA-->
      <text:p text:style-name="P4">
<draw:frame draw:style-name="fr1" draw:name="Image437" text:anchor-type="as-char" svg:width="6.9236in" svg:height="2.094389in" draw:z-index="0">
<draw:image xlink:href="../Images/AРМІЯINFORM/2023-05-24T72-00-00-04-00/aa0ac613-d2f9-4802-b619-eba4008e23cf.jpg" xlink:type="simple" xlink:show="embed" xlink:actuate="onLoad" draw:mime-type="image/jpeg"/>
</draw:frame>
</text:p>
      <text:p text:style-name="P4">
Впродовж двох днів — 23 та 24 травня — на сцені Королівського театруКопенгагена за ініціативи та організації Посольства України в Данії зфундацією першої леді України Олени Зеленської за підтримки Міністерстваоборони України проходять благодійні Українські вечори.</text:p>
      <text:p text:style-name="P4">
Про це <text:a xlink:type="simple" xlink:href="https://www.mil.gov.ua/news/2023/05/24/zaradi-peremogi-u-kopengageni-za-pidtrimki-minoboroni-prohodyat-blagodijni-ukrainski-vechori/" text:style-name="Internet_20_link" text:visited-style-name="Visited_20_Internet_20_Link">
інформує</text:a>
Міністерство оборони України.</text:p>
      <text:p text:style-name="P4">
Концерти Національного президентського оркестру на чолі з маестропідполковником Максимом Гусаком відвідали почесні гості, зокрема представникиКабінету міністрів Данії. Своїм візитом 23 травня велику честь усім учасникамконцерту надала Королева Данії Маргрете ІІ.</text:p>
      <text:p text:style-name="P4">
З оркестром виступають провідні українські зірки оперної сцени — народнийартист України Сергій Магера (бас), унікальний контратенор Юрій Миненко, ОленаБєлкіна (мецо-сопрано), а також дитяча хореографічна студія ансамблю іменіПавла Вірського. Колектив мав честь бути представленим Її Величності КоролевіМаргрете ІІ і вручити презентаційні подарунки від України на знак вдячності запідтримку і солідарність у боротьбі з російським агресором.</text:p>
      <text:p text:style-name="P4">
Не лише музичний талант і самобутня культурна спадщина, але й благодійна метаперебували у центрі уваги цього заходу. Усі зібрані кошти від продажу квитківнаправляються безпосередньо до гуманітарного фонду першої леді ОлениЗеленської, який підтримує дітей-сиріт та сприяє відбудові України.</text:p>
      <text:p text:style-name="P4">
«У зловісній тіні війни часто легко не помітити силу мистецтва. Приходьте іборіться, приходьте і подивіться, задля збереження чого українці жертвуютьсвоїми життями», — йдеться в афіші Королівського театру Копенгагена.</text:p>
      <text:p text:style-name="P4">
Source: <text:a xlink:type="simple" xlink:href="https://armyinform.com.ua/2023/05/24/u-kopengageni-za-pidtrymky-minoborony-prohodyat-blagodijni-ukrayinski-vechory/" text:style-name="Internet_20_link" text:visited-style-name="Visited_20_Internet_20_Link">
https://armyinform.com.ua/2023/05/24/u-kopengageni-za-pidtrymky-minoborony-prohodyat-blagodijni-ukrayinski-vechory/</text:a>
</text:p>
      <!--NEWS-->
      <text:h text:style-name="P10" text:outline-level="1">
<text:span text:style-name="T4">
Президент нагородив орденами й медалями 135 українських захисників та захисниць</text:span>
</text:h>
      <text:p text:style-name="P4">
Author: ['АРМІЯINFORM']</text:p>
      <text:p text:style-name="P4">
Time: 2023-05-24T73:00:00-04:00</text:p>
      <text:p text:style-name="P4">
Description: Президент України Володимир Зеленський відзначив державними нагородам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3213cb444a7b4dddfd13032ccfd9f959_1648215665_extra_large-2.jpeg" text:style-name="Internet_20_link" text:visited-style-name="Visited_20_Internet_20_Link">
3213cb444a7b4dddfd13032ccfd9f959_1648215665_extra_large-2.jpeg</text:a>
']</text:p>
      <text:p text:style-name="P4">
Tags: ['ДЕРЖАВНІ НАГОРОДИ', 'ОРДЕН "ЗА МУЖНІСТЬ"', 'ОРДЕН БОГДАНА ХМЕЛЬНИЦЬКОГО', 'ПРЕЗИДЕНТ УКРАЇНИ']</text:p>
      <text:p text:style-name="P4">
Category: News</text:p>
      <!--METADATA-->
      <text:p text:style-name="P4">
<draw:frame draw:style-name="fr1" draw:name="Image438" text:anchor-type="as-char" svg:width="6.9236in" svg:height="4.611226in" draw:z-index="0">
<draw:image xlink:href="../Images/AРМІЯINFORM/2023-05-24T73-00-00-04-00/3213cb444a7b4dddfd13032ccfd9f959_1648215665_extra_large-2.jpeg" xlink:type="simple" xlink:show="embed" xlink:actuate="onLoad" draw:mime-type="image/jpeg"/>
</draw:frame>
Ілюстративне фото</text:p>
      <text:p text:style-name="P4">
<text:span text:style-name="T4">
Президент України Володимир Зеленський відзначив державними нагородамиукраїнських військовослужбовців.</text:span>
</text:p>
      <text:p text:style-name="P4">
Відповідний <text:a xlink:type="simple" xlink:href="https://www.president.gov.ua/documents/2842023-46813" text:style-name="Internet_20_link" text:visited-style-name="Visited_20_Internet_20_Link">
Указ№284/2023</text:a>
 опублікованийна сайті 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 ступеня</text:span>
</text:p>
      <text:p text:style-name="P4">
СТАРИНУ Олександра Миколайовича — майора</text:p>
      <text:p text:style-name="P4">
<text:span text:style-name="T4">
Нагородити орденом Богдана Хмельницького ІІ ступеня</text:span>
</text:p>
      <text:p text:style-name="P4">
МІНЯЙЛОВА Олексія Геннадійовича — підполковника</text:p>
      <text:p text:style-name="P4">
ТИЩЕНКА Юрія Вікторовича — полковника</text:p>
      <text:p text:style-name="P4">
<text:span text:style-name="T4">
Нагородити орденом Богдана Хмельницького ІІІ ступеня</text:span>
</text:p>
      <text:p text:style-name="P4">
АДАМОВСЬКОГО Дениса Івановича — капітана</text:p>
      <text:p text:style-name="P4">
КОВТОНЮКА Сергія Васильовича — підполковника</text:p>
      <text:p text:style-name="P4">
КОШМАНА Серія Валентиновича — молодшого лейтенанта</text:p>
      <text:p text:style-name="P4">
РИБОЧКУ Дениса Валерійовича — лейтенанта</text:p>
      <text:p text:style-name="P4">
СІНЯНСЬКОГО Ігоря Олександровича — підполковника</text:p>
      <text:p text:style-name="P4">
СТОЛЯРА Євгена Олександровича — майора</text:p>
      <text:p text:style-name="P4">
ЦИБУ Віталія Юрійовича — майора</text:p>
      <text:p text:style-name="P4">
<text:span text:style-name="T4">
Нагородити орденом «За мужність» ІІ ступеня</text:span>
</text:p>
      <text:p text:style-name="P4">
ЛАЗАРЕНКА Іоана Артуровича — молодшого сержанта</text:p>
      <text:p text:style-name="P4">
ФЕДЮКА Дмитра Алімовича — штаб-сержанта</text:p>
      <text:p text:style-name="P4">
ШЕВЧУКА Сергія Анатолійовича — капітана</text:p>
      <text:p text:style-name="P4">
<text:span text:style-name="T4">
Нагородити орденом «За мужність» ІІІ ступеня</text:span>
</text:p>
      <text:p text:style-name="P4">
БАРВІНЕНКА Михайла Дмитровича — старшого матроса</text:p>
      <text:p text:style-name="P4">
БЕЗДУХОВА Анатолія Валерійовича — капітана</text:p>
      <text:p text:style-name="P4">
БЕРЕЖНОГО Олександра Борисовича — сержанта</text:p>
      <text:p text:style-name="P4">
БЕСАЩУКА Андрія Васильовича — сержанта</text:p>
      <text:p text:style-name="P4">
БІШИРА Віталія Борисовича — молодшого сержанта</text:p>
      <text:p text:style-name="P4">
БРАГУ Олександра Юрійовича — матроса</text:p>
      <text:p text:style-name="P4">
БРОДА Олега Вікторовича — лейтенанта</text:p>
      <text:p text:style-name="P4">
БУШИНСЬКОГО Андрія Володимировича — матроса</text:p>
      <text:p text:style-name="P4">
ВЄЛКОВА Дениса Володимировича — молодшого сержанта</text:p>
      <text:p text:style-name="P4">
ВОРОБЙОВА Іллю Сергійовича — лейтенанта</text:p>
      <text:p text:style-name="P4">
ГВАРДІОНА Віктора Миколайовича — молодшого сержанта</text:p>
      <text:p text:style-name="P4">
ГЛАДЧЕНКА Василя Григоровича — молодшого лейтенанта</text:p>
      <text:p text:style-name="P4">
ГОЛИНУ Ігоря Івановича — старшого сержанта</text:p>
      <text:p text:style-name="P4">
ГУБАРЄВА Сергія Олеговича — молодшого лейтенанта</text:p>
      <text:p text:style-name="P4">
ГУЧИНСЬКОГО Михайла Михайловича — сержанта</text:p>
      <text:p text:style-name="P4">
ДОРОНІНА Миколу Вікторовича — матроса</text:p>
      <text:p text:style-name="P4">
ЄРЕМЕНКА Євгенія Ігоровича — матроса</text:p>
      <text:p text:style-name="P4">
ЖУКА Владислава Анатолійовича — молодшого лейтенанта</text:p>
      <text:p text:style-name="P4">
КАЗАНДЖІ Олександра Олександровича — старшого лейтенанта</text:p>
      <text:p text:style-name="P4">
КІРІСА Олександра Михайловича — матроса</text:p>
      <text:p text:style-name="P4">
КОБИЛИНСЬКОГО Богдана Олександровича — матроса</text:p>
      <text:p text:style-name="P4">
КОВАЛЯ Олега Олександровича — старшого матроса</text:p>
      <text:p text:style-name="P4">
КОВАЛЬЧУКА Олександра Петровича — старшого матроса</text:p>
      <text:p text:style-name="P4">
КОВТОНЮКА Миколу Олександровича — матроса</text:p>
      <text:p text:style-name="P4">
КОЛОМІЙЧЕНКА Олександра Івановича — молодшого сержанта</text:p>
      <text:p text:style-name="P4">
КОРИТЧУКА Івана Сергійовича — молодшого сержанта</text:p>
      <text:p text:style-name="P4">
КОРОТЕНКА Михайла Геннадійовича — молодшого сержанта</text:p>
      <text:p text:style-name="P4">
КОСТИНЮКА Дениса Ігоровича — старшого матроса</text:p>
      <text:p text:style-name="P4">
КРУЩУКА Володимира Сергійовича — старшого матроса</text:p>
      <text:p text:style-name="P4">
КУРНИКА Євгена Васильовича — молодшого лейтенанта</text:p>
      <text:p text:style-name="P4">
ЛАРІКОВА Сергія Миколайовича — молодшого сержанта</text:p>
      <text:p text:style-name="P4">
МАРТИНЕНКА Олександра Анатолійовича — матроса</text:p>
      <text:p text:style-name="P4">
МАСЛЮКА Дениса Вячеславовича — лейтенанта</text:p>
      <text:p text:style-name="P4">
МАХОВИКА Артура Юрійовича — старшого матроса</text:p>
      <text:p text:style-name="P4">
МИРОНЮКА Олега Вікторовича — старшого матроса</text:p>
      <text:p text:style-name="P4">
МІЛЄВИЧА Павла Руслановича — молодшого сержанта</text:p>
      <text:p text:style-name="P4">
МОВЧАНА Максима Анатолійовича — молодшого лейтенанта</text:p>
      <text:p text:style-name="P4">
МУШЕНКА Романа Олександровича — старшого матроса</text:p>
      <text:p text:style-name="P4">
НАСТАШЕВСЬКОГО Анатолія Володимировича — старшого матроса</text:p>
      <text:p text:style-name="P4">
ОЛЕФІРЕНКА Андрія Юрійовича — головного сержанта</text:p>
      <text:p text:style-name="P4">
ОЛІЙНИКА Василя Васильовича — старшого сержанта</text:p>
      <text:p text:style-name="P4">
ПЕРЕПІЧАЯ Леоніда Вікторовича — молодшого лейтенанта</text:p>
      <text:p text:style-name="P4">
ПОНОМАРЬОВА Володимира Вікторовича — матроса</text:p>
      <text:p text:style-name="P4">
РОЗЕЦЬКОГО Олександра Васильовича — головного сержанта</text:p>
      <text:p text:style-name="P4">
СИРОТУ Євгена Володимировича — лейтенанта</text:p>
      <text:p text:style-name="P4">
СКОРІНА Сергія Юрійовича — лейтенанта</text:p>
      <text:p text:style-name="P4">
СОЛОГУБА Дмитра В’ячеславовича — лейтенанта</text:p>
      <text:p text:style-name="P4">
СТЕПАНЮКА Олександра Васильовича — матроса</text:p>
      <text:p text:style-name="P4">
ТЕРЗІ Володимира Івановича — старшого матроса</text:p>
      <text:p text:style-name="P4">
ТОВПІЩУКА Максима Володимировича — молодшого сержанта</text:p>
      <text:p text:style-name="P4">
ХОТІНЕНКА Едуарда Володимировича — старшого матроса</text:p>
      <text:p text:style-name="P4">
ХРИСТЄВА Дмитра Володимировича — головного сержанта</text:p>
      <text:p text:style-name="P4">
ЦИМБАЛА Євгенія Юрійовича — молодшого сержанта</text:p>
      <text:p text:style-name="P4">
ЧЕПКАЛЕНКА Юрія Леонідовича — майстер-сержанта</text:p>
      <text:p text:style-name="P4">
ШЕВЕЛЬОВА Олександра Олександровича — молодшого сержанта</text:p>
      <text:p text:style-name="P4">
ШЕВЕЛЬОВА Сергія Вікторовича — лейтенанта</text:p>
      <text:p text:style-name="P4">
ШЕВЧУКА Іллю Михайловича — лейтенанта</text:p>
      <text:p text:style-name="P4">
ШТЕМПЕЛЮКА Євгена Дмитровича — майора</text:p>
      <text:p text:style-name="P4">
ШТЕПУ Руслана Миколайовича — матроса</text:p>
      <text:p text:style-name="P4">
<text:span text:style-name="T4">
Нагородити орденом княгині Ольги ІІІ ступеня</text:span>
</text:p>
      <text:p text:style-name="P4">
АНТОНЕНКО Світлану Григорівну — старшого матроса</text:p>
      <text:p text:style-name="P4">
ВОЛОШИНУ Олену Сергіївну — старшого сержанта</text:p>
      <text:p text:style-name="P4">
ЖИВИЦЮ Ліліолу Сергіївну — сержанта</text:p>
      <text:p text:style-name="P4">
КРИЦЬКУ Діану Олександрівну — молодшого сержанта</text:p>
      <text:p text:style-name="P4">
<text:span text:style-name="T4">
Нагородити орденом Данила Галицького</text:span>
</text:p>
      <text:p text:style-name="P4">
БАЙБУЗА Андрія Сергійовича — капітана</text:p>
      <text:p text:style-name="P4">
БРАЙЧЕНКА Дмитра В’ячеславовича — капітана</text:p>
      <text:p text:style-name="P4">
ГОРОДИЦЬКОГО Олега Олександровича — старшого лейтенанта</text:p>
      <text:p text:style-name="P4">
РОЗПЕНДОВСЬКОГО Олега Петровича — підполковника</text:p>
      <text:p text:style-name="P4">
САЙЧЕНКА Артема Юрійовича — капітана</text:p>
      <text:p text:style-name="P4">
ТЕСЛЕНКА Кирила Анатолійовича — полковника</text:p>
      <text:p text:style-name="P4">
<text:span text:style-name="T4">
Нагородити медаллю «За військову службу Україні»</text:span>
</text:p>
      <text:p text:style-name="P4">
АВДАЛЯНА Артема Лаєртовича — сержанта</text:p>
      <text:p text:style-name="P4">
АРЖАНОВА Владислава Олеговича — старшого лейтенанта</text:p>
      <text:p text:style-name="P4">
БАРАНОВИЧА Вячеслава Васильовича — підполковника</text:p>
      <text:p text:style-name="P4">
БУЗАКА Олега Олеговича — молодшого лейтенанта</text:p>
      <text:p text:style-name="P4">
ГОРБАНЯ Тараса Григоровича — старшого сержанта</text:p>
      <text:p text:style-name="P4">
ГРАБОВОГО Ігоря Миколайовича — старшого прапорщика</text:p>
      <text:p text:style-name="P4">
ГУМЕНЮКА Сергія Петровича — підполковника медичної служби</text:p>
      <text:p text:style-name="P4">
ДЕЯ Артема Олександровича — молодшого сержанта</text:p>
      <text:p text:style-name="P4">
ДМИТРІЄВА Максима Сергійовича — сержанта</text:p>
      <text:p text:style-name="P4">
ДОБРОВОЛЬСЬКОГО Владислава Михайловича — капітана</text:p>
      <text:p text:style-name="P4">
ДОРУ Андрія Віталійовича — лейтенанта медичної служби</text:p>
      <text:p text:style-name="P4">
ДЮКОВА Сергія Славовича — майстер-сержанта</text:p>
      <text:p text:style-name="P4">
ЄГОРОВА Дениса Ігоровича — молодшого сержанта</text:p>
      <text:p text:style-name="P4">
ЖИРЕНКОВА Олега Леонідовича — старшого лейтенанта</text:p>
      <text:p text:style-name="P4">
ЗАГРЕБЕНЮКА Леоніда Вікторовича — підполковника</text:p>
      <text:p text:style-name="P4">
ЗЕЙНАЛОВА Ростислава Едуардовича — сержанта</text:p>
      <text:p text:style-name="P4">
ІВАНОВА Олексія Васильовича — підполковника</text:p>
      <text:p text:style-name="P4">
КАБАКОВА Федора Миколайовича — молодшого сержанта</text:p>
      <text:p text:style-name="P4">
КІЛАФЛИ Олександра Дмитровича — полковника</text:p>
      <text:p text:style-name="P4">
КОМЛИКА Сергія Юрійовича — старшого майстер-сержанта</text:p>
      <text:p text:style-name="P4">
КОНДРАШЕВА Миколу Костянтиновича — старшого сержанта</text:p>
      <text:p text:style-name="P4">
КРАВЦОВА В’ячеслава В’ячеславовича — матроса</text:p>
      <text:p text:style-name="P4">
МАЗУРА Руслана Олексійовича — підполковника</text:p>
      <text:p text:style-name="P4">
МАЛЯРЕНКА Сергія Вікторовича — старшого сержанта</text:p>
      <text:p text:style-name="P4">
МИГУНА Юрія Павловича — сержанта</text:p>
      <text:p text:style-name="P4">
НЕЧУЮ Дениса Сергійовича — лейтенанта медичної служби</text:p>
      <text:p text:style-name="P4">
ОВЧИННИКОВА Івана Миколайовича — молодшого сержанта</text:p>
      <text:p text:style-name="P4">
ОЛІЙНИКА Сергія Вікторовича — полковника</text:p>
      <text:p text:style-name="P4">
ОСИПЕНКА Дмитра Олександровича — старшого матроса</text:p>
      <text:p text:style-name="P4">
РОСПОПУ Юрія Івановича — старшого сержанта</text:p>
      <text:p text:style-name="P4">
СМІРНОВА Сергія Анатолійовича — полковника</text:p>
      <text:p text:style-name="P4">
ТКАЧА Євгенія Васильовича — старшого лейтенанта</text:p>
      <text:p text:style-name="P4">
ХРИПКА Анатолія Васильовича — майора</text:p>
      <text:p text:style-name="P4">
ЦАПА Віталія Станіславовича — полковника</text:p>
      <text:p text:style-name="P4">
ШВЕЦЯ Юрія Борисовича — підполковника</text:p>
      <text:p text:style-name="P4">
ШЕВЧЕНКА Богдана Васильовича — старшого матроса</text:p>
      <text:p text:style-name="P4">
ШЕВЧЕНКА Віктора Андрійовича — майора</text:p>
      <text:p text:style-name="P4">
ЮРЧЕНКА Михайла Миколайовича — підполковника</text:p>
      <text:p text:style-name="P4">
ЯЩУКА Євгенія Віталійовича — лейтенанта</text:p>
      <text:p text:style-name="P4">
<text:span text:style-name="T4">
Нагородити медаллю «Захиснику Вітчизни»</text:span>
</text:p>
      <text:p text:style-name="P4">
БАБІЯ Олександра Олександровича — сержанта</text:p>
      <text:p text:style-name="P4">
БУРДЕЙНОГО Сергія Васильовича — сержанта</text:p>
      <text:p text:style-name="P4">
ВАТАГА Василя Олександровича — старшого сержанта</text:p>
      <text:p text:style-name="P4">
ГРЕЧИЩЕВА Євгенія Дмитровича — матроса</text:p>
      <text:p text:style-name="P4">
ЗАВ’ЯЛОВА Артема Юрійовича — старшого матроса</text:p>
      <text:p text:style-name="P4">
ЗАВТОНОВА Олександра Євгеновича — підполковника</text:p>
      <text:p text:style-name="P4">
КУЗЬМІНА Антона Олександровича — старшого матроса</text:p>
      <text:p text:style-name="P4">
КУЧЕРУКА Володимира Сергійовича — матроса</text:p>
      <text:p text:style-name="P4">
ЛИТВИНЮКА Богдана Васильовича — полковника</text:p>
      <text:p text:style-name="P4">
МОРОЗОВА Анатолія Євгеновича — підполковника</text:p>
      <text:p text:style-name="P4">
ПАВЛЮКА Олександра Олександровича — матроса</text:p>
      <text:p text:style-name="P4">
СИМОШЕНКА Дмитра Володимировича — матроса</text:p>
      <text:p text:style-name="P4">
ФООСА Андрія Володимировича — старшого лейтенанта</text:p>
      <text:p text:style-name="P4">
ЧОРНОБАЯ Володимира Віталійовича — матроса.</text:p>
      <text:p text:style-name="P4">
Source: <text:a xlink:type="simple" xlink:href="https://armyinform.com.ua/2023/05/24/prezydent-nagorodyv-ordenamy-j-medalyamy-135-ukrayinskyh-zahysnykiv/" text:style-name="Internet_20_link" text:visited-style-name="Visited_20_Internet_20_Link">
https://armyinform.com.ua/2023/05/24/prezydent-nagorodyv-ordenamy-j-medalyamy-135-ukrayinskyh-zahysnykiv/</text:a>
</text:p>
      <!--NEWS-->
      <text:h text:style-name="P10" text:outline-level="1">
<text:span text:style-name="T4">
Наразі в деокупованих населених пунктах проживає орієнтовно понад 370 тисяч людей</text:span>
</text:h>
      <text:p text:style-name="P4">
Author: ['АРМІЯINFORM']</text:p>
      <text:p text:style-name="P4">
Time: 2023-05-24T74:00:00-04:00</text:p>
      <text:p text:style-name="P4">
Description: Про це повідомляє Мінреінтеграції у Телеграм.    Звітуємо про роботу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c7a0fa4bb9069910672c976d981eed9_1665045486_extra_large.jpeg" text:style-name="Internet_20_link" text:visited-style-name="Visited_20_Internet_20_Link">
5c7a0fa4bb9069910672c976d981eed9_1665045486_extra_large.jpeg</text:a>
']</text:p>
      <text:p text:style-name="P4">
Tags: ['STOPRUSSIA', 'АГРЕСІЯ РФ', 'ВІЙНА', 'ВТОРГНЕННЯ РФ', 'МІНРЕІНТЕГРАЦІЯ']</text:p>
      <text:p text:style-name="P4">
Category: News</text:p>
      <!--METADATA-->
      <text:p text:style-name="P4">
<draw:frame draw:style-name="fr1" draw:name="Image439" text:anchor-type="as-char" svg:width="6.9236in" svg:height="4.617948in" draw:z-index="0">
<draw:image xlink:href="../Images/AРМІЯINFORM/2023-05-24T74-00-00-04-00/5c7a0fa4bb9069910672c976d981eed9_1665045486_extra_large.jpeg" xlink:type="simple" xlink:show="embed" xlink:actuate="onLoad" draw:mime-type="image/jpeg"/>
</draw:frame>
Ілюстративне фото</text:p>
      <text:p text:style-name="P4">
Про це <text:a xlink:type="simple" xlink:href="https://t.me/minre_ua/3402" text:style-name="Internet_20_link" text:visited-style-name="Visited_20_Internet_20_Link">
повідомляє</text:a>
 Мінреінтеграції у Телеграм.</text:p>
      <text:p text:style-name="P4">
<text:span text:style-name="T4">
Звітуємо про роботу Координаційного штабу з питань деокупованих територій.</text:span>
</text:p>
      <text:p text:style-name="P4">
Триває робота Координаційного штабу з питань деокупованих територій, якийопікується відновленням звільнених населених пунктів. На сьогодні робота штабуохоплює 953 звільнених міста, села та селища 5 областей: Харківської,Херсонської, Миколаївської, Донецької та Луганської.</text:p>
      <text:p text:style-name="P4">
Наразі в деокупованих населених пунктах проживає орієнтовно понад 370 тисячлюдей.</text:p>
      <text:p text:style-name="P4">
Там поступово відновлюються об’єкти критичної інфраструктури:</text:p>
      <ul>
        <li>
газопостачання: у 247 населених пунктах;  * електропостачання: у 747 населених пунктах;  * централізоване водопостачання та водовідведення: у 358 населених пунктах;  * мобільний зв’язок та інтернет: у 610 населених пунктах.</li>
      </ul>
      <text:p text:style-name="P4">
Окрім цього, на звільнених територіях триває процес надання грошової допомогивід міжнародних організацій: вже виплачено понад 441 млн гривень.</text:p>
      <text:p text:style-name="P4">
Також у більшості деокупованих громад відновлюють роботу заклади медицини танадання соціальних послуг, фінансові установи й поштовий зв’язок.</text:p>
      <text:p text:style-name="P4">
Source: <text:a xlink:type="simple" xlink:href="https://armyinform.com.ua/2023/05/24/narazi-v-deokupovanyh-naselenyh-punktah-prozhyvaye-oriyentovno-ponad-370-tysyach-lyudej/" text:style-name="Internet_20_link" text:visited-style-name="Visited_20_Internet_20_Link">
https://armyinform.com.ua/2023/05/24/narazi-v-deokupovanyh-naselenyh-punktah-prozhyvaye-oriyentovno-ponad-370-tysyach-lyudej/</text:a>
</text:p>
      <!--NEWS-->
      <text:h text:style-name="P10" text:outline-level="1">
<text:span text:style-name="T4">
Японія передає для потреб Сил оборони України 100 автомобілів</text:span>
</text:h>
      <text:p text:style-name="P4">
Author: ['АРМІЯINFORM']</text:p>
      <text:p text:style-name="P4">
Time: 2023-05-24T75:00:00-04:00</text:p>
      <text:p text:style-name="P4">
Description: Японські Сили самооборони вперше за понад 80 років передали військову техніку  країні,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970677_944454076752653_4364401053137257378_n.jpg" text:style-name="Internet_20_link" text:visited-style-name="Visited_20_Internet_20_Link">
348970677_944454076752653_4364401053137257378_n.jpg</text:a>
', '<text:a xlink:type="simple" xlink:href="https://armyinform.com.ua/wp-content/uploads/2023/05/348822437_599240815312170_8584479545086830502_n.jpg" text:style-name="Internet_20_link" text:visited-style-name="Visited_20_Internet_20_Link">
348822437_599240815312170_8584479545086830502_n.jpg</text:a>
']</text:p>
      <text:p text:style-name="P4">
Tags: ['STOPRUSSIA', 'АГРЕСІЯ РФ', 'ВТОРГНЕННЯ РФ', 'ПОСОЛ В ЯПОНІЇ', 'СВІТ ПІДТРИМУЄ УКРАЇНУ']</text:p>
      <text:p text:style-name="P4">
Category: News</text:p>
      <!--METADATA-->
      <text:p text:style-name="P4">
<draw:frame draw:style-name="fr1" draw:name="Image440" text:anchor-type="as-char" svg:width="6.9236in" svg:height="4.609579in" draw:z-index="0">
<draw:image xlink:href="../Images/AРМІЯINFORM/2023-05-24T75-00-00-04-00/348970677_944454076752653_4364401053137257378_n.jpg" xlink:type="simple" xlink:show="embed" xlink:actuate="onLoad" draw:mime-type="image/jpeg"/>
</draw:frame>
</text:p>
      <text:p text:style-name="P4">
Японські Сили самооборони вперше за понад 80 років передали військову технікукраїні, що воює.</text:p>
      <text:p text:style-name="P4">
Про це посол України в Японії Сергій Корсунський<text:a xlink:type="simple" xlink:href="https://www.facebook.com/s.v.korsunsky/posts/pfbid0vbbz8tNTqLunFkYnXgCThZBAgvbH7rniKb3yc1tVEdcnvbT4qeSX5AXBA8Evt6Gfl" text:style-name="Internet_20_link" text:visited-style-name="Visited_20_Internet_20_Link">
написав</text:a>
у Фейсбук.</text:p>
      <text:p text:style-name="P4">
«Сьогодні у Міністерстві оборони Японії відбулася церемонія передачі України100 автомобілів і 30 000 готових харчових пайків для потреб ЗСУ. Перші дваавтомобілі вже по дорозі в Україну, інші направлятимуться після проходженнятехогляду і необхідної підготовки. Вперше у післявоєнній історії Японії Силисамооборони передають військову техніку країні, що воює. Далі буде», –зазначив дипломат.</text:p>
      <text:p text:style-name="P4">
<draw:frame draw:style-name="fr1" draw:name="Image441" text:anchor-type="as-char" svg:width="6.9236in" svg:height="4.85229in" draw:z-index="0">
<draw:image xlink:href="../Images/AРМІЯINFORM/2023-05-24T75-00-00-04-00/348822437_599240815312170_8584479545086830502_n.jpg" xlink:type="simple" xlink:show="embed" xlink:actuate="onLoad" draw:mime-type="image/jpeg"/>
</draw:frame>
</text:p>
      <text:p text:style-name="P4">
Source: <text:a xlink:type="simple" xlink:href="https://armyinform.com.ua/2023/05/24/yaponiya-peredaye-dlya-potreb-syl-oborony-ukrayiny-100-avtomobiliv/" text:style-name="Internet_20_link" text:visited-style-name="Visited_20_Internet_20_Link">
https://armyinform.com.ua/2023/05/24/yaponiya-peredaye-dlya-potreb-syl-oborony-ukrayiny-100-avtomobiliv/</text:a>
</text:p>
      <!--NEWS-->
      <text:h text:style-name="P10" text:outline-level="1">
<text:span text:style-name="T4">
Затримано інформатора, який передавав координати українських Сил оборони ворогу</text:span>
</text:h>
      <text:p text:style-name="P4">
Author: ['АРМІЯINFORM']</text:p>
      <text:p text:style-name="P4">
Time: 2023-05-24T76:00:00-04:00</text:p>
      <text:p text:style-name="P4">
Description: За даними слідства, мешканець одного з сіл Торецької міської громади у 2022 році увійш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fis-generalnogo-prokurora.jpg" text:style-name="Internet_20_link" text:visited-style-name="Visited_20_Internet_20_Link">
ofis-generalnogo-prokurora.jpg</text:a>
', '<text:a xlink:type="simple" xlink:href="https://armyinform.com.ua/wp-content/uploads/2023/05/22.jpeg" text:style-name="Internet_20_link" text:visited-style-name="Visited_20_Internet_20_Link">
22.jpe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442" text:anchor-type="as-char" svg:width="6.9236in" svg:height="3.883237in" draw:z-index="0">
<draw:image xlink:href="../Images/AРМІЯINFORM/2023-05-24T76-00-00-04-00/ofis-generalnogo-prokurora.jpg" xlink:type="simple" xlink:show="embed" xlink:actuate="onLoad" draw:mime-type="image/jpeg"/>
</draw:frame>
 Ілюстративне фото</text:p>
      <text:p text:style-name="P4">
За даними слідства, мешканець одного з сіл Торецької міської громади у 2022році увійшов до інформаторської мережі. Її організував заступник начальникатак званого «мдб днр» у тимчасово окупованій Горлівці на Донеччині,<text:a xlink:type="simple" xlink:href="https://www.gp.gov.ua/ua/posts/na-doneccini-zatrimano-ucasnika-vorozoyi-informatorskoyi-merezi-yakii-peredavav-koordinati-ukrayinskix-sil-oboroni-na-liniyi-boiovogo-zitknennya" text:style-name="Internet_20_link" text:visited-style-name="Visited_20_Internet_20_Link">
повідомляє</text:a>
 Офіс Генерального прокурора України.</text:p>
      <text:p text:style-name="P4">
Трьох спільників чоловіка-інформаторів затримали у грудні минулого року.Мережа діяла з метою збору відомостей розвідувального характеру та їхвикористання для підривної діяльності проти України.</text:p>
      <text:p text:style-name="P4">
Підозрюваний проживав на території бойового зіткнення українських Сил оборонита російських збройних формувань. На виконання завдань куратора збирав тапередавав актуальну інформацію про переміщення і точне розташуванняпідрозділів Збройних Сил та Служби безпеки України для ідентифікації їх намісцевості.</text:p>
      <text:p text:style-name="P4">
Співробітники СБУ затримали чоловіка за місцем проживання. Для подальшихпроцесуальних дій його доправили у Вінницьку область. Наразі підозрюваномуобрано запобіжний захід – тримання під вартою. Усі інші затримані члениінформаторської мережі також ув’язнені.</text:p>
      <text:p text:style-name="P4">
Нагадуємо, що відповідно до ст. 62 Конституції України особа вважаєтьсяневинуватою у вчиненні злочину і не можу бути піддана кримінальному покаранню,доки її вину не буде доведено в законному порядку і встановлено обвинувальнимвироком суду.</text:p>
      <text:p text:style-name="P4">
<draw:frame draw:style-name="fr1" draw:name="Image443" text:anchor-type="as-char" svg:width="6.9236in" svg:height="4.661891in" draw:z-index="0">
<draw:image xlink:href="../Images/AРМІЯINFORM/2023-05-24T76-00-00-04-00/22.jpeg" xlink:type="simple" xlink:show="embed" xlink:actuate="onLoad" draw:mime-type="image/jpeg"/>
</draw:frame>
</text:p>
      <text:p text:style-name="P4">
Source: <text:a xlink:type="simple" xlink:href="https://armyinform.com.ua/2023/05/24/zatrymano-informatora-yakyj-peredavav-koordynaty-ukrayinskyh-syl-oborony-vorogu/" text:style-name="Internet_20_link" text:visited-style-name="Visited_20_Internet_20_Link">
https://armyinform.com.ua/2023/05/24/zatrymano-informatora-yakyj-peredavav-koordynaty-ukrayinskyh-syl-oborony-vorogu/</text:a>
</text:p>
      <!--NEWS-->
      <text:h text:style-name="P10" text:outline-level="1">
<text:span text:style-name="T4">
Фахівці Центру спецоперацій «А» Служби безпеки провели чергову серію ударів по окупантах з допомогою дронів-камікадзе</text:span>
</text:h>
      <text:p text:style-name="P4">
Author: ['АРМІЯINFORM']</text:p>
      <text:p text:style-name="P4">
Time: 2023-05-24T77:00:00-04:00</text:p>
      <text:p text:style-name="P4">
Description: Тяжка броньована техніка, вантажівки з піхотою та боєприпасами, навіть ворож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КОЛАБОРАНТИ', 'СБУ']</text:p>
      <text:p text:style-name="P4">
Category: News</text:p>
      <!--METADATA-->
      <text:p text:style-name="P4">
Тяжка броньована техніка, вантажівки з піхотою та боєприпасами, навіть ворожийбезпілотник — спецпризначенці СБУ активно поповнюють перелік втрат росіян.</text:p>
      <text:p text:style-name="P4">
Фахівці Центру <text:a xlink:type="simple" xlink:href="https://www.facebook.com/SecurSerUkraine/videos/618492813522685/" text:style-name="Internet_20_link" text:visited-style-name="Visited_20_Internet_20_Link">
спецоперацій«А»</text:a>
 Службибезпеки провели чергову серію ударів по окупантах з допомогою дронів-камікадзе.</text:p>
      <text:p text:style-name="P4">
Це лише невелика частина роботи наших воїнів.</text:p>
      <text:p text:style-name="P4">
Source: <text:a xlink:type="simple" xlink:href="https://armyinform.com.ua/2023/05/24/u-toreczku-zatrymano-rosijskogo-agenta-yakyj-zlyvav-pozycziyi-syl-oborony/" text:style-name="Internet_20_link" text:visited-style-name="Visited_20_Internet_20_Link">
https://armyinform.com.ua/2023/05/24/u-toreczku-zatrymano-rosijskogo-agenta-yakyj-zlyvav-pozycziyi-syl-oborony/</text:a>
</text:p>
      <!--NEWS-->
      <text:h text:style-name="P10" text:outline-level="1">
<text:span text:style-name="T4">
Нашим військам вдається потроху просуватись у Бахмуті — Ганна Маляр</text:span>
</text:h>
      <text:p text:style-name="P4">
Author: ['АРМІЯINFORM']</text:p>
      <text:p text:style-name="P4">
Time: 2023-05-24T78:00:00-04:00</text:p>
      <text:p text:style-name="P4">
Description: Протягом дня спостерігається зниження інтенсивності боїв на флангах у передмісті Бахму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4.jpg" text:style-name="Internet_20_link" text:visited-style-name="Visited_20_Internet_20_Link">
bahmut-4.jpg</text:a>
']</text:p>
      <text:p text:style-name="P4">
Tags: ['STOPRUSSIA', 'АГРЕСІЯ РФ', 'ВТОРГНЕННЯ РФ', 'ГАННА МАЛЯР']</text:p>
      <text:p text:style-name="P4">
Category: News</text:p>
      <!--METADATA-->
      <text:p text:style-name="P4">
<draw:frame draw:style-name="fr1" draw:name="Image444" text:anchor-type="as-char" svg:width="6.9236in" svg:height="3.894525in" draw:z-index="0">
<draw:image xlink:href="../Images/AРМІЯINFORM/2023-05-24T78-00-00-04-00/bahmut-4.jpg" xlink:type="simple" xlink:show="embed" xlink:actuate="onLoad" draw:mime-type="image/jpeg"/>
</draw:frame>
Ілюстративне фото</text:p>
      <text:p text:style-name="P4">
Протягом дня спостерігається зниження інтенсивності боїв на флангах упередмісті Бахмута.</text:p>
      <text:p text:style-name="P4">
Про це <text:a xlink:type="simple" xlink:href="https://t.me/annamaliar/792" text:style-name="Internet_20_link" text:visited-style-name="Visited_20_Internet_20_Link">
повідомляє</text:a>
 заступник Міністра оборониУкраїни Ганна Маляр у Телеграм.</text:p>
      <text:p text:style-name="P4">
— Це не означає, що ворог слабшає. Навпаки – ворог намагається посилитись нафлангах та робить ставку на артилерійський вогонь, здійснюючи постійніобстріли. Разом з тим, нашим військам вдається потроху просуватись, —наголошує Ганна Маляр.</text:p>
      <text:p text:style-name="P4">
Також, з її слів, в самому Бахмуті наші оборонці контролюють деяку частинурайону «Літак» у південно-західній частині міста, а кількість ворожихштурмових дій знижена, бо ворог здійснює заміну підрозділів.</text:p>
      <text:p text:style-name="P4">
.</text:p>
      <text:p text:style-name="P4">
Source: <text:a xlink:type="simple" xlink:href="https://armyinform.com.ua/2023/05/24/nashym-vijskam-vdayetsya-potrohu-prosuvatys-u-bahmuti-ganna-malyar/" text:style-name="Internet_20_link" text:visited-style-name="Visited_20_Internet_20_Link">
https://armyinform.com.ua/2023/05/24/nashym-vijskam-vdayetsya-potrohu-prosuvatys-u-bahmuti-ganna-malyar/</text:a>
</text:p>
      <!--NEWS-->
      <text:h text:style-name="P10" text:outline-level="1">
<text:span text:style-name="T4">
На п’яти найгарячіших напрямках фронту протягом доби відбулося 23 бойових зіткнення</text:span>
</text:h>
      <text:p text:style-name="P4">
Author: ['АРМІЯINFORM']</text:p>
      <text:p text:style-name="P4">
Time: 2023-05-24T79:00:00-04:00</text:p>
      <text:p text:style-name="P4">
Description: — російська федерація, ціною великих втрат, продовжує вести загарбницьку війн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777.jpg" text:style-name="Internet_20_link" text:visited-style-name="Visited_20_Internet_20_Link">
m777.jpg</text:a>
']</text:p>
      <text:p text:style-name="P4">
Tags: ['STOPRUSSIA', 'АГРЕСІЯ РФ', 'ВТОРГНЕННЯ РФ', 'ГШ ЗС УКРАЇНИ']</text:p>
      <text:p text:style-name="P4">
Category: News</text:p>
      <!--METADATA-->
      <text:p text:style-name="P4">
<draw:frame draw:style-name="fr1" draw:name="Image445" text:anchor-type="as-char" svg:width="6.9236in" svg:height="4.283244in" draw:z-index="0">
<draw:image xlink:href="../Images/AРМІЯINFORM/2023-05-24T79-00-00-04-00/m777.jpg" xlink:type="simple" xlink:show="embed" xlink:actuate="onLoad" draw:mime-type="image/jpeg"/>
</draw:frame>
Ілюстративне фото</text:p>
      <text:p text:style-name="P4">
— російська федерація, ціною великих втрат, продовжує вести загарбницькувійну.</text:p>
      <text:p text:style-name="P4">
Про це<text:a xlink:type="simple" xlink:href="https://www.facebook.com/GeneralStaff.ua/posts/pfbid02K9HWQPvkHzXDWY4nfcB9cnvwCttq38k1LatPmjkMjieyMTWy7XAQHRxmwzSYYqejl" text:style-name="Internet_20_link" text:visited-style-name="Visited_20_Internet_20_Link">
повідомляє</text:a>
ГШ ЗСУ у вечірньому зведенні.</text:p>
      <text:p text:style-name="P4">
Протягом доби противник завдав 17 авіаційних ударів, здійснив близько 20обстрілів з реактивних систем залпового вогню по позиціях наших військ танаселених пунктах.</text:p>
      <text:p text:style-name="P4">
Ймовірність завдання ракетних та авіаційних ударів по всій території Українизалишається високою.</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минулої доби, відбулось 23 бойових зіткнення на зазначених ділянкахфронту.</text:p>
      <text:p text:style-name="P4">
Source: <text:a xlink:type="simple" xlink:href="https://armyinform.com.ua/2023/05/24/na-pyaty-najgaryachishyh-napryamkah-frontu-protyagom-doby-vidbulosya-23-bojovyh-zitknennya/" text:style-name="Internet_20_link" text:visited-style-name="Visited_20_Internet_20_Link">
https://armyinform.com.ua/2023/05/24/na-pyaty-najgaryachishyh-napryamkah-frontu-protyagom-doby-vidbulosya-23-bojovyh-zitknennya/</text:a>
</text:p>
      <!--NEWS-->
      <text:h text:style-name="P10" text:outline-level="1">
<text:span text:style-name="T4">
На Донеччині та Луганщині ворожі атаки успіху не мали — Генштаб</text:span>
</text:h>
      <text:p text:style-name="P4">
Author: ['АРМІЯINFORM']</text:p>
      <text:p text:style-name="P4">
Time: 2023-05-24T80:00:00-04:00</text:p>
      <text:p text:style-name="P4">
Description: На Куп’янському напрямку противник не припиняє спроб покращити тактичне поло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1.png" text:style-name="Internet_20_link" text:visited-style-name="Visited_20_Internet_20_Link">
5-1.png</text:a>
']</text:p>
      <text:p text:style-name="P4">
Tags: ['STOPRUSSIA', 'АГРЕСІЯ РФ', 'ВТОРГНЕННЯ РФ', 'ГШ ЗСУ']</text:p>
      <text:p text:style-name="P4">
Category: News</text:p>
      <!--METADATA-->
      <text:p text:style-name="P4">
<draw:frame draw:style-name="fr1" draw:name="Image446" text:anchor-type="as-char" svg:width="6.9236in" svg:height="3.450261in" draw:z-index="0">
<draw:image xlink:href="../Images/AРМІЯINFORM/2023-05-24T80-00-00-04-00/5-1.png" xlink:type="simple" xlink:show="embed" xlink:actuate="onLoad" draw:mime-type="image/png"/>
</draw:frame>
 Ілюстративнефото</text:p>
      <text:p text:style-name="P4">
На Куп’янському напрямку противник не припиняє спроб покращити тактичнеположення. Протягом доби вів безуспішні наступальні дії в районі Масютівки.Артилерійських та мінометних обстрілів противника зазнали Строївка, Кам’янка,Красне Перше, Рідкодуб, Дворічна, Западне, Табаївка, Берестове, Харківськоїобласті та Стельмахівка Луганської області.</text:p>
      <text:p text:style-name="P4">
На Лиманському напрямку протягом доби противник наступальних дій не проводив.Завдав авіаційного удару в районі населеного пункту Діброва. Артилерійськихобстрілів зазнали Невське, Білогорівка Луганської області; Торське та СпірнеДонецької області.</text:p>
      <text:p text:style-name="P4">
На Бахмутському напрямку протягом доби противник вів безуспішні наступальнідії у напрямку населеного пункту Іванівське. Завдав авіаційного удару в районінаселеного пункту Біла Гора. Від ворожих обстрілів постраждали Васюківка,Оріхово-Василівка, Маркове, Григорівка, Бахмут, Іванівське, Ступочки,Костянтинівка, Біла Гора, Торецьк, Північне, Південе та Нью-Йорк Донецькоїобласті.</text:p>
      <text:p text:style-name="P4">
На Авдіївському напрямку противник вів безуспішні наступальні дії у напрямкунаселених пунктів Новокалинове та Авдіївка. Завдав авіаційних ударів в районахНовокалинового та Степового. Здійснив артилерійські обстріли по населенихпунктах Новокалинове, Авдіївка, Карлівка, Первомайське та Нетайлове Донецькоїобласті.</text:p>
      <text:p text:style-name="P4">
На Мар’їнському напрямку підрозділи сил оборони відбили численні атакипротивника в районі міста Мар’їнка. В той же час, ворожих обстрілів зазналиКрасногорівка, Мар’їнка, Новомихайлівка та Побєда Донецької області.</text:p>
      <text:p text:style-name="P4">
На Шахтарському напрямку ворог здійснив обстріли населених пунктів Водяне,Вугледар та Велика Новосілка.</text:p>
      <text:p text:style-name="P4">
<text:span text:style-name="T4">
Джерело:</text:span>
 <text:a xlink:type="simple" xlink:href="https://www.facebook.com/GeneralStaff.ua/posts/pfbid02K9HWQPvkHzXDWY4nfcB9cnvwCttq38k1LatPmjkMjieyMTWy7XAQHRxmwzSYYqejl" text:style-name="Internet_20_link" text:visited-style-name="Visited_20_Internet_20_Link">
<text:span text:style-name="T5">
ГШЗСУ</text:span>
</text:a>
</text:p>
      <text:p text:style-name="P4">
Source: <text:a xlink:type="simple" xlink:href="https://armyinform.com.ua/2023/05/24/na-donechchyni-ta-luganshhyni-vorozhi-ataky-uspihu-ne-maly-genshtab/" text:style-name="Internet_20_link" text:visited-style-name="Visited_20_Internet_20_Link">
https://armyinform.com.ua/2023/05/24/na-donechchyni-ta-luganshhyni-vorozhi-ataky-uspihu-ne-maly-genshtab/</text:a>
</text:p>
      <!--NEWS-->
      <text:h text:style-name="P10" text:outline-level="1">
<text:span text:style-name="T4">
У Києві затримано антиукраїнського релігійного блогера</text:span>
</text:h>
      <text:p text:style-name="P4">
Author: ['АРМІЯINFORM']</text:p>
      <text:p text:style-name="P4">
Time: 2023-05-24T81:00:00-04:00</text:p>
      <text:p text:style-name="P4">
Description: Служба безпеки нейтралізувала у Києві підривну діяльність ще одного анти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ba91676e2231e60e1a8236dbdcbc2b9.jpeg" text:style-name="Internet_20_link" text:visited-style-name="Visited_20_Internet_20_Link">
bba91676e2231e60e1a8236dbdcbc2b9.jpeg</text:a>
']</text:p>
      <text:p text:style-name="P4">
Tags: ['STOPRUSSIA', 'АГРЕСІЯ РФ', 'ВТОРГНЕННЯ РФ', 'СБУ']</text:p>
      <text:p text:style-name="P4">
Category: News</text:p>
      <!--METADATA-->
      <text:p text:style-name="P4">
<draw:frame draw:style-name="fr1" draw:name="Image447" text:anchor-type="as-char" svg:width="6.9236in" svg:height="4.615733in" draw:z-index="0">
<draw:image xlink:href="../Images/AРМІЯINFORM/2023-05-24T81-00-00-04-00/bba91676e2231e60e1a8236dbdcbc2b9.jpeg" xlink:type="simple" xlink:show="embed" xlink:actuate="onLoad" draw:mime-type="image/jpeg"/>
</draw:frame>
</text:p>
      <text:p text:style-name="P4">
Служба безпеки нейтралізувала у Києві підривну діяльність ще одногоантиукраїнського релігійного блогера, який поширював наративи кремля іорганізовував замовні «акції протесту».</text:p>
      <text:p text:style-name="P4">
Фігурантом є заступник керівника проросійської організації «Единое отечество»та учасник релігійно-політичної організації РПЦ «Союз православних братствУкраїни».</text:p>
      <text:p text:style-name="P4">
За даними слідства, він був одним з організаторів провокацій на територіїКиєво-Печерської Лаври наприкінці березня 2023 року.</text:p>
      <text:p text:style-name="P4">
Тоді фігурант підбурював людей до масових заворушень і давав інтерв’ю, в якихбезпідставно звинувачував Україну у розв’язанні війни.</text:p>
      <text:p text:style-name="P4">
Також свої деструктивні виступи він записував і транслював на YouTube-каналі«Святая Русь», який нараховує більше ніж 23 тис. підписників.</text:p>
      <text:p text:style-name="P4">
Після широкомасштабного вторгнення він публічно підтримав агресивну політикувищого військово-політичного керівництва рф і виправдовував захопленняукраїнських територій.</text:p>
      <text:p text:style-name="P4">
Під час обшуків за адресою проживання зловмисника виявлено комп’ютерну технікуі мобільні телефони із доказами незаконної діяльності.</text:p>
      <text:p text:style-name="P4">
Також у нього вилучено заборонену символіку і поліграфічну продукцію, якувикористовують радикальні націоналістичні структури країни-агресора.</text:p>
      <text:p text:style-name="P4">
На підставі зібраних доказів фігуранту повідомлено про підозру завиправдовування, визнання правомірною, заперечення збройної агресії рф протиУкраїни, глорифікація її учасників.</text:p>
      <text:p text:style-name="P4">
За поданням СБУ, суд обрав йому запобіжний захід у виді тримання під вартою.Триває розслідування для встановлення всіх обставин злочину.</text:p>
      <text:p text:style-name="P4">
Зловмиснику загрожує до 8 років тюрми.</text:p>
      <text:p text:style-name="P4">
Комплексні заходи проводили за процесуального керівництва прокуратури містаКиєва.</text:p>
      <text:p text:style-name="P4">
<text:span text:style-name="T4">
Джерело:</text:span>
 <text:a xlink:type="simple" xlink:href="https://ssu.gov.ua/novyny/sbu-zatrymala-odnoho-z-orhanizatoriv-prokremlivskykh-provokatsii-u-kyievopecherskii-lavri" text:style-name="Internet_20_link" text:visited-style-name="Visited_20_Internet_20_Link">
<text:span text:style-name="T5">
СБУ</text:span>
</text:a>
</text:p>
      <text:p text:style-name="P4">
Source: <text:a xlink:type="simple" xlink:href="https://armyinform.com.ua/2023/05/24/u-kyyevi-zatrymano-antyukrayinskogo-religijnogo-blogera/" text:style-name="Internet_20_link" text:visited-style-name="Visited_20_Internet_20_Link">
https://armyinform.com.ua/2023/05/24/u-kyyevi-zatrymano-antyukrayinskogo-religijnogo-blogera/</text:a>
</text:p>
      <!--NEWS-->
      <text:h text:style-name="P10" text:outline-level="1">
<text:span text:style-name="T4">
Підрозділи ракетних військ і артилерії Сил оборони за добу уразили 14 різноманітних ворожих цілей</text:span>
</text:h>
      <text:p text:style-name="P4">
Author: ['АРМІЯINFORM']</text:p>
      <text:p text:style-name="P4">
Time: 2023-05-24T82:00:00-04:00</text:p>
      <text:p text:style-name="P4">
Description: Авіація Сил оборони за добу завдала 7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95.jpeg" text:style-name="Internet_20_link" text:visited-style-name="Visited_20_Internet_20_Link">
95.jpeg</text:a>
']</text:p>
      <text:p text:style-name="P4">
Tags: ['STOPRUSSIA', 'АГРЕСІЯ РФ', 'ВІЙНА', 'ВТОРГНЕННЯ РФ', 'ГШ ЗСУ', 'ХРОНІКА ОБОРОНИ']</text:p>
      <text:p text:style-name="P4">
Category: News</text:p>
      <!--METADATA-->
      <text:p text:style-name="P4">
<draw:frame draw:style-name="fr1" draw:name="Image448" text:anchor-type="as-char" svg:width="6.9236in" svg:height="4.588039in" draw:z-index="0">
<draw:image xlink:href="../Images/AРМІЯINFORM/2023-05-24T82-00-00-04-00/95.jpeg" xlink:type="simple" xlink:show="embed" xlink:actuate="onLoad" draw:mime-type="image/jpeg"/>
</draw:frame>
 Ілюстративнефото</text:p>
      <text:p text:style-name="P4">
Авіація Сил оборони за добу завдала 7 ударів по районах зосередження особовогоскладу та військової техніки противника.</text:p>
      <text:p text:style-name="P4">
Про це<text:a xlink:type="simple" xlink:href="https://www.facebook.com/GeneralStaff.ua/posts/pfbid02K9HWQPvkHzXDWY4nfcB9cnvwCttq38k1LatPmjkMjieyMTWy7XAQHRxmwzSYYqejl" text:style-name="Internet_20_link" text:visited-style-name="Visited_20_Internet_20_Link">
повідомляє</text:a>
ГШ ЗСУ у вечірньому зведенні.</text:p>
      <text:p text:style-name="P4">
— Протягом цієї доби наші захисники знищили 2 ворожі ударні БПЛА типу «Shahed»та 1 розвідувальний БПЛА типу «Орлан-10». Підрозділи ракетних військ іартилерії уразили 2 райони зосередження живої сили, 4 склади боєприпасів,станцію радіоелектронної боротьби, 4 артилерійських підрозділи на вогневихпозиціях та ще 4 важливі цілі противника, — йдеться у повідомленні.</text:p>
      <text:p text:style-name="P4">
Source: <text:a xlink:type="simple" xlink:href="https://armyinform.com.ua/2023/05/24/pidrozdily-raketnyh-vijsk-i-artyleriyi-syl-oborony-za-dobu-urazyly-14-riznomanitnyh-vorozhyh-czilej/" text:style-name="Internet_20_link" text:visited-style-name="Visited_20_Internet_20_Link">
https://armyinform.com.ua/2023/05/24/pidrozdily-raketnyh-vijsk-i-artyleriyi-syl-oborony-za-dobu-urazyly-14-riznomanitnyh-vorozhyh-czilej/</text:a>
</text:p>
      <!--NEWS-->
      <text:h text:style-name="P10" text:outline-level="1">
<text:span text:style-name="T4">
Закликаємо партнерів посилити підтримку України у відновленні телеком-інфраструктури — Юрій Щиголь</text:span>
</text:h>
      <text:p text:style-name="P4">
Author: ['АРМІЯINFORM']</text:p>
      <text:p text:style-name="P4">
Time: 2023-05-24T83:00:00-04:00</text:p>
      <text:p text:style-name="P4">
Description: Під час ITU Regional Development Forum for Europe — Форуму регіонального розвитку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ite000305.png" text:style-name="Internet_20_link" text:visited-style-name="Visited_20_Internet_20_Link">
site000305.png</text:a>
']</text:p>
      <text:p text:style-name="P4">
Tags: ['АГРЕСІЯ РФ', 'ВТОРГНЕННЯ РФ', 'СВІТ ПІДТРИМУЄ УКРАЇНУ']</text:p>
      <text:p text:style-name="P4">
Category: News</text:p>
      <!--METADATA-->
      <text:p text:style-name="P4">
<draw:frame draw:style-name="fr1" draw:name="Image449" text:anchor-type="as-char" svg:width="6.9236in" svg:height="5.204239in" draw:z-index="0">
<draw:image xlink:href="../Images/AРМІЯINFORM/2023-05-24T83-00-00-04-00/site000305.png" xlink:type="simple" xlink:show="embed" xlink:actuate="onLoad" draw:mime-type="image/png"/>
</draw:frame>
Ілюстративне фото</text:p>
      <text:p text:style-name="P4">
Під час ITU Regional Development Forum for Europe — Форуму регіональногорозвитку для Європи, організованого Міжнародним союзом електрозв’язку (МСЕ),одну з панелей присвятили розгляду питання імплементації Резолюції Ради МСЕ1408 стосовно підтримки України у відновленні телеком-інфраструктури.</text:p>
      <text:p text:style-name="P4">
Голова Держспецзв’язку Юрій Щиголь у зверненні до учасників Форуму нагадав, щоросія продовжує вести проти України жорстоку війну, руйнуючи та знищуючипередусім цивільну інфраструктуру. Зокрема — телекомунікації, інфраструктурутелебачення та радіо. Окупанти не тільки знищили обладнання на мільярдидоларів, а й перехоплюють канали зв’язку, частоти мовлення тощо.</text:p>
      <text:p text:style-name="P4">
«Ми вдячні за підтримку, яку надає Україні МСЕ. Відновлення інфраструктуриУкраїни сприяє соціально-економічному розвитку кожної з держав-членів тадосягненню цілей сталого розвитку. Водночас ми закликаємо партнерівактивізувати та посилити підтримку України, зокрема – через Спеціальний фонд,створений на виконання Резолюції 1408. Це – важливий практичний інструмент длявідновлення галузі електрозв'язку України», — зазначив Юрій Щиголь.</text:p>
      <text:p text:style-name="P4">
Під час заходу представники Швеції, Литви, Польщі, Іспанії, Великої Британіїї,Словенії виступили зі словами підтримки України, а також розповіли про наданунашій державі допомогу. Серед іншого, це — забезпечення обладнанням,гуманітарна допомога, сприяння у посиленні трансляції українськогорадіосигналу для боротьби з російською пропагандою, започаткування тапідтримка проєктів та ініціатив, спрямованих на створення стійкого цифровогосередовища тощо.</text:p>
      <text:p text:style-name="P4">
<text:span text:style-name="T4">
Джерело:</text:span>
 <text:a xlink:type="simple" xlink:href="https://cip.gov.ua/ua/news/zaklikayemo-partneriv-aktivizuvati-ta-posiliti-pidtrimku-ukrayini-u-vidnovlenni-telekom-infrastrukturi-yurii-shigol" text:style-name="Internet_20_link" text:visited-style-name="Visited_20_Internet_20_Link">
<text:span text:style-name="T5">
Держспецзв 'язку</text:span>
</text:a>
</text:p>
      <text:p text:style-name="P4">
Source: <text:a xlink:type="simple" xlink:href="https://armyinform.com.ua/2023/05/24/zaklykayemo-partneriv-posylyty-pidtrymku-ukrayiny-u-vidnovlenni-telekom-infrastruktury-yurij-shhygol/" text:style-name="Internet_20_link" text:visited-style-name="Visited_20_Internet_20_Link">
https://armyinform.com.ua/2023/05/24/zaklykayemo-partneriv-posylyty-pidtrymku-ukrayiny-u-vidnovlenni-telekom-infrastruktury-yurij-shhygol/</text:a>
</text:p>
      <!--NEWS-->
      <text:h text:style-name="P10" text:outline-level="1">
<text:span text:style-name="T4">
Окупант розповідає своїй жінці, як розстрілював полонених українців — перехоплення ГУР</text:span>
</text:h>
      <text:p text:style-name="P4">
Author: ['АРМІЯINFORM']</text:p>
      <text:p text:style-name="P4">
Time: 2023-05-24T84:00:00-04:00</text:p>
      <text:p text:style-name="P4">
Description: Військовослужбовець рф розповідає, як пишається нелюдськими вбивств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r-1.jpg" text:style-name="Internet_20_link" text:visited-style-name="Visited_20_Internet_20_Link">
gur-1.jpg</text:a>
']</text:p>
      <text:p text:style-name="P4">
Tags: ['STOPRUSSIA', 'АГРЕСІЯ РФ', 'ВТОРГНЕННЯ РФ', 'ГУР МО УКРАЇНИ']</text:p>
      <text:p text:style-name="P4">
Category: News</text:p>
      <!--METADATA-->
      <text:p text:style-name="P4">
<draw:frame draw:style-name="fr1" draw:name="Image450" text:anchor-type="as-char" svg:width="6.9236in" svg:height="3.894525in" draw:z-index="0">
<draw:image xlink:href="../Images/AРМІЯINFORM/2023-05-24T84-00-00-04-00/gur-1.jpg" xlink:type="simple" xlink:show="embed" xlink:actuate="onLoad" draw:mime-type="image/jpeg"/>
</draw:frame>
Ілюстративне фото</text:p>
      <text:p text:style-name="P4">
Військовослужбовець рф розповідає, як пишається нелюдськими вбивствамивійськовослужбовців ЗС.</text:p>
      <text:p text:style-name="P4">
Про це <text:a xlink:type="simple" xlink:href="https://gur.gov.ua/content/my-oboshly-les-ukropovskyi-vzialy-20-chelovek-v-plen-y-priam-v-okope-ykh-rasstrelialy.html" text:style-name="Internet_20_link" text:visited-style-name="Visited_20_Internet_20_Link">
повідомляє</text:a>
 ГУР МОУ.</text:p>
      <text:p text:style-name="P4">
«Мы обошли лес укроповский, взяли 20 человек в плен и прям в окопе ихрасстреляли», — йдеться у перехопленні.</text:p>
      <text:p text:style-name="P4">
Source: <text:a xlink:type="simple" xlink:href="https://armyinform.com.ua/2023/05/24/okupant-rozpovidaye-svoyij-zhinczi-yak-rozstrilyuvav-polonenyh-ukrayincziv-perehoplennya-gur/" text:style-name="Internet_20_link" text:visited-style-name="Visited_20_Internet_20_Link">
https://armyinform.com.ua/2023/05/24/okupant-rozpovidaye-svoyij-zhinczi-yak-rozstrilyuvav-polonenyh-ukrayincziv-perehoplennya-gur/</text:a>
</text:p>
      <!--NEWS-->
      <text:h text:style-name="P10" text:outline-level="1">
<text:span text:style-name="T4">
Олександр Павлюк перевірив роботу Координаційного Центру моніторингу стану мінної безпеки</text:span>
</text:h>
      <text:p text:style-name="P4">
Author: ['АРМІЯINFORM']</text:p>
      <text:p text:style-name="P4">
Time: 2023-05-24T85:00:00-04:00</text:p>
      <text:p text:style-name="P4">
Description: Перший заступник Міністра оборони України генерал-лейтенант Олександр Павлюк перевір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5caf39b5a66bec5643380656fe12455ffc1f555.jpg" text:style-name="Internet_20_link" text:visited-style-name="Visited_20_Internet_20_Link">
e5caf39b5a66bec5643380656fe12455ffc1f555.jpg</text:a>
']</text:p>
      <text:p text:style-name="P4">
Tags: ['STOPRUSSIA', 'АГРЕСІЯ РФ', 'ВТОРГНЕННЯ РФ', 'ОЛЕКСАНДР ПАВЛЮК']</text:p>
      <text:p text:style-name="P4">
Category: News</text:p>
      <!--METADATA-->
      <text:p text:style-name="P4">
<draw:frame draw:style-name="fr1" draw:name="Image451" text:anchor-type="as-char" svg:width="6.9236in" svg:height="3.897527in" draw:z-index="0">
<draw:image xlink:href="../Images/AРМІЯINFORM/2023-05-24T85-00-00-04-00/e5caf39b5a66bec5643380656fe12455ffc1f555.jpg" xlink:type="simple" xlink:show="embed" xlink:actuate="onLoad" draw:mime-type="image/jpeg"/>
</draw:frame>
</text:p>
      <text:p text:style-name="P4">
Перший заступник Міністра оборони України генерал-лейтенант Олександр Павлюкперевірив роботу Координаційного центру з питань моніторингу стану мінноїбезпеки на деокупованих територіях України. Про це Олександр Павлюк<text:a xlink:type="simple" xlink:href="https://t.me/Pavliuk_KSV/4306" text:style-name="Internet_20_link" text:visited-style-name="Visited_20_Internet_20_Link">
написав</text:a>
 у своєму Телеграм.</text:p>
      <text:p text:style-name="P4">
— Міністерство оборони України головує в Національному органі з питаньпротимінної діяльності, тому що задля ухвалення управлінських рішень необхідномати повну та правдиву інформацію за всіма напрямками протимінної діяльності,— зауважив генерал-лейтенант.</text:p>
      <text:p text:style-name="P4">
— Перевірив, як триває обладнання центру. Поспілкувався з колегами, ухвалилиряд рішень. Робота триває, визначені конкретні кроки для досягненнярезультату. Зокрема, щоб втілити визначені цілі, намагаємось максимальноавтоматизувати процес збору необхідних даних. Для цього за підтримкиЖеневського міжнародного центру гуманітарного розмінування застосовуємосистему управління інформацією IMSMA Core, що суттєво спрощує та пришвидшуєроботу з отриманими даними, — наголосив Перший заступник Міністра оборониУкраїни.</text:p>
      <text:p text:style-name="P4">
Source: <text:a xlink:type="simple" xlink:href="https://armyinform.com.ua/2023/05/24/oleksandr-pavlyuk-pereviryv-robotu-koordynaczijnogo-czentru-monitoryngu-stanu-minnoyi-bezpeky/" text:style-name="Internet_20_link" text:visited-style-name="Visited_20_Internet_20_Link">
https://armyinform.com.ua/2023/05/24/oleksandr-pavlyuk-pereviryv-robotu-koordynaczijnogo-czentru-monitoryngu-stanu-minnoyi-bezpeky/</text:a>
</text:p>
      <!--NEWS-->
      <text:h text:style-name="P10" text:outline-level="1">
<text:span text:style-name="T4">
Ганна Маляр: Ворог обстрілює ТОТ з метою провокації, намагаючись видати обстріли за дії ЗСУ</text:span>
</text:h>
      <text:p text:style-name="P4">
Author: ['АРМІЯINFORM']</text:p>
      <text:p text:style-name="P4">
Time: 2023-05-24T86:00:00-04:00</text:p>
      <text:p text:style-name="P4">
Description: Цього тижня противник здійснив провокаційний обстріл н.п. Токмак Запорізької област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ІЙНА', 'ВТОРГНЕННЯ РФ', 'ГАННА МАЛЯР', 'ТОТ']</text:p>
      <text:p text:style-name="P4">
Category: News</text:p>
      <!--METADATA-->
      <text:p text:style-name="P4">
<draw:frame draw:style-name="fr1" draw:name="Image452" text:anchor-type="as-char" svg:width="6.9236in" svg:height="4.615733in" draw:z-index="0">
<draw:image xlink:href="../Images/AРМІЯINFORM/2023-05-24T86-00-00-04-00/ganna-malyar.jpg" xlink:type="simple" xlink:show="embed" xlink:actuate="onLoad" draw:mime-type="image/jpeg"/>
</draw:frame>
Ганна Маляр</text:p>
      <text:p text:style-name="P4">
Цього тижня противник здійснив провокаційний обстріл н.п. Токмак Запорізькоїобласті з метою подальшого звинувачення ЗСУ в руйнуваннях об’єктів цивільноїінфраструктури.</text:p>
      <text:p text:style-name="P4">
Про це заступник Міністра оборони України Ганна Маляр<text:a xlink:type="simple" xlink:href="https://t.me/annamaliar/793" text:style-name="Internet_20_link" text:visited-style-name="Visited_20_Internet_20_Link">
написала</text:a>
 у Телеграм.</text:p>
      <text:p text:style-name="P4">
«На місці вибуху однієї з російських ракет місцеві мешканці виявили її уламок,на якому було написано гасло: «За братву и за победу», яким організаторипровокації викрили себе.</text:p>
      <text:p text:style-name="P4">
З метою приховування скоєного злочину зазначений уламок ракети знімати навідео окупанти заборонили, а свідків інциденту попередили про кримінальнувідповідальність за розповсюдження будь-яких коментарів», — зазначила ГаннаМаляр.</text:p>
      <text:p text:style-name="P4">
Крім того, для обмеження можливостей цивільного населення з обміну інформацієюпротивник цілеспрямовано знищив обладнання мобільного зв’язку в районах н.п.Гладківка, Обривка, Нова Маячка, Виноградове, Таврійське Херсонської області.</text:p>
      <text:p text:style-name="P4">
Електроустаткування мобільного зв’язку демонтовано, а вежі повалено шляхомпідрізання опор.</text:p>
      <text:p text:style-name="P4">
До того ж російське окупаційне командування суворо заборонило проїздцивільному населенню на тимчасово окуповану територію у районі н.п.ГолаПристань, де доступна мережа українського мобільного зв’язку.</text:p>
      <text:p text:style-name="P4">
Source: <text:a xlink:type="simple" xlink:href="https://armyinform.com.ua/2023/05/24/ganna-malyar-vorog-obstrilyuye-tot-z-metoyu-provokacziyi-namagayuchys-vydaty-obstrily-za-diyi-zsu/" text:style-name="Internet_20_link" text:visited-style-name="Visited_20_Internet_20_Link">
https://armyinform.com.ua/2023/05/24/ganna-malyar-vorog-obstrilyuye-tot-z-metoyu-provokacziyi-namagayuchys-vydaty-obstrily-za-diyi-zsu/</text:a>
</text:p>
      <!--NEWS-->
      <text:h text:style-name="P10" text:outline-level="1">
<text:span text:style-name="T4">
Під час операції легіон «Свобода россии» та РДК звільнили від путінського режиму понад 50 квадратних кілометрів бєлгородщини</text:span>
</text:h>
      <text:p text:style-name="P4">
Author: ['АРМІЯINFORM']</text:p>
      <text:p text:style-name="P4">
Time: 2023-05-24T87:00:00-04:00</text:p>
      <text:p text:style-name="P4">
Description: Дуже важливо, щоби про боротьбу легіону «Свобода россии» та РДК дізналася максималь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f16027-a114eb7-clipboard01.jpg" text:style-name="Internet_20_link" text:visited-style-name="Visited_20_Internet_20_Link">
2f16027-a114eb7-clipboard01.jpg</text:a>
']</text:p>
      <text:p text:style-name="P4">
Tags: ['STOPRUSSIA', 'АГРЕСІЯ РФ', 'ВТОРГНЕННЯ РФ', 'ЛЕГІОН «СВОБОДА РОСІЇ»']</text:p>
      <text:p text:style-name="P4">
Category: News</text:p>
      <!--METADATA-->
      <text:p text:style-name="P4">
<draw:frame draw:style-name="fr1" draw:name="Image453" text:anchor-type="as-char" svg:width="6.9236in" svg:height="3.883237in" draw:z-index="0">
<draw:image xlink:href="../Images/AРМІЯINFORM/2023-05-24T87-00-00-04-00/2f16027-a114eb7-clipboard01.jpg" xlink:type="simple" xlink:show="embed" xlink:actuate="onLoad" draw:mime-type="image/jpeg"/>
</draw:frame>
 Ілюстративне фото</text:p>
      <text:p text:style-name="P4">
Дуже важливо, щоби про боротьбу легіону «Свобода россии» та РДК дізналасямаксимальна кількість свідомих росіян.</text:p>
      <text:p text:style-name="P4">
Про це в <text:a xlink:type="simple" xlink:href="https://armyinform.com.ua/2023/05/24/legion-svoboda-rossyy-ta-rosijskyj-dobrovolchyj-korpus-rozpovily-pro-svoyi-bojovi-diyi-na-byelgorodshhyni/" text:style-name="Internet_20_link" text:visited-style-name="Visited_20_Internet_20_Link">
ексклюзивному</text:a>
 інтерв’ю для АрміяInform розповіли командир російськогодобровольчого корпусу Денис на псевдо «White Rex», а також заступник командиралегіону «Свобода россии» на псевдо «Цезар», які позиціонюють себе якпредставники російського національного спротиву кремлівському режиму.</text:p>
      <text:p text:style-name="P4">
— Від путінського режиму ми звільнили площу в понад 50 квадратних кілометрів.На нашому каналі достатньо відео і фотографій з трофеями у вигляді російськоїтехніки. Та й повідомлення про наші досягнення не сходять зі шпальт світовихінформаційних ресурсів, — розповіли представники російського національногоспротиву кремлівському режиму.</text:p>
      <text:p text:style-name="P4">
Source: <text:a xlink:type="simple" xlink:href="https://armyinform.com.ua/2023/05/24/pid-chas-operacziyi-legion-svoboda-rossyy-ta-rdk-zvilnyly-vid-putinskogo-rezhymu-ponad-50-kvadratnyh-kilometriv-byelgorodshhyny/" text:style-name="Internet_20_link" text:visited-style-name="Visited_20_Internet_20_Link">
https://armyinform.com.ua/2023/05/24/pid-chas-operacziyi-legion-svoboda-rossyy-ta-rdk-zvilnyly-vid-putinskogo-rezhymu-ponad-50-kvadratnyh-kilometriv-byelgorodshhyny/</text:a>
</text:p>
      <!--NEWS-->
      <text:h text:style-name="P10" text:outline-level="1">
<text:span text:style-name="T4">
Сьогодні Ганна Маляр виступила на найбільшій конференції з безпеки у Європі</text:span>
</text:h>
      <text:p text:style-name="P4">
Author: ['АРМІЯINFORM']</text:p>
      <text:p text:style-name="P4">
Time: 2023-05-24T88:00:00-04:00</text:p>
      <text:p text:style-name="P4">
Description: Про це заступник Міністра оборони України Ганна Маляр написала у Телеграм.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51e9ac8-c7f3-49fe-98dd-1e1318c4fe74.jpg" text:style-name="Internet_20_link" text:visited-style-name="Visited_20_Internet_20_Link">
751e9ac8-c7f3-49fe-98dd-1e1318c4fe74.jpg</text:a>
']</text:p>
      <text:p text:style-name="P4">
Tags: ['STOPRUSSIA', 'АГРЕСІЯ РФ', 'ВІЙНА', 'ВТОРГНЕННЯ РФ', 'ГАННА МАЛЯР']</text:p>
      <text:p text:style-name="P4">
Category: News</text:p>
      <!--METADATA-->
      <text:p text:style-name="P4">
<draw:frame draw:style-name="fr1" draw:name="Image454" text:anchor-type="as-char" svg:width="6.9236in" svg:height="4.61393in" draw:z-index="0">
<draw:image xlink:href="../Images/AРМІЯINFORM/2023-05-24T88-00-00-04-00/751e9ac8-c7f3-49fe-98dd-1e1318c4fe74.jpg" xlink:type="simple" xlink:show="embed" xlink:actuate="onLoad" draw:mime-type="image/jpeg"/>
</draw:frame>
</text:p>
      <text:p text:style-name="P4">
Про це заступник Міністра оборони України Ганна Маляр<text:a xlink:type="simple" xlink:href="https://t.me/annamaliar/794" text:style-name="Internet_20_link" text:visited-style-name="Visited_20_Internet_20_Link">
написала</text:a>
 у Телеграм.</text:p>
      <text:p text:style-name="P4">
Defence24 Day, який цьогоріч проводиться у Варшаві, вважається найбільшоюконференція в Центральній та Східній Європі з питань оборони та безпеки. Цепровідна подія для оборонного сектору та галузей, пов’язаних із безпекоюгромадян.</text:p>
      <text:p text:style-name="P4">
Заступниця міністра оборони розповіла великій європейській аудиторії простратегію непрямих дій рф, які вона здійснює не лише в Україні, але й вкраїнах Європи.</text:p>
      <text:p text:style-name="P4">
— Нашого ворога недооцінюють, коли говорять лише про його інформаційну роботув Інтернеті. Ботофермами росія славиться, але окрім цього і багаті росіяникупують у власність західні ЗМІ, фінансують культурні та мистецькі заходи вЄвропі, фінансують політичні партії, й таким чином вже давно здійснюютьінформаційну експансію. Ми, як ніхто інший, знаємо що це таке і до якихнаслідків призводить, — зауважила заступник Міністра оборони України.</text:p>
      <text:p text:style-name="P4">
Source: <text:a xlink:type="simple" xlink:href="https://armyinform.com.ua/2023/05/24/sogodni-ganna-malyar-vystupyla-na-najbilshij-konferencziyi-z-bezpeky-u-yevropi/" text:style-name="Internet_20_link" text:visited-style-name="Visited_20_Internet_20_Link">
https://armyinform.com.ua/2023/05/24/sogodni-ganna-malyar-vystupyla-na-najbilshij-konferencziyi-z-bezpeky-u-yevropi/</text:a>
</text:p>
      <!--NEWS-->
      <text:h text:style-name="P10" text:outline-level="1">
<text:span text:style-name="T4">
Генеральному директору російської авіакомпанії загрожує 15 років за співучасть у злочині проти України</text:span>
</text:h>
      <text:p text:style-name="P4">
Author: ['АРМІЯINFORM']</text:p>
      <text:p text:style-name="P4">
Time: 2023-05-24T89:00:00-04:00</text:p>
      <text:p text:style-name="P4">
Description: Служба безпеки продовжує викривати злочини російських високопосадовців, які причетні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_16-30-13.jpg" text:style-name="Internet_20_link" text:visited-style-name="Visited_20_Internet_20_Link">
photo_2023-05-24_16-30-13.jpg</text:a>
']</text:p>
      <text:p text:style-name="P4">
Tags: ['STOPRUSSIA', 'АГРЕСІЯ РФ', 'ВТОРГНЕННЯ РФ', 'СБУ']</text:p>
      <text:p text:style-name="P4">
Category: News</text:p>
      <!--METADATA-->
      <text:p text:style-name="P4">
<draw:frame draw:style-name="fr1" draw:name="Image455" text:anchor-type="as-char" svg:width="6.9236in" svg:height="3.894525in" draw:z-index="0">
<draw:image xlink:href="../Images/AРМІЯINFORM/2023-05-24T89-00-00-04-00/photo_2023-05-24_16-30-13.jpg" xlink:type="simple" xlink:show="embed" xlink:actuate="onLoad" draw:mime-type="image/jpeg"/>
</draw:frame>
</text:p>
      <text:p text:style-name="P4">
Служба безпеки продовжує викривати злочини російських високопосадовців, якіпричетні до ведення агресивної війни проти України.</text:p>
      <text:p text:style-name="P4">
У результаті слідчих дій зібрано доказову базу на генерального директораросійської авіакомпанії «уральські авіалінії» сергія скуратова.</text:p>
      <text:p text:style-name="P4">
За даними розслідування, посадовець допомагав міноборони рф перекидатиокупаційні угруповання у напрямку українського кордону.</text:p>
      <text:p text:style-name="P4">
Для цього він надав 6 цивільних повітряних суден, якими потім транспортувалиросійських мобілізованих, а також їхню зброю та боєприпаси.</text:p>
      <text:p text:style-name="P4">
Встановлено, що з початку жовтня минулого року за сприяння скуратова агресорздійснив 11 «військових» рейсів до аеропорту «платов» у ростовській області.</text:p>
      <text:p text:style-name="P4">
Надалі окупаційні підрозділи перекидали в Україну для участі у бойових діях насхідному та південному фронтах.</text:p>
      <text:p text:style-name="P4">
На підставі зібраних доказів слідчі Служби безпеки повідомили скуратову пропідозру за планування, підготовку, розв’язування та ведення агресивної війни.</text:p>
      <text:p text:style-name="P4">
Зловмиснику загрожує до 15 років ув’язнення. Тривають комплексні заходи дляпритягнення його до відповідальності за злочини проти нашої держави.</text:p>
      <text:p text:style-name="P4">
Розслідування проводили співробітники СБУ за процесуального керівництва ОфісуГенерального прокурора.</text:p>
      <text:p text:style-name="P4">
<text:span text:style-name="T4">
Джерело:</text:span>
 <text:a xlink:type="simple" xlink:href="https://ssu.gov.ua/novyny/sbu-povidomyla-pro-pidozru-hendyrektoru-uralskykh-avialinii-yakyi-nadav-tsyvilni-litaky-dlia-perekydannia-rosiiskykh-viisk-v-ukrainu" text:style-name="Internet_20_link" text:visited-style-name="Visited_20_Internet_20_Link">
<text:span text:style-name="T5">
СБУ</text:span>
</text:a>
</text:p>
      <text:p text:style-name="P4">
Source: <text:a xlink:type="simple" xlink:href="https://armyinform.com.ua/2023/05/24/generalnomu-dyrektoru-rosijskoyi-aviakompaniyi-zagrozhuye-15-rokiv-za-spivuchast-u-zlochyni-proty-ukrayiny/" text:style-name="Internet_20_link" text:visited-style-name="Visited_20_Internet_20_Link">
https://armyinform.com.ua/2023/05/24/generalnomu-dyrektoru-rosijskoyi-aviakompaniyi-zagrozhuye-15-rokiv-za-spivuchast-u-zlochyni-proty-ukrayiny/</text:a>
</text:p>
      <!--NEWS-->
      <text:h text:style-name="P10" text:outline-level="1">
<text:span text:style-name="T4">
Мінно-пошукові собаки Сил підтримки ЗСУ допомагають розміновувати Харківщину</text:span>
</text:h>
      <text:p text:style-name="P4">
Author: ['АРМІЯINFORM']</text:p>
      <text:p text:style-name="P4">
Time: 2023-05-24T90:00:00-04:00</text:p>
      <text:p text:style-name="P4">
Description: Трирічна бельгійська вівчарка Малінуа на ім’я Сіріус та дворічна німецька вівчарка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4_17-23-45-e1684945515944.jpg" text:style-name="Internet_20_link" text:visited-style-name="Visited_20_Internet_20_Link">
photo_2023-05-24_17-23-45-e1684945515944.jpg</text:a>
']</text:p>
      <text:p text:style-name="P4">
Tags: ['STOPRUSSIA', 'АГРЕСІЯ РФ', 'ВТОРГНЕННЯ РФ', 'ДССТ МО УКРАЇНИ']</text:p>
      <text:p text:style-name="P4">
Category: News</text:p>
      <!--METADATA-->
      <text:p text:style-name="P4">
<draw:frame draw:style-name="fr1" draw:name="Image456" text:anchor-type="as-char" svg:width="6.9236in" svg:height="6.360563in" draw:z-index="0">
<draw:image xlink:href="../Images/AРМІЯINFORM/2023-05-24T90-00-00-04-00/photo_2023-05-24_17-23-45-e1684945515944.jpg" xlink:type="simple" xlink:show="embed" xlink:actuate="onLoad" draw:mime-type="image/jpeg"/>
</draw:frame>
</text:p>
      <text:p text:style-name="P4">
Трирічна бельгійська вівчарка Малінуа на ім’я Сіріус та дворічна німецькавівчарка на ім’я Бесі – не новачки в саперній справі. Перед тим як приступитидо виконання поставлених завдань, чотирилапі помічники проходять кінологічнушколу у Центрі протимінної діяльності, а вже потім приступають до роботи.</text:p>
      <text:p text:style-name="P4">
Про це <text:a xlink:type="simple" xlink:href="https://t.me/dsst_mou/2874" text:style-name="Internet_20_link" text:visited-style-name="Visited_20_Internet_20_Link">
повідомляє</text:a>
 ДССТ.</text:p>
      <text:p text:style-name="P4">
Штаб-сержант інженерно-саперного батальйону Андрій Богатиренко розповідає, щособаки допомагають там, де не завжди під силу людині знайти вибухонебезпечнийпредмет, зокрема у важкодоступних місцях та під завалами. Коли собаказнаходить підозрілий предмет, вона подає знак: або лягає, або сідає. Коженкінолог знає детально повадки свого підопічного. Місце знахідки позначають, адалі справа за саперами.</text:p>
      <text:p text:style-name="P4">
Робочий день у Сіріуса і Бесі скорочений, адже собака – не робот і їй требадавати відпочити від навантажень. У жарку пору року перерви для відпочинкудещо більші. Міннорозшукова собака використовує свій нюх під час пошуку — і цеє великим навантаження на її нервову систему. Відпочинок, а далі знову дороботи.</text:p>
      <text:p text:style-name="P4">
Для захисту собакам так само, як і людям одягають бронежилети та захисніокуляри, аби уникнути травмування. А після напруженого дня, розповідає АндрійБогатиренко, їх підопічні залюбки приймають водні процедури, як своєріднийрелакс.  Завдяки копіткій роботі кінологічних розрахунків щодня площа очищеноїукраїнської землі поступово збільшується.</text:p>
      <text:p text:style-name="P4">
Source: <text:a xlink:type="simple" xlink:href="https://armyinform.com.ua/2023/05/24/minno-poshukovi-sobaky-syl-pidtrymky-zsu-dopomagayut-rozminovuvaty-harkivshhynu/" text:style-name="Internet_20_link" text:visited-style-name="Visited_20_Internet_20_Link">
https://armyinform.com.ua/2023/05/24/minno-poshukovi-sobaky-syl-pidtrymky-zsu-dopomagayut-rozminovuvaty-harkivshhynu/</text:a>
</text:p>
      <!--NEWS-->
      <text:h text:style-name="P10" text:outline-level="1">
<text:span text:style-name="T4">
Перший же український F-16 стане одним із найсильніших сигналів від світу, що росія лише втрачатиме — Президент</text:span>
</text:h>
      <text:p text:style-name="P4">
Author: ['АРМІЯINFORM']</text:p>
      <text:p text:style-name="P4">
Time: 2023-05-24T91:00:00-04:00</text:p>
      <text:p text:style-name="P4">
Description: Бажаю здоровʼя, шановні українці!    Провів сьогодні перше засідання Ставки після ус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bb68036cdca23a32681dda566706a3f_1684954386_extra_large.jpeg" text:style-name="Internet_20_link" text:visited-style-name="Visited_20_Internet_20_Link">
2bb68036cdca23a32681dda566706a3f_1684954386_extra_large.jpe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457" text:anchor-type="as-char" svg:width="6.9236in" svg:height="3.894525in" draw:z-index="0">
<draw:image xlink:href="../Images/AРМІЯINFORM/2023-05-24T91-00-00-04-00/2bb68036cdca23a32681dda566706a3f_1684954386_extra_large.jpeg" xlink:type="simple" xlink:show="embed" xlink:actuate="onLoad" draw:mime-type="image/jpeg"/>
</draw:frame>
</text:p>
      <text:p text:style-name="P4">
<text:span text:style-name="T4">
Бажаю здоровʼя, шановні українці!</text:span>
</text:p>
      <text:p text:style-name="P4">
Провів сьогодні перше засідання Ставки після усіх важливих візитів, зустрічейі рішень — оборонних рішень, над якими ми працювали доволі довго й осьотримуємо їх у взаємодії з партнерами.</text:p>
      <text:p text:style-name="P4">
Передусім це стосується авіаційної коаліції — коаліції сучасних винищувачівдля України.</text:p>
      <text:p text:style-name="P4">
Ми робимо все, щоб скоротити час до результату, до появи в українському небінових і потужних літаків з українськими пілотами.</text:p>
      <text:p text:style-name="P4">
Зрозуміло, що цей глобальний крок дасть змогу розширити наші оборонніможливості. Бо лише з потужними літаками система протиповітряної оборони стаєповноцінною.</text:p>
      <text:p text:style-name="P4">
А з іншого боку, перший же український F-16 стане одним із найсильнішихсигналів від світу, що росія через її ж агресію лише втрачатиме — будеслабшою, ставатиме ще більш ізольованою.</text:p>
      <text:p text:style-name="P4">
Це буде сигнал, що російський терор програв, а наш світ, який заснований наповазі до незалежних націй і до права народів самим обирати свій шлях,вистояв.</text:p>
      <text:p text:style-name="P4">
Ми підготуємо всю необхідну базу, щоб такий наш авіаційний перехід відбувсямаксимально швидко й ефективно.</text:p>
      <text:p text:style-name="P4">
Наші воїни вже довели, що можуть опанувати сучасну зброю так результативно, яквід нас навіть не очікували. З літаками, я впевнений, буде так само успішно.</text:p>
      <text:p text:style-name="P4">
Головне — швидкість тренування і постачання, тобто час, який мине міжрішеннями й реальним захистом нашого неба.</text:p>
      <text:p text:style-name="P4">
Сьогодні на Ставці, як і завжди, заслухав звіти командувачів, Головкома,керівника ГУР щодо поточної ситуації на фронті, нашої протидії окупанту й тихможливостей, які росія збирається використати проти нас.</text:p>
      <text:p text:style-name="P4">
Знаємо, чим відповідати. Зокрема, це стосується ракетної загрози та постійноготерору дронами-камікадзе.</text:p>
      <text:p text:style-name="P4">
Зараз росія дедалі частіше вдається до так званих комбінованих ударів — різнітипи ракет, різні типи дронів.</text:p>
      <text:p text:style-name="P4">
Дякую нашим Повітряним силам, усім нашим захисникам неба, нашій розвідці — зате, що наш захист удосконалюється швидше, ніж Росія встигає змінювати своютактику терору.</text:p>
      <text:p text:style-name="P4">
Якщо взяти, до прикладу, лише одне знаряддя російського терору — іранські«Шахеди», то на сьогодні на рахунку наших воїнів майже 900 цих збитих дронів.Загалом же проти України було застосовано близько 1160 «Шахедів». Більшість —збиваємо.</text:p>
      <text:p text:style-name="P4">
І постійно шукаємо інструменти, щоб зробити кількість збиття іранських дронівповною.</text:p>
      <text:p text:style-name="P4">
Але сьогодні, зважаючи на те, що такі удари тривають постійно, хотів бизвернутися безпосередньо до народу Ірану. До всіх — до суспільства, доіранських улемів, до кожної іранської родини, до тих людей, які здатнівпливати на державні рішення в Ірані. Просте запитання: а для чого вам бутиспівучасниками російського терору? Чому ви на боці держави-зла?</text:p>
      <text:p text:style-name="P4">
Світ же бачить, що відбувається, і ви всі в Ірані бачите. Підтримку зланеможливо заперечувати.</text:p>
      <text:p text:style-name="P4">
Хоч ми й навчилися збивати більшість ваших дронів-камікадзе, які ви передаєтеросії, але все ж таки є й влучання.</text:p>
      <text:p text:style-name="P4">
Коли іранський дрон убиває вагітну українську дівчину разом з її чоловіком уних удома, то для чого це вам, матері й батьки в Ірані? Коли ваш «Шахед» б’єпо гуртожитку з нашими студентами, люди гинуть, починається пожежа, на місцеприбувають рятувальники, і за кілька хвилин б’є другий «Шахед», забираючижиття уже тих, хто рятував життя інших… Для чого такі цинічні вбивства Ірану?Руками росії, але вашою, вашою зброєю.</text:p>
      <text:p text:style-name="P4">
Що від цього отримуєте ви, люди в Тегерані, або в Ширазі, або Саккезі, або вбудь-якому іншому місті вашої країни?</text:p>
      <text:p text:style-name="P4">
На жаль, іще більшу ізоляцію від світу, іще більші проблеми.</text:p>
      <text:p text:style-name="P4">
Для росії мішень — абсолютно все. Житло, школи, лікарні, молитовні будинки,церкви, електростанції, ринки, навіть пункти видачі гуманітарної допомоги таавтобусні зупинки… Вже є тисячі таких прикладів. Люди Ірану! росія б’є повсьому, не розбираючи. Артилерією й мінометами, ракетами й дронами — тим, що внеї є, і тим, що від вашого імені Росії дають.</text:p>
      <text:p text:style-name="P4">
Я впевнений, ви маєте бути на іншому боці історії — не зі злом.</text:p>
      <text:p text:style-name="P4">
росія почала цю війну заради поневолення. Це війна колонізатора протисусідньої нації. Росія навіть краде людей — наших дітей! Тисячі й тисячі… Лишеабсолютне зло може красти дітей іншого народу. І, йдучи проти українців,російські окупанти знищують усі інші національні спільноти, які століттямиживуть на землі України. Тому підтвердження — спалені росіянами села греків-християн і системні репресії росії проти кримськотатарського народу — нашоїукраїнської мусульманської спільноти.</text:p>
      <text:p text:style-name="P4">
Люди Ірану могли б жити зовсім інакше, якби вас не ставили на один бік ізтаким злом, як російська агресія.</text:p>
      <text:p text:style-name="P4">
Ваші «Шахеди», які щоночі тероризують Україну, означають лише те, що людейІрану штовхають ще глибше й глибше на темний бік історії.</text:p>
      <text:p text:style-name="P4">
Слава всім, хто захищає життя!</text:p>
      <text:p text:style-name="P4">
Дякую всім у світі, хто допомагає посилювати нашу ППО, нашу авіацію й рятуватинаших людей від російського терору!</text:p>
      <text:p text:style-name="P4">
Будемо сильними — будемо жити!</text:p>
      <text:p text:style-name="P4">
<text:span text:style-name="T4">
Слава Україні!</text:span>
</text:p>
      <text:p text:style-name="P4">
Source: <text:a xlink:type="simple" xlink:href="https://armyinform.com.ua/2023/05/24/pershyj-zhe-ukrayinskyj-f-16-stane-odnym-iz-najsylnishyh-sygnaliv-vid-svitu-shho-rosiya-lyshe-vtrachatyme-prezydent/" text:style-name="Internet_20_link" text:visited-style-name="Visited_20_Internet_20_Link">
https://armyinform.com.ua/2023/05/24/pershyj-zhe-ukrayinskyj-f-16-stane-odnym-iz-najsylnishyh-sygnaliv-vid-svitu-shho-rosiya-lyshe-vtrachatyme-prezydent/</text:a>
</text:p>
      <!--NEWS-->
      <text:h text:style-name="P10" text:outline-level="1">
<text:span text:style-name="T4">
російський танк доїхав Берліну та Нідерландів — як музейний експонат</text:span>
</text:h>
      <text:p text:style-name="P4">
Author: ['АРМІЯINFORM']</text:p>
      <text:p text:style-name="P4">
Time: 2023-05-24T92:00:00-04:00</text:p>
      <text:p text:style-name="P4">
Description: З 25 травня по 4 червня 2023 року в Амстердамі, у рамках Форуму європейської культури Д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ank_groesbeek-photoshop-768x501-1.png" text:style-name="Internet_20_link" text:visited-style-name="Visited_20_Internet_20_Link">
tank_groesbeek-photoshop-768x501-1.png</text:a>
']</text:p>
      <text:p text:style-name="P4">
Tags: ['STOPRUSSIA', 'АГРЕСІЯ РФ', 'ВТОРГНЕННЯ РФ']</text:p>
      <text:p text:style-name="P4">
Category: News</text:p>
      <!--METADATA-->
      <text:p text:style-name="P4">
<draw:frame draw:style-name="fr1" draw:name="Image458" text:anchor-type="as-char" svg:width="6.9236in" svg:height="4.516567in" draw:z-index="0">
<draw:image xlink:href="../Images/AРМІЯINFORM/2023-05-24T92-00-00-04-00/tank_groesbeek-photoshop-768x501-1.png" xlink:type="simple" xlink:show="embed" xlink:actuate="onLoad" draw:mime-type="image/png"/>
</draw:frame>
</text:p>
      <text:p text:style-name="P4">
З 25 травня по 4 червня 2023 року в Амстердамі, у рамках Форуму європейськоїкультури Де Бальє, виставлять розбитий російський танк як символ крихкості тастійкості демократії в Європі.</text:p>
      <text:p text:style-name="P4">
Про це <text:a xlink:type="simple" xlink:href="https://cultureforum.eu/programme/exposition-tank/" text:style-name="Internet_20_link" text:visited-style-name="Visited_20_Internet_20_Link">
повідомляє</text:a>
 Форумєвропейської культури.</text:p>
      <text:p text:style-name="P4">
— 31 березня 2022 року цей танк був знищений українськими бійцями під часбитви за Київ у селі Дмитрівка, що поблизу Бучі. У цьому регіоні, як і вбагатьох інших місцях в Україні, були вбиті невинні цивільні особи. Ці подіїправозахисники кваліфікували як воєнні злочини, які наразі розслідуютьсяМіжнародним кримінальним судом. Танк вагою 44 тонни використовував російськийпідрозділ із прикордонного з Монголією міста Улан-Уде, що за 6300 кілометріввід Києва, — йдеться у повідомленні.</text:p>
      <text:p text:style-name="P4">
Перед цим цей танк експозиціювався у Берліні на Унтер-ден-Лінден та в Музеїсвободи в Гросбеку у Нідерландах.</text:p>
      <text:p text:style-name="P4">
Source: <text:a xlink:type="simple" xlink:href="https://armyinform.com.ua/2023/05/24/rosijskyj-tank-doyihav-berlinu-ta-niderlandiv-yak-muzejnyj-eksponat/" text:style-name="Internet_20_link" text:visited-style-name="Visited_20_Internet_20_Link">
https://armyinform.com.ua/2023/05/24/rosijskyj-tank-doyihav-berlinu-ta-niderlandiv-yak-muzejnyj-eksponat/</text:a>
</text:p>
      <!--NEWS-->
      <text:h text:style-name="P10" text:outline-level="1">
<text:span text:style-name="T4">
Пройдено колосальний шлях щеплення від російських інфо вкидів. Ми навчились вирізняти та відчувати навіть між рядків їх підступність — Ганна Маляр</text:span>
</text:h>
      <text:p text:style-name="P4">
Author: ['АРМІЯINFORM']</text:p>
      <text:p text:style-name="P4">
Time: 2023-05-24T93:00:00-04:00</text:p>
      <text:p text:style-name="P4">
Description: Про це заступник Міністра оборони України Ганна Маляр написала у Телеграм.    Більше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ec3c68e-7ab5-4b86-861d-4199726271bc.jpg" text:style-name="Internet_20_link" text:visited-style-name="Visited_20_Internet_20_Link">
3ec3c68e-7ab5-4b86-861d-4199726271bc.jpg</text:a>
']</text:p>
      <text:p text:style-name="P4">
Tags: ['STOPRUSSIA', 'АГРЕСІЯ РФ', 'ВІЙНА', 'ВТОРГНЕННЯ РФ', 'ГАННА МАЛЯР']</text:p>
      <text:p text:style-name="P4">
Category: News</text:p>
      <!--METADATA-->
      <text:p text:style-name="P4">
<draw:frame draw:style-name="fr1" draw:name="Image459" text:anchor-type="as-char" svg:width="6.9236in" svg:height="5.18491in" draw:z-index="0">
<draw:image xlink:href="../Images/AРМІЯINFORM/2023-05-24T93-00-00-04-00/3ec3c68e-7ab5-4b86-861d-4199726271bc.jpg" xlink:type="simple" xlink:show="embed" xlink:actuate="onLoad" draw:mime-type="image/jpeg"/>
</draw:frame>
</text:p>
      <text:p text:style-name="P4">
Про це заступник Міністра оборони України Ганна Маляр<text:a xlink:type="simple" xlink:href="https://t.me/annamaliar/795" text:style-name="Internet_20_link" text:visited-style-name="Visited_20_Internet_20_Link">
написала</text:a>
 у Телеграм.</text:p>
      <text:p text:style-name="P4">
Більше року повномасштабної війни.</text:p>
      <text:p text:style-name="P4">
Пройдено колосальний шлях щеплення від російських інфо вкидів. Ми навчилисьвирізняти та відчувати навіть між рядків їх підступність.</text:p>
      <text:p text:style-name="P4">
Здавалось, це правило вже підсвідомо працює в кожного — віримо офіційнимджерелам.</text:p>
      <text:p text:style-name="P4">
НЕ віримо знеособленим джерелам інформації — коли немає ні імені, ні назвиустанови, ні інших ідентифікуючих ознак. Коли ви просто не знаєте хто саме ценаписав.</text:p>
      <text:p text:style-name="P4">
Але чим більша маячня, тим більше в неї вірять.</text:p>
      <text:p text:style-name="P4">
Росіяни пишуть у телеграмканалах, що щось трапилось з нашим Главкомом.</text:p>
      <text:p text:style-name="P4">
І що? Ну хай пишуть.</text:p>
      <text:p text:style-name="P4">
Ми ж це спростували — неодноразово. Він робить свою роботу. І його не обходятьці фейки, як і інших командувачів про яких вороги пишуть вигадки.</text:p>
      <text:p text:style-name="P4">
В нас не підставляють двійників.</text:p>
      <text:p text:style-name="P4">
Росіяни просто випробовують свої Іпсо.</text:p>
      <text:p text:style-name="P4">
Source: <text:a xlink:type="simple" xlink:href="https://armyinform.com.ua/2023/05/24/projdeno-kolosalnyj-shlyah-shheplennya-vid-rosijskyh-info-vkydiv-my-navchylys-vyriznyaty-ta-vidchuvaty-navit-mizh-ryadkiv-yih-pidstupnist-ganna-malyar/" text:style-name="Internet_20_link" text:visited-style-name="Visited_20_Internet_20_Link">
https://armyinform.com.ua/2023/05/24/projdeno-kolosalnyj-shlyah-shheplennya-vid-rosijskyh-info-vkydiv-my-navchylys-vyriznyaty-ta-vidchuvaty-navit-mizh-ryadkiv-yih-pidstupnist-ganna-malyar/</text:a>
</text:p>
      <!--NEWS-->
      <text:h text:style-name="P10" text:outline-level="1">
<text:span text:style-name="T4">
Нідерланди прагнуть прискорити процес навчання українських пілотів на винищувачах F-16</text:span>
</text:h>
      <text:p text:style-name="P4">
Author: ['АРМІЯINFORM']</text:p>
      <text:p text:style-name="P4">
Time: 2023-05-24T94:00:00-04:00</text:p>
      <text:p text:style-name="P4">
Description: Про це повідомляє Міноборони Нідерландів    Нідерланди працюють над планом якнайшвидш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picture-resize.jpg" text:style-name="Internet_20_link" text:visited-style-name="Visited_20_Internet_20_Link">
f-16-picture-resize.jpg</text:a>
', '<text:a xlink:type="simple" xlink:href="https://armyinform.com.ua/wp-content/uploads/2022/05/f-16-scaled.jpg" text:style-name="Internet_20_link" text:visited-style-name="Visited_20_Internet_20_Link">
f-16-scaled.jpg</text:a>
']</text:p>
      <text:p text:style-name="P4">
Tags: ['F-16', 'STOPRUSSIA', 'АГРЕСІЯ РФ', 'ВІЙНА', 'ВТОРГНЕННЯ РФ', 'НІДЕРЛАНДИ']</text:p>
      <text:p text:style-name="P4">
Category: News</text:p>
      <!--METADATA-->
      <text:p text:style-name="P4">
<draw:frame draw:style-name="fr1" draw:name="Image460" text:anchor-type="as-char" svg:width="6.9236in" svg:height="4.436874in" draw:z-index="0">
<draw:image xlink:href="../Images/AРМІЯINFORM/2023-05-24T94-00-00-04-00/f-16-picture-resize.jpg" xlink:type="simple" xlink:show="embed" xlink:actuate="onLoad" draw:mime-type="image/jpeg"/>
</draw:frame>
 Багатоцільовий винищувач F-16 . Фото: Willard / iStock</text:p>
      <text:p text:style-name="P4">
Про це<text:a xlink:type="simple" xlink:href="https://www.defensie.nl/actueel/nieuws/2023/05/24/nederland-wil-snel-starten-met-opleiden-oekraiense-vliegers-voor-f-16" text:style-name="Internet_20_link" text:visited-style-name="Visited_20_Internet_20_Link">
повідомляє</text:a>
 МіноборониНідерландів</text:p>
      <text:p text:style-name="P4">
Нідерланди працюють над планом якнайшвидшого початку підготовки українськихпілотів до F-16. Це робиться разом з низкою країн-партнерів. Міністр КайсаОллонгрен сьогодні повідомляє про це Палаті представників.</text:p>
      <text:p text:style-name="P4">
Нідерланди співпрацюють у цьому проекті з Данією, Бельгією та ВеликоюБританією. Очікується участь більшої кількості країн. Також важливу рольвідіграватиме промисловість. За словами міністра Оллонгрена, країни такожрозглядають можливість сталого задоволення потреб України в навчанні вдовгостроковій перспективі.</text:p>
      <text:p text:style-name="P4">
<draw:frame draw:style-name="fr1" draw:name="Image461" text:anchor-type="as-char" svg:width="6.9236in" svg:height="4.746452in" draw:z-index="0">
<draw:image xlink:href="../Images/AРМІЯINFORM/2023-05-24T94-00-00-04-00/f-16-scaled.jpg" xlink:type="simple" xlink:show="embed" xlink:actuate="onLoad" draw:mime-type="image/jpeg"/>
</draw:frame>
</text:p>
      <text:p text:style-name="P4">
Source: <text:a xlink:type="simple" xlink:href="https://armyinform.com.ua/2023/05/24/niderlandy-pragnut-pryskoryty-proczes-navchannya-ukrayinskyh-pilotiv-na-vynyshhuvachah-f-16/" text:style-name="Internet_20_link" text:visited-style-name="Visited_20_Internet_20_Link">
https://armyinform.com.ua/2023/05/24/niderlandy-pragnut-pryskoryty-proczes-navchannya-ukrayinskyh-pilotiv-na-vynyshhuvachah-f-16/</text:a>
</text:p>
      <!--NEWS-->
      <text:h text:style-name="P10" text:outline-level="1">
<text:span text:style-name="T4">
«Треба розуміти, що передача озброєння — це складний процес» — Ганна Маляр</text:span>
</text:h>
      <text:p text:style-name="P4">
Author: ['Віктор Шубец']</text:p>
      <text:p text:style-name="P4">
Time: 2023-05-24T95:00:00-04:00</text:p>
      <text:p text:style-name="P4">
Description: Це певний цикл масового і немасового виробництва. Це захист інших країн, бо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4_231141.jpg" text:style-name="Internet_20_link" text:visited-style-name="Visited_20_Internet_20_Link">
2023-05-24_231141.jpg</text:a>
']</text:p>
      <text:p text:style-name="P4">
Tags: ['STOPRUSSIA', 'АГРЕСІЯ РФ', 'ВІЙНА', 'ВТОРГНЕННЯ РФ', 'ГАННА МАЛЯР']</text:p>
      <text:p text:style-name="P4">
Category: News</text:p>
      <!--METADATA-->
      <text:p text:style-name="P4">
<draw:frame draw:style-name="fr1" draw:name="Image462" text:anchor-type="as-char" svg:width="6.9236in" svg:height="3.600272in" draw:z-index="0">
<draw:image xlink:href="../Images/AРМІЯINFORM/2023-05-24T95-00-00-04-00/2023-05-24_231141.jpg" xlink:type="simple" xlink:show="embed" xlink:actuate="onLoad" draw:mime-type="image/jpeg"/>
</draw:frame>
</text:p>
      <text:p text:style-name="P4">
Це певний цикл масового і немасового виробництва. Це захист інших країн, бовони частинами віддають нам свої стратегічні запаси. Але не всі готові церобити і власне, там присутні багато різних моментів. Але ми повинні розуміти,що Україна має список озброєння, яке нам насамперед потрібно сформувала дужедавно, до речі до великого й повномасштабного вторгнення росії. Власне весьцей час на всіх рівнях ми переконуємо, що нам потрібно саме це — зауважилазаступниця Міністра оборони України під час телемарафону «<text:a xlink:type="simple" xlink:href="https://www.youtube.com/watch" text:style-name="Internet_20_link" text:visited-style-name="Visited_20_Internet_20_Link">
Єдиніновини</text:a>
».</text:p>
      <text:p text:style-name="P4">
В цьому списку ключові позиції — це далекобійна зброя, захист неба й бойоваавіація. Тому сьогодні усі західні партнери добре знають, що нам потрібно. По-друге, по динаміці самої війни вони вже й без нас все це розуміють в деталях.</text:p>
      <text:p text:style-name="P4">
У цій ситуації ми будемо сподіватися на якнайшвидше надання саме цієїдопомоги.</text:p>
      <text:p text:style-name="P4">
Зараз війна зайшла саме у ту фазу, коли б це було дуже потужною підтримкою.</text:p>
      <text:p text:style-name="P4">
Source: <text:a xlink:type="simple" xlink:href="https://armyinform.com.ua/2023/05/24/treba-rozumity-shho-peredacha-ozbroyennya-cze-skladnyj-proczes-ganna-malyar/" text:style-name="Internet_20_link" text:visited-style-name="Visited_20_Internet_20_Link">
https://armyinform.com.ua/2023/05/24/treba-rozumity-shho-peredacha-ozbroyennya-cze-skladnyj-proczes-ganna-malyar/</text:a>
</text:p>
      <!--NEWS-->
      <text:h text:style-name="P10" text:outline-level="1">
<text:span text:style-name="T4">
«Те, що в росії найдешевше — це життя людей з якими вони взагалі не рахуються» — Ганна Маляр</text:span>
</text:h>
      <text:p text:style-name="P4">
Author: ['Віктор Шубец']</text:p>
      <text:p text:style-name="P4">
Time: 2023-05-24T96:00:00-04:00</text:p>
      <text:p text:style-name="P4">
Description: Це фактор, який впливає на російське суспільство, між іншим. Ми робили свої дослі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4_232402.jpg" text:style-name="Internet_20_link" text:visited-style-name="Visited_20_Internet_20_Link">
2023-05-24_232402.jpg</text:a>
']</text:p>
      <text:p text:style-name="P4">
Tags: ['STOPRUSSIA', 'АГРЕСІЯ РФ', 'ВІЙНА', 'ВТОРГНЕННЯ РФ', 'ГАННА МАЛЯР']</text:p>
      <text:p text:style-name="P4">
Category: News</text:p>
      <!--METADATA-->
      <text:p text:style-name="P4">
<draw:frame draw:style-name="fr1" draw:name="Image463" text:anchor-type="as-char" svg:width="6.9236in" svg:height="3.548345in" draw:z-index="0">
<draw:image xlink:href="../Images/AРМІЯINFORM/2023-05-24T96-00-00-04-00/2023-05-24_232402.jpg" xlink:type="simple" xlink:show="embed" xlink:actuate="onLoad" draw:mime-type="image/jpeg"/>
</draw:frame>
</text:p>
      <text:p text:style-name="P4">
Це фактор, який впливає на російське суспільство, між іншим. Ми робили своїдослідження для того, щоб розуміти яким чином інформаційно відпрацьовуватиросійську територію і російське суспільство. І ми, наші фахівці дійшливисновку, що єдине чого вони там бояться — це реально загинути на територіїУкраїни, це вже приховати не можливо.</text:p>
      <text:p text:style-name="P4">
Їхня влада всіляко приховувала, що вони тут гинуть та ще й у такій кількості,але зараз — це вже не можливо приховати. І дійсно Бахмутська кампанія для них— є найдорожчою не тільки в сенсі того, скільки вони туди вгатили озброєння івійськової техніки, і то було знищено нашими військами, але вона й найдорожчау них — у сенсі людських втрат.</text:p>
      <text:p text:style-name="P4">
Стільки, скільки вони там поклали людей складно собі уявити, що держава можеаж на стільки не берегти своїх людей. — Заявила у етері телемарафону «<text:a xlink:type="simple" xlink:href="https://www.youtube.com/watch" text:style-name="Internet_20_link" text:visited-style-name="Visited_20_Internet_20_Link">
Єдиніновини</text:a>
» заступниця міністраоборони України.</text:p>
      <text:p text:style-name="P4">
Source: <text:a xlink:type="simple" xlink:href="https://armyinform.com.ua/2023/05/24/te-shho-v-rosiyi-najdeshevshe-cze-zhyttya-lyudej-z-yakymy-vony-vzagali-ne-rahuyutsya-ganna-malyar/" text:style-name="Internet_20_link" text:visited-style-name="Visited_20_Internet_20_Link">
https://armyinform.com.ua/2023/05/24/te-shho-v-rosiyi-najdeshevshe-cze-zhyttya-lyudej-z-yakymy-vony-vzagali-ne-rahuyutsya-ganna-malyar/</text:a>
</text:p>
      <!--NEWS-->
      <text:h text:style-name="P10" text:outline-level="1">
<text:span text:style-name="T4">
Ми воюємо проти зла — легіон «Свобода россии» та РДК</text:span>
</text:h>
      <text:p text:style-name="P4">
Author: ['АРМІЯINFORM']</text:p>
      <text:p text:style-name="P4">
Time: 2023-05-24T97:00:00-04:00</text:p>
      <text:p text:style-name="P4">
Description: Під після того як будуть реалізовані усі цілі у бєлгородський області представн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mandyr-rdk.jpg" text:style-name="Internet_20_link" text:visited-style-name="Visited_20_Internet_20_Link">
komandyr-rdk.jpg</text:a>
']</text:p>
      <text:p text:style-name="P4">
Tags: ['STOPRUSSIA', 'АГРЕСІЯ РФ', 'ВТОРГНЕННЯ РФ', 'ЛЕГІОН «СВОБОДА РОССИИ»']</text:p>
      <text:p text:style-name="P4">
Category: News</text:p>
      <!--METADATA-->
      <text:p text:style-name="P4">
<draw:frame draw:style-name="fr1" draw:name="Image464" text:anchor-type="as-char" svg:width="6.9236in" svg:height="4.615733in" draw:z-index="0">
<draw:image xlink:href="../Images/AРМІЯINFORM/2023-05-24T97-00-00-04-00/komandyr-rdk.jpg" xlink:type="simple" xlink:show="embed" xlink:actuate="onLoad" draw:mime-type="image/jpeg"/>
</draw:frame>
Rомандир РДК</text:p>
      <text:p text:style-name="P4">
Під після того як будуть реалізовані усі цілі у бєлгородський областіпредставники російського національного спротиву планують йти на хабаровськ тавладивосток .</text:p>
      <text:p text:style-name="P4">
Про це в <text:a xlink:type="simple" xlink:href="https://armyinform.com.ua/2023/05/24/legion-svoboda-rossyy-ta-rosijskyj-dobrovolchyj-korpus-rozpovily-pro-svoyi-bojovi-diyi-na-byelgorodshhyni/" text:style-name="Internet_20_link" text:visited-style-name="Visited_20_Internet_20_Link">
ексклюзивному</text:a>
 інтерв’ю для арміїinform розповіли командир російськогодобровольчого корпусу Денис на псевдо «White Rex», а також заступник командиралегіону «Свобода росії» на псевдо «Цезар», які позиціонують себе якпредставники російського національного спротиву кремлівському режиму.</text:p>
      <text:p text:style-name="P4">
— У нас дві головні мети. Ми хочемо зупинити війну в Україні та скинути,знищити злочинний режим кремля. Ми хочемо звільнити і вашу, і нашу країну, щоблюди жили вільно. Підкреслимо ще раз: ми не воюємо з мирним населенням. Ми неробимо так, як російське військо в Маріуполі. Ми воюємо проти зла, протипутінських фсб та армії, — розповіли представники російського національногоспротиву кремлівському режиму.</text:p>
      <text:p text:style-name="P4">
Source: <text:a xlink:type="simple" xlink:href="https://armyinform.com.ua/2023/05/24/my-voyuyemo-proty-zla-legion-svoboda-rossyy-ta-rdk/" text:style-name="Internet_20_link" text:visited-style-name="Visited_20_Internet_20_Link">
https://armyinform.com.ua/2023/05/24/my-voyuyemo-proty-zla-legion-svoboda-rossyy-ta-rdk/</text:a>
</text:p>
      <!--NEWS-->
      <text:h text:style-name="P10" text:outline-level="1">
<text:span text:style-name="T4">
Оборона Бахмута триває з літа минулого року і зараз вперше має успіх</text:span>
</text:h>
      <text:p text:style-name="P4">
Author: ['Віктор Шубец']</text:p>
      <text:p text:style-name="P4">
Time: 2023-05-24T98:00:00-04:00</text:p>
      <text:p text:style-name="P4">
Description: Про це заявила в ефері «Єдиних новин» заступниця Міністра оборони України Ганна Маля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ВІЙНА', 'ВТОРГНЕННЯ РФ']</text:p>
      <text:p text:style-name="P4">
Category: News</text:p>
      <!--METADATA-->
      <text:p text:style-name="P4">
<draw:frame draw:style-name="fr1" draw:name="Image465" text:anchor-type="as-char" svg:width="6.9236in" svg:height="4.609964in" draw:z-index="0">
<draw:image xlink:href="../Images/AРМІЯINFORM/2023-05-24T98-00-00-04-00/bahmut-2.jpg" xlink:type="simple" xlink:show="embed" xlink:actuate="onLoad" draw:mime-type="image/jpeg"/>
</draw:frame>
</text:p>
      <text:p text:style-name="P4">
Про це заявила в ефері «<text:a xlink:type="simple" xlink:href="https://www.youtube.com/watch" text:style-name="Internet_20_link" text:visited-style-name="Visited_20_Internet_20_Link">
Єдинихновин</text:a>
» заступниця Міністраоборони України Ганна Маляр.</text:p>
      <text:p text:style-name="P4">
— Я нагадаю, що наші війська почали просуватися вперед. До того, ми фактичностояли в позиціях, які не допускали ворожі сили в глиб території міста та йогооколиць. Там виконувались декілька спеціальних військових завдань. Головнимзавдання було знищувати ворога, і воно виконано дуже добре.</text:p>
      <text:p text:style-name="P4">
В самому Бахматі наші війська вели активні штурмові дії, а ось в передмістізараз — це дійсно перше просування, і за останні декілька днів це майжедвадцять квадратних кілометрів, що ми повернули і не втрачаємо, поступоворухаючись вперед.</text:p>
      <text:p text:style-name="P4">
В самому місці ворог сконцентрував величезну кількість військ, людей іозброєння — зараз вони знову завели туди десантно-штурмові загони, тож тамситуація ускладнена. Але вони зайшли сюди, як у мишоловку.</text:p>
      <text:p text:style-name="P4">
Коли вони програють, то просто знищують всі об’єкти, рівняючи їх із землею ітаким чином просуваються — фактично витискають наші Збройні Сили з позиційваловим артилерійським вогнем. Вони так робили в Сирії. Такий їхній стиль.</text:p>
      <text:p text:style-name="P4">
Тут треба віддати належне, що кожен метр, де наші захисники та захисниціпросуваються на Бахмутському напрямку, вони варті десяти кілометрів поскладності виконання бойових завдань. І наші там рухаються всупереч тому, що уворога більше сил і по кількості військ, і по озброєнню.</text:p>
      <text:p text:style-name="P4">
Це говорить про дві речі — мужність, незламність наших воїнів і у нас все цеграмотно сплановано командуванням Бахмутського напрямку — зауважила ГаннаМаляр.</text:p>
      <text:p text:style-name="P4">
Source: <text:a xlink:type="simple" xlink:href="https://armyinform.com.ua/2023/05/24/oborona-bahmuta-tryvaye-z-lita-mynulogo-roku-i-zaraz-vpershe-maye-uspih/" text:style-name="Internet_20_link" text:visited-style-name="Visited_20_Internet_20_Link">
https://armyinform.com.ua/2023/05/24/oborona-bahmuta-tryvaye-z-lita-mynulogo-roku-i-zaraz-vpershe-maye-uspih/</text:a>
</text:p>
      <!--NEWS-->
      <text:h text:style-name="P10" text:outline-level="1">
<text:span text:style-name="T4">
Коротко. Війна. День 455. Відеодайджест</text:span>
</text:h>
      <text:p text:style-name="P4">
Author: ['АРМІЯINFORM']</text:p>
      <text:p text:style-name="P4">
Time: 2023-05-24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text:span text:style-name="T4">
Джерело:</text:span>
 <text:a xlink:type="simple" xlink:href="https://www.facebook.com/GeneralStaff.ua/videos/1272857323437758" text:style-name="Internet_20_link" text:visited-style-name="Visited_20_Internet_20_Link">
<text:span text:style-name="T5">
ГШЗСУ</text:span>
</text:a>
</text:p>
      <text:p text:style-name="P4">
Source: <text:a xlink:type="simple" xlink:href="https://armyinform.com.ua/2023/05/24/korotko-vijna-den-455-videodajdzhest/" text:style-name="Internet_20_link" text:visited-style-name="Visited_20_Internet_20_Link">
https://armyinform.com.ua/2023/05/24/korotko-vijna-den-455-videodajdzhest/</text:a>
</text:p>
      <!--NEWS-->
      <text:h text:style-name="P10" text:outline-level="1">
<text:span text:style-name="T4">
Росіяни за день 23 рази обстріляли прикордоння Сумщини</text:span>
</text:h>
      <text:p text:style-name="P4">
Authors: Ukrinform (Person)</text:p>
      <text:p text:style-name="P4">
Publisher: Укринформ (Organization)</text:p>
      <text:p text:style-name="P4">
Published Time: 2023-05-25T-31:15:00+03:00</text:p>
      <text:p text:style-name="P4">
Modified Time: 2023-05-25T00:15:00+03:00</text:p>
      <text:p text:style-name="P4">
Description: Протягом дня росіяни здійснили 23 обстріли прикордоння Сумщини.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Кордон', 'Війна з Росією']</text:p>
      <text:p text:style-name="P4">
Type: Article</text:p>
      <!--METADATA-->
      <text:p text:style-name="P4">
<draw:frame draw:style-name="fr1" draw:name="Image466" text:anchor-type="as-char" svg:width="6.9236in" svg:height="3.956343in" draw:z-index="0">
<draw:image xlink:href="../Images/yкринформ/2023-05-25T-31-15-00-03-00/630_360_1487747482-1856.jpg" xlink:type="simple" xlink:show="embed" xlink:actuate="onLoad" draw:mime-type="image/jpeg"/>
</draw:frame>
 Протягомдня росіяни здійснили 23 обстріли прикордоння Сумщини.</text:p>
      <text:p text:style-name="P4">
Про це написав у <text:a xlink:type="simple" xlink:href="https://t.me/igorkalchenko/359" text:style-name="Internet_20_link" text:visited-style-name="Visited_20_Internet_20_Link">
 </text:a>
 керівник апарату СумськоїОВА Ігор Кальченко, передає Укрінформ.</text:p>
      <text:p text:style-name="P4">
"Зафіксовано 84 вибухи. Обстрілів зазнали Великописарівська, Юнаківська,Хотінська, Новослобідська, Білопільська", - написав Кальченко.</text:p>
      <text:p text:style-name="P4">
Хотінська громада: зранку був обстріл з міномету (10 вибухів). Пошкоджені трибудинки. Протягом дня <text:a xlink:type="simple" xlink:href="https://www.ukrinform.ua/tag-obstril" text:style-name="Internet_20_link" text:visited-style-name="Visited_20_Internet_20_Link">
 </text:a>
 тривали – 20вибухів. Внаслідок обстрілу зазнали поранень дві цивільні особи. Їм наданомедичну допомогу.</text:p>
      <text:p text:style-name="P4">
Новослобідська громада: зафіксовані чотири вибухи з міномета.</text:p>
      <text:p text:style-name="P4">
Великописарівська громада: росіяни здійснили вибух ("приход" ракет із літака),мінометний обстріл – дев'ять вибухів, обстріл із СПГ - три вибухи, з РСЗВ -вісім вибухів.</text:p>
      <text:p text:style-name="P4">
<text:span text:style-name="T4">
Читайте також:</text:span>
 <text:a xlink:type="simple" xlink:href="https://www.ukrinform.ua/rubric-ato/3713728-vorog-obstrilav-tokmak-na-zaporizzi-sob-zvinuvatiti-zsu-malar.html" text:style-name="Internet_20_link" text:visited-style-name="Visited_20_Internet_20_Link">
 <text:span text:style-name="T4">
обстріл</text:span>
 </text:a>
</text:p>
      <text:p text:style-name="P4">
▪️Білопільська громада: був мінометний обстріл (16 вибухів) та обстріл зіствольної артилерії – сім вибухів.</text:p>
      <text:p text:style-name="P4">
Юнаківська громада: з території рф з ворожого літака здійснено пуск авіаційноїракети – вибух. Внаслідок влучання ракети пошкоджено центральний корпусзакладу дошкільної освіти. Також росяни здійснили обстріл з міномета - чотиривибухи.</text:p>
      <text:p text:style-name="P4">
Як повідомляв Укрінформ, <text:a xlink:type="simple" xlink:href="https://www.ukrinform.ua/rubric-regions/3713157-u-konotopi-zakrivatimut-vsi-torgovelni-tocki-pid-cas-povitranoi-trivogi.html" text:style-name="Internet_20_link" text:visited-style-name="Visited_20_Internet_20_Link">
 </text:a>
 дала доручення міському голові про закриття всіхзакладів бізнесу під час повітряної тривоги.</text:p>
      <text:p text:style-name="P4">
Source: <text:a xlink:type="simple" xlink:href="https://www.ukrinform.ua/rubric-ato/3713779-rosiani-za-den-23-razi-obstrilali-prikordonna-sumsini.html" text:style-name="Internet_20_link" text:visited-style-name="Visited_20_Internet_20_Link">
https://www.ukrinform.ua/rubric-ato/3713779-rosiani-za-den-23-razi-obstrilali-prikordonna-sumsini.html</text:a>
</text:p>
      <!--NEWS-->
      <text:h text:style-name="P10" text:outline-level="1">
<text:span text:style-name="T4">
АПЛ. «Мачестер Сіті» втратив очки у Брайтоні</text:span>
</text:h>
      <text:p text:style-name="P4">
Authors: Ukrinform (Person)</text:p>
      <text:p text:style-name="P4">
Publisher: Укринформ (Organization)</text:p>
      <text:p text:style-name="P4">
Published Time: 2023-05-25T-33:08:58+03:00</text:p>
      <text:p text:style-name="P4">
Modified Time: 2023-05-25T00:08:58+03:00</text:p>
      <text:p text:style-name="P4">
Description: В Англійській прем'єр-лізі (АПЛ) тривають матчі передостаннього, 37-го туру футбольного чемпіонату. — Укрінформ.</text:p>
      <text:p text:style-name="P4">
Images: ['<text:a xlink:type="simple" xlink:href="https://static.ukrinform.com/photos/2023_05/thumb_files/630_360_1684962259-374.jpg" text:style-name="Internet_20_link" text:visited-style-name="Visited_20_Internet_20_Link">
630_360_16849...</text:a>
']</text:p>
      <text:p text:style-name="P4">
Tags: ['Футбол', 'Манчестер Сіті', 'АПЛ']</text:p>
      <text:p text:style-name="P4">
Type: Article</text:p>
      <!--METADATA-->
      <text:p text:style-name="P4">
<draw:frame draw:style-name="fr1" draw:name="Image467" text:anchor-type="as-char" svg:width="6.9236in" svg:height="3.956343in" draw:z-index="0">
<draw:image xlink:href="../Images/yкринформ/2023-05-25T-33-08-58-03-00/630_360_1684962259-374.jpg" xlink:type="simple" xlink:show="embed" xlink:actuate="onLoad" draw:mime-type="image/jpeg"/>
</draw:frame>
 ВАнглійській прем'єр-лізі (АПЛ) тривають матчі передостаннього, 37-го туруфутбольного чемпіонату.</text:p>
      <text:p text:style-name="P4">
Новоспечений чемпіон «Мачестер Сіті» на виїзді зіграв внічию з «Брайтоном» -1:1, передає Укрінформ.</text:p>
      <text:p text:style-name="P4">
На гол Філа Фодена (25-та хвилина) господарі «Амекс Стедіум» у Брайтонівідповіли влучним ударом Хуліо Енкісо (38).</text:p>
      <text:p text:style-name="P4">
<text:span text:style-name="T4">
Читайте також:</text:span>
 <text:a xlink:type="simple" xlink:href="https://www.ukrinform.ua/rubric-sports/3712353-apl-man-siti-v-statusi-cempiona-peremig-celsi.html" text:style-name="Internet_20_link" text:visited-style-name="Visited_20_Internet_20_Link">
 <text:span text:style-name="T4">
АПЛ</text:span>
 </text:a>
</text:p>
      <text:p text:style-name="P4">
«Манчестер Сіті» набрав 89 очок і у заключному турі у гостях зустрінеться з«Брентфордом».</text:p>
      <text:p text:style-name="P4">
Другим у турнірній таблиці АПЛ йде «Арсенал» (81), третім - «Ньюкасл Юнайтед»(70).</text:p>
      <text:p text:style-name="P4">
Фото: AFP.</text:p>
      <text:p text:style-name="P4">
Source: <text:a xlink:type="simple" xlink:href="https://www.ukrinform.ua/rubric-sports/3713778-apl-macester-siti-vtrativ-ocki-u-brajtoni.html" text:style-name="Internet_20_link" text:visited-style-name="Visited_20_Internet_20_Link">
https://www.ukrinform.ua/rubric-sports/3713778-apl-macester-siti-vtrativ-ocki-u-brajtoni.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5-25T-35:02:00+03:00</text:p>
      <text:p text:style-name="P4">
Modified Time: 2023-05-25T00:02:00+03:00</text:p>
      <text:p text:style-name="P4">
Description: У Києві та п'яти областях України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962112-209.png" text:style-name="Internet_20_link" text:visited-style-name="Visited_20_Internet_20_Link">
1684962112-20...</text:a>
']</text:p>
      <text:p text:style-name="P4">
Tags: ['Війна з Росією', 'Повітряна тривога']</text:p>
      <text:p text:style-name="P4">
Type: Article</text:p>
      <!--METADATA-->
      <text:p text:style-name="P4">
<draw:frame draw:style-name="fr1" draw:name="Image468" text:anchor-type="as-char" svg:width="6.9236in" svg:height="3.956343in" draw:z-index="0">
<draw:image xlink:href="../Images/yкринформ/2023-05-25T-35-02-00-03-00/630_360_1645871571-868.jpg" xlink:type="simple" xlink:show="embed" xlink:actuate="onLoad" draw:mime-type="image/jpeg"/>
</draw:frame>
 У Києвіта п'яти областях України оголосили повітряну тривогу.</text:p>
      <text:p text:style-name="P4">
Про це свідчить <text:a xlink:type="simple" xlink:href="https://map.ukrainealarm.com/" text:style-name="Internet_20_link" text:visited-style-name="Visited_20_Internet_20_Link">
 </text:a>
 повітряних тривог України,передає Укрінформ.</text:p>
      <text:p text:style-name="P4">
<draw:frame draw:style-name="fr1" draw:name="Image469" text:anchor-type="as-char" svg:width="6.9236in" svg:height="3.89773in" draw:z-index="0">
<draw:image xlink:href="../Images/yкринформ/2023-05-25T-35-02-00-03-00/1684962112-209.png" xlink:type="simple" xlink:show="embed" xlink:actuate="onLoad" draw:mime-type="image/png"/>
</draw:frame>
</text:p>
      <text:p text:style-name="P4">
<text:a xlink:type="simple" xlink:href="https://www.ukrinform.ua/tag-povitrana-trivoga" text:style-name="Internet_20_link" text:visited-style-name="Visited_20_Internet_20_Link">
 </text:a>
 наразі оголошено у Києві,Київській, Кіровоградській, Херсонській і Чернігівській областях, а також наЛуганщині й АРК Крим.</text:p>
      <text:p text:style-name="P4">
Як повідомляють моніторингові ТГ-Канали, причиною тривоги стала загроза атакиворожими дронами "шахед"</text:p>
      <text:p text:style-name="P4">
<text:span text:style-name="T4">
Читайте також:</text:span>
 <text:a xlink:type="simple" xlink:href="https://www.ukrinform.ua/rubric-ato/3712819-ukrainciv-znovu-zaklikali-ne-filmuvati-robotu-ppo.html" text:style-name="Internet_20_link" text:visited-style-name="Visited_20_Internet_20_Link">
 <text:span text:style-name="T4">
фільмувати</text:span>
 </text:a>
</text:p>
      <text:p text:style-name="P4">
Як повідомляв Укрінформ, <text:a xlink:type="simple" xlink:href="https://www.ukrinform.ua/rubric-ato/3713496-rosia-trimae-u-cornomu-mori-odin-raketonosij-z-vismoma-kalibrami.html" text:style-name="Internet_20_link" text:visited-style-name="Visited_20_Internet_20_Link">
 </text:a>
 один ракетоносій із вісьмома «Калібрами»</text:p>
      <text:p text:style-name="P4">
Source: <text:a xlink:type="simple" xlink:href="https://www.ukrinform.ua/rubric-ato/3713775-u-kievi-ta-troh-oblastah-povitrana-trivoga.html" text:style-name="Internet_20_link" text:visited-style-name="Visited_20_Internet_20_Link">
https://www.ukrinform.ua/rubric-ato/3713775-u-kievi-ta-troh-oblastah-povitrana-trivoga.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5-25T00:02:00+03:00</text:p>
      <text:p text:style-name="P4">
Modified Time: 2023-05-25T00:02:00+03:00</text:p>
      <text:p text:style-name="P4">
Description: У Києві та п'яти областях України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962112-209.png" text:style-name="Internet_20_link" text:visited-style-name="Visited_20_Internet_20_Link">
1684962112-20...</text:a>
']</text:p>
      <text:p text:style-name="P4">
Tags: ['Війна з Росією', 'Повітряна тривога']</text:p>
      <text:p text:style-name="P4">
Type: Article</text:p>
      <!--METADATA-->
      <text:p text:style-name="P4">
<draw:frame draw:style-name="fr1" draw:name="Image470" text:anchor-type="as-char" svg:width="6.9236in" svg:height="3.956343in" draw:z-index="0">
<draw:image xlink:href="../Images/yкринформ/2023-05-25T00-02-00-03-00/630_360_1645871571-868.jpg" xlink:type="simple" xlink:show="embed" xlink:actuate="onLoad" draw:mime-type="image/jpeg"/>
</draw:frame>
 У Києві тап'яти областях України оголосили повітряну тривогу.</text:p>
      <text:p text:style-name="P4">
Про це свідчить <text:a xlink:type="simple" xlink:href="https://map.ukrainealarm.com/" text:style-name="Internet_20_link" text:visited-style-name="Visited_20_Internet_20_Link">
 </text:a>
 повітряних тривог України,передає Укрінформ.</text:p>
      <text:p text:style-name="P4">
<draw:frame draw:style-name="fr1" draw:name="Image471" text:anchor-type="as-char" svg:width="6.9236in" svg:height="3.89773in" draw:z-index="0">
<draw:image xlink:href="../Images/yкринформ/2023-05-25T00-02-00-03-00/1684962112-209.png" xlink:type="simple" xlink:show="embed" xlink:actuate="onLoad" draw:mime-type="image/png"/>
</draw:frame>
</text:p>
      <text:p text:style-name="P4">
<text:a xlink:type="simple" xlink:href="https://www.ukrinform.ua/tag-povitrana-trivoga" text:style-name="Internet_20_link" text:visited-style-name="Visited_20_Internet_20_Link">
 </text:a>
 наразі оголошено у Києві,Київській, Кіровоградській, Херсонській і Чернігівській областях, а також наЛуганщині й АРК Крим.</text:p>
      <text:p text:style-name="P4">
Як повідомляють моніторингові ТГ-Канали, причиною тривоги стала загроза атакиворожими дронами "шахед"</text:p>
      <text:p text:style-name="P4">
<text:span text:style-name="T4">
Читайте також:</text:span>
 <text:a xlink:type="simple" xlink:href="https://www.ukrinform.ua/rubric-ato/3712819-ukrainciv-znovu-zaklikali-ne-filmuvati-robotu-ppo.html" text:style-name="Internet_20_link" text:visited-style-name="Visited_20_Internet_20_Link">
 <text:span text:style-name="T4">
фільмувати</text:span>
 </text:a>
</text:p>
      <text:p text:style-name="P4">
Як повідомляв Укрінформ, <text:a xlink:type="simple" xlink:href="https://www.ukrinform.ua/rubric-ato/3713496-rosia-trimae-u-cornomu-mori-odin-raketonosij-z-vismoma-kalibrami.html" text:style-name="Internet_20_link" text:visited-style-name="Visited_20_Internet_20_Link">
 </text:a>
 один ракетоносій із вісьмома «Калібрами»</text:p>
      <text:p text:style-name="P4">
Source: <text:a xlink:type="simple" xlink:href="https://www.ukrinform.ua/rubric-ato/3713775-u-kievi-ta-troh-oblastah-povitrana-trivoga.html" text:style-name="Internet_20_link" text:visited-style-name="Visited_20_Internet_20_Link">
https://www.ukrinform.ua/rubric-ato/3713775-u-kievi-ta-troh-oblastah-povitrana-trivoga.html</text:a>
</text:p>
      <!--NEWS-->
      <text:h text:style-name="P10" text:outline-level="1">
<text:span text:style-name="T4">
АПЛ. «Мачестер Сіті» втратив очки у Брайтоні</text:span>
</text:h>
      <text:p text:style-name="P4">
Authors: Ukrinform (Person)</text:p>
      <text:p text:style-name="P4">
Publisher: Укринформ (Organization)</text:p>
      <text:p text:style-name="P4">
Published Time: 2023-05-25T00:08:58+03:00</text:p>
      <text:p text:style-name="P4">
Modified Time: 2023-05-25T00:08:58+03:00</text:p>
      <text:p text:style-name="P4">
Description: В Англійській прем'єр-лізі (АПЛ) тривають матчі передостаннього, 37-го туру футбольного чемпіонату. — Укрінформ.</text:p>
      <text:p text:style-name="P4">
Images: ['<text:a xlink:type="simple" xlink:href="https://static.ukrinform.com/photos/2023_05/thumb_files/630_360_1684962259-374.jpg" text:style-name="Internet_20_link" text:visited-style-name="Visited_20_Internet_20_Link">
630_360_16849...</text:a>
']</text:p>
      <text:p text:style-name="P4">
Tags: ['Футбол', 'Манчестер Сіті', 'АПЛ']</text:p>
      <text:p text:style-name="P4">
Type: Article</text:p>
      <!--METADATA-->
      <text:p text:style-name="P4">
<draw:frame draw:style-name="fr1" draw:name="Image472" text:anchor-type="as-char" svg:width="6.9236in" svg:height="3.956343in" draw:z-index="0">
<draw:image xlink:href="../Images/yкринформ/2023-05-25T00-08-58-03-00/630_360_1684962259-374.jpg" xlink:type="simple" xlink:show="embed" xlink:actuate="onLoad" draw:mime-type="image/jpeg"/>
</draw:frame>
 ВАнглійській прем'єр-лізі (АПЛ) тривають матчі передостаннього, 37-го туруфутбольного чемпіонату.</text:p>
      <text:p text:style-name="P4">
Новоспечений чемпіон «Мачестер Сіті» на виїзді зіграв внічию з «Брайтоном» -1:1, передає Укрінформ.</text:p>
      <text:p text:style-name="P4">
На гол Філа Фодена (25-та хвилина) господарі «Амекс Стедіум» у Брайтонівідповіли влучним ударом Хуліо Енкісо (38).</text:p>
      <text:p text:style-name="P4">
<text:span text:style-name="T4">
Читайте також:</text:span>
 <text:a xlink:type="simple" xlink:href="https://www.ukrinform.ua/rubric-sports/3712353-apl-man-siti-v-statusi-cempiona-peremig-celsi.html" text:style-name="Internet_20_link" text:visited-style-name="Visited_20_Internet_20_Link">
 <text:span text:style-name="T4">
АПЛ</text:span>
 </text:a>
</text:p>
      <text:p text:style-name="P4">
«Манчестер Сіті» набрав 89 очок і у заключному турі у гостях зустрінеться з«Брентфордом».</text:p>
      <text:p text:style-name="P4">
Другим у турнірній таблиці АПЛ йде «Арсенал» (81), третім - «Ньюкасл Юнайтед»(70).</text:p>
      <text:p text:style-name="P4">
Фото: AFP.</text:p>
      <text:p text:style-name="P4">
Source: <text:a xlink:type="simple" xlink:href="https://www.ukrinform.ua/rubric-sports/3713778-apl-macester-siti-vtrativ-ocki-u-brajtoni.html" text:style-name="Internet_20_link" text:visited-style-name="Visited_20_Internet_20_Link">
https://www.ukrinform.ua/rubric-sports/3713778-apl-macester-siti-vtrativ-ocki-u-brajtoni.html</text:a>
</text:p>
      <!--NEWS-->
      <text:h text:style-name="P10" text:outline-level="1">
<text:span text:style-name="T4">
Росіяни за день 23 рази обстріляли прикордоння Сумщини</text:span>
</text:h>
      <text:p text:style-name="P4">
Authors: Ukrinform (Person)</text:p>
      <text:p text:style-name="P4">
Publisher: Укринформ (Organization)</text:p>
      <text:p text:style-name="P4">
Published Time: 2023-05-25T00:15:00+03:00</text:p>
      <text:p text:style-name="P4">
Modified Time: 2023-05-25T00:15:00+03:00</text:p>
      <text:p text:style-name="P4">
Description: Протягом дня росіяни здійснили 23 обстріли прикордоння Сумщини.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Кордон', 'Війна з Росією']</text:p>
      <text:p text:style-name="P4">
Type: Article</text:p>
      <!--METADATA-->
      <text:p text:style-name="P4">
<draw:frame draw:style-name="fr1" draw:name="Image473" text:anchor-type="as-char" svg:width="6.9236in" svg:height="3.956343in" draw:z-index="0">
<draw:image xlink:href="../Images/yкринформ/2023-05-25T00-15-00-03-00/630_360_1487747482-1856.jpg" xlink:type="simple" xlink:show="embed" xlink:actuate="onLoad" draw:mime-type="image/jpeg"/>
</draw:frame>
 Протягомдня росіяни здійснили 23 обстріли прикордоння Сумщини.</text:p>
      <text:p text:style-name="P4">
Про це написав у <text:a xlink:type="simple" xlink:href="https://t.me/igorkalchenko/359" text:style-name="Internet_20_link" text:visited-style-name="Visited_20_Internet_20_Link">
 </text:a>
 керівник апарату СумськоїОВА Ігор Кальченко, передає Укрінформ.</text:p>
      <text:p text:style-name="P4">
"Зафіксовано 84 вибухи. Обстрілів зазнали Великописарівська, Юнаківська,Хотінська, Новослобідська, Білопільська", - написав Кальченко.</text:p>
      <text:p text:style-name="P4">
Хотінська громада: зранку був обстріл з міномету (10 вибухів). Пошкоджені трибудинки. Протягом дня <text:a xlink:type="simple" xlink:href="https://www.ukrinform.ua/tag-obstril" text:style-name="Internet_20_link" text:visited-style-name="Visited_20_Internet_20_Link">
 </text:a>
 тривали – 20вибухів. Внаслідок обстрілу зазнали поранень дві цивільні особи. Їм наданомедичну допомогу.</text:p>
      <text:p text:style-name="P4">
Новослобідська громада: зафіксовані чотири вибухи з міномета.</text:p>
      <text:p text:style-name="P4">
Великописарівська громада: росіяни здійснили вибух ("приход" ракет із літака),мінометний обстріл – дев'ять вибухів, обстріл із СПГ - три вибухи, з РСЗВ -вісім вибухів.</text:p>
      <text:p text:style-name="P4">
<text:span text:style-name="T4">
Читайте також:</text:span>
 <text:a xlink:type="simple" xlink:href="https://www.ukrinform.ua/rubric-ato/3713728-vorog-obstrilav-tokmak-na-zaporizzi-sob-zvinuvatiti-zsu-malar.html" text:style-name="Internet_20_link" text:visited-style-name="Visited_20_Internet_20_Link">
 <text:span text:style-name="T4">
обстріл</text:span>
 </text:a>
</text:p>
      <text:p text:style-name="P4">
▪️Білопільська громада: був мінометний обстріл (16 вибухів) та обстріл зіствольної артилерії – сім вибухів.</text:p>
      <text:p text:style-name="P4">
Юнаківська громада: з території рф з ворожого літака здійснено пуск авіаційноїракети – вибух. Внаслідок влучання ракети пошкоджено центральний корпусзакладу дошкільної освіти. Також росяни здійснили обстріл з міномета - чотиривибухи.</text:p>
      <text:p text:style-name="P4">
Як повідомляв Укрінформ, <text:a xlink:type="simple" xlink:href="https://www.ukrinform.ua/rubric-regions/3713157-u-konotopi-zakrivatimut-vsi-torgovelni-tocki-pid-cas-povitranoi-trivogi.html" text:style-name="Internet_20_link" text:visited-style-name="Visited_20_Internet_20_Link">
 </text:a>
 дала доручення міському голові про закриття всіхзакладів бізнесу під час повітряної тривоги.</text:p>
      <text:p text:style-name="P4">
Source: <text:a xlink:type="simple" xlink:href="https://www.ukrinform.ua/rubric-ato/3713779-rosiani-za-den-23-razi-obstrilali-prikordonna-sumsini.html" text:style-name="Internet_20_link" text:visited-style-name="Visited_20_Internet_20_Link">
https://www.ukrinform.ua/rubric-ato/3713779-rosiani-za-den-23-razi-obstrilali-prikordonna-sumsini.html</text:a>
</text:p>
      <!--NEWS-->
      <text:h text:style-name="P10" text:outline-level="1">
<text:span text:style-name="T4">
На Київщині працює ППО</text:span>
</text:h>
      <text:p text:style-name="P4">
Authors: Ukrinform (Person)</text:p>
      <text:p text:style-name="P4">
Publisher: Укринформ (Organization)</text:p>
      <text:p text:style-name="P4">
Published Time: 2023-05-25T00:25:00+03:00</text:p>
      <text:p text:style-name="P4">
Modified Time: 2023-05-25T00:25:00+03:00</text:p>
      <text:p text:style-name="P4">
Description: На Київщині, де нещодавно оголосили повітряну тривогу, працює ППО. — Укрінформ.</text:p>
      <text:p text:style-name="P4">
Images: ['<text:a xlink:type="simple" xlink:href="https://static.ukrinform.com/photos/2022_11/thumb_files/630_360_1668271637-551.jpg" text:style-name="Internet_20_link" text:visited-style-name="Visited_20_Internet_20_Link">
630_360_16682...</text:a>
']</text:p>
      <text:p text:style-name="P4">
Tags: ['Київщина', 'Війна з Росією', 'ППО', 'Дрон-камікадзе']</text:p>
      <text:p text:style-name="P4">
Type: Article</text:p>
      <!--METADATA-->
      <text:p text:style-name="P4">
<draw:frame draw:style-name="fr1" draw:name="Image474" text:anchor-type="as-char" svg:width="6.9236in" svg:height="3.956343in" draw:z-index="0">
<draw:image xlink:href="../Images/yкринформ/2023-05-25T00-25-00-03-00/630_360_1668271637-551.jpg" xlink:type="simple" xlink:show="embed" xlink:actuate="onLoad" draw:mime-type="image/jpeg"/>
</draw:frame>
 НаКиївщині, де нещодавно оголосили повітряну тривогу, працює ППО.</text:p>
      <text:p text:style-name="P4">
Про це повідомляє у <text:a xlink:type="simple" xlink:href="https://t.me/kyivoda/9860" text:style-name="Internet_20_link" text:visited-style-name="Visited_20_Internet_20_Link">
 </text:a>
 Київська ОВА, передаєУкрінформ</text:p>
      <text:p text:style-name="P4">
"У Київській області небезпека застосування ворожих БпЛА. Сили <text:a xlink:type="simple" xlink:href="https://www.ukrinform.ua/tag-ppo" text:style-name="Internet_20_link" text:visited-style-name="Visited_20_Internet_20_Link">
</text:a>
 вже працюють. Перебувайте в укриттях дозакінчення повітряної тривоги", - йдеться у повідомленні.</text:p>
      <text:p text:style-name="P4">
<text:span text:style-name="T4">
Читайте також:</text:span>
 <text:a xlink:type="simple" xlink:href="https://www.ukrinform.ua/rubric-ato/3713779-rosiani-za-den-23-razi-obstrilali-prikordonna-sumsini.html" text:style-name="Internet_20_link" text:visited-style-name="Visited_20_Internet_20_Link">
 <text:span text:style-name="T4">
обстріляли</text:span>
 </text:a>
</text:p>
      <text:p text:style-name="P4">
Раніше у Києві та кількох областях України <text:a xlink:type="simple" xlink:href="https://www.ukrinform.ua/rubric-ato/3713775-u-kievi-ta-troh-oblastah-povitrana-trivoga.html" text:style-name="Internet_20_link" text:visited-style-name="Visited_20_Internet_20_Link">
</text:a>
 .</text:p>
      <text:p text:style-name="P4">
Source: <text:a xlink:type="simple" xlink:href="https://www.ukrinform.ua/rubric-ato/3713781-na-kiivsini-pracue-ppo.html" text:style-name="Internet_20_link" text:visited-style-name="Visited_20_Internet_20_Link">
https://www.ukrinform.ua/rubric-ato/3713781-na-kiivsini-pracue-ppo.html</text:a>
</text:p>
      <!--NEWS-->
      <text:h text:style-name="P10" text:outline-level="1">
<text:span text:style-name="T4">
Канада та Саудівська Аравія відновили повноцінні дипвідносини</text:span>
</text:h>
      <text:p text:style-name="P4">
Authors: Ukrinform (Person)</text:p>
      <text:p text:style-name="P4">
Publisher: Укринформ (Organization)</text:p>
      <text:p text:style-name="P4">
Published Time: 2023-05-25T00:42:00+03:00</text:p>
      <text:p text:style-name="P4">
Modified Time: 2023-05-25T00:42:00+03:00</text:p>
      <text:p text:style-name="P4">
Description: Саудівська Аравія та Канада домовилися взаємно призначити послів, повернувши свої дипломатичні відносини на найвищий рівень. — Укрінформ.</text:p>
      <text:p text:style-name="P4">
Images: ['<text:a xlink:type="simple" xlink:href="https://static.ukrinform.com/photos/2023_05/thumb_files/630_360_1684964569-622.jpg" text:style-name="Internet_20_link" text:visited-style-name="Visited_20_Internet_20_Link">
630_360_16849...</text:a>
']</text:p>
      <text:p text:style-name="P4">
Tags: ['Дипвідносини', 'Канада', 'Саудівська Аравія']</text:p>
      <text:p text:style-name="P4">
Type: Article</text:p>
      <!--METADATA-->
      <text:p text:style-name="P4">
<draw:frame draw:style-name="fr1" draw:name="Image475" text:anchor-type="as-char" svg:width="6.9236in" svg:height="3.956343in" draw:z-index="0">
<draw:image xlink:href="../Images/yкринформ/2023-05-25T00-42-00-03-00/630_360_1684964569-622.jpg" xlink:type="simple" xlink:show="embed" xlink:actuate="onLoad" draw:mime-type="image/jpeg"/>
</draw:frame>
 СаудівськаАравія та Канада домовилися взаємно призначити послів, повернувши своїдипломатичні відносини на найвищий рівень.</text:p>
      <text:p text:style-name="P4">
Як повідомляє кореспондент Укрінформу, про це заявили у міністерствізакордонних справ Канади.</text:p>
      <text:p text:style-name="P4">
“На тлі того, що було обговорено між прем’єр-міністром Джастіном Трюдо та ЙогоКоролівською Високістю принцем Мухаммедом бін Сальманом бін Абдулазізом альСаудом, кронпринцем та прем’єр-міністром королівства Саудівська Аравія під чассаміту Азійсько-Тихоокеанської економічної співпраці у Бангкоці 18 листопада2022 року, а також з огляду на бажання обох сторін відновити дипломатичнівідносини між двома країнами на основі взаємної поваги та спільних інтересів,було вирішено відновити рівень дипломатичних відносин із Саудівською Аравієюдо їх попереднього рівня”, - йдеться у поширеній канадським МЗС заяві.</text:p>
      <text:p text:style-name="P4">
Зазначається, що новим послом <text:a xlink:type="simple" xlink:href="https://www.ukrinform.ua/tag-kanada" text:style-name="Internet_20_link" text:visited-style-name="Visited_20_Internet_20_Link">
 </text:a>
 уСаудівській Аравії було призначено кадрового дипломата Жана-Філіпа Лінто.</text:p>
      <text:p text:style-name="P4">
Нагадаємо, що Саудівська Аравія заморозила торгівлю та інвестиції із Канадоюта наказала послу Канади покинути країну у серпні 2018 року. Ер-Ріад такожвідкликав власного посла із Оттави. Це було зроблено на тлі публічної критикиКанадою стану дотримання прав людини у Саудівській Аравії, зокрема Твіттер-повідомлення на сторінці канадського МЗС щодо арешту у королівстві відомихправозахисників. Відносини між державами ще більше погіршилися після вбивстважурналіста Джамаля Хашоггі у жовтні 2018 року.</text:p>
      <text:p text:style-name="P4">
<text:span text:style-name="T4">
Читайте також:</text:span>
 <text:a xlink:type="simple" xlink:href="https://www.ukrinform.ua/rubric-world/3692355-saudivska-aravia-ta-iran-domovilisa-vidnoviti-robotu-posolstv-zmi.html" text:style-name="Internet_20_link" text:visited-style-name="Visited_20_Internet_20_Link">
 </text:a>
</text:p>
      <text:p text:style-name="P4">
Нагадаємо, що Саудівська Аравія заморозила торгівлю та інвестиції із Канадоюта наказала послу Канади покинути країну у серпні 2018 року. Ер-Ріад такожвідкликав власного посла із Оттави. Це було зроблено на тлі публічної критикиКанадою стану дотримання прав людини у Саудівській Аравії, зокрема Твіттер-повідомлення на сторінці канадського МЗС щодо арешту у королівстві відомихправозахисників. Відносини між державами ще більше погіршилися після вбивстважурналіста Джамаля Хашоггі у жовтні 2018 року.</text:p>
      <text:p text:style-name="P4">
Source: <text:a xlink:type="simple" xlink:href="https://www.ukrinform.ua/rubric-world/3713782-kanada-ta-saudivska-aravia-vidnovili-povnocinni-dipvidnosini.html" text:style-name="Internet_20_link" text:visited-style-name="Visited_20_Internet_20_Link">
https://www.ukrinform.ua/rubric-world/3713782-kanada-ta-saudivska-aravia-vidnovili-povnocinni-dipvidnosini.html</text:a>
</text:p>
      <!--NEWS-->
      <text:h text:style-name="P10" text:outline-level="1">
<text:span text:style-name="T4">
У Москві повідомляють про задимлення біля будівлі Міноборони</text:span>
</text:h>
      <text:p text:style-name="P4">
Authors: Ukrinform (Person)</text:p>
      <text:p text:style-name="P4">
Publisher: Укринформ (Organization)</text:p>
      <text:p text:style-name="P4">
Published Time: 2023-05-25T01:03:00+03:00</text:p>
      <text:p text:style-name="P4">
Modified Time: 2023-05-25T01:03:00+03:00</text:p>
      <text:p text:style-name="P4">
Description: У Москві повідомляють про задимлення в районі будівлі Міноборони Росії. — Укрінформ.</text:p>
      <text:p text:style-name="P4">
Images: ['<text:a xlink:type="simple" xlink:href="https://static.ukrinform.com/photos/2023_05/thumb_files/630_360_1684965746-142.jpg" text:style-name="Internet_20_link" text:visited-style-name="Visited_20_Internet_20_Link">
630_360_16849...</text:a>
']</text:p>
      <text:p text:style-name="P4">
Tags: ['Міноборони', 'Москва', 'Пожежа', 'Росія']</text:p>
      <text:p text:style-name="P4">
Type: Article</text:p>
      <!--METADATA-->
      <text:p text:style-name="P4">
<draw:frame draw:style-name="fr1" draw:name="Image476" text:anchor-type="as-char" svg:width="6.9236in" svg:height="3.956343in" draw:z-index="0">
<draw:image xlink:href="../Images/yкринформ/2023-05-25T01-03-00-03-00/630_360_1684965746-142.jpg" xlink:type="simple" xlink:show="embed" xlink:actuate="onLoad" draw:mime-type="image/jpeg"/>
</draw:frame>
 У Москвіповідомляють про задимлення в районі будівлі Міноборони Росії.</text:p>
      <text:p text:style-name="P4">
Про це повідомляють російські <text:a xlink:type="simple" xlink:href="https://t.me/sotaproject/59582" text:style-name="Internet_20_link" text:visited-style-name="Visited_20_Internet_20_Link">
 </text:a>
 , передаєУкрінформ.</text:p>
      <text:p text:style-name="P4">
" <text:a xlink:type="simple" xlink:href="https://www.ukrinform.ua/tag-moskva" text:style-name="Internet_20_link" text:visited-style-name="Visited_20_Internet_20_Link">
 </text:a>
 повідомляють про задимлення тазапах палаючого пластику біля будівлі Міноборони на Фрунзенській набережній.Причина задимлення наразі невідома", - йдеться у повідомленні.</text:p>
      <text:p text:style-name="P4">
<text:span text:style-name="T4">
Читайте також:</text:span>
 <text:a xlink:type="simple" xlink:href="https://www.ukrinform.ua/rubric-world/3713316-u-belgorodi-znovu-vibuhi-roszmi-pisut-pro-ataku-bezpilotnika.html" text:style-name="Internet_20_link" text:visited-style-name="Visited_20_Internet_20_Link">
 <text:span text:style-name="T4">
Бєлгород</text:span>
 </text:a>
</text:p>
      <text:p text:style-name="P4">
Як повідомляв Укрінформ, <text:a xlink:type="simple" xlink:href="https://www.ukrinform.ua/rubric-ato/3713759-legion-svoboda-rosii-pid-cas-operacii-v-belgorodskij-oblasti-vtrativ-dvoh-bijciv.html" text:style-name="Internet_20_link" text:visited-style-name="Visited_20_Internet_20_Link">
 </text:a>
 під час операції в Бєлгородській області цього тижнявтратив двох бійців.</text:p>
      <text:p text:style-name="P4">
Source: <text:a xlink:type="simple" xlink:href="https://www.ukrinform.ua/rubric-world/3713783-u-moskvi-povidomlaut-pro-zadimlenna-bila-budivli-minoboroni.html" text:style-name="Internet_20_link" text:visited-style-name="Visited_20_Internet_20_Link">
https://www.ukrinform.ua/rubric-world/3713783-u-moskvi-povidomlaut-pro-zadimlenna-bila-budivli-minoboroni.html</text:a>
</text:p>
      <!--NEWS-->
      <text:h text:style-name="P10" text:outline-level="1">
<text:span text:style-name="T4">
Міжнародна підтримка: ключовий фактор перемоги на правовому фронті — Андрій Костін</text:span>
</text:h>
      <text:p text:style-name="P4">
Author: ['АРМІЯINFORM']</text:p>
      <text:p text:style-name="P4">
Time: 2023-05-25T97:00:00-04:00</text:p>
      <text:p text:style-name="P4">
Description: Про це Офіс генерального прокурора повідомляє у Телеграмі.    Генеральний прокурор Анд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2324c7d-288c-49ff-94b9-a8122bc53125.jpg" text:style-name="Internet_20_link" text:visited-style-name="Visited_20_Internet_20_Link">
f2324c7d-288c-49ff-94b9-a8122bc53125.jpg</text:a>
']</text:p>
      <text:p text:style-name="P4">
Tags: ['STOPRUSSIA', 'АГРЕСІЯ РФ', 'АНДРІЙ КОСТІН', 'ВІЙНА', 'ВТОРГНЕННЯ РФ', 'ОФІС ГЕНЕРАЛЬНОГО ПРОКУРОРА УКРАЇНИ']</text:p>
      <text:p text:style-name="P4">
Category: News</text:p>
      <!--METADATA-->
      <text:p text:style-name="P4">
<draw:frame draw:style-name="fr1" draw:name="Image477" text:anchor-type="as-char" svg:width="6.9236in" svg:height="4.61393in" draw:z-index="0">
<draw:image xlink:href="../Images/AРМІЯINFORM/2023-05-25T97-00-00-04-00/f2324c7d-288c-49ff-94b9-a8122bc53125.jpg" xlink:type="simple" xlink:show="embed" xlink:actuate="onLoad" draw:mime-type="image/jpeg"/>
</draw:frame>
</text:p>
      <text:p text:style-name="P4">
Про це Офіс генерального прокурора повідомляє у<text:a xlink:type="simple" xlink:href="https://t.me/pgo_gov_ua/12477" text:style-name="Internet_20_link" text:visited-style-name="Visited_20_Internet_20_Link">
Телеграмі</text:a>
.</text:p>
      <text:p text:style-name="P4">
Генеральний прокурор Андрій Костін провів онлайн зустріч з членами Комітету узакордонних справах Парламенту Великої Британії. У своєму виступі подякував занепохитну і безперервну підтримку України.</text:p>
      <text:p text:style-name="P4">
Прикладом такої допомоги є Консультативна група з питань найтяжчих міжнароднихзлочинів — Atrocity Crimes Advisory Group (ACA), одним із засновників якої єВелика Британія. Вона була створена для підтримки Офісу Генерального прокурорау розслідуванні та судовому переслідуванні воєнних злочинів та порушеньміжнародного гуманітарного права, скоєних внаслідок неспровокованої танезаконної російської війни.</text:p>
      <text:p text:style-name="P4">
Нещодавно Посольство Великобританії у Польщі приймало Форум лідерів ACA, якийдопоміг визначити пріоритети та майбутні ініціативи.</text:p>
      <text:p text:style-name="P4">
Високо цінуємо особисту залученість Високоповажної Вікторії Прентіс їївідданість справі відновлення справедливості й забезпечення відповідальностіза жахливі злочини рф. Світова спільнота об’єднана у прагненні покарати винниху скоєнні тяжких міжнародних злочинів, — констатував Андрій Костін.</text:p>
      <text:p text:style-name="P4">
Міжнародна підтримка та єдність є необхідними умовами для перемоги направовому фронті й відновлення миру в Європі і світі, — додав він.</text:p>
      <text:p text:style-name="P4">
Source: <text:a xlink:type="simple" xlink:href="https://armyinform.com.ua/2023/05/25/mizhnarodna-pidtrymka-klyuchovyj-faktor-peremogy-na-pravovomu-fronti-andrij-kostin/" text:style-name="Internet_20_link" text:visited-style-name="Visited_20_Internet_20_Link">
https://armyinform.com.ua/2023/05/25/mizhnarodna-pidtrymka-klyuchovyj-faktor-peremogy-na-pravovomu-fronti-andrij-kostin/</text:a>
</text:p>
      <!--NEWS-->
      <text:h text:style-name="P10" text:outline-level="1">
<text:span text:style-name="T4">
Іноземні держави мають вжити заходів для захисту своїх громадян на окупованих територіях України</text:span>
</text:h>
      <text:p text:style-name="P4">
Author: ['АРМІЯINFORM']</text:p>
      <text:p text:style-name="P4">
Time: 2023-05-25T98:00:00-04:00</text:p>
      <text:p text:style-name="P4">
Description: Про це повідомляє Мінреінтеграції.    Таку заяву Віцепрем’єр-міністр Ірина Верещу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iryna-vereshhuk-nashe-oblychchya.jpg" text:style-name="Internet_20_link" text:visited-style-name="Visited_20_Internet_20_Link">
iryna-vereshhuk-nashe-oblychchya.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478" text:anchor-type="as-char" svg:width="6.9236in" svg:height="4.876678in" draw:z-index="0">
<draw:image xlink:href="../Images/AРМІЯINFORM/2023-05-25T98-00-00-04-00/iryna-vereshhuk-nashe-oblychchya.jpg" xlink:type="simple" xlink:show="embed" xlink:actuate="onLoad" draw:mime-type="image/jpeg"/>
</draw:frame>
 Віцепрем’єр-міністр України Ірина Верещук</text:p>
      <text:p text:style-name="P4">
Про це <text:a xlink:type="simple" xlink:href="https://minre.gov.ua/2023/05/24/inozemni-derzhavy-mayut-vzhyty-nevidkladnyh-zahodiv-aby-yihni-gromadyany-osoblyvo-dity-ne-perebuvaly-na-tymchasovo-okupovanyh-terytoriyah-ukrayiny/" text:style-name="Internet_20_link" text:visited-style-name="Visited_20_Internet_20_Link">
повідомляє</text:a>
 Мінреінтеграції.</text:p>
      <text:p text:style-name="P4">
Таку заяву Віцепрем’єр-міністр Ірина Верещук озвучила в ефірі телеканалу«Інтер».</text:p>
      <text:p text:style-name="P4">
Вона пояснила, що росія почала активно пропагувати літній відпочинок. Зокрема,в Криму, куди під приводом організації культурно-просвітницьких заходівнамагається заманити якомога більше дітей з різних країн. В тому числі додитячого табору «Артек».</text:p>
      <text:p text:style-name="P4">
Насправді ж це чергове прагнення використати дітей як живий щит. Щобприкритися ними від ЗСУ.</text:p>
      <text:p text:style-name="P4">
«По-перше, таким чином ворог намагається легітимізувати окупацію передміжнародною спільнотою. По-друге, росіяни хочуть зробити живий щит ізпредставників іноземних держав. Користуючись нагодою, я звертаюся до іноземнихкраїн з проханням вжити невідкладних заходів, аби їхні громадяни, тим пачедіти, не перебували на тимчасово окупованих територіях України. Захистітьсвоїх людей і не дайте росії прикривати ними свої злочини», — закликалаВіцепрем’єрка.</text:p>
      <text:p text:style-name="P4">
Source: <text:a xlink:type="simple" xlink:href="https://armyinform.com.ua/2023/05/25/inozemni-derzhavy-mayut-vzhyty-zahodiv-dlya-zahystu-svoyih-gromadyan-na-okupovanyh-terytoriyah-ukrayiny/" text:style-name="Internet_20_link" text:visited-style-name="Visited_20_Internet_20_Link">
https://armyinform.com.ua/2023/05/25/inozemni-derzhavy-mayut-vzhyty-zahodiv-dlya-zahystu-svoyih-gromadyan-na-okupovanyh-terytoriyah-ukrayiny/</text:a>
</text:p>
      <!--NEWS-->
      <text:h text:style-name="P10" text:outline-level="1">
<text:span text:style-name="T4">
Україна і світ — проти російської агресії — Служба зовнішньої розвідки України</text:span>
</text:h>
      <text:p text:style-name="P4">
Author: ['АРМІЯINFORM']</text:p>
      <text:p text:style-name="P4">
Time: 2023-05-25T99: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479" text:anchor-type="as-char" svg:width="6.9236in" svg:height="6.820353in" draw:z-index="0">
<draw:image xlink:href="../Images/AРМІЯINFORM/2023-05-25T99-00-00-04-00/golovna-37.jpg" xlink:type="simple" xlink:show="embed" xlink:actuate="onLoad" draw:mime-type="image/jpeg"/>
</draw:frame>
</text:p>
      <text:p text:style-name="P4">
Про це<text:a xlink:type="simple" xlink:href="https://www.facebook.com/SZRUkraine/posts/pfbid021KcSA9MuGqyoeLacwHoj4NMkiUw6no7fzz769AKDg2BbUZ95qx1nBj7PDud37DCgl" text:style-name="Internet_20_link" text:visited-style-name="Visited_20_Internet_20_Link">
повідомляє</text:a>
Служба зовнішньої розвідки України на своїй офіційній сторінці в Facebook.</text:p>
      <text:p text:style-name="P4">
Місія МВФ 23 травня розпочала роботу щодо першого перегляду програмирозширеного фінансування EFF з Україною.</text:p>
      <text:p text:style-name="P4">
ЄС виплатив Україні чергові 1,5 млрд євро з пакета допомоги на 18 млрд.</text:p>
      <text:p text:style-name="P4">
Євросоюз планує розширювати схему спільних закупівель, яка працює щодо газу,на водень та інші критичні товари.</text:p>
      <text:p text:style-name="P4">
Німеччина розглядає варіанти підтримки країн, які планують навчати українськихпілотів управлінню винищувачами F-16.</text:p>
      <text:p text:style-name="P4">
Речник Держдепу США Метью Міллер наголосив, що Сполучені Штати налаштованірозглянути всі можливі способи, щоб підтримати Україну і притягти росію довідповідальності за її агресію. Також речник запевнив, що надання Україні F-16є пріоритетом для Сполучених Штатів. Коментуючи події 22 травня вбєлгородській області рф, Міллер нагадав, що саме росія є агресором у ційвійні. Водночас він повідомив, що російська міжнародна злочинна організація«вагнєр» намагається приховати свої зусилля з придбання військового обладнанняі використовує для цих цілей Малі.</text:p>
      <text:p text:style-name="P4">
Прем’єр-міністр Сполученого Королівства Ріші Сунак вважає, що спробизаморозити війну в Україні на теперішньому етапі є «абсолютно неправильними» імають бути припинені.</text:p>
      <text:p text:style-name="P4">
«Усі хочуть, щоб війна закінчилась. Єдиний, хто, як видається, хочепродовжувати війну — це путін. Ніхто не хоче миру більше, ніж Україна, саметому ми підтримуємо ініціативу Президента Зеленського щодо миру», — заявивглава дипломатії ЄС Жозеп Боррель. Також Боррель закликав у прагненні миру вУкраїні не прирівнювати жертву до агресора.</text:p>
      <text:p text:style-name="P4">
«Франція готова домовитися з Україною про надання гарантій безпеки, якідопоможуть їй захистити себе в довгостроковій перспективі і запобігти можливіймайбутній агресії», — йдеться у заяві МЗС Франції.</text:p>
      <text:p text:style-name="P4">
Канцлер Німеччини Олаф Шольц впевнений, що росія не виграє війну протиУкраїни, а Київ після перемоги стане членом Євросоюзу.</text:p>
      <text:p text:style-name="P4">
«Партнери України тепер повинні піти „ва-банк“ і надати Україні все, щоУкраїна може використовувати в загальновійськових боях і що є допустимим заміжнародним правом. Тут більше не повинно бути червоних ліній», — заявивдепутат Бундестагу Родеріх Кізеветтер. На його думку, німецькі крилаті ракетиTaurus із радіусом дії до 400–500 кілометрів були б дуже корисним внеском.</text:p>
      <text:p text:style-name="P4">
Міністр оборони Німеччини Борис Пісторіус розкритикував Угорщину за блокуваннявиплати 500 млн євро із Фонду ЄС, який відшкодовує кошти державам-членам завійськову допомогу Україні.</text:p>
      <text:p text:style-name="P4">
Міністри оборони і високопосадовці оборонних відомств 12 країн НАТО (Північнагрупа: Сполучене Королівство, Нідерланди, Німеччина, Данія, Фінляндія,Ісландія, Норвегія, Швеція, Польща, Латвія, Литва та Естонія) напередоднілітнього саміту у Вільнюсі провели зустріч щодо зміцнення безпеки на східномуфланзі Альянсу і обороноздатності України.</text:p>
      <text:p text:style-name="P4">
Президент Мая Санду заявила, що Молдова виконає рішення Міжнародногокримінального суду та заарештує путіна, якщо він приїде в країну.</text:p>
      <text:p text:style-name="P4">
Source: <text:a xlink:type="simple" xlink:href="https://armyinform.com.ua/2023/05/25/ukrayina-i-svit-proty-rosijskoyi-agresiyi-sluzhba-zovnishnoyi-rozvidky-ukrayiny-4/" text:style-name="Internet_20_link" text:visited-style-name="Visited_20_Internet_20_Link">
https://armyinform.com.ua/2023/05/25/ukrayina-i-svit-proty-rosijskoyi-agresiyi-sluzhba-zovnishnoyi-rozvidky-ukrayiny-4/</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